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61" style:family="table-column">
      <style:table-column-properties fo:break-before="auto" style:column-width="656.76pt"/>
    </style:style>
    <style:style style:name="co36" style:family="table-column">
      <style:table-column-properties fo:break-before="auto" style:column-width="50.85pt"/>
    </style:style>
    <style:style style:name="co15" style:family="table-column">
      <style:table-column-properties fo:break-before="auto" style:column-width="78.6pt"/>
    </style:style>
    <style:style style:name="co65" style:family="table-column">
      <style:table-column-properties fo:break-before="auto" style:column-width="74.95pt"/>
    </style:style>
    <style:style style:name="co66" style:family="table-column">
      <style:table-column-properties fo:break-before="auto" style:column-width="40.71pt"/>
    </style:style>
    <style:style style:name="co67" style:family="table-column">
      <style:table-column-properties fo:break-before="auto" style:column-width="86.06pt"/>
    </style:style>
    <style:style style:name="co68" style:family="table-column">
      <style:table-column-properties fo:break-before="auto" style:column-width="115.6pt"/>
    </style:style>
    <style:style style:name="co41" style:family="table-column">
      <style:table-column-properties fo:break-before="auto" style:column-width="32.34pt"/>
    </style:style>
    <style:style style:name="co42" style:family="table-column">
      <style:table-column-properties fo:break-before="auto" style:column-width="176.66pt"/>
    </style:style>
    <style:style style:name="co43" style:family="table-column">
      <style:table-column-properties fo:break-before="auto" style:column-width="20.35pt"/>
    </style:style>
    <style:style style:name="co44" style:family="table-column">
      <style:table-column-properties fo:break-before="auto" style:column-width="226.6pt"/>
    </style:style>
    <style:style style:name="co45" style:family="table-column">
      <style:table-column-properties fo:break-before="auto" style:column-width="6.46pt"/>
    </style:style>
    <style:style style:name="co46" style:family="table-column">
      <style:table-column-properties fo:break-before="auto" style:column-width="206.25pt"/>
    </style:style>
    <style:style style:name="co47" style:family="table-column">
      <style:table-column-properties fo:break-before="auto" style:column-width="81.41pt"/>
    </style:style>
    <style:style style:name="co48" style:family="table-column">
      <style:table-column-properties fo:break-before="auto" style:column-width="323.74pt"/>
    </style:style>
    <style:style style:name="co49" style:family="table-column">
      <style:table-column-properties fo:break-before="auto" style:column-width="98.05pt"/>
    </style:style>
    <style:style style:name="co50" style:family="table-column">
      <style:table-column-properties fo:break-before="auto" style:column-width="111pt"/>
    </style:style>
    <style:style style:name="co51" style:family="table-column">
      <style:table-column-properties fo:break-before="auto" style:column-width="66.61pt"/>
    </style:style>
    <style:style style:name="co52" style:family="table-column">
      <style:table-column-properties fo:break-before="auto" style:column-width="413.49pt"/>
    </style:style>
    <style:style style:name="co53" style:family="table-column">
      <style:table-column-properties fo:break-before="auto" style:column-width="68.46pt"/>
    </style:style>
    <style:style style:name="co54" style:family="table-column">
      <style:table-column-properties fo:break-before="auto" style:column-width="87.85pt"/>
    </style:style>
    <style:style style:name="co55" style:family="table-column">
      <style:table-column-properties fo:break-before="auto" style:column-width="286.75pt"/>
    </style:style>
    <style:style style:name="co56" style:family="table-column">
      <style:table-column-properties fo:break-before="auto" style:column-width="97.14pt"/>
    </style:style>
    <style:style style:name="co57" style:family="table-column">
      <style:table-column-properties fo:break-before="auto" style:column-width="72.14pt"/>
    </style:style>
    <style:style style:name="co58" style:family="table-column">
      <style:table-column-properties fo:break-before="auto" style:column-width="282.1pt"/>
    </style:style>
    <style:style style:name="co59" style:family="table-column">
      <style:table-column-properties fo:break-before="auto" style:column-width="177.59pt"/>
    </style:style>
    <style:style style:name="co60" style:family="table-column">
      <style:table-column-properties fo:break-before="auto" style:column-width="9.24pt"/>
    </style:style>
    <style:style style:name="co62" style:family="table-column">
      <style:table-column-properties fo:break-before="auto" style:column-width="98.96pt"/>
    </style:style>
    <style:style style:name="co63" style:family="table-column">
      <style:table-column-properties fo:break-before="auto" style:column-width="213.7pt"/>
    </style:style>
    <style:style style:name="co64" style:family="table-column">
      <style:table-column-properties fo:break-before="auto" style:column-width="25.91pt"/>
    </style:style>
    <style:style style:name="co69" style:family="table-column">
      <style:table-column-properties fo:break-before="auto" style:column-width="50.29pt"/>
    </style:style>
    <style:style style:name="co70" style:family="table-column">
      <style:table-column-properties fo:break-before="auto" style:column-width="100.8pt"/>
    </style:style>
    <style:style style:name="co71" style:family="table-column">
      <style:table-column-properties fo:break-before="auto" style:column-width="622.49pt"/>
    </style:style>
    <style:style style:name="co72" style:family="table-column">
      <style:table-column-properties fo:break-before="auto" style:column-width="134.11pt"/>
    </style:style>
    <style:style style:name="co73" style:family="table-column">
      <style:table-column-properties fo:break-before="auto" style:column-width="29.59pt"/>
    </style:style>
    <style:style style:name="co74" style:family="table-column">
      <style:table-column-properties fo:break-before="auto" style:column-width="61.94pt"/>
    </style:style>
    <style:style style:name="co75" style:family="table-column">
      <style:table-column-properties fo:break-before="auto" style:column-width="30.56pt"/>
    </style:style>
    <style:style style:name="co76" style:family="table-column">
      <style:table-column-properties fo:break-before="auto" style:column-width="60.09pt"/>
    </style:style>
    <style:style style:name="co77" style:family="table-column">
      <style:table-column-properties fo:break-before="auto" style:column-width="118.4pt"/>
    </style:style>
    <style:style style:name="co78" style:family="table-column">
      <style:table-column-properties fo:break-before="auto" style:column-width="75.86pt"/>
    </style:style>
    <style:style style:name="co79" style:family="table-column">
      <style:table-column-properties fo:break-before="auto" style:column-width="76.76pt"/>
    </style:style>
    <style:style style:name="co80" style:family="table-column">
      <style:table-column-properties fo:break-before="auto" style:column-width="222.89pt"/>
    </style:style>
    <style:style style:name="co81" style:family="table-column">
      <style:table-column-properties fo:break-before="auto" style:column-width="189.61pt"/>
    </style:style>
    <style:style style:name="co82" style:family="table-column">
      <style:table-column-properties fo:break-before="auto" style:column-width="89.69pt"/>
    </style:style>
    <style:style style:name="co83" style:family="table-column">
      <style:table-column-properties fo:break-before="auto" style:column-width="324.71pt"/>
    </style:style>
    <style:style style:name="co84" style:family="table-column">
      <style:table-column-properties fo:break-before="auto" style:column-width="108.2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3.01pt" fo:break-before="auto" style:use-optimal-row-height="false"/>
    </style:style>
    <style:style style:name="ro9" style:family="table-row">
      <style:table-row-properties style:row-height="12.76pt" fo:break-before="auto" style:use-optimal-row-height="false"/>
    </style:style>
    <style:style style:name="ro10" style:family="table-row">
      <style:table-row-properties style:row-height="35.01pt" fo:break-before="auto" style:use-optimal-row-height="false"/>
    </style:style>
    <style:style style:name="ro11" style:family="table-row">
      <style:table-row-properties style:row-height="17.01pt" fo:break-before="auto" style:use-optimal-row-height="false"/>
    </style:style>
    <style:style style:name="ro12" style:family="table-row">
      <style:table-row-properties style:row-height="51.99pt" fo:break-before="auto" style:use-optimal-row-height="false"/>
    </style:style>
    <style:style style:name="ro13" style:family="table-row">
      <style:table-row-properties style:row-height="20.01pt" fo:break-before="auto" style:use-optimal-row-height="false"/>
    </style:style>
    <style:style style:name="ro14" style:family="table-row">
      <style:table-row-properties style:row-height="29.99pt" fo:break-before="auto" style:use-optimal-row-height="false"/>
    </style:style>
    <style:style style:name="ro15" style:family="table-row">
      <style:table-row-properties style:row-height="40.99pt" fo:break-before="auto" style:use-optimal-row-height="false"/>
    </style:style>
    <style:style style:name="ro16" style:family="table-row">
      <style:table-row-properties style:row-height="50pt" fo:break-before="auto" style:use-optimal-row-height="false"/>
    </style:style>
    <style:style style:name="ro17" style:family="table-row">
      <style:table-row-properties style:row-height="32pt" fo:break-before="auto" style:use-optimal-row-height="false"/>
    </style:style>
    <style:style style:name="ro18" style:family="table-row">
      <style:table-row-properties style:row-height="18.99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49.49pt" fo:break-before="auto" style:use-optimal-row-height="false"/>
    </style:style>
    <style:style style:name="ro26" style:family="table-row">
      <style:table-row-properties style:row-height="36.99pt" fo:break-before="auto" style:use-optimal-row-height="false"/>
    </style:style>
    <style:style style:name="ro27" style:family="table-row">
      <style:table-row-properties style:row-height="22.99pt" fo:break-before="auto" style:use-optimal-row-height="false"/>
    </style:style>
    <style:style style:name="ro28" style:family="table-row">
      <style:table-row-properties style:row-height="22pt" fo:break-before="auto" style:use-optimal-row-height="false"/>
    </style:style>
    <style:style style:name="ro29" style:family="table-row">
      <style:table-row-properties style:row-height="47.99pt" fo:break-before="auto" style:use-optimal-row-height="false"/>
    </style:style>
    <style:style style:name="ro30" style:family="table-row">
      <style:table-row-properties style:row-height="33.99pt" fo:break-before="auto" style:use-optimal-row-height="false"/>
    </style:style>
    <style:style style:name="ro31" style:family="table-row">
      <style:table-row-properties style:row-height="18pt" fo:break-before="auto" style:use-optimal-row-height="false"/>
    </style:style>
    <style:style style:name="ro32" style:family="table-row">
      <style:table-row-properties style:row-height="14pt" fo:break-before="auto" style:use-optimal-row-height="false"/>
    </style:style>
    <style:style style:name="ro33" style:family="table-row">
      <style:table-row-properties style:row-height="123pt" fo:break-before="auto" style:use-optimal-row-height="false"/>
    </style:style>
    <style:style style:name="ro34" style:family="table-row">
      <style:table-row-properties style:row-height="25pt" fo:break-before="auto" style:use-optimal-row-height="false"/>
    </style:style>
    <style:style style:name="ro23" style:family="table-row">
      <style:table-row-properties style:row-height="15pt" fo:break-before="auto" style:use-optimal-row-height="false"/>
    </style:style>
    <style:style style:name="ro44" style:family="table-row">
      <style:table-row-properties style:row-height="43.99pt" fo:break-before="auto" style:use-optimal-row-height="false"/>
    </style:style>
    <style:style style:name="ro45" style:family="table-row">
      <style:table-row-properties style:row-height="20.24pt" fo:break-before="auto" style:use-optimal-row-height="false"/>
    </style:style>
    <style:style style:name="ro41" style:family="table-row">
      <style:table-row-properties style:row-height="42.01pt" fo:break-before="auto" style:use-optimal-row-height="false"/>
    </style:style>
    <style:style style:name="ro21" style:family="table-row">
      <style:table-row-properties style:row-height="18pt" fo:break-before="auto" style:use-optimal-row-height="false"/>
    </style:style>
    <style:style style:name="ro40" style:family="table-row">
      <style:table-row-properties style:row-height="15.99pt" fo:break-before="auto" style:use-optimal-row-height="false"/>
    </style:style>
    <style:style style:name="ro42" style:family="table-row">
      <style:table-row-properties style:row-height="45.01pt" fo:break-before="auto" style:use-optimal-row-height="false"/>
    </style:style>
    <style:style style:name="ro43" style:family="table-row">
      <style:table-row-properties style:row-height="10.01pt" fo:break-before="auto" style:use-optimal-row-height="false"/>
    </style:style>
    <style:style style:name="ro46" style:family="table-row">
      <style:table-row-properties style:row-height="83pt" fo:break-before="auto" style:use-optimal-row-height="false"/>
    </style:style>
    <style:style style:name="ro47" style:family="table-row">
      <style:table-row-properties style:row-height="72.99pt" fo:break-before="auto" style:use-optimal-row-height="false"/>
    </style:style>
    <style:style style:name="ro48" style:family="table-row">
      <style:table-row-properties style:row-height="39pt" fo:break-before="auto" style:use-optimal-row-height="false"/>
    </style:style>
    <style:style style:name="ro49" style:family="table-row">
      <style:table-row-properties style:row-height="11pt" fo:break-before="auto" style:use-optimal-row-height="false"/>
    </style:style>
    <style:style style:name="ro50" style:family="table-row">
      <style:table-row-properties style:row-height="2.01pt" fo:break-before="auto" style:use-optimal-row-height="false"/>
    </style:style>
    <style:style style:name="ro51" style:family="table-row">
      <style:table-row-properties style:row-height="3pt" fo:break-before="auto" style:use-optimal-row-height="false"/>
    </style:style>
    <style:style style:name="ro52" style:family="table-row">
      <style:table-row-properties style:row-height="14.66pt" fo:break-before="auto" style:use-optimal-row-height="false"/>
    </style:style>
    <style:style style:name="ta1" style:family="table" style:master-page-name="PageStyle_5f_Description">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16" style:family="table" style:master-page-name="PageStyle_5f_Lessons">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style:style style:name="ta8" style:family="table" style:master-page-name="PageStyle_5f_Process">
      <style:table-properties table:display="true" style:writing-mode="lr-tb"/>
    </style:style>
    <style:style style:name="ta9" style:family="table" style:master-page-name="PageStyle_5f_Assessment">
      <style:table-properties table:display="true" style:writing-mode="lr-tb"/>
    </style:style>
    <style:style style:name="ta10" style:family="table" style:master-page-name="PageStyle_5f_Historical_20_Data">
      <style:table-properties table:display="false" style:writing-mode="lr-tb"/>
    </style:style>
    <style:style style:name="ta11" style:family="table" style:master-page-name="PageStyle_5f_Review">
      <style:table-properties table:display="false" style:writing-mode="lr-tb"/>
    </style:style>
    <style:style style:name="ta12" style:family="table" style:master-page-name="PageStyle_5f_Acceptance">
      <style:table-properties table:display="false" style:writing-mode="lr-tb"/>
    </style:style>
    <style:style style:name="ta13" style:family="table" style:master-page-name="PageStyle_5f_Map">
      <style:table-properties table:display="false" style:writing-mode="lr-tb"/>
    </style:style>
    <style:style style:name="ta14" style:family="table" style:master-page-name="PageStyle_5f_Architecture">
      <style:table-properties table:display="false" style:writing-mode="lr-tb"/>
    </style:style>
    <style:style style:name="ta15" style:family="table" style:master-page-name="PageStyle_5f_Estimation">
      <style:table-properties table:display="false" style:writing-mode="lr-tb"/>
    </style:style>
    <style:style style:name="ta17" style:family="table" style:master-page-name="PageStyle_5f_Plan">
      <style:table-properties table:display="true" style:writing-mode="lr-tb"/>
    </style:style>
    <style:style style:name="ta20" style:family="table" style:master-page-name="PageStyle_5f_Iterations">
      <style:table-properties table:display="false" style:writing-mode="lr-tb"/>
    </style:style>
    <style:style style:name="ta21" style:family="table" style:master-page-name="PageStyle_5f_PlanSummary">
      <style:table-properties table:display="false" style:writing-mode="lr-tb"/>
    </style:style>
    <style:style style:name="ta22" style:family="table" style:master-page-name="PageStyle_5f_Change_20_Log">
      <style:table-properties table:display="false" style:writing-mode="lr-tb"/>
    </style:style>
    <style:style style:name="ta23" style:family="table" style:master-page-name="PageStyle_5f_Time_20_Log">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2.01pt"/>
      <style:text-properties style:text-position=""/>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protected" style:print-content="true" style:diagonal-bl-tr="none" style:diagonal-tl-br="none" fo:background-color="transparent" fo:border="none" fo:padding="2.01pt" style:rotation-align="none"/>
      <style:text-properties style:text-position=""/>
    </style:style>
    <style:style style:name="ce105" style:family="table-cell" style:parent-style-name="Default">
      <style:table-cell-properties style:cell-protect="protected" style:print-content="true" fo:padding="2.01pt"/>
      <style:text-properties style:text-position=""/>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padding="2.01pt"/>
      <style:text-properties fo:color="#000080" style:text-outline="false" style:text-line-through-style="none" style:text-line-through-type="none" style:text-position=""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2" style:family="table-cell" style:parent-style-name="Default">
      <style:table-cell-properties fo:padding="2.01pt"/>
      <style:text-properties fo:color="#808080" style:text-outline="false" style:text-line-through-style="none" style:text-line-through-type="none" style:text-position=""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3" style:family="table-cell" style:parent-style-name="Default">
      <style:table-cell-properties fo:padding="2.01pt"/>
      <style:text-properties fo:color="#000000" style:text-outline="false" style:text-line-through-style="none" style:text-line-through-type="none" style:text-position=""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4"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text-position=""/>
    </style:style>
    <style:style style:name="ce8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4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135" style:family="table-cell" style:parent-style-name="Default">
      <style:table-cell-properties style:cell-protect="protected" style:print-content="true" fo:background-color="transparent" fo:padding="2.01pt"/>
      <style:text-properties style:text-position=""/>
    </style:style>
    <style:style style:name="ce1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text-position=""/>
    </style:style>
    <style:style style:name="ce35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6"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data-style-name="N129">
      <style:table-cell-properties style:cell-protect="protected" style:print-content="true" fo:background-color="transparent" fo:padding="2.01pt"/>
      <style:text-properties style:text-position=""/>
    </style:style>
    <style:style style:name="ce359"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text-properties style:text-position=""/>
    </style:style>
    <style:style style:name="ce360"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2"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text-position=""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3"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365"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366"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367"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46" style:family="table-cell" style:parent-style-name="Default">
      <style:table-cell-properties fo:background-color="transparent" fo:padding="2.01pt"/>
      <style:text-properties style:text-position=""/>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54" style:family="table-cell" style:parent-style-name="Default">
      <style:table-cell-properties style:diagonal-bl-tr="none" style:diagonal-tl-br="none" fo:border="none" fo:padding="2.01pt" style:rotation-align="none"/>
      <style:text-properties style:text-position=""/>
    </style:style>
    <style:style style:name="ce5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text-position=""/>
    </style:style>
    <style:style style:name="ce14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padding="2.01pt"/>
    </style:style>
    <style:style style:name="ce15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55"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56"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5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17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17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17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17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6"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177"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89" style:family="table-cell" style:parent-style-name="Default">
      <style:table-cell-properties fo:background-color="transparent" fo:padding="2.01pt"/>
    </style:style>
    <style:style style:name="ce190"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9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style:diagonal-bl-tr="none" style:diagonal-tl-br="none" fo:border="none" fo:padding="2.01pt" style:rotation-align="none"/>
    </style:style>
    <style:style style:name="ce19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00"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0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216"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217"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218"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7"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3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31"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249" style:family="table-cell" style:parent-style-name="Default">
      <style:table-cell-properties style:cell-protect="protected" style:print-content="true" fo:padding="2.01pt"/>
    </style:style>
    <style:style style:name="ce2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4"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25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59"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0"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62"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63"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5"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6"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268"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27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7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5"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able-cell-properties style:cell-protect="protected" style:print-content="true" fo:background-color="transparent" fo:padding="2.01pt"/>
    </style:style>
    <style:style style:name="ce28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3"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8"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Default" style:data-style-name="N128">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291"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92"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93"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1">
      <style:table-cell-properties style:cell-protect="protected" style:print-content="true" style:diagonal-bl-tr="none" style:diagonal-tl-br="none" fo:background-color="transparent" fo:border="0.74pt solid #3c3c3c" fo:padding="2.01pt" style:rotation-align="none"/>
    </style:style>
    <style:style style:name="ce296" style:family="table-cell" style:parent-style-name="Default" style:data-style-name="N1">
      <style:table-cell-properties fo:background-color="#ffff99" style:cell-protect="none" style:print-content="true" style:diagonal-bl-tr="none" style:diagonal-tl-br="none" fo:border="0.74pt solid #3c3c3c" fo:padding="2.01pt" style:rotation-align="none"/>
    </style:style>
    <style:style style:name="ce297" style:family="table-cell" style:parent-style-name="Default" style:data-style-name="N1">
      <style:table-cell-properties style:cell-protect="protected" style:print-content="true" fo:padding="2.01pt"/>
    </style:style>
    <style:style style:name="ce298"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01"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0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data-style-name="N1">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08"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data-style-name="N126">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10" style:family="table-cell" style:parent-style-name="Default">
      <style:table-cell-properties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data-style-name="N127">
      <style:table-cell-properties style:glyph-orientation-vertical="0" fo:background-color="#ffffff"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12"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13"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6" style:family="table-cell" style:parent-style-name="Default" style:data-style-name="N1">
      <style:table-cell-properties style:cell-protect="protected formula-hidden" style:print-content="true" style:diagonal-bl-tr="none" style:diagonal-tl-br="none" fo:border="0.74pt solid #3c3c3c" fo:padding="2.01pt" style:rotation-align="none"/>
    </style:style>
    <style:style style:name="ce317"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data-style-name="N2">
      <style:table-cell-properties style:cell-protect="protected formula-hidden" style:print-content="true" style:diagonal-bl-tr="none" style:diagonal-tl-br="none" fo:border="0.74pt solid #3c3c3c" fo:padding="2.01pt" style:rotation-align="none"/>
    </style:style>
    <style:style style:name="ce320"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21"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2"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3"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325"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328" style:family="table-cell" style:parent-style-name="Default">
      <style:table-cell-properties style:glyph-orientation-vertical="0" fo:border-bottom="1.76pt solid #3c3c3c"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329"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0" style:family="table-cell" style:parent-style-name="Default">
      <style:table-cell-properties fo:background-color="#3366ff" fo:padding="2.01pt"/>
    </style:style>
    <style:style style:name="ce3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2"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129">
      <style:table-cell-properties fo:background-color="#3366ff" fo:padding="2.01pt"/>
    </style:style>
    <style:style style:name="ce335"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3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3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3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3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9"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3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351"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68"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9"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1"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375"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6"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7"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78"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7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1"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8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8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4"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85"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38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387"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8" style:family="table-cell" style:parent-style-name="Default" style:data-style-name="N129">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89"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9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39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39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39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39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39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39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39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39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40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40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40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40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40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40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406"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7"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8"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9"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0" style:family="table-cell" style:parent-style-name="Default">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1"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2" style:family="table-cell" style:parent-style-name="Default" style:data-style-name="N129">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13"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5"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style>
    <style:style style:name="ce416"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417" style:family="table-cell" style:parent-style-name="Default">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9"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style>
    <style:style style:name="ce420"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1"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2" style:family="table-cell" style:parent-style-name="Default" style:data-style-name="N1">
      <style:table-cell-properties fo:border-bottom="0.74pt solid #3c3c3c" style:cell-protect="protected" style:print-content="true" style:diagonal-bl-tr="none" style:diagonal-tl-br="none" fo:background-color="transparent"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3"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24"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25"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2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427"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8"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429"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31"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2"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3"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5"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6"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9"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40"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1"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3" style:family="table-cell" style:parent-style-name="Default" style:data-style-name="N126">
      <style:table-cell-properties fo:padding="2.01pt"/>
    </style:style>
    <style:style style:name="ce444"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44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449"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45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51" style:family="table-cell" style:parent-style-name="Default" style:data-style-name="N129">
      <style:table-cell-properties style:glyph-orientation-vertical="0" fo:border-bottom="1.76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52"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5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5" style:family="table-cell" style:parent-style-name="Default" style:data-style-name="N1">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456" style:family="table-cell" style:parent-style-name="Default" style:data-style-name="N1">
      <style:table-cell-properties style:glyph-orientation-vertical="0" fo:border-bottom="1.76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45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59"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6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1"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462"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63"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64"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465"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466"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67" style:family="table-cell" style:parent-style-name="Default" style:data-style-name="N1">
      <style:table-cell-properties fo:border-bottom="0.74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468" style:family="table-cell" style:parent-style-name="Default" style:data-style-name="N1">
      <style:table-cell-properties fo:border-bottom="1.76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469"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2" style:family="table-cell" style:parent-style-name="Default" style:data-style-name="N1">
      <style:table-cell-properties fo:border-bottom="1.76pt solid #3c3c3c" style:cell-protect="protected" style:print-content="true" style:diagonal-bl-tr="none" style:diagonal-tl-br="none" fo:background-color="transparent" fo:border-left="0.74pt solid #3c3c3c" fo:padding="2.01pt" fo:border-right="0.74pt solid #3c3c3c" style:rotation-align="none" fo:border-top="0.74pt solid #3c3c3c"/>
    </style:style>
    <style:style style:name="ce473"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74"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75" style:family="table-cell" style:parent-style-name="Default" style:data-style-name="N1">
      <style:table-cell-properties fo:border-bottom="1.76pt solid #3c3c3c" fo:background-color="#ffff99" style:cell-protect="none" style:print-content="true" style:diagonal-bl-tr="none" style:diagonal-tl-br="none" fo:border-left="0.74pt solid #3c3c3c" fo:padding="2.01pt" fo:border-right="0.74pt solid #3c3c3c" style:rotation-align="none" fo:border-top="0.74pt solid #3c3c3c"/>
    </style:style>
    <style:style style:name="ce47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477"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78" style:family="table-cell" style:parent-style-name="Default" style:data-style-name="N1">
      <style:table-cell-properties style:cell-protect="protected" style:print-content="true" style:diagonal-bl-tr="none" style:diagonal-tl-br="none" fo:border="0.74pt solid #3c3c3c" fo:padding="2.01pt" style:rotation-align="none"/>
    </style:style>
    <style:style style:name="ce479" style:family="table-cell" style:parent-style-name="Default" style:data-style-name="N1">
      <style:table-cell-properties fo:border-bottom="1.76pt solid #3c3c3c" style:cell-protect="protected" style:print-content="true" style:diagonal-bl-tr="none" style:diagonal-tl-br="none" fo:border-left="0.74pt solid #3c3c3c" fo:padding="2.01pt" fo:border-right="0.74pt solid #3c3c3c" style:rotation-align="none" fo:border-top="0.74pt solid #3c3c3c"/>
    </style:style>
    <style:style style:name="ce480"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481"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48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3" style:family="table-cell" style:parent-style-name="Default" style:data-style-name="N129">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84" style:family="table-cell" style:parent-style-name="Default" style:data-style-name="N129">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85"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486"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487"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8"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489"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90"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491"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92"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93" style:family="table-cell" style:parent-style-name="Default">
      <style:table-cell-properties fo:background-color="#3366ff" style:cell-protect="protected" style:print-content="true" fo:padding="2.01pt"/>
    </style:style>
    <style:style style:name="ce494" style:family="table-cell" style:parent-style-name="Default" style:data-style-name="N129">
      <style:table-cell-properties fo:background-color="#3366ff" style:cell-protect="protected" style:print-content="true" fo:padding="2.01pt"/>
    </style:style>
    <style:style style:name="ce49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50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2" style:family="table-cell" style:parent-style-name="Default" style:data-style-name="N129">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50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1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2" style:family="table-cell" style:parent-style-name="Default" style:data-style-name="N130">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51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51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15"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6"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7"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1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19"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0"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1" style:family="table-cell" style:parent-style-name="Default" style:data-style-name="N129">
      <style:table-cell-properties style:cell-protect="protected" style:print-content="true" fo:background-color="transparent" fo:padding="2.01pt"/>
    </style:style>
    <style:style style:name="ce522"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style>
    <style:style style:name="ce523"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6"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28"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29"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530"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b9cde5" svg:stroke-opacity="100%" draw:stroke-linejoin="miter" svg:stroke-linecap="square" draw:fill="none" draw:fill-color="#ffffff" draw:textarea-horizontal-align="justify" draw:textarea-vertical-align="top" draw:auto-grow-height="false" fo:min-height="396.77pt" fo:min-width="244.18pt" fo:padding-top="1.59pt" fo:padding-bottom="1.59pt" fo:padding-left="1.59pt" fo:padding-right="1.59pt" fo:wrap-option="wrap" draw:shadow-color="#808080"/>
    </style:style>
    <style:style style:name="gr2"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2pt" fo:min-width="0pt" fo:padding-top="3.69pt" fo:padding-bottom="3.69pt" fo:padding-left="7.09pt" fo:padding-right="7.09pt" fo:wrap-option="no-wrap" draw:shadow-color="#808080"/>
    </style:style>
    <style:style style:name="gr3" style:family="graphic">
      <style:graphic-properties draw:stroke="dash" draw:stroke-dash="Dashed_20__28_var_29__20_4" svg:stroke-width="2.01pt" svg:stroke-color="#4f81bd"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4.06pt" fo:min-width="83.17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8pt" fo:min-width="62.05pt" fo:padding-top="1.59pt" fo:padding-bottom="1.59pt" fo:padding-left="1.59pt" fo:padding-right="1.59pt" fo:wrap-option="wrap" draw:shadow-color="#808080"/>
    </style:style>
    <style:style style:name="gr8"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7pt" fo:min-width="0pt" fo:padding-top="3.69pt" fo:padding-bottom="3.69pt" fo:padding-left="7.09pt" fo:padding-right="7.09pt" fo:wrap-option="no-wrap" draw:shadow-color="#808080"/>
    </style:style>
    <style:style style:name="gr9" style:family="graphic">
      <style:graphic-properties draw:stroke="none" draw:fill="none" draw:fill-color="#ffffff" draw:textarea-horizontal-align="justify" draw:textarea-vertical-align="top" draw:auto-grow-height="false" fo:min-height="16.78pt" fo:min-width="43.4pt" fo:padding-top="1.59pt" fo:padding-bottom="1.59pt" fo:padding-left="1.59pt" fo:padding-right="1.59pt" fo:wrap-option="wrap" draw:shadow-color="#808080"/>
    </style:style>
    <style:style style:name="gr10"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1pt" fo:min-width="66.67pt" fo:padding-top="1.59pt" fo:padding-bottom="1.59pt" fo:padding-left="1.59pt" fo:padding-right="1.59pt" fo:wrap-option="wrap" draw:shadow-color="#808080"/>
    </style:style>
    <style:style style:name="gr11"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97pt" fo:min-width="66.56pt" fo:padding-top="1.59pt" fo:padding-bottom="1.59pt" fo:padding-left="1.59pt" fo:padding-right="1.59pt" fo:wrap-option="wrap" draw:shadow-color="#808080"/>
    </style:style>
    <style:style style:name="gr12" style:family="graphic">
      <style:graphic-properties draw:stroke="solid" svg:stroke-width="0.74pt" svg:stroke-color="#4a7ebb" svg:stroke-opacity="100%" draw:stroke-linejoin="miter" svg:stroke-linecap="square" draw:fill="solid" draw:fill-color="#4f81bd" draw:textarea-horizontal-align="justify" draw:textarea-vertical-align="middle" draw:auto-grow-height="false" fo:min-height="1.08pt" fo:min-width="0pt" fo:padding-top="3.69pt" fo:padding-bottom="3.69pt" fo:padding-left="7.09pt" fo:padding-right="7.09pt" fo:wrap-option="no-wrap" draw:shadow-color="#808080"/>
    </style:style>
    <style:style style:name="gr13" style:family="graphic">
      <style:graphic-properties draw:stroke="solid" svg:stroke-width="0.74pt" svg:stroke-color="#000000" draw:marker-start="Arrowheads_20_1"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2"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3" draw:marker-start-width="5.95pt" draw:marker-start-center="false" svg:stroke-opacity="100%" draw:stroke-linejoin="miter" svg:stroke-linecap="square" draw:fill="solid" draw:fill-color="#ffffc0" draw:textarea-horizontal-align="justify" draw:textarea-vertical-align="top" draw:auto-grow-height="false" draw:auto-grow-width="false" fo:min-height="667.67pt" fo:min-width="100.69pt" fo:padding-top="1.59pt" fo:padding-bottom="1.59pt" fo:padding-left="1.59pt" fo:padding-right="1.59pt" fo:wrap-option="no-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4"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5" draw:marker-start-width="5.95pt" draw:marker-start-center="false" svg:stroke-opacity="100%" draw:stroke-linejoin="miter" svg:stroke-linecap="square" draw:fill="solid" draw:fill-color="#ffffc0" draw:textarea-horizontal-align="justify" draw:textarea-vertical-align="top" draw:auto-grow-height="false" draw:auto-grow-width="false" fo:min-height="706.71pt" fo:min-width="97.88pt" fo:padding-top="1.59pt" fo:padding-bottom="1.59pt" fo:padding-left="1.59pt" fo:padding-right="1.59pt" fo:wrap-option="no-wrap" draw:shadow="hidden" draw:shadow-offset-x="2.83pt" draw:shadow-offset-y="2.83pt" draw:shadow-color="#000000" draw:caption-escape-direction="auto"/>
    </style:style>
    <style:style style:name="gr18" style:family="graphic">
      <style:graphic-properties draw:stroke="solid" svg:stroke-width="0.74pt" svg:stroke-color="#edeaa1" draw:marker-start="Arrowheads_20_6"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2.61pt" fo:min-width="101.25pt" fo:padding-top="1.59pt" fo:padding-bottom="1.59pt" fo:padding-left="1.59pt" fo:padding-right="1.59pt" fo:wrap-option="no-wrap" draw:shadow="hidden" draw:shadow-offset-x="2.83pt" draw:shadow-offset-y="2.83pt" draw:shadow-color="#000000" draw:caption-escape-direction="auto"/>
    </style:style>
    <style:style style:name="gr19" style:family="graphic">
      <style:graphic-properties draw:stroke="solid" svg:stroke-width="0.74pt" svg:stroke-color="#edeaa1" draw:marker-start="Arrowheads_20_7"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20.86pt" fo:min-width="100.94pt" fo:padding-top="1.59pt" fo:padding-bottom="1.59pt" fo:padding-left="1.59pt" fo:padding-right="1.59pt" fo:wrap-option="no-wrap" draw:shadow="hidden" draw:shadow-offset-x="2.83pt" draw:shadow-offset-y="2.83pt" draw:shadow-color="#000000" draw:caption-escape-direction="auto"/>
    </style:style>
    <style:style style:name="gr20" style:family="graphic">
      <style:graphic-properties draw:stroke="solid" svg:stroke-width="0.74pt" svg:stroke-color="#edeaa1" draw:marker-start="Arrowheads_20_8"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94pt" fo:padding-top="1.59pt" fo:padding-bottom="1.59pt" fo:padding-left="1.59pt" fo:padding-right="1.59pt" fo:wrap-option="no-wrap" draw:shadow="hidden" draw:shadow-offset-x="2.83pt" draw:shadow-offset-y="2.83pt" draw:shadow-color="#000000" draw:caption-escape-direction="auto"/>
    </style:style>
    <style:style style:name="gr21" style:family="graphic">
      <style:graphic-properties draw:stroke="solid" svg:stroke-width="0.74pt" svg:stroke-color="#edeaa1" draw:marker-start="Arrowheads_20_9"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52pt" fo:padding-top="1.59pt" fo:padding-bottom="1.59pt" fo:padding-left="1.59pt" fo:padding-right="1.59pt" fo:wrap-option="no-wrap" draw:shadow="hidden" draw:shadow-offset-x="2.83pt" draw:shadow-offset-y="2.83pt" draw:shadow-color="#000000" draw:caption-escape-direction="auto"/>
    </style:style>
    <style:style style:name="gr22" style:family="graphic">
      <style:graphic-properties draw:stroke="solid" svg:stroke-width="0.74pt" svg:stroke-color="#edeaa1" draw:marker-start="Arrowheads_20_10"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95.5pt" fo:min-width="102.36pt" fo:padding-top="1.59pt" fo:padding-bottom="1.59pt" fo:padding-left="1.59pt" fo:padding-right="1.59pt" fo:wrap-option="no-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1" draw:marker-start-width="5.95pt" draw:marker-start-center="false" svg:stroke-opacity="100%" draw:stroke-linejoin="miter" svg:stroke-linecap="square" draw:fill="solid" draw:fill-color="#ffffc0" draw:textarea-horizontal-align="justify" draw:textarea-vertical-align="top" draw:auto-grow-height="false" draw:auto-grow-width="false" fo:min-height="38.64pt" fo:min-width="192.1pt" fo:padding-top="1.59pt" fo:padding-bottom="1.59pt" fo:padding-left="1.59pt" fo:padding-right="1.59pt" fo:wrap-option="no-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2" draw:marker-start-width="5.95pt" draw:marker-start-center="false" svg:stroke-opacity="100%" draw:stroke-linejoin="miter" svg:stroke-linecap="square" draw:fill="solid" draw:fill-color="#ffffc0" draw:textarea-horizontal-align="justify" draw:textarea-vertical-align="top" draw:auto-grow-height="false" draw:auto-grow-width="false" fo:min-height="31.61pt" fo:min-width="158.85pt" fo:padding-top="1.59pt" fo:padding-bottom="1.59pt" fo:padding-left="1.59pt" fo:padding-right="1.59pt" fo:wrap-option="no-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3" draw:marker-start-width="5.95pt" draw:marker-start-center="false" svg:stroke-opacity="100%" draw:stroke-linejoin="miter" svg:stroke-linecap="square" draw:fill="solid" draw:fill-color="#ffffc0" draw:textarea-horizontal-align="justify" draw:textarea-vertical-align="top" draw:auto-grow-height="false" draw:auto-grow-width="false" fo:min-height="32.63pt" fo:min-width="147.71pt" fo:padding-top="1.59pt" fo:padding-bottom="1.59pt" fo:padding-left="1.59pt" fo:padding-right="1.59pt" fo:wrap-option="no-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4"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5pt" fo:min-width="208.8pt" fo:padding-top="1.59pt" fo:padding-bottom="1.59pt" fo:padding-left="1.59pt" fo:padding-right="1.59pt" fo:wrap-option="no-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5"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3pt" fo:min-width="113.5pt" fo:padding-top="1.59pt" fo:padding-bottom="1.59pt" fo:padding-left="1.59pt" fo:padding-right="1.59pt" fo:wrap-option="no-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6" draw:marker-start-width="5.95pt" draw:marker-start-center="false" svg:stroke-opacity="100%" draw:stroke-linejoin="miter" svg:stroke-linecap="square" draw:fill="solid" draw:fill-color="#ffffc0" draw:textarea-horizontal-align="justify" draw:textarea-vertical-align="top" draw:auto-grow-height="false" draw:auto-grow-width="false" fo:min-height="16.64pt" fo:min-width="234.62pt" fo:padding-top="1.59pt" fo:padding-bottom="1.59pt" fo:padding-left="1.59pt" fo:padding-right="1.59pt" fo:wrap-option="no-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7" draw:marker-start-width="5.95pt" draw:marker-start-center="false" svg:stroke-opacity="100%" draw:stroke-linejoin="miter" svg:stroke-linecap="square" draw:fill="solid" draw:fill-color="#ffffc0" draw:textarea-horizontal-align="justify" draw:textarea-vertical-align="top" draw:auto-grow-height="false" draw:auto-grow-width="false" fo:min-height="88.61pt" fo:min-width="451.93pt" fo:padding-top="1.59pt" fo:padding-bottom="1.59pt" fo:padding-left="1.59pt" fo:padding-right="1.59pt" fo:wrap-option="no-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8" draw:marker-start-width="5.95pt" draw:marker-start-center="false" svg:stroke-opacity="100%" draw:stroke-linejoin="miter" svg:stroke-linecap="square" draw:fill="solid" draw:fill-color="#ffffc0" draw:textarea-horizontal-align="justify" draw:textarea-vertical-align="top" draw:auto-grow-height="false" draw:auto-grow-width="false" fo:min-height="28.54pt" fo:min-width="100.71pt" fo:padding-top="1.59pt" fo:padding-bottom="1.59pt" fo:padding-left="1.59pt" fo:padding-right="1.59pt" fo:wrap-option="no-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9" draw:marker-start-width="5.95pt" draw:marker-start-center="false" svg:stroke-opacity="100%" draw:stroke-linejoin="miter" svg:stroke-linecap="square" draw:fill="solid" draw:fill-color="#ffffc0" draw:textarea-horizontal-align="justify" draw:textarea-vertical-align="top" draw:auto-grow-height="false" draw:auto-grow-width="false" fo:min-height="32.57pt" fo:min-width="100.71pt" fo:padding-top="1.59pt" fo:padding-bottom="1.59pt" fo:padding-left="1.59pt" fo:padding-right="1.59pt" fo:wrap-option="no-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20" draw:marker-start-width="5.95pt" draw:marker-start-center="false" svg:stroke-opacity="100%" draw:stroke-linejoin="miter" svg:stroke-linecap="square" draw:fill="solid" draw:fill-color="#ffffc0" draw:textarea-horizontal-align="justify" draw:textarea-vertical-align="top" draw:auto-grow-height="false" draw:auto-grow-width="false" fo:min-height="20.58pt" fo:min-width="100.71pt" fo:padding-top="1.59pt" fo:padding-bottom="1.59pt" fo:padding-left="1.59pt" fo:padding-right="1.59pt" fo:wrap-option="no-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21" draw:marker-start-width="5.95pt" draw:marker-start-center="false" svg:stroke-opacity="100%" draw:stroke-linejoin="miter" svg:stroke-linecap="square" draw:fill="solid" draw:fill-color="#ffffc0" draw:textarea-horizontal-align="justify" draw:textarea-vertical-align="top" draw:auto-grow-height="false" draw:auto-grow-width="false" fo:min-height="69.7pt" fo:min-width="100.71pt" fo:padding-top="1.59pt" fo:padding-bottom="1.59pt" fo:padding-left="1.59pt" fo:padding-right="1.59pt" fo:wrap-option="no-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22" draw:marker-start-width="5.95pt" draw:marker-start-center="false" svg:stroke-opacity="100%" draw:stroke-linejoin="miter" svg:stroke-linecap="square" draw:fill="solid" draw:fill-color="#ffffc0" draw:textarea-horizontal-align="justify" draw:textarea-vertical-align="top" draw:auto-grow-height="false" draw:auto-grow-width="false" fo:min-height="72.71pt" fo:min-width="100.71pt" fo:padding-top="1.59pt" fo:padding-bottom="1.59pt" fo:padding-left="1.59pt" fo:padding-right="1.59pt" fo:wrap-option="no-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23" draw:marker-start-width="5.95pt" draw:marker-start-center="false" svg:stroke-opacity="100%" draw:stroke-linejoin="miter" svg:stroke-linecap="square" draw:fill="solid" draw:fill-color="#ffffc0" draw:textarea-horizontal-align="justify" draw:textarea-vertical-align="top" draw:auto-grow-height="false" draw:auto-grow-width="false" fo:min-height="121.75pt" fo:min-width="97.94pt" fo:padding-top="1.59pt" fo:padding-bottom="1.59pt" fo:padding-left="1.59pt" fo:padding-right="1.59pt" fo:wrap-option="no-wrap" draw:shadow="hidden" draw:shadow-offset-x="2.83pt" draw:shadow-offset-y="2.83pt" draw:shadow-color="#000000" draw:caption-escape-direction="auto"/>
    </style:style>
    <style:style style:name="gr36" style:family="graphic">
      <style:graphic-properties draw:stroke="solid" svg:stroke-width="0.74pt" svg:stroke-color="#edeaa1" draw:marker-start="Arrowheads_20_24"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0.63pt" fo:min-width="100.74pt" fo:padding-top="1.59pt" fo:padding-bottom="1.59pt" fo:padding-left="1.59pt" fo:padding-right="1.59pt" fo:wrap-option="no-wrap" draw:shadow="hidden" draw:shadow-offset-x="2.83pt" draw:shadow-offset-y="2.83pt" draw:shadow-color="#00000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9"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dd0806" style:text-outline="false" style:text-line-through-style="none" style:text-line-through-typ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7"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28"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000080"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14"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15" style:family="text">
      <style:text-properties fo:color="#000080"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16"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17" style:family="text">
      <style:text-properties fo:color="#000080"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18"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19"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20" style:family="text">
      <style:text-properties fo:color="#006411"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21"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22" style:family="text">
      <style:text-properties fo:color="#4600a5"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23"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24" style:family="text">
      <style:text-properties fo:color="#000000" style:text-outline="false" style:text-line-through-style="none" style:text-line-through-type="none" style:text-position="0% 100%"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T25" style:family="text">
      <style:text-properties fo:color="#000080"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26" style:family="text">
      <style:text-properties fo:color="#006411" style:text-outline="false" style:text-line-through-style="none" style:text-line-through-type="none" style:text-position="0% 100%"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T29"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0"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1"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32"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bold" style:text-underline-mode="continuous" style:text-overline-mode="continuous" style:text-line-through-mode="continuous" style:font-name-asian="WenQuanYi Micro Hei"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normal" style:text-underline-mode="continuous" style:text-overline-mode="continuous" style:text-line-through-mode="continuous" style:font-name-asian="WenQuanYi Micro Hei"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35"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36"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37"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8" style:family="text">
      <style:text-properties style:font-name="Arial" fo:font-size="10pt" style:text-line-through-type="none" fo:font-style="normal" style:text-outline="false" fo:text-shadow="none" style:text-position="0%" style:font-size-asian="10pt" style:font-size-complex="10pt" style:font-style-asian="normal" style:font-style-complex="normal" fo:color="#dd0806" fo:font-weight="bold" style:text-underline-style="solid" style:text-underline-width="auto" style:text-underline-color="font-color" style:font-weight-asian="bold" style:font-weight-complex="bold"/>
    </style:style>
    <style:style style:name="T39"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style:style>
    <style:style style:name="T40"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fo:color="#000000"/>
    </style:style>
    <style:style style:name="T41"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42"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43"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80" fo:font-weight="bold" style:font-weight-asian="bold" style:font-weight-complex="bold"/>
    </style:style>
    <style:style style:name="T4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45" style:family="text">
      <style:text-properties style:font-style-complex="normal" style:font-name="Menlo" style:font-style-asian="normal" style:font-weight-complex="bold" style:font-weight-asian="bold" style:font-size-complex="10.5pt" style:font-size-asian="10.5pt" style:font-name-complex="Menlo" style:text-position="0%" fo:color="#000080" style:text-outline="false" fo:font-style="normal" style:text-line-through-type="none" style:text-underline-style="none" style:text-underline-color="font-color" fo:font-weight="bold" fo:font-size="10.5pt" fo:text-shadow="none"/>
    </style:style>
    <style:style style:name="T46"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47"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48"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6411" fo:font-weight="bold" style:font-weight-asian="bold" style:font-weight-complex="bold"/>
    </style:style>
    <style:style style:name="T49"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50"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4600a5"/>
    </style:style>
    <style:style style:name="T51"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000000"/>
    </style:style>
    <style:style style:name="T52" style:family="text">
      <style:text-properties fo:font-size="10.5pt" style:font-style-complex="normal" fo:font-weight="normal" style:text-underline-style="none" style:text-underline-color="font-color" style:text-line-through-type="none" fo:font-style="normal" style:text-outline="false" fo:color="#000000" fo:text-shadow="none" style:text-position="0%" style:font-name-complex="Menlo" style:font-size-asian="10.5pt" style:font-size-complex="10.5pt" style:font-weight-asian="normal" style:font-weight-complex="normal" style:font-style-asian="normal" style:font-name="Menlo"/>
    </style:style>
    <style:style style:name="T53"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style:font-weight-asian="bold" style:font-weight-complex="bold" fo:font-weight="bold" fo:color="#000080"/>
    </style:style>
    <style:style style:name="T5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55" style:family="text">
      <style:text-properties fo:font-size="10pt"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style:font-name="Arial"/>
    </style:style>
    <style:style style:name="T56" style:family="text">
      <style:text-properties fo:font-size="10pt" style:font-weight-complex="normal" style:font-weight-asian="normal" style:font-size-complex="10pt" style:font-size-asian="10pt" style:text-position="0%" fo:text-shadow="none" style:text-outline="false" style:text-line-through-type="none" style:text-underline-style="none" style:text-underline-color="font-color" fo:font-weight="normal" style:font-name="Arial"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D65">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D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E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0" table:number-columns-repeated="246" table:default-cell-style-name="ce6"/>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1"/>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7"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8" office:value-type="string" calcext:value-type="string" table:number-columns-spanned="8" table:number-rows-spanned="1">
            <text:p>To gain experience with a rudimentary process</text:p>
          </table:table-cell>
          <table:covered-table-cell table:number-columns-repeated="7" table:style-name="ce8"/>
          <table:table-cell table:number-columns-repeated="1015"/>
        </table:table-row>
        <table:table-row table:style-name="ro4">
          <table:table-cell table:style-name="ce4" office:value-type="string" calcext:value-type="string">
            <text:p>Product:</text:p>
          </table:table-cell>
          <table:table-cell table:style-name="ce9" office:value-type="string" calcext:value-type="string" table:number-columns-spanned="8" table:number-rows-spanned="1">
            <text:p>Write software to parse a string containing a key-value pairs.</text:p>
          </table:table-cell>
          <table:covered-table-cell table:number-columns-repeated="7" table:style-name="ce9"/>
          <table:table-cell table:number-columns-repeated="1015"/>
        </table:table-row>
        <table:table-row table:style-name="ro5">
          <table:table-cell table:style-name="ce4" office:value-type="string" calcext:value-type="string">
            <text:p>Deliverables:</text:p>
          </table:table-cell>
          <table:table-cell table:style-name="ce10" office:value-type="string" calcext:value-type="string">
            <text:p>Via Canvas: <text:s/></text:p>
          </table:table-cell>
          <table:table-cell table:style-name="ce9" office:value-type="string" calcext:value-type="string" table:number-columns-spanned="7" table:number-rows-spanned="1">
            <text:p>Submit the URL of your GitHub account.</text:p>
          </table:table-cell>
          <table:covered-table-cell table:number-columns-repeated="6" table:style-name="ce9"/>
          <table:table-cell table:number-columns-repeated="1015"/>
        </table:table-row>
        <table:table-row table:style-name="ro5">
          <table:table-cell table:style-name="ce4"/>
          <table:table-cell table:style-name="ce10" office:value-type="string" calcext:value-type="string">
            <text:p>Via GitHub:</text:p>
          </table:table-cell>
          <table:table-cell table:style-name="ce9" office:value-type="string" calcext:value-type="string" table:number-columns-spanned="7" table:number-rows-spanned="1">
            <text:p>Push your code and your spreadsheet to GitHub.com</text:p>
          </table:table-cell>
          <table:covered-table-cell table:number-columns-repeated="6" table:style-name="ce9"/>
          <table:table-cell table:number-columns-repeated="1015"/>
        </table:table-row>
        <table:table-row table:style-name="ro6">
          <table:table-cell table:style-name="ce4"/>
          <table:table-cell table:style-name="ce11" table:number-columns-spanned="8" table:number-rows-spanned="1"/>
          <table:covered-table-cell table:number-columns-repeated="7" table:style-name="ce11"/>
          <table:table-cell table:number-columns-repeated="1015"/>
        </table:table-row>
        <table:table-row table:style-name="ro7">
          <table:table-cell table:style-name="ce5" office:value-type="string" calcext:value-type="string">
            <text:p>Notes on Process:</text:p>
          </table:table-cell>
          <table:table-cell table:style-name="ce9" office:value-type="string" calcext:value-type="string" table:number-columns-spanned="8" table:number-rows-spanned="1">
            <text:p><text:s/>- Follow the process in the "Process" worksheet for this assignment.</text:p>
          </table:table-cell>
          <table:covered-table-cell table:number-columns-repeated="7" table:style-name="ce9"/>
          <table:table-cell table:number-columns-repeated="1015"/>
        </table:table-row>
        <table:table-row table:style-name="ro8">
          <table:table-cell table:style-name="ce5"/>
          <table:table-cell table:style-name="ce9" office:value-type="string" calcext:value-type="string" table:number-columns-spanned="8" table:number-rows-spanned="1">
            <text:p><text:s/>- This homework assignment is be accomplished individually</text:p>
          </table:table-cell>
          <table:covered-table-cell table:number-columns-repeated="7" table:style-name="ce9"/>
          <table:table-cell table:number-columns-repeated="1015"/>
        </table:table-row>
        <table:table-row table:style-name="ro9">
          <table:table-cell table:style-name="ce3"/>
          <table:table-cell table:style-name="ce9" office:value-type="string" calcext:value-type="string" table:number-columns-spanned="8" table:number-rows-spanned="1">
            <text:p><text:s/>- Ensure you follow the course coding and counting standards.</text:p>
          </table:table-cell>
          <table:covered-table-cell table:number-columns-repeated="7" table:style-name="ce9"/>
          <table:table-cell table:number-columns-repeated="1015"/>
        </table:table-row>
        <table:table-row table:style-name="ro10">
          <table:table-cell table:style-name="ce3"/>
          <table:table-cell table:style-name="ce9"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9"/>
          <table:table-cell table:number-columns-repeated="1015"/>
        </table:table-row>
        <table:table-row table:style-name="ro8">
          <table:table-cell table:style-name="ce5"/>
          <table:table-cell table:style-name="ce9"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9"/>
          <table:table-cell table:number-columns-repeated="1015"/>
        </table:table-row>
        <table:table-row table:style-name="ro9">
          <table:table-cell table:style-name="ce3"/>
          <table:table-cell table:style-name="ce12"/>
          <table:table-cell table:style-name="ce13" office:value-type="string" calcext:value-type="string">
            <text:p>Worksheet</text:p>
          </table:table-cell>
          <table:table-cell table:style-name="ce14" office:value-type="string" calcext:value-type="string" table:number-columns-spanned="6" table:number-rows-spanned="1">
            <text:p>Special Instructions</text:p>
          </table:table-cell>
          <table:covered-table-cell table:number-columns-repeated="5" table:style-name="ce14"/>
          <table:table-cell table:number-columns-repeated="1015"/>
        </table:table-row>
        <table:table-row table:style-name="ro11">
          <table:table-cell table:style-name="ce3"/>
          <table:table-cell table:style-name="ce12"/>
          <table:table-cell table:style-name="ce12" office:value-type="string" calcext:value-type="string">
            <text:p>Plan</text:p>
          </table:table-cell>
          <table:table-cell table:style-name="ce9" office:value-type="string" calcext:value-type="string" table:number-columns-spanned="6" table:number-rows-spanned="1">
            <text:p><text:span text:style-name="T7">Record lines of code for production code only.  </text:span><text:span text:style-name="T8">Do not include test code.</text:span></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Acceptance</text:p>
          </table:table-cell>
          <table:table-cell table:style-name="ce9"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9"/>
          <table:table-cell table:number-columns-repeated="1015"/>
        </table:table-row>
        <table:table-row table:style-name="ro13">
          <table:table-cell table:style-name="ce3"/>
          <table:table-cell table:style-name="ce12"/>
          <table:table-cell table:style-name="ce12" office:value-type="string" calcext:value-type="string">
            <text:p>Time Log</text:p>
          </table:table-cell>
          <table:table-cell table:style-name="ce9"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Historical Data</text:p>
          </table:table-cell>
          <table:table-cell table:style-name="ce9"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9"/>
          <table:table-cell table:number-columns-repeated="1015"/>
        </table:table-row>
        <table:table-row table:style-name="ro15" table:visibility="collapse">
          <table:table-cell table:style-name="ce3"/>
          <table:table-cell table:style-name="ce12"/>
          <table:table-cell table:style-name="ce12" office:value-type="string" calcext:value-type="string">
            <text:p>Review</text:p>
          </table:table-cell>
          <table:table-cell table:style-name="ce9"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9"/>
          <table:table-cell table:number-columns-repeated="1015"/>
        </table:table-row>
        <table:table-row table:style-name="ro16" table:visibility="collapse">
          <table:table-cell table:style-name="ce3"/>
          <table:table-cell table:style-name="ce12"/>
          <table:table-cell table:style-name="ce12" office:value-type="string" calcext:value-type="string">
            <text:p>Scenarios</text:p>
          </table:table-cell>
          <table:table-cell table:style-name="ce9"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9"/>
          <table:table-cell table:number-columns-repeated="1015"/>
        </table:table-row>
        <table:table-row table:style-name="ro17">
          <table:table-cell table:style-name="ce3"/>
          <table:table-cell table:style-name="ce12"/>
          <table:table-cell table:style-name="ce12" office:value-type="string" calcext:value-type="string">
            <text:p>Lessons Learned</text:p>
          </table:table-cell>
          <table:table-cell table:style-name="ce9"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Architecture</text:p>
          </table:table-cell>
          <table:table-cell table:style-name="ce9"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9"/>
          <table:table-cell table:number-columns-repeated="1015"/>
        </table:table-row>
        <table:table-row table:style-name="ro18" table:visibility="collapse">
          <table:table-cell table:style-name="ce3"/>
          <table:table-cell table:style-name="ce12"/>
          <table:table-cell table:style-name="ce12" office:value-type="string" calcext:value-type="string">
            <text:p>Estimate</text:p>
          </table:table-cell>
          <table:table-cell table:style-name="ce9" office:value-type="string" calcext:value-type="string" table:number-columns-spanned="6" table:number-rows-spanned="1">
            <text:p>Record all the items from your architecture. <text:s/>Do not include test code.</text:p>
          </table:table-cell>
          <table:covered-table-cell table:number-columns-repeated="5" table:style-name="ce9"/>
          <table:table-cell table:number-columns-repeated="1015"/>
        </table:table-row>
        <table:table-row table:style-name="ro19" table:visibility="collapse">
          <table:table-cell table:style-name="ce3"/>
          <table:table-cell table:style-name="ce12"/>
          <table:table-cell table:style-name="ce12" office:value-type="string" calcext:value-type="string">
            <text:p>Iterations</text:p>
          </table:table-cell>
          <table:table-cell table:style-name="ce9" office:value-type="string" calcext:value-type="string" table:number-columns-spanned="6" table:number-rows-spanned="1">
            <text:p><text:span text:style-name="T9">Record the number of iterations you plan to use, together with the planned velocity of each iteration.  Record the amount of time you plan to have available each day of the project window.  </text:span><text:span text:style-name="T10">Please plan for more than one iteration.</text:span></text:p>
          </table:table-cell>
          <table:covered-table-cell table:number-columns-repeated="5" table:style-name="ce9"/>
          <table:table-cell table:number-columns-repeated="1015"/>
        </table:table-row>
        <table:table-row table:style-name="ro20">
          <table:table-cell table:style-name="ce5" office:value-type="string" calcext:value-type="string">
            <text:p>Special Instructions:</text:p>
          </table:table-cell>
          <table:table-cell table:style-name="ce9"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9"/>
          <table:table-cell table:style-name="ce15"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8" table:protected="true">
        <loext:table-protection loext:select-protected-cells="true" loext:select-unprotected-cells="true"/>
        <table:table-column table:style-name="co41" table:default-cell-style-name="ce149"/>
        <table:table-column table:style-name="co11" table:default-cell-style-name="ce149"/>
        <table:table-column table:style-name="co42" table:default-cell-style-name="ce149"/>
        <table:table-column table:style-name="co43" table:default-cell-style-name="ce149"/>
        <table:table-column table:style-name="co15" table:default-cell-style-name="ce149"/>
        <table:table-column table:style-name="co44" table:default-cell-style-name="ce149"/>
        <table:table-column table:style-name="co45" table:default-cell-style-name="ce149"/>
        <table:table-column table:style-name="co46" table:default-cell-style-name="ce149"/>
        <table:table-column table:style-name="co47" table:default-cell-style-name="ce149"/>
        <table:table-column table:style-name="co48" table:default-cell-style-name="ce149"/>
        <table:table-column table:style-name="co49" table:default-cell-style-name="ce149"/>
        <table:table-column table:style-name="co10" table:number-columns-repeated="246" table:default-cell-style-name="ce149"/>
        <table:table-column table:style-name="co10" table:number-columns-repeated="767" table:default-cell-style-name="Default"/>
        <table:table-row table:style-name="ro2" table:visibility="collapse">
          <table:table-cell table:style-name="ce159" table:formula="of:=[$Constants.A1]" office:value-type="string" office:string-value="Constants" calcext:value-type="string">
            <text:p>Constants</text:p>
          </table:table-cell>
          <table:table-cell table:style-name="ce159" table:formula="of:=[$Constants.B1]" office:value-type="string" office:string-value=" " calcext:value-type="string">
            <text:p><text:s/></text:p>
          </table:table-cell>
          <table:table-cell table:style-name="ce159" table:formula="of:=[$Constants.C1]" office:value-type="string" office:string-value=" " calcext:value-type="string">
            <text:p><text:s/></text:p>
          </table:table-cell>
          <table:table-cell table:style-name="ce159" table:formula="of:=[$Constants.D1]" office:value-type="string" office:string-value=" " calcext:value-type="string">
            <text:p><text:s/></text:p>
          </table:table-cell>
          <table:table-cell table:style-name="ce159" table:formula="of:=[$Constants.F1]" office:value-type="string" office:string-value="Assignment 2" calcext:value-type="string">
            <text:p>Assignment 2</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 office:value-type="string" office:string-value="Start date:" calcext:value-type="string">
            <text:p>Start date:</text:p>
          </table:table-cell>
          <table:table-cell table:style-name="ce159" table:formula="of:=[$Constants.B2]" office:value-type="float" office:value="36526" calcext:value-type="float">
            <text:p>36526</text:p>
          </table:table-cell>
          <table:table-cell table:style-name="ce159" table:formula="of:=[$Constants.C2]" office:value-type="string" office:string-value=" " calcext:value-type="string">
            <text:p><text:s/></text:p>
          </table:table-cell>
          <table:table-cell table:style-name="ce159" table:formula="of:=[$Constants.D2]" office:value-type="string" office:string-value="Grades:" calcext:value-type="string">
            <text:p>Grades:</text:p>
          </table:table-cell>
          <table:table-cell table:style-name="ce159" table:formula="of:=[$Constants.F2]" office:value-type="float" office:value="1" calcext:value-type="float">
            <text:p>1</text:p>
          </table:table-cell>
          <table:table-cell table:style-name="ce187" table:number-columns-repeated="2"/>
          <table:table-cell table:style-name="ce199" table:number-columns-repeated="1017"/>
        </table:table-row>
        <table:table-row table:style-name="ro2" table:visibility="collapse">
          <table:table-cell table:style-name="ce159" table:formula="of:=[$Constants.A3]" office:value-type="string" office:string-value="End date:" calcext:value-type="string">
            <text:p>End date:</text:p>
          </table:table-cell>
          <table:table-cell table:style-name="ce159" table:formula="of:=[$Constants.B3]" office:value-type="float" office:value="73051" calcext:value-type="float">
            <text:p>73051</text:p>
          </table:table-cell>
          <table:table-cell table:style-name="ce159" table:formula="of:=[$Constants.C3]" office:value-type="string" office:string-value=" " calcext:value-type="string">
            <text:p><text:s/></text:p>
          </table:table-cell>
          <table:table-cell table:style-name="ce159" table:formula="of:=[$Constants.D3]" office:value-type="string" office:string-value=" " calcext:value-type="string">
            <text:p><text:s/></text:p>
          </table:table-cell>
          <table:table-cell table:style-name="ce159" table:formula="of:=[$Constants.F3]" office:value-type="float" office:value="0.95" calcext:value-type="float">
            <text:p>0.95</text:p>
          </table:table-cell>
          <table:table-cell table:style-name="ce187" table:number-columns-repeated="2"/>
          <table:table-cell table:style-name="ce199" table:number-columns-repeated="1017"/>
        </table:table-row>
        <table:table-row table:style-name="ro2" table:visibility="collapse">
          <table:table-cell table:style-name="ce159" table:formula="of:=[$Constants.A4]" office:value-type="string" office:string-value="Phases:" calcext:value-type="string">
            <text:p>Phases:</text:p>
          </table:table-cell>
          <table:table-cell table:style-name="ce159" table:formula="of:=[$Constants.B4]" office:value-type="string" office:string-value="Analysis" calcext:value-type="string">
            <text:p>Analysis</text:p>
          </table:table-cell>
          <table:table-cell table:style-name="ce159" table:formula="of:=[$Constants.C4]" office:value-type="string" office:string-value=" " calcext:value-type="string">
            <text:p><text:s/></text:p>
          </table:table-cell>
          <table:table-cell table:style-name="ce159" table:formula="of:=[$Constants.D4]" office:value-type="string" office:string-value=" " calcext:value-type="string">
            <text:p><text:s/></text:p>
          </table:table-cell>
          <table:table-cell table:style-name="ce159" table:formula="of:=[$Constants.F4]" office:value-type="float" office:value="0.9" calcext:value-type="float">
            <text:p>0.9</text:p>
          </table:table-cell>
          <table:table-cell table:style-name="ce187" table:number-columns-repeated="2"/>
          <table:table-cell table:style-name="ce199" table:number-columns-repeated="1017"/>
        </table:table-row>
        <table:table-row table:style-name="ro2" table:visibility="collapse">
          <table:table-cell table:style-name="ce159" table:formula="of:=[$Constants.A5]" office:value-type="string" office:string-value=" " calcext:value-type="string">
            <text:p><text:s/></text:p>
          </table:table-cell>
          <table:table-cell table:style-name="ce159" table:formula="of:=[$Constants.B5]" office:value-type="string" office:string-value="Architecture" calcext:value-type="string">
            <text:p>Architecture</text:p>
          </table:table-cell>
          <table:table-cell table:style-name="ce159" table:formula="of:=[$Constants.C5]" office:value-type="string" office:string-value=" " calcext:value-type="string">
            <text:p><text:s/></text:p>
          </table:table-cell>
          <table:table-cell table:style-name="ce159" table:formula="of:=[$Constants.D5]" office:value-type="string" office:string-value=" " calcext:value-type="string">
            <text:p><text:s/></text:p>
          </table:table-cell>
          <table:table-cell table:style-name="ce159" table:formula="of:=[$Constants.F5]" office:value-type="float" office:value="0.85" calcext:value-type="float">
            <text:p>0.85</text:p>
          </table:table-cell>
          <table:table-cell table:style-name="ce187" table:number-columns-repeated="2"/>
          <table:table-cell table:style-name="ce199" table:number-columns-repeated="1017"/>
        </table:table-row>
        <table:table-row table:style-name="ro2" table:visibility="collapse">
          <table:table-cell table:style-name="ce159" table:formula="of:=[$Constants.A6]" office:value-type="string" office:string-value=" " calcext:value-type="string">
            <text:p><text:s/></text:p>
          </table:table-cell>
          <table:table-cell table:style-name="ce159" table:formula="of:=[$Constants.B6]" office:value-type="string" office:string-value="Project planning" calcext:value-type="string">
            <text:p>Project planning</text:p>
          </table:table-cell>
          <table:table-cell table:style-name="ce159" table:formula="of:=[$Constants.C6]" office:value-type="string" office:string-value=" " calcext:value-type="string">
            <text:p><text:s/></text:p>
          </table:table-cell>
          <table:table-cell table:style-name="ce159" table:formula="of:=[$Constants.D6]" office:value-type="string" office:string-value=" " calcext:value-type="string">
            <text:p><text:s/></text:p>
          </table:table-cell>
          <table:table-cell table:style-name="ce159" table:formula="of:=[$Constants.F6]" office:value-type="float" office:value="0.8" calcext:value-type="float">
            <text:p>0.8</text:p>
          </table:table-cell>
          <table:table-cell table:style-name="ce187" table:number-columns-repeated="2"/>
          <table:table-cell table:style-name="ce199" table:number-columns-repeated="1017"/>
        </table:table-row>
        <table:table-row table:style-name="ro2" table:visibility="collapse">
          <table:table-cell table:style-name="ce159" table:formula="of:=[$Constants.A7]" office:value-type="string" office:string-value=" " calcext:value-type="string">
            <text:p><text:s/></text:p>
          </table:table-cell>
          <table:table-cell table:style-name="ce159" table:formula="of:=[$Constants.B7]" office:value-type="string" office:string-value="Interation planning" calcext:value-type="string">
            <text:p>Interation planning</text:p>
          </table:table-cell>
          <table:table-cell table:style-name="ce159" table:formula="of:=[$Constants.C7]" office:value-type="string" office:string-value=" " calcext:value-type="string">
            <text:p><text:s/></text:p>
          </table:table-cell>
          <table:table-cell table:style-name="ce159" table:formula="of:=[$Constants.D7]" office:value-type="string" office:string-value=" " calcext:value-type="string">
            <text:p><text:s/></text:p>
          </table:table-cell>
          <table:table-cell table:style-name="ce159" table:formula="of:=[$Constants.F7]" office:value-type="float" office:value="0.75" calcext:value-type="float">
            <text:p>0.75</text:p>
          </table:table-cell>
          <table:table-cell table:style-name="ce187" table:number-columns-repeated="2"/>
          <table:table-cell table:style-name="ce199" table:number-columns-repeated="1017"/>
        </table:table-row>
        <table:table-row table:style-name="ro2" table:visibility="collapse">
          <table:table-cell table:style-name="ce159" table:formula="of:=[$Constants.A8]" office:value-type="string" office:string-value=" " calcext:value-type="string">
            <text:p><text:s/></text:p>
          </table:table-cell>
          <table:table-cell table:style-name="ce159" table:formula="of:=[$Constants.B8]" office:value-type="string" office:string-value="Construction" calcext:value-type="string">
            <text:p>Construction</text:p>
          </table:table-cell>
          <table:table-cell table:style-name="ce159" table:formula="of:=[$Constants.C8]" office:value-type="string" office:string-value=" " calcext:value-type="string">
            <text:p><text:s/></text:p>
          </table:table-cell>
          <table:table-cell table:style-name="ce159" table:formula="of:=[$Constants.D8]" office:value-type="string" office:string-value=" " calcext:value-type="string">
            <text:p><text:s/></text:p>
          </table:table-cell>
          <table:table-cell table:style-name="ce159" table:formula="of:=[$Constants.F8]" office:value-type="float" office:value="0.7" calcext:value-type="float">
            <text:p>0.7</text:p>
          </table:table-cell>
          <table:table-cell table:style-name="ce187" table:number-columns-repeated="2"/>
          <table:table-cell table:style-name="ce199" table:number-columns-repeated="1017"/>
        </table:table-row>
        <table:table-row table:style-name="ro2" table:visibility="collapse">
          <table:table-cell table:style-name="ce159" table:formula="of:=[$Constants.A9]" office:value-type="string" office:string-value=" " calcext:value-type="string">
            <text:p><text:s/></text:p>
          </table:table-cell>
          <table:table-cell table:style-name="ce159" table:formula="of:=[$Constants.B9]" office:value-type="string" office:string-value="Refactoring" calcext:value-type="string">
            <text:p>Refactoring</text:p>
          </table:table-cell>
          <table:table-cell table:style-name="ce159" table:formula="of:=[$Constants.C9]" office:value-type="string" office:string-value=" " calcext:value-type="string">
            <text:p><text:s/></text:p>
          </table:table-cell>
          <table:table-cell table:style-name="ce159" table:formula="of:=[$Constants.D9]" office:value-type="string" office:string-value=" " calcext:value-type="string">
            <text:p><text:s/></text:p>
          </table:table-cell>
          <table:table-cell table:style-name="ce159" table:formula="of:=[$Constants.F9]" office:value-type="float" office:value="0.65" calcext:value-type="float">
            <text:p>0.65</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0]" office:value-type="string" office:string-value=" " calcext:value-type="string">
            <text:p><text:s/></text:p>
          </table:table-cell>
          <table:table-cell table:style-name="ce159" table:formula="of:=[$Constants.B10]" office:value-type="string" office:string-value="Review" calcext:value-type="string">
            <text:p>Review</text:p>
          </table:table-cell>
          <table:table-cell table:style-name="ce159" table:formula="of:=[$Constants.C10]" office:value-type="string" office:string-value=" " calcext:value-type="string">
            <text:p><text:s/></text:p>
          </table:table-cell>
          <table:table-cell table:style-name="ce159" table:formula="of:=[$Constants.D10]" office:value-type="string" office:string-value=" " calcext:value-type="string">
            <text:p><text:s/></text:p>
          </table:table-cell>
          <table:table-cell table:style-name="ce159" table:formula="of:=[$Constants.F10]" office:value-type="float" office:value="0.5" calcext:value-type="float">
            <text:p>0.5</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1]" office:value-type="string" office:string-value=" " calcext:value-type="string">
            <text:p><text:s/></text:p>
          </table:table-cell>
          <table:table-cell table:style-name="ce159" table:formula="of:=[$Constants.B11]" office:value-type="string" office:string-value="Integration test" calcext:value-type="string">
            <text:p>Integration test</text:p>
          </table:table-cell>
          <table:table-cell table:style-name="ce159" table:formula="of:=[$Constants.C11]" office:value-type="string" office:string-value=" " calcext:value-type="string">
            <text:p><text:s/></text:p>
          </table:table-cell>
          <table:table-cell table:style-name="ce159" table:formula="of:=[$Constants.D11]" office:value-type="string" office:string-value=" " calcext:value-type="string">
            <text:p><text:s/></text:p>
          </table:table-cell>
          <table:table-cell table:style-name="ce159" table:formula="of:=[$Constants.F11]"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2]" office:value-type="string" office:string-value=" " calcext:value-type="string">
            <text:p><text:s/></text:p>
          </table:table-cell>
          <table:table-cell table:style-name="ce159" table:formula="of:=[$Constants.B12]" office:value-type="string" office:string-value="Repatterning" calcext:value-type="string">
            <text:p>Repatterning</text:p>
          </table:table-cell>
          <table:table-cell table:style-name="ce159" table:formula="of:=[$Constants.C12]" office:value-type="string" office:string-value=" " calcext:value-type="string">
            <text:p><text:s/></text:p>
          </table:table-cell>
          <table:table-cell table:style-name="ce159" table:formula="of:=[$Constants.D12]" office:value-type="string" office:string-value=" " calcext:value-type="string">
            <text:p><text:s/></text:p>
          </table:table-cell>
          <table:table-cell table:style-name="ce159" table:formula="of:=[$Constants.F12]"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3]" office:value-type="string" office:string-value=" " calcext:value-type="string">
            <text:p><text:s/></text:p>
          </table:table-cell>
          <table:table-cell table:style-name="ce159" table:formula="of:=[$Constants.B13]" office:value-type="string" office:string-value="Postmortem" calcext:value-type="string">
            <text:p>Postmortem</text:p>
          </table:table-cell>
          <table:table-cell table:style-name="ce159" table:formula="of:=[$Constants.C13]" office:value-type="string" office:string-value=" " calcext:value-type="string">
            <text:p><text:s/></text:p>
          </table:table-cell>
          <table:table-cell table:style-name="ce159" table:formula="of:=[$Constants.D13]" office:value-type="string" office:string-value=" " calcext:value-type="string">
            <text:p><text:s/></text:p>
          </table:table-cell>
          <table:table-cell table:style-name="ce159" table:formula="of:=[$Constants.F13]"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4]" office:value-type="string" office:string-value=" " calcext:value-type="string">
            <text:p><text:s/></text:p>
          </table:table-cell>
          <table:table-cell table:style-name="ce159" table:formula="of:=[$Constants.B14]" office:value-type="string" office:string-value="Sandbox" calcext:value-type="string">
            <text:p>Sandbox</text:p>
          </table:table-cell>
          <table:table-cell table:style-name="ce159" table:formula="of:=[$Constants.C14]" office:value-type="string" office:string-value=" " calcext:value-type="string">
            <text:p><text:s/></text:p>
          </table:table-cell>
          <table:table-cell table:style-name="ce159" table:formula="of:=[$Constants.D14]" office:value-type="string" office:string-value=" " calcext:value-type="string">
            <text:p><text:s/></text:p>
          </table:table-cell>
          <table:table-cell table:style-name="ce159" table:formula="of:=[$Constants.F14]"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5]" office:value-type="string" office:string-value=" " calcext:value-type="string">
            <text:p><text:s/></text:p>
          </table:table-cell>
          <table:table-cell table:style-name="ce159" table:formula="of:=[$Constants.B15]" office:value-type="string" office:string-value=" " calcext:value-type="string">
            <text:p><text:s/></text:p>
          </table:table-cell>
          <table:table-cell table:style-name="ce159" table:formula="of:=[$Constants.C15]" office:value-type="string" office:string-value=" " calcext:value-type="string">
            <text:p><text:s/></text:p>
          </table:table-cell>
          <table:table-cell table:style-name="ce159" table:formula="of:=[$Constants.D15]" office:value-type="string" office:string-value=" " calcext:value-type="string">
            <text:p><text:s/></text:p>
          </table:table-cell>
          <table:table-cell table:style-name="ce159" table:formula="of:=[$Constants.F15]"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6]" office:value-type="string" office:string-value=" " calcext:value-type="string">
            <text:p><text:s/></text:p>
          </table:table-cell>
          <table:table-cell table:style-name="ce159" table:formula="of:=[$Constants.B16]" office:value-type="string" office:string-value=" " calcext:value-type="string">
            <text:p><text:s/></text:p>
          </table:table-cell>
          <table:table-cell table:style-name="ce159" table:formula="of:=[$Constants.C16]" office:value-type="string" office:string-value=" " calcext:value-type="string">
            <text:p><text:s/></text:p>
          </table:table-cell>
          <table:table-cell table:style-name="ce159" table:formula="of:=[$Constants.D16]" office:value-type="string" office:string-value=" " calcext:value-type="string">
            <text:p><text:s/></text:p>
          </table:table-cell>
          <table:table-cell table:style-name="ce159" table:formula="of:=[$Constants.F16]"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7]" office:value-type="string" office:string-value=" " calcext:value-type="string">
            <text:p><text:s/></text:p>
          </table:table-cell>
          <table:table-cell table:style-name="ce159" table:formula="of:=[$Constants.B17]" office:value-type="string" office:string-value=" " calcext:value-type="string">
            <text:p><text:s/></text:p>
          </table:table-cell>
          <table:table-cell table:style-name="ce159" table:formula="of:=[$Constants.C17]" office:value-type="string" office:string-value=" " calcext:value-type="string">
            <text:p><text:s/></text:p>
          </table:table-cell>
          <table:table-cell table:style-name="ce159" table:formula="of:=[$Constants.D17]" office:value-type="string" office:string-value=" " calcext:value-type="string">
            <text:p><text:s/></text:p>
          </table:table-cell>
          <table:table-cell table:style-name="ce159" table:formula="of:=[$Constants.F17]"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8]" office:value-type="string" office:string-value=" " calcext:value-type="string">
            <text:p><text:s/></text:p>
          </table:table-cell>
          <table:table-cell table:style-name="ce159" table:formula="of:=[$Constants.B18]" office:value-type="string" office:string-value=" " calcext:value-type="string">
            <text:p><text:s/></text:p>
          </table:table-cell>
          <table:table-cell table:style-name="ce159" table:formula="of:=[$Constants.C18]" office:value-type="string" office:string-value=" " calcext:value-type="string">
            <text:p><text:s/></text:p>
          </table:table-cell>
          <table:table-cell table:style-name="ce159" table:formula="of:=[$Constants.D18]" office:value-type="string" office:string-value=" " calcext:value-type="string">
            <text:p><text:s/></text:p>
          </table:table-cell>
          <table:table-cell table:style-name="ce159" table:formula="of:=[$Constants.F18]"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19]" office:value-type="string" office:string-value="Defect Types:" calcext:value-type="string">
            <text:p>Defect Types:</text:p>
          </table:table-cell>
          <table:table-cell table:style-name="ce159" table:formula="of:=[$Constants.B19]" office:value-type="string" office:string-value="Requirements Change" calcext:value-type="string">
            <text:p>Requirements Change</text:p>
          </table:table-cell>
          <table:table-cell table:style-name="ce159" table:formula="of:=[$Constants.C19]" office:value-type="string" office:string-value="Changes to requirements" calcext:value-type="string">
            <text:p>Changes to requirements</text:p>
          </table:table-cell>
          <table:table-cell table:style-name="ce159" table:formula="of:=[$Constants.D19]" office:value-type="string" office:string-value="Iteration" calcext:value-type="string">
            <text:p>Iteration</text:p>
          </table:table-cell>
          <table:table-cell table:style-name="ce159" table:formula="of:=[$Constants.F19]" office:value-type="string" office:string-value="did not follow " calcext:value-type="string">
            <text:p>did not follow </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0]" office:value-type="string" office:string-value=" " calcext:value-type="string">
            <text:p><text:s/></text:p>
          </table:table-cell>
          <table:table-cell table:style-name="ce159" table:formula="of:=[$Constants.B20]" office:value-type="string" office:string-value="Requirements Clarification" calcext:value-type="string">
            <text:p>Requirements Clarification</text:p>
          </table:table-cell>
          <table:table-cell table:style-name="ce159" table:formula="of:=[$Constants.C20]" office:value-type="string" office:string-value="Clarifications to requirements" calcext:value-type="string">
            <text:p>Clarifications to requirements</text:p>
          </table:table-cell>
          <table:table-cell table:style-name="ce159" table:formula="of:=[$Constants.D20]" office:value-type="string" office:string-value=" " calcext:value-type="string">
            <text:p><text:s/></text:p>
          </table:table-cell>
          <table:table-cell table:style-name="ce159" table:formula="of:=[$Constants.F20]" office:value-type="string" office:string-value="very painful" calcext:value-type="string">
            <text:p>very painful</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1]" office:value-type="string" office:string-value=" " calcext:value-type="string">
            <text:p><text:s/></text:p>
          </table:table-cell>
          <table:table-cell table:style-name="ce159" table:formula="of:=[$Constants.B21]" office:value-type="string" office:string-value="Product syntax" calcext:value-type="string">
            <text:p>Product syntax</text:p>
          </table:table-cell>
          <table:table-cell table:style-name="ce159" table:formula="of:=[$Constants.C21]" office:value-type="string" office:string-value="Syntax flaws in the deliverable product" calcext:value-type="string">
            <text:p>Syntax flaws in the deliverable product</text:p>
          </table:table-cell>
          <table:table-cell table:style-name="ce159" table:formula="of:=[$Constants.D21]" office:value-type="string" office:string-value=" " calcext:value-type="string">
            <text:p><text:s/></text:p>
          </table:table-cell>
          <table:table-cell table:style-name="ce159" table:formula="of:=[$Constants.F21]" office:value-type="string" office:string-value="painful" calcext:value-type="string">
            <text:p>painful</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2]" office:value-type="string" office:string-value=" " calcext:value-type="string">
            <text:p><text:s/></text:p>
          </table:table-cell>
          <table:table-cell table:style-name="ce159" table:formula="of:=[$Constants.B22]" office:value-type="string" office:string-value="Product logic" calcext:value-type="string">
            <text:p>Product logic</text:p>
          </table:table-cell>
          <table:table-cell table:style-name="ce159" table:formula="of:=[$Constants.C22]" office:value-type="string" office:string-value="Logic flaws in the deliverable product" calcext:value-type="string">
            <text:p>Logic flaws in the deliverable product</text:p>
          </table:table-cell>
          <table:table-cell table:style-name="ce159" table:formula="of:=[$Constants.D22]" office:value-type="string" office:string-value=" " calcext:value-type="string">
            <text:p><text:s/></text:p>
          </table:table-cell>
          <table:table-cell table:style-name="ce159" table:formula="of:=[$Constants.F22]" office:value-type="string" office:string-value="neutral" calcext:value-type="string">
            <text:p>neutral</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3]" office:value-type="string" office:string-value=" " calcext:value-type="string">
            <text:p><text:s/></text:p>
          </table:table-cell>
          <table:table-cell table:style-name="ce159" table:formula="of:=[$Constants.B23]" office:value-type="string" office:string-value="Product interface" calcext:value-type="string">
            <text:p>Product interface</text:p>
          </table:table-cell>
          <table:table-cell table:style-name="ce159" table:formula="of:=[$Constants.C23]" office:value-type="string" office:string-value="Flaws in the interface of a component of the deliverable product" calcext:value-type="string">
            <text:p>Flaws in the interface of a component of the deliverable product</text:p>
          </table:table-cell>
          <table:table-cell table:style-name="ce159" table:formula="of:=[$Constants.D23]" office:value-type="string" office:string-value=" " calcext:value-type="string">
            <text:p><text:s/></text:p>
          </table:table-cell>
          <table:table-cell table:style-name="ce159" table:formula="of:=[$Constants.F23]" office:value-type="string" office:string-value="helpful" calcext:value-type="string">
            <text:p>helpful</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4]" office:value-type="string" office:string-value=" " calcext:value-type="string">
            <text:p><text:s/></text:p>
          </table:table-cell>
          <table:table-cell table:style-name="ce159" table:formula="of:=[$Constants.B24]" office:value-type="string" office:string-value="Product checking" calcext:value-type="string">
            <text:p>Product checking</text:p>
          </table:table-cell>
          <table:table-cell table:style-name="ce159"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59" table:formula="of:=[$Constants.D24]" office:value-type="string" office:string-value=" " calcext:value-type="string">
            <text:p><text:s/></text:p>
          </table:table-cell>
          <table:table-cell table:style-name="ce159" table:formula="of:=[$Constants.F24]" office:value-type="string" office:string-value="very helpful" calcext:value-type="string">
            <text:p>very helpful</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5]" office:value-type="string" office:string-value=" " calcext:value-type="string">
            <text:p><text:s/></text:p>
          </table:table-cell>
          <table:table-cell table:style-name="ce159" table:formula="of:=[$Constants.B25]" office:value-type="string" office:string-value="Test syntax" calcext:value-type="string">
            <text:p>Test syntax</text:p>
          </table:table-cell>
          <table:table-cell table:style-name="ce159" table:formula="of:=[$Constants.C25]" office:value-type="string" office:string-value="Syntax flaws in the test code " calcext:value-type="string">
            <text:p>Syntax flaws in the test code </text:p>
          </table:table-cell>
          <table:table-cell table:style-name="ce159" table:formula="of:=[$Constants.D25]" office:value-type="string" office:string-value=" " calcext:value-type="string">
            <text:p><text:s/></text:p>
          </table:table-cell>
          <table:table-cell table:style-name="ce159" table:formula="of:=[$Constants.F25]"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6]" office:value-type="string" office:string-value=" " calcext:value-type="string">
            <text:p><text:s/></text:p>
          </table:table-cell>
          <table:table-cell table:style-name="ce159" table:formula="of:=[$Constants.B26]" office:value-type="string" office:string-value="Test logic" calcext:value-type="string">
            <text:p>Test logic</text:p>
          </table:table-cell>
          <table:table-cell table:style-name="ce159" table:formula="of:=[$Constants.C26]" office:value-type="string" office:string-value="Logic flaws in the test code" calcext:value-type="string">
            <text:p>Logic flaws in the test code</text:p>
          </table:table-cell>
          <table:table-cell table:style-name="ce159" table:formula="of:=[$Constants.D26]" office:value-type="string" office:string-value=" " calcext:value-type="string">
            <text:p><text:s/></text:p>
          </table:table-cell>
          <table:table-cell table:style-name="ce159" table:formula="of:=[$Constants.F26]"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7]" office:value-type="string" office:string-value=" " calcext:value-type="string">
            <text:p><text:s/></text:p>
          </table:table-cell>
          <table:table-cell table:style-name="ce159" table:formula="of:=[$Constants.B27]" office:value-type="string" office:string-value="Test interface" calcext:value-type="string">
            <text:p>Test interface</text:p>
          </table:table-cell>
          <table:table-cell table:style-name="ce159" table:formula="of:=[$Constants.C27]" office:value-type="string" office:string-value="Flaws in the interface of a component of the test code" calcext:value-type="string">
            <text:p>Flaws in the interface of a component of the test code</text:p>
          </table:table-cell>
          <table:table-cell table:style-name="ce159" table:formula="of:=[$Constants.D27]" office:value-type="string" office:string-value=" " calcext:value-type="string">
            <text:p><text:s/></text:p>
          </table:table-cell>
          <table:table-cell table:style-name="ce159" table:formula="of:=[$Constants.F27]"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8]" office:value-type="string" office:string-value=" " calcext:value-type="string">
            <text:p><text:s/></text:p>
          </table:table-cell>
          <table:table-cell table:style-name="ce159" table:formula="of:=[$Constants.B28]" office:value-type="string" office:string-value="Test checking" calcext:value-type="string">
            <text:p>Test checking</text:p>
          </table:table-cell>
          <table:table-cell table:style-name="ce159"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59" table:formula="of:=[$Constants.D28]" office:value-type="string" office:string-value=" " calcext:value-type="string">
            <text:p><text:s/></text:p>
          </table:table-cell>
          <table:table-cell table:style-name="ce159" table:formula="of:=[$Constants.F28]" office:value-type="string" office:string-value=" " calcext:value-type="string">
            <text:p><text:s/></text:p>
          </table:table-cell>
          <table:table-cell table:style-name="ce187" table:number-columns-repeated="2"/>
          <table:table-cell table:style-name="ce199" table:number-columns-repeated="1017"/>
        </table:table-row>
        <table:table-row table:style-name="ro2" table:visibility="collapse">
          <table:table-cell table:style-name="ce159" table:formula="of:=[$Constants.A29]" office:value-type="string" office:string-value=" " calcext:value-type="string">
            <text:p><text:s/></text:p>
          </table:table-cell>
          <table:table-cell table:style-name="ce159" table:formula="of:=[$Constants.B29]" office:value-type="string" office:string-value="Bad Smell" calcext:value-type="string">
            <text:p>Bad Smell</text:p>
          </table:table-cell>
          <table:table-cell table:style-name="ce159"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59" table:formula="of:=[$Constants.D29]" office:value-type="string" office:string-value=" " calcext:value-type="string">
            <text:p><text:s/></text:p>
          </table:table-cell>
          <table:table-cell table:style-name="ce159" table:formula="of:=[$Constants.F29]" office:value-type="float" office:value="0" calcext:value-type="float">
            <text:p>0</text:p>
          </table:table-cell>
          <table:table-cell table:style-name="ce187" table:number-columns-repeated="2"/>
          <table:table-cell table:style-name="ce199" table:number-columns-repeated="1017"/>
        </table:table-row>
        <table:table-row table:style-name="ro2" table:visibility="collapse">
          <table:table-cell table:style-name="ce159" table:formula="of:=[$Constants.A30]" office:value-type="string" office:string-value="Y/N:" calcext:value-type="string">
            <text:p>Y/N:</text:p>
          </table:table-cell>
          <table:table-cell table:style-name="ce159" table:formula="of:=[$Constants.B30]" office:value-type="string" office:string-value="Yes" calcext:value-type="string">
            <text:p>Yes</text:p>
          </table:table-cell>
          <table:table-cell table:style-name="ce159" table:formula="of:=[$Constants.C30]" office:value-type="string" office:string-value=" " calcext:value-type="string">
            <text:p><text:s/></text:p>
          </table:table-cell>
          <table:table-cell table:style-name="ce159" table:formula="of:=[$Constants.D30]" office:value-type="string" office:string-value=" " calcext:value-type="string">
            <text:p><text:s/></text:p>
          </table:table-cell>
          <table:table-cell table:style-name="ce159" table:formula="of:=[$Constants.F30]" office:value-type="float" office:value="0" calcext:value-type="float">
            <text:p>0</text:p>
          </table:table-cell>
          <table:table-cell table:style-name="ce187" table:number-columns-repeated="2"/>
          <table:table-cell table:style-name="ce199" table:number-columns-repeated="1017"/>
        </table:table-row>
        <table:table-row table:style-name="ro2" table:visibility="collapse">
          <table:table-cell table:style-name="ce159" table:formula="of:=[$Constants.A31]" office:value-type="string" office:string-value=" " calcext:value-type="string">
            <text:p><text:s/></text:p>
          </table:table-cell>
          <table:table-cell table:style-name="ce159" table:formula="of:=[$Constants.B31]" office:value-type="string" office:string-value="No" calcext:value-type="string">
            <text:p>No</text:p>
          </table:table-cell>
          <table:table-cell table:style-name="ce159" table:formula="of:=[$Constants.C31]" office:value-type="string" office:string-value=" " calcext:value-type="string">
            <text:p><text:s/></text:p>
          </table:table-cell>
          <table:table-cell table:style-name="ce159" table:formula="of:=[$Constants.D31]" office:value-type="string" office:string-value=" " calcext:value-type="string">
            <text:p><text:s/></text:p>
          </table:table-cell>
          <table:table-cell table:style-name="ce159" table:formula="of:=[$Constants.F31]" office:value-type="float" office:value="0" calcext:value-type="float">
            <text:p>0</text:p>
          </table:table-cell>
          <table:table-cell table:style-name="ce188" table:number-columns-repeated="2"/>
          <table:table-cell table:style-name="ce200" table:number-columns-repeated="1017"/>
        </table:table-row>
        <table:table-row table:style-name="ro2" table:visibility="collapse">
          <table:table-cell table:style-name="ce159" table:formula="of:=[$Constants.A32]" office:value-type="string" office:string-value="Proxy Types:" calcext:value-type="string">
            <text:p>Proxy Types:</text:p>
          </table:table-cell>
          <table:table-cell table:style-name="ce159" table:formula="of:=[$Constants.B32]" office:value-type="string" office:string-value="-" calcext:value-type="string">
            <text:p>-</text:p>
          </table:table-cell>
          <table:table-cell table:style-name="ce159" table:formula="of:=[$Constants.C32]" office:value-type="string" office:string-value=" " calcext:value-type="string">
            <text:p><text:s/></text:p>
          </table:table-cell>
          <table:table-cell table:style-name="ce159" table:formula="of:=[$Constants.D32]" office:value-type="string" office:string-value=" " calcext:value-type="string">
            <text:p><text:s/></text:p>
          </table:table-cell>
          <table:table-cell table:style-name="ce159" table:formula="of:=[$Constants.F32]"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3]" office:value-type="string" office:string-value=" " calcext:value-type="string">
            <text:p><text:s/></text:p>
          </table:table-cell>
          <table:table-cell table:style-name="ce159" table:formula="of:=[$Constants.B33]" office:value-type="string" office:string-value="Calculation" calcext:value-type="string">
            <text:p>Calculation</text:p>
          </table:table-cell>
          <table:table-cell table:style-name="ce159" table:formula="of:=[$Constants.C33]" office:value-type="string" office:string-value=" " calcext:value-type="string">
            <text:p><text:s/></text:p>
          </table:table-cell>
          <table:table-cell table:style-name="ce159" table:formula="of:=[$Constants.D33]" office:value-type="string" office:string-value=" " calcext:value-type="string">
            <text:p><text:s/></text:p>
          </table:table-cell>
          <table:table-cell table:style-name="ce159" table:formula="of:=[$Constants.F33]"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4]" office:value-type="string" office:string-value=" " calcext:value-type="string">
            <text:p><text:s/></text:p>
          </table:table-cell>
          <table:table-cell table:style-name="ce159" table:formula="of:=[$Constants.B34]" office:value-type="string" office:string-value="Data" calcext:value-type="string">
            <text:p>Data</text:p>
          </table:table-cell>
          <table:table-cell table:style-name="ce159" table:formula="of:=[$Constants.C34]" office:value-type="string" office:string-value=" " calcext:value-type="string">
            <text:p><text:s/></text:p>
          </table:table-cell>
          <table:table-cell table:style-name="ce159" table:formula="of:=[$Constants.D34]" office:value-type="string" office:string-value=" " calcext:value-type="string">
            <text:p><text:s/></text:p>
          </table:table-cell>
          <table:table-cell table:style-name="ce159" table:formula="of:=[$Constants.F34]"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5]" office:value-type="string" office:string-value=" " calcext:value-type="string">
            <text:p><text:s/></text:p>
          </table:table-cell>
          <table:table-cell table:style-name="ce159" table:formula="of:=[$Constants.B35]" office:value-type="string" office:string-value="I/O" calcext:value-type="string">
            <text:p>I/O</text:p>
          </table:table-cell>
          <table:table-cell table:style-name="ce159" table:formula="of:=[$Constants.C35]" office:value-type="string" office:string-value=" " calcext:value-type="string">
            <text:p><text:s/></text:p>
          </table:table-cell>
          <table:table-cell table:style-name="ce159" table:formula="of:=[$Constants.D35]" office:value-type="string" office:string-value=" " calcext:value-type="string">
            <text:p><text:s/></text:p>
          </table:table-cell>
          <table:table-cell table:style-name="ce159" table:formula="of:=[$Constants.F35]"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6]" office:value-type="string" office:string-value=" " calcext:value-type="string">
            <text:p><text:s/></text:p>
          </table:table-cell>
          <table:table-cell table:style-name="ce159" table:formula="of:=[$Constants.B36]" office:value-type="string" office:string-value="Logic" calcext:value-type="string">
            <text:p>Logic</text:p>
          </table:table-cell>
          <table:table-cell table:style-name="ce159" table:formula="of:=[$Constants.C36]" office:value-type="string" office:string-value=" " calcext:value-type="string">
            <text:p><text:s/></text:p>
          </table:table-cell>
          <table:table-cell table:style-name="ce159" table:formula="of:=[$Constants.D36]" office:value-type="string" office:string-value=" " calcext:value-type="string">
            <text:p><text:s/></text:p>
          </table:table-cell>
          <table:table-cell table:style-name="ce159" table:formula="of:=[$Constants.F36]"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7]" office:value-type="string" office:string-value=" " calcext:value-type="string">
            <text:p><text:s/></text:p>
          </table:table-cell>
          <table:table-cell table:style-name="ce159" table:formula="of:=[$Constants.B37]" office:value-type="string" office:string-value=" " calcext:value-type="string">
            <text:p><text:s/></text:p>
          </table:table-cell>
          <table:table-cell table:style-name="ce159" table:formula="of:=[$Constants.C37]" office:value-type="string" office:string-value=" " calcext:value-type="string">
            <text:p><text:s/></text:p>
          </table:table-cell>
          <table:table-cell table:style-name="ce159" table:formula="of:=[$Constants.D37]" office:value-type="string" office:string-value=" " calcext:value-type="string">
            <text:p><text:s/></text:p>
          </table:table-cell>
          <table:table-cell table:style-name="ce159" table:formula="of:=[$Constants.F37]"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8]" office:value-type="string" office:string-value="Sizes:" calcext:value-type="string">
            <text:p>Sizes:</text:p>
          </table:table-cell>
          <table:table-cell table:style-name="ce159" table:formula="of:=[$Constants.B38]" office:value-type="string" office:string-value="VS" calcext:value-type="string">
            <text:p>VS</text:p>
          </table:table-cell>
          <table:table-cell table:style-name="ce159" table:formula="of:=[$Constants.C38]" office:value-type="string" office:string-value="S" calcext:value-type="string">
            <text:p>S</text:p>
          </table:table-cell>
          <table:table-cell table:style-name="ce159" table:formula="of:=[$Constants.D38]" office:value-type="string" office:string-value="M" calcext:value-type="string">
            <text:p>M</text:p>
          </table:table-cell>
          <table:table-cell table:style-name="ce159" table:formula="of:=[$Constants.F38]" office:value-type="string" office:string-value="VL" calcext:value-type="string">
            <text:p>VL</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39]" office:value-type="string" office:string-value="upper" calcext:value-type="string">
            <text:p>upper</text:p>
          </table:table-cell>
          <table:table-cell table:style-name="ce159" table:formula="of:=[$Constants.B39]" office:value-type="float" office:value="-1.5" calcext:value-type="float">
            <text:p>-1.5</text:p>
          </table:table-cell>
          <table:table-cell table:style-name="ce159" table:formula="of:=[$Constants.C39]" office:value-type="float" office:value="-0.5" calcext:value-type="float">
            <text:p>-0.5</text:p>
          </table:table-cell>
          <table:table-cell table:style-name="ce159" table:formula="of:=[$Constants.D39]" office:value-type="float" office:value="0.5" calcext:value-type="float">
            <text:p>0.5</text:p>
          </table:table-cell>
          <table:table-cell table:style-name="ce159" table:formula="of:=[$Constants.F39]" office:value-type="float" office:value="99999" calcext:value-type="float">
            <text:p>99999</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40]" office:value-type="string" office:string-value="mid" calcext:value-type="string">
            <text:p>mid</text:p>
          </table:table-cell>
          <table:table-cell table:style-name="ce159" table:formula="of:=[$Constants.B40]" office:value-type="float" office:value="-2" calcext:value-type="float">
            <text:p>-2</text:p>
          </table:table-cell>
          <table:table-cell table:style-name="ce159" table:formula="of:=[$Constants.C40]" office:value-type="float" office:value="-1" calcext:value-type="float">
            <text:p>-1</text:p>
          </table:table-cell>
          <table:table-cell table:style-name="ce159" table:formula="of:=[$Constants.D40]" office:value-type="float" office:value="0" calcext:value-type="float">
            <text:p>0</text:p>
          </table:table-cell>
          <table:table-cell table:style-name="ce159" table:formula="of:=[$Constants.F40]" office:value-type="float" office:value="2" calcext:value-type="float">
            <text:p>2</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41]" office:value-type="string" office:string-value="lower" calcext:value-type="string">
            <text:p>lower</text:p>
          </table:table-cell>
          <table:table-cell table:style-name="ce159" table:formula="of:=[$Constants.B41]" office:value-type="float" office:value="0" calcext:value-type="float">
            <text:p>0</text:p>
          </table:table-cell>
          <table:table-cell table:style-name="ce159" table:formula="of:=[$Constants.C41]" office:value-type="float" office:value="-1.5" calcext:value-type="float">
            <text:p>-1.5</text:p>
          </table:table-cell>
          <table:table-cell table:style-name="ce159" table:formula="of:=[$Constants.D41]" office:value-type="float" office:value="-0.5" calcext:value-type="float">
            <text:p>-0.5</text:p>
          </table:table-cell>
          <table:table-cell table:style-name="ce159" table:formula="of:=[$Constants.F41]" office:value-type="float" office:value="1.5" calcext:value-type="float">
            <text:p>1.5</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42]" office:value-type="string" office:string-value=" " calcext:value-type="string">
            <text:p><text:s/></text:p>
          </table:table-cell>
          <table:table-cell table:style-name="ce159" table:formula="of:=[$Constants.B42]" office:value-type="float" office:value="0" calcext:value-type="float">
            <text:p>0</text:p>
          </table:table-cell>
          <table:table-cell table:style-name="ce159" table:formula="of:=[$Constants.C42]" office:value-type="float" office:value="0" calcext:value-type="float">
            <text:p>0</text:p>
          </table:table-cell>
          <table:table-cell table:style-name="ce159" table:formula="of:=[$Constants.D42]" office:value-type="float" office:value="0" calcext:value-type="float">
            <text:p>0</text:p>
          </table:table-cell>
          <table:table-cell table:style-name="ce159" table:formula="of:=[$Constants.F42]" office:value-type="string" office:string-value=" " calcext:value-type="string">
            <text:p><text:s/></text:p>
          </table:table-cell>
          <table:table-cell table:style-name="ce188"/>
          <table:table-cell table:style-name="ce187"/>
          <table:table-cell table:style-name="ce199" table:number-columns-repeated="1017"/>
        </table:table-row>
        <table:table-row table:style-name="ro2" table:visibility="collapse">
          <table:table-cell table:style-name="ce159" table:formula="of:=[$Constants.A43]" office:value-type="string" office:string-value=" " calcext:value-type="string">
            <text:p><text:s/></text:p>
          </table:table-cell>
          <table:table-cell table:style-name="ce159" table:formula="of:=[$Constants.B43]" office:value-type="string" office:string-value=" " calcext:value-type="string">
            <text:p><text:s/></text:p>
          </table:table-cell>
          <table:table-cell table:style-name="ce159" table:formula="of:=[$Constants.C43]" office:value-type="string" office:string-value=" " calcext:value-type="string">
            <text:p><text:s/></text:p>
          </table:table-cell>
          <table:table-cell table:style-name="ce159" table:formula="of:=[$Constants.D43]" office:value-type="string" office:string-value=" " calcext:value-type="string">
            <text:p><text:s/></text:p>
          </table:table-cell>
          <table:table-cell table:style-name="ce159" table:formula="of:=[$Constants.F43]" office:value-type="string" office:string-value=" " calcext:value-type="string">
            <text:p><text:s/></text:p>
          </table:table-cell>
          <table:table-cell table:style-name="ce189" table:number-columns-repeated="2"/>
          <table:table-cell table:number-columns-repeated="1017"/>
        </table:table-row>
        <table:table-row table:style-name="ro2" table:visibility="collapse">
          <table:table-cell table:style-name="ce159" table:formula="of:=[$Constants.A44]" office:value-type="string" office:string-value="&lt;-- Mandatory" calcext:value-type="string">
            <text:p>&lt;-- Mandatory</text:p>
          </table:table-cell>
          <table:table-cell table:style-name="ce159" table:formula="of:=[$Constants.B44]" office:value-type="string" office:string-value=" " calcext:value-type="string">
            <text:p><text:s/></text:p>
          </table:table-cell>
          <table:table-cell table:style-name="ce159" table:formula="of:=[$Constants.C44]" office:value-type="string" office:string-value="✔" calcext:value-type="string">
            <text:p>✔</text:p>
          </table:table-cell>
          <table:table-cell table:style-name="ce159" table:formula="of:=[$Constants.D44]" office:value-type="string" office:string-value=" " calcext:value-type="string">
            <text:p><text:s/></text:p>
          </table:table-cell>
          <table:table-cell table:style-name="ce159" table:formula="of:=[$Constants.F44]" office:value-type="string" office:string-value=" " calcext:value-type="string">
            <text:p><text:s/></text:p>
          </table:table-cell>
          <table:table-cell table:style-name="ce190" table:number-columns-repeated="4"/>
          <table:table-cell table:style-name="ce198" table:number-columns-repeated="1015"/>
        </table:table-row>
        <table:table-row table:style-name="ro1">
          <table:table-cell table:style-name="ce144" office:value-type="string" calcext:value-type="string" table:number-columns-spanned="3" table:number-rows-spanned="1">
            <text:p>Process Script</text:p>
          </table:table-cell>
          <table:covered-table-cell table:number-columns-repeated="2" table:style-name="ce144"/>
          <table:table-cell table:number-columns-repeated="1021"/>
        </table:table-row>
        <table:table-row table:style-name="ro2">
          <table:table-cell table:number-columns-repeated="1024"/>
        </table:table-row>
        <table:table-row table:style-name="ro31" table:visibility="collapse">
          <table:table-cell table:style-name="ce160" office:value-type="string" calcext:value-type="string">
            <text:p>Minimal Guiding Indicators</text:p>
          </table:table-cell>
          <table:table-cell table:number-columns-repeated="2"/>
          <table:table-cell table:style-name="ce160"/>
          <table:table-cell table:style-name="ce161" office:value-type="string" calcext:value-type="string">
            <text:p>Minimal Sufficient Activities</text:p>
          </table:table-cell>
          <table:table-cell table:number-columns-repeated="1019"/>
        </table:table-row>
        <table:table-row table:style-name="ro40"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166" office:value-type="string" calcext:value-type="string">
            <text:p>Engineering Activities</text:p>
          </table:table-cell>
          <table:table-cell table:number-columns-repeated="1018"/>
        </table:table-row>
        <table:table-row table:style-name="ro5" table:visibility="collapse">
          <table:table-cell/>
          <table:table-cell table:style-name="ce162" office:value-type="string" calcext:value-type="string">
            <text:p>Cost:</text:p>
          </table:table-cell>
          <table:table-cell table:style-name="ce174" office:value-type="string" calcext:value-type="string">
            <text:p>None</text:p>
          </table:table-cell>
          <table:table-cell table:number-columns-repeated="2"/>
          <table:table-cell table:style-name="ce167" office:value-type="string" calcext:value-type="string">
            <text:p>Envision</text:p>
          </table:table-cell>
          <table:table-cell table:style-name="ce177"/>
          <table:table-cell table:number-columns-repeated="1017"/>
        </table:table-row>
        <table:table-row table:style-name="ro5" table:visibility="collapse">
          <table:table-cell/>
          <table:table-cell table:style-name="ce163" office:value-type="string" calcext:value-type="string">
            <text:p>Schedule:</text:p>
          </table:table-cell>
          <table:table-cell table:style-name="ce175" office:value-type="string" calcext:value-type="string">
            <text:p>On time</text:p>
          </table:table-cell>
          <table:table-cell table:number-columns-repeated="2"/>
          <table:table-cell table:style-name="ce168" office:value-type="string" calcext:value-type="string">
            <text:p>Analyze</text:p>
          </table:table-cell>
          <table:table-cell table:style-name="ce178"/>
          <table:table-cell table:number-columns-repeated="1017"/>
        </table:table-row>
        <table:table-row table:style-name="ro5" table:visibility="collapse">
          <table:table-cell/>
          <table:table-cell table:style-name="ce163" office:value-type="string" calcext:value-type="string">
            <text:p>Performance:</text:p>
          </table:table-cell>
          <table:table-cell table:style-name="ce176"/>
          <table:table-cell table:number-columns-repeated="2"/>
          <table:table-cell table:style-name="ce167" office:value-type="string" calcext:value-type="string">
            <text:p>Synthesize</text:p>
          </table:table-cell>
          <table:table-cell table:style-name="ce179"/>
          <table:table-cell table:number-columns-repeated="1017"/>
        </table:table-row>
        <table:table-row table:style-name="ro5" table:visibility="collapse">
          <table:table-cell/>
          <table:table-cell table:style-name="ce164" office:value-type="string" calcext:value-type="string">
            <text:p>Product:</text:p>
          </table:table-cell>
          <table:table-cell table:style-name="ce176"/>
          <table:table-cell table:number-columns-repeated="2"/>
          <table:table-cell table:style-name="ce168" office:value-type="string" calcext:value-type="string">
            <text:p>Architecture</text:p>
          </table:table-cell>
          <table:table-cell table:style-name="ce178"/>
          <table:table-cell table:number-columns-repeated="1017"/>
        </table:table-row>
        <table:table-row table:style-name="ro5" table:visibility="collapse">
          <table:table-cell/>
          <table:table-cell table:style-name="ce165" office:value-type="string" calcext:value-type="string">
            <text:p>NFR:</text:p>
          </table:table-cell>
          <table:table-cell table:style-name="ce176" office:value-type="string" calcext:value-type="string">
            <text:p>None</text:p>
          </table:table-cell>
          <table:table-cell table:number-columns-repeated="2"/>
          <table:table-cell table:style-name="ce167" office:value-type="string" calcext:value-type="string">
            <text:p>Articulate</text:p>
          </table:table-cell>
          <table:table-cell table:style-name="ce179"/>
          <table:table-cell table:number-columns-repeated="1017"/>
        </table:table-row>
        <table:table-row table:style-name="ro5" table:visibility="collapse">
          <table:table-cell/>
          <table:table-cell table:style-name="ce165" office:value-type="string" calcext:value-type="string">
            <text:p>FR:</text:p>
          </table:table-cell>
          <table:table-cell table:style-name="ce175" office:value-type="string" calcext:value-type="string">
            <text:p>Equivalence Class Partitioning</text:p>
          </table:table-cell>
          <table:table-cell table:number-columns-repeated="2"/>
          <table:table-cell table:style-name="ce168" office:value-type="string" calcext:value-type="string">
            <text:p>Construct</text:p>
          </table:table-cell>
          <table:table-cell table:style-name="ce178"/>
          <table:table-cell table:number-columns-repeated="1017"/>
        </table:table-row>
        <table:table-row table:style-name="ro5" table:visibility="collapse">
          <table:table-cell/>
          <table:table-cell table:style-name="ce164" office:value-type="string" calcext:value-type="string">
            <text:p>Process:</text:p>
          </table:table-cell>
          <table:table-cell table:style-name="ce175" office:value-type="string" calcext:value-type="string">
            <text:p>Completed spreadsheet</text:p>
          </table:table-cell>
          <table:table-cell table:number-columns-repeated="2"/>
          <table:table-cell table:style-name="ce167" office:value-type="string" calcext:value-type="string">
            <text:p>Interpret</text:p>
          </table:table-cell>
          <table:table-cell table:style-name="ce179"/>
          <table:table-cell table:number-columns-repeated="1017"/>
        </table:table-row>
        <table:table-row table:style-name="ro5" table:visibility="collapse">
          <table:table-cell table:number-columns-repeated="5"/>
          <table:table-cell table:style-name="ce168" office:value-type="string" calcext:value-type="string">
            <text:p>Integration Test</text:p>
          </table:table-cell>
          <table:table-cell table:style-name="ce178"/>
          <table:table-cell table:number-columns-repeated="1017"/>
        </table:table-row>
        <table:table-row table:style-name="ro31" table:visibility="collapse">
          <table:table-cell table:style-name="ce161"/>
          <table:table-cell table:number-columns-repeated="4"/>
          <table:table-cell table:style-name="ce166" office:value-type="string" calcext:value-type="string">
            <text:p>Operational Activities</text:p>
          </table:table-cell>
          <table:table-cell table:style-name="ce179"/>
          <table:table-cell table:number-columns-repeated="1017"/>
        </table:table-row>
        <table:table-row table:style-name="ro5" table:visibility="collapse">
          <table:table-cell table:number-columns-repeated="5"/>
          <table:table-cell table:style-name="ce167" office:value-type="string" calcext:value-type="string">
            <text:p>Plan</text:p>
          </table:table-cell>
          <table:table-cell table:number-columns-repeated="1018"/>
        </table:table-row>
        <table:table-row table:style-name="ro5" table:visibility="collapse">
          <table:table-cell/>
          <table:table-cell table:style-name="ce166"/>
          <table:table-cell table:style-name="ce177"/>
          <table:table-cell table:number-columns-repeated="2"/>
          <table:table-cell table:style-name="ce168" office:value-type="string" calcext:value-type="string">
            <text:p>Plan project</text:p>
          </table:table-cell>
          <table:table-cell table:style-name="ce178"/>
          <table:table-cell table:number-columns-repeated="1017"/>
        </table:table-row>
        <table:table-row table:style-name="ro5" table:visibility="collapse">
          <table:table-cell/>
          <table:table-cell table:style-name="ce167"/>
          <table:table-cell table:style-name="ce178" table:number-columns-repeated="2"/>
          <table:table-cell/>
          <table:table-cell table:style-name="ce167" office:value-type="string" calcext:value-type="string">
            <text:p>Monitor/Control</text:p>
          </table:table-cell>
          <table:table-cell table:style-name="ce179"/>
          <table:table-cell table:number-columns-repeated="1017"/>
        </table:table-row>
        <table:table-row table:style-name="ro5" table:visibility="collapse">
          <table:table-cell/>
          <table:table-cell table:style-name="ce168"/>
          <table:table-cell table:style-name="ce179"/>
          <table:table-cell table:number-columns-repeated="2"/>
          <table:table-cell table:style-name="ce167" office:value-type="string" calcext:value-type="string">
            <text:p>Post Mortem</text:p>
          </table:table-cell>
          <table:table-cell table:style-name="ce178"/>
          <table:table-cell table:number-columns-repeated="1017"/>
        </table:table-row>
        <table:table-row table:style-name="ro5" table:visibility="collapse">
          <table:table-cell/>
          <table:table-cell table:style-name="ce167"/>
          <table:table-cell table:style-name="ce178" table:number-columns-repeated="2"/>
          <table:table-cell/>
          <table:table-cell table:style-name="ce170" office:value-type="string" calcext:value-type="string">
            <text:p>Release</text:p>
          </table:table-cell>
          <table:table-cell table:style-name="ce178"/>
          <table:table-cell table:number-columns-repeated="1017"/>
        </table:table-row>
        <table:table-row table:style-name="ro2">
          <table:table-cell table:number-columns-repeated="1024"/>
        </table:table-row>
        <table:table-row table:style-name="ro31">
          <table:table-cell table:style-name="ce160" office:value-type="string" calcext:value-type="string">
            <text:p>Minimal Viable Process</text:p>
          </table:table-cell>
          <table:table-cell table:number-columns-repeated="3"/>
          <table:table-cell table:style-name="ce180" office:value-type="string" calcext:value-type="string">
            <text:p>Minimal Effective Practices</text:p>
          </table:table-cell>
          <table:table-cell table:style-name="ce180"/>
          <table:table-cell table:number-columns-repeated="1018"/>
        </table:table-row>
        <table:table-row table:style-name="ro40">
          <table:table-cell>
            <draw:custom-shape table:end-cell-address="Process.C90" table:end-x="150.26pt" table:end-y="2.95pt" draw:z-index="0" draw:name="Rectangle 92" draw:style-name="gr1" draw:text-style-name="P2" svg:width="247.35pt" svg:height="399.94pt" svg:x="0pt" svg:y="7.06pt">
              <text:p text:style-name="P1"><text:span text:style-name="T29"><text:tab/></text:span><text:span text:style-name="T30">Operational</text:span><text:span text:style-name="T29"><text:tab/></text:span><text:span text:style-name="T30">Engineering</text:span><text:span text:style-name="T30"><text:tab/></text:span></text:p>
              <draw:enhanced-geometry svg:viewBox="0 0 21600 21600" draw:type="rectangle" draw:enhanced-path="M 0 0 L 21600 0 21600 21600 0 21600 0 0 Z N"/>
            </draw:custom-shape>
          </table:table-cell>
          <table:table-cell table:style-name="ce169"/>
          <table:table-cell table:number-columns-repeated="2"/>
          <table:table-cell table:style-name="ce181" office:value-type="string" calcext:value-type="string">
            <text:p>MSA</text:p>
          </table:table-cell>
          <table:table-cell table:style-name="ce181" office:value-type="string" calcext:value-type="string">
            <text:p>MEP</text:p>
          </table:table-cell>
          <table:table-cell/>
          <table:table-cell table:style-name="ce201" office:value-type="string" calcext:value-type="string">
            <text:p>Spreadsheet tab on which to document MEP:</text:p>
          </table:table-cell>
          <table:table-cell table:number-columns-repeated="1016"/>
        </table:table-row>
        <table:table-row table:style-name="ro5">
          <table:table-cell/>
          <table:table-cell table:style-name="ce169"/>
          <table:table-cell table:number-columns-repeated="2"/>
          <table:table-cell table:style-name="ce182" office:value-type="string" calcext:value-type="string">
            <text:p>Pre-project</text:p>
          </table:table-cell>
          <table:table-cell table:style-name="ce191" office:value-type="string" calcext:value-type="string">
            <text:p>• Install PyCharm Edu</text:p>
          </table:table-cell>
          <table:table-cell/>
          <table:table-cell table:style-name="ce202"/>
          <table:table-cell table:number-columns-repeated="1016"/>
        </table:table-row>
        <table:table-row table:style-name="ro5">
          <table:table-cell/>
          <table:table-cell table:style-name="ce169"/>
          <table:table-cell>
            <draw:custom-shape table:end-cell-address="Process.C68" table:end-x="76.25pt" table:end-y="5.98pt" draw:z-index="1" draw:name="Connector 93" draw:style-name="gr2" draw:text-style-name="P3" xml:id="id1" draw:id="id1" svg:width="13.27pt" svg:height="15pt" svg:x="62.99pt" svg:y="6.01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19pt" table:end-y="2.95pt" draw:z-index="6" draw:name="Straight Connector 99" draw:style-name="gr3" draw:text-style-name="P4" svg:x1="14.85pt" svg:y1="-94.99pt" svg:x2="15.19pt" svg:y2="-94.96pt">
              <text:p/>
            </draw:line>
          </table:table-cell>
          <table:table-cell/>
          <table:table-cell table:style-name="ce183"/>
          <table:table-cell table:style-name="ce192" office:value-type="string" calcext:value-type="string">
            <text:p><text:span text:style-name="T39">• </text:span><text:span text:style-name="T40">Set up GitHub account</text:span></text:p>
          </table:table-cell>
          <table:table-cell/>
          <table:table-cell table:style-name="ce202"/>
          <table:table-cell table:number-columns-repeated="1016"/>
        </table:table-row>
        <table:table-row table:style-name="ro42">
          <table:table-cell/>
          <table:table-cell table:style-name="ce170"/>
          <table:table-cell>
            <draw:connector table:end-cell-address="Process.C74" table:end-x="70.07pt" table:end-y="4.93pt" draw:z-index="7" draw:name="Elbow Connector 100" draw:style-name="gr4" draw:text-style-name="P4" svg:x1="166.71pt" svg:y1="-109.98pt" svg:x2="167.05pt" svg:y2="-109.96pt" draw:start-shape="id1" draw:start-glue-point="8" draw:end-shape="id2" draw:end-glue-point="0" svg:d="M5881 4092v2381h12v2382" svg:viewBox="0 0 13 4764">
              <text:p/>
            </draw:connector>
          </table:table-cell>
          <table:table-cell/>
          <table:table-cell table:style-name="ce183"/>
          <table:table-cell table:style-name="ce193" office:value-type="string" calcext:value-type="string">
            <text:p><text:span text:style-name="T39">•• </text:span><text:span text:style-name="T40">Create a new repository named "CSSE".  Select "Initialize this repository with a README"</text:span></text:p>
          </table:table-cell>
          <table:table-cell/>
          <table:table-cell table:style-name="ce202"/>
          <table:table-cell table:number-columns-repeated="1016"/>
        </table:table-row>
        <table:table-row table:style-name="ro5">
          <table:table-cell/>
          <table:table-cell table:style-name="ce171"/>
          <table:table-cell table:number-columns-repeated="2"/>
          <table:table-cell table:style-name="ce183"/>
          <table:table-cell table:style-name="ce193" office:value-type="string" calcext:value-type="string">
            <text:p>•• Use GitHub URL for "CSSE" repository</text:p>
          </table:table-cell>
          <table:table-cell/>
          <table:table-cell table:style-name="ce202"/>
          <table:table-cell table:number-columns-repeated="1016"/>
        </table:table-row>
        <table:table-row table:style-name="ro5">
          <table:table-cell/>
          <table:table-cell table:style-name="ce172"/>
          <table:table-cell table:number-columns-repeated="2"/>
          <table:table-cell table:style-name="ce183"/>
          <table:table-cell table:style-name="ce193" office:value-type="string" calcext:value-type="string">
            <text:p><text:span text:style-name="T39">•• </text:span><text:span text:style-name="T40">Share repository with user "umphress".</text:span></text:p>
          </table:table-cell>
          <table:table-cell/>
          <table:table-cell table:style-name="ce202"/>
          <table:table-cell table:number-columns-repeated="1016"/>
        </table:table-row>
        <table:table-row table:style-name="ro14">
          <table:table-cell/>
          <table:table-cell table:style-name="ce172"/>
          <table:table-cell table:number-columns-repeated="2"/>
          <table:table-cell table:style-name="ce183"/>
          <table:table-cell table:style-name="ce192" office:value-type="string" calcext:value-type="string">
            <text:p>• Start PyCharm and select "Check out from Version Control" from opening Welcome screen. </text:p>
          </table:table-cell>
          <table:table-cell/>
          <table:table-cell table:style-name="ce202"/>
          <table:table-cell table:number-columns-repeated="1016"/>
        </table:table-row>
        <table:table-row table:style-name="ro5">
          <table:table-cell/>
          <table:table-cell table:style-name="ce173"/>
          <table:table-cell table:number-columns-repeated="2"/>
          <table:table-cell table:style-name="ce183"/>
          <table:table-cell table:style-name="ce193" office:value-type="string" calcext:value-type="string">
            <text:p>•• Use GitHub URL for "CSSE" repository</text:p>
          </table:table-cell>
          <table:table-cell/>
          <table:table-cell table:style-name="ce202"/>
          <table:table-cell table:number-columns-repeated="1016"/>
        </table:table-row>
        <table:table-row table:style-name="ro40">
          <table:table-cell/>
          <table:table-cell table:style-name="ce173"/>
          <table:table-cell table:number-columns-repeated="2"/>
          <table:table-cell table:style-name="ce184"/>
          <table:table-cell table:style-name="ce194"/>
          <table:table-cell/>
          <table:table-cell table:style-name="ce202"/>
          <table:table-cell table:number-columns-repeated="1016"/>
        </table:table-row>
        <table:table-row table:style-name="ro5">
          <table:table-cell table:number-columns-repeated="2"/>
          <table:table-cell>
            <draw:custom-shape table:end-cell-address="Process.C75" table:end-x="114.04pt" table:end-y="9.04pt" draw:z-index="2" draw:name="Rounded Rectangle 94" draw:style-name="gr5" draw:text-style-name="P4" xml:id="id2" draw:id="id2" svg:width="88.16pt" svg:height="19.05pt" svg:x="25.88pt" svg:y="5.02pt">
              <text:p text:style-name="P5"><text:span text:style-name="T30">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2.35pt" table:end-y="12.5pt" draw:z-index="10" draw:name="Elbow Connector 103" draw:style-name="gr4" draw:text-style-name="P4" svg:x1="175.95pt" svg:y1="-236.47pt" svg:x2="211.12pt" svg:y2="-245.99pt" draw:start-shape="id3" draw:start-glue-point="7" draw:end-shape="id2" draw:end-glue-point="1" svg:d="M6207 11837h1885v-2646h-644" svg:viewBox="0 0 1886 2647">
              <text:p/>
            </draw:connector>
          </table:table-cell>
          <table:table-cell/>
          <table:table-cell table:style-name="ce185" office:value-type="string" calcext:value-type="string" table:number-columns-spanned="1" table:number-rows-spanned="2">
            <text:p>Construction</text:p>
          </table:table-cell>
          <table:table-cell table:style-name="ce195" office:value-type="string" calcext:value-type="string">
            <text:p><text:span text:style-name="T39">• </text:span><text:span text:style-name="T40">Write production code.</text:span></text:p>
          </table:table-cell>
          <table:table-cell/>
          <table:table-cell table:style-name="ce191"/>
          <table:table-cell table:number-columns-repeated="1016"/>
        </table:table-row>
        <table:table-row table:style-name="ro5">
          <table:table-cell table:number-columns-repeated="2"/>
          <table:table-cell>
            <draw:connector table:end-cell-address="Process.C79" table:end-x="70.07pt" table:end-y="2.01pt" draw:z-index="9" draw:name="Straight Arrow Connector 102" draw:style-name="gr6" draw:text-style-name="P4" draw:type="line" svg:x1="167.05pt" svg:y1="-260.99pt" svg:x2="167.07pt" svg:y2="-246.98pt" draw:start-shape="id2" draw:start-glue-point="2" draw:end-shape="id3" draw:end-glue-point="4" svg:d="M5893 9527l1 1939" svg:viewBox="0 0 2 1940">
              <text:p/>
            </draw:connector>
          </table:table-cell>
          <table:table-cell/>
          <table:covered-table-cell table:style-name="ce185"/>
          <table:table-cell table:style-name="ce197" office:value-type="string" calcext:value-type="string">
            <text:p><text:span text:style-name="T39">• </text:span><text:span text:style-name="T40">Fix as necessary.</text:span></text:p>
          </table:table-cell>
          <table:table-cell/>
          <table:table-cell table:style-name="ce192"/>
          <table:table-cell table:number-columns-repeated="1016"/>
        </table:table-row>
        <table:table-row table:style-name="ro40">
          <table:table-cell table:number-columns-repeated="4"/>
          <table:table-cell table:style-name="ce186"/>
          <table:table-cell table:style-name="ce197" office:value-type="string" calcext:value-type="string">
            <text:p><text:span text:style-name="T39">• </text:span><text:span text:style-name="T40">Commit all code to local git repository</text:span></text:p>
          </table:table-cell>
          <table:table-cell table:style-name="ce198"/>
          <table:table-cell table:style-name="ce192"/>
          <table:table-cell table:number-columns-repeated="1016"/>
        </table:table-row>
        <table:table-row table:style-name="ro40">
          <table:table-cell table:number-columns-repeated="4"/>
          <table:table-cell table:style-name="ce185" office:value-type="string" calcext:value-type="string">
            <text:p>Post Mortem</text:p>
          </table:table-cell>
          <table:table-cell table:style-name="ce195" office:value-type="string" calcext:value-type="string">
            <text:p>• Record lines of production code written</text:p>
          </table:table-cell>
          <table:table-cell/>
          <table:table-cell table:style-name="ce191" office:value-type="string" calcext:value-type="string">
            <text:p>Plan Tab</text:p>
          </table:table-cell>
          <table:table-cell table:number-columns-repeated="1016"/>
        </table:table-row>
        <table:table-row table:style-name="ro5">
          <table:table-cell table:number-columns-repeated="2"/>
          <table:table-cell>
            <draw:custom-shape table:end-cell-address="Process.C79" table:end-x="135.44pt" table:end-y="11.96pt" draw:z-index="13" draw:name="TextBox 106" draw:style-name="gr7" draw:text-style-name="P2" svg:width="65.23pt" svg:height="20.98pt" svg:x="70.21pt" svg:y="6.01pt">
              <text:p text:style-name="P1"><text:span text:style-name="T31">not complete</text:span></text:p>
              <draw:enhanced-geometry svg:viewBox="0 0 21600 21600" draw:type="mso-spt202" draw:enhanced-path="M 0 0 L 21600 0 21600 21600 0 21600 0 0 Z N"/>
            </draw:custom-shape>
          </table:table-cell>
          <table:table-cell/>
          <table:table-cell table:style-name="ce185" office:value-type="string" calcext:value-type="string" table:number-columns-spanned="1" table:number-rows-spanned="2">
            <text:p>Release</text:p>
          </table:table-cell>
          <table:table-cell table:style-name="ce195" office:value-type="string" calcext:value-type="string">
            <text:p><text:span text:style-name="T39">• Push</text:span><text:span text:style-name="T40"> project to GitHub</text:span></text:p>
          </table:table-cell>
          <table:table-cell/>
          <table:table-cell table:style-name="ce191"/>
          <table:table-cell table:number-columns-repeated="1016"/>
        </table:table-row>
        <table:table-row table:style-name="ro5">
          <table:table-cell table:number-columns-repeated="2"/>
          <table:table-cell>
            <draw:custom-shape table:end-cell-address="Process.C80" table:end-x="78.86pt" table:end-y="8.05pt" draw:z-index="8" draw:name="Diamond 101" draw:style-name="gr8" draw:text-style-name="P3" xml:id="id3" draw:id="id3" svg:width="17.77pt" svg:height="21.03pt" svg:x="61.09pt" svg:y="2.04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185"/>
          <table:table-cell table:style-name="ce197" office:value-type="string" calcext:value-type="string">
            <text:p><text:span text:style-name="T39">• </text:span><text:span text:style-name="T40">Upload completed spreadsheet to GitHub</text:span></text:p>
          </table:table-cell>
          <table:table-cell/>
          <table:table-cell table:style-name="ce192"/>
          <table:table-cell table:number-columns-repeated="1016"/>
        </table:table-row>
        <table:table-row table:style-name="ro2">
          <table:table-cell/>
          <table:table-cell>
            <draw:connector table:end-cell-address="Process.C82" table:end-x="70.04pt" table:end-y="6.04pt" draw:z-index="12" draw:name="Elbow Connector 105" draw:style-name="gr4" draw:text-style-name="P4" svg:x1="167.07pt" svg:y1="-304.98pt" svg:x2="61.68pt" svg:y2="-304.95pt" draw:start-shape="id3" draw:start-glue-point="6" draw:end-shape="id4" draw:end-glue-point="0" svg:d="M5894 12208v652h-1387v-494h-2331v688" svg:viewBox="0 0 3719 847">
              <text:p/>
            </draw:connector>
          </table:table-cell>
          <table:table-cell>
            <draw:custom-shape table:end-cell-address="Process.C81" table:end-x="61.43pt" table:end-y="7.99pt" draw:z-index="11" draw:name="TextBox 104" draw:style-name="gr9" draw:text-style-name="P2" svg:width="46.57pt" svg:height="19.96pt" svg:x="14.85pt" svg:y="1.08pt">
              <text:p text:style-name="P1"><text:span text:style-name="T31">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169" office:value-type="string" calcext:value-type="string">
            <text:p>Time Log</text:p>
          </table:table-cell>
          <table:table-cell table:number-columns-repeated="1016"/>
        </table:table-row>
        <table:table-row table:style-name="ro2">
          <table:table-cell>
            <draw:custom-shape table:end-cell-address="Process.C83" table:end-x="0.37pt" table:end-y="11pt" draw:z-index="5" draw:name="Rounded Rectangle 98" draw:style-name="gr10" draw:text-style-name="P4" xml:id="id4" draw:id="id4" svg:width="71.55pt" svg:height="17.97pt" svg:x="25.91pt" svg:y="6.04pt">
              <text:p text:style-name="P5"><text:span text:style-name="T30">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169"/>
          <table:table-cell table:number-columns-repeated="1016"/>
        </table:table-row>
        <table:table-row table:style-name="ro2">
          <table:table-cell/>
          <table:table-cell>
            <draw:connector table:end-cell-address="Process.B85" table:end-x="29.23pt" table:end-y="4.93pt" draw:z-index="3" draw:name="Straight Arrow Connector 96" draw:style-name="gr6" draw:text-style-name="P4" draw:type="line" svg:x1="61.68pt" svg:y1="-343.98pt" svg:x2="61.09pt" svg:y2="-343.96pt" draw:start-shape="id4" draw:start-glue-point="2" svg:d="M2176 13688l1120-12523" svg:viewBox="0 0 1121 12524">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37pt" table:end-y="11.96pt" draw:z-index="14" draw:name="Rounded Rectangle 90" draw:style-name="gr11" draw:text-style-name="P4" xml:id="id5" draw:id="id5" svg:width="71.55pt" svg:height="18.96pt" svg:x="25.91pt" svg:y="6.04pt">
              <text:p text:style-name="P5"><text:span text:style-name="T30">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30.1pt" table:end-y="11.06pt" draw:z-index="15" draw:name="Straight Arrow Connector 91" draw:style-name="gr6" draw:text-style-name="P4" draw:type="line" svg:x1="61.68pt" svg:y1="-382.99pt" svg:x2="62.48pt" svg:y2="-365.92pt" draw:start-shape="id5" draw:start-glue-point="2" draw:end-shape="id6" draw:end-glue-point="4" svg:d="M2176 15098l28 886" svg:viewBox="0 0 29 887">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23pt" table:end-y="9.98pt" draw:z-index="4" draw:name="Connector 97" draw:style-name="gr12" draw:text-style-name="P6" xml:id="id6" draw:id="id6" svg:width="12.19pt" svg:height="11.91pt" svg:x="24.04pt" svg:y="11.11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31">
          <table:table-cell table:style-name="ce160"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169"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169"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office:forms form:automatic-focus="false" form:apply-design-mode="false"/>
        <table:table-column table:style-name="co22" table:default-cell-style-name="ce6"/>
        <table:table-column table:style-name="co23" table:default-cell-style-name="ce6"/>
        <table:table-column table:style-name="co6"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number-columns-repeated="1016" table:default-cell-style-name="Default"/>
        <table:table-row table:style-name="ro26">
          <table:table-cell table:style-name="ce59" office:value-type="string" calcext:value-type="string" table:number-columns-spanned="3" table:number-rows-spanned="1">
            <text:p>Conversation with the customer:</text:p>
          </table:table-cell>
          <table:covered-table-cell table:number-columns-repeated="2" table:style-name="ce59"/>
          <table:table-cell table:number-columns-repeated="1021"/>
        </table:table-row>
        <table:table-row table:style-name="ro8">
          <table:table-cell table:style-name="ce60" office:value-type="string" calcext:value-type="string" table:number-columns-spanned="5" table:number-rows-spanned="1">
            <text:p>Client clarification:</text:p>
          </table:table-cell>
          <table:covered-table-cell table:number-columns-repeated="4" table:style-name="ce60"/>
          <table:table-cell table:style-name="ce104" table:number-columns-repeated="1019"/>
        </table:table-row>
        <table:table-row table:style-name="ro2">
          <table:table-cell table:style-name="ce61" office:value-type="string" calcext:value-type="string">
            <text:p>The production code must contain, at a minimum, the <text:s/>components listed below:</text:p>
          </table:table-cell>
          <table:table-cell table:style-name="ce74" table:number-columns-repeated="3"/>
          <table:table-cell table:style-name="ce92"/>
          <table:table-cell table:style-name="ce104" table:number-columns-repeated="1019"/>
        </table:table-row>
        <table:table-row table:style-name="ro27">
          <table:table-cell table:style-name="ce62" office:value-type="string" calcext:value-type="string" table:number-columns-spanned="5" table:number-rows-spanned="1">
            <text:p>convertString2Dictionary</text:p>
          </table:table-cell>
          <table:covered-table-cell table:number-columns-repeated="4" table:style-name="ce62"/>
          <table:table-cell table:style-name="ce104" table:number-columns-repeated="1019"/>
        </table:table-row>
        <table:table-row table:style-name="ro27">
          <table:table-cell table:style-name="ce63" office:value-type="string" calcext:value-type="string">
            <text:p>You are free to implement additional classes and methods than those described here.</text:p>
          </table:table-cell>
          <table:table-cell table:style-name="ce75" table:number-columns-repeated="3"/>
          <table:table-cell table:style-name="ce93"/>
          <table:table-cell table:style-name="ce104" table:number-columns-repeated="1019"/>
        </table:table-row>
        <table:table-row table:style-name="ro28">
          <table:table-cell table:style-name="ce64"/>
          <table:table-cell table:number-columns-repeated="1023"/>
        </table:table-row>
        <table:table-row table:style-name="ro8">
          <table:table-cell table:style-name="ce65" office:value-type="string" calcext:value-type="string" table:number-columns-spanned="5" table:number-rows-spanned="1">
            <text:p>Client Clarification 2:</text:p>
          </table:table-cell>
          <table:covered-table-cell table:number-columns-repeated="4" table:style-name="ce65"/>
          <table:table-cell table:style-name="ce105" table:number-columns-repeated="1019"/>
        </table:table-row>
        <table:table-row table:style-name="ro2">
          <table:table-cell table:style-name="ce66"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4" table:style-name="ce66"/>
          <table:table-cell table:number-columns-repeated="1019"/>
        </table:table-row>
        <table:table-row table:style-name="ro6" table:visibility="collapse">
          <table:table-cell table:style-name="ce55" table:number-columns-repeated="5"/>
          <table:table-cell table:style-name="ce104" table:number-columns-repeated="1019"/>
        </table:table-row>
        <table:table-row table:style-name="ro8" table:visibility="collapse">
          <table:table-cell table:style-name="ce65" office:value-type="string" calcext:value-type="string" table:number-columns-spanned="5" table:number-rows-spanned="1">
            <text:p>Client Clarification 3:</text:p>
          </table:table-cell>
          <table:covered-table-cell table:number-columns-repeated="4" table:style-name="ce65"/>
          <table:table-cell table:style-name="ce105" table:number-columns-repeated="1019"/>
        </table:table-row>
        <table:table-row table:style-name="ro8" table:visibility="collapse">
          <table:table-cell table:style-name="ce67" office:value-type="string" calcext:value-type="string" table:number-columns-spanned="5" table:number-rows-spanned="1">
            <text:p>Values raised by exceptions are explanatory strings having the following format:</text:p>
          </table:table-cell>
          <table:covered-table-cell table:number-columns-repeated="4" table:style-name="ce67"/>
          <table:table-cell table:number-columns-repeated="1019"/>
        </table:table-row>
        <table:table-row table:style-name="ro8" table:visibility="collapse">
          <table:table-cell table:style-name="ce68"/>
          <table:table-cell table:style-name="ce76" office:value-type="string" calcext:value-type="string" table:number-columns-spanned="3" table:number-rows-spanned="1">
            <text:p>name of the class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8" table:visibility="collapse">
          <table:table-cell table:style-name="ce68"/>
          <table:table-cell table:style-name="ce76" office:value-type="string" calcext:value-type="string" table:number-columns-spanned="3" table:number-rows-spanned="1">
            <text:p>a period</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8" table:visibility="collapse">
          <table:table-cell table:style-name="ce68"/>
          <table:table-cell table:style-name="ce76" office:value-type="string" calcext:value-type="string" table:number-columns-spanned="3" table:number-rows-spanned="1">
            <text:p>name of the method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8" table:visibility="collapse">
          <table:table-cell table:style-name="ce68"/>
          <table:table-cell table:style-name="ce76" office:value-type="string" calcext:value-type="string" table:number-columns-spanned="3" table:number-rows-spanned="1">
            <text:p>a colon and two spaces</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8" table:visibility="collapse">
          <table:table-cell table:style-name="ce63"/>
          <table:table-cell table:style-name="ce77" office:value-type="string" calcext:value-type="string" table:number-columns-spanned="3" table:number-rows-spanned="1">
            <text:p>a useful diagnostic message of your choice</text:p>
          </table:table-cell>
          <table:covered-table-cell table:number-columns-repeated="2" table:style-name="ce77"/>
          <table:table-cell table:style-name="ce93"/>
          <table:table-cell table:number-columns-repeated="1019"/>
        </table:table-row>
        <table:table-row table:style-name="ro18">
          <table:table-cell table:style-name="ce55" table:number-columns-repeated="5"/>
          <table:table-cell table:style-name="ce104"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1"/>
          <table:table-cell table:number-columns-repeated="1017"/>
        </table:table-row>
        <table:table-row table:style-name="ro29">
          <table:table-cell table:style-name="ce4" office:value-type="string" calcext:value-type="string">
            <text:p>Background:</text:p>
          </table:table-cell>
          <table:table-cell table:style-name="ce78"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78"/>
          <table:table-cell table:number-columns-repeated="1016"/>
        </table:table-row>
        <table:table-row table:style-name="ro3">
          <table:table-cell table:style-name="ce4" office:value-type="string" calcext:value-type="string">
            <text:p>Functional Requirements:</text:p>
          </table:table-cell>
          <table:table-cell table:style-name="ce79" office:value-type="string" calcext:value-type="string" table:number-columns-spanned="2" table:number-rows-spanned="1">
            <text:p>def convertString2Dictionary</text:p>
          </table:table-cell>
          <table:covered-table-cell table:style-name="ce79"/>
          <table:table-cell table:style-name="ce85" table:number-columns-repeated="5"/>
          <table:table-cell table:number-columns-repeated="1016"/>
        </table:table-row>
        <table:table-row table:style-name="ro30">
          <table:table-cell table:style-name="ce69"/>
          <table:table-cell table:style-name="ce12"/>
          <table:table-cell table:style-name="ce84" office:value-type="string" calcext:value-type="string">
            <text:p>Abstraction:</text:p>
          </table:table-cell>
          <table:table-cell table:style-name="ce86" office:value-type="string" calcext:value-type="string" table:number-columns-spanned="5" table:number-rows-spanned="1">
            <text:p><text:span text:style-name="T27">convertString2Dictionary</text:span><text:span text:style-name="T28"> is a  function that converts a URL-encoded string containing key-value pairs to Python dictionary containing equivalent information.</text:span></text:p>
          </table:table-cell>
          <table:covered-table-cell table:number-columns-repeated="4" table:style-name="ce86"/>
          <table:table-cell table:number-columns-repeated="1016"/>
        </table:table-row>
        <table:table-row table:style-name="ro31">
          <table:table-cell table:style-name="ce69"/>
          <table:table-cell table:style-name="ce80" office:value-type="string" calcext:value-type="string" table:number-columns-spanned="2" table:number-rows-spanned="1">
            <text:p>method</text:p>
          </table:table-cell>
          <table:covered-table-cell table:style-name="ce80"/>
          <table:table-cell table:style-name="ce87" office:value-type="string" calcext:value-type="string" table:number-columns-spanned="5" table:number-rows-spanned="1">
            <text:p>description</text:p>
          </table:table-cell>
          <table:covered-table-cell table:number-columns-repeated="4" table:style-name="ce87"/>
          <table:table-cell table:number-columns-repeated="1016"/>
        </table:table-row>
        <table:table-row table:style-name="ro32">
          <table:table-cell table:style-name="ce69"/>
          <table:table-cell table:style-name="ce81" office:value-type="string" calcext:value-type="string" table:number-columns-spanned="2" table:number-rows-spanned="1">
            <text:p>convertString2Dictionary</text:p>
          </table:table-cell>
          <table:covered-table-cell table:style-name="ce81"/>
          <table:table-cell table:style-name="ce88" office:value-type="string" calcext:value-type="string" table:number-columns-spanned="5" table:number-rows-spanned="1">
            <text:p>convertString2Dictionary(inputString)</text:p>
          </table:table-cell>
          <table:covered-table-cell table:number-columns-repeated="4" table:style-name="ce88"/>
          <table:table-cell table:number-columns-repeated="1016"/>
        </table:table-row>
        <table:table-row table:style-name="ro11">
          <table:table-cell table:style-name="ce70"/>
          <table:table-cell table:style-name="ce11"/>
          <table:table-cell table:style-name="ce84"/>
          <table:table-cell table:style-name="ce9" office:value-type="string" calcext:value-type="string" table:number-columns-spanned="5" table:number-rows-spanned="1">
            <text:p>Converts a string containing key-value pairs into a Python dictionary equivalent.</text:p>
          </table:table-cell>
          <table:covered-table-cell table:number-columns-repeated="4" table:style-name="ce9"/>
          <table:table-cell table:number-columns-repeated="1016"/>
        </table:table-row>
        <table:table-row table:style-name="ro33">
          <table:table-cell table:style-name="ce70"/>
          <table:table-cell table:style-name="ce11"/>
          <table:table-cell table:style-name="ce84"/>
          <table:table-cell table:style-name="ce89" office:value-type="string" calcext:value-type="string">
            <text:p>Parameters:</text:p>
          </table:table-cell>
          <table:table-cell table:style-name="ce95"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95"/>
          <table:table-cell table:number-columns-repeated="1016"/>
        </table:table-row>
        <table:table-row table:style-name="ro18">
          <table:table-cell table:style-name="ce70"/>
          <table:table-cell table:style-name="ce11"/>
          <table:table-cell table:style-name="ce84"/>
          <table:table-cell table:style-name="ce89" office:value-type="string" calcext:value-type="string">
            <text:p>Returns:</text:p>
          </table:table-cell>
          <table:table-cell table:style-name="ce96"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96"/>
          <table:table-cell table:number-columns-repeated="1016"/>
        </table:table-row>
        <table:table-row table:style-name="ro31">
          <table:table-cell table:style-name="ce70"/>
          <table:table-cell table:style-name="ce11"/>
          <table:table-cell table:style-name="ce84"/>
          <table:table-cell table:style-name="ce89"/>
          <table:table-cell table:style-name="ce97" office:value-type="string" calcext:value-type="string" table:number-columns-spanned="4" table:number-rows-spanned="1">
            <text:p>On invalid input: <text:s/>returns only the Python dictionary {'error': 'true'}.</text:p>
          </table:table-cell>
          <table:covered-table-cell table:number-columns-repeated="3" table:style-name="ce97"/>
          <table:table-cell table:number-columns-repeated="1016"/>
        </table:table-row>
        <table:table-row table:style-name="ro5">
          <table:table-cell table:style-name="ce69"/>
          <table:table-cell table:style-name="ce11"/>
          <table:table-cell table:style-name="ce84"/>
          <table:table-cell table:style-name="ce90" office:value-type="string" calcext:value-type="string">
            <text:p>State change:</text:p>
          </table:table-cell>
          <table:table-cell table:style-name="ce96" office:value-type="string" calcext:value-type="string" table:number-columns-spanned="4" table:number-rows-spanned="1">
            <text:p>No state is retained or changed.</text:p>
          </table:table-cell>
          <table:covered-table-cell table:number-columns-repeated="3" table:style-name="ce96"/>
          <table:table-cell table:style-name="ce11"/>
          <table:table-cell table:number-columns-repeated="1015"/>
        </table:table-row>
        <table:table-row table:style-name="ro32">
          <table:table-cell table:style-name="ce70"/>
          <table:table-cell table:style-name="ce82"/>
          <table:table-cell table:style-name="ce84"/>
          <table:table-cell table:style-name="ce90" office:value-type="string" calcext:value-type="string">
            <text:p>Exceptions:</text:p>
          </table:table-cell>
          <table:table-cell table:style-name="ce98" office:value-type="string" calcext:value-type="string" table:number-columns-spanned="4" table:number-rows-spanned="1">
            <text:p>No exceptions are raised. </text:p>
          </table:table-cell>
          <table:covered-table-cell table:number-columns-repeated="3" table:style-name="ce98"/>
          <table:table-cell table:number-columns-repeated="1016"/>
        </table:table-row>
        <table:table-row table:style-name="ro32">
          <table:table-cell table:style-name="ce70"/>
          <table:table-cell table:style-name="ce83"/>
          <table:table-cell table:style-name="ce84"/>
          <table:table-cell table:style-name="ce91" office:value-type="string" calcext:value-type="string">
            <text:p>Examples:</text:p>
          </table:table-cell>
          <table:table-cell table:style-name="ce99" office:value-type="string" calcext:value-type="string">
            <text:p>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abc%3D123'</text:p>
          </table:table-cell>
          <table:covered-table-cell table:number-columns-repeated="2" table:style-name="ce106"/>
          <table:table-cell table:number-columns-repeated="1016"/>
        </table:table-row>
        <table:table-row table:style-name="ro28">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abc':'123'}</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20%3D%20get_stars'</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get_stars'}</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3D%20calculatePosition%2C%20sighting%3DBetelgeuse'</text:p>
          </table:table-cell>
          <table:covered-table-cell table:number-columns-repeated="2" table:style-name="ce106"/>
          <table:table-cell table:number-columns-repeated="1016"/>
        </table:table-row>
        <table:table-row table:style-name="ro18">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calculatePosition', 'sighting':'Betelgeus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1" office:value-type="string" calcext:value-type="string">
            <text:p>In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3Dvalue%2C%20key%3D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duplicate key</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7" office:value-type="string" calcext:value-type="string" table:number-columns-spanned="3" table:number-rows-spanned="1">
            <text:p> 'key%3D'</text:p>
            <text:p>'key%3D'</text:p>
            <text:p>'key%3D'</text:p>
          </table:table-cell>
          <table:covered-table-cell table:number-columns-repeated="2" table:style-name="ce107"/>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key</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1key%3D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is invalid</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20e%20y%20%3D%20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8">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has embedded blank characters</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8">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no key-value pairs are present.</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1%3Dvalue%3B%20key2%3Dvalue'</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2">
          <table:table-cell table:style-name="ce70"/>
          <table:table-cell table:style-name="ce83"/>
          <table:table-cell table:style-name="ce84"/>
          <table:table-cell table:style-name="ce91"/>
          <table:table-cell table:style-name="ce102" office:value-type="string" calcext:value-type="string">
            <text:p>Rationale:</text:p>
          </table:table-cell>
          <table:table-cell table:style-name="ce108" office:value-type="string" calcext:value-type="string" table:number-columns-spanned="3" table:number-rows-spanned="1">
            <text:p>key-value pairs are not separated by a legal separator</text:p>
          </table:table-cell>
          <table:covered-table-cell table:number-columns-repeated="2" table:style-name="ce108"/>
          <table:table-cell table:number-columns-repeated="1016"/>
        </table:table-row>
        <table:table-row table:style-name="ro32">
          <table:table-cell table:style-name="ce70"/>
          <table:table-cell table:style-name="ce83"/>
          <table:table-cell table:style-name="ce84"/>
          <table:table-cell table:style-name="ce91"/>
          <table:table-cell table:style-name="ce103"/>
          <table:table-cell table:style-name="ce106"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1"/>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23">
          <table:table-cell table:style-name="ce71" office:value-type="string" calcext:value-type="string">
            <text:p><text:span text:style-name="T13">import </text:span><text:span text:style-name="T14">softwareprocess.convertString2Dictionary </text:span><text:span text:style-name="T15">as </text:span><text:span text:style-name="T16">cs2d</text:span></text:p>
          </table:table-cell>
          <table:table-cell table:number-columns-repeated="1023"/>
        </table:table-row>
        <table:table-row table:style-name="ro23">
          <table:table-cell table:style-name="ce71" office:value-type="string" calcext:value-type="string">
            <text:p><text:span text:style-name="T17">import </text:span><text:span text:style-name="T18">urllib</text:span></text:p>
          </table:table-cell>
          <table:table-cell table:number-columns-repeated="1023"/>
        </table:table-row>
        <table:table-row table:style-name="ro2">
          <table:table-cell table:number-columns-repeated="1024"/>
        </table:table-row>
        <table:table-row table:style-name="ro23">
          <table:table-cell table:style-name="ce72" office:value-type="string" calcext:value-type="string">
            <text:p># convert human-readable key=value to percent-encoded string</text:p>
          </table:table-cell>
          <table:table-cell table:number-columns-repeated="1023"/>
        </table:table-row>
        <table:table-row table:style-name="ro23">
          <table:table-cell table:style-name="ce73" office:value-type="string" calcext:value-type="string">
            <text:p><text:span text:style-name="T19">inputValue = urllib.quote(</text:span><text:span text:style-name="T20">"key=value"</text:span><text:span text:style-name="T21">)</text:span></text:p>
          </table:table-cell>
          <table:table-cell table:number-columns-repeated="1023"/>
        </table:table-row>
        <table:table-row table:style-name="ro23">
          <table:table-cell table:style-name="ce72" office:value-type="string" calcext:value-type="string">
            <text:p># convert percent-encoded string to dictionary</text:p>
          </table:table-cell>
          <table:table-cell table:number-columns-repeated="1023"/>
        </table:table-row>
        <table:table-row table:style-name="ro23">
          <table:table-cell table:style-name="ce73" office:value-type="string" calcext:value-type="string">
            <text:p><text:span text:style-name="T19">outputValue = cs2d.convertString2Dictionary(</text:span><text:span text:style-name="T22">inputString </text:span><text:span text:style-name="T23">= inputValue)</text:span></text:p>
          </table:table-cell>
          <table:table-cell table:number-columns-repeated="1023"/>
        </table:table-row>
        <table:table-row table:style-name="ro23">
          <table:table-cell table:style-name="ce72" office:value-type="string" calcext:value-type="string">
            <text:p># iterate through keys, print key and corresponding value</text:p>
          </table:table-cell>
          <table:table-cell table:number-columns-repeated="1023"/>
        </table:table-row>
        <table:table-row table:style-name="ro23">
          <table:table-cell table:style-name="ce71" office:value-type="string" calcext:value-type="string">
            <text:p><text:span text:style-name="T13">for </text:span><text:span text:style-name="T14">key </text:span><text:span text:style-name="T15">in </text:span><text:span text:style-name="T16">outputValue.keys():</text:span></text:p>
          </table:table-cell>
          <table:table-cell table:number-columns-repeated="1023"/>
        </table:table-row>
        <table:table-row table:style-name="ro23">
          <table:table-cell table:style-name="ce73" office:value-type="string" calcext:value-type="string">
            <text:p><text:span text:style-name="T24">    </text:span><text:span text:style-name="T25">print</text:span><text:span text:style-name="T16">(</text:span><text:span text:style-name="T26">'key={0}, value={1}'</text:span><text:span text:style-name="T16">.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4A" table:base-cell-address="$Description.$A$1" table:cell-range-address="$Assessment.$#REF!$#REF!"/>
          <table:named-range table:name="DefectLog4AA" table:base-cell-address="$Description.$A$1" table:cell-range-address="#REF!"/>
          <table:named-range table:name="DefectLog4AX" table:base-cell-address="$Description.$A$1" table:cell-range-address="#REF!"/>
          <table:named-range table:name="FunctionalSpecification" table:base-cell-address="$Description.$A$1" table:cell-range-address="#REF!"/>
          <table:named-range table:name="FunctionalSpecification6A" table:base-cell-address="$Description.$A$1" table:cell-range-address="$Assessment.$#REF!$#REF!"/>
          <table:named-range table:name="HistoricalData4A" table:base-cell-address="$Description.$A$1" table:cell-range-address="$Assessment.$#REF!$#REF!"/>
          <table:named-range table:name="l" table:base-cell-address="$Description.$A$1" table:cell-range-address="#REF!"/>
          <table:named-range table:name="LessonLearned4A" table:base-cell-address="$Description.$A$1" table:cell-range-address="$Assessment.$#REF!$#REF!"/>
          <table:named-range table:name="OperationalSpecification" table:base-cell-address="$Description.$A$1" table:cell-range-address="#REF!"/>
          <table:named-range table:name="OperationalSpecification6A" table:base-cell-address="$Description.$A$1" table:cell-range-address="$Assessment.$#REF!$#REF!"/>
          <table:named-range table:name="ProjectPlanSummary4A" table:base-cell-address="$Description.$A$1" table:cell-range-address="$Assessment.$#REF!$#REF!"/>
          <table:named-range table:name="Schedule6A" table:base-cell-address="$Description.$A$1" table:cell-range-address="$Assessment.$#REF!$#REF!"/>
          <table:named-range table:name="SizeEstimate4A" table:base-cell-address="$Description.$A$1" table:cell-range-address="$Assessment.$#REF!$#REF!"/>
          <table:named-range table:name="SourceCode4A" table:base-cell-address="$Description.$A$1" table:cell-range-address="$Assessment.$#REF!$#REF!"/>
          <table:named-range table:name="TaskPlan" table:base-cell-address="$Description.$A$1" table:cell-range-address="#REF!"/>
          <table:named-range table:name="TaskPlan6A" table:base-cell-address="$Description.$A$1" table:cell-range-address="$Assessment.$#REF!$#REF!"/>
          <table:named-range table:name="TestReport4A" table:base-cell-address="$Description.$A$1" table:cell-range-address="$Assessment.$#REF!$#REF!"/>
          <table:named-range table:name="TimeLog4A" table:base-cell-address="$Description.$A$1" table:cell-range-address="$Assessment.$#REF!$#REF!"/>
          <table:named-range table:name="toc6A" table:base-cell-address="$Description.$A$1" table:cell-range-address="$Assessment.$#REF!$#REF!"/>
        </table:named-expressions>
      </table:table>
      <table:table table:name="Spec Notes" table:style-name="ta4">
        <table:table-column table:style-name="co29" table:default-cell-style-name="Default"/>
        <table:table-column table:style-name="co30" table:default-cell-style-name="ce6"/>
        <table:table-column table:style-name="co31" table:default-cell-style-name="ce6"/>
        <table:table-column table:style-name="co23" table:default-cell-style-name="ce6"/>
        <table:table-column table:style-name="co29" table:default-cell-style-name="Default"/>
        <table:table-column table:style-name="co32" table:default-cell-style-name="ce6"/>
        <table:table-column table:style-name="co23" table:default-cell-style-name="ce6"/>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1"/>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9" table:protected="true">
        <loext:table-protection loext:select-protected-cells="true" loext:select-unprotected-cells="true"/>
        <table:table-column table:style-name="co50" table:default-cell-style-name="ce199"/>
        <table:table-column table:style-name="co51" table:default-cell-style-name="ce199"/>
        <table:table-column table:style-name="co23" table:number-columns-repeated="2" table:default-cell-style-name="ce199"/>
        <table:table-column table:style-name="co52" table:default-cell-style-name="ce199"/>
        <table:table-column table:style-name="co36" table:number-columns-repeated="252" table:default-cell-style-name="ce199"/>
        <table:table-column table:style-name="co36" table:number-columns-repeated="767" table:default-cell-style-name="Default"/>
        <table:table-row table:style-name="ro2" table:visibility="collapse">
          <table:table-cell table:style-name="ce159" table:formula="of:=[$Constants.A1]" office:value-type="string" office:string-value="Constants" calcext:value-type="string">
            <text:p>Constants</text:p>
          </table:table-cell>
          <table:table-cell table:style-name="ce159" table:formula="of:=[$Constants.B1]" office:value-type="string" office:string-value=" " calcext:value-type="string">
            <text:p><text:s/></text:p>
          </table:table-cell>
          <table:table-cell table:style-name="ce159" table:formula="of:=[$Constants.C1]" office:value-type="string" office:string-value=" " calcext:value-type="string">
            <text:p><text:s/></text:p>
          </table:table-cell>
          <table:table-cell table:style-name="ce159" table:formula="of:=[$Constants.D1]" office:value-type="string" office:string-value=" " calcext:value-type="string">
            <text:p><text:s/></text:p>
          </table:table-cell>
          <table:table-cell table:style-name="ce159" table:formula="of:=[$Constants.E1]" office:value-type="string" office:string-value=" " calcext:value-type="string">
            <text:p><text:s/></text:p>
          </table:table-cell>
          <table:table-cell table:style-name="ce159" table:formula="of:=[$Constants.F1]" office:value-type="string" office:string-value="Assignment 2" calcext:value-type="string">
            <text:p>Assignment 2</text:p>
          </table:table-cell>
          <table:table-cell table:number-columns-repeated="3" table:style-name="ce187" office:value-type="string" calcext:value-type="string">
            <text:p><text:s/></text:p>
          </table:table-cell>
          <table:table-cell table:number-columns-repeated="1015"/>
        </table:table-row>
        <table:table-row table:style-name="ro2" table:visibility="collapse">
          <table:table-cell table:style-name="ce159" table:formula="of:=[$Constants.A2]" office:value-type="string" office:string-value="Start date:" calcext:value-type="string">
            <text:p>Start date:</text:p>
          </table:table-cell>
          <table:table-cell table:style-name="ce159" table:formula="of:=[$Constants.B2]" office:value-type="float" office:value="36526" calcext:value-type="float">
            <text:p>36526</text:p>
          </table:table-cell>
          <table:table-cell table:style-name="ce159" table:formula="of:=[$Constants.C2]" office:value-type="string" office:string-value=" " calcext:value-type="string">
            <text:p><text:s/></text:p>
          </table:table-cell>
          <table:table-cell table:style-name="ce159" table:formula="of:=[$Constants.D2]" office:value-type="string" office:string-value="Grades:" calcext:value-type="string">
            <text:p>Grades:</text:p>
          </table:table-cell>
          <table:table-cell table:style-name="ce159" table:formula="of:=[$Constants.E2]" office:value-type="string" office:string-value="AA" calcext:value-type="string">
            <text:p>AA</text:p>
          </table:table-cell>
          <table:table-cell table:style-name="ce159" table:formula="of:=[$Constants.F2]" office:value-type="float" office:value="1" calcext:value-type="float">
            <text:p>1</text:p>
          </table:table-cell>
          <table:table-cell table:style-name="ce187" table:number-columns-repeated="2"/>
          <table:table-cell table:number-columns-repeated="1016"/>
        </table:table-row>
        <table:table-row table:style-name="ro2" table:visibility="collapse">
          <table:table-cell table:style-name="ce159" table:formula="of:=[$Constants.A3]" office:value-type="string" office:string-value="End date:" calcext:value-type="string">
            <text:p>End date:</text:p>
          </table:table-cell>
          <table:table-cell table:style-name="ce159" table:formula="of:=[$Constants.B3]" office:value-type="float" office:value="73051" calcext:value-type="float">
            <text:p>73051</text:p>
          </table:table-cell>
          <table:table-cell table:style-name="ce159" table:formula="of:=[$Constants.C3]" office:value-type="string" office:string-value=" " calcext:value-type="string">
            <text:p><text:s/></text:p>
          </table:table-cell>
          <table:table-cell table:style-name="ce159" table:formula="of:=[$Constants.D3]" office:value-type="string" office:string-value=" " calcext:value-type="string">
            <text:p><text:s/></text:p>
          </table:table-cell>
          <table:table-cell table:style-name="ce159" table:formula="of:=[$Constants.E3]" office:value-type="string" office:string-value="A" calcext:value-type="string">
            <text:p>A</text:p>
          </table:table-cell>
          <table:table-cell table:style-name="ce159" table:formula="of:=[$Constants.F3]" office:value-type="float" office:value="0.95" calcext:value-type="float">
            <text:p>0.95</text:p>
          </table:table-cell>
          <table:table-cell table:style-name="ce187" table:number-columns-repeated="2"/>
          <table:table-cell table:number-columns-repeated="1016"/>
        </table:table-row>
        <table:table-row table:style-name="ro2" table:visibility="collapse">
          <table:table-cell table:style-name="ce159" table:formula="of:=[$Constants.A4]" office:value-type="string" office:string-value="Phases:" calcext:value-type="string">
            <text:p>Phases:</text:p>
          </table:table-cell>
          <table:table-cell table:style-name="ce159" table:formula="of:=[$Constants.B4]" office:value-type="string" office:string-value="Analysis" calcext:value-type="string">
            <text:p>Analysis</text:p>
          </table:table-cell>
          <table:table-cell table:style-name="ce159" table:formula="of:=[$Constants.C4]" office:value-type="string" office:string-value=" " calcext:value-type="string">
            <text:p><text:s/></text:p>
          </table:table-cell>
          <table:table-cell table:style-name="ce159" table:formula="of:=[$Constants.D4]" office:value-type="string" office:string-value=" " calcext:value-type="string">
            <text:p><text:s/></text:p>
          </table:table-cell>
          <table:table-cell table:style-name="ce159" table:formula="of:=[$Constants.E4]" office:value-type="string" office:string-value="AB" calcext:value-type="string">
            <text:p>AB</text:p>
          </table:table-cell>
          <table:table-cell table:style-name="ce159" table:formula="of:=[$Constants.F4]" office:value-type="float" office:value="0.9" calcext:value-type="float">
            <text:p>0.9</text:p>
          </table:table-cell>
          <table:table-cell table:style-name="ce187" table:number-columns-repeated="2"/>
          <table:table-cell table:number-columns-repeated="1016"/>
        </table:table-row>
        <table:table-row table:style-name="ro2" table:visibility="collapse">
          <table:table-cell table:style-name="ce159" table:formula="of:=[$Constants.A5]" office:value-type="string" office:string-value=" " calcext:value-type="string">
            <text:p><text:s/></text:p>
          </table:table-cell>
          <table:table-cell table:style-name="ce159" table:formula="of:=[$Constants.B5]" office:value-type="string" office:string-value="Architecture" calcext:value-type="string">
            <text:p>Architecture</text:p>
          </table:table-cell>
          <table:table-cell table:style-name="ce159" table:formula="of:=[$Constants.C5]" office:value-type="string" office:string-value=" " calcext:value-type="string">
            <text:p><text:s/></text:p>
          </table:table-cell>
          <table:table-cell table:style-name="ce159" table:formula="of:=[$Constants.D5]" office:value-type="string" office:string-value=" " calcext:value-type="string">
            <text:p><text:s/></text:p>
          </table:table-cell>
          <table:table-cell table:style-name="ce159" table:formula="of:=[$Constants.E5]" office:value-type="string" office:string-value="B" calcext:value-type="string">
            <text:p>B</text:p>
          </table:table-cell>
          <table:table-cell table:style-name="ce159" table:formula="of:=[$Constants.F5]" office:value-type="float" office:value="0.85" calcext:value-type="float">
            <text:p>0.85</text:p>
          </table:table-cell>
          <table:table-cell table:style-name="ce187" table:number-columns-repeated="2"/>
          <table:table-cell table:number-columns-repeated="1016"/>
        </table:table-row>
        <table:table-row table:style-name="ro2" table:visibility="collapse">
          <table:table-cell table:style-name="ce159" table:formula="of:=[$Constants.A6]" office:value-type="string" office:string-value=" " calcext:value-type="string">
            <text:p><text:s/></text:p>
          </table:table-cell>
          <table:table-cell table:style-name="ce159" table:formula="of:=[$Constants.B6]" office:value-type="string" office:string-value="Project planning" calcext:value-type="string">
            <text:p>Project planning</text:p>
          </table:table-cell>
          <table:table-cell table:style-name="ce159" table:formula="of:=[$Constants.C6]" office:value-type="string" office:string-value=" " calcext:value-type="string">
            <text:p><text:s/></text:p>
          </table:table-cell>
          <table:table-cell table:style-name="ce159" table:formula="of:=[$Constants.D6]" office:value-type="string" office:string-value=" " calcext:value-type="string">
            <text:p><text:s/></text:p>
          </table:table-cell>
          <table:table-cell table:style-name="ce159" table:formula="of:=[$Constants.E6]" office:value-type="string" office:string-value="BC" calcext:value-type="string">
            <text:p>BC</text:p>
          </table:table-cell>
          <table:table-cell table:style-name="ce159" table:formula="of:=[$Constants.F6]" office:value-type="float" office:value="0.8" calcext:value-type="float">
            <text:p>0.8</text:p>
          </table:table-cell>
          <table:table-cell table:style-name="ce187" table:number-columns-repeated="2"/>
          <table:table-cell table:number-columns-repeated="1016"/>
        </table:table-row>
        <table:table-row table:style-name="ro2" table:visibility="collapse">
          <table:table-cell table:style-name="ce159" table:formula="of:=[$Constants.A7]" office:value-type="string" office:string-value=" " calcext:value-type="string">
            <text:p><text:s/></text:p>
          </table:table-cell>
          <table:table-cell table:style-name="ce159" table:formula="of:=[$Constants.B7]" office:value-type="string" office:string-value="Interation planning" calcext:value-type="string">
            <text:p>Interation planning</text:p>
          </table:table-cell>
          <table:table-cell table:style-name="ce159" table:formula="of:=[$Constants.C7]" office:value-type="string" office:string-value=" " calcext:value-type="string">
            <text:p><text:s/></text:p>
          </table:table-cell>
          <table:table-cell table:style-name="ce159" table:formula="of:=[$Constants.D7]" office:value-type="string" office:string-value=" " calcext:value-type="string">
            <text:p><text:s/></text:p>
          </table:table-cell>
          <table:table-cell table:style-name="ce159" table:formula="of:=[$Constants.E7]" office:value-type="string" office:string-value="C" calcext:value-type="string">
            <text:p>C</text:p>
          </table:table-cell>
          <table:table-cell table:style-name="ce159" table:formula="of:=[$Constants.F7]" office:value-type="float" office:value="0.75" calcext:value-type="float">
            <text:p>0.75</text:p>
          </table:table-cell>
          <table:table-cell table:style-name="ce187" table:number-columns-repeated="2"/>
          <table:table-cell table:number-columns-repeated="1016"/>
        </table:table-row>
        <table:table-row table:style-name="ro2" table:visibility="collapse">
          <table:table-cell table:style-name="ce159" table:formula="of:=[$Constants.A8]" office:value-type="string" office:string-value=" " calcext:value-type="string">
            <text:p><text:s/></text:p>
          </table:table-cell>
          <table:table-cell table:style-name="ce159" table:formula="of:=[$Constants.B8]" office:value-type="string" office:string-value="Construction" calcext:value-type="string">
            <text:p>Construction</text:p>
          </table:table-cell>
          <table:table-cell table:style-name="ce159" table:formula="of:=[$Constants.C8]" office:value-type="string" office:string-value=" " calcext:value-type="string">
            <text:p><text:s/></text:p>
          </table:table-cell>
          <table:table-cell table:style-name="ce159" table:formula="of:=[$Constants.D8]" office:value-type="string" office:string-value=" " calcext:value-type="string">
            <text:p><text:s/></text:p>
          </table:table-cell>
          <table:table-cell table:style-name="ce159" table:formula="of:=[$Constants.E8]" office:value-type="string" office:string-value="CD" calcext:value-type="string">
            <text:p>CD</text:p>
          </table:table-cell>
          <table:table-cell table:style-name="ce159" table:formula="of:=[$Constants.F8]" office:value-type="float" office:value="0.7" calcext:value-type="float">
            <text:p>0.7</text:p>
          </table:table-cell>
          <table:table-cell table:style-name="ce187" table:number-columns-repeated="2"/>
          <table:table-cell table:number-columns-repeated="1016"/>
        </table:table-row>
        <table:table-row table:style-name="ro2" table:visibility="collapse">
          <table:table-cell table:style-name="ce159" table:formula="of:=[$Constants.A9]" office:value-type="string" office:string-value=" " calcext:value-type="string">
            <text:p><text:s/></text:p>
          </table:table-cell>
          <table:table-cell table:style-name="ce159" table:formula="of:=[$Constants.B9]" office:value-type="string" office:string-value="Refactoring" calcext:value-type="string">
            <text:p>Refactoring</text:p>
          </table:table-cell>
          <table:table-cell table:style-name="ce159" table:formula="of:=[$Constants.C9]" office:value-type="string" office:string-value=" " calcext:value-type="string">
            <text:p><text:s/></text:p>
          </table:table-cell>
          <table:table-cell table:style-name="ce159" table:formula="of:=[$Constants.D9]" office:value-type="string" office:string-value=" " calcext:value-type="string">
            <text:p><text:s/></text:p>
          </table:table-cell>
          <table:table-cell table:style-name="ce159" table:formula="of:=[$Constants.E9]" office:value-type="string" office:string-value="D" calcext:value-type="string">
            <text:p>D</text:p>
          </table:table-cell>
          <table:table-cell table:style-name="ce159" table:formula="of:=[$Constants.F9]" office:value-type="float" office:value="0.65" calcext:value-type="float">
            <text:p>0.65</text:p>
          </table:table-cell>
          <table:table-cell table:style-name="ce187" table:number-columns-repeated="2"/>
          <table:table-cell table:number-columns-repeated="1016"/>
        </table:table-row>
        <table:table-row table:style-name="ro2" table:visibility="collapse">
          <table:table-cell table:style-name="ce159" table:formula="of:=[$Constants.A10]" office:value-type="string" office:string-value=" " calcext:value-type="string">
            <text:p><text:s/></text:p>
          </table:table-cell>
          <table:table-cell table:style-name="ce159" table:formula="of:=[$Constants.B10]" office:value-type="string" office:string-value="Review" calcext:value-type="string">
            <text:p>Review</text:p>
          </table:table-cell>
          <table:table-cell table:style-name="ce159" table:formula="of:=[$Constants.C10]" office:value-type="string" office:string-value=" " calcext:value-type="string">
            <text:p><text:s/></text:p>
          </table:table-cell>
          <table:table-cell table:style-name="ce159" table:formula="of:=[$Constants.D10]" office:value-type="string" office:string-value=" " calcext:value-type="string">
            <text:p><text:s/></text:p>
          </table:table-cell>
          <table:table-cell table:style-name="ce159" table:formula="of:=[$Constants.E10]" office:value-type="string" office:string-value="F" calcext:value-type="string">
            <text:p>F</text:p>
          </table:table-cell>
          <table:table-cell table:style-name="ce159" table:formula="of:=[$Constants.F10]" office:value-type="float" office:value="0.5" calcext:value-type="float">
            <text:p>0.5</text:p>
          </table:table-cell>
          <table:table-cell table:style-name="ce187" table:number-columns-repeated="2"/>
          <table:table-cell table:number-columns-repeated="1016"/>
        </table:table-row>
        <table:table-row table:style-name="ro2" table:visibility="collapse">
          <table:table-cell table:style-name="ce159" table:formula="of:=[$Constants.A11]" office:value-type="string" office:string-value=" " calcext:value-type="string">
            <text:p><text:s/></text:p>
          </table:table-cell>
          <table:table-cell table:style-name="ce159" table:formula="of:=[$Constants.B11]" office:value-type="string" office:string-value="Integration test" calcext:value-type="string">
            <text:p>Integration test</text:p>
          </table:table-cell>
          <table:table-cell table:style-name="ce159" table:formula="of:=[$Constants.C11]" office:value-type="string" office:string-value=" " calcext:value-type="string">
            <text:p><text:s/></text:p>
          </table:table-cell>
          <table:table-cell table:style-name="ce159" table:formula="of:=[$Constants.D11]" office:value-type="string" office:string-value=" " calcext:value-type="string">
            <text:p><text:s/></text:p>
          </table:table-cell>
          <table:table-cell table:style-name="ce159" table:formula="of:=[$Constants.E11]" office:value-type="string" office:string-value=" " calcext:value-type="string">
            <text:p><text:s/></text:p>
          </table:table-cell>
          <table:table-cell table:style-name="ce159" table:formula="of:=[$Constants.F11]"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2]" office:value-type="string" office:string-value=" " calcext:value-type="string">
            <text:p><text:s/></text:p>
          </table:table-cell>
          <table:table-cell table:style-name="ce159" table:formula="of:=[$Constants.B12]" office:value-type="string" office:string-value="Repatterning" calcext:value-type="string">
            <text:p>Repatterning</text:p>
          </table:table-cell>
          <table:table-cell table:style-name="ce159" table:formula="of:=[$Constants.C12]" office:value-type="string" office:string-value=" " calcext:value-type="string">
            <text:p><text:s/></text:p>
          </table:table-cell>
          <table:table-cell table:style-name="ce159" table:formula="of:=[$Constants.D12]" office:value-type="string" office:string-value=" " calcext:value-type="string">
            <text:p><text:s/></text:p>
          </table:table-cell>
          <table:table-cell table:style-name="ce159" table:formula="of:=[$Constants.E12]" office:value-type="string" office:string-value=" " calcext:value-type="string">
            <text:p><text:s/></text:p>
          </table:table-cell>
          <table:table-cell table:style-name="ce159" table:formula="of:=[$Constants.F12]"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3]" office:value-type="string" office:string-value=" " calcext:value-type="string">
            <text:p><text:s/></text:p>
          </table:table-cell>
          <table:table-cell table:style-name="ce159" table:formula="of:=[$Constants.B13]" office:value-type="string" office:string-value="Postmortem" calcext:value-type="string">
            <text:p>Postmortem</text:p>
          </table:table-cell>
          <table:table-cell table:style-name="ce159" table:formula="of:=[$Constants.C13]" office:value-type="string" office:string-value=" " calcext:value-type="string">
            <text:p><text:s/></text:p>
          </table:table-cell>
          <table:table-cell table:style-name="ce159" table:formula="of:=[$Constants.D13]" office:value-type="string" office:string-value=" " calcext:value-type="string">
            <text:p><text:s/></text:p>
          </table:table-cell>
          <table:table-cell table:style-name="ce159" table:formula="of:=[$Constants.E13]" office:value-type="string" office:string-value=" " calcext:value-type="string">
            <text:p><text:s/></text:p>
          </table:table-cell>
          <table:table-cell table:style-name="ce159" table:formula="of:=[$Constants.F13]"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4]" office:value-type="string" office:string-value=" " calcext:value-type="string">
            <text:p><text:s/></text:p>
          </table:table-cell>
          <table:table-cell table:style-name="ce159" table:formula="of:=[$Constants.B14]" office:value-type="string" office:string-value="Sandbox" calcext:value-type="string">
            <text:p>Sandbox</text:p>
          </table:table-cell>
          <table:table-cell table:style-name="ce159" table:formula="of:=[$Constants.C14]" office:value-type="string" office:string-value=" " calcext:value-type="string">
            <text:p><text:s/></text:p>
          </table:table-cell>
          <table:table-cell table:style-name="ce159" table:formula="of:=[$Constants.D14]" office:value-type="string" office:string-value=" " calcext:value-type="string">
            <text:p><text:s/></text:p>
          </table:table-cell>
          <table:table-cell table:style-name="ce159" table:formula="of:=[$Constants.E14]" office:value-type="string" office:string-value=" " calcext:value-type="string">
            <text:p><text:s/></text:p>
          </table:table-cell>
          <table:table-cell table:style-name="ce159" table:formula="of:=[$Constants.F14]"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5]" office:value-type="string" office:string-value=" " calcext:value-type="string">
            <text:p><text:s/></text:p>
          </table:table-cell>
          <table:table-cell table:style-name="ce159" table:formula="of:=[$Constants.B15]" office:value-type="string" office:string-value=" " calcext:value-type="string">
            <text:p><text:s/></text:p>
          </table:table-cell>
          <table:table-cell table:style-name="ce159" table:formula="of:=[$Constants.C15]" office:value-type="string" office:string-value=" " calcext:value-type="string">
            <text:p><text:s/></text:p>
          </table:table-cell>
          <table:table-cell table:style-name="ce159" table:formula="of:=[$Constants.D15]" office:value-type="string" office:string-value=" " calcext:value-type="string">
            <text:p><text:s/></text:p>
          </table:table-cell>
          <table:table-cell table:style-name="ce159" table:formula="of:=[$Constants.E15]" office:value-type="string" office:string-value=" " calcext:value-type="string">
            <text:p><text:s/></text:p>
          </table:table-cell>
          <table:table-cell table:style-name="ce159" table:formula="of:=[$Constants.F1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6]" office:value-type="string" office:string-value=" " calcext:value-type="string">
            <text:p><text:s/></text:p>
          </table:table-cell>
          <table:table-cell table:style-name="ce159" table:formula="of:=[$Constants.B16]" office:value-type="string" office:string-value=" " calcext:value-type="string">
            <text:p><text:s/></text:p>
          </table:table-cell>
          <table:table-cell table:style-name="ce159" table:formula="of:=[$Constants.C16]" office:value-type="string" office:string-value=" " calcext:value-type="string">
            <text:p><text:s/></text:p>
          </table:table-cell>
          <table:table-cell table:style-name="ce159" table:formula="of:=[$Constants.D16]" office:value-type="string" office:string-value=" " calcext:value-type="string">
            <text:p><text:s/></text:p>
          </table:table-cell>
          <table:table-cell table:style-name="ce159" table:formula="of:=[$Constants.E16]" office:value-type="string" office:string-value=" " calcext:value-type="string">
            <text:p><text:s/></text:p>
          </table:table-cell>
          <table:table-cell table:style-name="ce159" table:formula="of:=[$Constants.F1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7]" office:value-type="string" office:string-value=" " calcext:value-type="string">
            <text:p><text:s/></text:p>
          </table:table-cell>
          <table:table-cell table:style-name="ce159" table:formula="of:=[$Constants.B17]" office:value-type="string" office:string-value=" " calcext:value-type="string">
            <text:p><text:s/></text:p>
          </table:table-cell>
          <table:table-cell table:style-name="ce159" table:formula="of:=[$Constants.C17]" office:value-type="string" office:string-value=" " calcext:value-type="string">
            <text:p><text:s/></text:p>
          </table:table-cell>
          <table:table-cell table:style-name="ce159" table:formula="of:=[$Constants.D17]" office:value-type="string" office:string-value=" " calcext:value-type="string">
            <text:p><text:s/></text:p>
          </table:table-cell>
          <table:table-cell table:style-name="ce159" table:formula="of:=[$Constants.E17]" office:value-type="string" office:string-value=" " calcext:value-type="string">
            <text:p><text:s/></text:p>
          </table:table-cell>
          <table:table-cell table:style-name="ce159" table:formula="of:=[$Constants.F1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8]" office:value-type="string" office:string-value=" " calcext:value-type="string">
            <text:p><text:s/></text:p>
          </table:table-cell>
          <table:table-cell table:style-name="ce159" table:formula="of:=[$Constants.B18]" office:value-type="string" office:string-value=" " calcext:value-type="string">
            <text:p><text:s/></text:p>
          </table:table-cell>
          <table:table-cell table:style-name="ce159" table:formula="of:=[$Constants.C18]" office:value-type="string" office:string-value=" " calcext:value-type="string">
            <text:p><text:s/></text:p>
          </table:table-cell>
          <table:table-cell table:style-name="ce159" table:formula="of:=[$Constants.D18]" office:value-type="string" office:string-value=" " calcext:value-type="string">
            <text:p><text:s/></text:p>
          </table:table-cell>
          <table:table-cell table:style-name="ce159" table:formula="of:=[$Constants.E18]" office:value-type="string" office:string-value=" " calcext:value-type="string">
            <text:p><text:s/></text:p>
          </table:table-cell>
          <table:table-cell table:style-name="ce159" table:formula="of:=[$Constants.F1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19]" office:value-type="string" office:string-value="Defect Types:" calcext:value-type="string">
            <text:p>Defect Types:</text:p>
          </table:table-cell>
          <table:table-cell table:style-name="ce159" table:formula="of:=[$Constants.B19]" office:value-type="string" office:string-value="Requirements Change" calcext:value-type="string">
            <text:p>Requirements Change</text:p>
          </table:table-cell>
          <table:table-cell table:style-name="ce159" table:formula="of:=[$Constants.C19]" office:value-type="string" office:string-value="Changes to requirements" calcext:value-type="string">
            <text:p>Changes to requirements</text:p>
          </table:table-cell>
          <table:table-cell table:style-name="ce159" table:formula="of:=[$Constants.D19]" office:value-type="string" office:string-value="Iteration" calcext:value-type="string">
            <text:p>Iteration</text:p>
          </table:table-cell>
          <table:table-cell table:style-name="ce159" table:formula="of:=[$Constants.E19]" office:value-type="string" office:string-value="NA" calcext:value-type="string">
            <text:p>NA</text:p>
          </table:table-cell>
          <table:table-cell table:style-name="ce159" table:formula="of:=[$Constants.F19]" office:value-type="string" office:string-value="did not follow " calcext:value-type="string">
            <text:p>did not follow </text:p>
          </table:table-cell>
          <table:table-cell table:style-name="ce187" table:number-columns-repeated="2"/>
          <table:table-cell table:number-columns-repeated="1016"/>
        </table:table-row>
        <table:table-row table:style-name="ro2" table:visibility="collapse">
          <table:table-cell table:style-name="ce159" table:formula="of:=[$Constants.A20]" office:value-type="string" office:string-value=" " calcext:value-type="string">
            <text:p><text:s/></text:p>
          </table:table-cell>
          <table:table-cell table:style-name="ce159" table:formula="of:=[$Constants.B20]" office:value-type="string" office:string-value="Requirements Clarification" calcext:value-type="string">
            <text:p>Requirements Clarification</text:p>
          </table:table-cell>
          <table:table-cell table:style-name="ce159" table:formula="of:=[$Constants.C20]" office:value-type="string" office:string-value="Clarifications to requirements" calcext:value-type="string">
            <text:p>Clarifications to requirements</text:p>
          </table:table-cell>
          <table:table-cell table:style-name="ce159" table:formula="of:=[$Constants.D20]" office:value-type="string" office:string-value=" " calcext:value-type="string">
            <text:p><text:s/></text:p>
          </table:table-cell>
          <table:table-cell table:style-name="ce159" table:formula="of:=[$Constants.E20]" office:value-type="float" office:value="1" calcext:value-type="float">
            <text:p>1</text:p>
          </table:table-cell>
          <table:table-cell table:style-name="ce159" table:formula="of:=[$Constants.F20]" office:value-type="string" office:string-value="very painful" calcext:value-type="string">
            <text:p>very painful</text:p>
          </table:table-cell>
          <table:table-cell table:style-name="ce187" table:number-columns-repeated="2"/>
          <table:table-cell table:number-columns-repeated="1016"/>
        </table:table-row>
        <table:table-row table:style-name="ro2" table:visibility="collapse">
          <table:table-cell table:style-name="ce159" table:formula="of:=[$Constants.A21]" office:value-type="string" office:string-value=" " calcext:value-type="string">
            <text:p><text:s/></text:p>
          </table:table-cell>
          <table:table-cell table:style-name="ce159" table:formula="of:=[$Constants.B21]" office:value-type="string" office:string-value="Product syntax" calcext:value-type="string">
            <text:p>Product syntax</text:p>
          </table:table-cell>
          <table:table-cell table:style-name="ce159" table:formula="of:=[$Constants.C21]" office:value-type="string" office:string-value="Syntax flaws in the deliverable product" calcext:value-type="string">
            <text:p>Syntax flaws in the deliverable product</text:p>
          </table:table-cell>
          <table:table-cell table:style-name="ce159" table:formula="of:=[$Constants.D21]" office:value-type="string" office:string-value=" " calcext:value-type="string">
            <text:p><text:s/></text:p>
          </table:table-cell>
          <table:table-cell table:style-name="ce159" table:formula="of:=[$Constants.E21]" office:value-type="float" office:value="2" calcext:value-type="float">
            <text:p>2</text:p>
          </table:table-cell>
          <table:table-cell table:style-name="ce159" table:formula="of:=[$Constants.F21]" office:value-type="string" office:string-value="painful" calcext:value-type="string">
            <text:p>painful</text:p>
          </table:table-cell>
          <table:table-cell table:style-name="ce187" table:number-columns-repeated="2"/>
          <table:table-cell table:number-columns-repeated="1016"/>
        </table:table-row>
        <table:table-row table:style-name="ro2" table:visibility="collapse">
          <table:table-cell table:style-name="ce159" table:formula="of:=[$Constants.A22]" office:value-type="string" office:string-value=" " calcext:value-type="string">
            <text:p><text:s/></text:p>
          </table:table-cell>
          <table:table-cell table:style-name="ce159" table:formula="of:=[$Constants.B22]" office:value-type="string" office:string-value="Product logic" calcext:value-type="string">
            <text:p>Product logic</text:p>
          </table:table-cell>
          <table:table-cell table:style-name="ce159" table:formula="of:=[$Constants.C22]" office:value-type="string" office:string-value="Logic flaws in the deliverable product" calcext:value-type="string">
            <text:p>Logic flaws in the deliverable product</text:p>
          </table:table-cell>
          <table:table-cell table:style-name="ce159" table:formula="of:=[$Constants.D22]" office:value-type="string" office:string-value=" " calcext:value-type="string">
            <text:p><text:s/></text:p>
          </table:table-cell>
          <table:table-cell table:style-name="ce159" table:formula="of:=[$Constants.E22]" office:value-type="float" office:value="3" calcext:value-type="float">
            <text:p>3</text:p>
          </table:table-cell>
          <table:table-cell table:style-name="ce159" table:formula="of:=[$Constants.F22]" office:value-type="string" office:string-value="neutral" calcext:value-type="string">
            <text:p>neutral</text:p>
          </table:table-cell>
          <table:table-cell table:style-name="ce187" table:number-columns-repeated="2"/>
          <table:table-cell table:number-columns-repeated="1016"/>
        </table:table-row>
        <table:table-row table:style-name="ro2" table:visibility="collapse">
          <table:table-cell table:style-name="ce159" table:formula="of:=[$Constants.A23]" office:value-type="string" office:string-value=" " calcext:value-type="string">
            <text:p><text:s/></text:p>
          </table:table-cell>
          <table:table-cell table:style-name="ce159" table:formula="of:=[$Constants.B23]" office:value-type="string" office:string-value="Product interface" calcext:value-type="string">
            <text:p>Product interface</text:p>
          </table:table-cell>
          <table:table-cell table:style-name="ce159" table:formula="of:=[$Constants.C23]" office:value-type="string" office:string-value="Flaws in the interface of a component of the deliverable product" calcext:value-type="string">
            <text:p>Flaws in the interface of a component of the deliverable product</text:p>
          </table:table-cell>
          <table:table-cell table:style-name="ce159" table:formula="of:=[$Constants.D23]" office:value-type="string" office:string-value=" " calcext:value-type="string">
            <text:p><text:s/></text:p>
          </table:table-cell>
          <table:table-cell table:style-name="ce159" table:formula="of:=[$Constants.E23]" office:value-type="float" office:value="4" calcext:value-type="float">
            <text:p>4</text:p>
          </table:table-cell>
          <table:table-cell table:style-name="ce159" table:formula="of:=[$Constants.F23]" office:value-type="string" office:string-value="helpful" calcext:value-type="string">
            <text:p>helpful</text:p>
          </table:table-cell>
          <table:table-cell table:style-name="ce187" table:number-columns-repeated="2"/>
          <table:table-cell table:number-columns-repeated="1016"/>
        </table:table-row>
        <table:table-row table:style-name="ro2" table:visibility="collapse">
          <table:table-cell table:style-name="ce159" table:formula="of:=[$Constants.A24]" office:value-type="string" office:string-value=" " calcext:value-type="string">
            <text:p><text:s/></text:p>
          </table:table-cell>
          <table:table-cell table:style-name="ce159" table:formula="of:=[$Constants.B24]" office:value-type="string" office:string-value="Product checking" calcext:value-type="string">
            <text:p>Product checking</text:p>
          </table:table-cell>
          <table:table-cell table:style-name="ce159"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59" table:formula="of:=[$Constants.D24]" office:value-type="string" office:string-value=" " calcext:value-type="string">
            <text:p><text:s/></text:p>
          </table:table-cell>
          <table:table-cell table:style-name="ce159" table:formula="of:=[$Constants.E24]" office:value-type="float" office:value="5" calcext:value-type="float">
            <text:p>5</text:p>
          </table:table-cell>
          <table:table-cell table:style-name="ce159" table:formula="of:=[$Constants.F24]" office:value-type="string" office:string-value="very helpful" calcext:value-type="string">
            <text:p>very helpful</text:p>
          </table:table-cell>
          <table:table-cell table:style-name="ce187" table:number-columns-repeated="2"/>
          <table:table-cell table:number-columns-repeated="1016"/>
        </table:table-row>
        <table:table-row table:style-name="ro2" table:visibility="collapse">
          <table:table-cell table:style-name="ce159" table:formula="of:=[$Constants.A25]" office:value-type="string" office:string-value=" " calcext:value-type="string">
            <text:p><text:s/></text:p>
          </table:table-cell>
          <table:table-cell table:style-name="ce159" table:formula="of:=[$Constants.B25]" office:value-type="string" office:string-value="Test syntax" calcext:value-type="string">
            <text:p>Test syntax</text:p>
          </table:table-cell>
          <table:table-cell table:style-name="ce159" table:formula="of:=[$Constants.C25]" office:value-type="string" office:string-value="Syntax flaws in the test code " calcext:value-type="string">
            <text:p>Syntax flaws in the test code </text:p>
          </table:table-cell>
          <table:table-cell table:style-name="ce159" table:formula="of:=[$Constants.D25]" office:value-type="string" office:string-value=" " calcext:value-type="string">
            <text:p><text:s/></text:p>
          </table:table-cell>
          <table:table-cell table:style-name="ce159" table:formula="of:=[$Constants.E25]" office:value-type="float" office:value="6" calcext:value-type="float">
            <text:p>6</text:p>
          </table:table-cell>
          <table:table-cell table:style-name="ce159" table:formula="of:=[$Constants.F2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26]" office:value-type="string" office:string-value=" " calcext:value-type="string">
            <text:p><text:s/></text:p>
          </table:table-cell>
          <table:table-cell table:style-name="ce159" table:formula="of:=[$Constants.B26]" office:value-type="string" office:string-value="Test logic" calcext:value-type="string">
            <text:p>Test logic</text:p>
          </table:table-cell>
          <table:table-cell table:style-name="ce159" table:formula="of:=[$Constants.C26]" office:value-type="string" office:string-value="Logic flaws in the test code" calcext:value-type="string">
            <text:p>Logic flaws in the test code</text:p>
          </table:table-cell>
          <table:table-cell table:style-name="ce159" table:formula="of:=[$Constants.D26]" office:value-type="string" office:string-value=" " calcext:value-type="string">
            <text:p><text:s/></text:p>
          </table:table-cell>
          <table:table-cell table:style-name="ce159" table:formula="of:=[$Constants.E26]" office:value-type="float" office:value="7" calcext:value-type="float">
            <text:p>7</text:p>
          </table:table-cell>
          <table:table-cell table:style-name="ce159" table:formula="of:=[$Constants.F2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27]" office:value-type="string" office:string-value=" " calcext:value-type="string">
            <text:p><text:s/></text:p>
          </table:table-cell>
          <table:table-cell table:style-name="ce159" table:formula="of:=[$Constants.B27]" office:value-type="string" office:string-value="Test interface" calcext:value-type="string">
            <text:p>Test interface</text:p>
          </table:table-cell>
          <table:table-cell table:style-name="ce159" table:formula="of:=[$Constants.C27]" office:value-type="string" office:string-value="Flaws in the interface of a component of the test code" calcext:value-type="string">
            <text:p>Flaws in the interface of a component of the test code</text:p>
          </table:table-cell>
          <table:table-cell table:style-name="ce159" table:formula="of:=[$Constants.D27]" office:value-type="string" office:string-value=" " calcext:value-type="string">
            <text:p><text:s/></text:p>
          </table:table-cell>
          <table:table-cell table:style-name="ce159" table:formula="of:=[$Constants.E27]" office:value-type="float" office:value="8" calcext:value-type="float">
            <text:p>8</text:p>
          </table:table-cell>
          <table:table-cell table:style-name="ce159" table:formula="of:=[$Constants.F2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28]" office:value-type="string" office:string-value=" " calcext:value-type="string">
            <text:p><text:s/></text:p>
          </table:table-cell>
          <table:table-cell table:style-name="ce159" table:formula="of:=[$Constants.B28]" office:value-type="string" office:string-value="Test checking" calcext:value-type="string">
            <text:p>Test checking</text:p>
          </table:table-cell>
          <table:table-cell table:style-name="ce159"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59" table:formula="of:=[$Constants.D28]" office:value-type="string" office:string-value=" " calcext:value-type="string">
            <text:p><text:s/></text:p>
          </table:table-cell>
          <table:table-cell table:style-name="ce159" table:formula="of:=[$Constants.E28]" office:value-type="float" office:value="9" calcext:value-type="float">
            <text:p>9</text:p>
          </table:table-cell>
          <table:table-cell table:style-name="ce159" table:formula="of:=[$Constants.F2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159" table:formula="of:=[$Constants.A29]" office:value-type="string" office:string-value=" " calcext:value-type="string">
            <text:p><text:s/></text:p>
          </table:table-cell>
          <table:table-cell table:style-name="ce159" table:formula="of:=[$Constants.B29]" office:value-type="string" office:string-value="Bad Smell" calcext:value-type="string">
            <text:p>Bad Smell</text:p>
          </table:table-cell>
          <table:table-cell table:style-name="ce159"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59" table:formula="of:=[$Constants.D29]" office:value-type="string" office:string-value=" " calcext:value-type="string">
            <text:p><text:s/></text:p>
          </table:table-cell>
          <table:table-cell table:style-name="ce159" table:formula="of:=[$Constants.E29]" office:value-type="float" office:value="10" calcext:value-type="float">
            <text:p>10</text:p>
          </table:table-cell>
          <table:table-cell table:style-name="ce159" table:formula="of:=[$Constants.F29]"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style-name="ce159" table:formula="of:=[$Constants.A30]" office:value-type="string" office:string-value="Y/N:" calcext:value-type="string">
            <text:p>Y/N:</text:p>
          </table:table-cell>
          <table:table-cell table:style-name="ce159" table:formula="of:=[$Constants.B30]" office:value-type="string" office:string-value="Yes" calcext:value-type="string">
            <text:p>Yes</text:p>
          </table:table-cell>
          <table:table-cell table:style-name="ce159" table:formula="of:=[$Constants.C30]" office:value-type="string" office:string-value=" " calcext:value-type="string">
            <text:p><text:s/></text:p>
          </table:table-cell>
          <table:table-cell table:style-name="ce159" table:formula="of:=[$Constants.D30]" office:value-type="string" office:string-value=" " calcext:value-type="string">
            <text:p><text:s/></text:p>
          </table:table-cell>
          <table:table-cell table:style-name="ce159" table:formula="of:=[$Constants.E30]" office:value-type="string" office:string-value="Passed" calcext:value-type="string">
            <text:p>Passed</text:p>
          </table:table-cell>
          <table:table-cell table:style-name="ce159" table:formula="of:=[$Constants.F30]"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style-name="ce159" table:formula="of:=[$Constants.A31]" office:value-type="string" office:string-value=" " calcext:value-type="string">
            <text:p><text:s/></text:p>
          </table:table-cell>
          <table:table-cell table:style-name="ce159" table:formula="of:=[$Constants.B31]" office:value-type="string" office:string-value="No" calcext:value-type="string">
            <text:p>No</text:p>
          </table:table-cell>
          <table:table-cell table:style-name="ce159" table:formula="of:=[$Constants.C31]" office:value-type="string" office:string-value=" " calcext:value-type="string">
            <text:p><text:s/></text:p>
          </table:table-cell>
          <table:table-cell table:style-name="ce159" table:formula="of:=[$Constants.D31]" office:value-type="string" office:string-value=" " calcext:value-type="string">
            <text:p><text:s/></text:p>
          </table:table-cell>
          <table:table-cell table:style-name="ce159" table:formula="of:=[$Constants.E31]" office:value-type="string" office:string-value="Passed with issues" calcext:value-type="string">
            <text:p>Passed with issues</text:p>
          </table:table-cell>
          <table:table-cell table:style-name="ce159" table:formula="of:=[$Constants.F31]" office:value-type="float" office:value="0" calcext:value-type="float">
            <text:p>0</text:p>
          </table:table-cell>
          <table:table-cell table:style-name="ce188" table:number-columns-repeated="2"/>
          <table:table-cell/>
          <table:table-cell table:style-name="ce200" table:number-columns-repeated="1015"/>
        </table:table-row>
        <table:table-row table:style-name="ro2" table:visibility="collapse">
          <table:table-cell table:style-name="ce159" table:formula="of:=[$Constants.A32]" office:value-type="string" office:string-value="Proxy Types:" calcext:value-type="string">
            <text:p>Proxy Types:</text:p>
          </table:table-cell>
          <table:table-cell table:style-name="ce159" table:formula="of:=[$Constants.B32]" office:value-type="string" office:string-value="-" calcext:value-type="string">
            <text:p>-</text:p>
          </table:table-cell>
          <table:table-cell table:style-name="ce159" table:formula="of:=[$Constants.C32]" office:value-type="string" office:string-value=" " calcext:value-type="string">
            <text:p><text:s/></text:p>
          </table:table-cell>
          <table:table-cell table:style-name="ce159" table:formula="of:=[$Constants.D32]" office:value-type="string" office:string-value=" " calcext:value-type="string">
            <text:p><text:s/></text:p>
          </table:table-cell>
          <table:table-cell table:style-name="ce159" table:formula="of:=[$Constants.E32]" office:value-type="string" office:string-value="Failed" calcext:value-type="string">
            <text:p>Failed</text:p>
          </table:table-cell>
          <table:table-cell table:style-name="ce159" table:formula="of:=[$Constants.F3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3]" office:value-type="string" office:string-value=" " calcext:value-type="string">
            <text:p><text:s/></text:p>
          </table:table-cell>
          <table:table-cell table:style-name="ce159" table:formula="of:=[$Constants.B33]" office:value-type="string" office:string-value="Calculation" calcext:value-type="string">
            <text:p>Calculation</text:p>
          </table:table-cell>
          <table:table-cell table:style-name="ce159" table:formula="of:=[$Constants.C33]" office:value-type="string" office:string-value=" " calcext:value-type="string">
            <text:p><text:s/></text:p>
          </table:table-cell>
          <table:table-cell table:style-name="ce159" table:formula="of:=[$Constants.D33]" office:value-type="string" office:string-value=" " calcext:value-type="string">
            <text:p><text:s/></text:p>
          </table:table-cell>
          <table:table-cell table:style-name="ce159" table:formula="of:=[$Constants.E33]" office:value-type="string" office:string-value="Not tested" calcext:value-type="string">
            <text:p>Not tested</text:p>
          </table:table-cell>
          <table:table-cell table:style-name="ce159" table:formula="of:=[$Constants.F33]"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4]" office:value-type="string" office:string-value=" " calcext:value-type="string">
            <text:p><text:s/></text:p>
          </table:table-cell>
          <table:table-cell table:style-name="ce159" table:formula="of:=[$Constants.B34]" office:value-type="string" office:string-value="Data" calcext:value-type="string">
            <text:p>Data</text:p>
          </table:table-cell>
          <table:table-cell table:style-name="ce159" table:formula="of:=[$Constants.C34]" office:value-type="string" office:string-value=" " calcext:value-type="string">
            <text:p><text:s/></text:p>
          </table:table-cell>
          <table:table-cell table:style-name="ce159" table:formula="of:=[$Constants.D34]" office:value-type="string" office:string-value=" " calcext:value-type="string">
            <text:p><text:s/></text:p>
          </table:table-cell>
          <table:table-cell table:style-name="ce159" table:formula="of:=[$Constants.E34]" office:value-type="string" office:string-value="Not applicable" calcext:value-type="string">
            <text:p>Not applicable</text:p>
          </table:table-cell>
          <table:table-cell table:style-name="ce159" table:formula="of:=[$Constants.F34]"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5]" office:value-type="string" office:string-value=" " calcext:value-type="string">
            <text:p><text:s/></text:p>
          </table:table-cell>
          <table:table-cell table:style-name="ce159" table:formula="of:=[$Constants.B35]" office:value-type="string" office:string-value="I/O" calcext:value-type="string">
            <text:p>I/O</text:p>
          </table:table-cell>
          <table:table-cell table:style-name="ce159" table:formula="of:=[$Constants.C35]" office:value-type="string" office:string-value=" " calcext:value-type="string">
            <text:p><text:s/></text:p>
          </table:table-cell>
          <table:table-cell table:style-name="ce159" table:formula="of:=[$Constants.D35]" office:value-type="string" office:string-value=" " calcext:value-type="string">
            <text:p><text:s/></text:p>
          </table:table-cell>
          <table:table-cell table:style-name="ce159" table:formula="of:=[$Constants.E35]" office:value-type="string" office:string-value=" " calcext:value-type="string">
            <text:p><text:s/></text:p>
          </table:table-cell>
          <table:table-cell table:style-name="ce159" table:formula="of:=[$Constants.F35]"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6]" office:value-type="string" office:string-value=" " calcext:value-type="string">
            <text:p><text:s/></text:p>
          </table:table-cell>
          <table:table-cell table:style-name="ce159" table:formula="of:=[$Constants.B36]" office:value-type="string" office:string-value="Logic" calcext:value-type="string">
            <text:p>Logic</text:p>
          </table:table-cell>
          <table:table-cell table:style-name="ce159" table:formula="of:=[$Constants.C36]" office:value-type="string" office:string-value=" " calcext:value-type="string">
            <text:p><text:s/></text:p>
          </table:table-cell>
          <table:table-cell table:style-name="ce159" table:formula="of:=[$Constants.D36]" office:value-type="string" office:string-value=" " calcext:value-type="string">
            <text:p><text:s/></text:p>
          </table:table-cell>
          <table:table-cell table:style-name="ce159" table:formula="of:=[$Constants.E36]" office:value-type="string" office:string-value=" " calcext:value-type="string">
            <text:p><text:s/></text:p>
          </table:table-cell>
          <table:table-cell table:style-name="ce159" table:formula="of:=[$Constants.F36]"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7]" office:value-type="string" office:string-value=" " calcext:value-type="string">
            <text:p><text:s/></text:p>
          </table:table-cell>
          <table:table-cell table:style-name="ce159" table:formula="of:=[$Constants.B37]" office:value-type="string" office:string-value=" " calcext:value-type="string">
            <text:p><text:s/></text:p>
          </table:table-cell>
          <table:table-cell table:style-name="ce159" table:formula="of:=[$Constants.C37]" office:value-type="string" office:string-value=" " calcext:value-type="string">
            <text:p><text:s/></text:p>
          </table:table-cell>
          <table:table-cell table:style-name="ce159" table:formula="of:=[$Constants.D37]" office:value-type="string" office:string-value=" " calcext:value-type="string">
            <text:p><text:s/></text:p>
          </table:table-cell>
          <table:table-cell table:style-name="ce159" table:formula="of:=[$Constants.E37]" office:value-type="string" office:string-value=" " calcext:value-type="string">
            <text:p><text:s/></text:p>
          </table:table-cell>
          <table:table-cell table:style-name="ce159" table:formula="of:=[$Constants.F37]"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38]" office:value-type="string" office:string-value="Sizes:" calcext:value-type="string">
            <text:p>Sizes:</text:p>
          </table:table-cell>
          <table:table-cell table:style-name="ce159" table:formula="of:=[$Constants.B38]" office:value-type="string" office:string-value="VS" calcext:value-type="string">
            <text:p>VS</text:p>
          </table:table-cell>
          <table:table-cell table:style-name="ce159" table:formula="of:=[$Constants.C38]" office:value-type="string" office:string-value="S" calcext:value-type="string">
            <text:p>S</text:p>
          </table:table-cell>
          <table:table-cell table:style-name="ce159" table:formula="of:=[$Constants.D38]" office:value-type="string" office:string-value="M" calcext:value-type="string">
            <text:p>M</text:p>
          </table:table-cell>
          <table:table-cell table:style-name="ce159" table:formula="of:=[$Constants.E38]" office:value-type="string" office:string-value="L" calcext:value-type="string">
            <text:p>L</text:p>
          </table:table-cell>
          <table:table-cell table:style-name="ce159" table:formula="of:=[$Constants.F38]" office:value-type="string" office:string-value="VL" calcext:value-type="string">
            <text:p>VL</text:p>
          </table:table-cell>
          <table:table-cell table:style-name="ce188"/>
          <table:table-cell table:style-name="ce187"/>
          <table:table-cell table:number-columns-repeated="1016"/>
        </table:table-row>
        <table:table-row table:style-name="ro2" table:visibility="collapse">
          <table:table-cell table:style-name="ce159" table:formula="of:=[$Constants.A39]" office:value-type="string" office:string-value="upper" calcext:value-type="string">
            <text:p>upper</text:p>
          </table:table-cell>
          <table:table-cell table:style-name="ce159" table:formula="of:=[$Constants.B39]" office:value-type="float" office:value="-1.5" calcext:value-type="float">
            <text:p>-1.5</text:p>
          </table:table-cell>
          <table:table-cell table:style-name="ce159" table:formula="of:=[$Constants.C39]" office:value-type="float" office:value="-0.5" calcext:value-type="float">
            <text:p>-0.5</text:p>
          </table:table-cell>
          <table:table-cell table:style-name="ce159" table:formula="of:=[$Constants.D39]" office:value-type="float" office:value="0.5" calcext:value-type="float">
            <text:p>0.5</text:p>
          </table:table-cell>
          <table:table-cell table:style-name="ce159" table:formula="of:=[$Constants.E39]" office:value-type="float" office:value="1.5" calcext:value-type="float">
            <text:p>1.5</text:p>
          </table:table-cell>
          <table:table-cell table:style-name="ce159" table:formula="of:=[$Constants.F39]" office:value-type="float" office:value="99999" calcext:value-type="float">
            <text:p>99999</text:p>
          </table:table-cell>
          <table:table-cell table:style-name="ce188"/>
          <table:table-cell table:style-name="ce187"/>
          <table:table-cell table:number-columns-repeated="1016"/>
        </table:table-row>
        <table:table-row table:style-name="ro2" table:visibility="collapse">
          <table:table-cell table:style-name="ce159" table:formula="of:=[$Constants.A40]" office:value-type="string" office:string-value="mid" calcext:value-type="string">
            <text:p>mid</text:p>
          </table:table-cell>
          <table:table-cell table:style-name="ce159" table:formula="of:=[$Constants.B40]" office:value-type="float" office:value="-2" calcext:value-type="float">
            <text:p>-2</text:p>
          </table:table-cell>
          <table:table-cell table:style-name="ce159" table:formula="of:=[$Constants.C40]" office:value-type="float" office:value="-1" calcext:value-type="float">
            <text:p>-1</text:p>
          </table:table-cell>
          <table:table-cell table:style-name="ce159" table:formula="of:=[$Constants.D40]" office:value-type="float" office:value="0" calcext:value-type="float">
            <text:p>0</text:p>
          </table:table-cell>
          <table:table-cell table:style-name="ce159" table:formula="of:=[$Constants.E40]" office:value-type="float" office:value="1" calcext:value-type="float">
            <text:p>1</text:p>
          </table:table-cell>
          <table:table-cell table:style-name="ce159" table:formula="of:=[$Constants.F40]" office:value-type="float" office:value="2" calcext:value-type="float">
            <text:p>2</text:p>
          </table:table-cell>
          <table:table-cell table:style-name="ce188"/>
          <table:table-cell table:style-name="ce187"/>
          <table:table-cell table:number-columns-repeated="1016"/>
        </table:table-row>
        <table:table-row table:style-name="ro2" table:visibility="collapse">
          <table:table-cell table:style-name="ce159" table:formula="of:=[$Constants.A41]" office:value-type="string" office:string-value="lower" calcext:value-type="string">
            <text:p>lower</text:p>
          </table:table-cell>
          <table:table-cell table:style-name="ce159" table:formula="of:=[$Constants.B41]" office:value-type="float" office:value="0" calcext:value-type="float">
            <text:p>0</text:p>
          </table:table-cell>
          <table:table-cell table:style-name="ce159" table:formula="of:=[$Constants.C41]" office:value-type="float" office:value="-1.5" calcext:value-type="float">
            <text:p>-1.5</text:p>
          </table:table-cell>
          <table:table-cell table:style-name="ce159" table:formula="of:=[$Constants.D41]" office:value-type="float" office:value="-0.5" calcext:value-type="float">
            <text:p>-0.5</text:p>
          </table:table-cell>
          <table:table-cell table:style-name="ce159" table:formula="of:=[$Constants.E41]" office:value-type="float" office:value="0.5" calcext:value-type="float">
            <text:p>0.5</text:p>
          </table:table-cell>
          <table:table-cell table:style-name="ce159" table:formula="of:=[$Constants.F41]" office:value-type="float" office:value="1.5" calcext:value-type="float">
            <text:p>1.5</text:p>
          </table:table-cell>
          <table:table-cell table:style-name="ce188"/>
          <table:table-cell table:style-name="ce187"/>
          <table:table-cell table:number-columns-repeated="1016"/>
        </table:table-row>
        <table:table-row table:style-name="ro2" table:visibility="collapse">
          <table:table-cell table:style-name="ce159" table:formula="of:=[$Constants.A42]" office:value-type="string" office:string-value=" " calcext:value-type="string">
            <text:p><text:s/></text:p>
          </table:table-cell>
          <table:table-cell table:style-name="ce159" table:formula="of:=[$Constants.B42]" office:value-type="float" office:value="0" calcext:value-type="float">
            <text:p>0</text:p>
          </table:table-cell>
          <table:table-cell table:style-name="ce159" table:formula="of:=[$Constants.C42]" office:value-type="float" office:value="0" calcext:value-type="float">
            <text:p>0</text:p>
          </table:table-cell>
          <table:table-cell table:style-name="ce159" table:formula="of:=[$Constants.D42]" office:value-type="float" office:value="0" calcext:value-type="float">
            <text:p>0</text:p>
          </table:table-cell>
          <table:table-cell table:style-name="ce159" table:formula="of:=[$Constants.E42]" office:value-type="float" office:value="0" calcext:value-type="float">
            <text:p>0</text:p>
          </table:table-cell>
          <table:table-cell table:style-name="ce159" table:formula="of:=[$Constants.F4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159" table:formula="of:=[$Constants.A43]" office:value-type="string" office:string-value=" " calcext:value-type="string">
            <text:p><text:s/></text:p>
          </table:table-cell>
          <table:table-cell table:style-name="ce159" table:formula="of:=[$Constants.B43]" office:value-type="string" office:string-value=" " calcext:value-type="string">
            <text:p><text:s/></text:p>
          </table:table-cell>
          <table:table-cell table:style-name="ce159" table:formula="of:=[$Constants.C43]" office:value-type="string" office:string-value=" " calcext:value-type="string">
            <text:p><text:s/></text:p>
          </table:table-cell>
          <table:table-cell table:style-name="ce159" table:formula="of:=[$Constants.D43]" office:value-type="string" office:string-value=" " calcext:value-type="string">
            <text:p><text:s/></text:p>
          </table:table-cell>
          <table:table-cell table:style-name="ce159" table:formula="of:=[$Constants.E43]" office:value-type="string" office:string-value=" " calcext:value-type="string">
            <text:p><text:s/></text:p>
          </table:table-cell>
          <table:table-cell table:style-name="ce159" table:formula="of:=[$Constants.F43]" office:value-type="string" office:string-value=" " calcext:value-type="string">
            <text:p><text:s/></text:p>
          </table:table-cell>
          <table:table-cell table:style-name="ce189" table:number-columns-repeated="2"/>
          <table:table-cell table:style-name="ce149" table:number-columns-repeated="248"/>
          <table:table-cell table:number-columns-repeated="768"/>
        </table:table-row>
        <table:table-row table:style-name="ro2" table:visibility="collapse">
          <table:table-cell table:style-name="ce159" table:formula="of:=[$Constants.A44]" office:value-type="string" office:string-value="&lt;-- Mandatory" calcext:value-type="string">
            <text:p>&lt;-- Mandatory</text:p>
          </table:table-cell>
          <table:table-cell table:style-name="ce159" table:formula="of:=[$Constants.B44]" office:value-type="string" office:string-value=" " calcext:value-type="string">
            <text:p><text:s/></text:p>
          </table:table-cell>
          <table:table-cell table:style-name="ce159" table:formula="of:=[$Constants.C44]" office:value-type="string" office:string-value="✔" calcext:value-type="string">
            <text:p>✔</text:p>
          </table:table-cell>
          <table:table-cell table:style-name="ce159" table:formula="of:=[$Constants.D44]" office:value-type="string" office:string-value=" " calcext:value-type="string">
            <text:p><text:s/></text:p>
          </table:table-cell>
          <table:table-cell table:style-name="ce159" table:formula="of:=[$Constants.E44]" office:value-type="string" office:string-value=" " calcext:value-type="string">
            <text:p><text:s/></text:p>
          </table:table-cell>
          <table:table-cell table:style-name="ce159" table:formula="of:=[$Constants.F44]" office:value-type="string" office:string-value=" " calcext:value-type="string">
            <text:p><text:s/></text:p>
          </table:table-cell>
          <table:table-cell table:style-name="ce190" table:number-columns-repeated="5"/>
          <table:table-cell table:style-name="ce198" table:number-columns-repeated="1013"/>
        </table:table-row>
        <table:table-row table:style-name="ro2" table:visibility="collapse">
          <table:table-cell table:number-columns-repeated="1024"/>
        </table:table-row>
        <table:table-row table:style-name="ro1">
          <table:table-cell table:style-name="ce253" office:value-type="string" calcext:value-type="string" table:number-columns-spanned="3" table:number-rows-spanned="1">
            <text:p>Assessment Worksheet</text:p>
          </table:table-cell>
          <table:covered-table-cell table:number-columns-repeated="2" table:style-name="ce253"/>
          <table:table-cell table:number-columns-repeated="1021"/>
        </table:table-row>
        <table:table-row table:style-name="ro31">
          <table:table-cell table:style-name="ce254" table:number-columns-repeated="3"/>
          <table:table-cell table:number-columns-repeated="1021"/>
        </table:table-row>
        <table:table-row table:style-name="ro2">
          <table:table-cell office:value-type="string" calcext:value-type="string">
            <text:p>Name:</text:p>
          </table:table-cell>
          <table:table-cell table:style-name="ce267"/>
          <table:table-cell table:style-name="ce271" table:number-columns-spanned="2" table:number-rows-spanned="1"/>
          <table:covered-table-cell table:style-name="ce271"/>
          <table:table-cell table:style-name="ce188"/>
          <table:table-cell table:number-columns-repeated="1019"/>
        </table:table-row>
        <table:table-row table:style-name="ro2">
          <table:table-cell office:value-type="string" calcext:value-type="string">
            <text:p>User name:</text:p>
          </table:table-cell>
          <table:table-cell table:style-name="ce267"/>
          <table:table-cell table:style-name="ce271" table:number-columns-spanned="2" table:number-rows-spanned="1"/>
          <table:covered-table-cell table:style-name="ce271"/>
          <table:table-cell table:style-name="ce188"/>
          <table:table-cell table:number-columns-repeated="1019"/>
        </table:table-row>
        <table:table-row table:style-name="ro2">
          <table:table-cell office:value-type="string" calcext:value-type="string">
            <text:p>GitHub user name:</text:p>
          </table:table-cell>
          <table:table-cell table:style-name="ce267"/>
          <table:table-cell table:style-name="ce271" table:number-columns-spanned="2" table:number-rows-spanned="1"/>
          <table:covered-table-cell table:style-name="ce271"/>
          <table:table-cell table:style-name="ce188"/>
          <table:table-cell table:number-columns-repeated="1019"/>
        </table:table-row>
        <table:table-row table:style-name="ro32">
          <table:table-cell table:style-name="ce255" table:number-columns-repeated="5"/>
          <table:table-cell table:number-columns-repeated="1019"/>
        </table:table-row>
        <table:table-row table:style-name="ro1">
          <table:table-cell table:style-name="ce256" office:value-type="string" calcext:value-type="string">
            <text:p>Instructor Assessment</text:p>
          </table:table-cell>
          <table:table-cell table:style-name="ce256"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268" table:content-validation-name="val1"/>
          <table:table-cell table:number-columns-repeated="1022"/>
        </table:table-row>
        <table:table-row table:style-name="ro2">
          <table:table-cell office:value-type="string" calcext:value-type="string">
            <text:p>Process Assessment:</text:p>
          </table:table-cell>
          <table:table-cell table:style-name="ce268" table:content-validation-name="val1"/>
          <table:table-cell table:number-columns-repeated="1022"/>
        </table:table-row>
        <table:table-row table:style-name="ro2">
          <table:table-cell office:value-type="string" calcext:value-type="string">
            <text:p>Score:</text:p>
          </table:table-cell>
          <table:table-cell table:style-name="ce268" table:formula="of:=IF(OR(ISBLANK([.B55]);ISBLANK([.B56]));&quot;&quot;;MIN(VLOOKUP([.B55];[.B61:.C69];2;FALSE());VLOOKUP([.B56];[.B71:.C79];2;FALSE())))">
            <text:p/>
          </table:table-cell>
          <table:table-cell table:style-name="ce272"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149" table:formula="of:=[.E2]" office:value-type="string" office:string-value="AA" calcext:value-type="string">
            <text:p>AA</text:p>
          </table:table-cell>
          <table:table-cell table:style-name="ce273" table:formula="of:=[.$D$57]*[.F2]" office:value-type="float" office:value="50" calcext:value-type="float">
            <text:p>50</text:p>
          </table:table-cell>
          <table:table-cell table:style-name="ce260" office:value-type="string" calcext:value-type="string" table:number-columns-spanned="2" table:number-rows-spanned="1">
            <text:p>Exceptional job worthy of being used as an example of superior work</text:p>
          </table:table-cell>
          <table:covered-table-cell table:style-name="ce260"/>
          <table:table-cell table:number-columns-repeated="1019"/>
        </table:table-row>
        <table:table-row table:style-name="ro2">
          <table:table-cell/>
          <table:table-cell table:style-name="ce149" table:formula="of:=[.E3]" office:value-type="string" office:string-value="A" calcext:value-type="string">
            <text:p>A</text:p>
          </table:table-cell>
          <table:table-cell table:style-name="ce273" table:formula="of:=[.$D$57]*[.F3]" office:value-type="float" office:value="47.5" calcext:value-type="float">
            <text:p>47.5</text:p>
          </table:table-cell>
          <table:table-cell table:style-name="ce260" office:value-type="string" calcext:value-type="string" table:number-columns-spanned="2" table:number-rows-spanned="1">
            <text:p>Product satisfies functional requirements but has insignificant exceptions in form or format</text:p>
          </table:table-cell>
          <table:covered-table-cell table:style-name="ce260"/>
          <table:table-cell table:number-columns-repeated="1019"/>
        </table:table-row>
        <table:table-row table:style-name="ro2">
          <table:table-cell/>
          <table:table-cell table:style-name="ce149" table:formula="of:=[.E4]" office:value-type="string" office:string-value="AB" calcext:value-type="string">
            <text:p>AB</text:p>
          </table:table-cell>
          <table:table-cell table:style-name="ce273" table:formula="of:=[.$D$57]*[.F4]" office:value-type="float" office:value="45" calcext:value-type="float">
            <text:p>45</text:p>
          </table:table-cell>
          <table:table-cell table:style-name="ce260" office:value-type="string" calcext:value-type="string" table:number-columns-spanned="2" table:number-rows-spanned="1">
            <text:p>Product satisfies functional requirements but has multiple minor exceptions in form or format</text:p>
          </table:table-cell>
          <table:covered-table-cell table:style-name="ce260"/>
          <table:table-cell table:number-columns-repeated="1019"/>
        </table:table-row>
        <table:table-row table:style-name="ro2">
          <table:table-cell/>
          <table:table-cell table:style-name="ce149" table:formula="of:=[.E5]" office:value-type="string" office:string-value="B" calcext:value-type="string">
            <text:p>B</text:p>
          </table:table-cell>
          <table:table-cell table:style-name="ce273" table:formula="of:=[.$D$57]*[.F5]" office:value-type="float" office:value="42.5" calcext:value-type="float">
            <text:p>42.5</text:p>
          </table:table-cell>
          <table:table-cell table:style-name="ce260" office:value-type="string" calcext:value-type="string" table:number-columns-spanned="2" table:number-rows-spanned="1">
            <text:p>Product satisfies functional requirements but has significant exceptions in form or format</text:p>
          </table:table-cell>
          <table:covered-table-cell table:style-name="ce260"/>
          <table:table-cell table:number-columns-repeated="1019"/>
        </table:table-row>
        <table:table-row table:style-name="ro2">
          <table:table-cell/>
          <table:table-cell table:style-name="ce149" table:formula="of:=[.E6]" office:value-type="string" office:string-value="BC" calcext:value-type="string">
            <text:p>BC</text:p>
          </table:table-cell>
          <table:table-cell table:style-name="ce273" table:formula="of:=[.$D$57]*[.F6]" office:value-type="float" office:value="40" calcext:value-type="float">
            <text:p>40</text:p>
          </table:table-cell>
          <table:table-cell table:style-name="ce260" office:value-type="string" calcext:value-type="string" table:number-columns-spanned="2" table:number-rows-spanned="1">
            <text:p>Product encounters minor problems with user acceptance tests, has few insignificant exceptions in form or format</text:p>
          </table:table-cell>
          <table:covered-table-cell table:style-name="ce260"/>
          <table:table-cell table:number-columns-repeated="1019"/>
        </table:table-row>
        <table:table-row table:style-name="ro2">
          <table:table-cell/>
          <table:table-cell table:style-name="ce149" table:formula="of:=[.E7]" office:value-type="string" office:string-value="C" calcext:value-type="string">
            <text:p>C</text:p>
          </table:table-cell>
          <table:table-cell table:style-name="ce273" table:formula="of:=[.$D$57]*[.F7]" office:value-type="float" office:value="37.5" calcext:value-type="float">
            <text:p>37.5</text:p>
          </table:table-cell>
          <table:table-cell table:style-name="ce269" office:value-type="string" calcext:value-type="string" table:number-columns-spanned="2" table:number-rows-spanned="1">
            <text:p>Product encounters minor problems with user acceptance tests, has multiple minor exceptions in form or format</text:p>
          </table:table-cell>
          <table:covered-table-cell table:style-name="ce269"/>
          <table:table-cell table:number-columns-repeated="1019"/>
        </table:table-row>
        <table:table-row table:style-name="ro2">
          <table:table-cell/>
          <table:table-cell table:style-name="ce149" table:formula="of:=[.E8]" office:value-type="string" office:string-value="CD" calcext:value-type="string">
            <text:p>CD</text:p>
          </table:table-cell>
          <table:table-cell table:style-name="ce273" table:formula="of:=[.$D$57]*[.F8]" office:value-type="float" office:value="35" calcext:value-type="float">
            <text:p>35</text:p>
          </table:table-cell>
          <table:table-cell table:style-name="ce269" office:value-type="string" calcext:value-type="string" table:number-columns-spanned="2" table:number-rows-spanned="1">
            <text:p>Product encounters minor problems with user acceptance tests, has significant exceptions in form or format</text:p>
          </table:table-cell>
          <table:covered-table-cell table:style-name="ce269"/>
          <table:table-cell table:number-columns-repeated="1019"/>
        </table:table-row>
        <table:table-row table:style-name="ro2">
          <table:table-cell/>
          <table:table-cell table:style-name="ce149" table:formula="of:=[.E9]" office:value-type="string" office:string-value="D" calcext:value-type="string">
            <text:p>D</text:p>
          </table:table-cell>
          <table:table-cell table:style-name="ce273" table:formula="of:=[.$D$57]*[.F9]" office:value-type="float" office:value="32.5" calcext:value-type="float">
            <text:p>32.5</text:p>
          </table:table-cell>
          <table:table-cell table:style-name="ce269" office:value-type="string" calcext:value-type="string" table:number-columns-spanned="2" table:number-rows-spanned="1">
            <text:p>Product encounters significant problems with user acceptance tests</text:p>
          </table:table-cell>
          <table:covered-table-cell table:style-name="ce269"/>
          <table:table-cell table:number-columns-repeated="1019"/>
        </table:table-row>
        <table:table-row table:style-name="ro2">
          <table:table-cell/>
          <table:table-cell table:style-name="ce149" table:formula="of:=[.E10]" office:value-type="string" office:string-value="F" calcext:value-type="string">
            <text:p>F</text:p>
          </table:table-cell>
          <table:table-cell table:style-name="ce273" table:formula="of:=[.$D$57]*[.F10]" office:value-type="float" office:value="25" calcext:value-type="float">
            <text:p>25</text:p>
          </table:table-cell>
          <table:table-cell table:style-name="ce260" office:value-type="string" calcext:value-type="string" table:number-columns-spanned="2" table:number-rows-spanned="1">
            <text:p>Deliverables show lack of comprehension of concepts, or are incomplete</text:p>
          </table:table-cell>
          <table:covered-table-cell table:style-name="ce260"/>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149" table:formula="of:=[.E2]" office:value-type="string" office:string-value="AA" calcext:value-type="string">
            <text:p>AA</text:p>
          </table:table-cell>
          <table:table-cell table:style-name="ce273" table:formula="of:=[.$D$57]*[.F2]" office:value-type="float" office:value="50" calcext:value-type="float">
            <text:p>50</text:p>
          </table:table-cell>
          <table:table-cell table:style-name="ce260" office:value-type="string" calcext:value-type="string" table:number-columns-spanned="2" table:number-rows-spanned="1">
            <text:p>Exceptional job worthy of being used as an example of superior work</text:p>
          </table:table-cell>
          <table:covered-table-cell table:style-name="ce260"/>
          <table:table-cell table:number-columns-repeated="1019"/>
        </table:table-row>
        <table:table-row table:style-name="ro2">
          <table:table-cell/>
          <table:table-cell table:style-name="ce149" table:formula="of:=[.E3]" office:value-type="string" office:string-value="A" calcext:value-type="string">
            <text:p>A</text:p>
          </table:table-cell>
          <table:table-cell table:style-name="ce273" table:formula="of:=[.$D$57]*[.F3]" office:value-type="float" office:value="47.5" calcext:value-type="float">
            <text:p>47.5</text:p>
          </table:table-cell>
          <table:table-cell table:style-name="ce260" office:value-type="string" calcext:value-type="string" table:number-columns-spanned="2" table:number-rows-spanned="1">
            <text:p>Process has insignificant exceptions</text:p>
          </table:table-cell>
          <table:covered-table-cell table:style-name="ce260"/>
          <table:table-cell table:number-columns-repeated="1019"/>
        </table:table-row>
        <table:table-row table:style-name="ro2">
          <table:table-cell/>
          <table:table-cell table:style-name="ce149" table:formula="of:=[.E4]" office:value-type="string" office:string-value="AB" calcext:value-type="string">
            <text:p>AB</text:p>
          </table:table-cell>
          <table:table-cell table:style-name="ce273" table:formula="of:=[.$D$57]*[.F4]" office:value-type="float" office:value="45" calcext:value-type="float">
            <text:p>45</text:p>
          </table:table-cell>
          <table:table-cell table:style-name="ce260" office:value-type="string" calcext:value-type="string" table:number-columns-spanned="2" table:number-rows-spanned="1">
            <text:p>Process has multiple minor exceptions </text:p>
          </table:table-cell>
          <table:covered-table-cell table:style-name="ce260"/>
          <table:table-cell table:number-columns-repeated="1019"/>
        </table:table-row>
        <table:table-row table:style-name="ro2">
          <table:table-cell/>
          <table:table-cell table:style-name="ce149" table:formula="of:=[.E5]" office:value-type="string" office:string-value="B" calcext:value-type="string">
            <text:p>B</text:p>
          </table:table-cell>
          <table:table-cell table:style-name="ce273" table:formula="of:=[.$D$57]*[.F5]" office:value-type="float" office:value="42.5" calcext:value-type="float">
            <text:p>42.5</text:p>
          </table:table-cell>
          <table:table-cell table:style-name="ce260" office:value-type="string" calcext:value-type="string" table:number-columns-spanned="2" table:number-rows-spanned="1">
            <text:p>Process has exceptions that obsure activity verification</text:p>
          </table:table-cell>
          <table:covered-table-cell table:style-name="ce260"/>
          <table:table-cell table:number-columns-repeated="1019"/>
        </table:table-row>
        <table:table-row table:style-name="ro2">
          <table:table-cell/>
          <table:table-cell table:style-name="ce149" table:formula="of:=[.E6]" office:value-type="string" office:string-value="BC" calcext:value-type="string">
            <text:p>BC</text:p>
          </table:table-cell>
          <table:table-cell table:style-name="ce273" table:formula="of:=[.$D$57]*[.F6]" office:value-type="float" office:value="40" calcext:value-type="float">
            <text:p>40</text:p>
          </table:table-cell>
          <table:table-cell table:style-name="ce260" office:value-type="string" calcext:value-type="string" table:number-columns-spanned="2" table:number-rows-spanned="1">
            <text:p>Process has exceptions with historical data that affect the current project</text:p>
          </table:table-cell>
          <table:covered-table-cell table:style-name="ce260"/>
          <table:table-cell table:number-columns-repeated="1019"/>
        </table:table-row>
        <table:table-row table:style-name="ro2">
          <table:table-cell/>
          <table:table-cell table:style-name="ce149" table:formula="of:=[.E7]" office:value-type="string" office:string-value="C" calcext:value-type="string">
            <text:p>C</text:p>
          </table:table-cell>
          <table:table-cell table:style-name="ce273" table:formula="of:=[.$D$57]*[.F7]" office:value-type="float" office:value="37.5" calcext:value-type="float">
            <text:p>37.5</text:p>
          </table:table-cell>
          <table:table-cell table:style-name="ce260" office:value-type="string" calcext:value-type="string" table:number-columns-spanned="2" table:number-rows-spanned="1">
            <text:p>Process has exceptions that suggest lack of comprehension of concepts</text:p>
          </table:table-cell>
          <table:covered-table-cell table:style-name="ce260"/>
          <table:table-cell table:number-columns-repeated="1019"/>
        </table:table-row>
        <table:table-row table:style-name="ro2">
          <table:table-cell/>
          <table:table-cell table:style-name="ce149" table:formula="of:=[.E8]" office:value-type="string" office:string-value="CD" calcext:value-type="string">
            <text:p>CD</text:p>
          </table:table-cell>
          <table:table-cell table:style-name="ce273" table:formula="of:=[.$D$57]*[.F8]" office:value-type="float" office:value="35" calcext:value-type="float">
            <text:p>35</text:p>
          </table:table-cell>
          <table:table-cell table:style-name="ce260" office:value-type="string" calcext:value-type="string" table:number-columns-spanned="2" table:number-rows-spanned="1">
            <text:p>Process has exceptions that bring into question the validity of the data</text:p>
          </table:table-cell>
          <table:covered-table-cell table:style-name="ce260"/>
          <table:table-cell table:number-columns-repeated="1019"/>
        </table:table-row>
        <table:table-row table:style-name="ro2">
          <table:table-cell/>
          <table:table-cell table:style-name="ce149" table:formula="of:=[.E9]" office:value-type="string" office:string-value="D" calcext:value-type="string">
            <text:p>D</text:p>
          </table:table-cell>
          <table:table-cell table:style-name="ce273" table:formula="of:=[.$D$57]*[.F9]" office:value-type="float" office:value="32.5" calcext:value-type="float">
            <text:p>32.5</text:p>
          </table:table-cell>
          <table:table-cell table:style-name="ce260" office:value-type="string" calcext:value-type="string" table:number-columns-spanned="2" table:number-rows-spanned="1">
            <text:p>Process has exceptions suggesting it wasn't followed.</text:p>
          </table:table-cell>
          <table:covered-table-cell table:style-name="ce260"/>
          <table:table-cell table:number-columns-repeated="1019"/>
        </table:table-row>
        <table:table-row table:style-name="ro2">
          <table:table-cell/>
          <table:table-cell table:style-name="ce149" table:formula="of:=[.E10]" office:value-type="string" office:string-value="F" calcext:value-type="string">
            <text:p>F</text:p>
          </table:table-cell>
          <table:table-cell table:style-name="ce273" table:formula="of:=[.$D$57]*[.F10]" office:value-type="float" office:value="25" calcext:value-type="float">
            <text:p>25</text:p>
          </table:table-cell>
          <table:table-cell table:style-name="ce260" office:value-type="string" calcext:value-type="string" table:number-columns-spanned="2" table:number-rows-spanned="1">
            <text:p>Deliverables are incomplete</text:p>
          </table:table-cell>
          <table:covered-table-cell table:style-name="ce260"/>
          <table:table-cell table:number-columns-repeated="1019"/>
        </table:table-row>
        <table:table-row table:style-name="ro2" table:number-rows-repeated="2">
          <table:table-cell table:number-columns-repeated="1024"/>
        </table:table-row>
        <table:table-row table:style-name="ro1">
          <table:table-cell table:style-name="ce257" office:value-type="string" calcext:value-type="string" table:number-columns-spanned="2" table:number-rows-spanned="1">
            <text:p>Quality checks</text:p>
          </table:table-cell>
          <table:covered-table-cell table:style-name="ce257"/>
          <table:table-cell table:style-name="ce274" table:number-columns-repeated="3"/>
          <table:table-cell table:number-columns-repeated="1019"/>
        </table:table-row>
        <table:table-row table:style-name="ro2">
          <table:table-cell table:style-name="ce258" office:value-type="string" calcext:value-type="string" table:number-columns-spanned="12" table:number-rows-spanned="1">
            <text:p>General</text:p>
          </table:table-cell>
          <table:covered-table-cell table:number-columns-repeated="11" table:style-name="ce258"/>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Are all regions highlighted in yellow appropriately complete?</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workbook reflect a faithful record of information?</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Has this assignment been uploaded as specified by the assignment description?</text:p>
          </table:table-cell>
          <table:covered-table-cell table:number-columns-repeated="10" table:style-name="ce269"/>
          <table:table-cell table:style-name="ce149" table:number-columns-repeated="244"/>
          <table:table-cell table:number-columns-repeated="768"/>
        </table:table-row>
        <table:table-row table:style-name="ro2">
          <table:table-cell table:style-name="ce258" office:value-type="string" calcext:value-type="string" table:number-columns-spanned="12" table:number-rows-spanned="1">
            <text:p>Project Plan Summary</text:p>
          </table:table-cell>
          <table:covered-table-cell table:number-columns-repeated="11" table:style-name="ce258"/>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Is planned time expressed in minutes?</text:p>
          </table:table-cell>
          <table:covered-table-cell table:number-columns-repeated="10" table:style-name="ce269"/>
          <table:table-cell table:style-name="ce149" table:number-columns-repeated="244"/>
          <table:table-cell table:number-columns-repeated="768"/>
        </table:table-row>
        <table:table-row table:style-name="ro2">
          <table:table-cell table:style-name="ce259"/>
          <table:table-cell table:style-name="ce269" office:value-type="string" calcext:value-type="string" table:number-columns-spanned="11" table:number-rows-spanned="1">
            <text:p>Do LOC counts address production code (and exclude test code)?</text:p>
          </table:table-cell>
          <table:covered-table-cell table:number-columns-repeated="10" table:style-name="ce269"/>
          <table:table-cell table:style-name="ce278" table:number-columns-repeated="1012"/>
        </table:table-row>
        <table:table-row table:style-name="ro2">
          <table:table-cell table:style-name="ce198"/>
          <table:table-cell table:style-name="ce269" office:value-type="string" calcext:value-type="string" table:number-columns-spanned="11" table:number-rows-spanned="1">
            <text:p>Is the actual line count calculated according to the counting standard?</text:p>
          </table:table-cell>
          <table:covered-table-cell table:number-columns-repeated="10" table:style-name="ce269"/>
          <table:table-cell table:style-name="ce149" table:number-columns-repeated="244"/>
          <table:table-cell table:number-columns-repeated="768"/>
        </table:table-row>
        <table:table-row table:style-name="ro2">
          <table:table-cell table:style-name="ce258" office:value-type="string" calcext:value-type="string" table:number-columns-spanned="12" table:number-rows-spanned="1">
            <text:p>Time Recording Log</text:p>
          </table:table-cell>
          <table:covered-table-cell table:number-columns-repeated="11" table:style-name="ce258"/>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log reflect a faithful record of time spent?</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 no times span midnight?</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log reflect the activities in the specified process?</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Is post mortem the final phase?</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Does the time recording log reflect the your lifecycle?</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258" office:value-type="string" calcext:value-type="string" table:number-columns-spanned="2" table:number-rows-spanned="1">
            <text:p>Change Log</text:p>
          </table:table-cell>
          <table:covered-table-cell table:style-name="ce258"/>
          <table:table-cell table:style-name="ce190" table:number-columns-repeated="10"/>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Is each change accompanied by a description in the "comment" field?</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258" office:value-type="string" calcext:value-type="string" table:number-columns-spanned="2" table:number-rows-spanned="1">
            <text:p>Acceptance Report</text:p>
          </table:table-cell>
          <table:covered-table-cell table:style-name="ce258"/>
          <table:table-cell table:style-name="ce190" table:number-columns-repeated="10"/>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Were initial "expected results" determined before coding began?</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Are the expected results correct?</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Do actual results support expected results? <text:s/></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Do actual results marked as "Passed with issues" include a comment?</text:p>
          </table:table-cell>
          <table:covered-table-cell table:number-columns-repeated="10" table:style-name="ce269"/>
          <table:table-cell table:style-name="ce149" table:number-columns-repeated="244"/>
          <table:table-cell table:number-columns-repeated="768"/>
        </table:table-row>
        <table:table-row table:style-name="ro2">
          <table:table-cell table:style-name="ce258" office:value-type="string" calcext:value-type="string" table:number-columns-spanned="2" table:number-rows-spanned="1">
            <text:p>Source Code</text:p>
          </table:table-cell>
          <table:covered-table-cell table:style-name="ce258"/>
          <table:table-cell table:style-name="ce190" table:number-columns-repeated="10"/>
          <table:table-cell table:style-name="ce149" table:number-columns-repeated="244"/>
          <table:table-cell table:number-columns-repeated="768"/>
        </table:table-row>
        <table:table-row table:style-name="ro2" table:visibility="collapse">
          <table:table-cell table:style-name="ce198"/>
          <table:table-cell table:style-name="ce269" office:value-type="string" calcext:value-type="string" table:number-columns-spanned="11" table:number-rows-spanned="1">
            <text:p>Does the code reflect the coding standard?</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Will the code compile without change? </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code take into consideration specified error conditions?</text:p>
          </table:table-cell>
          <table:covered-table-cell table:number-columns-repeated="10" table:style-name="ce269"/>
          <table:table-cell table:style-name="ce149" table:number-columns-repeated="244"/>
          <table:table-cell table:number-columns-repeated="768"/>
        </table:table-row>
        <table:table-row table:style-name="ro2">
          <table:table-cell table:style-name="ce198"/>
          <table:table-cell table:style-name="ce269" office:value-type="string" calcext:value-type="string" table:number-columns-spanned="11" table:number-rows-spanned="1">
            <text:p>Does the code fulfill the assignment requirements?</text:p>
          </table:table-cell>
          <table:covered-table-cell table:number-columns-repeated="10" table:style-name="ce269"/>
          <table:table-cell table:style-name="ce149" table:number-columns-repeated="244"/>
          <table:table-cell table:number-columns-repeated="768"/>
        </table:table-row>
        <table:table-row table:style-name="ro2" table:visibility="collapse">
          <table:table-cell table:style-name="ce260"/>
          <table:table-cell table:style-name="ce269" office:value-type="string" calcext:value-type="string" table:number-columns-spanned="11" table:number-rows-spanned="1">
            <text:p>Does the code follow the prescribed directory format (i.e., prod, test, sandbox)?</text:p>
          </table:table-cell>
          <table:covered-table-cell table:number-columns-repeated="10" table:style-name="ce269"/>
          <table:table-cell table:style-name="ce263" table:number-columns-repeated="1012"/>
        </table:table-row>
        <table:table-row table:style-name="ro2" table:visibility="collapse">
          <table:table-cell table:style-name="ce258" office:value-type="string" calcext:value-type="string" table:number-columns-spanned="2" table:number-rows-spanned="1">
            <text:p>Historical Data</text:p>
          </table:table-cell>
          <table:covered-table-cell table:style-name="ce258"/>
          <table:table-cell table:style-name="ce275" table:number-columns-repeated="10"/>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Is the historical data complete?</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Have previously noted problems in process measurements been corrected?</text:p>
          </table:table-cell>
          <table:covered-table-cell table:number-columns-repeated="10" table:style-name="ce269"/>
          <table:table-cell table:style-name="ce263" table:number-columns-repeated="1012"/>
        </table:table-row>
        <table:table-row table:style-name="ro2">
          <table:table-cell table:style-name="ce261" office:value-type="string" calcext:value-type="string">
            <text:p>Deliverables</text:p>
          </table:table-cell>
          <table:table-cell table:style-name="ce269" table:number-columns-repeated="11"/>
          <table:table-cell table:style-name="ce263" table:number-columns-repeated="1012"/>
        </table:table-row>
        <table:table-row table:style-name="ro2">
          <table:table-cell table:style-name="ce260"/>
          <table:table-cell table:style-name="ce269" office:value-type="string" calcext:value-type="string" table:number-columns-spanned="11" table:number-rows-spanned="1">
            <text:p>Has the spreadsheet been uploaded to GitHub?</text:p>
          </table:table-cell>
          <table:covered-table-cell table:number-columns-repeated="10" table:style-name="ce269"/>
          <table:table-cell table:style-name="ce263" table:number-columns-repeated="1012"/>
        </table:table-row>
        <table:table-row table:style-name="ro2">
          <table:table-cell table:style-name="ce260"/>
          <table:table-cell table:style-name="ce269" office:value-type="string" calcext:value-type="string" table:number-columns-spanned="11" table:number-rows-spanned="1">
            <text:p>Has all the code been pushed to GitHub?</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Are there separate folders for production code and test code?</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Will the test code work without modification?</text:p>
          </table:table-cell>
          <table:covered-table-cell table:number-columns-repeated="10" table:style-name="ce269"/>
          <table:table-cell table:style-name="ce263" table:number-columns-repeated="1012"/>
        </table:table-row>
        <table:table-row table:style-name="ro2">
          <table:table-cell table:style-name="ce260"/>
          <table:table-cell table:style-name="ce269" office:value-type="string" calcext:value-type="string" table:number-columns-spanned="11" table:number-rows-spanned="1">
            <text:p>Is the project file in the proper format with the required name?</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Does your git respository reflect commits at the specified process points?</text:p>
          </table:table-cell>
          <table:covered-table-cell table:number-columns-repeated="10" table:style-name="ce269"/>
          <table:table-cell table:style-name="ce263" table:number-columns-repeated="1012"/>
        </table:table-row>
        <table:table-row table:style-name="ro2" table:visibility="collapse">
          <table:table-cell table:style-name="ce262" office:value-type="string" calcext:value-type="string">
            <text:p>Review</text:p>
          </table:table-cell>
          <table:table-cell table:style-name="ce150" table:number-columns-repeated="11"/>
          <table:table-cell table:style-name="ce263" table:number-columns-repeated="1012"/>
        </table:table-row>
        <table:table-row table:style-name="ro2" table:visibility="collapse">
          <table:table-cell table:style-name="ce263"/>
          <table:table-cell table:style-name="ce269" office:value-type="string" calcext:value-type="string" table:number-columns-spanned="11" table:number-rows-spanned="1">
            <text:p>Did you construct your review checklist during the planning phase?</text:p>
          </table:table-cell>
          <table:covered-table-cell table:number-columns-repeated="10" table:style-name="ce269"/>
          <table:table-cell table:style-name="ce263" table:number-columns-repeated="1012"/>
        </table:table-row>
        <table:table-row table:style-name="ro2" table:visibility="collapse">
          <table:table-cell table:style-name="ce263"/>
          <table:table-cell table:style-name="ce269"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269"/>
          <table:table-cell table:style-name="ce263" table:number-columns-repeated="1012"/>
        </table:table-row>
        <table:table-row table:style-name="ro2" table:visibility="collapse">
          <table:table-cell table:style-name="ce263"/>
          <table:table-cell table:style-name="ce269" office:value-type="string" calcext:value-type="string" table:number-columns-spanned="11" table:number-rows-spanned="1">
            <text:p>Are checklist items answerable in "yes" or "no" terms?</text:p>
          </table:table-cell>
          <table:covered-table-cell table:number-columns-repeated="10" table:style-name="ce269"/>
          <table:table-cell table:style-name="ce263" table:number-columns-repeated="1012"/>
        </table:table-row>
        <table:table-row table:style-name="ro2" table:visibility="collapse">
          <table:table-cell table:style-name="ce263"/>
          <table:table-cell table:style-name="ce269" office:value-type="string" calcext:value-type="string" table:number-columns-spanned="11" table:number-rows-spanned="1">
            <text:p>Does your checklist reflect at least two common items from your defect log ?</text:p>
          </table:table-cell>
          <table:covered-table-cell table:number-columns-repeated="10" table:style-name="ce269"/>
          <table:table-cell table:style-name="ce263" table:number-columns-repeated="1012"/>
        </table:table-row>
        <table:table-row table:style-name="ro2" table:visibility="collapse">
          <table:table-cell table:style-name="ce263"/>
          <table:table-cell table:style-name="ce269" office:value-type="string" calcext:value-type="string" table:number-columns-spanned="11" table:number-rows-spanned="1">
            <text:p>Does your checklist contain more than "mom and apple pie" items?</text:p>
          </table:table-cell>
          <table:covered-table-cell table:number-columns-repeated="10" table:style-name="ce269"/>
          <table:table-cell table:style-name="ce263" table:number-columns-repeated="1012"/>
        </table:table-row>
        <table:table-row table:style-name="ro2" table:visibility="collapse">
          <table:table-cell table:style-name="ce262" office:value-type="string" calcext:value-type="string">
            <text:p>Refactor</text:p>
          </table:table-cell>
          <table:table-cell table:style-name="ce150" table:number-columns-repeated="11"/>
          <table:table-cell table:style-name="ce278" table:number-columns-repeated="1012"/>
        </table:table-row>
        <table:table-row table:style-name="ro2" table:visibility="collapse">
          <table:table-cell table:style-name="ce262"/>
          <table:table-cell table:style-name="ce269" office:value-type="string" calcext:value-type="string" table:number-columns-spanned="11" table:number-rows-spanned="1">
            <text:p>Is code free of the following bad smells: <text:s/>duplicate code, long methods, long classes</text:p>
          </table:table-cell>
          <table:covered-table-cell table:number-columns-repeated="10" table:style-name="ce269"/>
          <table:table-cell table:style-name="ce278" table:number-columns-repeated="1012"/>
        </table:table-row>
        <table:table-row table:style-name="ro2" table:visibility="collapse">
          <table:table-cell table:style-name="ce262"/>
          <table:table-cell table:style-name="ce269" office:value-type="string" calcext:value-type="string" table:number-columns-spanned="11" table:number-rows-spanned="1">
            <text:p><text:s text:c="6"/>temporary variables, useless comments, coding standard violations?</text:p>
          </table:table-cell>
          <table:covered-table-cell table:number-columns-repeated="10" table:style-name="ce269"/>
          <table:table-cell table:style-name="ce278" table:number-columns-repeated="1012"/>
        </table:table-row>
        <table:table-row table:style-name="ro2" table:visibility="collapse">
          <table:table-cell table:style-name="ce262" office:value-type="string" calcext:value-type="string">
            <text:p>Scenario</text:p>
          </table:table-cell>
          <table:table-cell table:style-name="ce262"/>
          <table:table-cell table:style-name="ce275" table:number-columns-repeated="10"/>
          <table:table-cell table:style-name="ce263" table:number-columns-repeated="1012"/>
        </table:table-row>
        <table:table-row table:style-name="ro2" table:visibility="collapse">
          <table:table-cell table:style-name="ce262"/>
          <table:table-cell table:style-name="ce269" office:value-type="string" calcext:value-type="string" table:number-columns-spanned="11" table:number-rows-spanned="1">
            <text:p>Were the scenarios constructed during the analysis phase (and not changed later)?</text:p>
          </table:table-cell>
          <table:covered-table-cell table:number-columns-repeated="10" table:style-name="ce269"/>
          <table:table-cell table:style-name="ce263" table:number-columns-repeated="1012"/>
        </table:table-row>
        <table:table-row table:style-name="ro2" table:visibility="collapse">
          <table:table-cell table:style-name="ce262"/>
          <table:table-cell table:style-name="ce269"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269"/>
          <table:table-cell table:style-name="ce263" table:number-columns-repeated="1012"/>
        </table:table-row>
        <table:table-row table:style-name="ro2" table:visibility="collapse">
          <table:table-cell table:style-name="ce262"/>
          <table:table-cell table:style-name="ce269" office:value-type="string" calcext:value-type="string" table:number-columns-spanned="11" table:number-rows-spanned="1">
            <text:p>Are the actors correctly identified?</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Are suitably understandable examples given?</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Are events and responses directly observable?</text:p>
          </table:table-cell>
          <table:covered-table-cell table:number-columns-repeated="10" table:style-name="ce269"/>
          <table:table-cell table:style-name="ce263" table:number-columns-repeated="1012"/>
        </table:table-row>
        <table:table-row table:style-name="ro2" table:visibility="collapse">
          <table:table-cell table:style-name="ce258" office:value-type="string" calcext:value-type="string" table:number-columns-spanned="2" table:number-rows-spanned="1">
            <text:p>Architecture</text:p>
          </table:table-cell>
          <table:covered-table-cell table:style-name="ce258"/>
          <table:table-cell table:style-name="ce275" table:number-columns-repeated="10"/>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Was the architecture determined before construction (and not changed later)?</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Does the architecture reflect a solid initial understanding of the solution?</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Are collaborators specified correctly?</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Are component operations given names to suggest their behavior?</text:p>
          </table:table-cell>
          <table:covered-table-cell table:number-columns-repeated="10" table:style-name="ce269"/>
          <table:table-cell table:style-name="ce263" table:number-columns-repeated="1012"/>
        </table:table-row>
        <table:table-row table:style-name="ro2" table:visibility="collapse">
          <table:table-cell table:style-name="ce260"/>
          <table:table-cell table:style-name="ce269"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269"/>
          <table:table-cell table:style-name="ce263" table:number-columns-repeated="1012"/>
        </table:table-row>
        <table:table-row table:style-name="ro2" table:visibility="collapse">
          <table:table-cell table:style-name="ce264" office:value-type="string" calcext:value-type="string">
            <text:p>Estimate</text:p>
          </table:table-cell>
          <table:table-cell table:style-name="ce264"/>
          <table:table-cell table:style-name="ce276" table:number-columns-repeated="9"/>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270"/>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Is base code vs reuse code identified correctly?</text:p>
          </table:table-cell>
          <table:covered-table-cell table:number-columns-repeated="9" table:style-name="ce270"/>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Do the base components and the new comopnents reflect the architecture?</text:p>
          </table:table-cell>
          <table:covered-table-cell table:number-columns-repeated="9" table:style-name="ce270"/>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Are the base components and new components sized according to historical proxies?</text:p>
          </table:table-cell>
          <table:covered-table-cell table:number-columns-repeated="9" table:style-name="ce270"/>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Is a rationale provided if either the LOCp and/or Ep are overridden?</text:p>
          </table:table-cell>
          <table:covered-table-cell table:number-columns-repeated="9" table:style-name="ce270"/>
          <table:table-cell table:style-name="ce277" table:number-columns-repeated="1013"/>
        </table:table-row>
        <table:table-row table:style-name="ro2" table:visibility="collapse">
          <table:table-cell table:style-name="ce265"/>
          <table:table-cell table:style-name="ce270" office:value-type="string" calcext:value-type="string" table:number-columns-spanned="10" table:number-rows-spanned="1">
            <text:p>Is actual LOC data recorded at post mortem time?</text:p>
          </table:table-cell>
          <table:covered-table-cell table:number-columns-repeated="9" table:style-name="ce270"/>
          <table:table-cell table:style-name="ce277" table:number-columns-repeated="1013"/>
        </table:table-row>
        <table:table-row table:style-name="ro2" table:visibility="collapse">
          <table:table-cell table:style-name="ce266" office:value-type="string" calcext:value-type="string">
            <text:p>Iterations</text:p>
          </table:table-cell>
          <table:table-cell table:style-name="ce270" table:number-columns-repeated="11"/>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Is more than one iteration planned?</text:p>
          </table:table-cell>
          <table:covered-table-cell table:number-columns-repeated="10" table:style-name="ce270"/>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Does the WBS list all iterations?</text:p>
          </table:table-cell>
          <table:covered-table-cell table:number-columns-repeated="10" table:style-name="ce270"/>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Is the overall estimate of time in the WBS consistent with the calculated effort?</text:p>
          </table:table-cell>
          <table:covered-table-cell table:number-columns-repeated="10" table:style-name="ce270"/>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Are the planned completion dates of iterations in the WBS consistent with the calendar?</text:p>
          </table:table-cell>
          <table:covered-table-cell table:number-columns-repeated="10" table:style-name="ce270"/>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Are planned times recorded from the start of the calendar through the end of the project?</text:p>
          </table:table-cell>
          <table:covered-table-cell table:number-columns-repeated="10" table:style-name="ce270"/>
          <table:table-cell table:style-name="ce277" table:number-columns-repeated="1012"/>
        </table:table-row>
        <table:table-row table:style-name="ro2" table:visibility="collapse">
          <table:table-cell table:style-name="ce265"/>
          <table:table-cell table:style-name="ce270" office:value-type="string" calcext:value-type="string" table:number-columns-spanned="11" table:number-rows-spanned="1">
            <text:p>Does the calendar corroborate the WBS, and visa versa? <text:s/></text:p>
          </table:table-cell>
          <table:covered-table-cell table:number-columns-repeated="10" table:style-name="ce270"/>
          <table:table-cell table:style-name="ce277" table:number-columns-repeated="1012"/>
        </table:table-row>
        <table:table-row table:style-name="ro2" table:visibility="collapse">
          <table:table-cell table:style-name="ce261" office:value-type="string" calcext:value-type="string">
            <text:p>Construction</text:p>
          </table:table-cell>
          <table:table-cell table:style-name="ce269" table:number-columns-repeated="11"/>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269"/>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Did you follow a test-first approach?</text:p>
          </table:table-cell>
          <table:covered-table-cell table:number-columns-repeated="10" table:style-name="ce269"/>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Are all unit tests written so that passing the test satisifies requirements?</text:p>
          </table:table-cell>
          <table:covered-table-cell table:number-columns-repeated="10" table:style-name="ce269"/>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Is there at least one test case for each component?</text:p>
          </table:table-cell>
          <table:covered-table-cell table:number-columns-repeated="10" table:style-name="ce269"/>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269"/>
          <table:table-cell table:style-name="ce278" table:number-columns-repeated="1012"/>
        </table:table-row>
        <table:table-row table:style-name="ro2" table:visibility="collapse">
          <table:table-cell table:style-name="ce260"/>
          <table:table-cell table:style-name="ce269" office:value-type="string" calcext:value-type="string" table:number-columns-spanned="11" table:number-rows-spanned="1">
            <text:p>Does your code pass all test cases?</text:p>
          </table:table-cell>
          <table:covered-table-cell table:number-columns-repeated="10" table:style-name="ce269"/>
          <table:table-cell table:style-name="ce278" table:number-columns-repeated="1012"/>
        </table:table-row>
        <table:table-row table:style-name="ro2" table:number-rows-repeated="1048406">
          <table:table-cell table:number-columns-repeated="1024"/>
        </table:table-row>
        <table:table-row table:style-name="ro2">
          <table:table-cell table:number-columns-repeated="1024"/>
        </table:table-row>
      </table:table>
      <table:table table:name="Historical Data" table:style-name="ta10" table:protected="true">
        <loext:table-protection loext:select-protected-cells="true" loext:select-unprotected-cells="true"/>
        <table:table-column table:style-name="co47" table:default-cell-style-name="ce199"/>
        <table:table-column table:style-name="co23" table:number-columns-repeated="4" table:default-cell-style-name="ce199"/>
        <table:table-column table:style-name="co15" table:default-cell-style-name="ce199"/>
        <table:table-column table:style-name="co23" table:number-columns-repeated="2" table:default-cell-style-name="ce199"/>
        <table:table-column table:style-name="co36" table:number-columns-repeated="249" table:default-cell-style-name="ce199"/>
        <table:table-column table:style-name="co36" table:number-columns-repeated="767" table:default-cell-style-name="Default"/>
        <table:table-row table:style-name="ro2" table:visibility="collapse">
          <table:table-cell table:style-name="ce279" table:formula="of:=[$Constants.A1]" office:value-type="string" office:string-value="Constants" calcext:value-type="string">
            <text:p>Constants</text:p>
          </table:table-cell>
          <table:table-cell table:style-name="ce279" table:formula="of:=[$Constants.B1]" office:value-type="string" office:string-value=" " calcext:value-type="string">
            <text:p><text:s/></text:p>
          </table:table-cell>
          <table:table-cell table:style-name="ce279" table:formula="of:=[$Constants.C1]" office:value-type="string" office:string-value=" " calcext:value-type="string">
            <text:p><text:s/></text:p>
          </table:table-cell>
          <table:table-cell table:style-name="ce279" table:formula="of:=[$Constants.D1]" office:value-type="string" office:string-value=" " calcext:value-type="string">
            <text:p><text:s/></text:p>
          </table:table-cell>
          <table:table-cell table:style-name="ce279" table:formula="of:=[$Constants.E1]" office:value-type="string" office:string-value=" " calcext:value-type="string">
            <text:p><text:s/></text:p>
          </table:table-cell>
          <table:table-cell table:style-name="ce279" table:formula="of:=[$Constants.F1]" office:value-type="string" office:string-value="Assignment 2" calcext:value-type="string">
            <text:p>Assignment 2</text:p>
          </table:table-cell>
          <table:table-cell table:style-name="ce187" table:number-columns-repeated="2"/>
          <table:table-cell table:number-columns-repeated="1016"/>
        </table:table-row>
        <table:table-row table:style-name="ro2" table:visibility="collapse">
          <table:table-cell table:style-name="ce279" table:formula="of:=[$Constants.A2]" office:value-type="string" office:string-value="Start date:" calcext:value-type="string">
            <text:p>Start date:</text:p>
          </table:table-cell>
          <table:table-cell table:style-name="ce279" table:formula="of:=[$Constants.B2]" office:value-type="float" office:value="36526" calcext:value-type="float">
            <text:p>36526</text:p>
          </table:table-cell>
          <table:table-cell table:style-name="ce279" table:formula="of:=[$Constants.C2]" office:value-type="string" office:string-value=" " calcext:value-type="string">
            <text:p><text:s/></text:p>
          </table:table-cell>
          <table:table-cell table:style-name="ce279" table:formula="of:=[$Constants.D2]" office:value-type="string" office:string-value="Grades:" calcext:value-type="string">
            <text:p>Grades:</text:p>
          </table:table-cell>
          <table:table-cell table:style-name="ce279" table:formula="of:=[$Constants.E2]" office:value-type="string" office:string-value="AA" calcext:value-type="string">
            <text:p>AA</text:p>
          </table:table-cell>
          <table:table-cell table:style-name="ce279" table:formula="of:=[$Constants.F2]" office:value-type="float" office:value="1" calcext:value-type="float">
            <text:p>1</text:p>
          </table:table-cell>
          <table:table-cell table:style-name="ce187" table:number-columns-repeated="2"/>
          <table:table-cell table:number-columns-repeated="1016"/>
        </table:table-row>
        <table:table-row table:style-name="ro2" table:visibility="collapse">
          <table:table-cell table:style-name="ce279" table:formula="of:=[$Constants.A3]" office:value-type="string" office:string-value="End date:" calcext:value-type="string">
            <text:p>End date:</text:p>
          </table:table-cell>
          <table:table-cell table:style-name="ce279" table:formula="of:=[$Constants.B3]" office:value-type="float" office:value="73051" calcext:value-type="float">
            <text:p>73051</text:p>
          </table:table-cell>
          <table:table-cell table:style-name="ce279" table:formula="of:=[$Constants.C3]" office:value-type="string" office:string-value=" " calcext:value-type="string">
            <text:p><text:s/></text:p>
          </table:table-cell>
          <table:table-cell table:style-name="ce279" table:formula="of:=[$Constants.D3]" office:value-type="string" office:string-value=" " calcext:value-type="string">
            <text:p><text:s/></text:p>
          </table:table-cell>
          <table:table-cell table:style-name="ce279" table:formula="of:=[$Constants.E3]" office:value-type="string" office:string-value="A" calcext:value-type="string">
            <text:p>A</text:p>
          </table:table-cell>
          <table:table-cell table:style-name="ce279" table:formula="of:=[$Constants.F3]" office:value-type="float" office:value="0.95" calcext:value-type="float">
            <text:p>0.95</text:p>
          </table:table-cell>
          <table:table-cell table:style-name="ce187" table:number-columns-repeated="2"/>
          <table:table-cell table:number-columns-repeated="1016"/>
        </table:table-row>
        <table:table-row table:style-name="ro2" table:visibility="collapse">
          <table:table-cell table:style-name="ce279" table:formula="of:=[$Constants.A4]" office:value-type="string" office:string-value="Phases:" calcext:value-type="string">
            <text:p>Phases:</text:p>
          </table:table-cell>
          <table:table-cell table:style-name="ce279" table:formula="of:=[$Constants.B4]" office:value-type="string" office:string-value="Analysis" calcext:value-type="string">
            <text:p>Analysis</text:p>
          </table:table-cell>
          <table:table-cell table:style-name="ce279" table:formula="of:=[$Constants.C4]" office:value-type="string" office:string-value=" " calcext:value-type="string">
            <text:p><text:s/></text:p>
          </table:table-cell>
          <table:table-cell table:style-name="ce279" table:formula="of:=[$Constants.D4]" office:value-type="string" office:string-value=" " calcext:value-type="string">
            <text:p><text:s/></text:p>
          </table:table-cell>
          <table:table-cell table:style-name="ce279" table:formula="of:=[$Constants.E4]" office:value-type="string" office:string-value="AB" calcext:value-type="string">
            <text:p>AB</text:p>
          </table:table-cell>
          <table:table-cell table:style-name="ce279" table:formula="of:=[$Constants.F4]" office:value-type="float" office:value="0.9" calcext:value-type="float">
            <text:p>0.9</text:p>
          </table:table-cell>
          <table:table-cell table:style-name="ce187" table:number-columns-repeated="2"/>
          <table:table-cell table:number-columns-repeated="1016"/>
        </table:table-row>
        <table:table-row table:style-name="ro2" table:visibility="collapse">
          <table:table-cell table:style-name="ce279" table:formula="of:=[$Constants.A5]" office:value-type="string" office:string-value=" " calcext:value-type="string">
            <text:p><text:s/></text:p>
          </table:table-cell>
          <table:table-cell table:style-name="ce279" table:formula="of:=[$Constants.B5]" office:value-type="string" office:string-value="Architecture" calcext:value-type="string">
            <text:p>Architecture</text:p>
          </table:table-cell>
          <table:table-cell table:style-name="ce279" table:formula="of:=[$Constants.C5]" office:value-type="string" office:string-value=" " calcext:value-type="string">
            <text:p><text:s/></text:p>
          </table:table-cell>
          <table:table-cell table:style-name="ce279" table:formula="of:=[$Constants.D5]" office:value-type="string" office:string-value=" " calcext:value-type="string">
            <text:p><text:s/></text:p>
          </table:table-cell>
          <table:table-cell table:style-name="ce279" table:formula="of:=[$Constants.E5]" office:value-type="string" office:string-value="B" calcext:value-type="string">
            <text:p>B</text:p>
          </table:table-cell>
          <table:table-cell table:style-name="ce279" table:formula="of:=[$Constants.F5]" office:value-type="float" office:value="0.85" calcext:value-type="float">
            <text:p>0.85</text:p>
          </table:table-cell>
          <table:table-cell table:style-name="ce187" table:number-columns-repeated="2"/>
          <table:table-cell table:number-columns-repeated="1016"/>
        </table:table-row>
        <table:table-row table:style-name="ro2" table:visibility="collapse">
          <table:table-cell table:style-name="ce279" table:formula="of:=[$Constants.A6]" office:value-type="string" office:string-value=" " calcext:value-type="string">
            <text:p><text:s/></text:p>
          </table:table-cell>
          <table:table-cell table:style-name="ce279" table:formula="of:=[$Constants.B6]" office:value-type="string" office:string-value="Project planning" calcext:value-type="string">
            <text:p>Project planning</text:p>
          </table:table-cell>
          <table:table-cell table:style-name="ce279" table:formula="of:=[$Constants.C6]" office:value-type="string" office:string-value=" " calcext:value-type="string">
            <text:p><text:s/></text:p>
          </table:table-cell>
          <table:table-cell table:style-name="ce279" table:formula="of:=[$Constants.D6]" office:value-type="string" office:string-value=" " calcext:value-type="string">
            <text:p><text:s/></text:p>
          </table:table-cell>
          <table:table-cell table:style-name="ce279" table:formula="of:=[$Constants.E6]" office:value-type="string" office:string-value="BC" calcext:value-type="string">
            <text:p>BC</text:p>
          </table:table-cell>
          <table:table-cell table:style-name="ce279" table:formula="of:=[$Constants.F6]" office:value-type="float" office:value="0.8" calcext:value-type="float">
            <text:p>0.8</text:p>
          </table:table-cell>
          <table:table-cell table:style-name="ce187" table:number-columns-repeated="2"/>
          <table:table-cell table:number-columns-repeated="1016"/>
        </table:table-row>
        <table:table-row table:style-name="ro2" table:visibility="collapse">
          <table:table-cell table:style-name="ce279" table:formula="of:=[$Constants.A7]" office:value-type="string" office:string-value=" " calcext:value-type="string">
            <text:p><text:s/></text:p>
          </table:table-cell>
          <table:table-cell table:style-name="ce279" table:formula="of:=[$Constants.B7]" office:value-type="string" office:string-value="Interation planning" calcext:value-type="string">
            <text:p>Interation planning</text:p>
          </table:table-cell>
          <table:table-cell table:style-name="ce279" table:formula="of:=[$Constants.C7]" office:value-type="string" office:string-value=" " calcext:value-type="string">
            <text:p><text:s/></text:p>
          </table:table-cell>
          <table:table-cell table:style-name="ce279" table:formula="of:=[$Constants.D7]" office:value-type="string" office:string-value=" " calcext:value-type="string">
            <text:p><text:s/></text:p>
          </table:table-cell>
          <table:table-cell table:style-name="ce279" table:formula="of:=[$Constants.E7]" office:value-type="string" office:string-value="C" calcext:value-type="string">
            <text:p>C</text:p>
          </table:table-cell>
          <table:table-cell table:style-name="ce279" table:formula="of:=[$Constants.F7]" office:value-type="float" office:value="0.75" calcext:value-type="float">
            <text:p>0.75</text:p>
          </table:table-cell>
          <table:table-cell table:style-name="ce187" table:number-columns-repeated="2"/>
          <table:table-cell table:number-columns-repeated="1016"/>
        </table:table-row>
        <table:table-row table:style-name="ro2" table:visibility="collapse">
          <table:table-cell table:style-name="ce279" table:formula="of:=[$Constants.A8]" office:value-type="string" office:string-value=" " calcext:value-type="string">
            <text:p><text:s/></text:p>
          </table:table-cell>
          <table:table-cell table:style-name="ce279" table:formula="of:=[$Constants.B8]" office:value-type="string" office:string-value="Construction" calcext:value-type="string">
            <text:p>Construction</text:p>
          </table:table-cell>
          <table:table-cell table:style-name="ce279" table:formula="of:=[$Constants.C8]" office:value-type="string" office:string-value=" " calcext:value-type="string">
            <text:p><text:s/></text:p>
          </table:table-cell>
          <table:table-cell table:style-name="ce279" table:formula="of:=[$Constants.D8]" office:value-type="string" office:string-value=" " calcext:value-type="string">
            <text:p><text:s/></text:p>
          </table:table-cell>
          <table:table-cell table:style-name="ce279" table:formula="of:=[$Constants.E8]" office:value-type="string" office:string-value="CD" calcext:value-type="string">
            <text:p>CD</text:p>
          </table:table-cell>
          <table:table-cell table:style-name="ce279" table:formula="of:=[$Constants.F8]" office:value-type="float" office:value="0.7" calcext:value-type="float">
            <text:p>0.7</text:p>
          </table:table-cell>
          <table:table-cell table:style-name="ce187" table:number-columns-repeated="2"/>
          <table:table-cell table:number-columns-repeated="1016"/>
        </table:table-row>
        <table:table-row table:style-name="ro2" table:visibility="collapse">
          <table:table-cell table:style-name="ce279" table:formula="of:=[$Constants.A9]" office:value-type="string" office:string-value=" " calcext:value-type="string">
            <text:p><text:s/></text:p>
          </table:table-cell>
          <table:table-cell table:style-name="ce279" table:formula="of:=[$Constants.B9]" office:value-type="string" office:string-value="Refactoring" calcext:value-type="string">
            <text:p>Refactoring</text:p>
          </table:table-cell>
          <table:table-cell table:style-name="ce279" table:formula="of:=[$Constants.C9]" office:value-type="string" office:string-value=" " calcext:value-type="string">
            <text:p><text:s/></text:p>
          </table:table-cell>
          <table:table-cell table:style-name="ce279" table:formula="of:=[$Constants.D9]" office:value-type="string" office:string-value=" " calcext:value-type="string">
            <text:p><text:s/></text:p>
          </table:table-cell>
          <table:table-cell table:style-name="ce279" table:formula="of:=[$Constants.E9]" office:value-type="string" office:string-value="D" calcext:value-type="string">
            <text:p>D</text:p>
          </table:table-cell>
          <table:table-cell table:style-name="ce279" table:formula="of:=[$Constants.F9]" office:value-type="float" office:value="0.65" calcext:value-type="float">
            <text:p>0.65</text:p>
          </table:table-cell>
          <table:table-cell table:style-name="ce187" table:number-columns-repeated="2"/>
          <table:table-cell table:number-columns-repeated="1016"/>
        </table:table-row>
        <table:table-row table:style-name="ro2" table:visibility="collapse">
          <table:table-cell table:style-name="ce279" table:formula="of:=[$Constants.A10]" office:value-type="string" office:string-value=" " calcext:value-type="string">
            <text:p><text:s/></text:p>
          </table:table-cell>
          <table:table-cell table:style-name="ce279" table:formula="of:=[$Constants.B10]" office:value-type="string" office:string-value="Review" calcext:value-type="string">
            <text:p>Review</text:p>
          </table:table-cell>
          <table:table-cell table:style-name="ce279" table:formula="of:=[$Constants.C10]" office:value-type="string" office:string-value=" " calcext:value-type="string">
            <text:p><text:s/></text:p>
          </table:table-cell>
          <table:table-cell table:style-name="ce279" table:formula="of:=[$Constants.D10]" office:value-type="string" office:string-value=" " calcext:value-type="string">
            <text:p><text:s/></text:p>
          </table:table-cell>
          <table:table-cell table:style-name="ce279" table:formula="of:=[$Constants.E10]" office:value-type="string" office:string-value="F" calcext:value-type="string">
            <text:p>F</text:p>
          </table:table-cell>
          <table:table-cell table:style-name="ce279" table:formula="of:=[$Constants.F10]" office:value-type="float" office:value="0.5" calcext:value-type="float">
            <text:p>0.5</text:p>
          </table:table-cell>
          <table:table-cell table:style-name="ce187" table:number-columns-repeated="2"/>
          <table:table-cell table:number-columns-repeated="1016"/>
        </table:table-row>
        <table:table-row table:style-name="ro2" table:visibility="collapse">
          <table:table-cell table:style-name="ce279" table:formula="of:=[$Constants.A11]" office:value-type="string" office:string-value=" " calcext:value-type="string">
            <text:p><text:s/></text:p>
          </table:table-cell>
          <table:table-cell table:style-name="ce279" table:formula="of:=[$Constants.B11]" office:value-type="string" office:string-value="Integration test" calcext:value-type="string">
            <text:p>Integration test</text:p>
          </table:table-cell>
          <table:table-cell table:style-name="ce279" table:formula="of:=[$Constants.C11]" office:value-type="string" office:string-value=" " calcext:value-type="string">
            <text:p><text:s/></text:p>
          </table:table-cell>
          <table:table-cell table:style-name="ce279" table:formula="of:=[$Constants.D11]" office:value-type="string" office:string-value=" " calcext:value-type="string">
            <text:p><text:s/></text:p>
          </table:table-cell>
          <table:table-cell table:style-name="ce279" table:formula="of:=[$Constants.E11]" office:value-type="string" office:string-value=" " calcext:value-type="string">
            <text:p><text:s/></text:p>
          </table:table-cell>
          <table:table-cell table:style-name="ce279" table:formula="of:=[$Constants.F11]"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2]" office:value-type="string" office:string-value=" " calcext:value-type="string">
            <text:p><text:s/></text:p>
          </table:table-cell>
          <table:table-cell table:style-name="ce279" table:formula="of:=[$Constants.B12]" office:value-type="string" office:string-value="Repatterning" calcext:value-type="string">
            <text:p>Repatterning</text:p>
          </table:table-cell>
          <table:table-cell table:style-name="ce279" table:formula="of:=[$Constants.C12]" office:value-type="string" office:string-value=" " calcext:value-type="string">
            <text:p><text:s/></text:p>
          </table:table-cell>
          <table:table-cell table:style-name="ce279" table:formula="of:=[$Constants.D12]" office:value-type="string" office:string-value=" " calcext:value-type="string">
            <text:p><text:s/></text:p>
          </table:table-cell>
          <table:table-cell table:style-name="ce279" table:formula="of:=[$Constants.E12]" office:value-type="string" office:string-value=" " calcext:value-type="string">
            <text:p><text:s/></text:p>
          </table:table-cell>
          <table:table-cell table:style-name="ce279" table:formula="of:=[$Constants.F12]"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3]" office:value-type="string" office:string-value=" " calcext:value-type="string">
            <text:p><text:s/></text:p>
          </table:table-cell>
          <table:table-cell table:style-name="ce279" table:formula="of:=[$Constants.B13]" office:value-type="string" office:string-value="Postmortem" calcext:value-type="string">
            <text:p>Postmortem</text:p>
          </table:table-cell>
          <table:table-cell table:style-name="ce279" table:formula="of:=[$Constants.C13]" office:value-type="string" office:string-value=" " calcext:value-type="string">
            <text:p><text:s/></text:p>
          </table:table-cell>
          <table:table-cell table:style-name="ce279" table:formula="of:=[$Constants.D13]" office:value-type="string" office:string-value=" " calcext:value-type="string">
            <text:p><text:s/></text:p>
          </table:table-cell>
          <table:table-cell table:style-name="ce279" table:formula="of:=[$Constants.E13]" office:value-type="string" office:string-value=" " calcext:value-type="string">
            <text:p><text:s/></text:p>
          </table:table-cell>
          <table:table-cell table:style-name="ce279" table:formula="of:=[$Constants.F13]"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4]" office:value-type="string" office:string-value=" " calcext:value-type="string">
            <text:p><text:s/></text:p>
          </table:table-cell>
          <table:table-cell table:style-name="ce279" table:formula="of:=[$Constants.B14]" office:value-type="string" office:string-value="Sandbox" calcext:value-type="string">
            <text:p>Sandbox</text:p>
          </table:table-cell>
          <table:table-cell table:style-name="ce279" table:formula="of:=[$Constants.C14]" office:value-type="string" office:string-value=" " calcext:value-type="string">
            <text:p><text:s/></text:p>
          </table:table-cell>
          <table:table-cell table:style-name="ce279" table:formula="of:=[$Constants.D14]" office:value-type="string" office:string-value=" " calcext:value-type="string">
            <text:p><text:s/></text:p>
          </table:table-cell>
          <table:table-cell table:style-name="ce279" table:formula="of:=[$Constants.E14]" office:value-type="string" office:string-value=" " calcext:value-type="string">
            <text:p><text:s/></text:p>
          </table:table-cell>
          <table:table-cell table:style-name="ce279" table:formula="of:=[$Constants.F14]"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5]" office:value-type="string" office:string-value=" " calcext:value-type="string">
            <text:p><text:s/></text:p>
          </table:table-cell>
          <table:table-cell table:style-name="ce279" table:formula="of:=[$Constants.B15]" office:value-type="string" office:string-value=" " calcext:value-type="string">
            <text:p><text:s/></text:p>
          </table:table-cell>
          <table:table-cell table:style-name="ce279" table:formula="of:=[$Constants.C15]" office:value-type="string" office:string-value=" " calcext:value-type="string">
            <text:p><text:s/></text:p>
          </table:table-cell>
          <table:table-cell table:style-name="ce279" table:formula="of:=[$Constants.D15]" office:value-type="string" office:string-value=" " calcext:value-type="string">
            <text:p><text:s/></text:p>
          </table:table-cell>
          <table:table-cell table:style-name="ce279" table:formula="of:=[$Constants.E15]" office:value-type="string" office:string-value=" " calcext:value-type="string">
            <text:p><text:s/></text:p>
          </table:table-cell>
          <table:table-cell table:style-name="ce279" table:formula="of:=[$Constants.F1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6]" office:value-type="string" office:string-value=" " calcext:value-type="string">
            <text:p><text:s/></text:p>
          </table:table-cell>
          <table:table-cell table:style-name="ce279" table:formula="of:=[$Constants.B16]" office:value-type="string" office:string-value=" " calcext:value-type="string">
            <text:p><text:s/></text:p>
          </table:table-cell>
          <table:table-cell table:style-name="ce279" table:formula="of:=[$Constants.C16]" office:value-type="string" office:string-value=" " calcext:value-type="string">
            <text:p><text:s/></text:p>
          </table:table-cell>
          <table:table-cell table:style-name="ce279" table:formula="of:=[$Constants.D16]" office:value-type="string" office:string-value=" " calcext:value-type="string">
            <text:p><text:s/></text:p>
          </table:table-cell>
          <table:table-cell table:style-name="ce279" table:formula="of:=[$Constants.E16]" office:value-type="string" office:string-value=" " calcext:value-type="string">
            <text:p><text:s/></text:p>
          </table:table-cell>
          <table:table-cell table:style-name="ce279" table:formula="of:=[$Constants.F1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7]" office:value-type="string" office:string-value=" " calcext:value-type="string">
            <text:p><text:s/></text:p>
          </table:table-cell>
          <table:table-cell table:style-name="ce279" table:formula="of:=[$Constants.B17]" office:value-type="string" office:string-value=" " calcext:value-type="string">
            <text:p><text:s/></text:p>
          </table:table-cell>
          <table:table-cell table:style-name="ce279" table:formula="of:=[$Constants.C17]" office:value-type="string" office:string-value=" " calcext:value-type="string">
            <text:p><text:s/></text:p>
          </table:table-cell>
          <table:table-cell table:style-name="ce279" table:formula="of:=[$Constants.D17]" office:value-type="string" office:string-value=" " calcext:value-type="string">
            <text:p><text:s/></text:p>
          </table:table-cell>
          <table:table-cell table:style-name="ce279" table:formula="of:=[$Constants.E17]" office:value-type="string" office:string-value=" " calcext:value-type="string">
            <text:p><text:s/></text:p>
          </table:table-cell>
          <table:table-cell table:style-name="ce279" table:formula="of:=[$Constants.F1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8]" office:value-type="string" office:string-value=" " calcext:value-type="string">
            <text:p><text:s/></text:p>
          </table:table-cell>
          <table:table-cell table:style-name="ce279" table:formula="of:=[$Constants.B18]" office:value-type="string" office:string-value=" " calcext:value-type="string">
            <text:p><text:s/></text:p>
          </table:table-cell>
          <table:table-cell table:style-name="ce279" table:formula="of:=[$Constants.C18]" office:value-type="string" office:string-value=" " calcext:value-type="string">
            <text:p><text:s/></text:p>
          </table:table-cell>
          <table:table-cell table:style-name="ce279" table:formula="of:=[$Constants.D18]" office:value-type="string" office:string-value=" " calcext:value-type="string">
            <text:p><text:s/></text:p>
          </table:table-cell>
          <table:table-cell table:style-name="ce279" table:formula="of:=[$Constants.E18]" office:value-type="string" office:string-value=" " calcext:value-type="string">
            <text:p><text:s/></text:p>
          </table:table-cell>
          <table:table-cell table:style-name="ce279" table:formula="of:=[$Constants.F1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9]" office:value-type="string" office:string-value="Defect Types:" calcext:value-type="string">
            <text:p>Defect Types:</text:p>
          </table:table-cell>
          <table:table-cell table:style-name="ce279" table:formula="of:=[$Constants.B19]" office:value-type="string" office:string-value="Requirements Change" calcext:value-type="string">
            <text:p>Requirements Change</text:p>
          </table:table-cell>
          <table:table-cell table:style-name="ce279" table:formula="of:=[$Constants.C19]" office:value-type="string" office:string-value="Changes to requirements" calcext:value-type="string">
            <text:p>Changes to requirements</text:p>
          </table:table-cell>
          <table:table-cell table:style-name="ce279" table:formula="of:=[$Constants.D19]" office:value-type="string" office:string-value="Iteration" calcext:value-type="string">
            <text:p>Iteration</text:p>
          </table:table-cell>
          <table:table-cell table:style-name="ce279" table:formula="of:=[$Constants.E19]" office:value-type="string" office:string-value="NA" calcext:value-type="string">
            <text:p>NA</text:p>
          </table:table-cell>
          <table:table-cell table:style-name="ce279" table:formula="of:=[$Constants.F19]" office:value-type="string" office:string-value="did not follow " calcext:value-type="string">
            <text:p>did not follow </text:p>
          </table:table-cell>
          <table:table-cell table:style-name="ce187" table:number-columns-repeated="2"/>
          <table:table-cell table:number-columns-repeated="1016"/>
        </table:table-row>
        <table:table-row table:style-name="ro2" table:visibility="collapse">
          <table:table-cell table:style-name="ce279" table:formula="of:=[$Constants.A20]" office:value-type="string" office:string-value=" " calcext:value-type="string">
            <text:p><text:s/></text:p>
          </table:table-cell>
          <table:table-cell table:style-name="ce279" table:formula="of:=[$Constants.B20]" office:value-type="string" office:string-value="Requirements Clarification" calcext:value-type="string">
            <text:p>Requirements Clarification</text:p>
          </table:table-cell>
          <table:table-cell table:style-name="ce279" table:formula="of:=[$Constants.C20]" office:value-type="string" office:string-value="Clarifications to requirements" calcext:value-type="string">
            <text:p>Clarifications to requirements</text:p>
          </table:table-cell>
          <table:table-cell table:style-name="ce279" table:formula="of:=[$Constants.D20]" office:value-type="string" office:string-value=" " calcext:value-type="string">
            <text:p><text:s/></text:p>
          </table:table-cell>
          <table:table-cell table:style-name="ce279" table:formula="of:=[$Constants.E20]" office:value-type="float" office:value="1" calcext:value-type="float">
            <text:p>1</text:p>
          </table:table-cell>
          <table:table-cell table:style-name="ce279" table:formula="of:=[$Constants.F20]" office:value-type="string" office:string-value="very painful" calcext:value-type="string">
            <text:p>very painful</text:p>
          </table:table-cell>
          <table:table-cell table:style-name="ce187" table:number-columns-repeated="2"/>
          <table:table-cell table:number-columns-repeated="1016"/>
        </table:table-row>
        <table:table-row table:style-name="ro2" table:visibility="collapse">
          <table:table-cell table:style-name="ce279" table:formula="of:=[$Constants.A21]" office:value-type="string" office:string-value=" " calcext:value-type="string">
            <text:p><text:s/></text:p>
          </table:table-cell>
          <table:table-cell table:style-name="ce279" table:formula="of:=[$Constants.B21]" office:value-type="string" office:string-value="Product syntax" calcext:value-type="string">
            <text:p>Product syntax</text:p>
          </table:table-cell>
          <table:table-cell table:style-name="ce279" table:formula="of:=[$Constants.C21]" office:value-type="string" office:string-value="Syntax flaws in the deliverable product" calcext:value-type="string">
            <text:p>Syntax flaws in the deliverable product</text:p>
          </table:table-cell>
          <table:table-cell table:style-name="ce279" table:formula="of:=[$Constants.D21]" office:value-type="string" office:string-value=" " calcext:value-type="string">
            <text:p><text:s/></text:p>
          </table:table-cell>
          <table:table-cell table:style-name="ce279" table:formula="of:=[$Constants.E21]" office:value-type="float" office:value="2" calcext:value-type="float">
            <text:p>2</text:p>
          </table:table-cell>
          <table:table-cell table:style-name="ce279" table:formula="of:=[$Constants.F21]" office:value-type="string" office:string-value="painful" calcext:value-type="string">
            <text:p>painful</text:p>
          </table:table-cell>
          <table:table-cell table:style-name="ce187" table:number-columns-repeated="2"/>
          <table:table-cell table:number-columns-repeated="1016"/>
        </table:table-row>
        <table:table-row table:style-name="ro2" table:visibility="collapse">
          <table:table-cell table:style-name="ce279" table:formula="of:=[$Constants.A22]" office:value-type="string" office:string-value=" " calcext:value-type="string">
            <text:p><text:s/></text:p>
          </table:table-cell>
          <table:table-cell table:style-name="ce279" table:formula="of:=[$Constants.B22]" office:value-type="string" office:string-value="Product logic" calcext:value-type="string">
            <text:p>Product logic</text:p>
          </table:table-cell>
          <table:table-cell table:style-name="ce279" table:formula="of:=[$Constants.C22]" office:value-type="string" office:string-value="Logic flaws in the deliverable product" calcext:value-type="string">
            <text:p>Logic flaws in the deliverable product</text:p>
          </table:table-cell>
          <table:table-cell table:style-name="ce279" table:formula="of:=[$Constants.D22]" office:value-type="string" office:string-value=" " calcext:value-type="string">
            <text:p><text:s/></text:p>
          </table:table-cell>
          <table:table-cell table:style-name="ce279" table:formula="of:=[$Constants.E22]" office:value-type="float" office:value="3" calcext:value-type="float">
            <text:p>3</text:p>
          </table:table-cell>
          <table:table-cell table:style-name="ce279" table:formula="of:=[$Constants.F22]" office:value-type="string" office:string-value="neutral" calcext:value-type="string">
            <text:p>neutral</text:p>
          </table:table-cell>
          <table:table-cell table:style-name="ce187" table:number-columns-repeated="2"/>
          <table:table-cell table:number-columns-repeated="1016"/>
        </table:table-row>
        <table:table-row table:style-name="ro2" table:visibility="collapse">
          <table:table-cell table:style-name="ce279" table:formula="of:=[$Constants.A23]" office:value-type="string" office:string-value=" " calcext:value-type="string">
            <text:p><text:s/></text:p>
          </table:table-cell>
          <table:table-cell table:style-name="ce279" table:formula="of:=[$Constants.B23]" office:value-type="string" office:string-value="Product interface" calcext:value-type="string">
            <text:p>Product interface</text:p>
          </table:table-cell>
          <table:table-cell table:style-name="ce279" table:formula="of:=[$Constants.C23]" office:value-type="string" office:string-value="Flaws in the interface of a component of the deliverable product" calcext:value-type="string">
            <text:p>Flaws in the interface of a component of the deliverable product</text:p>
          </table:table-cell>
          <table:table-cell table:style-name="ce279" table:formula="of:=[$Constants.D23]" office:value-type="string" office:string-value=" " calcext:value-type="string">
            <text:p><text:s/></text:p>
          </table:table-cell>
          <table:table-cell table:style-name="ce279" table:formula="of:=[$Constants.E23]" office:value-type="float" office:value="4" calcext:value-type="float">
            <text:p>4</text:p>
          </table:table-cell>
          <table:table-cell table:style-name="ce279" table:formula="of:=[$Constants.F23]" office:value-type="string" office:string-value="helpful" calcext:value-type="string">
            <text:p>helpful</text:p>
          </table:table-cell>
          <table:table-cell table:style-name="ce187" table:number-columns-repeated="2"/>
          <table:table-cell table:number-columns-repeated="1016"/>
        </table:table-row>
        <table:table-row table:style-name="ro2" table:visibility="collapse">
          <table:table-cell table:style-name="ce279" table:formula="of:=[$Constants.A24]" office:value-type="string" office:string-value=" " calcext:value-type="string">
            <text:p><text:s/></text:p>
          </table:table-cell>
          <table:table-cell table:style-name="ce279" table:formula="of:=[$Constants.B24]" office:value-type="string" office:string-value="Product checking" calcext:value-type="string">
            <text:p>Product checking</text:p>
          </table:table-cell>
          <table:table-cell table:style-name="ce279"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79" table:formula="of:=[$Constants.D24]" office:value-type="string" office:string-value=" " calcext:value-type="string">
            <text:p><text:s/></text:p>
          </table:table-cell>
          <table:table-cell table:style-name="ce279" table:formula="of:=[$Constants.E24]" office:value-type="float" office:value="5" calcext:value-type="float">
            <text:p>5</text:p>
          </table:table-cell>
          <table:table-cell table:style-name="ce279" table:formula="of:=[$Constants.F24]" office:value-type="string" office:string-value="very helpful" calcext:value-type="string">
            <text:p>very helpful</text:p>
          </table:table-cell>
          <table:table-cell table:style-name="ce187" table:number-columns-repeated="2"/>
          <table:table-cell table:number-columns-repeated="1016"/>
        </table:table-row>
        <table:table-row table:style-name="ro2" table:visibility="collapse">
          <table:table-cell table:style-name="ce279" table:formula="of:=[$Constants.A25]" office:value-type="string" office:string-value=" " calcext:value-type="string">
            <text:p><text:s/></text:p>
          </table:table-cell>
          <table:table-cell table:style-name="ce279" table:formula="of:=[$Constants.B25]" office:value-type="string" office:string-value="Test syntax" calcext:value-type="string">
            <text:p>Test syntax</text:p>
          </table:table-cell>
          <table:table-cell table:style-name="ce279" table:formula="of:=[$Constants.C25]" office:value-type="string" office:string-value="Syntax flaws in the test code " calcext:value-type="string">
            <text:p>Syntax flaws in the test code </text:p>
          </table:table-cell>
          <table:table-cell table:style-name="ce279" table:formula="of:=[$Constants.D25]" office:value-type="string" office:string-value=" " calcext:value-type="string">
            <text:p><text:s/></text:p>
          </table:table-cell>
          <table:table-cell table:style-name="ce279" table:formula="of:=[$Constants.E25]" office:value-type="float" office:value="6" calcext:value-type="float">
            <text:p>6</text:p>
          </table:table-cell>
          <table:table-cell table:style-name="ce279" table:formula="of:=[$Constants.F2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6]" office:value-type="string" office:string-value=" " calcext:value-type="string">
            <text:p><text:s/></text:p>
          </table:table-cell>
          <table:table-cell table:style-name="ce279" table:formula="of:=[$Constants.B26]" office:value-type="string" office:string-value="Test logic" calcext:value-type="string">
            <text:p>Test logic</text:p>
          </table:table-cell>
          <table:table-cell table:style-name="ce279" table:formula="of:=[$Constants.C26]" office:value-type="string" office:string-value="Logic flaws in the test code" calcext:value-type="string">
            <text:p>Logic flaws in the test code</text:p>
          </table:table-cell>
          <table:table-cell table:style-name="ce279" table:formula="of:=[$Constants.D26]" office:value-type="string" office:string-value=" " calcext:value-type="string">
            <text:p><text:s/></text:p>
          </table:table-cell>
          <table:table-cell table:style-name="ce279" table:formula="of:=[$Constants.E26]" office:value-type="float" office:value="7" calcext:value-type="float">
            <text:p>7</text:p>
          </table:table-cell>
          <table:table-cell table:style-name="ce279" table:formula="of:=[$Constants.F2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7]" office:value-type="string" office:string-value=" " calcext:value-type="string">
            <text:p><text:s/></text:p>
          </table:table-cell>
          <table:table-cell table:style-name="ce279" table:formula="of:=[$Constants.B27]" office:value-type="string" office:string-value="Test interface" calcext:value-type="string">
            <text:p>Test interface</text:p>
          </table:table-cell>
          <table:table-cell table:style-name="ce279" table:formula="of:=[$Constants.C27]" office:value-type="string" office:string-value="Flaws in the interface of a component of the test code" calcext:value-type="string">
            <text:p>Flaws in the interface of a component of the test code</text:p>
          </table:table-cell>
          <table:table-cell table:style-name="ce279" table:formula="of:=[$Constants.D27]" office:value-type="string" office:string-value=" " calcext:value-type="string">
            <text:p><text:s/></text:p>
          </table:table-cell>
          <table:table-cell table:style-name="ce279" table:formula="of:=[$Constants.E27]" office:value-type="float" office:value="8" calcext:value-type="float">
            <text:p>8</text:p>
          </table:table-cell>
          <table:table-cell table:style-name="ce279" table:formula="of:=[$Constants.F2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8]" office:value-type="string" office:string-value=" " calcext:value-type="string">
            <text:p><text:s/></text:p>
          </table:table-cell>
          <table:table-cell table:style-name="ce279" table:formula="of:=[$Constants.B28]" office:value-type="string" office:string-value="Test checking" calcext:value-type="string">
            <text:p>Test checking</text:p>
          </table:table-cell>
          <table:table-cell table:style-name="ce279"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79" table:formula="of:=[$Constants.D28]" office:value-type="string" office:string-value=" " calcext:value-type="string">
            <text:p><text:s/></text:p>
          </table:table-cell>
          <table:table-cell table:style-name="ce279" table:formula="of:=[$Constants.E28]" office:value-type="float" office:value="9" calcext:value-type="float">
            <text:p>9</text:p>
          </table:table-cell>
          <table:table-cell table:style-name="ce279" table:formula="of:=[$Constants.F2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9]" office:value-type="string" office:string-value=" " calcext:value-type="string">
            <text:p><text:s/></text:p>
          </table:table-cell>
          <table:table-cell table:style-name="ce279" table:formula="of:=[$Constants.B29]" office:value-type="string" office:string-value="Bad Smell" calcext:value-type="string">
            <text:p>Bad Smell</text:p>
          </table:table-cell>
          <table:table-cell table:style-name="ce279"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79" table:formula="of:=[$Constants.D29]" office:value-type="string" office:string-value=" " calcext:value-type="string">
            <text:p><text:s/></text:p>
          </table:table-cell>
          <table:table-cell table:style-name="ce279" table:formula="of:=[$Constants.E29]" office:value-type="float" office:value="10" calcext:value-type="float">
            <text:p>10</text:p>
          </table:table-cell>
          <table:table-cell table:style-name="ce279" table:formula="of:=[$Constants.F29]"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style-name="ce279" table:formula="of:=[$Constants.A30]" office:value-type="string" office:string-value="Y/N:" calcext:value-type="string">
            <text:p>Y/N:</text:p>
          </table:table-cell>
          <table:table-cell table:style-name="ce279" table:formula="of:=[$Constants.B30]" office:value-type="string" office:string-value="Yes" calcext:value-type="string">
            <text:p>Yes</text:p>
          </table:table-cell>
          <table:table-cell table:style-name="ce279" table:formula="of:=[$Constants.C30]" office:value-type="string" office:string-value=" " calcext:value-type="string">
            <text:p><text:s/></text:p>
          </table:table-cell>
          <table:table-cell table:style-name="ce279" table:formula="of:=[$Constants.D30]" office:value-type="string" office:string-value=" " calcext:value-type="string">
            <text:p><text:s/></text:p>
          </table:table-cell>
          <table:table-cell table:style-name="ce279" table:formula="of:=[$Constants.E30]" office:value-type="string" office:string-value="Passed" calcext:value-type="string">
            <text:p>Passed</text:p>
          </table:table-cell>
          <table:table-cell table:style-name="ce279" table:formula="of:=[$Constants.F30]" office:value-type="float" office:value="0" calcext:value-type="float">
            <text:p>0</text:p>
          </table:table-cell>
          <table:table-cell table:style-name="ce188" table:number-columns-repeated="2"/>
          <table:table-cell/>
          <table:table-cell table:style-name="ce200" table:number-columns-repeated="1015"/>
        </table:table-row>
        <table:table-row table:style-name="ro2" table:visibility="collapse">
          <table:table-cell table:style-name="ce279" table:formula="of:=[$Constants.A31]" office:value-type="string" office:string-value=" " calcext:value-type="string">
            <text:p><text:s/></text:p>
          </table:table-cell>
          <table:table-cell table:style-name="ce279" table:formula="of:=[$Constants.B31]" office:value-type="string" office:string-value="No" calcext:value-type="string">
            <text:p>No</text:p>
          </table:table-cell>
          <table:table-cell table:style-name="ce279" table:formula="of:=[$Constants.C31]" office:value-type="string" office:string-value=" " calcext:value-type="string">
            <text:p><text:s/></text:p>
          </table:table-cell>
          <table:table-cell table:style-name="ce279" table:formula="of:=[$Constants.D31]" office:value-type="string" office:string-value=" " calcext:value-type="string">
            <text:p><text:s/></text:p>
          </table:table-cell>
          <table:table-cell table:style-name="ce279" table:formula="of:=[$Constants.E31]" office:value-type="string" office:string-value="Passed with issues" calcext:value-type="string">
            <text:p>Passed with issues</text:p>
          </table:table-cell>
          <table:table-cell table:style-name="ce279" table:formula="of:=[$Constants.F31]" office:value-type="float" office:value="0" calcext:value-type="float">
            <text:p>0</text:p>
          </table:table-cell>
          <table:table-cell table:style-name="ce188"/>
          <table:table-cell table:style-name="ce187"/>
          <table:table-cell table:number-columns-repeated="1016"/>
        </table:table-row>
        <table:table-row table:style-name="ro2" table:visibility="collapse">
          <table:table-cell table:style-name="ce279" table:formula="of:=[$Constants.A32]" office:value-type="string" office:string-value="Proxy Types:" calcext:value-type="string">
            <text:p>Proxy Types:</text:p>
          </table:table-cell>
          <table:table-cell table:style-name="ce279" office:value-type="string" calcext:value-type="string">
            <text:p><text:s/>-</text:p>
          </table:table-cell>
          <table:table-cell table:style-name="ce279" table:formula="of:=[$Constants.C32]" office:value-type="string" office:string-value=" " calcext:value-type="string">
            <text:p><text:s/></text:p>
          </table:table-cell>
          <table:table-cell table:style-name="ce279" table:formula="of:=[$Constants.D32]" office:value-type="string" office:string-value=" " calcext:value-type="string">
            <text:p><text:s/></text:p>
          </table:table-cell>
          <table:table-cell table:style-name="ce279" table:formula="of:=[$Constants.E32]" office:value-type="string" office:string-value="Failed" calcext:value-type="string">
            <text:p>Failed</text:p>
          </table:table-cell>
          <table:table-cell table:style-name="ce279" table:formula="of:=[$Constants.F3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3]" office:value-type="string" office:string-value=" " calcext:value-type="string">
            <text:p><text:s/></text:p>
          </table:table-cell>
          <table:table-cell table:style-name="ce279" table:formula="of:=[$Constants.B33]" office:value-type="string" office:string-value="Calculation" calcext:value-type="string">
            <text:p>Calculation</text:p>
          </table:table-cell>
          <table:table-cell table:style-name="ce279" table:formula="of:=[$Constants.C33]" office:value-type="string" office:string-value=" " calcext:value-type="string">
            <text:p><text:s/></text:p>
          </table:table-cell>
          <table:table-cell table:style-name="ce279" table:formula="of:=[$Constants.D33]" office:value-type="string" office:string-value=" " calcext:value-type="string">
            <text:p><text:s/></text:p>
          </table:table-cell>
          <table:table-cell table:style-name="ce279" table:formula="of:=[$Constants.E33]" office:value-type="string" office:string-value="Not tested" calcext:value-type="string">
            <text:p>Not tested</text:p>
          </table:table-cell>
          <table:table-cell table:style-name="ce279" table:formula="of:=[$Constants.F33]"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4]" office:value-type="string" office:string-value=" " calcext:value-type="string">
            <text:p><text:s/></text:p>
          </table:table-cell>
          <table:table-cell table:style-name="ce279" table:formula="of:=[$Constants.B34]" office:value-type="string" office:string-value="Data" calcext:value-type="string">
            <text:p>Data</text:p>
          </table:table-cell>
          <table:table-cell table:style-name="ce279" table:formula="of:=[$Constants.C34]" office:value-type="string" office:string-value=" " calcext:value-type="string">
            <text:p><text:s/></text:p>
          </table:table-cell>
          <table:table-cell table:style-name="ce279" table:formula="of:=[$Constants.D34]" office:value-type="string" office:string-value=" " calcext:value-type="string">
            <text:p><text:s/></text:p>
          </table:table-cell>
          <table:table-cell table:style-name="ce279" table:formula="of:=[$Constants.E34]" office:value-type="string" office:string-value="Not applicable" calcext:value-type="string">
            <text:p>Not applicable</text:p>
          </table:table-cell>
          <table:table-cell table:style-name="ce279" table:formula="of:=[$Constants.F34]"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5]" office:value-type="string" office:string-value=" " calcext:value-type="string">
            <text:p><text:s/></text:p>
          </table:table-cell>
          <table:table-cell table:style-name="ce279" table:formula="of:=[$Constants.B35]" office:value-type="string" office:string-value="I/O" calcext:value-type="string">
            <text:p>I/O</text:p>
          </table:table-cell>
          <table:table-cell table:style-name="ce279" table:formula="of:=[$Constants.C35]" office:value-type="string" office:string-value=" " calcext:value-type="string">
            <text:p><text:s/></text:p>
          </table:table-cell>
          <table:table-cell table:style-name="ce279" table:formula="of:=[$Constants.D35]" office:value-type="string" office:string-value=" " calcext:value-type="string">
            <text:p><text:s/></text:p>
          </table:table-cell>
          <table:table-cell table:style-name="ce279" table:formula="of:=[$Constants.E35]" office:value-type="string" office:string-value=" " calcext:value-type="string">
            <text:p><text:s/></text:p>
          </table:table-cell>
          <table:table-cell table:style-name="ce279" table:formula="of:=[$Constants.F35]"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6]" office:value-type="string" office:string-value=" " calcext:value-type="string">
            <text:p><text:s/></text:p>
          </table:table-cell>
          <table:table-cell table:style-name="ce279" table:formula="of:=[$Constants.B36]" office:value-type="string" office:string-value="Logic" calcext:value-type="string">
            <text:p>Logic</text:p>
          </table:table-cell>
          <table:table-cell table:style-name="ce279" table:formula="of:=[$Constants.C36]" office:value-type="string" office:string-value=" " calcext:value-type="string">
            <text:p><text:s/></text:p>
          </table:table-cell>
          <table:table-cell table:style-name="ce279" table:formula="of:=[$Constants.D36]" office:value-type="string" office:string-value=" " calcext:value-type="string">
            <text:p><text:s/></text:p>
          </table:table-cell>
          <table:table-cell table:style-name="ce279" table:formula="of:=[$Constants.E36]" office:value-type="string" office:string-value=" " calcext:value-type="string">
            <text:p><text:s/></text:p>
          </table:table-cell>
          <table:table-cell table:style-name="ce279" table:formula="of:=[$Constants.F36]"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7]" office:value-type="string" office:string-value=" " calcext:value-type="string">
            <text:p><text:s/></text:p>
          </table:table-cell>
          <table:table-cell table:style-name="ce279" table:formula="of:=[$Constants.B37]" office:value-type="string" office:string-value=" " calcext:value-type="string">
            <text:p><text:s/></text:p>
          </table:table-cell>
          <table:table-cell table:style-name="ce279" table:formula="of:=[$Constants.C37]" office:value-type="string" office:string-value=" " calcext:value-type="string">
            <text:p><text:s/></text:p>
          </table:table-cell>
          <table:table-cell table:style-name="ce279" table:formula="of:=[$Constants.D37]" office:value-type="string" office:string-value=" " calcext:value-type="string">
            <text:p><text:s/></text:p>
          </table:table-cell>
          <table:table-cell table:style-name="ce279" table:formula="of:=[$Constants.E37]" office:value-type="string" office:string-value=" " calcext:value-type="string">
            <text:p><text:s/></text:p>
          </table:table-cell>
          <table:table-cell table:style-name="ce279" table:formula="of:=[$Constants.F37]"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8]" office:value-type="string" office:string-value="Sizes:" calcext:value-type="string">
            <text:p>Sizes:</text:p>
          </table:table-cell>
          <table:table-cell table:style-name="ce279" table:formula="of:=[$Constants.B38]" office:value-type="string" office:string-value="VS" calcext:value-type="string">
            <text:p>VS</text:p>
          </table:table-cell>
          <table:table-cell table:style-name="ce279" table:formula="of:=[$Constants.C38]" office:value-type="string" office:string-value="S" calcext:value-type="string">
            <text:p>S</text:p>
          </table:table-cell>
          <table:table-cell table:style-name="ce279" table:formula="of:=[$Constants.D38]" office:value-type="string" office:string-value="M" calcext:value-type="string">
            <text:p>M</text:p>
          </table:table-cell>
          <table:table-cell table:style-name="ce279" table:formula="of:=[$Constants.E38]" office:value-type="string" office:string-value="L" calcext:value-type="string">
            <text:p>L</text:p>
          </table:table-cell>
          <table:table-cell table:style-name="ce279" table:formula="of:=[$Constants.F38]" office:value-type="string" office:string-value="VL" calcext:value-type="string">
            <text:p>VL</text:p>
          </table:table-cell>
          <table:table-cell table:style-name="ce188"/>
          <table:table-cell table:style-name="ce187"/>
          <table:table-cell table:number-columns-repeated="1016"/>
        </table:table-row>
        <table:table-row table:style-name="ro2" table:visibility="collapse">
          <table:table-cell table:style-name="ce279" table:formula="of:=[$Constants.A39]" office:value-type="string" office:string-value="upper" calcext:value-type="string">
            <text:p>upper</text:p>
          </table:table-cell>
          <table:table-cell table:style-name="ce279" table:formula="of:=[$Constants.B39]" office:value-type="float" office:value="-1.5" calcext:value-type="float">
            <text:p>-1.5</text:p>
          </table:table-cell>
          <table:table-cell table:style-name="ce279" table:formula="of:=[$Constants.C39]" office:value-type="float" office:value="-0.5" calcext:value-type="float">
            <text:p>-0.5</text:p>
          </table:table-cell>
          <table:table-cell table:style-name="ce279" table:formula="of:=[$Constants.D39]" office:value-type="float" office:value="0.5" calcext:value-type="float">
            <text:p>0.5</text:p>
          </table:table-cell>
          <table:table-cell table:style-name="ce279" table:formula="of:=[$Constants.E39]" office:value-type="float" office:value="1.5" calcext:value-type="float">
            <text:p>1.5</text:p>
          </table:table-cell>
          <table:table-cell table:style-name="ce279" table:formula="of:=[$Constants.F39]" office:value-type="float" office:value="99999" calcext:value-type="float">
            <text:p>99999</text:p>
          </table:table-cell>
          <table:table-cell table:style-name="ce188"/>
          <table:table-cell table:style-name="ce187"/>
          <table:table-cell table:number-columns-repeated="1016"/>
        </table:table-row>
        <table:table-row table:style-name="ro2" table:visibility="collapse">
          <table:table-cell table:style-name="ce279" table:formula="of:=[$Constants.A40]" office:value-type="string" office:string-value="mid" calcext:value-type="string">
            <text:p>mid</text:p>
          </table:table-cell>
          <table:table-cell table:style-name="ce279" table:formula="of:=[$Constants.B40]" office:value-type="float" office:value="-2" calcext:value-type="float">
            <text:p>-2</text:p>
          </table:table-cell>
          <table:table-cell table:style-name="ce279" table:formula="of:=[$Constants.C40]" office:value-type="float" office:value="-1" calcext:value-type="float">
            <text:p>-1</text:p>
          </table:table-cell>
          <table:table-cell table:style-name="ce279" table:formula="of:=[$Constants.D40]" office:value-type="float" office:value="0" calcext:value-type="float">
            <text:p>0</text:p>
          </table:table-cell>
          <table:table-cell table:style-name="ce279" table:formula="of:=[$Constants.E40]" office:value-type="float" office:value="1" calcext:value-type="float">
            <text:p>1</text:p>
          </table:table-cell>
          <table:table-cell table:style-name="ce279" table:formula="of:=[$Constants.F40]" office:value-type="float" office:value="2" calcext:value-type="float">
            <text:p>2</text:p>
          </table:table-cell>
          <table:table-cell table:style-name="ce188"/>
          <table:table-cell table:style-name="ce187"/>
          <table:table-cell table:number-columns-repeated="1016"/>
        </table:table-row>
        <table:table-row table:style-name="ro2" table:visibility="collapse">
          <table:table-cell table:style-name="ce279" table:formula="of:=[$Constants.A41]" office:value-type="string" office:string-value="lower" calcext:value-type="string">
            <text:p>lower</text:p>
          </table:table-cell>
          <table:table-cell table:style-name="ce279" table:formula="of:=[$Constants.B41]" office:value-type="float" office:value="0" calcext:value-type="float">
            <text:p>0</text:p>
          </table:table-cell>
          <table:table-cell table:style-name="ce279" table:formula="of:=[$Constants.C41]" office:value-type="float" office:value="-1.5" calcext:value-type="float">
            <text:p>-1.5</text:p>
          </table:table-cell>
          <table:table-cell table:style-name="ce279" table:formula="of:=[$Constants.D41]" office:value-type="float" office:value="-0.5" calcext:value-type="float">
            <text:p>-0.5</text:p>
          </table:table-cell>
          <table:table-cell table:style-name="ce279" table:formula="of:=[$Constants.E41]" office:value-type="float" office:value="0.5" calcext:value-type="float">
            <text:p>0.5</text:p>
          </table:table-cell>
          <table:table-cell table:style-name="ce279" table:formula="of:=[$Constants.F41]" office:value-type="float" office:value="1.5" calcext:value-type="float">
            <text:p>1.5</text:p>
          </table:table-cell>
          <table:table-cell table:style-name="ce188"/>
          <table:table-cell table:style-name="ce187"/>
          <table:table-cell table:number-columns-repeated="1016"/>
        </table:table-row>
        <table:table-row table:style-name="ro2" table:visibility="collapse">
          <table:table-cell table:style-name="ce279" table:formula="of:=[$Constants.A42]" office:value-type="string" office:string-value=" " calcext:value-type="string">
            <text:p><text:s/></text:p>
          </table:table-cell>
          <table:table-cell table:style-name="ce279" table:formula="of:=[$Constants.B42]" office:value-type="float" office:value="0" calcext:value-type="float">
            <text:p>0</text:p>
          </table:table-cell>
          <table:table-cell table:style-name="ce279" table:formula="of:=[$Constants.C42]" office:value-type="float" office:value="0" calcext:value-type="float">
            <text:p>0</text:p>
          </table:table-cell>
          <table:table-cell table:style-name="ce279" table:formula="of:=[$Constants.D42]" office:value-type="float" office:value="0" calcext:value-type="float">
            <text:p>0</text:p>
          </table:table-cell>
          <table:table-cell table:style-name="ce279" table:formula="of:=[$Constants.E42]" office:value-type="float" office:value="0" calcext:value-type="float">
            <text:p>0</text:p>
          </table:table-cell>
          <table:table-cell table:style-name="ce279" table:formula="of:=[$Constants.F42]" office:value-type="string" office:string-value=" " calcext:value-type="string">
            <text:p><text:s/></text:p>
          </table:table-cell>
          <table:table-cell table:style-name="ce189" table:number-columns-repeated="2"/>
          <table:table-cell table:style-name="ce149" table:number-columns-repeated="248"/>
          <table:table-cell table:number-columns-repeated="768"/>
        </table:table-row>
        <table:table-row table:style-name="ro2" table:visibility="collapse">
          <table:table-cell table:style-name="ce279" table:formula="of:=[$Constants.A43]" office:value-type="string" office:string-value=" " calcext:value-type="string">
            <text:p><text:s/></text:p>
          </table:table-cell>
          <table:table-cell table:style-name="ce279" table:formula="of:=[$Constants.B43]" office:value-type="string" office:string-value=" " calcext:value-type="string">
            <text:p><text:s/></text:p>
          </table:table-cell>
          <table:table-cell table:style-name="ce279" table:formula="of:=[$Constants.C43]" office:value-type="string" office:string-value=" " calcext:value-type="string">
            <text:p><text:s/></text:p>
          </table:table-cell>
          <table:table-cell table:style-name="ce279" table:formula="of:=[$Constants.D43]" office:value-type="string" office:string-value=" " calcext:value-type="string">
            <text:p><text:s/></text:p>
          </table:table-cell>
          <table:table-cell table:style-name="ce279" table:formula="of:=[$Constants.E43]" office:value-type="string" office:string-value=" " calcext:value-type="string">
            <text:p><text:s/></text:p>
          </table:table-cell>
          <table:table-cell table:style-name="ce279" table:formula="of:=[$Constants.F43]" office:value-type="string" office:string-value=" " calcext:value-type="string">
            <text:p><text:s/></text:p>
          </table:table-cell>
          <table:table-cell table:style-name="ce190" table:number-columns-repeated="5"/>
          <table:table-cell table:style-name="ce198" table:number-columns-repeated="1013"/>
        </table:table-row>
        <table:table-row table:style-name="ro2">
          <table:table-cell table:number-columns-repeated="1024"/>
        </table:table-row>
        <table:table-row table:style-name="ro1">
          <table:table-cell table:style-name="ce253" office:value-type="string" calcext:value-type="string" table:number-columns-spanned="3" table:number-rows-spanned="1">
            <text:p>Historical Data</text:p>
          </table:table-cell>
          <table:covered-table-cell table:number-columns-repeated="2" table:style-name="ce253"/>
          <table:table-cell table:style-name="ce256" table:number-columns-repeated="5"/>
          <table:table-cell table:number-columns-repeated="1016"/>
        </table:table-row>
        <table:table-row table:style-name="ro43">
          <table:table-cell table:style-name="ce256" table:number-columns-repeated="8"/>
          <table:table-cell table:number-columns-repeated="1016"/>
        </table:table-row>
        <table:table-row table:style-name="ro2">
          <table:table-cell table:style-name="ce280" office:value-type="string" calcext:value-type="string">
            <text:p>Current Assignment:</text:p>
          </table:table-cell>
          <table:table-cell table:style-name="ce280"/>
          <table:table-cell table:style-name="ce280" table:formula="of:=[$Description.B3]" office:value-type="string" office:string-value="Assignment 2" calcext:value-type="string">
            <text:p>Assignment 2</text:p>
          </table:table-cell>
          <table:table-cell table:style-name="ce280" table:formula="of:=CONCATENATE(&quot;CA&quot;;[.C47];&quot;.xls&quot;)" office:value-type="string" office:string-value="CAAssignment 2.xls" calcext:value-type="string">
            <text:p>CAAssignment 2.xls</text:p>
          </table:table-cell>
          <table:table-cell table:style-name="ce280" table:number-columns-repeated="4"/>
          <table:table-cell table:style-name="ce283" table:number-columns-repeated="1016"/>
        </table:table-row>
        <table:table-row table:style-name="ro2">
          <table:table-cell table:style-name="ce280" office:value-type="string" calcext:value-type="string">
            <text:p>Immediate Past Assignment:</text:p>
          </table:table-cell>
          <table:table-cell table:style-name="ce280"/>
          <table:table-cell table:style-name="ce280" office:value-type="float" office:value="5" calcext:value-type="float">
            <text:p>5</text:p>
          </table:table-cell>
          <table:table-cell table:style-name="ce280" table:formula="of:=CONCATENATE(&quot;CA&quot;;[.C48];&quot;.xls&quot;)" office:value-type="string" office:string-value="CA5.xls" calcext:value-type="string">
            <text:p>CA5.xls</text:p>
          </table:table-cell>
          <table:table-cell table:style-name="ce280" table:number-columns-repeated="4"/>
          <table:table-cell table:style-name="ce283" table:number-columns-repeated="1016"/>
        </table:table-row>
        <table:table-row table:style-name="ro43">
          <table:table-cell table:style-name="ce256" table:number-columns-repeated="8"/>
          <table:table-cell table:number-columns-repeated="1016"/>
        </table:table-row>
        <table:table-row table:style-name="ro31">
          <table:table-cell table:style-name="ce281" office:value-type="string" calcext:value-type="string" table:number-columns-spanned="3" table:number-rows-spanned="1">
            <text:p>Project Plan Summary From</text:p>
          </table:table-cell>
          <table:covered-table-cell table:number-columns-repeated="2" table:style-name="ce281"/>
          <table:table-cell table:style-name="ce254" table:formula="of:=[.D48]" office:value-type="string" office:string-value="CA5.xls" calcext:value-type="string">
            <text:p>CA5.xls</text:p>
          </table:table-cell>
          <table:table-cell table:style-name="ce254" table:number-columns-repeated="4"/>
          <table:table-cell table:style-name="ce321" table:number-columns-repeated="1016"/>
        </table:table-row>
        <table:table-row table:style-name="ro2">
          <table:table-cell table:style-name="ce282" office:value-type="string" calcext:value-type="string">
            <text:p>Program Size (LOC)</text:p>
          </table:table-cell>
          <table:table-cell/>
          <table:table-cell table:style-name="ce282" office:value-type="string" calcext:value-type="string">
            <text:p>Plan</text:p>
          </table:table-cell>
          <table:table-cell table:style-name="ce282" office:value-type="string" calcext:value-type="string">
            <text:p>Actual</text:p>
          </table:table-cell>
          <table:table-cell table:style-name="ce282" office:value-type="string" calcext:value-type="string">
            <text:p>Actual to Date</text:p>
          </table:table-cell>
          <table:table-cell table:number-columns-repeated="1019"/>
        </table:table-row>
        <table:table-row table:style-name="ro2">
          <table:table-cell table:style-name="ce283" office:value-type="string" calcext:value-type="string">
            <text:p>Base code LOC count</text:p>
          </table:table-cell>
          <table:table-cell table:style-name="ce283"/>
          <table:table-cell table:style-name="ce298">
            <office:annotation draw:style-name="gr13" draw:text-style-name="P8" svg:width="114.92pt" svg:height="457.03pt" svg:x="430.07pt" svg:y="713.99pt" draw:caption-point-x="-208.37pt" draw:caption-point-y="-603.72pt">
              <dc:date>2017-02-12T00:00:00</dc:date>
              <text:p text:style-name="P7"><text:span text:style-name="T32">Estimate of the number of lines deleted from previously-written code</text:span></text:p>
              <text:p text:style-name="P7"><text:span text:style-name="T32"/></text:p>
            </office:annotation>
          </table:table-cell>
          <table:table-cell table:style-name="ce298" table:number-columns-repeated="2"/>
          <table:table-cell/>
          <table:table-cell table:style-name="ce283" table:number-columns-repeated="2"/>
          <table:table-cell table:number-columns-repeated="1016"/>
        </table:table-row>
        <table:table-row table:style-name="ro2">
          <table:table-cell table:style-name="ce283" office:value-type="string" calcext:value-type="string">
            <text:p><text:s text:c="3"/>Lines deleted from Base</text:p>
          </table:table-cell>
          <table:table-cell table:style-name="ce283"/>
          <table:table-cell table:style-name="ce298">
            <office:annotation draw:style-name="gr14" draw:text-style-name="P8" svg:width="114.92pt" svg:height="457.03pt" svg:x="430.07pt" svg:y="713.99pt" draw:caption-point-x="-208.37pt" draw:caption-point-y="-590.71pt">
              <dc:date>2017-02-12T00:00:00</dc:date>
              <text:p text:style-name="P7"><text:span text:style-name="T32">Estimated of the number of lines modified from previously-written code</text:span></text:p>
              <text:p text:style-name="P7"><text:span text:style-name="T32"/></text:p>
            </office:annotation>
          </table:table-cell>
          <table:table-cell table:style-name="ce298" table:number-columns-repeated="2"/>
          <table:table-cell/>
          <table:table-cell table:style-name="ce283" table:number-columns-repeated="2"/>
          <table:table-cell table:number-columns-repeated="1016"/>
        </table:table-row>
        <table:table-row table:style-name="ro2">
          <table:table-cell table:style-name="ce283" office:value-type="string" calcext:value-type="string">
            <text:p><text:s text:c="3"/>Lines modified from Base</text:p>
          </table:table-cell>
          <table:table-cell table:style-name="ce283"/>
          <table:table-cell table:style-name="ce298">
            <office:annotation draw:style-name="gr15" draw:text-style-name="P8" svg:width="114.86pt" svg:height="675.04pt" svg:x="351.47pt" svg:y="713.99pt" draw:caption-point-x="-129.77pt" draw:caption-point-y="-577.73pt">
              <dc:date>2017-02-12T00:00:00</dc:date>
              <text:p text:style-name="P7"><text:span text:style-name="T32">Estimate of the number of lines added to previously-written code to bring it to the point where new functionality can be added</text:span></text:p>
              <text:p text:style-name="P7"><text:span text:style-name="T32"/></text:p>
            </office:annotation>
          </table:table-cell>
          <table:table-cell table:style-name="ce298" table:number-columns-repeated="2"/>
          <table:table-cell/>
          <table:table-cell table:style-name="ce283" table:number-columns-repeated="2"/>
          <table:table-cell table:number-columns-repeated="1016"/>
        </table:table-row>
        <table:table-row table:style-name="ro2">
          <table:table-cell table:style-name="ce283" office:value-type="string" calcext:value-type="string">
            <text:p><text:s text:c="3"/>Lines added to Base</text:p>
          </table:table-cell>
          <table:table-cell table:style-name="ce283"/>
          <table:table-cell table:style-name="ce298">
            <office:annotation draw:style-name="gr16" draw:text-style-name="P8" svg:width="114.92pt" svg:height="457.03pt" svg:x="430.07pt" svg:y="713.99pt" draw:caption-point-x="-208.37pt" draw:caption-point-y="-564.72pt">
              <dc:date>2017-02-12T00:00:00</dc:date>
              <text:p text:style-name="P7"><text:span text:style-name="T32">Count of the number of lines of reused source code</text:span></text:p>
              <text:p text:style-name="P7"><text:span text:style-name="T32"/></text:p>
            </office:annotation>
          </table:table-cell>
          <table:table-cell table:style-name="ce298" table:number-columns-repeated="2"/>
          <table:table-cell/>
          <table:table-cell table:style-name="ce283" table:number-columns-repeated="2"/>
          <table:table-cell table:number-columns-repeated="1016"/>
        </table:table-row>
        <table:table-row table:style-name="ro2">
          <table:table-cell table:style-name="ce283" office:value-type="string" calcext:value-type="string">
            <text:p>Reused lines</text:p>
          </table:table-cell>
          <table:table-cell table:style-name="ce283"/>
          <table:table-cell table:style-name="ce298">
            <office:annotation draw:style-name="gr17" draw:text-style-name="P8" svg:width="112.05pt" svg:height="714.08pt" svg:x="351.47pt" svg:y="713.99pt" draw:caption-point-x="-129.77pt" draw:caption-point-y="-551.71pt">
              <dc:date>2017-02-12T00:00:00</dc:date>
              <text:p text:style-name="P7"><text:span text:style-name="T33">Estimate the number of new lines of code that provide new functionality to meet the specifications of </text:span></text:p>
              <text:p text:style-name="P7"><text:span text:style-name="T33">this assignment.</text:span></text:p>
              <text:p text:style-name="P7"><text:span text:style-name="T33"/></text:p>
            </office:annotation>
          </table:table-cell>
          <table:table-cell table:style-name="ce298" table:number-columns-repeated="2"/>
          <table:table-cell/>
          <table:table-cell table:style-name="ce283" table:number-columns-repeated="2"/>
          <table:table-cell table:number-columns-repeated="1016"/>
        </table:table-row>
        <table:table-row table:style-name="ro2">
          <table:table-cell table:style-name="ce283" office:value-type="string" calcext:value-type="string">
            <text:p>New component lines of code</text:p>
          </table:table-cell>
          <table:table-cell table:style-name="ce283"/>
          <table:table-cell table:style-name="ce298"/>
          <table:table-cell table:style-name="ce303"/>
          <table:table-cell table:style-name="ce306"/>
          <table:table-cell/>
          <table:table-cell table:style-name="ce283" table:number-columns-repeated="2"/>
          <table:table-cell table:number-columns-repeated="1016"/>
        </table:table-row>
        <table:table-row table:style-name="ro2">
          <table:table-cell table:number-columns-repeated="2"/>
          <table:table-cell table:style-name="ce282"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282" office:value-type="string" calcext:value-type="string">
            <text:p>Plan</text:p>
          </table:table-cell>
          <table:table-cell table:style-name="ce282" office:value-type="string" calcext:value-type="string">
            <text:p>Actual</text:p>
          </table:table-cell>
          <table:table-cell table:style-name="ce282" office:value-type="string" calcext:value-type="string">
            <text:p>Actual to Date</text:p>
          </table:table-cell>
          <table:table-cell table:number-columns-repeated="1019"/>
        </table:table-row>
        <table:table-row table:style-name="ro2" table:visibility="collapse">
          <table:table-cell table:style-name="ce283" office:value-type="string" calcext:value-type="string">
            <text:p>Reused components</text:p>
          </table:table-cell>
          <table:table-cell table:style-name="ce283"/>
          <table:table-cell table:style-name="ce298" table:number-columns-repeated="2"/>
          <table:table-cell table:style-name="ce298" office:value-type="float" office:value="0" calcext:value-type="float">
            <text:p>0</text:p>
          </table:table-cell>
          <table:table-cell/>
          <table:table-cell table:style-name="ce283" table:number-columns-repeated="2"/>
          <table:table-cell table:number-columns-repeated="1016"/>
        </table:table-row>
        <table:table-row table:style-name="ro2" table:visibility="collapse">
          <table:table-cell table:style-name="ce283" office:value-type="string" calcext:value-type="string">
            <text:p>Modified components</text:p>
          </table:table-cell>
          <table:table-cell table:style-name="ce283"/>
          <table:table-cell table:style-name="ce298" table:number-columns-repeated="2"/>
          <table:table-cell table:style-name="ce298" office:value-type="float" office:value="0" calcext:value-type="float">
            <text:p>0</text:p>
          </table:table-cell>
          <table:table-cell/>
          <table:table-cell table:style-name="ce283" table:number-columns-repeated="2"/>
          <table:table-cell table:number-columns-repeated="1016"/>
        </table:table-row>
        <table:table-row table:style-name="ro2" table:visibility="collapse">
          <table:table-cell table:style-name="ce283" office:value-type="string" calcext:value-type="string">
            <text:p>New components</text:p>
          </table:table-cell>
          <table:table-cell table:style-name="ce283"/>
          <table:table-cell table:style-name="ce298"/>
          <table:table-cell table:style-name="ce303"/>
          <table:table-cell table:style-name="ce306" office:value-type="float" office:value="0" calcext:value-type="float">
            <text:p>0</text:p>
          </table:table-cell>
          <table:table-cell/>
          <table:table-cell table:style-name="ce283" table:number-columns-repeated="2"/>
          <table:table-cell table:number-columns-repeated="1016"/>
        </table:table-row>
        <table:table-row table:style-name="ro2" table:visibility="collapse">
          <table:table-cell table:number-columns-repeated="2"/>
          <table:table-cell table:style-name="ce299" table:number-columns-repeated="2"/>
          <table:table-cell table:style-name="ce282"/>
          <table:table-cell table:number-columns-repeated="1019"/>
        </table:table-row>
        <table:table-row table:style-name="ro32">
          <table:table-cell table:style-name="ce282" office:value-type="string" calcext:value-type="string">
            <text:p>Time In Phase (minutes)</text:p>
          </table:table-cell>
          <table:table-cell table:style-name="ce282"/>
          <table:table-cell table:style-name="ce299" office:value-type="string" calcext:value-type="string">
            <text:p>Plan</text:p>
          </table:table-cell>
          <table:table-cell table:style-name="ce299" office:value-type="string" calcext:value-type="string">
            <text:p>Actual</text:p>
          </table:table-cell>
          <table:table-cell table:style-name="ce282" office:value-type="string" calcext:value-type="string">
            <text:p>Actual To Date</text:p>
          </table:table-cell>
          <table:table-cell table:style-name="ce282" office:value-type="string" calcext:value-type="string">
            <text:p>Actual to Date %</text:p>
          </table:table-cell>
          <table:table-cell/>
          <table:table-cell table:style-name="ce282"/>
          <table:table-cell table:style-name="ce322" table:number-columns-repeated="5"/>
          <table:table-cell table:number-columns-repeated="1011"/>
        </table:table-row>
        <table:table-row table:style-name="ro2">
          <table:table-cell table:style-name="ce279" table:formula="of:=[.B4]" office:value-type="string" office:string-value="Analysis" calcext:value-type="string">
            <text:p>Analysis</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149" table:number-columns-repeated="6"/>
          <table:table-cell table:number-columns-repeated="1010"/>
        </table:table-row>
        <table:table-row table:style-name="ro32">
          <table:table-cell table:style-name="ce279" table:formula="of:=[.B5]" office:value-type="string" office:string-value="Architecture" calcext:value-type="string">
            <text:p>Architecture</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3" table:number-columns-repeated="5"/>
          <table:table-cell table:style-name="ce149"/>
          <table:table-cell table:number-columns-repeated="1010"/>
        </table:table-row>
        <table:table-row table:style-name="ro32">
          <table:table-cell table:style-name="ce279" table:formula="of:=[.B6]" office:value-type="string" office:string-value="Project planning" calcext:value-type="string">
            <text:p>Project planning</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4"/>
          <table:table-cell table:style-name="ce323" table:number-columns-repeated="4"/>
          <table:table-cell table:style-name="ce149"/>
          <table:table-cell table:number-columns-repeated="1010"/>
        </table:table-row>
        <table:table-row table:style-name="ro32">
          <table:table-cell table:style-name="ce279" table:formula="of:=[.B7]" office:value-type="string" office:string-value="Interation planning" calcext:value-type="string">
            <text:p>Interation planning</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3" table:number-columns-repeated="5"/>
          <table:table-cell table:style-name="ce149"/>
          <table:table-cell table:number-columns-repeated="1010"/>
        </table:table-row>
        <table:table-row table:style-name="ro32">
          <table:table-cell table:style-name="ce279" table:formula="of:=[.B8]" office:value-type="string" office:string-value="Construction" calcext:value-type="string">
            <text:p>Construction</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3" table:number-columns-repeated="5"/>
          <table:table-cell table:style-name="ce149"/>
          <table:table-cell table:number-columns-repeated="1010"/>
        </table:table-row>
        <table:table-row table:style-name="ro32">
          <table:table-cell table:style-name="ce279" table:formula="of:=[.B9]" office:value-type="string" office:string-value="Refactoring" calcext:value-type="string">
            <text:p>Refactoring</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3" table:number-columns-repeated="5"/>
          <table:table-cell table:style-name="ce149"/>
          <table:table-cell table:number-columns-repeated="1010"/>
        </table:table-row>
        <table:table-row table:style-name="ro32">
          <table:table-cell table:style-name="ce279" table:formula="of:=[.B10]" office:value-type="string" office:string-value="Review" calcext:value-type="string">
            <text:p>Review</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2"/>
          <table:table-cell table:style-name="ce323" table:number-columns-repeated="5"/>
          <table:table-cell table:style-name="ce149"/>
          <table:table-cell table:number-columns-repeated="1010"/>
        </table:table-row>
        <table:table-row table:style-name="ro2">
          <table:table-cell table:style-name="ce279" table:formula="of:=[.B11]" office:value-type="string" office:string-value="Integration test" calcext:value-type="string">
            <text:p>Integration test</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1018"/>
        </table:table-row>
        <table:table-row table:style-name="ro2">
          <table:table-cell table:style-name="ce279" table:formula="of:=[.B12]" office:value-type="string" office:string-value="Repatterning" calcext:value-type="string">
            <text:p>Repatterning</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1018"/>
        </table:table-row>
        <table:table-row table:style-name="ro2">
          <table:table-cell table:style-name="ce279" table:formula="of:=[.B13]" office:value-type="string" office:string-value="Postmortem" calcext:value-type="string">
            <text:p>Postmortem</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1018"/>
        </table:table-row>
        <table:table-row table:style-name="ro2">
          <table:table-cell table:style-name="ce279" table:formula="of:=[.B14]" office:value-type="string" office:string-value="Sandbox" calcext:value-type="string">
            <text:p>Sandbox</text:p>
          </table:table-cell>
          <table:table-cell/>
          <table:table-cell table:style-name="ce300" table:content-validation-name="val2"/>
          <table:table-cell table:style-name="ce301" table:content-validation-name="val3" office:value-type="float" office:value="0" calcext:value-type="float">
            <text:p>0</text:p>
          </table:table-cell>
          <table:table-cell table:style-name="ce301" office:value-type="float" office:value="0" calcext:value-type="float">
            <text:p>0</text:p>
          </table:table-cell>
          <table:table-cell table:style-name="ce309" office:value-type="percentage" office:value="0" calcext:value-type="percentage">
            <text:p>0.0%</text:p>
          </table:table-cell>
          <table:table-cell table:number-columns-repeated="1018"/>
        </table:table-row>
        <table:table-row table:style-name="ro2">
          <table:table-cell table:style-name="ce279" office:value-type="string" calcext:value-type="string">
            <text:p>TOTAL</text:p>
          </table:table-cell>
          <table:table-cell/>
          <table:table-cell table:number-columns-repeated="2" table:style-name="ce301" office:value-type="float" office:value="0" calcext:value-type="float">
            <text:p>0</text:p>
          </table:table-cell>
          <table:table-cell table:style-name="ce307" table:formula="of:=SUM([.E65:.E75])" office:value-type="float" office:value="0" calcext:value-type="float">
            <text:p>0</text:p>
          </table:table-cell>
          <table:table-cell table:style-name="ce309" office:value-type="percentage" office:value="0" calcext:value-type="percentage">
            <text:p>0.0%</text:p>
          </table:table-cell>
          <table:table-cell table:number-columns-repeated="1018"/>
        </table:table-row>
        <table:table-row table:style-name="ro2">
          <table:table-cell table:style-name="ce282" table:number-columns-repeated="2"/>
          <table:table-cell table:style-name="ce299" table:number-columns-repeated="2"/>
          <table:table-cell/>
          <table:table-cell table:style-name="ce282"/>
          <table:table-cell/>
          <table:table-cell table:style-name="ce282"/>
          <table:table-cell table:number-columns-repeated="1016"/>
        </table:table-row>
        <table:table-row table:style-name="ro2">
          <table:table-cell table:style-name="ce282" office:value-type="string" calcext:value-type="string">
            <text:p>Changes traced to</text:p>
          </table:table-cell>
          <table:table-cell/>
          <table:table-cell table:style-name="ce188"/>
          <table:table-cell table:style-name="ce304" table:content-validation-name="val3"/>
          <table:table-cell table:style-name="ce282" office:value-type="string" calcext:value-type="string">
            <text:p>Actual to Date</text:p>
          </table:table-cell>
          <table:table-cell table:style-name="ce282"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188" table:number-columns-repeated="2"/>
          <table:table-cell table:style-name="ce300" table:content-validation-name="val3"/>
          <table:table-cell table:style-name="ce301" office:value-type="float" office:value="0" calcext:value-type="float">
            <text:p>0</text:p>
          </table:table-cell>
          <table:table-cell table:style-name="ce309" table:formula="of:=IF([.E81]=0;0;[.E81]/[.$E$90])" office:value-type="percentage" office:value="0" calcext:value-type="percentage">
            <text:p>0.0%</text:p>
          </table:table-cell>
          <table:table-cell/>
          <table:table-cell table:style-name="ce188"/>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188"/>
          <table:table-cell table:style-name="ce300" table:content-validation-name="val3"/>
          <table:table-cell table:style-name="ce301" table:content-validation-name="val3" office:value-type="float" office:value="0" calcext:value-type="float">
            <text:p>0</text:p>
          </table:table-cell>
          <table:table-cell table:style-name="ce309"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188" table:number-columns-repeated="2"/>
          <table:table-cell table:style-name="ce301" office:value-type="float" office:value="0" calcext:value-type="float">
            <text:p>0</text:p>
          </table:table-cell>
          <table:table-cell table:style-name="ce309" table:formula="of:=IF([.E89]=0;0;[.E89]/[.$E$90])" office:value-type="percentage" office:value="0" calcext:value-type="percentage">
            <text:p>0.0%</text:p>
          </table:table-cell>
          <table:table-cell table:number-columns-repeated="1018"/>
        </table:table-row>
        <table:table-row table:style-name="ro2">
          <table:table-cell table:style-name="ce283" office:value-type="string" calcext:value-type="string">
            <text:p>TOTAL</text:p>
          </table:table-cell>
          <table:table-cell table:style-name="ce282"/>
          <table:table-cell table:style-name="ce299"/>
          <table:table-cell table:style-name="ce159"/>
          <table:table-cell table:style-name="ce307" table:formula="of:=SUM([.E79:.E89])" office:value-type="float" office:value="0" calcext:value-type="float">
            <text:p>0</text:p>
          </table:table-cell>
          <table:table-cell table:style-name="ce309" table:formula="of:=IF([.E90]=0;0;[.E90]/[.$E$90])" office:value-type="percentage" office:value="0" calcext:value-type="percentage">
            <text:p>0.0%</text:p>
          </table:table-cell>
          <table:table-cell/>
          <table:table-cell table:style-name="ce282"/>
          <table:table-cell table:number-columns-repeated="1016"/>
        </table:table-row>
        <table:table-row table:style-name="ro2">
          <table:table-cell table:number-columns-repeated="2"/>
          <table:table-cell table:style-name="ce188"/>
          <table:table-cell table:style-name="ce300" table:content-validation-name="val3"/>
          <table:table-cell table:number-columns-repeated="1020"/>
        </table:table-row>
        <table:table-row table:style-name="ro2">
          <table:table-cell table:style-name="ce282" office:value-type="string" calcext:value-type="string">
            <text:p>Changes implemented in</text:p>
          </table:table-cell>
          <table:table-cell/>
          <table:table-cell table:style-name="ce188"/>
          <table:table-cell table:style-name="ce304" table:content-validation-name="val3"/>
          <table:table-cell table:style-name="ce282" office:value-type="string" calcext:value-type="string">
            <text:p>Actual to Date</text:p>
          </table:table-cell>
          <table:table-cell table:style-name="ce282"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188"/>
          <table:table-cell table:style-name="ce300" table:content-validation-name="val3"/>
          <table:table-cell table:style-name="ce301" office:value-type="float" office:value="0" calcext:value-type="float">
            <text:p>0</text:p>
          </table:table-cell>
          <table:table-cell table:style-name="ce309"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188"/>
          <table:table-cell table:style-name="ce300" table:content-validation-name="val3"/>
          <table:table-cell table:style-name="ce301" table:content-validation-name="val3" office:value-type="float" office:value="0" calcext:value-type="float">
            <text:p>0</text:p>
          </table:table-cell>
          <table:table-cell table:style-name="ce309"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188" table:number-columns-repeated="2"/>
          <table:table-cell table:style-name="ce301" office:value-type="float" office:value="0" calcext:value-type="float">
            <text:p>0</text:p>
          </table:table-cell>
          <table:table-cell table:style-name="ce309"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188" table:number-columns-repeated="2"/>
          <table:table-cell table:style-name="ce301" office:value-type="float" office:value="0" calcext:value-type="float">
            <text:p>0</text:p>
          </table:table-cell>
          <table:table-cell table:style-name="ce309" table:formula="of:=IF([.E103]=0;0;[.E103]/[.$E$104])" office:value-type="percentage" office:value="0" calcext:value-type="percentage">
            <text:p>0.0%</text:p>
          </table:table-cell>
          <table:table-cell table:number-columns-repeated="1018"/>
        </table:table-row>
        <table:table-row table:style-name="ro2">
          <table:table-cell table:style-name="ce283" office:value-type="string" calcext:value-type="string">
            <text:p>TOTAL</text:p>
          </table:table-cell>
          <table:table-cell/>
          <table:table-cell table:style-name="ce188" table:number-columns-repeated="2"/>
          <table:table-cell table:style-name="ce307" table:formula="of:=SUM([.E93:.E103])" office:value-type="float" office:value="0" calcext:value-type="float">
            <text:p>0</text:p>
          </table:table-cell>
          <table:table-cell table:style-name="ce309"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188" table:number-columns-repeated="2"/>
          <table:table-cell/>
          <table:table-cell table:style-name="ce309"/>
          <table:table-cell table:number-columns-repeated="1018"/>
        </table:table-row>
        <table:table-row table:style-name="ro40" table:visibility="collapse">
          <table:table-cell table:style-name="ce284" office:value-type="string" calcext:value-type="string">
            <text:p>Size Matrix (LOC/Method)</text:p>
          </table:table-cell>
          <table:table-cell table:style-name="ce249" table:number-columns-repeated="5"/>
          <table:table-cell table:style-name="ce283" table:number-columns-repeated="1018"/>
        </table:table-row>
        <table:table-row table:style-name="ro2" table:visibility="collapse">
          <table:table-cell table:style-name="ce249"/>
          <table:table-cell table:style-name="ce272" table:formula="of:=[.B38]" office:value-type="string" office:string-value="VS" calcext:value-type="string">
            <text:p>VS</text:p>
          </table:table-cell>
          <table:table-cell table:style-name="ce272" table:formula="of:=[.C38]" office:value-type="string" office:string-value="S" calcext:value-type="string">
            <text:p>S</text:p>
          </table:table-cell>
          <table:table-cell table:style-name="ce272" table:formula="of:=[.D38]" office:value-type="string" office:string-value="M" calcext:value-type="string">
            <text:p>M</text:p>
          </table:table-cell>
          <table:table-cell table:style-name="ce272" table:formula="of:=[.E38]" office:value-type="string" office:string-value="L" calcext:value-type="string">
            <text:p>L</text:p>
          </table:table-cell>
          <table:table-cell table:style-name="ce272" table:formula="of:=[.F38]" office:value-type="string" office:string-value="VL" calcext:value-type="string">
            <text:p>VL</text:p>
          </table:table-cell>
          <table:table-cell table:style-name="ce283" table:number-columns-repeated="1018"/>
        </table:table-row>
        <table:table-row table:style-name="ro2" table:visibility="collapse">
          <table:table-cell table:style-name="ce285" office:value-type="string" calcext:value-type="string">
            <text:p>Upper</text:p>
          </table:table-cell>
          <table:table-cell table:style-name="ce291" table:formula="of:=COM.MICROSOFT.CEILING(EXP([.$H$157]+[.$H$158]*[.B39]);1)" office:value-type="float" office:value="1" calcext:value-type="float">
            <text:p>1</text:p>
          </table:table-cell>
          <table:table-cell table:style-name="ce291" table:formula="of:=COM.MICROSOFT.CEILING(EXP([.$H$157]+[.$H$158]*[.C39]);1)" office:value-type="float" office:value="1" calcext:value-type="float">
            <text:p>1</text:p>
          </table:table-cell>
          <table:table-cell table:style-name="ce291" table:formula="of:=COM.MICROSOFT.CEILING(EXP([.$H$157]+[.$H$158]*[.D39]);1)" office:value-type="float" office:value="1" calcext:value-type="float">
            <text:p>1</text:p>
          </table:table-cell>
          <table:table-cell table:style-name="ce291" table:formula="of:=COM.MICROSOFT.CEILING(EXP([.$H$157]+[.$H$158]*[.E39]);1)" office:value-type="float" office:value="1" calcext:value-type="float">
            <text:p>1</text:p>
          </table:table-cell>
          <table:table-cell table:style-name="ce291" office:value-type="string" calcext:value-type="string">
            <text:p>big</text:p>
          </table:table-cell>
          <table:table-cell table:style-name="ce283" table:number-columns-repeated="1018"/>
        </table:table-row>
        <table:table-row table:style-name="ro2" table:visibility="collapse">
          <table:table-cell table:style-name="ce286" office:value-type="string" calcext:value-type="string">
            <text:p>Mid</text:p>
          </table:table-cell>
          <table:table-cell table:style-name="ce291" table:formula="of:=COM.MICROSOFT.CEILING(EXP([.$H$157]+[.$H$158]*[.B40]);1)" office:value-type="float" office:value="1" calcext:value-type="float">
            <text:p>1</text:p>
          </table:table-cell>
          <table:table-cell table:style-name="ce291" table:formula="of:=COM.MICROSOFT.CEILING(EXP([.$H$157]+[.$H$158]*[.C40]);1)" office:value-type="float" office:value="1" calcext:value-type="float">
            <text:p>1</text:p>
          </table:table-cell>
          <table:table-cell table:style-name="ce291" table:formula="of:=COM.MICROSOFT.CEILING(EXP([.$H$157]+[.$H$158]*[.D40]);1)" office:value-type="float" office:value="1" calcext:value-type="float">
            <text:p>1</text:p>
          </table:table-cell>
          <table:table-cell table:style-name="ce291" table:formula="of:=COM.MICROSOFT.CEILING(EXP([.$H$157]+[.$H$158]*[.E40]);1)" office:value-type="float" office:value="1" calcext:value-type="float">
            <text:p>1</text:p>
          </table:table-cell>
          <table:table-cell table:style-name="ce291" table:formula="of:=COM.MICROSOFT.CEILING(EXP([.$H$157]+[.$H$158]*[.F40]);1)" office:value-type="float" office:value="1" calcext:value-type="float">
            <text:p>1</text:p>
          </table:table-cell>
          <table:table-cell table:style-name="ce313"/>
          <table:table-cell table:style-name="ce283" table:number-columns-repeated="1017"/>
        </table:table-row>
        <table:table-row table:style-name="ro2" table:visibility="collapse">
          <table:table-cell table:style-name="ce286" office:value-type="string" calcext:value-type="string">
            <text:p>Lower</text:p>
          </table:table-cell>
          <table:table-cell table:style-name="ce291" office:value-type="float" office:value="0" calcext:value-type="float">
            <text:p>0</text:p>
          </table:table-cell>
          <table:table-cell table:style-name="ce291" table:formula="of:=COM.MICROSOFT.CEILING(EXP([.$H$157]+[.$H$158]*[.C41]);1)" office:value-type="float" office:value="1" calcext:value-type="float">
            <text:p>1</text:p>
          </table:table-cell>
          <table:table-cell table:style-name="ce291" table:formula="of:=COM.MICROSOFT.CEILING(EXP([.$H$157]+[.$H$158]*[.D41]);1)" office:value-type="float" office:value="1" calcext:value-type="float">
            <text:p>1</text:p>
          </table:table-cell>
          <table:table-cell table:style-name="ce291" table:formula="of:=COM.MICROSOFT.CEILING(EXP([.$H$157]+[.$H$158]*[.E41]);1)" office:value-type="float" office:value="1" calcext:value-type="float">
            <text:p>1</text:p>
          </table:table-cell>
          <table:table-cell table:style-name="ce291" table:formula="of:=COM.MICROSOFT.CEILING(EXP([.$H$157]+[.$H$158]*[.F41]);1)" office:value-type="float" office:value="1" calcext:value-type="float">
            <text:p>1</text:p>
          </table:table-cell>
          <table:table-cell table:style-name="ce283" table:number-columns-repeated="1018"/>
        </table:table-row>
        <table:table-row table:style-name="ro2" table:visibility="collapse">
          <table:table-cell table:style-name="ce286"/>
          <table:table-cell table:style-name="ce292" table:formula="of:=[.B107]" office:value-type="string" office:string-value="VS" calcext:value-type="string">
            <text:p>VS</text:p>
          </table:table-cell>
          <table:table-cell table:style-name="ce292" table:formula="of:=[.C107]" office:value-type="string" office:string-value="S" calcext:value-type="string">
            <text:p>S</text:p>
          </table:table-cell>
          <table:table-cell table:style-name="ce292" table:formula="of:=[.D107]" office:value-type="string" office:string-value="M" calcext:value-type="string">
            <text:p>M</text:p>
          </table:table-cell>
          <table:table-cell table:style-name="ce292" table:formula="of:=[.E107]" office:value-type="string" office:string-value="L" calcext:value-type="string">
            <text:p>L</text:p>
          </table:table-cell>
          <table:table-cell table:style-name="ce292" table:formula="of:=[.F107]" office:value-type="string" office:string-value="VL" calcext:value-type="string">
            <text:p>VL</text:p>
          </table:table-cell>
          <table:table-cell table:style-name="ce283" table:number-columns-repeated="1018"/>
        </table:table-row>
        <table:table-row table:style-name="ro2" table:visibility="collapse">
          <table:table-cell table:style-name="ce249" table:number-columns-repeated="3"/>
          <table:table-cell table:style-name="ce283"/>
          <table:table-cell table:style-name="ce249" table:number-columns-repeated="4"/>
          <table:table-cell table:style-name="ce159"/>
          <table:table-cell table:style-name="ce283" table:number-columns-repeated="1015"/>
        </table:table-row>
        <table:table-row table:style-name="ro31">
          <table:table-cell table:style-name="ce287" office:value-type="string" calcext:value-type="string">
            <text:p>Project History </text:p>
          </table:table-cell>
          <table:table-cell table:style-name="ce249" table:number-columns-repeated="6"/>
          <table:table-cell table:style-name="ce272"/>
          <table:table-cell table:style-name="ce283" table:number-columns-repeated="1016"/>
        </table:table-row>
        <table:table-row table:style-name="ro31">
          <table:table-cell table:style-name="ce287"/>
          <table:table-cell table:style-name="ce293" office:value-type="string" calcext:value-type="string" table:number-columns-spanned="3" table:number-rows-spanned="1">
            <text:p>New and Changed LOC</text:p>
          </table:table-cell>
          <table:covered-table-cell table:number-columns-repeated="2" table:style-name="ce293"/>
          <table:table-cell table:style-name="ce293" office:value-type="string" calcext:value-type="string" table:number-columns-spanned="2" table:number-rows-spanned="1">
            <text:p>Effort</text:p>
          </table:table-cell>
          <table:covered-table-cell table:style-name="ce293"/>
          <table:table-cell table:style-name="ce249"/>
          <table:table-cell table:style-name="ce272"/>
          <table:table-cell table:style-name="ce283" table:number-columns-repeated="1016"/>
        </table:table-row>
        <table:table-row table:style-name="ro2">
          <table:table-cell table:style-name="ce248" office:value-type="string" calcext:value-type="string">
            <text:p>Project Name</text:p>
          </table:table-cell>
          <table:table-cell table:style-name="ce294" office:value-type="string" calcext:value-type="string">
            <text:p>Raw LOC</text:p>
          </table:table-cell>
          <table:table-cell table:style-name="ce302" office:value-type="string" calcext:value-type="string">
            <text:p>Planned LOC</text:p>
          </table:table-cell>
          <table:table-cell table:style-name="ce305" office:value-type="string" calcext:value-type="string">
            <text:p>Actual LOC</text:p>
          </table:table-cell>
          <table:table-cell table:style-name="ce294" office:value-type="string" calcext:value-type="string">
            <text:p>Estimated Time</text:p>
          </table:table-cell>
          <table:table-cell table:style-name="ce305" office:value-type="string" calcext:value-type="string">
            <text:p>Actual Time</text:p>
          </table:table-cell>
          <table:table-cell table:style-name="ce314" office:value-type="string" calcext:value-type="string">
            <text:p>LOCa/LOCr</text:p>
          </table:table-cell>
          <table:table-cell table:style-name="ce318" office:value-type="string" calcext:value-type="string">
            <text:p>Ea/LOCa</text:p>
          </table:table-cell>
          <table:table-cell table:style-name="ce325" table:number-columns-repeated="3"/>
          <table:table-cell table:style-name="ce283" table:number-columns-repeated="1013"/>
        </table:table-row>
        <table:table-row table:style-name="ro2" table:visibility="collapse">
          <table:table-cell table:style-name="ce248" office:value-type="string" calcext:value-type="string">
            <text:p>1.xls</text:p>
          </table:table-cell>
          <table:table-cell table:style-name="ce295" table:formula="of:=[.C116]" office:value-type="float" office:value="0" calcext:value-type="float">
            <text:p>0</text:p>
          </table:table-cell>
          <table:table-cell table:style-name="ce296" table:number-columns-repeated="4"/>
          <table:table-cell table:style-name="ce315" table:formula="of:=IF(ISERR([.D116]/[.B116]);0;[.D116]/[.B116])" office:value-type="float" office:value="0" calcext:value-type="float">
            <text:p>0.00</text:p>
          </table:table-cell>
          <table:table-cell table:style-name="ce315" table:formula="of:=IF(ISERR([.F116]/[.D116]);0;[.F116]/[.D116])" office:value-type="float" office:value="0" calcext:value-type="float">
            <text:p>0.00</text:p>
          </table:table-cell>
          <table:table-cell table:style-name="ce315"/>
          <table:table-cell table:style-name="ce325" table:number-columns-repeated="2"/>
          <table:table-cell table:style-name="ce283" table:number-columns-repeated="1013"/>
        </table:table-row>
        <table:table-row table:style-name="ro2">
          <table:table-cell table:style-name="ce248" office:value-type="string" calcext:value-type="string">
            <text:p>CA02</text:p>
          </table:table-cell>
          <table:table-cell table:style-name="ce295" table:formula="of:=[.C117]" office:value-type="float" office:value="0" calcext:value-type="float">
            <text:p>0</text:p>
          </table:table-cell>
          <table:table-cell table:style-name="ce296" table:number-columns-repeated="4"/>
          <table:table-cell table:style-name="ce315" table:formula="of:=IF(ISERR([.D117]/[.B117]);0;[.D117]/[.B117])" office:value-type="float" office:value="0" calcext:value-type="float">
            <text:p>0.00</text:p>
          </table:table-cell>
          <table:table-cell table:style-name="ce315" table:formula="of:=IF(ISERR([.F117]/[.D117]);0;[.F117]/[.D117])" office:value-type="float" office:value="0" calcext:value-type="float">
            <text:p>0.00</text:p>
          </table:table-cell>
          <table:table-cell table:style-name="ce315"/>
          <table:table-cell table:style-name="ce325" table:number-columns-repeated="2"/>
          <table:table-cell table:style-name="ce283" table:number-columns-repeated="1013"/>
        </table:table-row>
        <table:table-row table:style-name="ro7" table:visibility="collapse">
          <table:table-cell table:style-name="ce248" office:value-type="string" calcext:value-type="string">
            <text:p>3.xls</text:p>
          </table:table-cell>
          <table:table-cell table:style-name="ce295"/>
          <table:table-cell table:style-name="ce296" table:number-columns-repeated="4"/>
          <table:table-cell table:style-name="ce315" table:formula="of:=IF(ISERR([.D118]/[.B118]);0;[.D118]/[.B118])" office:value-type="float" office:value="0" calcext:value-type="float">
            <text:p>0.00</text:p>
          </table:table-cell>
          <table:table-cell table:style-name="ce315" table:formula="of:=IF(ISERR([.F118]/[.D118]);0;[.F118]/[.D118])" office:value-type="float" office:value="0" calcext:value-type="float">
            <text:p>0.00</text:p>
          </table:table-cell>
          <table:table-cell table:style-name="ce315"/>
          <table:table-cell table:style-name="ce325" table:number-columns-repeated="2"/>
          <table:table-cell table:style-name="ce283" table:number-columns-repeated="1013"/>
        </table:table-row>
        <table:table-row table:style-name="ro7">
          <table:table-cell table:style-name="ce248" office:value-type="string" calcext:value-type="string">
            <text:p>CA04</text:p>
          </table:table-cell>
          <table:table-cell table:style-name="ce295" table:formula="of:=[.C119]" office:value-type="float" office:value="0" calcext:value-type="float">
            <text:p>0</text:p>
          </table:table-cell>
          <table:table-cell table:style-name="ce296" table:number-columns-repeated="4"/>
          <table:table-cell table:style-name="ce315" table:formula="of:=IF(ISERR([.D119]/[.B119]);0;[.D119]/[.B119])" office:value-type="float" office:value="0" calcext:value-type="float">
            <text:p>0.00</text:p>
          </table:table-cell>
          <table:table-cell table:style-name="ce315" table:formula="of:=IF(ISERR([.F119]/[.D119]);0;[.F119]/[.D119])" office:value-type="float" office:value="0" calcext:value-type="float">
            <text:p>0.00</text:p>
          </table:table-cell>
          <table:table-cell table:style-name="ce315"/>
          <table:table-cell table:style-name="ce325" table:number-columns-repeated="2"/>
          <table:table-cell table:style-name="ce283" table:number-columns-repeated="1013"/>
        </table:table-row>
        <table:table-row table:style-name="ro7">
          <table:table-cell table:style-name="ce248" office:value-type="string" calcext:value-type="string">
            <text:p>CA05</text:p>
          </table:table-cell>
          <table:table-cell table:style-name="ce296"/>
          <table:table-cell table:style-name="ce295" table:formula="of:=[.C57]" office:value-type="float" office:value="0" calcext:value-type="float">
            <text:p>0</text:p>
          </table:table-cell>
          <table:table-cell table:style-name="ce295" table:formula="of:=[.D57]" office:value-type="float" office:value="0" calcext:value-type="float">
            <text:p>0</text:p>
          </table:table-cell>
          <table:table-cell table:style-name="ce295" table:formula="of:=[.C76]" office:value-type="float" office:value="0" calcext:value-type="float">
            <text:p>0</text:p>
          </table:table-cell>
          <table:table-cell table:style-name="ce295" table:formula="of:=[.D76]" office:value-type="float" office:value="0" calcext:value-type="float">
            <text:p>0</text:p>
          </table:table-cell>
          <table:table-cell table:style-name="ce315" table:formula="of:=IF(ISERR([.D120]/[.B120]);0;[.D120]/[.B120])" office:value-type="float" office:value="0" calcext:value-type="float">
            <text:p>0.00</text:p>
          </table:table-cell>
          <table:table-cell table:style-name="ce315" table:formula="of:=IF(ISERR([.F120]/[.D120]);0;[.F120]/[.D120])" office:value-type="float" office:value="0" calcext:value-type="float">
            <text:p>0.00</text:p>
          </table:table-cell>
          <table:table-cell table:style-name="ce326" table:formula="of:=IF(ISERR([.F120]/[.C120]);&quot;&quot;;[.F120]/[.C120])">
            <text:p/>
          </table:table-cell>
          <table:table-cell table:style-name="ce283" table:number-columns-repeated="1015"/>
        </table:table-row>
        <table:table-row table:style-name="ro7">
          <table:table-cell table:style-name="ce249" table:number-columns-repeated="7"/>
          <table:table-cell table:style-name="ce283" table:number-columns-repeated="1017"/>
        </table:table-row>
        <table:table-row table:style-name="ro40">
          <table:table-cell table:style-name="ce288" office:value-type="string" calcext:value-type="string">
            <text:p>Project Trends</text:p>
          </table:table-cell>
          <table:table-cell table:style-name="ce249" table:number-columns-repeated="6"/>
          <table:table-cell table:style-name="ce283" table:number-columns-repeated="1017"/>
        </table:table-row>
        <table:table-row table:style-name="ro2">
          <table:table-cell table:style-name="ce248" office:value-type="string" calcext:value-type="string">
            <text:p>Productivity=</text:p>
          </table:table-cell>
          <table:table-cell table:style-name="ce297" table:formula="of:=IF(ISERR(SUM([.D116:.D120])/SUM([.F116:.F120]));&quot;&quot;;SUM([.D116:.D118])/SUM([.F116:.F118])*60)">
            <text:p/>
          </table:table-cell>
          <table:table-cell table:style-name="ce249" office:value-type="string" calcext:value-type="string">
            <text:p>LOC/hr</text:p>
          </table:table-cell>
          <table:table-cell table:style-name="ce249" table:number-columns-repeated="4"/>
          <table:table-cell table:style-name="ce283" table:number-columns-repeated="1017"/>
        </table:table-row>
        <table:table-row table:style-name="ro2">
          <table:table-cell table:style-name="ce248" office:value-type="string" calcext:value-type="string">
            <text:p>Average size=</text:p>
          </table:table-cell>
          <table:table-cell table:style-name="ce249" table:formula="of:=IF(ISERR(ROUNDUP(EXP(AVERAGE([.H128:.H156]));0));&quot;&quot;;ROUNDUP(EXP(AVERAGE([.H128:.H156]));0))">
            <text:p/>
          </table:table-cell>
          <table:table-cell table:style-name="ce249" office:value-type="string" calcext:value-type="string">
            <text:p>LOC/method</text:p>
          </table:table-cell>
          <table:table-cell table:style-name="ce249" table:number-columns-repeated="4"/>
          <table:table-cell table:style-name="ce283" table:number-columns-repeated="1017"/>
        </table:table-row>
        <table:table-row table:style-name="ro2">
          <table:table-cell table:style-name="ce248"/>
          <table:table-cell table:style-name="ce249" table:number-columns-repeated="6"/>
          <table:table-cell table:style-name="ce283" table:number-columns-repeated="1017"/>
        </table:table-row>
        <table:table-row table:style-name="ro40">
          <table:table-cell table:style-name="ce284" office:value-type="string" calcext:value-type="string">
            <text:p>Component History</text:p>
          </table:table-cell>
          <table:table-cell table:style-name="ce249" table:number-columns-repeated="7"/>
          <table:table-cell table:style-name="ce159"/>
          <table:table-cell table:style-name="ce272"/>
          <table:table-cell table:style-name="ce283" table:number-columns-repeated="1014"/>
        </table:table-row>
        <table:table-row table:style-name="ro2">
          <table:table-cell table:style-name="ce289" office:value-type="string" calcext:value-type="string" table:number-columns-spanned="2" table:number-rows-spanned="1">
            <text:p>Component Name</text:p>
          </table:table-cell>
          <table:covered-table-cell table:style-name="ce289"/>
          <table:table-cell table:style-name="ce249" office:value-type="string" calcext:value-type="string">
            <text:p>Total LOC</text:p>
          </table:table-cell>
          <table:table-cell table:style-name="ce249" office:value-type="string" calcext:value-type="string">
            <text:p>Method Count</text:p>
          </table:table-cell>
          <table:table-cell table:style-name="ce249" office:value-type="string" calcext:value-type="string">
            <text:p>Type</text:p>
          </table:table-cell>
          <table:table-cell table:style-name="ce310" office:value-type="string" calcext:value-type="string">
            <text:p>Size</text:p>
          </table:table-cell>
          <table:table-cell table:style-name="ce310" office:value-type="string" calcext:value-type="string">
            <text:p>LOC/method</text:p>
          </table:table-cell>
          <table:table-cell table:style-name="ce310" office:value-type="string" calcext:value-type="string">
            <text:p>ln(LOC/meth)</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28]=&quot;&quot;;&quot;-&quot;;HLOOKUP([.G128];[.$B$110:.$F$111];2));IF(ISBLANK([.A128]);&quot;-&quot;;&quot;M&quot;))" office:value-type="string" office:string-value="-" calcext:value-type="string">
            <text:p>-</text:p>
          </table:table-cell>
          <table:table-cell table:style-name="ce316" table:formula="of:=IF(OR(ISBLANK([.C128]);ISBLANK([.D128]));&quot;&quot;;COM.MICROSOFT.CEILING([.C128]/[.D128];1))">
            <text:p/>
          </table:table-cell>
          <table:table-cell table:style-name="ce319" table:formula="of:=IF(OR(ISBLANK([.C128]);ISBLANK([.D128]));&quot;&quot;;LN([.G128]))">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29]=&quot;&quot;;&quot;-&quot;;HLOOKUP([.G129];[.$B$110:.$F$111];2));IF(ISBLANK([.A129]);&quot;-&quot;;&quot;M&quot;))" office:value-type="string" office:string-value="-" calcext:value-type="string">
            <text:p>-</text:p>
          </table:table-cell>
          <table:table-cell table:style-name="ce316" table:formula="of:=IF(OR(ISBLANK([.C129]);ISBLANK([.D129]));&quot;&quot;;COM.MICROSOFT.CEILING([.C129]/[.D129];1))">
            <text:p/>
          </table:table-cell>
          <table:table-cell table:style-name="ce319" table:formula="of:=IF(OR(ISBLANK([.C129]);ISBLANK([.D129]));&quot;&quot;;LN([.G129]))">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0]=&quot;&quot;;&quot;-&quot;;HLOOKUP([.G130];[.$B$110:.$F$111];2));IF(ISBLANK([.A130]);&quot;-&quot;;&quot;M&quot;))" office:value-type="string" office:string-value="-" calcext:value-type="string">
            <text:p>-</text:p>
          </table:table-cell>
          <table:table-cell table:style-name="ce316" table:formula="of:=IF(OR(ISBLANK([.C130]);ISBLANK([.D130]));&quot;&quot;;COM.MICROSOFT.CEILING([.C130]/[.D130];1))">
            <text:p/>
          </table:table-cell>
          <table:table-cell table:style-name="ce319" table:formula="of:=IF(OR(ISBLANK([.C130]);ISBLANK([.D130]));&quot;&quot;;LN([.G130]))">
            <text:p/>
          </table:table-cell>
          <table:table-cell table:style-name="ce159" table:number-columns-repeated="2"/>
          <table:table-cell table:style-name="ce283"/>
          <table:table-cell table:style-name="ce283" office:value-type="string" calcext:value-type="string">
            <text:p>`</text:p>
          </table:table-cell>
          <table:table-cell table:style-name="ce283" table:number-columns-repeated="1012"/>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1]=&quot;&quot;;&quot;-&quot;;HLOOKUP([.G131];[.$B$110:.$F$111];2));IF(ISBLANK([.A131]);&quot;-&quot;;&quot;M&quot;))" office:value-type="string" office:string-value="-" calcext:value-type="string">
            <text:p>-</text:p>
          </table:table-cell>
          <table:table-cell table:style-name="ce316" table:formula="of:=IF(OR(ISBLANK([.C131]);ISBLANK([.D131]));&quot;&quot;;COM.MICROSOFT.CEILING([.C131]/[.D131];1))">
            <text:p/>
          </table:table-cell>
          <table:table-cell table:style-name="ce319" table:formula="of:=IF(OR(ISBLANK([.C131]);ISBLANK([.D131]));&quot;&quot;;LN([.G131]))">
            <text:p/>
          </table:table-cell>
          <table:table-cell table:style-name="ce159" table:number-columns-repeated="2"/>
          <table:table-cell table:style-name="ce283"/>
          <table:table-cell table:style-name="ce327" table:number-columns-spanned="4" table:number-rows-spanned="1"/>
          <table:covered-table-cell table:number-columns-repeated="3" table:style-name="ce327"/>
          <table:table-cell table:style-name="ce283" table:number-columns-repeated="1009"/>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2]=&quot;&quot;;&quot;-&quot;;HLOOKUP([.G132];[.$B$110:.$F$111];2));IF(ISBLANK([.A132]);&quot;-&quot;;&quot;M&quot;))" office:value-type="string" office:string-value="-" calcext:value-type="string">
            <text:p>-</text:p>
          </table:table-cell>
          <table:table-cell table:style-name="ce316" table:formula="of:=IF(OR(ISBLANK([.C132]);ISBLANK([.D132]));&quot;&quot;;COM.MICROSOFT.CEILING([.C132]/[.D132];1))">
            <text:p/>
          </table:table-cell>
          <table:table-cell table:style-name="ce319" table:formula="of:=IF(OR(ISBLANK([.C132]);ISBLANK([.D132]));&quot;&quot;;LN([.G132]))">
            <text:p/>
          </table:table-cell>
          <table:table-cell table:style-name="ce159" table:number-columns-repeated="2"/>
          <table:table-cell table:style-name="ce283"/>
          <table:table-cell table:style-name="ce327" table:number-columns-spanned="4" table:number-rows-spanned="1"/>
          <table:covered-table-cell table:number-columns-repeated="3" table:style-name="ce327"/>
          <table:table-cell table:style-name="ce283" table:number-columns-repeated="1009"/>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3]=&quot;&quot;;&quot;-&quot;;HLOOKUP([.G133];[.$B$110:.$F$111];2));IF(ISBLANK([.A133]);&quot;-&quot;;&quot;M&quot;))" office:value-type="string" office:string-value="-" calcext:value-type="string">
            <text:p>-</text:p>
          </table:table-cell>
          <table:table-cell table:style-name="ce316" table:formula="of:=IF(OR(ISBLANK([.C133]);ISBLANK([.D133]));&quot;&quot;;COM.MICROSOFT.CEILING([.C133]/[.D133];1))">
            <text:p/>
          </table:table-cell>
          <table:table-cell table:style-name="ce319" table:formula="of:=IF(OR(ISBLANK([.C133]);ISBLANK([.D133]));&quot;&quot;;LN([.G133]))">
            <text:p/>
          </table:table-cell>
          <table:table-cell table:style-name="ce159" table:number-columns-repeated="2"/>
          <table:table-cell table:style-name="ce283"/>
          <table:table-cell table:style-name="ce327" table:number-columns-spanned="4" table:number-rows-spanned="1"/>
          <table:covered-table-cell table:number-columns-repeated="3" table:style-name="ce327"/>
          <table:table-cell table:style-name="ce283" table:number-columns-repeated="1009"/>
        </table:table-row>
        <table:table-row table:style-name="ro2">
          <table:table-cell table:style-name="ce290" table:number-columns-spanned="2" table:number-rows-spanned="1"/>
          <table:covered-table-cell table:style-name="ce290"/>
          <table:table-cell table:style-name="ce296" table:number-columns-repeated="2"/>
          <table:table-cell table:style-name="ce308" table:content-validation-name="val4" office:value-type="string" calcext:value-type="string">
            <text:p>-</text:p>
          </table:table-cell>
          <table:table-cell table:style-name="ce311" table:formula="of:=IF([.$C$48]&gt;5;IF([.G134]=&quot;&quot;;&quot;-&quot;;HLOOKUP([.G134];[.$B$110:.$F$111];2));IF(ISBLANK([.A134]);&quot;-&quot;;&quot;M&quot;))" office:value-type="string" office:string-value="-" calcext:value-type="string">
            <text:p>-</text:p>
          </table:table-cell>
          <table:table-cell table:style-name="ce316" table:formula="of:=IF(OR(ISBLANK([.C134]);ISBLANK([.D134]));&quot;&quot;;COM.MICROSOFT.CEILING([.C134]/[.D134];1))">
            <text:p/>
          </table:table-cell>
          <table:table-cell table:style-name="ce319" table:formula="of:=IF(OR(ISBLANK([.C134]);ISBLANK([.D134]));&quot;&quot;;LN([.G134]))">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5]=&quot;&quot;;&quot;-&quot;;HLOOKUP([.G135];[.$B$110:.$F$111];2));IF(ISBLANK([.A135]);&quot;-&quot;;&quot;M&quot;))" office:value-type="string" office:string-value="-" calcext:value-type="string">
            <text:p>-</text:p>
          </table:table-cell>
          <table:table-cell table:style-name="ce316" table:formula="of:=IF(OR(ISBLANK([.C135]);ISBLANK([.D135]));&quot;&quot;;COM.MICROSOFT.CEILING([.C135]/[.D135];1))">
            <text:p/>
          </table:table-cell>
          <table:table-cell table:style-name="ce319" table:formula="of:=IF(OR(ISBLANK([.C135]);ISBLANK([.D135]));&quot;&quot;;LN([.G135]))">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6]=&quot;&quot;;&quot;-&quot;;HLOOKUP([.G136];[.$B$110:.$F$111];2));IF(ISBLANK([.A136]);&quot;-&quot;;&quot;M&quot;))" office:value-type="string" office:string-value="-" calcext:value-type="string">
            <text:p>-</text:p>
          </table:table-cell>
          <table:table-cell table:style-name="ce316" table:formula="of:=IF(OR(ISBLANK([.C136]);ISBLANK([.D136]));&quot;&quot;;COM.MICROSOFT.CEILING([.C136]/[.D136];1))">
            <text:p/>
          </table:table-cell>
          <table:table-cell table:style-name="ce319" table:formula="of:=IF(OR(ISBLANK([.C136]);ISBLANK([.D136]));&quot;&quot;;LN([.G136]))">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7]=&quot;&quot;;&quot;-&quot;;HLOOKUP([.G137];[.$B$110:.$F$111];2));IF(ISBLANK([.A137]);&quot;-&quot;;&quot;M&quot;))" office:value-type="string" office:string-value="-" calcext:value-type="string">
            <text:p>-</text:p>
          </table:table-cell>
          <table:table-cell table:style-name="ce316" table:formula="of:=IF(OR(ISBLANK([.C137]);ISBLANK([.D137]));&quot;&quot;;COM.MICROSOFT.CEILING([.C137]/[.D137];1))">
            <text:p/>
          </table:table-cell>
          <table:table-cell table:style-name="ce319" table:formula="of:=IF(OR(ISBLANK([.C137]);ISBLANK([.D137]));&quot;&quot;;LN([.G137]))">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8]=&quot;&quot;;&quot;-&quot;;HLOOKUP([.G138];[.$B$110:.$F$111];2));IF(ISBLANK([.A138]);&quot;-&quot;;&quot;M&quot;))" office:value-type="string" office:string-value="-" calcext:value-type="string">
            <text:p>-</text:p>
          </table:table-cell>
          <table:table-cell table:style-name="ce316" table:formula="of:=IF(OR(ISBLANK([.C138]);ISBLANK([.D138]));&quot;&quot;;COM.MICROSOFT.CEILING([.C138]/[.D138];1))">
            <text:p/>
          </table:table-cell>
          <table:table-cell table:style-name="ce319" table:formula="of:=IF(OR(ISBLANK([.C138]);ISBLANK([.D138]));&quot;&quot;;LN([.G138]))">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39]=&quot;&quot;;&quot;-&quot;;HLOOKUP([.G139];[.$B$110:.$F$111];2));IF(ISBLANK([.A139]);&quot;-&quot;;&quot;M&quot;))" office:value-type="string" office:string-value="-" calcext:value-type="string">
            <text:p>-</text:p>
          </table:table-cell>
          <table:table-cell table:style-name="ce316" table:formula="of:=IF(OR(ISBLANK([.C139]);ISBLANK([.D139]));&quot;&quot;;COM.MICROSOFT.CEILING([.C139]/[.D139];1))">
            <text:p/>
          </table:table-cell>
          <table:table-cell table:style-name="ce319" table:formula="of:=IF(OR(ISBLANK([.C139]);ISBLANK([.D139]));&quot;&quot;;LN([.G139]))">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0]=&quot;&quot;;&quot;-&quot;;HLOOKUP([.G140];[.$B$110:.$F$111];2));IF(ISBLANK([.A140]);&quot;-&quot;;&quot;M&quot;))" office:value-type="string" office:string-value="-" calcext:value-type="string">
            <text:p>-</text:p>
          </table:table-cell>
          <table:table-cell table:style-name="ce316" table:formula="of:=IF(OR(ISBLANK([.C140]);ISBLANK([.D140]));&quot;&quot;;COM.MICROSOFT.CEILING([.C140]/[.D140];1))">
            <text:p/>
          </table:table-cell>
          <table:table-cell table:style-name="ce319" table:formula="of:=IF(OR(ISBLANK([.C140]);ISBLANK([.D140]));&quot;&quot;;LN([.G140]))">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1]=&quot;&quot;;&quot;-&quot;;HLOOKUP([.G141];[.$B$110:.$F$111];2));IF(ISBLANK([.A141]);&quot;-&quot;;&quot;M&quot;))" office:value-type="string" office:string-value="-" calcext:value-type="string">
            <text:p>-</text:p>
          </table:table-cell>
          <table:table-cell table:style-name="ce316" table:formula="of:=IF(OR(ISBLANK([.C141]);ISBLANK([.D141]));&quot;&quot;;COM.MICROSOFT.CEILING([.C141]/[.D141];1))">
            <text:p/>
          </table:table-cell>
          <table:table-cell table:style-name="ce319" table:formula="of:=IF(OR(ISBLANK([.C141]);ISBLANK([.D141]));&quot;&quot;;LN([.G141]))">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2]=&quot;&quot;;&quot;-&quot;;HLOOKUP([.G142];[.$B$110:.$F$111];2));IF(ISBLANK([.A142]);&quot;-&quot;;&quot;M&quot;))" office:value-type="string" office:string-value="-" calcext:value-type="string">
            <text:p>-</text:p>
          </table:table-cell>
          <table:table-cell table:style-name="ce316" table:formula="of:=IF(OR(ISBLANK([.C142]);ISBLANK([.D142]));&quot;&quot;;COM.MICROSOFT.CEILING([.C142]/[.D142];1))">
            <text:p/>
          </table:table-cell>
          <table:table-cell table:style-name="ce319" table:formula="of:=IF(OR(ISBLANK([.C142]);ISBLANK([.D142]));&quot;&quot;;LN([.G142]))">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3]=&quot;&quot;;&quot;-&quot;;HLOOKUP([.G143];[.$B$110:.$F$111];2));IF(ISBLANK([.A143]);&quot;-&quot;;&quot;M&quot;))" office:value-type="string" office:string-value="-" calcext:value-type="string">
            <text:p>-</text:p>
          </table:table-cell>
          <table:table-cell table:style-name="ce316" table:formula="of:=IF(OR(ISBLANK([.C143]);ISBLANK([.D143]));&quot;&quot;;COM.MICROSOFT.CEILING([.C143]/[.D143];1))">
            <text:p/>
          </table:table-cell>
          <table:table-cell table:style-name="ce319" table:formula="of:=IF(OR(ISBLANK([.C143]);ISBLANK([.D143]));&quot;&quot;;LN([.G143]))">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4]=&quot;&quot;;&quot;-&quot;;HLOOKUP([.G144];[.$B$110:.$F$111];2));IF(ISBLANK([.A144]);&quot;-&quot;;&quot;M&quot;))" office:value-type="string" office:string-value="-" calcext:value-type="string">
            <text:p>-</text:p>
          </table:table-cell>
          <table:table-cell table:style-name="ce316" table:formula="of:=IF(OR(ISBLANK([.C144]);ISBLANK([.D144]));&quot;&quot;;COM.MICROSOFT.CEILING([.C144]/[.D144];1))">
            <text:p/>
          </table:table-cell>
          <table:table-cell table:style-name="ce319" table:formula="of:=IF(OR(ISBLANK([.C144]);ISBLANK([.D144]));&quot;&quot;;LN([.G144]))">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5]=&quot;&quot;;&quot;-&quot;;HLOOKUP([.G145];[.$B$110:.$F$111];2));IF(ISBLANK([.A145]);&quot;-&quot;;&quot;M&quot;))" office:value-type="string" office:string-value="-" calcext:value-type="string">
            <text:p>-</text:p>
          </table:table-cell>
          <table:table-cell table:style-name="ce316" table:formula="of:=IF(OR(ISBLANK([.C145]);ISBLANK([.D145]));&quot;&quot;;COM.MICROSOFT.CEILING([.C145]/[.D145];1))">
            <text:p/>
          </table:table-cell>
          <table:table-cell table:style-name="ce319" table:formula="of:=IF(OR(ISBLANK([.C145]);ISBLANK([.D145]));&quot;&quot;;LN([.G145]))">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6]=&quot;&quot;;&quot;-&quot;;HLOOKUP([.G146];[.$B$110:.$F$111];2));IF(ISBLANK([.A146]);&quot;-&quot;;&quot;M&quot;))" office:value-type="string" office:string-value="-" calcext:value-type="string">
            <text:p>-</text:p>
          </table:table-cell>
          <table:table-cell table:style-name="ce316" table:formula="of:=IF(OR(ISBLANK([.C146]);ISBLANK([.D146]));&quot;&quot;;COM.MICROSOFT.CEILING([.C146]/[.D146];1))">
            <text:p/>
          </table:table-cell>
          <table:table-cell table:style-name="ce319" table:formula="of:=IF(OR(ISBLANK([.C146]);ISBLANK([.D146]));&quot;&quot;;LN([.G146]))">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7]=&quot;&quot;;&quot;-&quot;;HLOOKUP([.G147];[.$B$110:.$F$111];2));IF(ISBLANK([.A147]);&quot;-&quot;;&quot;M&quot;))" office:value-type="string" office:string-value="-" calcext:value-type="string">
            <text:p>-</text:p>
          </table:table-cell>
          <table:table-cell table:style-name="ce316" table:formula="of:=IF(OR(ISBLANK([.C147]);ISBLANK([.D147]));&quot;&quot;;COM.MICROSOFT.CEILING([.C147]/[.D147];1))">
            <text:p/>
          </table:table-cell>
          <table:table-cell table:style-name="ce319" table:formula="of:=IF(OR(ISBLANK([.C147]);ISBLANK([.D147]));&quot;&quot;;LN([.G147]))">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8]=&quot;&quot;;&quot;-&quot;;HLOOKUP([.G148];[.$B$110:.$F$111];2));IF(ISBLANK([.A148]);&quot;-&quot;;&quot;M&quot;))" office:value-type="string" office:string-value="-" calcext:value-type="string">
            <text:p>-</text:p>
          </table:table-cell>
          <table:table-cell table:style-name="ce316" table:formula="of:=IF(OR(ISBLANK([.C148]);ISBLANK([.D148]));&quot;&quot;;COM.MICROSOFT.CEILING([.C148]/[.D148];1))">
            <text:p/>
          </table:table-cell>
          <table:table-cell table:style-name="ce319" table:formula="of:=IF(OR(ISBLANK([.C148]);ISBLANK([.D148]));&quot;&quot;;LN([.G148]))">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49]=&quot;&quot;;&quot;-&quot;;HLOOKUP([.G149];[.$B$110:.$F$111];2));IF(ISBLANK([.A149]);&quot;-&quot;;&quot;M&quot;))" office:value-type="string" office:string-value="-" calcext:value-type="string">
            <text:p>-</text:p>
          </table:table-cell>
          <table:table-cell table:style-name="ce316" table:formula="of:=IF(OR(ISBLANK([.C149]);ISBLANK([.D149]));&quot;&quot;;COM.MICROSOFT.CEILING([.C149]/[.D149];1))">
            <text:p/>
          </table:table-cell>
          <table:table-cell table:style-name="ce319" table:formula="of:=IF(OR(ISBLANK([.C149]);ISBLANK([.D149]));&quot;&quot;;LN([.G149]))">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0]=&quot;&quot;;&quot;-&quot;;HLOOKUP([.G150];[.$B$110:.$F$111];2));IF(ISBLANK([.A150]);&quot;-&quot;;&quot;M&quot;))" office:value-type="string" office:string-value="-" calcext:value-type="string">
            <text:p>-</text:p>
          </table:table-cell>
          <table:table-cell table:style-name="ce316" table:formula="of:=IF(OR(ISBLANK([.C150]);ISBLANK([.D150]));&quot;&quot;;COM.MICROSOFT.CEILING([.C150]/[.D150];1))">
            <text:p/>
          </table:table-cell>
          <table:table-cell table:style-name="ce319" table:formula="of:=IF(OR(ISBLANK([.C150]);ISBLANK([.D150]));&quot;&quot;;LN([.G150]))">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1]=&quot;&quot;;&quot;-&quot;;HLOOKUP([.G151];[.$B$110:.$F$111];2));IF(ISBLANK([.A151]);&quot;-&quot;;&quot;M&quot;))" office:value-type="string" office:string-value="-" calcext:value-type="string">
            <text:p>-</text:p>
          </table:table-cell>
          <table:table-cell table:style-name="ce316" table:formula="of:=IF(OR(ISBLANK([.C151]);ISBLANK([.D151]));&quot;&quot;;COM.MICROSOFT.CEILING([.C151]/[.D151];1))">
            <text:p/>
          </table:table-cell>
          <table:table-cell table:style-name="ce319" table:formula="of:=IF(OR(ISBLANK([.C151]);ISBLANK([.D151]));&quot;&quot;;LN([.G151]))">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2]=&quot;&quot;;&quot;-&quot;;HLOOKUP([.G152];[.$B$110:.$F$111];2));IF(ISBLANK([.A152]);&quot;-&quot;;&quot;M&quot;))" office:value-type="string" office:string-value="-" calcext:value-type="string">
            <text:p>-</text:p>
          </table:table-cell>
          <table:table-cell table:style-name="ce316" table:formula="of:=IF(OR(ISBLANK([.C152]);ISBLANK([.D152]));&quot;&quot;;COM.MICROSOFT.CEILING([.C152]/[.D152];1))">
            <text:p/>
          </table:table-cell>
          <table:table-cell table:style-name="ce319" table:formula="of:=IF(OR(ISBLANK([.C152]);ISBLANK([.D152]));&quot;&quot;;LN([.G152]))">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3]=&quot;&quot;;&quot;-&quot;;HLOOKUP([.G153];[.$B$110:.$F$111];2));IF(ISBLANK([.A153]);&quot;-&quot;;&quot;M&quot;))" office:value-type="string" office:string-value="-" calcext:value-type="string">
            <text:p>-</text:p>
          </table:table-cell>
          <table:table-cell table:style-name="ce316" table:formula="of:=IF(OR(ISBLANK([.C153]);ISBLANK([.D153]));&quot;&quot;;COM.MICROSOFT.CEILING([.C153]/[.D153];1))">
            <text:p/>
          </table:table-cell>
          <table:table-cell table:style-name="ce319" table:formula="of:=IF(OR(ISBLANK([.C153]);ISBLANK([.D153]));&quot;&quot;;LN([.G153]))">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4]=&quot;&quot;;&quot;-&quot;;HLOOKUP([.G154];[.$B$110:.$F$111];2));IF(ISBLANK([.A154]);&quot;-&quot;;&quot;M&quot;))" office:value-type="string" office:string-value="-" calcext:value-type="string">
            <text:p>-</text:p>
          </table:table-cell>
          <table:table-cell table:style-name="ce316" table:formula="of:=IF(OR(ISBLANK([.C154]);ISBLANK([.D154]));&quot;&quot;;COM.MICROSOFT.CEILING([.C154]/[.D154];1))">
            <text:p/>
          </table:table-cell>
          <table:table-cell table:style-name="ce319" table:formula="of:=IF(OR(ISBLANK([.C154]);ISBLANK([.D154]));&quot;&quot;;LN([.G154]))">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5]=&quot;&quot;;&quot;-&quot;;HLOOKUP([.G155];[.$B$110:.$F$111];2));IF(ISBLANK([.A155]);&quot;-&quot;;&quot;M&quot;))" office:value-type="string" office:string-value="-" calcext:value-type="string">
            <text:p>-</text:p>
          </table:table-cell>
          <table:table-cell table:style-name="ce316" table:formula="of:=IF(OR(ISBLANK([.C155]);ISBLANK([.D155]));&quot;&quot;;COM.MICROSOFT.CEILING([.C155]/[.D155];1))">
            <text:p/>
          </table:table-cell>
          <table:table-cell table:style-name="ce319" table:formula="of:=IF(OR(ISBLANK([.C155]);ISBLANK([.D155]));&quot;&quot;;LN([.G155]))">
            <text:p/>
          </table:table-cell>
          <table:table-cell table:style-name="ce159" table:number-columns-repeated="2"/>
          <table:table-cell table:style-name="ce283" table:number-columns-repeated="1014"/>
        </table:table-row>
        <table:table-row table:style-name="ro2">
          <table:table-cell table:style-name="ce271" table:number-columns-spanned="2" table:number-rows-spanned="1"/>
          <table:covered-table-cell table:style-name="ce271"/>
          <table:table-cell table:style-name="ce296" table:number-columns-repeated="2"/>
          <table:table-cell table:style-name="ce308" table:content-validation-name="val4" office:value-type="string" calcext:value-type="string">
            <text:p>-</text:p>
          </table:table-cell>
          <table:table-cell table:style-name="ce311" table:formula="of:=IF([.$C$48]&gt;5;IF([.G156]=&quot;&quot;;&quot;-&quot;;HLOOKUP([.G156];[.$B$110:.$F$111];2));IF(ISBLANK([.A156]);&quot;-&quot;;&quot;M&quot;))" office:value-type="string" office:string-value="-" calcext:value-type="string">
            <text:p>-</text:p>
          </table:table-cell>
          <table:table-cell table:style-name="ce316" table:formula="of:=IF(OR(ISBLANK([.C156]);ISBLANK([.D156]));&quot;&quot;;COM.MICROSOFT.CEILING([.C156]/[.D156];1))">
            <text:p/>
          </table:table-cell>
          <table:table-cell table:style-name="ce319" table:formula="of:=IF(OR(ISBLANK([.C156]);ISBLANK([.D156]));&quot;&quot;;LN([.G156]))">
            <text:p/>
          </table:table-cell>
          <table:table-cell table:style-name="ce159" table:number-columns-repeated="2"/>
          <table:table-cell table:style-name="ce283" table:number-columns-repeated="1014"/>
        </table:table-row>
        <table:table-row table:style-name="ro2">
          <table:table-cell table:number-columns-repeated="5"/>
          <table:table-cell table:style-name="ce312"/>
          <table:table-cell table:style-name="ce317" office:value-type="string" calcext:value-type="string">
            <text:p>Average=</text:p>
          </table:table-cell>
          <table:table-cell table:style-name="ce320"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312"/>
          <table:table-cell table:style-name="ce317" office:value-type="string" calcext:value-type="string">
            <text:p>Std=</text:p>
          </table:table-cell>
          <table:table-cell table:style-name="ce320" table:formula="of:=IF(ISERR(STDEV([.H128:.H156]));0;STDEV([.H128:.H156]))" office:value-type="float" office:value="0" calcext:value-type="float">
            <text:p>0.00</text:p>
          </table:table-cell>
          <table:table-cell table:number-columns-repeated="1016"/>
        </table:table-row>
        <table:table-row table:style-name="ro2" table:number-rows-repeated="65378">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DefectLog4A" table:base-cell-address="$Description.$A$1" table:expression="$'historical data'.$#ref!$#REF!"/>
          <table:named-expression table:name="FunctionalSpecification6A" table:base-cell-address="$Description.$A$1" table:expression="$'historical data'.$#ref!$#REF!"/>
          <table:named-expression table:name="HistoricalData4A" table:base-cell-address="$Description.$A$1" table:expression="$'historical data'.$#ref!$#REF!"/>
          <table:named-expression table:name="InstructorAssessment4A" table:base-cell-address="$Description.$A$1" table:expression="$'historical data'.$#ref!$#REF!"/>
          <table:named-expression table:name="LessonLearned4A" table:base-cell-address="$Description.$A$1" table:expression="$'historical data'.$#ref!$#REF!"/>
          <table:named-expression table:name="OperationalSpecification6A" table:base-cell-address="$Description.$A$1" table:expression="$'historical data'.$#ref!$#REF!"/>
          <table:named-range table:name="ProjectPlanSummary4A" table:base-cell-address="$Description.$A$1" table:cell-range-address="$'Historical Data'.$A$45"/>
          <table:named-expression table:name="Schedule6A" table:base-cell-address="$Description.$A$1" table:expression="$'historical data'.$#ref!$#REF!"/>
          <table:named-expression table:name="SizeEstimate4A" table:base-cell-address="$Description.$A$1" table:expression="$'historical data'.$#ref!$#REF!"/>
          <table:named-expression table:name="SourceCode4A" table:base-cell-address="$Description.$A$1" table:expression="$'historical data'.$#ref!$#REF!"/>
          <table:named-expression table:name="TaskPlan6A" table:base-cell-address="$Description.$A$1" table:expression="$'historical data'.$#ref!$#REF!"/>
          <table:named-expression table:name="TestReport4A" table:base-cell-address="$Description.$A$1" table:expression="$'historical data'.$#ref!$#REF!"/>
          <table:named-expression table:name="TimeLog4A" table:base-cell-address="$Description.$A$1" table:expression="$'historical data'.$#ref!$#REF!"/>
          <table:named-expression table:name="toc6A" table:base-cell-address="$Description.$A$1" table:expression="$'historical data'.$#ref!$#REF!"/>
        </table:named-expressions>
      </table:table>
      <table:table table:name="Review" table:style-name="ta11" table:protected="true">
        <loext:table-protection loext:select-protected-cells="true" loext:select-unprotected-cells="true"/>
        <table:table-column table:style-name="co53" table:default-cell-style-name="ce199"/>
        <table:table-column table:style-name="co54" table:default-cell-style-name="ce199"/>
        <table:table-column table:style-name="co2" table:default-cell-style-name="ce199"/>
        <table:table-column table:style-name="co55" table:default-cell-style-name="ce199"/>
        <table:table-column table:style-name="co56" table:default-cell-style-name="ce199"/>
        <table:table-column table:style-name="co7" table:default-cell-style-name="ce199"/>
        <table:table-column table:style-name="co23" table:default-cell-style-name="ce199"/>
        <table:table-column table:style-name="co36" table:number-columns-repeated="250" table:default-cell-style-name="ce199"/>
        <table:table-column table:style-name="co36" table:number-columns-repeated="767" table:default-cell-style-name="Default"/>
        <table:table-row table:style-name="ro1">
          <table:table-cell table:style-name="ce253" office:value-type="string" calcext:value-type="string" table:number-columns-spanned="2" table:number-rows-spanned="1">
            <text:p>Review</text:p>
          </table:table-cell>
          <table:covered-table-cell table:style-name="ce253"/>
          <table:table-cell table:style-name="ce256" table:number-columns-repeated="5"/>
          <table:table-cell table:number-columns-repeated="1017"/>
        </table:table-row>
        <table:table-row table:style-name="ro32" table:visibility="collapse">
          <table:table-cell table:style-name="ce328" table:number-columns-repeated="10"/>
          <table:table-cell table:number-columns-repeated="1014"/>
        </table:table-row>
        <table:table-row table:style-name="ro1" table:visibility="collapse">
          <table:table-cell table:style-name="ce329" office:value-type="string" calcext:value-type="string" table:number-columns-spanned="2" table:number-rows-spanned="1">
            <text:p>Standards</text:p>
          </table:table-cell>
          <table:covered-table-cell table:style-name="ce329"/>
          <table:table-cell table:style-name="ce330" table:number-columns-repeated="5"/>
          <table:table-cell table:style-name="ce335" table:number-columns-repeated="3"/>
          <table:table-cell table:number-columns-repeated="1014"/>
        </table:table-row>
        <table:table-row table:style-name="ro2" table:visibility="collapse">
          <table:table-cell table:style-name="ce330" office:value-type="string" calcext:value-type="string">
            <text:p>Start date:</text:p>
          </table:table-cell>
          <table:table-cell table:style-name="ce334" office:value-type="date" office:date-value="2000-01-01" calcext:value-type="date">
            <text:p>1/1/2000</text:p>
          </table:table-cell>
          <table:table-cell table:style-name="ce330"/>
          <table:table-cell table:style-name="ce330" office:value-type="string" calcext:value-type="string">
            <text:p>Grades:</text:p>
          </table:table-cell>
          <table:table-cell table:style-name="ce330" table:number-columns-repeated="2"/>
          <table:table-cell table:style-name="ce330" office:value-type="string" calcext:value-type="string">
            <text:p>AA</text:p>
          </table:table-cell>
          <table:table-cell table:style-name="ce335" table:number-columns-repeated="3"/>
          <table:table-cell table:number-columns-repeated="1014"/>
        </table:table-row>
        <table:table-row table:style-name="ro2" table:visibility="collapse">
          <table:table-cell table:style-name="ce330" office:value-type="string" calcext:value-type="string">
            <text:p>End date:</text:p>
          </table:table-cell>
          <table:table-cell table:style-name="ce334" office:value-type="date" office:date-value="2020-01-01" calcext:value-type="date">
            <text:p>1/1/2020</text:p>
          </table:table-cell>
          <table:table-cell table:style-name="ce330" table:number-columns-repeated="4"/>
          <table:table-cell table:style-name="ce330" office:value-type="string" calcext:value-type="string">
            <text:p>A</text:p>
          </table:table-cell>
          <table:table-cell table:style-name="ce335" table:number-columns-repeated="3"/>
          <table:table-cell table:number-columns-repeated="1014"/>
        </table:table-row>
        <table:table-row table:style-name="ro2" table:visibility="collapse">
          <table:table-cell table:style-name="ce330" office:value-type="string" calcext:value-type="string">
            <text:p>Phases:</text:p>
          </table:table-cell>
          <table:table-cell table:style-name="ce330" office:value-type="string" calcext:value-type="string">
            <text:p>Analysis</text:p>
          </table:table-cell>
          <table:table-cell table:style-name="ce330" table:number-columns-repeated="4"/>
          <table:table-cell table:style-name="ce330" office:value-type="string" calcext:value-type="string">
            <text:p>AB</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Architecture</text:p>
          </table:table-cell>
          <table:table-cell table:style-name="ce330" table:number-columns-repeated="4"/>
          <table:table-cell table:style-name="ce330" office:value-type="string" calcext:value-type="string">
            <text:p>B</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lanning</text:p>
          </table:table-cell>
          <table:table-cell table:style-name="ce330" table:number-columns-repeated="4"/>
          <table:table-cell table:style-name="ce330" office:value-type="string" calcext:value-type="string">
            <text:p>BC</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Construction</text:p>
          </table:table-cell>
          <table:table-cell table:style-name="ce330" table:number-columns-repeated="4"/>
          <table:table-cell table:style-name="ce330" office:value-type="string" calcext:value-type="string">
            <text:p>C</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Refactoring</text:p>
          </table:table-cell>
          <table:table-cell table:style-name="ce330" table:number-columns-repeated="4"/>
          <table:table-cell table:style-name="ce330" office:value-type="string" calcext:value-type="string">
            <text:p>CD</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Review</text:p>
          </table:table-cell>
          <table:table-cell table:style-name="ce330" table:number-columns-repeated="4"/>
          <table:table-cell table:style-name="ce330" office:value-type="string" calcext:value-type="string">
            <text:p>D</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Integration Test</text:p>
          </table:table-cell>
          <table:table-cell table:style-name="ce330" table:number-columns-repeated="4"/>
          <table:table-cell table:style-name="ce330" office:value-type="string" calcext:value-type="string">
            <text:p>F</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ostmortem</text:p>
          </table:table-cell>
          <table:table-cell table:style-name="ce330" table:number-columns-repeated="5"/>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Sandbox</text:p>
          </table:table-cell>
          <table:table-cell table:style-name="ce330" table:number-columns-repeated="5"/>
          <table:table-cell table:style-name="ce335" table:number-columns-repeated="3"/>
          <table:table-cell table:number-columns-repeated="1014"/>
        </table:table-row>
        <table:table-row table:style-name="ro2" table:visibility="collapse">
          <table:table-cell table:style-name="ce330" office:value-type="string" calcext:value-type="string">
            <text:p>Defect Types:</text:p>
          </table:table-cell>
          <table:table-cell table:style-name="ce330" office:value-type="string" calcext:value-type="string">
            <text:p>Documentation</text:p>
          </table:table-cell>
          <table:table-cell table:style-name="ce330"/>
          <table:table-cell table:style-name="ce330" office:value-type="string" calcext:value-type="string">
            <text:p>Iteration</text:p>
          </table:table-cell>
          <table:table-cell table:style-name="ce330" table:number-columns-repeated="2"/>
          <table:table-cell table:style-name="ce330" office:value-type="string" calcext:value-type="string">
            <text:p>NA</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Build</text:p>
          </table:table-cell>
          <table:table-cell table:style-name="ce330" table:number-columns-repeated="4"/>
          <table:table-cell table:style-name="ce330" office:value-type="float" office:value="1" calcext:value-type="float">
            <text:p>1</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roduct syntax</text:p>
          </table:table-cell>
          <table:table-cell table:style-name="ce330" table:number-columns-repeated="4"/>
          <table:table-cell table:style-name="ce330" office:value-type="float" office:value="2" calcext:value-type="float">
            <text:p>2</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roduct logic</text:p>
          </table:table-cell>
          <table:table-cell table:style-name="ce330" table:number-columns-repeated="4"/>
          <table:table-cell table:style-name="ce330" office:value-type="float" office:value="3" calcext:value-type="float">
            <text:p>3</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roduct interface</text:p>
          </table:table-cell>
          <table:table-cell table:style-name="ce330" table:number-columns-repeated="4"/>
          <table:table-cell table:style-name="ce330" office:value-type="float" office:value="4" calcext:value-type="float">
            <text:p>4</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Product checking</text:p>
          </table:table-cell>
          <table:table-cell table:style-name="ce330" table:number-columns-repeated="4"/>
          <table:table-cell table:style-name="ce330" office:value-type="float" office:value="5" calcext:value-type="float">
            <text:p>5</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Test syntax</text:p>
          </table:table-cell>
          <table:table-cell table:style-name="ce330" table:number-columns-repeated="4"/>
          <table:table-cell table:style-name="ce330" office:value-type="float" office:value="6" calcext:value-type="float">
            <text:p>6</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Test logic</text:p>
          </table:table-cell>
          <table:table-cell table:style-name="ce330" table:number-columns-repeated="4"/>
          <table:table-cell table:style-name="ce330" office:value-type="float" office:value="7" calcext:value-type="float">
            <text:p>7</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Test interface</text:p>
          </table:table-cell>
          <table:table-cell table:style-name="ce330" table:number-columns-repeated="4"/>
          <table:table-cell table:style-name="ce330" office:value-type="float" office:value="8" calcext:value-type="float">
            <text:p>8</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Test checking</text:p>
          </table:table-cell>
          <table:table-cell table:style-name="ce330" table:number-columns-repeated="4"/>
          <table:table-cell table:style-name="ce330" office:value-type="float" office:value="9" calcext:value-type="float">
            <text:p>9</text:p>
          </table:table-cell>
          <table:table-cell table:style-name="ce335" table:number-columns-repeated="3"/>
          <table:table-cell table:number-columns-repeated="1014"/>
        </table:table-row>
        <table:table-row table:style-name="ro2" table:visibility="collapse">
          <table:table-cell table:style-name="ce330"/>
          <table:table-cell table:style-name="ce330" office:value-type="string" calcext:value-type="string">
            <text:p>Bad Smell</text:p>
          </table:table-cell>
          <table:table-cell table:style-name="ce330" table:number-columns-repeated="4"/>
          <table:table-cell table:style-name="ce330" office:value-type="float" office:value="10" calcext:value-type="float">
            <text:p>10</text:p>
          </table:table-cell>
          <table:table-cell table:style-name="ce335" table:number-columns-repeated="3"/>
          <table:table-cell table:number-columns-repeated="1014"/>
        </table:table-row>
        <table:table-row table:style-name="ro2" table:visibility="collapse">
          <table:table-cell table:style-name="ce330" office:value-type="string" calcext:value-type="string">
            <text:p>Y/N:</text:p>
          </table:table-cell>
          <table:table-cell table:style-name="ce330" office:value-type="string" calcext:value-type="string">
            <text:p>Yes</text:p>
          </table:table-cell>
          <table:table-cell table:style-name="ce330" table:number-columns-repeated="5"/>
          <table:table-cell table:style-name="ce335" table:number-columns-repeated="3"/>
          <table:table-cell table:number-columns-repeated="1014"/>
        </table:table-row>
        <table:table-row table:style-name="ro2" table:visibility="collapse">
          <table:table-cell table:style-name="ce330"/>
          <table:table-cell table:style-name="ce335" office:value-type="string" calcext:value-type="string">
            <text:p>No</text:p>
          </table:table-cell>
          <table:table-cell table:style-name="ce330" table:number-columns-repeated="5"/>
          <table:table-cell table:style-name="ce351" table:number-columns-repeated="3"/>
          <table:table-cell table:style-name="ce200" table:number-columns-repeated="1014"/>
        </table:table-row>
        <table:table-row table:style-name="ro2" table:visibility="collapse">
          <table:table-cell table:style-name="ce330" office:value-type="string" calcext:value-type="string">
            <text:p>Proxy Types:</text:p>
          </table:table-cell>
          <table:table-cell table:style-name="ce330" office:value-type="string" calcext:value-type="string">
            <text:p>Calculation</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Data</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I/O</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Logic</text:p>
          </table:table-cell>
          <table:table-cell table:style-name="ce330" table:number-columns-repeated="5"/>
          <table:table-cell table:style-name="ce351" table:number-columns-repeated="3"/>
          <table:table-cell table:number-columns-repeated="1014"/>
        </table:table-row>
        <table:table-row table:style-name="ro2" table:visibility="collapse" table:number-rows-repeated="2">
          <table:table-cell table:style-name="ce330" table:number-columns-repeated="7"/>
          <table:table-cell table:style-name="ce351" table:number-columns-repeated="3"/>
          <table:table-cell table:number-columns-repeated="1014"/>
        </table:table-row>
        <table:table-row table:style-name="ro2" table:visibility="collapse">
          <table:table-cell table:style-name="ce330" office:value-type="string" calcext:value-type="string">
            <text:p>Sizes:</text:p>
          </table:table-cell>
          <table:table-cell table:style-name="ce330" office:value-type="string" calcext:value-type="string">
            <text:p>VS</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S</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M</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L</text:p>
          </table:table-cell>
          <table:table-cell table:style-name="ce330" table:number-columns-repeated="5"/>
          <table:table-cell table:style-name="ce351" table:number-columns-repeated="3"/>
          <table:table-cell table:number-columns-repeated="1014"/>
        </table:table-row>
        <table:table-row table:style-name="ro2" table:visibility="collapse">
          <table:table-cell table:style-name="ce330"/>
          <table:table-cell table:style-name="ce330" office:value-type="string" calcext:value-type="string">
            <text:p>VL</text:p>
          </table:table-cell>
          <table:table-cell table:style-name="ce330" table:number-columns-repeated="5"/>
          <table:table-cell table:style-name="ce351" table:number-columns-repeated="3"/>
          <table:table-cell table:number-columns-repeated="1014"/>
        </table:table-row>
        <table:table-row table:style-name="ro1">
          <table:table-cell table:style-name="ce331" table:number-columns-repeated="7"/>
          <table:table-cell table:style-name="ce188" table:number-columns-repeated="1017"/>
        </table:table-row>
        <table:table-row table:style-name="ro2">
          <table:table-cell table:style-name="ce332" office:value-type="string" calcext:value-type="string">
            <text:p>Defect Pareto Analysis (taken from all defects to date)</text:p>
          </table:table-cell>
          <table:table-cell table:style-name="ce336" table:number-columns-repeated="4"/>
          <table:table-cell table:style-name="ce188" table:number-columns-repeated="4"/>
          <table:table-cell table:style-name="ce159" table:number-columns-repeated="1015"/>
        </table:table-row>
        <table:table-row table:style-name="ro2">
          <table:table-cell table:style-name="ce333"/>
          <table:table-cell table:style-name="ce337" office:value-type="string" calcext:value-type="string">
            <text:p>Type</text:p>
          </table:table-cell>
          <table:table-cell table:style-name="ce337" office:value-type="string" calcext:value-type="string">
            <text:p>Description</text:p>
          </table:table-cell>
          <table:table-cell table:style-name="ce337"/>
          <table:table-cell table:style-name="ce337" office:value-type="string" calcext:value-type="string">
            <text:p>Count of Occurrences</text:p>
          </table:table-cell>
          <table:table-cell table:style-name="ce314" office:value-type="string" calcext:value-type="string">
            <text:p>%</text:p>
          </table:table-cell>
          <table:table-cell table:style-name="ce188" table:number-columns-repeated="3"/>
          <table:table-cell table:style-name="ce159" table:number-columns-repeated="1015"/>
        </table:table-row>
        <table:table-row table:style-name="ro9">
          <table:table-cell table:style-name="ce333"/>
          <table:table-cell table:style-name="ce198" table:formula="of:=[.B15]" office:value-type="string" office:string-value="Documentation" calcext:value-type="string">
            <text:p>Documentation</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2]/[.$E$53]);&quot;&quot;;[.E42]/[.$E$53])">
            <text:p/>
          </table:table-cell>
          <table:table-cell table:style-name="ce336"/>
          <table:table-cell table:style-name="ce188" table:number-columns-repeated="2"/>
          <table:table-cell table:style-name="ce159" table:number-columns-repeated="1015"/>
        </table:table-row>
        <table:table-row table:style-name="ro9">
          <table:table-cell table:style-name="ce333"/>
          <table:table-cell table:style-name="ce198" table:formula="of:=[.B16]" office:value-type="string" office:string-value="Build" calcext:value-type="string">
            <text:p>Build</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3]/[.$E$53]);&quot;&quot;;[.E43]/[.$E$53])">
            <text:p/>
          </table:table-cell>
          <table:table-cell table:style-name="ce336"/>
          <table:table-cell table:style-name="ce188" table:number-columns-repeated="2"/>
          <table:table-cell table:style-name="ce159" table:number-columns-repeated="1015"/>
        </table:table-row>
        <table:table-row table:style-name="ro9">
          <table:table-cell table:style-name="ce333"/>
          <table:table-cell table:style-name="ce198" table:formula="of:=[.B17]" office:value-type="string" office:string-value="Product syntax" calcext:value-type="string">
            <text:p>Product syntax</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4]/[.$E$53]);&quot;&quot;;[.E44]/[.$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18]" office:value-type="string" office:string-value="Product logic" calcext:value-type="string">
            <text:p>Product logic</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5]/[.$E$53]);&quot;&quot;;[.E45]/[.$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19]" office:value-type="string" office:string-value="Product interface" calcext:value-type="string">
            <text:p>Product interface</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6]/[.$E$53]);&quot;&quot;;[.E46]/[.$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20]" office:value-type="string" office:string-value="Product checking" calcext:value-type="string">
            <text:p>Product checking</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7]/[.$E$53]);&quot;&quot;;[.E47]/[.$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21]" office:value-type="string" office:string-value="Test syntax" calcext:value-type="string">
            <text:p>Test syntax</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8]/[.$E$53]);&quot;&quot;;[.E48]/[.$E$53])">
            <text:p/>
          </table:table-cell>
          <table:table-cell table:style-name="ce336"/>
          <table:table-cell table:style-name="ce188" table:number-columns-repeated="2"/>
          <table:table-cell table:style-name="ce159" table:number-columns-repeated="1015"/>
        </table:table-row>
        <table:table-row table:style-name="ro9">
          <table:table-cell table:style-name="ce333"/>
          <table:table-cell table:style-name="ce198" table:formula="of:=[.B22]" office:value-type="string" office:string-value="Test logic" calcext:value-type="string">
            <text:p>Test logic</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49]/[.$E$53]);&quot;&quot;;[.E49]/[.$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23]" office:value-type="string" office:string-value="Test interface" calcext:value-type="string">
            <text:p>Test interface</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50]/[.$E$53]);&quot;&quot;;[.E50]/[.$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24]" office:value-type="string" office:string-value="Test checking" calcext:value-type="string">
            <text:p>Test checking</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51]/[.$E$53]);&quot;&quot;;[.E51]/[.$E$53])">
            <text:p/>
          </table:table-cell>
          <table:table-cell table:style-name="ce350"/>
          <table:table-cell table:style-name="ce188" table:number-columns-repeated="2"/>
          <table:table-cell table:style-name="ce159" table:number-columns-repeated="1015"/>
        </table:table-row>
        <table:table-row table:style-name="ro9">
          <table:table-cell table:style-name="ce333"/>
          <table:table-cell table:style-name="ce198" table:formula="of:=[.B25]" office:value-type="string" office:string-value="Bad Smell" calcext:value-type="string">
            <text:p>Bad Smell</text:p>
          </table:table-cell>
          <table:table-cell table:style-name="ce340" table:formula="of:=$Process.$#REF!$#REF!" office:value-type="string" office:string-value="" calcext:value-type="error">
            <text:p>#NAME?</text:p>
          </table:table-cell>
          <table:table-cell table:style-name="ce336"/>
          <table:table-cell table:style-name="ce343"/>
          <table:table-cell table:style-name="ce349" table:formula="of:=IF(ISERR([.E52]/[.$E$53]);&quot;&quot;;[.E52]/[.$E$53])">
            <text:p/>
          </table:table-cell>
          <table:table-cell table:style-name="ce350"/>
          <table:table-cell table:style-name="ce188" table:number-columns-repeated="2"/>
          <table:table-cell table:style-name="ce159" table:number-columns-repeated="1015"/>
        </table:table-row>
        <table:table-row table:style-name="ro10">
          <table:table-cell table:style-name="ce333"/>
          <table:table-cell table:style-name="ce188"/>
          <table:table-cell table:style-name="ce341"/>
          <table:table-cell table:style-name="ce342" office:value-type="string" calcext:value-type="string">
            <text:p>Total</text:p>
          </table:table-cell>
          <table:table-cell table:style-name="ce336" table:formula="of:=SUM([.E42:.E52])" office:value-type="float" office:value="0" calcext:value-type="float">
            <text:p>0</text:p>
          </table:table-cell>
          <table:table-cell table:style-name="ce349" table:formula="of:=IF([.E53]=[$'Historical Data'.E90];0;&quot;&lt;-- Warning, defect count doesn't match Historical Data&quot;)" office:value-type="percentage" office:value="0" calcext:value-type="percentage">
            <text:p>0.0%</text:p>
          </table:table-cell>
          <table:table-cell table:style-name="ce350"/>
          <table:table-cell table:style-name="ce188" table:number-columns-repeated="2"/>
          <table:table-cell table:style-name="ce159" table:number-columns-repeated="1015"/>
        </table:table-row>
        <table:table-row table:style-name="ro9">
          <table:table-cell table:style-name="ce332" office:value-type="string" calcext:value-type="string">
            <text:p>Code Review Checklist</text:p>
          </table:table-cell>
          <table:table-cell table:style-name="ce188"/>
          <table:table-cell table:style-name="ce336" table:number-columns-repeated="5"/>
          <table:table-cell table:style-name="ce188" table:number-columns-repeated="2"/>
          <table:table-cell table:style-name="ce159" table:number-columns-repeated="1015"/>
        </table:table-row>
        <table:table-row table:style-name="ro19">
          <table:table-cell table:style-name="ce333"/>
          <table:table-cell table:style-name="ce338" office:value-type="string" calcext:value-type="string" table:number-columns-spanned="2" table:number-rows-spanned="1">
            <text:p>Item</text:p>
          </table:table-cell>
          <table:covered-table-cell table:style-name="ce338"/>
          <table:table-cell table:style-name="ce336"/>
          <table:table-cell table:style-name="ce344" office:value-type="string" calcext:value-type="string">
            <text:p>Number of times this item detected a defect during review</text:p>
          </table:table-cell>
          <table:table-cell table:style-name="ce336"/>
          <table:table-cell table:style-name="ce350"/>
          <table:table-cell table:style-name="ce188" table:number-columns-repeated="2"/>
          <table:table-cell table:style-name="ce159" table:number-columns-repeated="1015"/>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2"/>
          <table:table-cell table:style-name="ce159" table:number-columns-repeated="1015"/>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4">
          <table:table-cell table:style-name="ce333"/>
          <table:table-cell table:style-name="ce339" table:number-columns-spanned="3" table:number-rows-spanned="1"/>
          <table:covered-table-cell table:number-columns-repeated="2" table:style-name="ce339"/>
          <table:table-cell table:style-name="ce345"/>
          <table:table-cell table:style-name="ce336"/>
          <table:table-cell table:style-name="ce350"/>
          <table:table-cell table:style-name="ce188" table:number-columns-repeated="3"/>
          <table:table-cell table:style-name="ce159" table:number-columns-repeated="1014"/>
        </table:table-row>
        <table:table-row table:style-name="ro9" table:number-rows-repeated="48">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named-expressions>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review.$#REF!$#REF!"/>
          <table:named-expression table:name="FunctionalSpecification" table:base-cell-address="$Description.$A$1" table:expression="#REF!"/>
          <table:named-expression table:name="FunctionalSpecification6A" table:base-cell-address="$Description.$A$1" table:expression="$review.$#REF!$#REF!"/>
          <table:named-expression table:name="go_to" table:base-cell-address="$Description.$A$1" table:expression="#REF!"/>
          <table:named-expression table:name="HistoricalData4A" table:base-cell-address="$Description.$A$1" table:expression="$review.$#REF!$#REF!"/>
          <table:named-expression table:name="InstructorAssessment1A" table:base-cell-address="$Description.$A$1" table:expression="#REF!"/>
          <table:named-expression table:name="InstructorAssessment2A" table:base-cell-address="$Description.$A$1" table:expression="#REF!"/>
          <table:named-expression table:name="InstructorAssessment4A" table:base-cell-address="$Description.$A$1" table:expression="$review.$#REF!$#REF!"/>
          <table:named-expression table:name="LessonLearned4A" table:base-cell-address="$Description.$A$1" table:expression="$review.$#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review.$#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review.$#REF!$#REF!"/>
          <table:named-expression table:name="Schedule6A" table:base-cell-address="$Description.$A$1" table:expression="$review.$#REF!$#REF!"/>
          <table:named-expression table:name="SizeEstimate4A" table:base-cell-address="$Description.$A$1" table:expression="$review.$#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review.$#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review.$#REF!$#REF!"/>
          <table:named-expression table:name="TestReport1A" table:base-cell-address="$Description.$A$1" table:expression="#REF!"/>
          <table:named-expression table:name="TestReport2A" table:base-cell-address="$Description.$A$1" table:expression="#REF!"/>
          <table:named-range table:name="TestReport4A" table:base-cell-address="$Description.$A$1" table:cell-range-address="$Review.$A$1"/>
          <table:named-expression table:name="TimeLog1A" table:base-cell-address="$Description.$A$1" table:expression="#REF!"/>
          <table:named-expression table:name="TimeLog4A" table:base-cell-address="$Description.$A$1" table:expression="$review.$#REF!$#REF!"/>
          <table:named-expression table:name="TimeRecordingLog2A" table:base-cell-address="$Description.$A$1" table:expression="#REF!"/>
          <table:named-expression table:name="toc6A" table:base-cell-address="$Description.$A$1" table:expression="$review.$#REF!$#REF!"/>
        </table:named-expressions>
      </table:table>
      <table:table table:name="Acceptance" table:style-name="ta12" table:protected="true">
        <loext:table-protection loext:select-protected-cells="true" loext:select-unprotected-cells="true"/>
        <table:table-column table:style-name="co57" table:default-cell-style-name="ce199"/>
        <table:table-column table:style-name="co58" table:default-cell-style-name="ce199"/>
        <table:table-column table:style-name="co59" table:default-cell-style-name="ce199"/>
        <table:table-column table:style-name="co60" table:default-cell-style-name="ce199"/>
        <table:table-column table:style-name="co62" table:default-cell-style-name="ce199"/>
        <table:table-column table:style-name="co63" table:default-cell-style-name="ce199"/>
        <table:table-column table:style-name="co36" table:number-columns-repeated="251" table:default-cell-style-name="ce199"/>
        <table:table-column table:style-name="co36" table:number-columns-repeated="767" table:default-cell-style-name="Default"/>
        <table:table-row table:style-name="ro2" table:visibility="collapse">
          <table:table-cell table:style-name="ce368" table:formula="of:=[$Constants.A1]" office:value-type="string" office:string-value="Constants" calcext:value-type="string">
            <text:p>Constants</text:p>
          </table:table-cell>
          <table:table-cell table:style-name="ce368" table:formula="of:=[$Constants.B1]" office:value-type="string" office:string-value=" " calcext:value-type="string">
            <text:p><text:s/></text:p>
          </table:table-cell>
          <table:table-cell table:style-name="ce368" table:formula="of:=[$Constants.C1]" office:value-type="string" office:string-value=" " calcext:value-type="string">
            <text:p><text:s/></text:p>
          </table:table-cell>
          <table:table-cell table:style-name="ce368" table:formula="of:=[$Constants.D1]" office:value-type="string" office:string-value=" " calcext:value-type="string">
            <text:p><text:s/></text:p>
          </table:table-cell>
          <table:table-cell table:style-name="ce368" table:formula="of:=[$Constants.E1]" office:value-type="string" office:string-value=" " calcext:value-type="string">
            <text:p><text:s/></text:p>
          </table:table-cell>
          <table:table-cell table:style-name="ce368" table:formula="of:=[$Constants.F1]" office:value-type="string" office:string-value="Assignment 2" calcext:value-type="string">
            <text:p>Assignment 2</text:p>
          </table:table-cell>
          <table:table-cell table:style-name="ce368" table:formula="of:=[$Constants.G1]" office:value-type="string" office:string-value=" " calcext:value-type="string">
            <text:p><text:s/></text:p>
          </table:table-cell>
          <table:table-cell table:number-columns-repeated="1017"/>
        </table:table-row>
        <table:table-row table:style-name="ro2" table:visibility="collapse">
          <table:table-cell table:style-name="ce368" table:formula="of:=[$Constants.A2]" office:value-type="string" office:string-value="Start date:" calcext:value-type="string">
            <text:p>Start date:</text:p>
          </table:table-cell>
          <table:table-cell table:style-name="ce368" table:formula="of:=[$Constants.B2]" office:value-type="float" office:value="36526" calcext:value-type="float">
            <text:p>36526</text:p>
          </table:table-cell>
          <table:table-cell table:style-name="ce368" table:formula="of:=[$Constants.C2]" office:value-type="string" office:string-value=" " calcext:value-type="string">
            <text:p><text:s/></text:p>
          </table:table-cell>
          <table:table-cell table:style-name="ce368" table:formula="of:=[$Constants.D2]" office:value-type="string" office:string-value="Grades:" calcext:value-type="string">
            <text:p>Grades:</text:p>
          </table:table-cell>
          <table:table-cell table:style-name="ce368" table:formula="of:=[$Constants.E2]" office:value-type="string" office:string-value="AA" calcext:value-type="string">
            <text:p>AA</text:p>
          </table:table-cell>
          <table:table-cell table:style-name="ce368" table:formula="of:=[$Constants.F2]" office:value-type="float" office:value="1" calcext:value-type="float">
            <text:p>1</text:p>
          </table:table-cell>
          <table:table-cell table:style-name="ce368" table:formula="of:=[$Constants.G2]" office:value-type="float" office:value="0" calcext:value-type="float">
            <text:p>0</text:p>
          </table:table-cell>
          <table:table-cell table:number-columns-repeated="1017"/>
        </table:table-row>
        <table:table-row table:style-name="ro2" table:visibility="collapse">
          <table:table-cell table:style-name="ce368" table:formula="of:=[$Constants.A3]" office:value-type="string" office:string-value="End date:" calcext:value-type="string">
            <text:p>End date:</text:p>
          </table:table-cell>
          <table:table-cell table:style-name="ce368" table:formula="of:=[$Constants.B3]" office:value-type="float" office:value="73051" calcext:value-type="float">
            <text:p>73051</text:p>
          </table:table-cell>
          <table:table-cell table:style-name="ce368" table:formula="of:=[$Constants.C3]" office:value-type="string" office:string-value=" " calcext:value-type="string">
            <text:p><text:s/></text:p>
          </table:table-cell>
          <table:table-cell table:style-name="ce368" table:formula="of:=[$Constants.D3]" office:value-type="string" office:string-value=" " calcext:value-type="string">
            <text:p><text:s/></text:p>
          </table:table-cell>
          <table:table-cell table:style-name="ce368" table:formula="of:=[$Constants.E3]" office:value-type="string" office:string-value="A" calcext:value-type="string">
            <text:p>A</text:p>
          </table:table-cell>
          <table:table-cell table:style-name="ce368" table:formula="of:=[$Constants.F3]" office:value-type="float" office:value="0.95" calcext:value-type="float">
            <text:p>0.95</text:p>
          </table:table-cell>
          <table:table-cell table:style-name="ce368" table:formula="of:=[$Constants.G3]" office:value-type="float" office:value="0" calcext:value-type="float">
            <text:p>0</text:p>
          </table:table-cell>
          <table:table-cell table:number-columns-repeated="1017"/>
        </table:table-row>
        <table:table-row table:style-name="ro2" table:visibility="collapse">
          <table:table-cell table:style-name="ce368" table:formula="of:=[$Constants.A4]" office:value-type="string" office:string-value="Phases:" calcext:value-type="string">
            <text:p>Phases:</text:p>
          </table:table-cell>
          <table:table-cell table:style-name="ce368" table:formula="of:=[$Constants.B4]" office:value-type="string" office:string-value="Analysis" calcext:value-type="string">
            <text:p>Analysis</text:p>
          </table:table-cell>
          <table:table-cell table:style-name="ce368" table:formula="of:=[$Constants.C4]" office:value-type="string" office:string-value=" " calcext:value-type="string">
            <text:p><text:s/></text:p>
          </table:table-cell>
          <table:table-cell table:style-name="ce368" table:formula="of:=[$Constants.D4]" office:value-type="string" office:string-value=" " calcext:value-type="string">
            <text:p><text:s/></text:p>
          </table:table-cell>
          <table:table-cell table:style-name="ce368" table:formula="of:=[$Constants.E4]" office:value-type="string" office:string-value="AB" calcext:value-type="string">
            <text:p>AB</text:p>
          </table:table-cell>
          <table:table-cell table:style-name="ce368" table:formula="of:=[$Constants.F4]" office:value-type="float" office:value="0.9" calcext:value-type="float">
            <text:p>0.9</text:p>
          </table:table-cell>
          <table:table-cell table:style-name="ce368" table:formula="of:=[$Constants.G4]" office:value-type="float" office:value="0" calcext:value-type="float">
            <text:p>0</text:p>
          </table:table-cell>
          <table:table-cell table:number-columns-repeated="1017"/>
        </table:table-row>
        <table:table-row table:style-name="ro2" table:visibility="collapse">
          <table:table-cell table:style-name="ce368" table:formula="of:=[$Constants.A5]" office:value-type="string" office:string-value=" " calcext:value-type="string">
            <text:p><text:s/></text:p>
          </table:table-cell>
          <table:table-cell table:style-name="ce368" table:formula="of:=[$Constants.B5]" office:value-type="string" office:string-value="Architecture" calcext:value-type="string">
            <text:p>Architecture</text:p>
          </table:table-cell>
          <table:table-cell table:style-name="ce368" table:formula="of:=[$Constants.C5]" office:value-type="string" office:string-value=" " calcext:value-type="string">
            <text:p><text:s/></text:p>
          </table:table-cell>
          <table:table-cell table:style-name="ce368" table:formula="of:=[$Constants.D5]" office:value-type="string" office:string-value=" " calcext:value-type="string">
            <text:p><text:s/></text:p>
          </table:table-cell>
          <table:table-cell table:style-name="ce368" table:formula="of:=[$Constants.E5]" office:value-type="string" office:string-value="B" calcext:value-type="string">
            <text:p>B</text:p>
          </table:table-cell>
          <table:table-cell table:style-name="ce368" table:formula="of:=[$Constants.F5]" office:value-type="float" office:value="0.85" calcext:value-type="float">
            <text:p>0.85</text:p>
          </table:table-cell>
          <table:table-cell table:style-name="ce368" table:formula="of:=[$Constants.G5]" office:value-type="float" office:value="0" calcext:value-type="float">
            <text:p>0</text:p>
          </table:table-cell>
          <table:table-cell table:number-columns-repeated="1017"/>
        </table:table-row>
        <table:table-row table:style-name="ro2" table:visibility="collapse">
          <table:table-cell table:style-name="ce368" table:formula="of:=[$Constants.A6]" office:value-type="string" office:string-value=" " calcext:value-type="string">
            <text:p><text:s/></text:p>
          </table:table-cell>
          <table:table-cell table:style-name="ce368" table:formula="of:=[$Constants.B6]" office:value-type="string" office:string-value="Project planning" calcext:value-type="string">
            <text:p>Project planning</text:p>
          </table:table-cell>
          <table:table-cell table:style-name="ce368" table:formula="of:=[$Constants.C6]" office:value-type="string" office:string-value=" " calcext:value-type="string">
            <text:p><text:s/></text:p>
          </table:table-cell>
          <table:table-cell table:style-name="ce368" table:formula="of:=[$Constants.D6]" office:value-type="string" office:string-value=" " calcext:value-type="string">
            <text:p><text:s/></text:p>
          </table:table-cell>
          <table:table-cell table:style-name="ce368" table:formula="of:=[$Constants.E6]" office:value-type="string" office:string-value="BC" calcext:value-type="string">
            <text:p>BC</text:p>
          </table:table-cell>
          <table:table-cell table:style-name="ce368" table:formula="of:=[$Constants.F6]" office:value-type="float" office:value="0.8" calcext:value-type="float">
            <text:p>0.8</text:p>
          </table:table-cell>
          <table:table-cell table:style-name="ce368" table:formula="of:=[$Constants.G6]" office:value-type="float" office:value="0" calcext:value-type="float">
            <text:p>0</text:p>
          </table:table-cell>
          <table:table-cell table:number-columns-repeated="1017"/>
        </table:table-row>
        <table:table-row table:style-name="ro2" table:visibility="collapse">
          <table:table-cell table:style-name="ce368" table:formula="of:=[$Constants.A7]" office:value-type="string" office:string-value=" " calcext:value-type="string">
            <text:p><text:s/></text:p>
          </table:table-cell>
          <table:table-cell table:style-name="ce368" table:formula="of:=[$Constants.B7]" office:value-type="string" office:string-value="Interation planning" calcext:value-type="string">
            <text:p>Interation planning</text:p>
          </table:table-cell>
          <table:table-cell table:style-name="ce368" table:formula="of:=[$Constants.C7]" office:value-type="string" office:string-value=" " calcext:value-type="string">
            <text:p><text:s/></text:p>
          </table:table-cell>
          <table:table-cell table:style-name="ce368" table:formula="of:=[$Constants.D7]" office:value-type="string" office:string-value=" " calcext:value-type="string">
            <text:p><text:s/></text:p>
          </table:table-cell>
          <table:table-cell table:style-name="ce368" table:formula="of:=[$Constants.E7]" office:value-type="string" office:string-value="C" calcext:value-type="string">
            <text:p>C</text:p>
          </table:table-cell>
          <table:table-cell table:style-name="ce368" table:formula="of:=[$Constants.F7]" office:value-type="float" office:value="0.75" calcext:value-type="float">
            <text:p>0.75</text:p>
          </table:table-cell>
          <table:table-cell table:style-name="ce368" table:formula="of:=[$Constants.G7]" office:value-type="float" office:value="0" calcext:value-type="float">
            <text:p>0</text:p>
          </table:table-cell>
          <table:table-cell table:number-columns-repeated="1017"/>
        </table:table-row>
        <table:table-row table:style-name="ro2" table:visibility="collapse">
          <table:table-cell table:style-name="ce368" table:formula="of:=[$Constants.A8]" office:value-type="string" office:string-value=" " calcext:value-type="string">
            <text:p><text:s/></text:p>
          </table:table-cell>
          <table:table-cell table:style-name="ce368" table:formula="of:=[$Constants.B8]" office:value-type="string" office:string-value="Construction" calcext:value-type="string">
            <text:p>Construction</text:p>
          </table:table-cell>
          <table:table-cell table:style-name="ce368" table:formula="of:=[$Constants.C8]" office:value-type="string" office:string-value=" " calcext:value-type="string">
            <text:p><text:s/></text:p>
          </table:table-cell>
          <table:table-cell table:style-name="ce368" table:formula="of:=[$Constants.D8]" office:value-type="string" office:string-value=" " calcext:value-type="string">
            <text:p><text:s/></text:p>
          </table:table-cell>
          <table:table-cell table:style-name="ce368" table:formula="of:=[$Constants.E8]" office:value-type="string" office:string-value="CD" calcext:value-type="string">
            <text:p>CD</text:p>
          </table:table-cell>
          <table:table-cell table:style-name="ce368" table:formula="of:=[$Constants.F8]" office:value-type="float" office:value="0.7" calcext:value-type="float">
            <text:p>0.7</text:p>
          </table:table-cell>
          <table:table-cell table:style-name="ce368" table:formula="of:=[$Constants.G8]" office:value-type="float" office:value="0" calcext:value-type="float">
            <text:p>0</text:p>
          </table:table-cell>
          <table:table-cell table:number-columns-repeated="1017"/>
        </table:table-row>
        <table:table-row table:style-name="ro2" table:visibility="collapse">
          <table:table-cell table:style-name="ce368" table:formula="of:=[$Constants.A9]" office:value-type="string" office:string-value=" " calcext:value-type="string">
            <text:p><text:s/></text:p>
          </table:table-cell>
          <table:table-cell table:style-name="ce368" table:formula="of:=[$Constants.B9]" office:value-type="string" office:string-value="Refactoring" calcext:value-type="string">
            <text:p>Refactoring</text:p>
          </table:table-cell>
          <table:table-cell table:style-name="ce368" table:formula="of:=[$Constants.C9]" office:value-type="string" office:string-value=" " calcext:value-type="string">
            <text:p><text:s/></text:p>
          </table:table-cell>
          <table:table-cell table:style-name="ce368" table:formula="of:=[$Constants.D9]" office:value-type="string" office:string-value=" " calcext:value-type="string">
            <text:p><text:s/></text:p>
          </table:table-cell>
          <table:table-cell table:style-name="ce368" table:formula="of:=[$Constants.E9]" office:value-type="string" office:string-value="D" calcext:value-type="string">
            <text:p>D</text:p>
          </table:table-cell>
          <table:table-cell table:style-name="ce368" table:formula="of:=[$Constants.F9]" office:value-type="float" office:value="0.65" calcext:value-type="float">
            <text:p>0.65</text:p>
          </table:table-cell>
          <table:table-cell table:style-name="ce368" table:formula="of:=[$Constants.G9]" office:value-type="float" office:value="0" calcext:value-type="float">
            <text:p>0</text:p>
          </table:table-cell>
          <table:table-cell table:number-columns-repeated="1017"/>
        </table:table-row>
        <table:table-row table:style-name="ro2" table:visibility="collapse">
          <table:table-cell table:style-name="ce368" table:formula="of:=[$Constants.A10]" office:value-type="string" office:string-value=" " calcext:value-type="string">
            <text:p><text:s/></text:p>
          </table:table-cell>
          <table:table-cell table:style-name="ce368" table:formula="of:=[$Constants.B10]" office:value-type="string" office:string-value="Review" calcext:value-type="string">
            <text:p>Review</text:p>
          </table:table-cell>
          <table:table-cell table:style-name="ce368" table:formula="of:=[$Constants.C10]" office:value-type="string" office:string-value=" " calcext:value-type="string">
            <text:p><text:s/></text:p>
          </table:table-cell>
          <table:table-cell table:style-name="ce368" table:formula="of:=[$Constants.D10]" office:value-type="string" office:string-value=" " calcext:value-type="string">
            <text:p><text:s/></text:p>
          </table:table-cell>
          <table:table-cell table:style-name="ce368" table:formula="of:=[$Constants.E10]" office:value-type="string" office:string-value="F" calcext:value-type="string">
            <text:p>F</text:p>
          </table:table-cell>
          <table:table-cell table:style-name="ce368" table:formula="of:=[$Constants.F10]" office:value-type="float" office:value="0.5" calcext:value-type="float">
            <text:p>0.5</text:p>
          </table:table-cell>
          <table:table-cell table:style-name="ce368" table:formula="of:=[$Constants.G10]" office:value-type="float" office:value="0" calcext:value-type="float">
            <text:p>0</text:p>
          </table:table-cell>
          <table:table-cell table:number-columns-repeated="1017"/>
        </table:table-row>
        <table:table-row table:style-name="ro2" table:visibility="collapse">
          <table:table-cell table:style-name="ce368" table:formula="of:=[$Constants.A11]" office:value-type="string" office:string-value=" " calcext:value-type="string">
            <text:p><text:s/></text:p>
          </table:table-cell>
          <table:table-cell table:style-name="ce368" table:formula="of:=[$Constants.B11]" office:value-type="string" office:string-value="Integration test" calcext:value-type="string">
            <text:p>Integration test</text:p>
          </table:table-cell>
          <table:table-cell table:style-name="ce368" table:formula="of:=[$Constants.C11]" office:value-type="string" office:string-value=" " calcext:value-type="string">
            <text:p><text:s/></text:p>
          </table:table-cell>
          <table:table-cell table:style-name="ce368" table:formula="of:=[$Constants.D11]" office:value-type="string" office:string-value=" " calcext:value-type="string">
            <text:p><text:s/></text:p>
          </table:table-cell>
          <table:table-cell table:style-name="ce368" table:formula="of:=[$Constants.E11]" office:value-type="string" office:string-value=" " calcext:value-type="string">
            <text:p><text:s/></text:p>
          </table:table-cell>
          <table:table-cell table:style-name="ce368" table:formula="of:=[$Constants.F11]" office:value-type="string" office:string-value=" " calcext:value-type="string">
            <text:p><text:s/></text:p>
          </table:table-cell>
          <table:table-cell table:style-name="ce368" table:formula="of:=[$Constants.G11]" office:value-type="float" office:value="0" calcext:value-type="float">
            <text:p>0</text:p>
          </table:table-cell>
          <table:table-cell table:number-columns-repeated="1017"/>
        </table:table-row>
        <table:table-row table:style-name="ro2" table:visibility="collapse">
          <table:table-cell table:style-name="ce368" table:formula="of:=[$Constants.A12]" office:value-type="string" office:string-value=" " calcext:value-type="string">
            <text:p><text:s/></text:p>
          </table:table-cell>
          <table:table-cell table:style-name="ce368" table:formula="of:=[$Constants.B12]" office:value-type="string" office:string-value="Repatterning" calcext:value-type="string">
            <text:p>Repatterning</text:p>
          </table:table-cell>
          <table:table-cell table:style-name="ce368" table:formula="of:=[$Constants.C12]" office:value-type="string" office:string-value=" " calcext:value-type="string">
            <text:p><text:s/></text:p>
          </table:table-cell>
          <table:table-cell table:style-name="ce368" table:formula="of:=[$Constants.D12]" office:value-type="string" office:string-value=" " calcext:value-type="string">
            <text:p><text:s/></text:p>
          </table:table-cell>
          <table:table-cell table:style-name="ce368" table:formula="of:=[$Constants.E12]" office:value-type="string" office:string-value=" " calcext:value-type="string">
            <text:p><text:s/></text:p>
          </table:table-cell>
          <table:table-cell table:style-name="ce368" table:formula="of:=[$Constants.F12]" office:value-type="string" office:string-value=" " calcext:value-type="string">
            <text:p><text:s/></text:p>
          </table:table-cell>
          <table:table-cell table:style-name="ce368" table:formula="of:=[$Constants.G12]" office:value-type="float" office:value="0" calcext:value-type="float">
            <text:p>0</text:p>
          </table:table-cell>
          <table:table-cell table:number-columns-repeated="1017"/>
        </table:table-row>
        <table:table-row table:style-name="ro2" table:visibility="collapse">
          <table:table-cell table:style-name="ce368" table:formula="of:=[$Constants.A13]" office:value-type="string" office:string-value=" " calcext:value-type="string">
            <text:p><text:s/></text:p>
          </table:table-cell>
          <table:table-cell table:style-name="ce368" table:formula="of:=[$Constants.B13]" office:value-type="string" office:string-value="Postmortem" calcext:value-type="string">
            <text:p>Postmortem</text:p>
          </table:table-cell>
          <table:table-cell table:style-name="ce368" table:formula="of:=[$Constants.C13]" office:value-type="string" office:string-value=" " calcext:value-type="string">
            <text:p><text:s/></text:p>
          </table:table-cell>
          <table:table-cell table:style-name="ce368" table:formula="of:=[$Constants.D13]" office:value-type="string" office:string-value=" " calcext:value-type="string">
            <text:p><text:s/></text:p>
          </table:table-cell>
          <table:table-cell table:style-name="ce368" table:formula="of:=[$Constants.E13]" office:value-type="string" office:string-value=" " calcext:value-type="string">
            <text:p><text:s/></text:p>
          </table:table-cell>
          <table:table-cell table:style-name="ce368" table:formula="of:=[$Constants.F13]" office:value-type="string" office:string-value=" " calcext:value-type="string">
            <text:p><text:s/></text:p>
          </table:table-cell>
          <table:table-cell table:style-name="ce368" table:formula="of:=[$Constants.G13]" office:value-type="float" office:value="0" calcext:value-type="float">
            <text:p>0</text:p>
          </table:table-cell>
          <table:table-cell table:number-columns-repeated="1017"/>
        </table:table-row>
        <table:table-row table:style-name="ro2" table:visibility="collapse">
          <table:table-cell table:style-name="ce368" table:formula="of:=[$Constants.A14]" office:value-type="string" office:string-value=" " calcext:value-type="string">
            <text:p><text:s/></text:p>
          </table:table-cell>
          <table:table-cell table:style-name="ce368" table:formula="of:=[$Constants.B14]" office:value-type="string" office:string-value="Sandbox" calcext:value-type="string">
            <text:p>Sandbox</text:p>
          </table:table-cell>
          <table:table-cell table:style-name="ce368" table:formula="of:=[$Constants.C14]" office:value-type="string" office:string-value=" " calcext:value-type="string">
            <text:p><text:s/></text:p>
          </table:table-cell>
          <table:table-cell table:style-name="ce368" table:formula="of:=[$Constants.D14]" office:value-type="string" office:string-value=" " calcext:value-type="string">
            <text:p><text:s/></text:p>
          </table:table-cell>
          <table:table-cell table:style-name="ce368" table:formula="of:=[$Constants.E14]" office:value-type="string" office:string-value=" " calcext:value-type="string">
            <text:p><text:s/></text:p>
          </table:table-cell>
          <table:table-cell table:style-name="ce368" table:formula="of:=[$Constants.F14]" office:value-type="string" office:string-value=" " calcext:value-type="string">
            <text:p><text:s/></text:p>
          </table:table-cell>
          <table:table-cell table:style-name="ce368" table:formula="of:=[$Constants.G14]" office:value-type="float" office:value="0" calcext:value-type="float">
            <text:p>0</text:p>
          </table:table-cell>
          <table:table-cell table:number-columns-repeated="1017"/>
        </table:table-row>
        <table:table-row table:style-name="ro2" table:visibility="collapse">
          <table:table-cell table:style-name="ce368" table:formula="of:=[$Constants.A15]" office:value-type="string" office:string-value=" " calcext:value-type="string">
            <text:p><text:s/></text:p>
          </table:table-cell>
          <table:table-cell table:style-name="ce368" table:formula="of:=[$Constants.B15]" office:value-type="string" office:string-value=" " calcext:value-type="string">
            <text:p><text:s/></text:p>
          </table:table-cell>
          <table:table-cell table:style-name="ce368" table:formula="of:=[$Constants.C15]" office:value-type="string" office:string-value=" " calcext:value-type="string">
            <text:p><text:s/></text:p>
          </table:table-cell>
          <table:table-cell table:style-name="ce368" table:formula="of:=[$Constants.D15]" office:value-type="string" office:string-value=" " calcext:value-type="string">
            <text:p><text:s/></text:p>
          </table:table-cell>
          <table:table-cell table:style-name="ce368" table:formula="of:=[$Constants.E15]" office:value-type="string" office:string-value=" " calcext:value-type="string">
            <text:p><text:s/></text:p>
          </table:table-cell>
          <table:table-cell table:style-name="ce368" table:formula="of:=[$Constants.F15]" office:value-type="string" office:string-value=" " calcext:value-type="string">
            <text:p><text:s/></text:p>
          </table:table-cell>
          <table:table-cell table:style-name="ce368" table:formula="of:=[$Constants.G15]" office:value-type="float" office:value="0" calcext:value-type="float">
            <text:p>0</text:p>
          </table:table-cell>
          <table:table-cell table:number-columns-repeated="1017"/>
        </table:table-row>
        <table:table-row table:style-name="ro2" table:visibility="collapse">
          <table:table-cell table:style-name="ce368" table:formula="of:=[$Constants.A16]" office:value-type="string" office:string-value=" " calcext:value-type="string">
            <text:p><text:s/></text:p>
          </table:table-cell>
          <table:table-cell table:style-name="ce368" table:formula="of:=[$Constants.B16]" office:value-type="string" office:string-value=" " calcext:value-type="string">
            <text:p><text:s/></text:p>
          </table:table-cell>
          <table:table-cell table:style-name="ce368" table:formula="of:=[$Constants.C16]" office:value-type="string" office:string-value=" " calcext:value-type="string">
            <text:p><text:s/></text:p>
          </table:table-cell>
          <table:table-cell table:style-name="ce368" table:formula="of:=[$Constants.D16]" office:value-type="string" office:string-value=" " calcext:value-type="string">
            <text:p><text:s/></text:p>
          </table:table-cell>
          <table:table-cell table:style-name="ce368" table:formula="of:=[$Constants.E16]" office:value-type="string" office:string-value=" " calcext:value-type="string">
            <text:p><text:s/></text:p>
          </table:table-cell>
          <table:table-cell table:style-name="ce368" table:formula="of:=[$Constants.F16]" office:value-type="string" office:string-value=" " calcext:value-type="string">
            <text:p><text:s/></text:p>
          </table:table-cell>
          <table:table-cell table:style-name="ce368" table:formula="of:=[$Constants.G16]" office:value-type="float" office:value="0" calcext:value-type="float">
            <text:p>0</text:p>
          </table:table-cell>
          <table:table-cell table:number-columns-repeated="1017"/>
        </table:table-row>
        <table:table-row table:style-name="ro2" table:visibility="collapse">
          <table:table-cell table:style-name="ce368" table:formula="of:=[$Constants.A17]" office:value-type="string" office:string-value=" " calcext:value-type="string">
            <text:p><text:s/></text:p>
          </table:table-cell>
          <table:table-cell table:style-name="ce368" table:formula="of:=[$Constants.B17]" office:value-type="string" office:string-value=" " calcext:value-type="string">
            <text:p><text:s/></text:p>
          </table:table-cell>
          <table:table-cell table:style-name="ce368" table:formula="of:=[$Constants.C17]" office:value-type="string" office:string-value=" " calcext:value-type="string">
            <text:p><text:s/></text:p>
          </table:table-cell>
          <table:table-cell table:style-name="ce368" table:formula="of:=[$Constants.D17]" office:value-type="string" office:string-value=" " calcext:value-type="string">
            <text:p><text:s/></text:p>
          </table:table-cell>
          <table:table-cell table:style-name="ce368" table:formula="of:=[$Constants.E17]" office:value-type="string" office:string-value=" " calcext:value-type="string">
            <text:p><text:s/></text:p>
          </table:table-cell>
          <table:table-cell table:style-name="ce368" table:formula="of:=[$Constants.F17]" office:value-type="string" office:string-value=" " calcext:value-type="string">
            <text:p><text:s/></text:p>
          </table:table-cell>
          <table:table-cell table:style-name="ce368" table:formula="of:=[$Constants.G17]" office:value-type="float" office:value="0" calcext:value-type="float">
            <text:p>0</text:p>
          </table:table-cell>
          <table:table-cell table:number-columns-repeated="1017"/>
        </table:table-row>
        <table:table-row table:style-name="ro2" table:visibility="collapse">
          <table:table-cell table:style-name="ce368" table:formula="of:=[$Constants.A18]" office:value-type="string" office:string-value=" " calcext:value-type="string">
            <text:p><text:s/></text:p>
          </table:table-cell>
          <table:table-cell table:style-name="ce368" table:formula="of:=[$Constants.B18]" office:value-type="string" office:string-value=" " calcext:value-type="string">
            <text:p><text:s/></text:p>
          </table:table-cell>
          <table:table-cell table:style-name="ce368" table:formula="of:=[$Constants.C18]" office:value-type="string" office:string-value=" " calcext:value-type="string">
            <text:p><text:s/></text:p>
          </table:table-cell>
          <table:table-cell table:style-name="ce368" table:formula="of:=[$Constants.D18]" office:value-type="string" office:string-value=" " calcext:value-type="string">
            <text:p><text:s/></text:p>
          </table:table-cell>
          <table:table-cell table:style-name="ce368" table:formula="of:=[$Constants.E18]" office:value-type="string" office:string-value=" " calcext:value-type="string">
            <text:p><text:s/></text:p>
          </table:table-cell>
          <table:table-cell table:style-name="ce368" table:formula="of:=[$Constants.F18]" office:value-type="string" office:string-value=" " calcext:value-type="string">
            <text:p><text:s/></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19]" office:value-type="string" office:string-value="Defect Types:" calcext:value-type="string">
            <text:p>Defect Types:</text:p>
          </table:table-cell>
          <table:table-cell table:style-name="ce368" table:formula="of:=[$Constants.B19]" office:value-type="string" office:string-value="Requirements Change" calcext:value-type="string">
            <text:p>Requirements Change</text:p>
          </table:table-cell>
          <table:table-cell table:style-name="ce368" table:formula="of:=[$Constants.C19]" office:value-type="string" office:string-value="Changes to requirements" calcext:value-type="string">
            <text:p>Changes to requirements</text:p>
          </table:table-cell>
          <table:table-cell table:style-name="ce368" table:formula="of:=[$Constants.D19]" office:value-type="string" office:string-value="Iteration" calcext:value-type="string">
            <text:p>Iteration</text:p>
          </table:table-cell>
          <table:table-cell table:style-name="ce368" table:formula="of:=[$Constants.E19]" office:value-type="string" office:string-value="NA" calcext:value-type="string">
            <text:p>NA</text:p>
          </table:table-cell>
          <table:table-cell table:style-name="ce368" table:formula="of:=[$Constants.F19]" office:value-type="string" office:string-value="did not follow " calcext:value-type="string">
            <text:p>did not follow </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0]" office:value-type="string" office:string-value=" " calcext:value-type="string">
            <text:p><text:s/></text:p>
          </table:table-cell>
          <table:table-cell table:style-name="ce368" table:formula="of:=[$Constants.B20]" office:value-type="string" office:string-value="Requirements Clarification" calcext:value-type="string">
            <text:p>Requirements Clarification</text:p>
          </table:table-cell>
          <table:table-cell table:style-name="ce368" table:formula="of:=[$Constants.C20]" office:value-type="string" office:string-value="Clarifications to requirements" calcext:value-type="string">
            <text:p>Clarifications to requirements</text:p>
          </table:table-cell>
          <table:table-cell table:style-name="ce368" table:formula="of:=[$Constants.D20]" office:value-type="string" office:string-value=" " calcext:value-type="string">
            <text:p><text:s/></text:p>
          </table:table-cell>
          <table:table-cell table:style-name="ce368" table:formula="of:=[$Constants.E20]" office:value-type="float" office:value="1" calcext:value-type="float">
            <text:p>1</text:p>
          </table:table-cell>
          <table:table-cell table:style-name="ce368" table:formula="of:=[$Constants.F20]" office:value-type="string" office:string-value="very painful" calcext:value-type="string">
            <text:p>very painful</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1]" office:value-type="string" office:string-value=" " calcext:value-type="string">
            <text:p><text:s/></text:p>
          </table:table-cell>
          <table:table-cell table:style-name="ce368" table:formula="of:=[$Constants.B21]" office:value-type="string" office:string-value="Product syntax" calcext:value-type="string">
            <text:p>Product syntax</text:p>
          </table:table-cell>
          <table:table-cell table:style-name="ce368" table:formula="of:=[$Constants.C21]" office:value-type="string" office:string-value="Syntax flaws in the deliverable product" calcext:value-type="string">
            <text:p>Syntax flaws in the deliverable product</text:p>
          </table:table-cell>
          <table:table-cell table:style-name="ce368" table:formula="of:=[$Constants.D21]" office:value-type="string" office:string-value=" " calcext:value-type="string">
            <text:p><text:s/></text:p>
          </table:table-cell>
          <table:table-cell table:style-name="ce368" table:formula="of:=[$Constants.E21]" office:value-type="float" office:value="2" calcext:value-type="float">
            <text:p>2</text:p>
          </table:table-cell>
          <table:table-cell table:style-name="ce368" table:formula="of:=[$Constants.F21]" office:value-type="string" office:string-value="painful" calcext:value-type="string">
            <text:p>painful</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2]" office:value-type="string" office:string-value=" " calcext:value-type="string">
            <text:p><text:s/></text:p>
          </table:table-cell>
          <table:table-cell table:style-name="ce368" table:formula="of:=[$Constants.B22]" office:value-type="string" office:string-value="Product logic" calcext:value-type="string">
            <text:p>Product logic</text:p>
          </table:table-cell>
          <table:table-cell table:style-name="ce368" table:formula="of:=[$Constants.C22]" office:value-type="string" office:string-value="Logic flaws in the deliverable product" calcext:value-type="string">
            <text:p>Logic flaws in the deliverable product</text:p>
          </table:table-cell>
          <table:table-cell table:style-name="ce368" table:formula="of:=[$Constants.D22]" office:value-type="string" office:string-value=" " calcext:value-type="string">
            <text:p><text:s/></text:p>
          </table:table-cell>
          <table:table-cell table:style-name="ce368" table:formula="of:=[$Constants.E22]" office:value-type="float" office:value="3" calcext:value-type="float">
            <text:p>3</text:p>
          </table:table-cell>
          <table:table-cell table:style-name="ce368" table:formula="of:=[$Constants.F22]" office:value-type="string" office:string-value="neutral" calcext:value-type="string">
            <text:p>neutral</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3]" office:value-type="string" office:string-value=" " calcext:value-type="string">
            <text:p><text:s/></text:p>
          </table:table-cell>
          <table:table-cell table:style-name="ce368" table:formula="of:=[$Constants.B23]" office:value-type="string" office:string-value="Product interface" calcext:value-type="string">
            <text:p>Product interface</text:p>
          </table:table-cell>
          <table:table-cell table:style-name="ce368" table:formula="of:=[$Constants.C23]" office:value-type="string" office:string-value="Flaws in the interface of a component of the deliverable product" calcext:value-type="string">
            <text:p>Flaws in the interface of a component of the deliverable product</text:p>
          </table:table-cell>
          <table:table-cell table:style-name="ce368" table:formula="of:=[$Constants.D23]" office:value-type="string" office:string-value=" " calcext:value-type="string">
            <text:p><text:s/></text:p>
          </table:table-cell>
          <table:table-cell table:style-name="ce368" table:formula="of:=[$Constants.E23]" office:value-type="float" office:value="4" calcext:value-type="float">
            <text:p>4</text:p>
          </table:table-cell>
          <table:table-cell table:style-name="ce368" table:formula="of:=[$Constants.F23]" office:value-type="string" office:string-value="helpful" calcext:value-type="string">
            <text:p>helpful</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4]" office:value-type="string" office:string-value=" " calcext:value-type="string">
            <text:p><text:s/></text:p>
          </table:table-cell>
          <table:table-cell table:style-name="ce368" table:formula="of:=[$Constants.B24]" office:value-type="string" office:string-value="Product checking" calcext:value-type="string">
            <text:p>Product checking</text:p>
          </table:table-cell>
          <table:table-cell table:style-name="ce368"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368" table:formula="of:=[$Constants.D24]" office:value-type="string" office:string-value=" " calcext:value-type="string">
            <text:p><text:s/></text:p>
          </table:table-cell>
          <table:table-cell table:style-name="ce368" table:formula="of:=[$Constants.E24]" office:value-type="float" office:value="5" calcext:value-type="float">
            <text:p>5</text:p>
          </table:table-cell>
          <table:table-cell table:style-name="ce368" table:formula="of:=[$Constants.F24]" office:value-type="string" office:string-value="very helpful" calcext:value-type="string">
            <text:p>very helpful</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5]" office:value-type="string" office:string-value=" " calcext:value-type="string">
            <text:p><text:s/></text:p>
          </table:table-cell>
          <table:table-cell table:style-name="ce368" table:formula="of:=[$Constants.B25]" office:value-type="string" office:string-value="Test syntax" calcext:value-type="string">
            <text:p>Test syntax</text:p>
          </table:table-cell>
          <table:table-cell table:style-name="ce368" table:formula="of:=[$Constants.C25]" office:value-type="string" office:string-value="Syntax flaws in the test code " calcext:value-type="string">
            <text:p>Syntax flaws in the test code </text:p>
          </table:table-cell>
          <table:table-cell table:style-name="ce368" table:formula="of:=[$Constants.D25]" office:value-type="string" office:string-value=" " calcext:value-type="string">
            <text:p><text:s/></text:p>
          </table:table-cell>
          <table:table-cell table:style-name="ce368" table:formula="of:=[$Constants.E25]" office:value-type="float" office:value="6" calcext:value-type="float">
            <text:p>6</text:p>
          </table:table-cell>
          <table:table-cell table:style-name="ce368" table:formula="of:=[$Constants.F25]" office:value-type="string" office:string-value=" " calcext:value-type="string">
            <text:p><text:s/></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6]" office:value-type="string" office:string-value=" " calcext:value-type="string">
            <text:p><text:s/></text:p>
          </table:table-cell>
          <table:table-cell table:style-name="ce368" table:formula="of:=[$Constants.B26]" office:value-type="string" office:string-value="Test logic" calcext:value-type="string">
            <text:p>Test logic</text:p>
          </table:table-cell>
          <table:table-cell table:style-name="ce368" table:formula="of:=[$Constants.C26]" office:value-type="string" office:string-value="Logic flaws in the test code" calcext:value-type="string">
            <text:p>Logic flaws in the test code</text:p>
          </table:table-cell>
          <table:table-cell table:style-name="ce368" table:formula="of:=[$Constants.D26]" office:value-type="string" office:string-value=" " calcext:value-type="string">
            <text:p><text:s/></text:p>
          </table:table-cell>
          <table:table-cell table:style-name="ce368" table:formula="of:=[$Constants.E26]" office:value-type="float" office:value="7" calcext:value-type="float">
            <text:p>7</text:p>
          </table:table-cell>
          <table:table-cell table:style-name="ce368" table:formula="of:=[$Constants.F26]" office:value-type="string" office:string-value=" " calcext:value-type="string">
            <text:p><text:s/></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7]" office:value-type="string" office:string-value=" " calcext:value-type="string">
            <text:p><text:s/></text:p>
          </table:table-cell>
          <table:table-cell table:style-name="ce368" table:formula="of:=[$Constants.B27]" office:value-type="string" office:string-value="Test interface" calcext:value-type="string">
            <text:p>Test interface</text:p>
          </table:table-cell>
          <table:table-cell table:style-name="ce368" table:formula="of:=[$Constants.C27]" office:value-type="string" office:string-value="Flaws in the interface of a component of the test code" calcext:value-type="string">
            <text:p>Flaws in the interface of a component of the test code</text:p>
          </table:table-cell>
          <table:table-cell table:style-name="ce368" table:formula="of:=[$Constants.D27]" office:value-type="string" office:string-value=" " calcext:value-type="string">
            <text:p><text:s/></text:p>
          </table:table-cell>
          <table:table-cell table:style-name="ce368" table:formula="of:=[$Constants.E27]" office:value-type="float" office:value="8" calcext:value-type="float">
            <text:p>8</text:p>
          </table:table-cell>
          <table:table-cell table:style-name="ce368" table:formula="of:=[$Constants.F27]" office:value-type="string" office:string-value=" " calcext:value-type="string">
            <text:p><text:s/></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8]" office:value-type="string" office:string-value=" " calcext:value-type="string">
            <text:p><text:s/></text:p>
          </table:table-cell>
          <table:table-cell table:style-name="ce368" table:formula="of:=[$Constants.B28]" office:value-type="string" office:string-value="Test checking" calcext:value-type="string">
            <text:p>Test checking</text:p>
          </table:table-cell>
          <table:table-cell table:style-name="ce368"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368" table:formula="of:=[$Constants.D28]" office:value-type="string" office:string-value=" " calcext:value-type="string">
            <text:p><text:s/></text:p>
          </table:table-cell>
          <table:table-cell table:style-name="ce368" table:formula="of:=[$Constants.E28]" office:value-type="float" office:value="9" calcext:value-type="float">
            <text:p>9</text:p>
          </table:table-cell>
          <table:table-cell table:style-name="ce368" table:formula="of:=[$Constants.F28]" office:value-type="string" office:string-value=" " calcext:value-type="string">
            <text:p><text:s/></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29]" office:value-type="string" office:string-value=" " calcext:value-type="string">
            <text:p><text:s/></text:p>
          </table:table-cell>
          <table:table-cell table:style-name="ce368" table:formula="of:=[$Constants.B29]" office:value-type="string" office:string-value="Bad Smell" calcext:value-type="string">
            <text:p>Bad Smell</text:p>
          </table:table-cell>
          <table:table-cell table:style-name="ce368"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368" table:formula="of:=[$Constants.D29]" office:value-type="string" office:string-value=" " calcext:value-type="string">
            <text:p><text:s/></text:p>
          </table:table-cell>
          <table:table-cell table:style-name="ce368" table:formula="of:=[$Constants.E29]" office:value-type="float" office:value="10" calcext:value-type="float">
            <text:p>10</text:p>
          </table:table-cell>
          <table:table-cell table:style-name="ce368" table:formula="of:=[$Constants.F29]" office:value-type="float" office:value="0" calcext:value-type="float">
            <text:p>0</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30]" office:value-type="string" office:string-value="Y/N:" calcext:value-type="string">
            <text:p>Y/N:</text:p>
          </table:table-cell>
          <table:table-cell table:style-name="ce368" table:formula="of:=[$Constants.B30]" office:value-type="string" office:string-value="Yes" calcext:value-type="string">
            <text:p>Yes</text:p>
          </table:table-cell>
          <table:table-cell table:style-name="ce368" table:formula="of:=[$Constants.C30]" office:value-type="string" office:string-value=" " calcext:value-type="string">
            <text:p><text:s/></text:p>
          </table:table-cell>
          <table:table-cell table:style-name="ce368" table:formula="of:=[$Constants.D30]" office:value-type="string" office:string-value=" " calcext:value-type="string">
            <text:p><text:s/></text:p>
          </table:table-cell>
          <table:table-cell table:style-name="ce368" table:formula="of:=[$Constants.E30]" office:value-type="string" office:string-value="Passed" calcext:value-type="string">
            <text:p>Passed</text:p>
          </table:table-cell>
          <table:table-cell table:style-name="ce368" table:formula="of:=[$Constants.F30]" office:value-type="float" office:value="0" calcext:value-type="float">
            <text:p>0</text:p>
          </table:table-cell>
          <table:table-cell table:style-name="ce368" table:formula="of:=$Constants.$#REF!$#REF!" office:value-type="string" office:string-value="" calcext:value-type="error">
            <text:p>#NAME?</text:p>
          </table:table-cell>
          <table:table-cell table:number-columns-repeated="1017"/>
        </table:table-row>
        <table:table-row table:style-name="ro2" table:visibility="collapse">
          <table:table-cell table:style-name="ce368" table:formula="of:=[$Constants.A31]" office:value-type="string" office:string-value=" " calcext:value-type="string">
            <text:p><text:s/></text:p>
          </table:table-cell>
          <table:table-cell table:style-name="ce368" table:formula="of:=[$Constants.B31]" office:value-type="string" office:string-value="No" calcext:value-type="string">
            <text:p>No</text:p>
          </table:table-cell>
          <table:table-cell table:style-name="ce368" table:formula="of:=[$Constants.C31]" office:value-type="string" office:string-value=" " calcext:value-type="string">
            <text:p><text:s/></text:p>
          </table:table-cell>
          <table:table-cell table:style-name="ce368" table:formula="of:=[$Constants.D31]" office:value-type="string" office:string-value=" " calcext:value-type="string">
            <text:p><text:s/></text:p>
          </table:table-cell>
          <table:table-cell table:style-name="ce368" table:formula="of:=[$Constants.E31]" office:value-type="string" office:string-value="Passed with issues" calcext:value-type="string">
            <text:p>Passed with issues</text:p>
          </table:table-cell>
          <table:table-cell table:style-name="ce368" table:formula="of:=[$Constants.F31]" office:value-type="float" office:value="0" calcext:value-type="float">
            <text:p>0</text:p>
          </table:table-cell>
          <table:table-cell table:style-name="ce368" table:formula="of:=[$Constants.G31]" office:value-type="float" office:value="0" calcext:value-type="float">
            <text:p>0</text:p>
          </table:table-cell>
          <table:table-cell table:style-name="ce200" table:number-columns-repeated="1017"/>
        </table:table-row>
        <table:table-row table:style-name="ro2" table:visibility="collapse">
          <table:table-cell table:style-name="ce368" table:formula="of:=[$Constants.A32]" office:value-type="string" office:string-value="Proxy Types:" calcext:value-type="string">
            <text:p>Proxy Types:</text:p>
          </table:table-cell>
          <table:table-cell table:style-name="ce368" table:formula="of:=[$Constants.B32]" office:value-type="string" office:string-value="-" calcext:value-type="string">
            <text:p>-</text:p>
          </table:table-cell>
          <table:table-cell table:style-name="ce368" table:formula="of:=[$Constants.C32]" office:value-type="string" office:string-value=" " calcext:value-type="string">
            <text:p><text:s/></text:p>
          </table:table-cell>
          <table:table-cell table:style-name="ce368" table:formula="of:=[$Constants.D32]" office:value-type="string" office:string-value=" " calcext:value-type="string">
            <text:p><text:s/></text:p>
          </table:table-cell>
          <table:table-cell table:style-name="ce368" table:formula="of:=[$Constants.E32]" office:value-type="string" office:string-value="Failed" calcext:value-type="string">
            <text:p>Failed</text:p>
          </table:table-cell>
          <table:table-cell table:style-name="ce368" table:formula="of:=[$Constants.F32]" office:value-type="string" office:string-value=" " calcext:value-type="string">
            <text:p><text:s/></text:p>
          </table:table-cell>
          <table:table-cell table:style-name="ce368" table:formula="of:=[$Constants.G32]" office:value-type="float" office:value="0" calcext:value-type="float">
            <text:p>0</text:p>
          </table:table-cell>
          <table:table-cell table:number-columns-repeated="1017"/>
        </table:table-row>
        <table:table-row table:style-name="ro2" table:visibility="collapse">
          <table:table-cell table:style-name="ce368" table:formula="of:=[$Constants.A33]" office:value-type="string" office:string-value=" " calcext:value-type="string">
            <text:p><text:s/></text:p>
          </table:table-cell>
          <table:table-cell table:style-name="ce368" table:formula="of:=[$Constants.B33]" office:value-type="string" office:string-value="Calculation" calcext:value-type="string">
            <text:p>Calculation</text:p>
          </table:table-cell>
          <table:table-cell table:style-name="ce368" table:formula="of:=[$Constants.C33]" office:value-type="string" office:string-value=" " calcext:value-type="string">
            <text:p><text:s/></text:p>
          </table:table-cell>
          <table:table-cell table:style-name="ce368" table:formula="of:=[$Constants.D33]" office:value-type="string" office:string-value=" " calcext:value-type="string">
            <text:p><text:s/></text:p>
          </table:table-cell>
          <table:table-cell table:style-name="ce368" table:formula="of:=[$Constants.E33]" office:value-type="string" office:string-value="Not tested" calcext:value-type="string">
            <text:p>Not tested</text:p>
          </table:table-cell>
          <table:table-cell table:style-name="ce368" table:formula="of:=[$Constants.F33]" office:value-type="string" office:string-value=" " calcext:value-type="string">
            <text:p><text:s/></text:p>
          </table:table-cell>
          <table:table-cell table:style-name="ce368" table:formula="of:=[$Constants.G33]" office:value-type="float" office:value="0" calcext:value-type="float">
            <text:p>0</text:p>
          </table:table-cell>
          <table:table-cell table:number-columns-repeated="1017"/>
        </table:table-row>
        <table:table-row table:style-name="ro2" table:visibility="collapse">
          <table:table-cell table:style-name="ce368" table:formula="of:=[$Constants.A34]" office:value-type="string" office:string-value=" " calcext:value-type="string">
            <text:p><text:s/></text:p>
          </table:table-cell>
          <table:table-cell table:style-name="ce368" table:formula="of:=[$Constants.B34]" office:value-type="string" office:string-value="Data" calcext:value-type="string">
            <text:p>Data</text:p>
          </table:table-cell>
          <table:table-cell table:style-name="ce368" table:formula="of:=[$Constants.C34]" office:value-type="string" office:string-value=" " calcext:value-type="string">
            <text:p><text:s/></text:p>
          </table:table-cell>
          <table:table-cell table:style-name="ce368" table:formula="of:=[$Constants.D34]" office:value-type="string" office:string-value=" " calcext:value-type="string">
            <text:p><text:s/></text:p>
          </table:table-cell>
          <table:table-cell table:style-name="ce368" table:formula="of:=[$Constants.E34]" office:value-type="string" office:string-value="Not applicable" calcext:value-type="string">
            <text:p>Not applicable</text:p>
          </table:table-cell>
          <table:table-cell table:style-name="ce368" table:formula="of:=[$Constants.F34]" office:value-type="string" office:string-value=" " calcext:value-type="string">
            <text:p><text:s/></text:p>
          </table:table-cell>
          <table:table-cell table:style-name="ce368" table:formula="of:=[$Constants.G34]" office:value-type="float" office:value="0" calcext:value-type="float">
            <text:p>0</text:p>
          </table:table-cell>
          <table:table-cell table:number-columns-repeated="1017"/>
        </table:table-row>
        <table:table-row table:style-name="ro2" table:visibility="collapse">
          <table:table-cell table:style-name="ce368" table:formula="of:=[$Constants.A35]" office:value-type="string" office:string-value=" " calcext:value-type="string">
            <text:p><text:s/></text:p>
          </table:table-cell>
          <table:table-cell table:style-name="ce368" table:formula="of:=[$Constants.B35]" office:value-type="string" office:string-value="I/O" calcext:value-type="string">
            <text:p>I/O</text:p>
          </table:table-cell>
          <table:table-cell table:style-name="ce368" table:formula="of:=[$Constants.C35]" office:value-type="string" office:string-value=" " calcext:value-type="string">
            <text:p><text:s/></text:p>
          </table:table-cell>
          <table:table-cell table:style-name="ce368" table:formula="of:=[$Constants.D35]" office:value-type="string" office:string-value=" " calcext:value-type="string">
            <text:p><text:s/></text:p>
          </table:table-cell>
          <table:table-cell table:style-name="ce368" table:formula="of:=[$Constants.E35]" office:value-type="string" office:string-value=" " calcext:value-type="string">
            <text:p><text:s/></text:p>
          </table:table-cell>
          <table:table-cell table:style-name="ce368" table:formula="of:=[$Constants.F35]" office:value-type="string" office:string-value=" " calcext:value-type="string">
            <text:p><text:s/></text:p>
          </table:table-cell>
          <table:table-cell table:style-name="ce368" table:formula="of:=[$Constants.G35]" office:value-type="float" office:value="0" calcext:value-type="float">
            <text:p>0</text:p>
          </table:table-cell>
          <table:table-cell table:number-columns-repeated="1017"/>
        </table:table-row>
        <table:table-row table:style-name="ro2" table:visibility="collapse">
          <table:table-cell table:style-name="ce368" table:formula="of:=[$Constants.A36]" office:value-type="string" office:string-value=" " calcext:value-type="string">
            <text:p><text:s/></text:p>
          </table:table-cell>
          <table:table-cell table:style-name="ce368" table:formula="of:=[$Constants.B36]" office:value-type="string" office:string-value="Logic" calcext:value-type="string">
            <text:p>Logic</text:p>
          </table:table-cell>
          <table:table-cell table:style-name="ce368" table:formula="of:=[$Constants.C36]" office:value-type="string" office:string-value=" " calcext:value-type="string">
            <text:p><text:s/></text:p>
          </table:table-cell>
          <table:table-cell table:style-name="ce368" table:formula="of:=[$Constants.D36]" office:value-type="string" office:string-value=" " calcext:value-type="string">
            <text:p><text:s/></text:p>
          </table:table-cell>
          <table:table-cell table:style-name="ce368" table:formula="of:=[$Constants.E36]" office:value-type="string" office:string-value=" " calcext:value-type="string">
            <text:p><text:s/></text:p>
          </table:table-cell>
          <table:table-cell table:style-name="ce368" table:formula="of:=[$Constants.F36]" office:value-type="string" office:string-value=" " calcext:value-type="string">
            <text:p><text:s/></text:p>
          </table:table-cell>
          <table:table-cell table:style-name="ce368" table:formula="of:=[$Constants.G36]" office:value-type="float" office:value="0" calcext:value-type="float">
            <text:p>0</text:p>
          </table:table-cell>
          <table:table-cell table:number-columns-repeated="1017"/>
        </table:table-row>
        <table:table-row table:style-name="ro2" table:visibility="collapse">
          <table:table-cell table:style-name="ce368" table:formula="of:=[$Constants.A37]" office:value-type="string" office:string-value=" " calcext:value-type="string">
            <text:p><text:s/></text:p>
          </table:table-cell>
          <table:table-cell table:style-name="ce368" table:formula="of:=[$Constants.B37]" office:value-type="string" office:string-value=" " calcext:value-type="string">
            <text:p><text:s/></text:p>
          </table:table-cell>
          <table:table-cell table:style-name="ce368" table:formula="of:=[$Constants.C37]" office:value-type="string" office:string-value=" " calcext:value-type="string">
            <text:p><text:s/></text:p>
          </table:table-cell>
          <table:table-cell table:style-name="ce368" table:formula="of:=[$Constants.D37]" office:value-type="string" office:string-value=" " calcext:value-type="string">
            <text:p><text:s/></text:p>
          </table:table-cell>
          <table:table-cell table:style-name="ce368" table:formula="of:=[$Constants.E37]" office:value-type="string" office:string-value=" " calcext:value-type="string">
            <text:p><text:s/></text:p>
          </table:table-cell>
          <table:table-cell table:style-name="ce368" table:formula="of:=[$Constants.F37]" office:value-type="string" office:string-value=" " calcext:value-type="string">
            <text:p><text:s/></text:p>
          </table:table-cell>
          <table:table-cell table:style-name="ce368" table:formula="of:=[$Constants.G37]" office:value-type="float" office:value="0" calcext:value-type="float">
            <text:p>0</text:p>
          </table:table-cell>
          <table:table-cell table:number-columns-repeated="1017"/>
        </table:table-row>
        <table:table-row table:style-name="ro2" table:visibility="collapse">
          <table:table-cell table:style-name="ce368" table:formula="of:=[$Constants.A38]" office:value-type="string" office:string-value="Sizes:" calcext:value-type="string">
            <text:p>Sizes:</text:p>
          </table:table-cell>
          <table:table-cell table:style-name="ce368" table:formula="of:=[$Constants.B38]" office:value-type="string" office:string-value="VS" calcext:value-type="string">
            <text:p>VS</text:p>
          </table:table-cell>
          <table:table-cell table:style-name="ce368" table:formula="of:=[$Constants.C38]" office:value-type="string" office:string-value="S" calcext:value-type="string">
            <text:p>S</text:p>
          </table:table-cell>
          <table:table-cell table:style-name="ce368" table:formula="of:=[$Constants.D38]" office:value-type="string" office:string-value="M" calcext:value-type="string">
            <text:p>M</text:p>
          </table:table-cell>
          <table:table-cell table:style-name="ce368" table:formula="of:=[$Constants.E38]" office:value-type="string" office:string-value="L" calcext:value-type="string">
            <text:p>L</text:p>
          </table:table-cell>
          <table:table-cell table:style-name="ce368" table:formula="of:=[$Constants.F38]" office:value-type="string" office:string-value="VL" calcext:value-type="string">
            <text:p>VL</text:p>
          </table:table-cell>
          <table:table-cell table:style-name="ce368" table:formula="of:=[$Constants.G38]" office:value-type="float" office:value="0" calcext:value-type="float">
            <text:p>0</text:p>
          </table:table-cell>
          <table:table-cell table:number-columns-repeated="1017"/>
        </table:table-row>
        <table:table-row table:style-name="ro2" table:visibility="collapse">
          <table:table-cell table:style-name="ce368" table:formula="of:=[$Constants.A39]" office:value-type="string" office:string-value="upper" calcext:value-type="string">
            <text:p>upper</text:p>
          </table:table-cell>
          <table:table-cell table:style-name="ce368" table:formula="of:=[$Constants.B39]" office:value-type="float" office:value="-1.5" calcext:value-type="float">
            <text:p>-1.5</text:p>
          </table:table-cell>
          <table:table-cell table:style-name="ce368" table:formula="of:=[$Constants.C39]" office:value-type="float" office:value="-0.5" calcext:value-type="float">
            <text:p>-0.5</text:p>
          </table:table-cell>
          <table:table-cell table:style-name="ce368" table:formula="of:=[$Constants.D39]" office:value-type="float" office:value="0.5" calcext:value-type="float">
            <text:p>0.5</text:p>
          </table:table-cell>
          <table:table-cell table:style-name="ce368" table:formula="of:=[$Constants.E39]" office:value-type="float" office:value="1.5" calcext:value-type="float">
            <text:p>1.5</text:p>
          </table:table-cell>
          <table:table-cell table:style-name="ce368" table:formula="of:=[$Constants.F39]" office:value-type="float" office:value="99999" calcext:value-type="float">
            <text:p>99999</text:p>
          </table:table-cell>
          <table:table-cell table:style-name="ce368" table:formula="of:=[$Constants.G39]" office:value-type="float" office:value="0" calcext:value-type="float">
            <text:p>0</text:p>
          </table:table-cell>
          <table:table-cell table:number-columns-repeated="1017"/>
        </table:table-row>
        <table:table-row table:style-name="ro2" table:visibility="collapse">
          <table:table-cell table:style-name="ce368" table:formula="of:=[$Constants.A40]" office:value-type="string" office:string-value="mid" calcext:value-type="string">
            <text:p>mid</text:p>
          </table:table-cell>
          <table:table-cell table:style-name="ce368" table:formula="of:=[$Constants.B40]" office:value-type="float" office:value="-2" calcext:value-type="float">
            <text:p>-2</text:p>
          </table:table-cell>
          <table:table-cell table:style-name="ce368" table:formula="of:=[$Constants.C40]" office:value-type="float" office:value="-1" calcext:value-type="float">
            <text:p>-1</text:p>
          </table:table-cell>
          <table:table-cell table:style-name="ce368" table:formula="of:=[$Constants.D40]" office:value-type="float" office:value="0" calcext:value-type="float">
            <text:p>0</text:p>
          </table:table-cell>
          <table:table-cell table:style-name="ce368" table:formula="of:=[$Constants.E40]" office:value-type="float" office:value="1" calcext:value-type="float">
            <text:p>1</text:p>
          </table:table-cell>
          <table:table-cell table:style-name="ce368" table:formula="of:=[$Constants.F40]" office:value-type="float" office:value="2" calcext:value-type="float">
            <text:p>2</text:p>
          </table:table-cell>
          <table:table-cell table:style-name="ce368" table:formula="of:=[$Constants.G40]" office:value-type="float" office:value="0" calcext:value-type="float">
            <text:p>0</text:p>
          </table:table-cell>
          <table:table-cell table:number-columns-repeated="1017"/>
        </table:table-row>
        <table:table-row table:style-name="ro2" table:visibility="collapse">
          <table:table-cell table:style-name="ce368" table:formula="of:=[$Constants.A41]" office:value-type="string" office:string-value="lower" calcext:value-type="string">
            <text:p>lower</text:p>
          </table:table-cell>
          <table:table-cell table:style-name="ce368" table:formula="of:=[$Constants.B41]" office:value-type="float" office:value="0" calcext:value-type="float">
            <text:p>0</text:p>
          </table:table-cell>
          <table:table-cell table:style-name="ce368" table:formula="of:=[$Constants.C41]" office:value-type="float" office:value="-1.5" calcext:value-type="float">
            <text:p>-1.5</text:p>
          </table:table-cell>
          <table:table-cell table:style-name="ce368" table:formula="of:=[$Constants.D41]" office:value-type="float" office:value="-0.5" calcext:value-type="float">
            <text:p>-0.5</text:p>
          </table:table-cell>
          <table:table-cell table:style-name="ce368" table:formula="of:=[$Constants.E41]" office:value-type="float" office:value="0.5" calcext:value-type="float">
            <text:p>0.5</text:p>
          </table:table-cell>
          <table:table-cell table:style-name="ce368" table:formula="of:=[$Constants.F41]" office:value-type="float" office:value="1.5" calcext:value-type="float">
            <text:p>1.5</text:p>
          </table:table-cell>
          <table:table-cell table:style-name="ce368" table:formula="of:=[$Constants.G41]" office:value-type="float" office:value="0" calcext:value-type="float">
            <text:p>0</text:p>
          </table:table-cell>
          <table:table-cell table:number-columns-repeated="1017"/>
        </table:table-row>
        <table:table-row table:style-name="ro2" table:visibility="collapse">
          <table:table-cell table:style-name="ce368" table:formula="of:=[$Constants.A42]" office:value-type="string" office:string-value=" " calcext:value-type="string">
            <text:p><text:s/></text:p>
          </table:table-cell>
          <table:table-cell table:style-name="ce368" table:formula="of:=[$Constants.B42]" office:value-type="float" office:value="0" calcext:value-type="float">
            <text:p>0</text:p>
          </table:table-cell>
          <table:table-cell table:style-name="ce368" table:formula="of:=[$Constants.C42]" office:value-type="float" office:value="0" calcext:value-type="float">
            <text:p>0</text:p>
          </table:table-cell>
          <table:table-cell table:style-name="ce368" table:formula="of:=[$Constants.D42]" office:value-type="float" office:value="0" calcext:value-type="float">
            <text:p>0</text:p>
          </table:table-cell>
          <table:table-cell table:style-name="ce368" table:formula="of:=[$Constants.E42]" office:value-type="float" office:value="0" calcext:value-type="float">
            <text:p>0</text:p>
          </table:table-cell>
          <table:table-cell table:style-name="ce368" table:formula="of:=[$Constants.F42]" office:value-type="string" office:string-value=" " calcext:value-type="string">
            <text:p><text:s/></text:p>
          </table:table-cell>
          <table:table-cell table:style-name="ce368" table:formula="of:=[$Constants.G42]" office:value-type="float" office:value="0" calcext:value-type="float">
            <text:p>0</text:p>
          </table:table-cell>
          <table:table-cell table:number-columns-repeated="1017"/>
        </table:table-row>
        <table:table-row table:style-name="ro1">
          <table:table-cell table:style-name="ce253" office:value-type="string" calcext:value-type="string" table:number-columns-spanned="2" table:number-rows-spanned="1">
            <text:p>Acceptance Test Report</text:p>
          </table:table-cell>
          <table:covered-table-cell table:style-name="ce253"/>
          <table:table-cell table:style-name="ce256" table:number-columns-repeated="4"/>
          <table:table-cell table:number-columns-repeated="1018"/>
        </table:table-row>
        <table:table-row table:style-name="ro16">
          <table:table-cell table:style-name="ce369"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369"/>
          <table:table-cell table:style-name="ce256"/>
          <table:table-cell table:number-columns-repeated="1018"/>
        </table:table-row>
        <table:table-row table:style-name="ro11">
          <table:table-cell table:style-name="ce370" office:value-type="string" calcext:value-type="string">
            <text:p>Requirements:</text:p>
          </table:table-cell>
          <table:table-cell table:style-name="ce370" table:number-columns-repeated="4"/>
          <table:table-cell table:style-name="ce256"/>
          <table:table-cell table:number-columns-repeated="1018"/>
        </table:table-row>
        <table:table-row table:style-name="ro2">
          <table:table-cell table:style-name="ce371" office:value-type="string" calcext:value-type="string">
            <text:p>CA01-1.1</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1.2</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1.3</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1.4</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2.1</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2.2</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2.3</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2.4</text:p>
          </table:table-cell>
          <table:table-cell table:style-name="ce198"/>
          <table:table-cell table:style-name="ce149" table:number-columns-repeated="254"/>
          <table:table-cell table:number-columns-repeated="768"/>
        </table:table-row>
        <table:table-row table:style-name="ro2">
          <table:table-cell table:style-name="ce371" office:value-type="string" calcext:value-type="string">
            <text:p>CA01-2.5</text:p>
          </table:table-cell>
          <table:table-cell table:style-name="ce198"/>
          <table:table-cell table:style-name="ce149" table:number-columns-repeated="254"/>
          <table:table-cell table:number-columns-repeated="768"/>
        </table:table-row>
        <table:table-row table:style-name="ro14">
          <table:table-cell table:style-name="ce372" office:value-type="string" calcext:value-type="string">
            <office:annotation draw:style-name="gr18" draw:text-style-name="P9" svg:width="115.43pt" svg:height="59.98pt" svg:x="85.92pt" svg:y="192.98pt" draw:caption-point-x="-14.06pt" draw:caption-point-y="11.28pt">
              <dc:date>2017-02-12T00:00:00</dc:date>
              <text:p text:style-name="P7"><text:span text:style-name="T32">Establish traceability between the tests and requirements.</text:span></text:p>
            </office:annotation>
            <text:p>Requirement</text:p>
          </table:table-cell>
          <table:table-cell table:style-name="ce372" office:value-type="string" calcext:value-type="string">
            <office:annotation draw:style-name="gr19" draw:text-style-name="P9" svg:width="115.11pt" svg:height="28.23pt" svg:x="530.99pt" svg:y="565.29pt" draw:caption-point-x="-177.02pt" draw:caption-point-y="-361.02pt">
              <dc:date>2017-02-12T00:00:00</dc:date>
              <text:p text:style-name="P7"><text:span text:style-name="T34">Defines observable tests that have quantifiable resutls.</text:span></text:p>
            </office:annotation>
            <text:p>Test</text:p>
          </table:table-cell>
          <table:table-cell table:style-name="ce372" office:value-type="string" calcext:value-type="string">
            <office:annotation draw:style-name="gr20" draw:text-style-name="P9" svg:width="115.11pt" svg:height="49.21pt" svg:x="629.91pt" svg:y="312.6pt" draw:caption-point-x="-98.36pt" draw:caption-point-y="-108.34pt">
              <dc:date>2017-02-12T00:00:00</dc:date>
              <text:p text:style-name="P7"><text:span text:style-name="T34">Specifies the result that that the test is anticipated to produce. <text:s/></text:span></text:p>
            </office:annotation>
            <text:p>Expected Results</text:p>
          </table:table-cell>
          <table:table-cell table:style-name="ce372"/>
          <table:table-cell table:style-name="ce375" office:value-type="string" calcext:value-type="string">
            <office:annotation draw:style-name="gr21" draw:text-style-name="P9" svg:width="114.69pt" svg:height="49.21pt" svg:x="959.19pt" svg:y="312.6pt" draw:caption-point-x="-319.44pt" draw:caption-point-y="-108.34pt">
              <dc:date>2017-02-12T00:00:00</dc:date>
              <text:p text:style-name="P7"><text:span text:style-name="T34">Defines the result of running the test in relation to the expected result. <text:s/></text:span></text:p>
            </office:annotation>
            <text:p>Actual Results</text:p>
          </table:table-cell>
          <table:table-cell table:style-name="ce375" office:value-type="string" calcext:value-type="string">
            <office:annotation draw:style-name="gr22" draw:text-style-name="P9" svg:width="116.53pt" svg:height="102.87pt" svg:x="1118.18pt" svg:y="312.6pt" draw:caption-point-x="-264.73pt" draw:caption-point-y="-108.34pt">
              <dc:date>2017-02-12T00:00:00</dc:date>
              <text:p text:style-name="P7"><text:span text:style-name="T34">Required whenthe actual result is "Passed with issues"; optional otherwise. <text:s/>An "issue" is a side-effect that is not part of the specified test.</text:span></text:p>
              <text:p text:style-name="P7"><text:span text:style-name="T34"/></text:p>
            </office:annotation>
            <text:p>Issues</text:p>
          </table:table-cell>
          <table:table-cell table:style-name="ce377" table:number-columns-repeated="1018"/>
        </table:table-row>
        <table:table-row table:style-name="ro27">
          <table:table-cell table:style-name="ce373" table:content-validation-name="val5" office:value-type="string" calcext:value-type="string">
            <text:p>CA01-1.1</text:p>
          </table:table-cell>
          <table:table-cell table:style-name="ce373" office:value-type="string" calcext:value-type="string">
            <text:p>Instantiate a Component with name="C1", 4 methods, 20 LOC. </text:p>
          </table:table-cell>
          <table:table-cell table:style-name="ce373" office:value-type="string" calcext:value-type="string">
            <text:p>An instance is created</text:p>
          </table:table-cell>
          <table:table-cell table:style-name="ce374"/>
          <table:table-cell table:style-name="ce376" table:content-validation-name="val6"/>
          <table:table-cell table:style-name="ce373"/>
          <table:table-cell table:style-name="ce377" table:number-columns-repeated="1018"/>
        </table:table-row>
        <table:table-row table:style-name="ro27">
          <table:table-cell table:style-name="ce373" table:content-validation-name="val5" office:value-type="string" calcext:value-type="string">
            <text:p>CA01-1.2</text:p>
          </table:table-cell>
          <table:table-cell table:style-name="ce373" office:value-type="string" calcext:value-type="string">
            <text:p>Get the instance's name</text:p>
          </table:table-cell>
          <table:table-cell table:style-name="ce373" office:value-type="string" calcext:value-type="string">
            <text:p>"C1"</text:p>
          </table:table-cell>
          <table:table-cell table:style-name="ce374"/>
          <table:table-cell table:style-name="ce376" table:content-validation-name="val6"/>
          <table:table-cell table:style-name="ce373"/>
          <table:table-cell table:style-name="ce377" table:number-columns-repeated="1018"/>
        </table:table-row>
        <table:table-row table:style-name="ro27">
          <table:table-cell table:style-name="ce373" table:content-validation-name="val5" office:value-type="string" calcext:value-type="string">
            <text:p>CA01-1.3</text:p>
          </table:table-cell>
          <table:table-cell table:style-name="ce373" office:value-type="string" calcext:value-type="string">
            <text:p>Get the instance's method count.</text:p>
          </table:table-cell>
          <table:table-cell table:style-name="ce373" office:value-type="float" office:value="4" calcext:value-type="float">
            <text:p>4</text:p>
          </table:table-cell>
          <table:table-cell table:style-name="ce374"/>
          <table:table-cell table:style-name="ce376" table:content-validation-name="val6"/>
          <table:table-cell table:style-name="ce373"/>
          <table:table-cell table:style-name="ce377" table:number-columns-repeated="1018"/>
        </table:table-row>
        <table:table-row table:style-name="ro2" table:number-rows-repeated="1048517">
          <table:table-cell table:number-columns-repeated="1024"/>
        </table:table-row>
        <table:table-row table:style-name="ro2">
          <table:table-cell table:number-columns-repeated="1024"/>
        </table:table-row>
        <table:named-expressions>
          <table:named-expression table:name="DefectLog4A" table:base-cell-address="$Description.$A$1" table:expression="$acceptance.$#REF!$#REF!"/>
          <table:named-expression table:name="FunctionalSpecification6A" table:base-cell-address="$Description.$A$1" table:expression="$acceptance.$#REF!$#REF!"/>
          <table:named-expression table:name="HistoricalData4A" table:base-cell-address="$Description.$A$1" table:expression="$acceptance.$#REF!$#REF!"/>
          <table:named-expression table:name="InstructorAssessment4A" table:base-cell-address="$Description.$A$1" table:expression="$acceptance.$#REF!$#REF!"/>
          <table:named-expression table:name="LessonLearned4A" table:base-cell-address="$Description.$A$1" table:expression="$acceptance.$#REF!$#REF!"/>
          <table:named-expression table:name="OperationalSpecification6A" table:base-cell-address="$Description.$A$1" table:expression="$acceptance.$#REF!$#REF!"/>
          <table:named-expression table:name="ProjectPlanSummary4A" table:base-cell-address="$Description.$A$1" table:expression="$acceptance.$#REF!$#REF!"/>
          <table:named-expression table:name="Schedule6A" table:base-cell-address="$Description.$A$1" table:expression="$acceptance.$#REF!$#REF!"/>
          <table:named-expression table:name="SizeEstimate4A" table:base-cell-address="$Description.$A$1" table:expression="$acceptance.$#REF!$#REF!"/>
          <table:named-expression table:name="SourceCode4A" table:base-cell-address="$Description.$A$1" table:expression="$acceptance.$#REF!$#REF!"/>
          <table:named-expression table:name="TaskPlan6A" table:base-cell-address="$Description.$A$1" table:expression="$acceptance.$#REF!$#REF!"/>
          <table:named-expression table:name="TestReport4A" table:base-cell-address="$Description.$A$1" table:expression="$acceptance.$#REF!$#REF!"/>
          <table:named-expression table:name="TimeLog4A" table:base-cell-address="$Description.$A$1" table:expression="$acceptance.$#REF!$#REF!"/>
          <table:named-expression table:name="toc6A" table:base-cell-address="$Description.$A$1" table:expression="$acceptance.$#REF!$#REF!"/>
        </table:named-expressions>
      </table:table>
      <table:table table:name="Map" table:style-name="ta13">
        <table:table-column table:style-name="co64" table:default-cell-style-name="ce199"/>
        <table:table-column table:style-name="co6" table:default-cell-style-name="ce199"/>
        <table:table-column table:style-name="co62" table:number-columns-repeated="10" table:default-cell-style-name="ce199"/>
        <table:table-column table:style-name="co36" table:number-columns-repeated="245" table:default-cell-style-name="ce199"/>
        <table:table-column table:style-name="co36" table:number-columns-repeated="767" table:default-cell-style-name="Default"/>
        <table:table-row table:style-name="ro1">
          <table:table-cell table:style-name="ce256" office:value-type="string" calcext:value-type="string">
            <text:p>Sceneario-Component Map</text:p>
          </table:table-cell>
          <table:table-cell table:style-name="ce256" table:number-columns-repeated="11"/>
          <table:table-cell table:style-name="ce378" table:number-columns-repeated="1012"/>
        </table:table-row>
        <table:table-row table:style-name="ro1" table:visibility="collapse">
          <table:table-cell table:style-name="ce256"/>
          <table:table-cell table:style-name="ce380"/>
          <table:table-cell table:style-name="ce256" table:number-columns-repeated="10"/>
          <table:table-cell table:style-name="ce378" table:number-columns-repeated="1012"/>
        </table:table-row>
        <table:table-row table:style-name="ro1" table:visibility="collapse">
          <table:table-cell table:style-name="ce256"/>
          <table:table-cell table:style-name="ce380" office:value-type="string" calcext:value-type="string">
            <text:p>X</text:p>
          </table:table-cell>
          <table:table-cell table:style-name="ce256" table:number-columns-repeated="10"/>
          <table:table-cell table:style-name="ce378" table:number-columns-repeated="1012"/>
        </table:table-row>
        <table:table-row table:style-name="ro1">
          <table:table-cell table:style-name="ce256"/>
          <table:table-cell table:style-name="ce381"/>
          <table:table-cell table:style-name="ce383" table:number-columns-spanned="10" table:number-rows-spanned="1"/>
          <table:covered-table-cell table:number-columns-repeated="9" table:style-name="ce383"/>
          <table:table-cell table:style-name="ce378" table:number-columns-repeated="1012"/>
        </table:table-row>
        <table:table-row table:style-name="ro27">
          <table:table-cell table:style-name="ce378" office:value-type="string" calcext:value-type="string">
            <text:p>Component Names:</text:p>
          </table:table-cell>
          <table:table-cell table:style-name="ce381"/>
          <table:table-cell table:style-name="ce384" table:number-columns-repeated="10"/>
          <table:table-cell table:style-name="ce378" table:number-columns-repeated="1012"/>
        </table:table-row>
        <table:table-row table:style-name="ro11">
          <table:table-cell table:style-name="ce187"/>
          <table:table-cell table:style-name="ce188"/>
          <table:table-cell table:style-name="ce314" table:number-columns-repeated="10"/>
          <table:table-cell table:style-name="ce187" table:number-columns-repeated="1012"/>
        </table:table-row>
        <table:table-row table:style-name="ro34">
          <table:table-cell table:style-name="ce379" table:number-columns-spanned="1" table:number-rows-spanned="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34">
          <table:covered-table-cell table:style-name="ce379"/>
          <table:table-cell table:style-name="ce382" table:formula="of:=CONCATENATE(&quot;Scenario &quot;;TEXT(#REF!;&quot;#&quot;))" office:value-type="string" office:string-value="" calcext:value-type="error">
            <text:p>#REF!</text:p>
          </table:table-cell>
          <table:table-cell table:style-name="ce385" table:content-validation-name="val7" table:number-columns-repeated="10"/>
          <table:table-cell table:style-name="ce378" table:number-columns-repeated="1012"/>
        </table:table-row>
        <table:table-row table:style-name="ro2" table:number-rows-repeated="1048560">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map.$#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map.$#REF!$#REF!"/>
          <table:named-expression table:name="HistoricalData4A" table:base-cell-address="$Description.$A$1" table:expression="$map.$#REF!$#REF!"/>
          <table:named-expression table:name="InstructorAssessment4A" table:base-cell-address="$Description.$A$1" table:expression="$map.$#REF!$#REF!"/>
          <table:named-expression table:name="l" table:base-cell-address="$Description.$A$1" table:expression="#REF!"/>
          <table:named-expression table:name="LessonLearned4A" table:base-cell-address="$Description.$A$1" table:expression="$map.$#REF!$#REF!"/>
          <table:named-expression table:name="OperationalSpecification" table:base-cell-address="$Description.$A$1" table:expression="#REF!"/>
          <table:named-expression table:name="OperationalSpecification6A" table:base-cell-address="$Description.$A$1" table:expression="$map.$#REF!$#REF!"/>
          <table:named-expression table:name="ProjectPlanSummary4A" table:base-cell-address="$Description.$A$1" table:expression="$map.$#REF!$#REF!"/>
          <table:named-expression table:name="Schedule6A" table:base-cell-address="$Description.$A$1" table:expression="$map.$#REF!$#REF!"/>
          <table:named-expression table:name="SizeEstimate4A" table:base-cell-address="$Description.$A$1" table:expression="$map.$#REF!$#REF!"/>
          <table:named-expression table:name="SourceCode4A" table:base-cell-address="$Description.$A$1" table:expression="$map.$#REF!$#REF!"/>
          <table:named-expression table:name="TaskPlan" table:base-cell-address="$Description.$A$1" table:expression="#REF!"/>
          <table:named-expression table:name="TaskPlan6A" table:base-cell-address="$Description.$A$1" table:expression="$map.$#REF!$#REF!"/>
          <table:named-expression table:name="TestReport4A" table:base-cell-address="$Description.$A$1" table:expression="$map.$#REF!$#REF!"/>
          <table:named-expression table:name="TimeLog4A" table:base-cell-address="$Description.$A$1" table:expression="$map.$#REF!$#REF!"/>
          <table:named-expression table:name="toc6A" table:base-cell-address="$Description.$A$1" table:expression="$map.$#REF!$#REF!"/>
        </table:named-expressions>
      </table:table>
      <table:table table:name="Architecture" table:style-name="ta14" table:protected="true" table:print-ranges="Architecture.B3:Architecture.C202">
        <loext:table-protection loext:select-protected-cells="true" loext:select-unprotected-cells="true"/>
        <table:table-column table:style-name="co69" table:visibility="collapse" table:default-cell-style-name="ce199"/>
        <table:table-column table:style-name="co70" table:default-cell-style-name="ce199"/>
        <table:table-column table:style-name="co71" table:default-cell-style-name="ce199"/>
        <table:table-column table:style-name="co36" table:number-columns-repeated="254" table:default-cell-style-name="ce199"/>
        <table:table-column table:style-name="co36" table:number-columns-repeated="767" table:default-cell-style-name="Default"/>
        <table:table-row table:style-name="ro1">
          <table:table-cell/>
          <table:table-cell table:style-name="ce256" office:value-type="string" calcext:value-type="string">
            <text:p>Architecture</text:p>
          </table:table-cell>
          <table:table-cell table:number-columns-repeated="1022"/>
        </table:table-row>
        <table:table-row table:style-name="ro31">
          <table:table-cell table:style-name="ce369"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369"/>
          <table:table-cell table:style-name="ce256"/>
          <table:table-cell table:number-columns-repeated="1018"/>
        </table:table-row>
        <table:table-row table:style-name="ro32" table:visibility="collapse">
          <table:table-cell/>
          <table:table-cell table:style-name="ce328" table:number-columns-repeated="5"/>
          <table:table-cell table:number-columns-repeated="1018"/>
        </table:table-row>
        <table:table-row table:style-name="ro1" table:visibility="collapse">
          <table:table-cell/>
          <table:table-cell table:style-name="ce387" office:value-type="string" calcext:value-type="string">
            <text:p>Standards</text:p>
          </table:table-cell>
          <table:table-cell table:style-name="ce335" table:number-columns-repeated="4"/>
          <table:table-cell table:number-columns-repeated="1018"/>
        </table:table-row>
        <table:table-row table:style-name="ro2" table:visibility="collapse">
          <table:table-cell/>
          <table:table-cell table:style-name="ce335" office:value-type="string" calcext:value-type="string">
            <text:p>Start date:</text:p>
          </table:table-cell>
          <table:table-cell table:style-name="ce388" office:value-type="date" office:date-value="2000-01-01" calcext:value-type="date">
            <text:p>1/1/2000</text:p>
          </table:table-cell>
          <table:table-cell table:style-name="ce335" table:number-columns-repeated="3"/>
          <table:table-cell table:number-columns-repeated="1018"/>
        </table:table-row>
        <table:table-row table:style-name="ro2" table:visibility="collapse">
          <table:table-cell/>
          <table:table-cell table:style-name="ce335" office:value-type="string" calcext:value-type="string">
            <text:p>End date:</text:p>
          </table:table-cell>
          <table:table-cell table:style-name="ce388" office:value-type="date" office:date-value="2010-01-01" calcext:value-type="date">
            <text:p>1/1/2010</text:p>
          </table:table-cell>
          <table:table-cell table:style-name="ce335" table:number-columns-repeated="3"/>
          <table:table-cell table:number-columns-repeated="1018"/>
        </table:table-row>
        <table:table-row table:style-name="ro2" table:visibility="collapse">
          <table:table-cell/>
          <table:table-cell table:style-name="ce351" office:value-type="string" calcext:value-type="string">
            <text:p>Phases:</text:p>
          </table:table-cell>
          <table:table-cell table:style-name="ce389" office:value-type="string" calcext:value-type="string">
            <text:p>Planning</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Design</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Design Review</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Code</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Code Review</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Compile</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Test</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89" office:value-type="string" calcext:value-type="string">
            <text:p>Postmortem</text:p>
          </table:table-cell>
          <table:table-cell table:style-name="ce335" table:number-columns-repeated="3"/>
          <table:table-cell table:number-columns-repeated="1018"/>
        </table:table-row>
        <table:table-row table:style-name="ro2" table:visibility="collapse">
          <table:table-cell/>
          <table:table-cell table:style-name="ce335" office:value-type="string" calcext:value-type="string">
            <text:p>Defect Types:</text:p>
          </table:table-cell>
          <table:table-cell table:style-name="ce335" office:value-type="string" calcext:value-type="string">
            <text:p>Documentation</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Syntax</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Build, Package</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Assignment</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Interface</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Checking</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Data</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Function</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System</text:p>
          </table:table-cell>
          <table:table-cell table:style-name="ce335" table:number-columns-repeated="3"/>
          <table:table-cell table:number-columns-repeated="1018"/>
        </table:table-row>
        <table:table-row table:style-name="ro2" table:visibility="collapse">
          <table:table-cell/>
          <table:table-cell table:style-name="ce335"/>
          <table:table-cell table:style-name="ce335" office:value-type="string" calcext:value-type="string">
            <text:p>Environment</text:p>
          </table:table-cell>
          <table:table-cell table:style-name="ce335" table:number-columns-repeated="3"/>
          <table:table-cell table:number-columns-repeated="1018"/>
        </table:table-row>
        <table:table-row table:style-name="ro2" table:visibility="collapse">
          <table:table-cell/>
          <table:table-cell table:style-name="ce335" office:value-type="string" calcext:value-type="string">
            <text:p>Y/N:</text:p>
          </table:table-cell>
          <table:table-cell table:style-name="ce335" office:value-type="string" calcext:value-type="string">
            <text:p>Yes</text:p>
          </table:table-cell>
          <table:table-cell table:style-name="ce335" table:number-columns-repeated="3"/>
          <table:table-cell table:number-columns-repeated="1018"/>
        </table:table-row>
        <table:table-row table:style-name="ro2" table:visibility="collapse">
          <table:table-cell table:style-name="ce200"/>
          <table:table-cell table:style-name="ce351"/>
          <table:table-cell table:style-name="ce351" office:value-type="string" calcext:value-type="string">
            <text:p>No</text:p>
          </table:table-cell>
          <table:table-cell table:style-name="ce351" table:number-columns-repeated="3"/>
          <table:table-cell table:style-name="ce200" table:number-columns-repeated="1018"/>
        </table:table-row>
        <table:table-row table:style-name="ro2" table:visibility="collapse">
          <table:table-cell/>
          <table:table-cell table:style-name="ce351" office:value-type="string" calcext:value-type="string">
            <text:p>Component Types:</text:p>
          </table:table-cell>
          <table:table-cell table:style-name="ce351" office:value-type="string" calcext:value-type="string">
            <text:p>Calculation</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Data</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I/O</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Logic</text:p>
          </table:table-cell>
          <table:table-cell table:style-name="ce351" table:number-columns-repeated="3"/>
          <table:table-cell table:number-columns-repeated="1018"/>
        </table:table-row>
        <table:table-row table:style-name="ro2" table:visibility="collapse">
          <table:table-cell/>
          <table:table-cell table:style-name="ce351" office:value-type="string" calcext:value-type="string">
            <text:p>Design Approaches:</text:p>
          </table:table-cell>
          <table:table-cell table:style-name="ce351" office:value-type="string" calcext:value-type="string">
            <text:p>Object-oriented</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Functional</text:p>
          </table:table-cell>
          <table:table-cell table:style-name="ce351" table:number-columns-repeated="3"/>
          <table:table-cell table:number-columns-repeated="1018"/>
        </table:table-row>
        <table:table-row table:style-name="ro2" table:visibility="collapse">
          <table:table-cell/>
          <table:table-cell table:style-name="ce351" office:value-type="string" calcext:value-type="string">
            <text:p>Sizes:</text:p>
          </table:table-cell>
          <table:table-cell table:style-name="ce351" office:value-type="string" calcext:value-type="string">
            <text:p>VS</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S</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M</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L</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VL</text:p>
          </table:table-cell>
          <table:table-cell table:style-name="ce351" table:number-columns-repeated="3"/>
          <table:table-cell table:number-columns-repeated="1018"/>
        </table:table-row>
        <table:table-row table:style-name="ro2" table:visibility="collapse">
          <table:table-cell/>
          <table:table-cell table:style-name="ce351" office:value-type="string" calcext:value-type="string">
            <text:p>Duration:</text:p>
          </table:table-cell>
          <table:table-cell table:style-name="ce351" office:value-type="string" calcext:value-type="string">
            <text:p>LOCe x T</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LOCa x T</text:p>
          </table:table-cell>
          <table:table-cell table:style-name="ce351" table:number-columns-repeated="3"/>
          <table:table-cell table:number-columns-repeated="1018"/>
        </table:table-row>
        <table:table-row table:style-name="ro2" table:visibility="collapse">
          <table:table-cell/>
          <table:table-cell table:style-name="ce351"/>
          <table:table-cell table:style-name="ce351" office:value-type="string" calcext:value-type="string">
            <text:p>Productivity</text:p>
          </table:table-cell>
          <table:table-cell table:style-name="ce351" table:number-columns-repeated="3"/>
          <table:table-cell table:number-columns-repeated="1018"/>
        </table:table-row>
        <table:table-row table:style-name="ro2" table:visibility="collapse">
          <table:table-cell/>
          <table:table-cell table:style-name="ce351" table:number-columns-repeated="5"/>
          <table:table-cell table:number-columns-repeated="1018"/>
        </table:table-row>
        <table:table-row table:style-name="ro32" table:visibility="collapse">
          <table:table-cell/>
          <table:table-cell table:style-name="ce328" table:number-columns-repeated="5"/>
          <table:table-cell table:number-columns-repeated="1018"/>
        </table:table-row>
        <table:table-row table:style-name="ro2">
          <table:table-cell table:style-name="ce386" office:value-type="float" office:value="1" calcext:value-type="float" table:number-columns-spanned="1" table:number-rows-spanned="17">
            <text:p>1</text:p>
          </table:table-cell>
          <table:table-cell office:value-type="string" calcext:value-type="string">
            <office:annotation draw:style-name="gr23" draw:text-style-name="P8" svg:width="206.28pt" svg:height="46.01pt" svg:x="774.14pt" svg:y="532.01pt" draw:caption-point-x="-673.63pt" draw:caption-point-y="-493.74pt">
              <dc:date>2017-02-12T00:00:00</dc:date>
              <text:p text:style-name="P7"><text:span text:style-name="T33">Identifying name for this design class or function.</text:span></text:p>
              <text:p text:style-name="P7"><text:span text:style-name="T33"/></text:p>
            </office:annotation>
            <text:p>Component Name:</text:p>
          </table:table-cell>
          <table:table-cell table:style-name="ce390"/>
          <table:table-cell table:number-columns-repeated="1021"/>
        </table:table-row>
        <table:table-row table:style-name="ro2">
          <table:covered-table-cell table:style-name="ce386"/>
          <table:table-cell office:value-type="string" calcext:value-type="string">
            <office:annotation draw:style-name="gr24" draw:text-style-name="P8" svg:width="173.03pt" svg:height="38.98pt" svg:x="774.14pt" svg:y="571.01pt" draw:caption-point-x="-673.63pt" draw:caption-point-y="-519.73pt">
              <dc:date>2017-02-12T00:00:00</dc:date>
              <text:p text:style-name="P7"><text:span text:style-name="T33">Indicate if this design component will follow an object-oriented approach or a functional approach.</text:span></text:p>
            </office:annotation>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office:annotation draw:style-name="gr25" draw:text-style-name="P8" svg:width="161.89pt" svg:height="40pt" svg:x="774.14pt" svg:y="571.01pt" draw:caption-point-x="-673.63pt" draw:caption-point-y="-506.75pt">
              <dc:date>2017-02-12T00:00:00</dc:date>
              <text:p text:style-name="P7"><text:span text:style-name="T33">Superclass of this design component. <text:s/>Leave blank if no superclass.</text:span></text:p>
            </office:annotation>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office:annotation draw:style-name="gr26" draw:text-style-name="P8" svg:width="222.97pt" svg:height="33.02pt" svg:x="774.14pt" svg:y="583.99pt" draw:caption-point-x="-673.63pt" draw:caption-point-y="-506.72pt">
              <dc:date>2017-02-12T00:00:00</dc:date>
              <text:p text:style-name="P7"><text:span text:style-name="T33">Attributes (e.g., public fields, public constants) associated with this design component. <text:s/>OPTIONAL</text:span></text:p>
            </office:annotation>
            <text:p>Attributes (optional):</text:p>
          </table:table-cell>
          <table:table-cell table:style-name="ce390"/>
          <table:table-cell table:number-columns-repeated="1021"/>
        </table:table-row>
        <table:table-row table:style-name="ro2">
          <table:covered-table-cell table:style-name="ce386"/>
          <table:table-cell office:value-type="string" calcext:value-type="string">
            <office:annotation draw:style-name="gr27" draw:text-style-name="P8" svg:width="127.67pt" svg:height="33pt" svg:x="774.14pt" svg:y="598.99pt" draw:caption-point-x="-673.63pt" draw:caption-point-y="-521.72pt">
              <dc:date>2017-02-12T00:00:00</dc:date>
              <text:p text:style-name="P7"><text:span text:style-name="T33">Standard category of the design component.</text:span></text:p>
            </office:annotation>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office:annotation draw:style-name="gr28" draw:text-style-name="P8" svg:width="248.8pt" svg:height="24.01pt" svg:x="774.14pt" svg:y="623pt" draw:caption-point-x="-673.63pt" draw:caption-point-y="-532.71pt">
              <dc:date>2017-02-12T00:00:00</dc:date>
              <text:p text:style-name="P7"><text:span text:style-name="T33">List components that this component calls upon to fulfill its purpose.</text:span></text:p>
            </office:annotation>
            <text:p>Collaborators:</text:p>
          </table:table-cell>
          <table:table-cell table:style-name="ce390"/>
          <table:table-cell table:number-columns-repeated="1021"/>
        </table:table-row>
        <table:table-row table:style-name="ro2">
          <table:covered-table-cell table:style-name="ce386"/>
          <table:table-cell office:value-type="string" calcext:value-type="string">
            <office:annotation draw:style-name="gr29" draw:text-style-name="P8" svg:width="466.1pt" svg:height="95.98pt" svg:x="774.14pt" svg:y="532.01pt" draw:caption-point-x="-673.63pt" draw:caption-point-y="-428.74pt">
              <dc:date>2017-02-12T00:00:00</dc:date>
              <text:p text:style-name="P7"><text:span text:style-name="T33">Description of the operations of this design component. <text:s/></text:span></text:p>
              <text:p text:style-name="P7"><text:span text:style-name="T33"/></text:p>
              <text:p text:style-name="P7"><text:span text:style-name="T33">If your are taking an object-oriented approach, list the methods associated with this object in the "operation" column.</text:span></text:p>
              <text:p text:style-name="P7"><text:span text:style-name="T33"/></text:p>
              <text:p text:style-name="P7"><text:span text:style-name="T33">If you are taking a functional approach, list the component name in the "operation" column. </text:span></text:p>
              <text:p text:style-name="P7"><text:span text:style-name="T33"/></text:p>
              <text:p text:style-name="P7"><text:span text:style-name="T33">Note: an object-oriented approach may result in zero or more operations; a functional approach will have only one operation listed.</text:span></text:p>
            </office:annotation>
            <text:p>Operations:</text:p>
          </table:table-cell>
          <table:table-cell table:style-name="ce390"/>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7" table:visibility="collapse">
          <table:covered-table-cell table:style-name="ce386"/>
          <table:table-cell/>
          <table:table-cell table:style-name="ce391"/>
          <table:table-cell table:number-columns-repeated="1021"/>
        </table:table-row>
        <table:table-row table:style-name="ro2">
          <table:covered-table-cell table:style-name="ce386"/>
          <table:table-cell table:number-columns-repeated="1023"/>
        </table:table-row>
        <table:table-row table:style-name="ro2">
          <table:table-cell table:style-name="ce386"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7" table:visibility="collapse">
          <table:covered-table-cell table:style-name="ce386"/>
          <table:table-cell/>
          <table:table-cell table:style-name="ce392"/>
          <table:table-cell table:number-columns-repeated="1021"/>
        </table:table-row>
        <table:table-row table:style-name="ro2">
          <table:covered-table-cell table:style-name="ce386"/>
          <table:table-cell table:number-columns-repeated="1023"/>
        </table:table-row>
        <table:table-row table:style-name="ro2">
          <table:table-cell table:style-name="ce386"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7" table:visibility="collapse">
          <table:covered-table-cell table:style-name="ce386"/>
          <table:table-cell/>
          <table:table-cell table:style-name="ce393"/>
          <table:table-cell table:number-columns-repeated="1021"/>
        </table:table-row>
        <table:table-row table:style-name="ro2">
          <table:covered-table-cell table:style-name="ce386"/>
          <table:table-cell table:number-columns-repeated="1023"/>
        </table:table-row>
        <table:table-row table:style-name="ro2">
          <table:table-cell table:style-name="ce386"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7" table:visibility="collapse">
          <table:covered-table-cell table:style-name="ce386"/>
          <table:table-cell/>
          <table:table-cell table:style-name="ce394"/>
          <table:table-cell table:number-columns-repeated="1021"/>
        </table:table-row>
        <table:table-row table:style-name="ro2">
          <table:covered-table-cell table:style-name="ce386"/>
          <table:table-cell table:number-columns-repeated="1023"/>
        </table:table-row>
        <table:table-row table:style-name="ro2">
          <table:table-cell table:style-name="ce386"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7" table:visibility="collapse">
          <table:covered-table-cell table:style-name="ce386"/>
          <table:table-cell/>
          <table:table-cell table:style-name="ce395"/>
          <table:table-cell table:number-columns-repeated="1021"/>
        </table:table-row>
        <table:table-row table:style-name="ro2">
          <table:covered-table-cell table:style-name="ce386"/>
          <table:table-cell table:number-columns-repeated="1023"/>
        </table:table-row>
        <table:table-row table:style-name="ro2">
          <table:table-cell table:style-name="ce386"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7" table:visibility="collapse">
          <table:covered-table-cell table:style-name="ce386"/>
          <table:table-cell/>
          <table:table-cell table:style-name="ce396"/>
          <table:table-cell table:number-columns-repeated="1021"/>
        </table:table-row>
        <table:table-row table:style-name="ro2">
          <table:covered-table-cell table:style-name="ce386"/>
          <table:table-cell table:number-columns-repeated="1023"/>
        </table:table-row>
        <table:table-row table:style-name="ro2">
          <table:table-cell table:style-name="ce386"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7" table:visibility="collapse">
          <table:covered-table-cell table:style-name="ce386"/>
          <table:table-cell/>
          <table:table-cell table:style-name="ce397"/>
          <table:table-cell table:number-columns-repeated="1021"/>
        </table:table-row>
        <table:table-row table:style-name="ro2">
          <table:covered-table-cell table:style-name="ce386"/>
          <table:table-cell table:number-columns-repeated="1023"/>
        </table:table-row>
        <table:table-row table:style-name="ro2">
          <table:table-cell table:style-name="ce386"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7" table:visibility="collapse">
          <table:covered-table-cell table:style-name="ce386"/>
          <table:table-cell/>
          <table:table-cell table:style-name="ce398"/>
          <table:table-cell table:number-columns-repeated="1021"/>
        </table:table-row>
        <table:table-row table:style-name="ro2">
          <table:covered-table-cell table:style-name="ce386"/>
          <table:table-cell table:number-columns-repeated="1023"/>
        </table:table-row>
        <table:table-row table:style-name="ro2">
          <table:table-cell table:style-name="ce386"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7" table:visibility="collapse">
          <table:covered-table-cell table:style-name="ce386"/>
          <table:table-cell/>
          <table:table-cell table:style-name="ce399"/>
          <table:table-cell table:number-columns-repeated="1021"/>
        </table:table-row>
        <table:table-row table:style-name="ro2">
          <table:covered-table-cell table:style-name="ce386"/>
          <table:table-cell table:number-columns-repeated="1023"/>
        </table:table-row>
        <table:table-row table:style-name="ro2">
          <table:table-cell table:style-name="ce386"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390"/>
          <table:table-cell table:number-columns-repeated="1021"/>
        </table:table-row>
        <table:table-row table:style-name="ro2">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covered-table-cell table:style-name="ce386"/>
          <table:table-cell office:value-type="string" calcext:value-type="string">
            <text:p>Collaborators:</text:p>
          </table:table-cell>
          <table:table-cell table:style-name="ce390"/>
          <table:table-cell table:number-columns-repeated="1021"/>
        </table:table-row>
        <table:table-row table:style-name="ro2">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7" table:visibility="collapse">
          <table:covered-table-cell table:style-name="ce386"/>
          <table:table-cell/>
          <table:table-cell table:style-name="ce400"/>
          <table:table-cell table:number-columns-repeated="1021"/>
        </table:table-row>
        <table:table-row table:style-name="ro2" table:visibility="collapse">
          <table:covered-table-cell table:style-name="ce386"/>
          <table:table-cell table:number-columns-repeated="1023"/>
        </table:table-row>
        <table:table-row table:style-name="ro2" table:visibility="collapse">
          <table:table-cell table:style-name="ce386"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390" table:formula="of:=OFFSET([$Map.$C$5];0;[.A213]-1)" office:value-type="float" office:value="0" calcext:value-type="float">
            <text:p>0</text:p>
          </table:table-cell>
          <table:table-cell table:number-columns-repeated="1021"/>
        </table:table-row>
        <table:table-row table:style-name="ro2" table:visibility="collapse">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visibility="collapse">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visibility="collapse">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visibility="collapse">
          <table:covered-table-cell table:style-name="ce386"/>
          <table:table-cell office:value-type="string" calcext:value-type="string">
            <text:p>Collaborators:</text:p>
          </table:table-cell>
          <table:table-cell table:style-name="ce390"/>
          <table:table-cell table:number-columns-repeated="1021"/>
        </table:table-row>
        <table:table-row table:style-name="ro2" table:visibility="collapse">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7" table:visibility="collapse">
          <table:covered-table-cell table:style-name="ce386"/>
          <table:table-cell/>
          <table:table-cell table:style-name="ce401"/>
          <table:table-cell table:number-columns-repeated="1021"/>
        </table:table-row>
        <table:table-row table:style-name="ro2" table:visibility="collapse">
          <table:covered-table-cell table:style-name="ce386"/>
          <table:table-cell table:number-columns-repeated="1023"/>
        </table:table-row>
        <table:table-row table:style-name="ro2" table:visibility="collapse">
          <table:table-cell table:style-name="ce386"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390" table:formula="of:=OFFSET([$Map.$C$5];0;[.A230]-1)" office:value-type="float" office:value="0" calcext:value-type="float">
            <text:p>0</text:p>
          </table:table-cell>
          <table:table-cell table:number-columns-repeated="1021"/>
        </table:table-row>
        <table:table-row table:style-name="ro2" table:visibility="collapse">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visibility="collapse">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visibility="collapse">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visibility="collapse">
          <table:covered-table-cell table:style-name="ce386"/>
          <table:table-cell office:value-type="string" calcext:value-type="string">
            <text:p>Collaborators:</text:p>
          </table:table-cell>
          <table:table-cell table:style-name="ce390"/>
          <table:table-cell table:number-columns-repeated="1021"/>
        </table:table-row>
        <table:table-row table:style-name="ro2" table:visibility="collapse">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7" table:visibility="collapse">
          <table:covered-table-cell table:style-name="ce386"/>
          <table:table-cell/>
          <table:table-cell table:style-name="ce402"/>
          <table:table-cell table:number-columns-repeated="1021"/>
        </table:table-row>
        <table:table-row table:style-name="ro2" table:visibility="collapse">
          <table:covered-table-cell table:style-name="ce386"/>
          <table:table-cell table:number-columns-repeated="1023"/>
        </table:table-row>
        <table:table-row table:style-name="ro2" table:visibility="collapse">
          <table:table-cell table:style-name="ce386"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390" table:formula="of:=OFFSET([$Map.$C$5];0;[.A247]-1)" office:value-type="float" office:value="0" calcext:value-type="float">
            <text:p>0</text:p>
          </table:table-cell>
          <table:table-cell table:number-columns-repeated="1021"/>
        </table:table-row>
        <table:table-row table:style-name="ro2" table:visibility="collapse">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visibility="collapse">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visibility="collapse">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visibility="collapse">
          <table:covered-table-cell table:style-name="ce386"/>
          <table:table-cell office:value-type="string" calcext:value-type="string">
            <text:p>Collaborators:</text:p>
          </table:table-cell>
          <table:table-cell table:style-name="ce390"/>
          <table:table-cell table:number-columns-repeated="1021"/>
        </table:table-row>
        <table:table-row table:style-name="ro2" table:visibility="collapse">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7" table:visibility="collapse">
          <table:covered-table-cell table:style-name="ce386"/>
          <table:table-cell/>
          <table:table-cell table:style-name="ce403"/>
          <table:table-cell table:number-columns-repeated="1021"/>
        </table:table-row>
        <table:table-row table:style-name="ro2" table:visibility="collapse">
          <table:covered-table-cell table:style-name="ce386"/>
          <table:table-cell table:number-columns-repeated="1023"/>
        </table:table-row>
        <table:table-row table:style-name="ro2" table:visibility="collapse">
          <table:table-cell table:style-name="ce386"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390" table:formula="of:=OFFSET([$Map.$C$5];0;[.A264]-1)" office:value-type="float" office:value="0" calcext:value-type="float">
            <text:p>0</text:p>
          </table:table-cell>
          <table:table-cell table:number-columns-repeated="1021"/>
        </table:table-row>
        <table:table-row table:style-name="ro2" table:visibility="collapse">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visibility="collapse">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visibility="collapse">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visibility="collapse">
          <table:covered-table-cell table:style-name="ce386"/>
          <table:table-cell office:value-type="string" calcext:value-type="string">
            <text:p>Collaborators:</text:p>
          </table:table-cell>
          <table:table-cell table:style-name="ce390"/>
          <table:table-cell table:number-columns-repeated="1021"/>
        </table:table-row>
        <table:table-row table:style-name="ro2" table:visibility="collapse">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7" table:visibility="collapse">
          <table:covered-table-cell table:style-name="ce386"/>
          <table:table-cell/>
          <table:table-cell table:style-name="ce404"/>
          <table:table-cell table:number-columns-repeated="1021"/>
        </table:table-row>
        <table:table-row table:style-name="ro2" table:visibility="collapse">
          <table:covered-table-cell table:style-name="ce386"/>
          <table:table-cell table:number-columns-repeated="1023"/>
        </table:table-row>
        <table:table-row table:style-name="ro2" table:visibility="collapse">
          <table:table-cell table:style-name="ce386"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390" table:formula="of:=OFFSET([$Map.$C$5];0;[.A281]-1)" office:value-type="float" office:value="0" calcext:value-type="float">
            <text:p>0</text:p>
          </table:table-cell>
          <table:table-cell table:number-columns-repeated="1021"/>
        </table:table-row>
        <table:table-row table:style-name="ro2" table:visibility="collapse">
          <table:covered-table-cell table:style-name="ce386"/>
          <table:table-cell office:value-type="string" calcext:value-type="string">
            <text:p>Design Approach:</text:p>
          </table:table-cell>
          <table:table-cell table:style-name="ce390" table:content-validation-name="val8"/>
          <table:table-cell table:number-columns-repeated="1021"/>
        </table:table-row>
        <table:table-row table:style-name="ro2" table:visibility="collapse">
          <table:covered-table-cell table:style-name="ce386"/>
          <table:table-cell office:value-type="string" calcext:value-type="string">
            <text:p>Parent Component:</text:p>
          </table:table-cell>
          <table:table-cell table:style-name="ce390"/>
          <table:table-cell table:number-columns-repeated="1021"/>
        </table:table-row>
        <table:table-row table:style-name="ro7" table:visibility="collapse">
          <table:covered-table-cell table:style-name="ce386"/>
          <table:table-cell office:value-type="string" calcext:value-type="string">
            <text:p>Attributes (optional):</text:p>
          </table:table-cell>
          <table:table-cell table:style-name="ce390"/>
          <table:table-cell table:number-columns-repeated="1021"/>
        </table:table-row>
        <table:table-row table:style-name="ro2" table:visibility="collapse">
          <table:covered-table-cell table:style-name="ce386"/>
          <table:table-cell office:value-type="string" calcext:value-type="string">
            <text:p>Component Type:</text:p>
          </table:table-cell>
          <table:table-cell table:style-name="ce390" table:content-validation-name="val9"/>
          <table:table-cell table:number-columns-repeated="1021"/>
        </table:table-row>
        <table:table-row table:style-name="ro2" table:visibility="collapse">
          <table:covered-table-cell table:style-name="ce386"/>
          <table:table-cell office:value-type="string" calcext:value-type="string">
            <text:p>Collaborators:</text:p>
          </table:table-cell>
          <table:table-cell table:style-name="ce390"/>
          <table:table-cell table:number-columns-repeated="1021"/>
        </table:table-row>
        <table:table-row table:style-name="ro2" table:visibility="collapse">
          <table:covered-table-cell table:style-name="ce386"/>
          <table:table-cell office:value-type="string" calcext:value-type="string">
            <text:p>Operations:</text:p>
          </table:table-cell>
          <table:table-cell table:style-name="ce390"/>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7" table:visibility="collapse">
          <table:covered-table-cell table:style-name="ce386"/>
          <table:table-cell/>
          <table:table-cell table:style-name="ce405"/>
          <table:table-cell table:number-columns-repeated="1021"/>
        </table:table-row>
        <table:table-row table:style-name="ro2">
          <table:covered-table-cell/>
          <table:table-cell table:number-columns-repeated="1023"/>
        </table:table-row>
        <table:table-row table:style-name="ro2" table:number-rows-repeated="65239">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2008%20Spring/2007%20Fall/6old.xls'#$Assessment.$IV$65536]"/>
          <table:named-expression table:name="CodeChecklist" table:base-cell-address="$Description.$A$1" table:expression="['file:///home/lord/Desktop/CSSE/UntitledUsers/umphress/Desktop/umphress/davidu/course/comp6700/assignment/@@archive/201310_2012_Fall/umphress/davidu/course/comp6700/assignment/8.xls'#$''.$IV$65536]"/>
          <table:named-expression table:name="ConceptualDesign" table:base-cell-address="$Description.$A$1" table:expression="['file:///home/lord/Desktop/CSSE/UntitledUsers/umphress/Desktop/umphress/davidu/course/comp6700/assignment/@@archive/201310_2012_Fall/umphress/davidu/course/comp6700/assignment/8.xls'#$''.$IV$65536]"/>
          <table:named-expression table:name="ConceptualDesign1" table:base-cell-address="$Description.$A$1" table:expression="['file:///home/lord/Desktop/CSSE/UntitledUsers/umphress/Desktop/umphress/davidu/course/comp6700/assignment/@@archive/201310_2012_Fall/umphress/davidu/course/comp6700/assignment/8.xls'#$''.$IV$65536]"/>
          <table:named-expression table:name="DefectLog4A" table:base-cell-address="$Description.$A$1" table:expression="$architecture.$#REF!$#REF!"/>
          <table:named-expression table:name="DefectLog4AX" table:base-cell-address="$Description.$A$1" table:expression="['file:///home/lord/Desktop/CSSE/UntitledUsers/umphress/Desktop/umphress/davidu/course/comp6700/assignment/@@archive/201310_2012_Fall/umphress/davidu/course/comp6700/assignment/8.xls'#$''.$IV$65536]"/>
          <table:named-range table:name="Excel_BuiltIn_Print_Area" table:base-cell-address="$Description.$A$1" table:cell-range-address="$Architecture.$B$3:.$C$202" table:range-usable-as="print-range"/>
          <table:named-expression table:name="FunctionalSpecification" table:base-cell-address="$Description.$A$1" table:expression="['file:///home/lord/Desktop/CSSE/UntitledUsers/umphress/Desktop/umphress/davidu/course/comp6700/assignment/@@archive/201310_2012_Fall/umphress/davidu/course/comp6700/assignment/8.xls'#$''.$IV$65536]"/>
          <table:named-expression table:name="FunctionalSpecification6A" table:base-cell-address="$Description.$A$1" table:expression="$architecture.$#REF!$#REF!"/>
          <table:named-expression table:name="HistoricalData4A" table:base-cell-address="$Description.$A$1" table:expression="$architecture.$#REF!$#REF!"/>
          <table:named-expression table:name="InstructorAssessment4A" table:base-cell-address="$Description.$A$1" table:expression="$architecture.$#REF!$#REF!"/>
          <table:named-expression table:name="LessonLearned4A" table:base-cell-address="$Description.$A$1" table:expression="$architecture.$#REF!$#REF!"/>
          <table:named-expression table:name="OperationalSpecification" table:base-cell-address="$Description.$A$1" table:expression="['file:///home/lord/Desktop/CSSE/UntitledUsers/umphress/Desktop/umphress/davidu/course/comp6700/assignment/@@archive/201310_2012_Fall/umphress/davidu/course/comp6700/assignment/8.xls'#$''.$IV$65536]"/>
          <table:named-expression table:name="OperationalSpecification6A" table:base-cell-address="$Description.$A$1" table:expression="$architecture.$#REF!$#REF!"/>
          <table:named-expression table:name="ProjectPlanSummary4A" table:base-cell-address="$Description.$A$1" table:expression="$architecture.$#REF!$#REF!"/>
          <table:named-expression table:name="Schedule6A" table:base-cell-address="$Description.$A$1" table:expression="$architecture.$#REF!$#REF!"/>
          <table:named-expression table:name="SizeEstimate4A" table:base-cell-address="$Description.$A$1" table:expression="$architecture.$#REF!$#REF!"/>
          <table:named-expression table:name="SourceCode4A" table:base-cell-address="$Description.$A$1" table:expression="$architecture.$#REF!$#REF!"/>
          <table:named-expression table:name="TaskPlan" table:base-cell-address="$Description.$A$1" table:expression="['file:///home/lord/Desktop/CSSE/UntitledUsers/umphress/Desktop/umphress/davidu/course/comp6700/assignment/@@archive/201310_2012_Fall/umphress/davidu/course/comp6700/assignment/8.xls'#$''.$IV$65536]"/>
          <table:named-expression table:name="TaskPlan6A" table:base-cell-address="$Description.$A$1" table:expression="$architecture.$#REF!$#REF!"/>
          <table:named-expression table:name="TestReport4A" table:base-cell-address="$Description.$A$1" table:expression="$architecture.$#REF!$#REF!"/>
          <table:named-expression table:name="TimeLog4A" table:base-cell-address="$Description.$A$1" table:expression="$architecture.$#REF!$#REF!"/>
          <table:named-expression table:name="toc6A" table:base-cell-address="$Description.$A$1" table:expression="$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5" table:protected="true">
        <loext:table-protection loext:select-protected-cells="true" loext:select-unprotected-cells="true"/>
        <table:table-column table:style-name="co72" table:default-cell-style-name="ce149"/>
        <table:table-column table:style-name="co29" table:number-columns-repeated="4" table:default-cell-style-name="Default"/>
        <table:table-column table:style-name="co73" table:default-cell-style-name="ce149"/>
        <table:table-column table:style-name="co74" table:default-cell-style-name="ce149"/>
        <table:table-column table:style-name="co29" table:number-columns-repeated="1017" table:default-cell-style-name="Default"/>
        <table:table-row table:style-name="ro1">
          <table:table-cell table:style-name="ce406" office:value-type="string" calcext:value-type="string">
            <text:p>Size Estimate</text:p>
          </table:table-cell>
          <table:table-cell table:style-name="ce187" table:number-columns-repeated="11"/>
          <table:table-cell table:style-name="ce199" table:number-columns-repeated="1012"/>
        </table:table-row>
        <table:table-row table:style-name="ro32" table:visibility="collapse">
          <table:table-cell table:style-name="ce328" table:number-columns-repeated="7"/>
          <table:table-cell table:style-name="ce199" table:number-columns-repeated="1017"/>
        </table:table-row>
        <table:table-row table:style-name="ro1" table:visibility="collapse">
          <table:table-cell table:style-name="ce407" office:value-type="string" calcext:value-type="string">
            <text:p>Standards</text:p>
          </table:table-cell>
          <table:table-cell table:style-name="ce351" table:number-columns-repeated="7"/>
          <table:table-cell table:style-name="ce199" table:number-columns-repeated="1016"/>
        </table:table-row>
        <table:table-row table:style-name="ro2" table:visibility="collapse">
          <table:table-cell table:style-name="ce351" office:value-type="string" calcext:value-type="string">
            <text:p>Start date:</text:p>
          </table:table-cell>
          <table:table-cell table:style-name="ce412" office:value-type="date" office:date-value="2000-01-01" calcext:value-type="date">
            <text:p>1/1/2000</text:p>
          </table:table-cell>
          <table:table-cell table:style-name="ce412"/>
          <table:table-cell table:style-name="ce351"/>
          <table:table-cell table:style-name="ce351" office:value-type="string" calcext:value-type="string">
            <text:p>Grades:</text:p>
          </table:table-cell>
          <table:table-cell table:style-name="ce351" office:value-type="string" calcext:value-type="string">
            <text:p>AA</text:p>
          </table:table-cell>
          <table:table-cell table:style-name="ce351" table:number-columns-repeated="2"/>
          <table:table-cell table:style-name="ce199" table:number-columns-repeated="1016"/>
        </table:table-row>
        <table:table-row table:style-name="ro2" table:visibility="collapse">
          <table:table-cell table:style-name="ce351" office:value-type="string" calcext:value-type="string">
            <text:p>End date:</text:p>
          </table:table-cell>
          <table:table-cell table:style-name="ce412" office:value-type="date" office:date-value="2020-01-01" calcext:value-type="date">
            <text:p>1/1/2020</text:p>
          </table:table-cell>
          <table:table-cell table:style-name="ce412"/>
          <table:table-cell table:style-name="ce351" table:number-columns-repeated="2"/>
          <table:table-cell table:style-name="ce351" office:value-type="string" calcext:value-type="string">
            <text:p>A</text:p>
          </table:table-cell>
          <table:table-cell table:style-name="ce351" table:number-columns-repeated="2"/>
          <table:table-cell table:style-name="ce199" table:number-columns-repeated="1016"/>
        </table:table-row>
        <table:table-row table:style-name="ro2" table:visibility="collapse">
          <table:table-cell table:style-name="ce351" office:value-type="string" calcext:value-type="string">
            <text:p>Phases:</text:p>
          </table:table-cell>
          <table:table-cell table:style-name="ce413" office:value-type="string" calcext:value-type="string">
            <text:p>Planning</text:p>
          </table:table-cell>
          <table:table-cell table:style-name="ce413"/>
          <table:table-cell table:style-name="ce351" table:number-columns-repeated="2"/>
          <table:table-cell table:style-name="ce351" office:value-type="string" calcext:value-type="string">
            <text:p>AB</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Architecture</text:p>
          </table:table-cell>
          <table:table-cell table:style-name="ce413"/>
          <table:table-cell table:style-name="ce351" table:number-columns-repeated="2"/>
          <table:table-cell table:style-name="ce413" office:value-type="string" calcext:value-type="string">
            <text:p>B</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Construction</text:p>
          </table:table-cell>
          <table:table-cell table:style-name="ce413"/>
          <table:table-cell table:style-name="ce351" table:number-columns-repeated="2"/>
          <table:table-cell table:style-name="ce413" office:value-type="string" calcext:value-type="string">
            <text:p>BC</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Refactoring</text:p>
          </table:table-cell>
          <table:table-cell table:style-name="ce413"/>
          <table:table-cell table:style-name="ce351" table:number-columns-repeated="2"/>
          <table:table-cell table:style-name="ce351" office:value-type="string" calcext:value-type="string">
            <text:p>C</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Integration Test</text:p>
          </table:table-cell>
          <table:table-cell table:style-name="ce413"/>
          <table:table-cell table:style-name="ce351" table:number-columns-repeated="2"/>
          <table:table-cell table:style-name="ce351" office:value-type="string" calcext:value-type="string">
            <text:p>CD</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Review</text:p>
          </table:table-cell>
          <table:table-cell table:style-name="ce413"/>
          <table:table-cell table:style-name="ce351" table:number-columns-repeated="2"/>
          <table:table-cell table:style-name="ce351" office:value-type="string" calcext:value-type="string">
            <text:p>D</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Sandbox</text:p>
          </table:table-cell>
          <table:table-cell table:style-name="ce413"/>
          <table:table-cell table:style-name="ce351" table:number-columns-repeated="2"/>
          <table:table-cell table:style-name="ce351" office:value-type="string" calcext:value-type="string">
            <text:p>F</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413" office:value-type="string" calcext:value-type="string">
            <text:p>Postmortem</text:p>
          </table:table-cell>
          <table:table-cell table:style-name="ce413"/>
          <table:table-cell table:style-name="ce351" table:number-columns-repeated="5"/>
          <table:table-cell table:style-name="ce199" table:number-columns-repeated="1016"/>
        </table:table-row>
        <table:table-row table:style-name="ro2" table:visibility="collapse">
          <table:table-cell table:style-name="ce351" office:value-type="string" calcext:value-type="string">
            <text:p>Defect Types:</text:p>
          </table:table-cell>
          <table:table-cell table:style-name="ce351" office:value-type="string" calcext:value-type="string">
            <text:p>Documentation</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Build</text:p>
          </table:table-cell>
          <table:table-cell table:style-name="ce351" table:number-columns-repeated="2"/>
          <table:table-cell table:style-name="ce351" office:value-type="string" calcext:value-type="string">
            <text:p>Type</text:p>
          </table:table-cell>
          <table:table-cell table:style-name="ce351" office:value-type="string" calcext:value-type="string">
            <text:p>Event</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Product syntax</text:p>
          </table:table-cell>
          <table:table-cell table:style-name="ce351" table:number-columns-repeated="3"/>
          <table:table-cell table:style-name="ce351" office:value-type="string" calcext:value-type="string">
            <text:p>Response</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Product logic</text:p>
          </table:table-cell>
          <table:table-cell table:style-name="ce351" table:number-columns-repeated="2"/>
          <table:table-cell table:style-name="ce351" office:value-type="string" calcext:value-type="string">
            <text:p>Origin</text:p>
          </table:table-cell>
          <table:table-cell table:style-name="ce351" office:value-type="string" calcext:value-type="string">
            <text:p>Test Component</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Product interface</text:p>
          </table:table-cell>
          <table:table-cell table:style-name="ce351" table:number-columns-repeated="3"/>
          <table:table-cell table:style-name="ce351" office:value-type="string" calcext:value-type="string">
            <text:p>Blackbox</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Product checking</text:p>
          </table:table-cell>
          <table:table-cell table:style-name="ce351" table:number-columns-repeated="3"/>
          <table:table-cell table:style-name="ce351" office:value-type="string" calcext:value-type="string">
            <text:p>User</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Test syntax</text:p>
          </table:table-cell>
          <table:table-cell table:style-name="ce351" table:number-columns-repeated="3"/>
          <table:table-cell table:style-name="ce351" office:value-type="string" calcext:value-type="string">
            <text:p>External Component (specify)</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Test logic</text:p>
          </table:table-cell>
          <table:table-cell table:style-name="ce351" table:number-columns-repeated="2"/>
          <table:table-cell table:style-name="ce351" office:value-type="string" calcext:value-type="string">
            <text:p>Op Spec type</text:p>
          </table:table-cell>
          <table:table-cell table:style-name="ce351" office:value-type="string" calcext:value-type="string">
            <text:p>User</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Test interface</text:p>
          </table:table-cell>
          <table:table-cell table:style-name="ce351" table:number-columns-repeated="3"/>
          <table:table-cell table:style-name="ce351" office:value-type="string" calcext:value-type="string">
            <text:p>Interface</text:p>
          </table:table-cell>
          <table:table-cell table:style-name="ce351" table:number-columns-repeated="2"/>
          <table:table-cell table:style-name="ce199" table:number-columns-repeated="1016"/>
        </table:table-row>
        <table:table-row table:style-name="ro2" table:visibility="collapse">
          <table:table-cell table:style-name="ce351"/>
          <table:table-cell table:style-name="ce351" office:value-type="string" calcext:value-type="string">
            <text:p>Test checking</text:p>
          </table:table-cell>
          <table:table-cell table:style-name="ce351" table:number-columns-repeated="6"/>
          <table:table-cell table:style-name="ce199" table:number-columns-repeated="1016"/>
        </table:table-row>
        <table:table-row table:style-name="ro2" table:visibility="collapse">
          <table:table-cell table:style-name="ce351" office:value-type="string" calcext:value-type="string">
            <text:p>Y/N:</text:p>
          </table:table-cell>
          <table:table-cell table:style-name="ce351" office:value-type="string" calcext:value-type="string">
            <text:p>Yes</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No</text:p>
          </table:table-cell>
          <table:table-cell table:style-name="ce351" table:number-columns-repeated="6"/>
          <table:table-cell table:style-name="ce200" table:number-columns-repeated="1016"/>
        </table:table-row>
        <table:table-row table:style-name="ro2" table:visibility="collapse">
          <table:table-cell table:style-name="ce351" office:value-type="string" calcext:value-type="string">
            <text:p>Proxy Types:</text:p>
          </table:table-cell>
          <table:table-cell table:style-name="ce351" office:value-type="string" calcext:value-type="string">
            <text:p>Calculation</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Data</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I/O</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Logic</text:p>
          </table:table-cell>
          <table:table-cell table:style-name="ce351" table:number-columns-repeated="6"/>
          <table:table-cell table:style-name="ce199" table:number-columns-repeated="1016"/>
        </table:table-row>
        <table:table-row table:style-name="ro2" table:visibility="collapse">
          <table:table-cell table:style-name="ce351" office:value-type="string" calcext:value-type="string">
            <text:p>Metaphysics:</text:p>
          </table:table-cell>
          <table:table-cell table:style-name="ce351" office:value-type="string" calcext:value-type="string">
            <text:p>Object-oriented</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Functional</text:p>
          </table:table-cell>
          <table:table-cell table:style-name="ce351" table:number-columns-repeated="6"/>
          <table:table-cell table:style-name="ce199" table:number-columns-repeated="1016"/>
        </table:table-row>
        <table:table-row table:style-name="ro2" table:visibility="collapse">
          <table:table-cell table:style-name="ce351" office:value-type="string" calcext:value-type="string">
            <text:p>Sizes:</text:p>
          </table:table-cell>
          <table:table-cell table:style-name="ce351" office:value-type="string" calcext:value-type="string">
            <text:p>VS</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S</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M</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L</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VL</text:p>
          </table:table-cell>
          <table:table-cell table:style-name="ce351" table:number-columns-repeated="6"/>
          <table:table-cell table:style-name="ce199" table:number-columns-repeated="1016"/>
        </table:table-row>
        <table:table-row table:style-name="ro2" table:visibility="collapse">
          <table:table-cell table:style-name="ce351" office:value-type="string" calcext:value-type="string">
            <text:p>Duration:</text:p>
          </table:table-cell>
          <table:table-cell table:style-name="ce351" office:value-type="string" calcext:value-type="string">
            <text:p>LOCe x T</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LOCa x T</text:p>
          </table:table-cell>
          <table:table-cell table:style-name="ce351" table:number-columns-repeated="6"/>
          <table:table-cell table:style-name="ce199" table:number-columns-repeated="1016"/>
        </table:table-row>
        <table:table-row table:style-name="ro2" table:visibility="collapse">
          <table:table-cell table:style-name="ce351"/>
          <table:table-cell table:style-name="ce351" office:value-type="string" calcext:value-type="string">
            <text:p>Productivity</text:p>
          </table:table-cell>
          <table:table-cell table:style-name="ce351" table:number-columns-repeated="6"/>
          <table:table-cell table:style-name="ce199" table:number-columns-repeated="1016"/>
        </table:table-row>
        <table:table-row table:style-name="ro2" table:visibility="collapse" table:number-rows-repeated="2">
          <table:table-cell table:style-name="ce351" table:number-columns-repeated="8"/>
          <table:table-cell table:style-name="ce199" table:number-columns-repeated="1016"/>
        </table:table-row>
        <table:table-row table:style-name="ro1">
          <table:table-cell table:style-name="ce406"/>
          <table:table-cell table:style-name="ce414" office:value-type="string" calcext:value-type="string" table:number-columns-spanned="4" table:number-rows-spanned="1">
            <text:p>Estimated</text:p>
          </table:table-cell>
          <table:covered-table-cell table:number-columns-repeated="3" table:style-name="ce414"/>
          <table:table-cell table:style-name="ce428"/>
          <table:table-cell table:style-name="ce414" office:value-type="string" calcext:value-type="string" table:number-columns-spanned="4" table:number-rows-spanned="1">
            <text:p>Actual</text:p>
          </table:table-cell>
          <table:covered-table-cell table:number-columns-repeated="3" table:style-name="ce414"/>
          <table:table-cell table:style-name="ce187" table:number-columns-repeated="2"/>
          <table:table-cell table:style-name="ce199" table:number-columns-repeated="1012"/>
        </table:table-row>
        <table:table-row table:style-name="ro2">
          <table:table-cell table:style-name="ce332" office:value-type="string" calcext:value-type="string">
            <text:p>Base Components</text:p>
          </table:table-cell>
          <table:table-cell table:style-name="ce294" office:value-type="string" calcext:value-type="string">
            <text:p>Base LOC</text:p>
          </table:table-cell>
          <table:table-cell table:style-name="ce302" office:value-type="string" calcext:value-type="string">
            <text:p>Deleted LOC</text:p>
          </table:table-cell>
          <table:table-cell table:style-name="ce302" office:value-type="string" calcext:value-type="string">
            <text:p>Modified LOC</text:p>
          </table:table-cell>
          <table:table-cell table:style-name="ce305" office:value-type="string" calcext:value-type="string">
            <text:p>Added LOC</text:p>
          </table:table-cell>
          <table:table-cell table:style-name="ce249"/>
          <table:table-cell table:style-name="ce431" office:value-type="string" calcext:value-type="string">
            <text:p>Base LOC</text:p>
          </table:table-cell>
          <table:table-cell table:style-name="ce435" office:value-type="string" calcext:value-type="string">
            <text:p>Deleted LOC</text:p>
          </table:table-cell>
          <table:table-cell table:style-name="ce435" office:value-type="string" calcext:value-type="string">
            <text:p>Modified LOC</text:p>
          </table:table-cell>
          <table:table-cell table:style-name="ce436" office:value-type="string" calcext:value-type="string">
            <text:p>Added LOC</text:p>
          </table:table-cell>
          <table:table-cell table:style-name="ce159" table:number-columns-repeated="2"/>
          <table:table-cell table:style-name="ce283" table:number-columns-repeated="1012"/>
        </table:table-row>
        <table:table-row table:style-name="ro2">
          <table:table-cell table:style-name="ce408"/>
          <table:table-cell table:style-name="ce303" table:number-columns-repeated="4"/>
          <table:table-cell table:style-name="ce429"/>
          <table:table-cell table:style-name="ce432" table:number-columns-repeated="4"/>
          <table:table-cell table:style-name="ce159" table:number-columns-repeated="2"/>
          <table:table-cell table:style-name="ce283" table:number-columns-repeated="1012"/>
        </table:table-row>
        <table:table-row table:style-name="ro2" table:number-rows-repeated="6">
          <table:table-cell table:style-name="ce408"/>
          <table:table-cell table:style-name="ce303" table:number-columns-repeated="4"/>
          <table:table-cell table:style-name="ce429"/>
          <table:table-cell table:style-name="ce303" table:number-columns-repeated="4"/>
          <table:table-cell table:style-name="ce159" table:number-columns-repeated="2"/>
          <table:table-cell table:style-name="ce283" table:number-columns-repeated="1012"/>
        </table:table-row>
        <table:table-row table:style-name="ro2" table:number-rows-repeated="3">
          <table:table-cell table:style-name="ce409"/>
          <table:table-cell table:style-name="ce296" table:number-columns-repeated="4"/>
          <table:table-cell table:style-name="ce248"/>
          <table:table-cell table:style-name="ce303"/>
          <table:table-cell table:style-name="ce296" table:number-columns-repeated="3"/>
          <table:table-cell table:style-name="ce159" table:number-columns-repeated="2"/>
          <table:table-cell table:style-name="ce283" table:number-columns-repeated="1012"/>
        </table:table-row>
        <table:table-row table:style-name="ro2" table:visibility="collapse" table:number-rows-repeated="10">
          <table:table-cell table:style-name="ce410"/>
          <table:table-cell table:style-name="ce415" table:number-columns-repeated="4"/>
          <table:table-cell table:style-name="ce248"/>
          <table:table-cell table:style-name="ce433"/>
          <table:table-cell table:style-name="ce415" table:number-columns-repeated="3"/>
          <table:table-cell table:style-name="ce159" table:number-columns-repeated="2"/>
          <table:table-cell table:style-name="ce283" table:number-columns-repeated="1012"/>
        </table:table-row>
        <table:table-row table:style-name="ro2">
          <table:table-cell table:style-name="ce286" office:value-type="string" calcext:value-type="string">
            <text:p>Totals</text:p>
          </table:table-cell>
          <table:table-cell table:style-name="ce416" table:formula="of:=SUM([.B44:.B63])" office:value-type="float" office:value="0" calcext:value-type="float">
            <text:p>0</text:p>
          </table:table-cell>
          <table:table-cell table:style-name="ce416" table:formula="of:=SUM([.C44:.C63])" office:value-type="float" office:value="0" calcext:value-type="float">
            <text:p>0</text:p>
          </table:table-cell>
          <table:table-cell table:style-name="ce416" table:formula="of:=SUM([.D44:.D63])" office:value-type="float" office:value="0" calcext:value-type="float">
            <text:p>0</text:p>
          </table:table-cell>
          <table:table-cell table:style-name="ce416" table:formula="of:=SUM([.E44:.E63])" office:value-type="float" office:value="0" calcext:value-type="float">
            <text:p>0</text:p>
          </table:table-cell>
          <table:table-cell table:style-name="ce248"/>
          <table:table-cell table:style-name="ce416" table:formula="of:=SUM([.G44:.G63])" office:value-type="float" office:value="0" calcext:value-type="float">
            <text:p>0</text:p>
          </table:table-cell>
          <table:table-cell table:style-name="ce416" table:formula="of:=SUM([.H44:.H63])" office:value-type="float" office:value="0" calcext:value-type="float">
            <text:p>0</text:p>
          </table:table-cell>
          <table:table-cell table:style-name="ce416" table:formula="of:=SUM([.I44:.I63])" office:value-type="float" office:value="0" calcext:value-type="float">
            <text:p>0</text:p>
          </table:table-cell>
          <table:table-cell table:style-name="ce416" table:formula="of:=SUM([.J44:.J63])" office:value-type="float" office:value="0" calcext:value-type="float">
            <text:p>0</text:p>
          </table:table-cell>
          <table:table-cell table:style-name="ce159" table:number-columns-repeated="2"/>
          <table:table-cell table:style-name="ce434" table:number-columns-repeated="1012"/>
        </table:table-row>
        <table:table-row table:style-name="ro2">
          <table:table-cell table:style-name="ce332"/>
          <table:table-cell table:style-name="ce249" table:number-columns-repeated="5"/>
          <table:table-cell table:style-name="ce429"/>
          <table:table-cell table:style-name="ce249" table:number-columns-repeated="3"/>
          <table:table-cell table:style-name="ce159" table:number-columns-repeated="2"/>
          <table:table-cell table:style-name="ce283" table:number-columns-repeated="1012"/>
        </table:table-row>
        <table:table-row table:style-name="ro1">
          <table:table-cell table:style-name="ce406"/>
          <table:table-cell table:style-name="ce414" office:value-type="string" calcext:value-type="string" table:number-columns-spanned="4" table:number-rows-spanned="1">
            <text:p>Estimated</text:p>
          </table:table-cell>
          <table:covered-table-cell table:number-columns-repeated="3" table:style-name="ce414"/>
          <table:table-cell table:style-name="ce199"/>
          <table:table-cell table:style-name="ce293" office:value-type="string" calcext:value-type="string" table:number-columns-spanned="3" table:number-rows-spanned="1">
            <text:p>Actual</text:p>
          </table:table-cell>
          <table:covered-table-cell table:number-columns-repeated="2" table:style-name="ce293"/>
          <table:table-cell table:style-name="ce199" table:number-columns-repeated="1015"/>
        </table:table-row>
        <table:table-row table:style-name="ro2">
          <table:table-cell table:style-name="ce332" office:value-type="string" calcext:value-type="string">
            <text:p>New Components</text:p>
          </table:table-cell>
          <table:table-cell table:style-name="ce294" office:value-type="string" calcext:value-type="string">
            <text:p>Method Count</text:p>
          </table:table-cell>
          <table:table-cell table:style-name="ce302" office:value-type="string" calcext:value-type="string">
            <text:p>Rel Size</text:p>
          </table:table-cell>
          <table:table-cell table:style-name="ce302" office:value-type="string" calcext:value-type="string">
            <text:p>LOCr</text:p>
          </table:table-cell>
          <table:table-cell table:style-name="ce427" office:value-type="string" calcext:value-type="string">
            <text:p>Reuseable?</text:p>
          </table:table-cell>
          <table:table-cell table:style-name="ce283"/>
          <table:table-cell table:style-name="ce294" office:value-type="string" calcext:value-type="string">
            <text:p>Method Count</text:p>
          </table:table-cell>
          <table:table-cell table:style-name="ce302" office:value-type="string" calcext:value-type="string">
            <text:p>LOCa</text:p>
          </table:table-cell>
          <table:table-cell table:style-name="ce305" office:value-type="string" calcext:value-type="string">
            <text:p>Reusable?</text:p>
          </table:table-cell>
          <table:table-cell table:style-name="ce283" table:number-columns-repeated="1015"/>
        </table:table-row>
        <table:table-row table:style-name="ro2">
          <table:table-cell table:style-name="ce408"/>
          <table:table-cell table:style-name="ce417"/>
          <table:table-cell table:style-name="ce421" table:content-validation-name="val10"/>
          <table:table-cell table:style-name="ce422" table:formula="of:=IF(OR(ISBLANK([.A68]);ISBLANK([.B68]);ISBLANK([.C68]));0;HLOOKUP([.C68];[$'Historical Data'.$B$107:.$F$109];3;FALSE())*[.B68])" office:value-type="float" office:value="0" calcext:value-type="float">
            <text:p>0</text:p>
          </table:table-cell>
          <table:table-cell table:style-name="ce417" table:content-validation-name="val11"/>
          <table:table-cell table:style-name="ce283"/>
          <table:table-cell table:style-name="ce432"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69]);ISBLANK([.B69]);ISBLANK([.C69]));0;HLOOKUP([.C69];[$'Historical Data'.$B$107:.$F$109];3;FALSE())*[.B69])"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0]);ISBLANK([.B70]);ISBLANK([.C70]));0;HLOOKUP([.C70];[$'Historical Data'.$B$107:.$F$109];3;FALSE())*[.B70])"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1]);ISBLANK([.B71]);ISBLANK([.C71]));0;HLOOKUP([.C71];[$'Historical Data'.$B$107:.$F$109];3;FALSE())*[.B71])"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2]);ISBLANK([.B72]);ISBLANK([.C72]));0;HLOOKUP([.C72];[$'Historical Data'.$B$107:.$F$109];3;FALSE())*[.B72])"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3]);ISBLANK([.B73]);ISBLANK([.C73]));0;HLOOKUP([.C73];[$'Historical Data'.$B$107:.$F$109];3;FALSE())*[.B73])"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4]);ISBLANK([.B74]);ISBLANK([.C74]));0;HLOOKUP([.C74];[$'Historical Data'.$B$107:.$F$109];3;FALSE())*[.B74])"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5]);ISBLANK([.B75]);ISBLANK([.C75]));0;HLOOKUP([.C75];[$'Historical Data'.$B$107:.$F$109];3;FALSE())*[.B75])"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6]);ISBLANK([.B76]);ISBLANK([.C76]));0;HLOOKUP([.C76];[$'Historical Data'.$B$107:.$F$109];3;FALSE())*[.B76])"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7]);ISBLANK([.B77]);ISBLANK([.C77]));0;HLOOKUP([.C77];[$'Historical Data'.$B$107:.$F$109];3;FALSE())*[.B77])"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8]);ISBLANK([.B78]);ISBLANK([.C78]));0;HLOOKUP([.C78];[$'Historical Data'.$B$107:.$F$109];3;FALSE())*[.B78])"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79]);ISBLANK([.B79]);ISBLANK([.C79]));0;HLOOKUP([.C79];[$'Historical Data'.$B$107:.$F$109];3;FALSE())*[.B79])"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0]);ISBLANK([.B80]);ISBLANK([.C80]));0;HLOOKUP([.C80];[$'Historical Data'.$B$107:.$F$109];3;FALSE())*[.B80])"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1]);ISBLANK([.B81]);ISBLANK([.C81]));0;HLOOKUP([.C81];[$'Historical Data'.$B$107:.$F$109];3;FALSE())*[.B81])"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2]);ISBLANK([.B82]);ISBLANK([.C82]));0;HLOOKUP([.C82];[$'Historical Data'.$B$107:.$F$109];3;FALSE())*[.B82])"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table-cell table:style-name="ce417"/>
          <table:table-cell table:style-name="ce421" table:content-validation-name="val10"/>
          <table:table-cell table:style-name="ce422" table:formula="of:=IF(OR(ISBLANK([.A83]);ISBLANK([.B83]);ISBLANK([.C83]));0;HLOOKUP([.C83];[$'Historical Data'.$B$107:.$F$109];3;FALSE())*[.B83])" office:value-type="float" office:value="0" calcext:value-type="float">
            <text:p>0</text:p>
          </table:table-cell>
          <table:table-cell table:style-name="ce417" table:content-validation-name="val11"/>
          <table:table-cell table:style-name="ce283"/>
          <table:table-cell table:style-name="ce432"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4]);ISBLANK([.B84]);ISBLANK([.C84]));0;HLOOKUP([.C84];[$'Historical Data'.$B$107:.$F$109];3;FALSE())*[.B84])"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5]);ISBLANK([.B85]);ISBLANK([.C85]));0;HLOOKUP([.C85];[$'Historical Data'.$B$107:.$F$109];3;FALSE())*[.B85])"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6]);ISBLANK([.B86]);ISBLANK([.C86]));0;HLOOKUP([.C86];[$'Historical Data'.$B$107:.$F$109];3;FALSE())*[.B86])"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408" table:number-columns-repeated="2"/>
          <table:table-cell table:style-name="ce421" table:content-validation-name="val10"/>
          <table:table-cell table:style-name="ce422" table:formula="of:=IF(OR(ISBLANK([.A87]);ISBLANK([.B87]);ISBLANK([.C87]));0;HLOOKUP([.C87];[$'Historical Data'.$B$107:.$F$109];3;FALSE())*[.B87])" office:value-type="float" office:value="0" calcext:value-type="float">
            <text:p>0</text:p>
          </table:table-cell>
          <table:table-cell table:style-name="ce417" table:content-validation-name="val11"/>
          <table:table-cell table:style-name="ce283"/>
          <table:table-cell table:style-name="ce303" table:number-columns-repeated="2"/>
          <table:table-cell table:style-name="ce417" table:content-validation-name="val11"/>
          <table:table-cell table:style-name="ce283" table:number-columns-repeated="1015"/>
        </table:table-row>
        <table:table-row table:style-name="ro2">
          <table:table-cell table:style-name="ce286" office:value-type="string" calcext:value-type="string">
            <text:p>Totals</text:p>
          </table:table-cell>
          <table:table-cell table:style-name="ce248" table:number-columns-repeated="2"/>
          <table:table-cell table:style-name="ce416" table:formula="of:=SUM([.D68:.D87])" office:value-type="float" office:value="0" calcext:value-type="float">
            <text:p>0</text:p>
          </table:table-cell>
          <table:table-cell table:style-name="ce248" table:formula="of:=SUMIF([.E68:.E87];[.B24];[.D68:.D87])" office:value-type="float" office:value="0" calcext:value-type="float">
            <text:p>0</text:p>
          </table:table-cell>
          <table:table-cell table:style-name="ce248" table:number-columns-repeated="2"/>
          <table:table-cell table:style-name="ce416" table:formula="of:=SUM([.H68:.H87])" office:value-type="float" office:value="0" calcext:value-type="float">
            <text:p>0</text:p>
          </table:table-cell>
          <table:table-cell table:style-name="ce248" table:formula="of:=SUMIF([.I68:.I87];[.B24];[.H68:.H87])" office:value-type="float" office:value="0" calcext:value-type="float">
            <text:p>0</text:p>
          </table:table-cell>
          <table:table-cell table:style-name="ce159" table:number-columns-repeated="2"/>
          <table:table-cell table:style-name="ce434" table:number-columns-repeated="1013"/>
        </table:table-row>
        <table:table-row table:style-name="ro2">
          <table:table-cell table:style-name="ce411"/>
          <table:table-cell table:style-name="ce248" table:number-columns-repeated="5"/>
          <table:table-cell table:style-name="ce434" table:number-columns-repeated="1018"/>
        </table:table-row>
        <table:table-row table:style-name="ro1">
          <table:table-cell table:style-name="ce406"/>
          <table:table-cell table:style-name="ce414" office:value-type="string" calcext:value-type="string">
            <text:p>Estimated</text:p>
          </table:table-cell>
          <table:table-cell table:style-name="ce414" office:value-type="string" calcext:value-type="string">
            <text:p>Actual</text:p>
          </table:table-cell>
          <table:table-cell table:style-name="ce199" table:number-columns-repeated="1021"/>
        </table:table-row>
        <table:table-row table:style-name="ro2">
          <table:table-cell table:style-name="ce332" office:value-type="string" calcext:value-type="string">
            <text:p>Reused Parts</text:p>
          </table:table-cell>
          <table:table-cell table:number-columns-repeated="2" table:style-name="ce418" office:value-type="string" calcext:value-type="string">
            <text:p>LOC</text:p>
          </table:table-cell>
          <table:table-cell table:style-name="ce283" table:number-columns-repeated="1021"/>
        </table:table-row>
        <table:table-row table:style-name="ro2">
          <table:table-cell table:style-name="ce409"/>
          <table:table-cell table:style-name="ce419" table:number-columns-repeated="2"/>
          <table:table-cell table:style-name="ce283" table:number-columns-repeated="1021"/>
        </table:table-row>
        <table:table-row table:style-name="ro2">
          <table:table-cell table:style-name="ce409"/>
          <table:table-cell table:style-name="ce296" table:number-columns-repeated="2"/>
          <table:table-cell table:style-name="ce283" table:number-columns-repeated="5"/>
          <table:table-cell table:style-name="ce416"/>
          <table:table-cell table:style-name="ce283" table:number-columns-repeated="1015"/>
        </table:table-row>
        <table:table-row table:style-name="ro2" table:number-rows-repeated="3">
          <table:table-cell table:style-name="ce409"/>
          <table:table-cell table:style-name="ce296" table:number-columns-repeated="2"/>
          <table:table-cell table:style-name="ce283" table:number-columns-repeated="1021"/>
        </table:table-row>
        <table:table-row table:style-name="ro2">
          <table:table-cell table:style-name="ce286" office:value-type="string" calcext:value-type="string">
            <text:p>Totals</text:p>
          </table:table-cell>
          <table:table-cell table:style-name="ce416" table:formula="of:=SUM([.B92:.B96])" office:value-type="float" office:value="0" calcext:value-type="float">
            <text:p>0</text:p>
          </table:table-cell>
          <table:table-cell table:style-name="ce416" table:formula="of:=SUM([.C92:.C96])" office:value-type="float" office:value="0" calcext:value-type="float">
            <text:p>0</text:p>
          </table:table-cell>
          <table:table-cell table:style-name="ce248" table:number-columns-repeated="3"/>
          <table:table-cell table:style-name="ce159"/>
          <table:table-cell table:style-name="ce434" table:number-columns-repeated="1017"/>
        </table:table-row>
        <table:table-row table:style-name="ro2">
          <table:table-cell table:style-name="ce332"/>
          <table:table-cell table:style-name="ce249" table:number-columns-repeated="2"/>
          <table:table-cell table:style-name="ce283" table:number-columns-repeated="4"/>
          <table:table-cell table:style-name="ce249" table:number-columns-repeated="3"/>
          <table:table-cell table:style-name="ce283" table:number-columns-repeated="1014"/>
        </table:table-row>
        <table:table-row table:style-name="ro2">
          <table:table-cell table:style-name="ce282" office:value-type="string" calcext:value-type="string">
            <text:p>Size Calculation</text:p>
          </table:table-cell>
          <table:table-cell table:style-name="ce199" table:number-columns-repeated="1023"/>
        </table:table-row>
        <table:table-row table:style-name="ro2">
          <table:table-cell table:style-name="ce199"/>
          <table:table-cell table:style-name="ce199" office:value-type="string" calcext:value-type="string">
            <text:p>LOCr=</text:p>
          </table:table-cell>
          <table:table-cell table:style-name="ce199"/>
          <table:table-cell table:style-name="ce423" table:formula="of:=[.D88]+[.E64]+[.D64]"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sum(LOCa)/sum(LOCr)=</text:p>
          </table:table-cell>
          <table:table-cell table:style-name="ce199"/>
          <table:table-cell table:style-name="ce424" table:formula="of:=IF(ISERR(SUM([$'Historical Data'.D116:.D120])/SUM([$'Historical Data'.B116:.B120]));0;SUM([$'Historical Data'.D116:.D120])/SUM([$'Historical Data'.B116:.B120]))" office:value-type="float" office:value="0" calcext:value-type="float">
            <text:p>0.00</text:p>
          </table:table-cell>
          <table:table-cell table:style-name="ce199" table:number-columns-repeated="1020"/>
        </table:table-row>
        <table:table-row table:style-name="ro2">
          <table:table-cell table:style-name="ce199"/>
          <table:table-cell table:style-name="ce199" office:value-type="string" calcext:value-type="string">
            <text:p>LOCp=</text:p>
          </table:table-cell>
          <table:table-cell table:style-name="ce199"/>
          <table:table-cell table:style-name="ce423" table:formula="of:=COM.MICROSOFT.CEILING([.D100]*[.D101];1)"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confidence=</text:p>
          </table:table-cell>
          <table:table-cell table:style-name="ce199"/>
          <table:table-cell table:style-name="ce424" table:formula="of:=IF(ISERR(CORREL([$'Historical Data'.B116:.B120];[$'Historical Data'.D116:.D120])^2);0;CORREL([$'Historical Data'.B116:.B120];[$'Historical Data'.D116:.D120])^2)" office:value-type="float" office:value="0" calcext:value-type="float">
            <text:p>0.00</text:p>
          </table:table-cell>
          <table:table-cell table:style-name="ce199" table:formula="of:=IF([.D103]&gt;=0.75;&quot;High&quot;;IF([.D103]&gt;=0.5;&quot;Medium&quot;;&quot;Low&quot;))" office:value-type="string" office:string-value="Low" calcext:value-type="string">
            <text:p>Low</text:p>
          </table:table-cell>
          <table:table-cell table:style-name="ce430"/>
          <table:table-cell table:style-name="ce199" table:number-columns-repeated="1018"/>
        </table:table-row>
        <table:table-row table:style-name="ro2">
          <table:table-cell table:style-name="ce199" table:number-columns-repeated="3"/>
          <table:table-cell table:style-name="ce200"/>
          <table:table-cell table:style-name="ce199" table:number-columns-repeated="1020"/>
        </table:table-row>
        <table:table-row table:style-name="ro2">
          <table:table-cell table:style-name="ce282" office:value-type="string" calcext:value-type="string">
            <text:p>Effort Calculation</text:p>
          </table:table-cell>
          <table:table-cell table:style-name="ce199" table:number-columns-repeated="2"/>
          <table:table-cell table:style-name="ce200"/>
          <table:table-cell table:style-name="ce199" table:number-columns-repeated="1020"/>
        </table:table-row>
        <table:table-row table:style-name="ro2">
          <table:table-cell table:style-name="ce283"/>
          <table:table-cell table:style-name="ce199" office:value-type="string" calcext:value-type="string">
            <text:p>Productivity=</text:p>
          </table:table-cell>
          <table:table-cell table:style-name="ce199"/>
          <table:table-cell table:style-name="ce423" table:formula="of:=[$'Historical Data'.B123]">
            <text:p/>
          </table:table-cell>
          <table:table-cell table:style-name="ce199" table:number-columns-repeated="1020"/>
        </table:table-row>
        <table:table-row table:style-name="ro2">
          <table:table-cell table:style-name="ce199"/>
          <table:table-cell table:style-name="ce199" office:value-type="string" calcext:value-type="string">
            <text:p>sum(Ea)/sum(LOCa)=</text:p>
          </table:table-cell>
          <table:table-cell table:style-name="ce199"/>
          <table:table-cell table:style-name="ce424" table:formula="of:=IF(ISERR(SUM([$'Historical Data'.F116:.F120])/SUM([$'Historical Data'.D116:.D120]));0;SUM([$'Historical Data'.F116:.F120])/SUM([$'Historical Data'.D116:.D120]))" office:value-type="float" office:value="0" calcext:value-type="float">
            <text:p>0.00</text:p>
          </table:table-cell>
          <table:table-cell table:style-name="ce199" table:number-columns-repeated="1020"/>
        </table:table-row>
        <table:table-row table:style-name="ro2">
          <table:table-cell table:style-name="ce199"/>
          <table:table-cell table:style-name="ce199" office:value-type="string" calcext:value-type="string">
            <text:p>Ep=</text:p>
          </table:table-cell>
          <table:table-cell table:style-name="ce199"/>
          <table:table-cell table:style-name="ce423" table:formula="of:=COM.MICROSOFT.CEILING([.D102]*[.D107];1)"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LPI=</text:p>
          </table:table-cell>
          <table:table-cell table:style-name="ce199"/>
          <table:table-cell table:style-name="ce423" table:formula="of:=COM.MICROSOFT.FLOOR([.D102]*MIN([$'Historical Data'.$H$116:.$H$119]);1)"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UPI=</text:p>
          </table:table-cell>
          <table:table-cell table:style-name="ce199"/>
          <table:table-cell table:style-name="ce423" table:formula="of:=COM.MICROSOFT.CEILING([.D102]*MAX([$'Historical Data'.$H$116:.$H$119]);1)"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confidence=</text:p>
          </table:table-cell>
          <table:table-cell table:style-name="ce199"/>
          <table:table-cell table:style-name="ce424" table:formula="of:=IF(ISERR(CORREL([$'Historical Data'.F116:.F120];[$'Historical Data'.D116:.D120])^2);0;CORREL([$'Historical Data'.F116:.F120];[$'Historical Data'.D116:.D120])^2)" office:value-type="float" office:value="0" calcext:value-type="float">
            <text:p>0.00</text:p>
          </table:table-cell>
          <table:table-cell table:style-name="ce199" table:formula="of:=IF(MIN([.D111];[.D103])&gt;=0.75;&quot;High&quot;;IF(MIN([.D111];[.D103])&gt;=0.5;&quot;Medium&quot;;&quot;Low&quot;))" office:value-type="string" office:string-value="Low" calcext:value-type="string">
            <text:p>Low</text:p>
          </table:table-cell>
          <table:table-cell table:style-name="ce199" table:number-columns-repeated="1019"/>
        </table:table-row>
        <table:table-row table:style-name="ro2" table:number-rows-repeated="2">
          <table:table-cell table:style-name="ce199" table:number-columns-repeated="1024"/>
        </table:table-row>
        <table:table-row table:style-name="ro2">
          <table:table-cell table:style-name="ce282" office:value-type="string" calcext:value-type="string">
            <text:p>Estimation Override</text:p>
          </table:table-cell>
          <table:table-cell table:style-name="ce199" office:value-type="string" calcext:value-type="string">
            <text:p>LOCp=</text:p>
          </table:table-cell>
          <table:table-cell table:style-name="ce199"/>
          <table:table-cell table:style-name="ce301" table:formula="of:=[.D102]" office:value-type="float" office:value="0" calcext:value-type="float">
            <text:p>0</text:p>
          </table:table-cell>
          <table:table-cell table:style-name="ce199" table:number-columns-repeated="1020"/>
        </table:table-row>
        <table:table-row table:style-name="ro2">
          <table:table-cell table:style-name="ce199"/>
          <table:table-cell table:style-name="ce199" office:value-type="string" calcext:value-type="string">
            <text:p>Ep=</text:p>
          </table:table-cell>
          <table:table-cell table:style-name="ce199"/>
          <table:table-cell table:style-name="ce425" table:formula="of:=[.D108]" office:value-type="float" office:value="0" calcext:value-type="float">
            <text:p>0</text:p>
          </table:table-cell>
          <table:table-cell table:style-name="ce199" table:number-columns-repeated="1020"/>
        </table:table-row>
        <table:table-row table:style-name="ro46">
          <table:table-cell table:style-name="ce199"/>
          <table:table-cell table:style-name="ce420" office:value-type="string" calcext:value-type="string">
            <text:p>Rationale for override:</text:p>
          </table:table-cell>
          <table:table-cell table:style-name="ce199"/>
          <table:table-cell table:style-name="ce426" table:number-columns-spanned="7" table:number-rows-spanned="1"/>
          <table:covered-table-cell table:number-columns-repeated="6" table:style-name="ce426"/>
          <table:table-cell table:style-name="ce199"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7" table:protected="true">
        <loext:table-protection loext:select-protected-cells="true" loext:select-unprotected-cells="true"/>
        <table:table-column table:style-name="co47" table:default-cell-style-name="ce199"/>
        <table:table-column table:style-name="co49" table:default-cell-style-name="ce199"/>
        <table:table-column table:style-name="co69" table:visibility="collapse" table:default-cell-style-name="ce199"/>
        <table:table-column table:style-name="co49" table:default-cell-style-name="ce199"/>
        <table:table-column table:style-name="co23" table:default-cell-style-name="ce199"/>
        <table:table-column table:style-name="co15" table:default-cell-style-name="ce199"/>
        <table:table-column table:style-name="co23" table:number-columns-repeated="2" table:default-cell-style-name="ce199"/>
        <table:table-column table:style-name="co36" table:number-columns-repeated="249" table:default-cell-style-name="ce199"/>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formula="of:=[$Constants.B2]" office:value-type="float" office:value="36526" calcext:value-type="float">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formula="of:=[$Constants.F2]" office:value-type="float" office:value="1" calcext:value-type="float">
            <text:p>100%</text:p>
          </table:table-cell>
          <table:table-cell table:style-name="ce187"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formula="of:=[$Constants.B3]" office:value-type="float" office:value="73051" calcext:value-type="float">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formula="of:=[$Constants.F3]" office:value-type="float" office:value="0.95" calcext:value-type="float">
            <text:p>95%</text:p>
          </table:table-cell>
          <table:table-cell table:style-name="ce187"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formula="of:=[$Constants.F4]" office:value-type="float" office:value="0.9" calcext:value-type="float">
            <text:p>90%</text:p>
          </table:table-cell>
          <table:table-cell table:style-name="ce187"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formula="of:=[$Constants.F5]" office:value-type="float" office:value="0.85" calcext:value-type="float">
            <text:p>85%</text:p>
          </table:table-cell>
          <table:table-cell table:style-name="ce187"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formula="of:=[$Constants.F6]" office:value-type="float" office:value="0.8" calcext:value-type="float">
            <text:p>80%</text:p>
          </table:table-cell>
          <table:table-cell table:style-name="ce187"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formula="of:=[$Constants.F7]" office:value-type="float" office:value="0.75" calcext:value-type="float">
            <text:p>75%</text:p>
          </table:table-cell>
          <table:table-cell table:style-name="ce187"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formula="of:=[$Constants.F8]" office:value-type="float" office:value="0.7" calcext:value-type="float">
            <text:p>70%</text:p>
          </table:table-cell>
          <table:table-cell table:style-name="ce187"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formula="of:=[$Constants.F9]" office:value-type="float" office:value="0.65" calcext:value-type="float">
            <text:p>65%</text:p>
          </table:table-cell>
          <table:table-cell table:style-name="ce187"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formula="of:=[$Constants.F10]" office:value-type="float" office:value="0.5" calcext:value-type="float">
            <text:p>50%</text:p>
          </table:table-cell>
          <table:table-cell table:style-name="ce187"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187"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187"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187"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187"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187"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187"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formula="of:=[$Constants.F29]"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formula="of:=[$Constants.F30]"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formula="of:=[$Constants.F31]" office:value-type="float" office:value="0" calcext:value-type="float">
            <text:p>0%</text:p>
          </table:table-cell>
          <table:table-cell table:style-name="ce188" table:number-columns-repeated="2"/>
          <table:table-cell/>
          <table:table-cell table:style-name="ce200"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188"/>
          <table:table-cell table:style-name="ce187"/>
          <table:table-cell table:number-columns-repeated="1016"/>
        </table:table-row>
        <table:table-row table:style-name="ro2" table:visibility="collapse">
          <table:table-cell table:formula="of:=[$Constants.A39]" office:value-type="string" office:string-value="upper" calcext:value-type="string">
            <text:p>upper</text:p>
          </table:table-cell>
          <table:table-cell table:formula="of:=[$Constants.B39]" office:value-type="float" office:value="-1.5" calcext:value-type="float">
            <text:p>-1.5</text:p>
          </table:table-cell>
          <table:table-cell table:formula="of:=[$Constants.C39]" office:value-type="float" office:value="-0.5" calcext:value-type="float">
            <text:p>-0.5</text:p>
          </table:table-cell>
          <table:table-cell table:formula="of:=[$Constants.D39]" office:value-type="float" office:value="0.5" calcext:value-type="float">
            <text:p>0.5</text:p>
          </table:table-cell>
          <table:table-cell table:formula="of:=[$Constants.E39]" office:value-type="float" office:value="1.5" calcext:value-type="float">
            <text:p>1.5</text:p>
          </table:table-cell>
          <table:table-cell table:formula="of:=[$Constants.F39]" office:value-type="float" office:value="99999" calcext:value-type="float">
            <text:p>99999.0</text:p>
          </table:table-cell>
          <table:table-cell table:style-name="ce188"/>
          <table:table-cell table:style-name="ce187"/>
          <table:table-cell table:number-columns-repeated="1016"/>
        </table:table-row>
        <table:table-row table:style-name="ro2" table:visibility="collapse">
          <table:table-cell table:formula="of:=[$Constants.A40]" office:value-type="string" office:string-value="mid" calcext:value-type="string">
            <text:p>mid</text:p>
          </table:table-cell>
          <table:table-cell table:formula="of:=[$Constants.B40]" office:value-type="float" office:value="-2" calcext:value-type="float">
            <text:p>-2.0</text:p>
          </table:table-cell>
          <table:table-cell table:formula="of:=[$Constants.C40]" office:value-type="float" office:value="-1" calcext:value-type="float">
            <text:p>-1.0</text:p>
          </table:table-cell>
          <table:table-cell table:formula="of:=[$Constants.D40]" office:value-type="float" office:value="0" calcext:value-type="float">
            <text:p>0.0</text:p>
          </table:table-cell>
          <table:table-cell table:formula="of:=[$Constants.E40]" office:value-type="float" office:value="1" calcext:value-type="float">
            <text:p>1.0</text:p>
          </table:table-cell>
          <table:table-cell table:formula="of:=[$Constants.F40]" office:value-type="float" office:value="2" calcext:value-type="float">
            <text:p>2.0</text:p>
          </table:table-cell>
          <table:table-cell table:style-name="ce188"/>
          <table:table-cell table:style-name="ce187"/>
          <table:table-cell table:number-columns-repeated="1016"/>
        </table:table-row>
        <table:table-row table:style-name="ro2" table:visibility="collapse">
          <table:table-cell table:formula="of:=[$Constants.A41]" office:value-type="string" office:string-value="lower" calcext:value-type="string">
            <text:p>lower</text:p>
          </table:table-cell>
          <table:table-cell table:formula="of:=[$Constants.B41]" office:value-type="float" office:value="0" calcext:value-type="float">
            <text:p>0.0</text:p>
          </table:table-cell>
          <table:table-cell table:formula="of:=[$Constants.C41]" office:value-type="float" office:value="-1.5" calcext:value-type="float">
            <text:p>-1.5</text:p>
          </table:table-cell>
          <table:table-cell table:formula="of:=[$Constants.D41]" office:value-type="float" office:value="-0.5" calcext:value-type="float">
            <text:p>-0.5</text:p>
          </table:table-cell>
          <table:table-cell table:formula="of:=[$Constants.E41]" office:value-type="float" office:value="0.5" calcext:value-type="float">
            <text:p>0.5</text:p>
          </table:table-cell>
          <table:table-cell table:formula="of:=[$Constants.F41]" office:value-type="float" office:value="1.5" calcext:value-type="float">
            <text:p>1.5</text:p>
          </table:table-cell>
          <table:table-cell table:style-name="ce188"/>
          <table:table-cell table:style-name="ce187"/>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189" table:number-columns-repeated="2"/>
          <table:table-cell table:style-name="ce149" table:number-columns-repeated="248"/>
          <table:table-cell table:number-columns-repeated="768"/>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190" table:number-columns-repeated="5"/>
          <table:table-cell table:style-name="ce198" table:number-columns-repeated="1013"/>
        </table:table-row>
        <table:table-row table:style-name="ro1">
          <table:table-cell table:style-name="ce253" office:value-type="string" calcext:value-type="string" table:number-columns-spanned="3" table:number-rows-spanned="1">
            <text:p>Project Plan Summary</text:p>
          </table:table-cell>
          <table:covered-table-cell table:number-columns-repeated="2" table:style-name="ce253"/>
          <table:table-cell table:style-name="ce256" table:number-columns-repeated="5"/>
          <table:table-cell table:number-columns-repeated="1016"/>
        </table:table-row>
        <table:table-row table:style-name="ro47">
          <table:table-cell table:style-name="ce369"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369"/>
          <table:table-cell table:style-name="ce444" table:number-columns-repeated="4"/>
          <table:table-cell table:number-columns-repeated="1014"/>
        </table:table-row>
        <table:table-row table:style-name="ro2">
          <table:table-cell table:style-name="ce282" office:value-type="string" calcext:value-type="string">
            <text:p>Program Size (LOC)</text:p>
          </table:table-cell>
          <table:table-cell table:style-name="ce282"/>
          <table:table-cell table:style-name="ce437" office:value-type="string" calcext:value-type="string">
            <text:p>Plan</text:p>
          </table:table-cell>
          <table:table-cell table:style-name="ce437" office:value-type="string" calcext:value-type="string">
            <text:p>Actual</text:p>
          </table:table-cell>
          <table:table-cell table:style-name="ce437" office:value-type="string" calcext:value-type="string">
            <text:p>To Date</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52]" office:value-type="string" office:string-value="Base code LOC count" calcext:value-type="string">
            <text:p>Base code LOC count</text:p>
          </table:table-cell>
          <table:table-cell table:style-name="ce282"/>
          <table:table-cell table:style-name="ce298">
            <office:annotation draw:style-name="gr30" draw:text-style-name="P8" svg:width="114.89pt" svg:height="35.91pt" svg:x="235.84pt" svg:y="22pt" draw:caption-point-x="-56.69pt" draw:caption-point-y="84.27pt">
              <dc:date>2017-02-12T00:00:00</dc:date>
              <text:p text:style-name="P7"><text:span text:style-name="T32">Number of lines used from previously-written code</text:span></text:p>
              <text:p text:style-name="P7"><text:span text:style-name="T32"/></text:p>
            </office:annotation>
          </table:table-cell>
          <table:table-cell table:style-name="ce298"/>
          <table:table-cell table:style-name="ce441" table:formula="of:=[.D48]+[$'Historical Data'.E52]" office:value-type="float" office:value="0" calcext:value-type="float">
            <text:p>0</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53]" office:value-type="string" office:string-value="   Lines deleted from Base" calcext:value-type="string">
            <text:p><text:s text:c="3"/>Lines deleted from Base</text:p>
          </table:table-cell>
          <table:table-cell table:style-name="ce282"/>
          <table:table-cell table:style-name="ce298">
            <office:annotation draw:style-name="gr31" draw:text-style-name="P8" svg:width="114.89pt" svg:height="39.94pt" svg:x="235.84pt" svg:y="33.96pt" draw:caption-point-x="-56.69pt" draw:caption-point-y="72.31pt">
              <dc:date>2017-02-12T00:00:00</dc:date>
              <text:p text:style-name="P7"><text:span text:style-name="T32">Estimate of the number of lines deleted from previously-written code</text:span></text:p>
              <text:p text:style-name="P7"><text:span text:style-name="T32"/></text:p>
            </office:annotation>
          </table:table-cell>
          <table:table-cell table:style-name="ce298"/>
          <table:table-cell table:style-name="ce441" table:formula="of:=[.D49]+[$'Historical Data'.E53]" office:value-type="float" office:value="0" calcext:value-type="float">
            <text:p>0</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54]" office:value-type="string" office:string-value="   Lines modified from Base" calcext:value-type="string">
            <text:p><text:s text:c="3"/>Lines modified from Base</text:p>
          </table:table-cell>
          <table:table-cell table:style-name="ce282"/>
          <table:table-cell table:style-name="ce298">
            <office:annotation draw:style-name="gr32" draw:text-style-name="P8" svg:width="114.89pt" svg:height="27.95pt" svg:x="235.84pt" svg:y="45.95pt" draw:caption-point-x="-56.69pt" draw:caption-point-y="60.32pt">
              <dc:date>2017-02-12T00:00:00</dc:date>
              <text:p text:style-name="P7"><text:span text:style-name="T32">Estimated of the number of lines modified from previously-written code</text:span></text:p>
              <text:p text:style-name="P7"><text:span text:style-name="T32"/></text:p>
            </office:annotation>
          </table:table-cell>
          <table:table-cell table:style-name="ce298"/>
          <table:table-cell table:style-name="ce441" table:formula="of:=[.D50]+[$'Historical Data'.E54]" office:value-type="float" office:value="0" calcext:value-type="float">
            <text:p>0</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55]" office:value-type="string" office:string-value="   Lines added to Base" calcext:value-type="string">
            <text:p><text:s text:c="3"/>Lines added to Base</text:p>
          </table:table-cell>
          <table:table-cell table:style-name="ce282"/>
          <table:table-cell table:style-name="ce298">
            <office:annotation draw:style-name="gr33" draw:text-style-name="P8" svg:width="114.89pt" svg:height="77.07pt" svg:x="235.84pt" svg:y="57.91pt" draw:caption-point-x="-56.69pt" draw:caption-point-y="48.36pt">
              <dc:date>2017-02-12T00:00:00</dc:date>
              <text:p text:style-name="P7"><text:span text:style-name="T32">Estimate of the number of lines added to previously-written code to bring it to the point where new functionality can be added</text:span></text:p>
              <text:p text:style-name="P7"><text:span text:style-name="T32"/></text:p>
            </office:annotation>
          </table:table-cell>
          <table:table-cell table:style-name="ce298"/>
          <table:table-cell table:style-name="ce441" table:formula="of:=[.D51]+[$'Historical Data'.E55]" office:value-type="float" office:value="0" calcext:value-type="float">
            <text:p>0</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56]" office:value-type="string" office:string-value="Reused lines" calcext:value-type="string">
            <text:p>Reused lines</text:p>
          </table:table-cell>
          <table:table-cell table:style-name="ce282"/>
          <table:table-cell table:style-name="ce298">
            <office:annotation draw:style-name="gr34" draw:text-style-name="P8" svg:width="114.89pt" svg:height="80.08pt" svg:x="235.84pt" svg:y="69.9pt" draw:caption-point-x="-56.69pt" draw:caption-point-y="36.37pt">
              <dc:date>2017-02-12T00:00:00</dc:date>
              <text:p text:style-name="P7"><text:span text:style-name="T32">Count of the number of lines of reused source code</text:span></text:p>
              <text:p text:style-name="P7"><text:span text:style-name="T32"/></text:p>
            </office:annotation>
          </table:table-cell>
          <table:table-cell table:style-name="ce298"/>
          <table:table-cell table:style-name="ce441" table:formula="of:=[.D52]+[$'Historical Data'.E56]" office:value-type="float" office:value="0" calcext:value-type="float">
            <text:p>0</text:p>
          </table:table-cell>
          <table:table-cell/>
          <table:table-cell table:style-name="ce282" table:number-columns-repeated="2"/>
          <table:table-cell table:number-columns-repeated="1016"/>
        </table:table-row>
        <table:table-row table:style-name="ro2">
          <table:table-cell table:style-name="ce283" table:formula="of:=[$'Historical Data'.A57]" office:value-type="string" office:string-value="New component lines of code" calcext:value-type="string">
            <text:p>New component lines of code</text:p>
          </table:table-cell>
          <table:table-cell table:style-name="ce283"/>
          <table:table-cell table:style-name="ce298">
            <office:annotation draw:style-name="gr35" draw:text-style-name="P8" svg:width="112.11pt" svg:height="129.12pt" svg:x="235.84pt" svg:y="81.89pt" draw:caption-point-x="-56.69pt" draw:caption-point-y="24.38pt">
              <dc:date>2017-02-12T00:00:00</dc:date>
              <text:p text:style-name="P7"><text:span text:style-name="T33">Estimate the number of new lines of production code that provide new functionality to meet the specifications of </text:span></text:p>
              <text:p text:style-name="P7"><text:span text:style-name="T33">this assignment.</text:span></text:p>
            </office:annotation>
          </table:table-cell>
          <table:table-cell table:style-name="ce298"/>
          <table:table-cell table:style-name="ce441" table:formula="of:=[.D53]+[$'Historical Data'.E57]" office:value-type="float" office:value="0" calcext:value-type="float">
            <text:p>0</text:p>
          </table:table-cell>
          <table:table-cell/>
          <table:table-cell table:style-name="ce283" table:number-columns-repeated="2"/>
          <table:table-cell table:number-columns-repeated="1016"/>
        </table:table-row>
        <table:table-row table:style-name="ro2" table:visibility="collapse">
          <table:table-cell table:number-columns-repeated="2"/>
          <table:table-cell table:style-name="ce282" table:number-columns-repeated="3"/>
          <table:table-cell table:number-columns-repeated="1019"/>
        </table:table-row>
        <table:table-row table:style-name="ro2" table:visibility="collapse">
          <table:table-cell table:style-name="ce282" office:value-type="string" calcext:value-type="string">
            <text:p>Component Count</text:p>
          </table:table-cell>
          <table:table-cell table:style-name="ce282"/>
          <table:table-cell table:style-name="ce282" office:value-type="string" calcext:value-type="string">
            <text:p>Plan</text:p>
          </table:table-cell>
          <table:table-cell table:style-name="ce282" office:value-type="string" calcext:value-type="string">
            <text:p>Actual</text:p>
          </table:table-cell>
          <table:table-cell table:style-name="ce282" office:value-type="string" calcext:value-type="string">
            <text:p>To Date</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60]" office:value-type="string" office:string-value="Reused components" calcext:value-type="string">
            <text:p>Reused components</text:p>
          </table:table-cell>
          <table:table-cell table:style-name="ce282"/>
          <table:table-cell table:style-name="ce298" table:number-columns-repeated="2"/>
          <table:table-cell table:style-name="ce441" table:formula="of:=[.D56]+[$'Historical Data'.E60]" office:value-type="float" office:value="0" calcext:value-type="float">
            <text:p>0</text:p>
          </table:table-cell>
          <table:table-cell/>
          <table:table-cell table:style-name="ce282" table:number-columns-repeated="2"/>
          <table:table-cell table:number-columns-repeated="1016"/>
        </table:table-row>
        <table:table-row table:style-name="ro2" table:visibility="collapse">
          <table:table-cell table:style-name="ce283" table:formula="of:=[$'Historical Data'.A61]" office:value-type="string" office:string-value="Modified components" calcext:value-type="string">
            <text:p>Modified components</text:p>
          </table:table-cell>
          <table:table-cell table:style-name="ce283"/>
          <table:table-cell table:style-name="ce298" table:number-columns-repeated="2"/>
          <table:table-cell table:style-name="ce441" table:formula="of:=[.D57]+[$'Historical Data'.E61]" office:value-type="float" office:value="0" calcext:value-type="float">
            <text:p>0</text:p>
          </table:table-cell>
          <table:table-cell/>
          <table:table-cell table:style-name="ce283" table:number-columns-repeated="2"/>
          <table:table-cell table:number-columns-repeated="1016"/>
        </table:table-row>
        <table:table-row table:style-name="ro2" table:visibility="collapse">
          <table:table-cell table:style-name="ce283" table:formula="of:=[$'Historical Data'.A62]" office:value-type="string" office:string-value="New components" calcext:value-type="string">
            <text:p>New components</text:p>
          </table:table-cell>
          <table:table-cell table:style-name="ce283"/>
          <table:table-cell table:style-name="ce298" table:number-columns-repeated="2"/>
          <table:table-cell table:style-name="ce441" table:formula="of:=[.D58]+[$'Historical Data'.E62]" office:value-type="float" office:value="0" calcext:value-type="float">
            <text:p>0</text:p>
          </table:table-cell>
          <table:table-cell/>
          <table:table-cell table:style-name="ce283" table:number-columns-repeated="2"/>
          <table:table-cell table:number-columns-repeated="1016"/>
        </table:table-row>
        <table:table-row table:style-name="ro2">
          <table:table-cell table:style-name="ce282" table:number-columns-repeated="2"/>
          <table:table-cell table:style-name="ce438" table:content-validation-name="val2"/>
          <table:table-cell table:style-name="ce438" table:content-validation-name="val3"/>
          <table:table-cell table:style-name="ce442"/>
          <table:table-cell table:style-name="ce282" table:number-columns-repeated="1019"/>
        </table:table-row>
        <table:table-row table:style-name="ro2">
          <table:table-cell table:style-name="ce282" office:value-type="string" calcext:value-type="string">
            <text:p>Time In Phase (minutes)</text:p>
          </table:table-cell>
          <table:table-cell table:style-name="ce282"/>
          <table:table-cell table:style-name="ce438" table:content-validation-name="val2" office:value-type="string" calcext:value-type="string">
            <text:p>Plan</text:p>
          </table:table-cell>
          <table:table-cell table:style-name="ce438" table:content-validation-name="val3" office:value-type="string" calcext:value-type="string">
            <text:p>Actual</text:p>
          </table:table-cell>
          <table:table-cell table:style-name="ce442" office:value-type="string" calcext:value-type="string">
            <text:p>Actual to Date</text:p>
          </table:table-cell>
          <table:table-cell table:style-name="ce282" office:value-type="string" calcext:value-type="string">
            <text:p>Actual to Date %</text:p>
          </table:table-cell>
          <table:table-cell/>
          <table:table-cell table:style-name="ce282"/>
          <table:table-cell table:number-columns-repeated="1016"/>
        </table:table-row>
        <table:table-row table:style-name="ro2">
          <table:table-cell table:style-name="ce279" table:formula="of:=[.B4]" office:value-type="string" office:string-value="Analysis" calcext:value-type="string">
            <text:p>Analysis</text:p>
          </table:table-cell>
          <table:table-cell/>
          <table:table-cell table:style-name="ce439" table:content-validation-name="val2" table:formula="of:=IF([.$F$1]=&quot;CA01&quot;;&quot;&quot;;[.$C$72]*[$'Historical Data'.F65])" office:value-type="float" office:value="0" calcext:value-type="float">
            <text:p>0</text:p>
          </table:table-cell>
          <table:table-cell table:style-name="ce439" table:content-validation-name="val3" table:formula="of:=SUMIF([$'Time Log'.$F$48:.$F$137];[.A61];[$'Time Log'.$E$48:.$E$137])" office:value-type="float" office:value="0" calcext:value-type="float">
            <text:p>0</text:p>
          </table:table-cell>
          <table:table-cell table:style-name="ce423" table:formula="of:=[.D61]+[$'Historical Data'.E65]" office:value-type="float" office:value="0" calcext:value-type="float">
            <text:p>0</text:p>
          </table:table-cell>
          <table:table-cell table:style-name="ce309" table:formula="of:=IF([.$E$72]=0;0;[.E61]/[.$E$72])" office:value-type="percentage" office:value="0" calcext:value-type="percentage">
            <text:p>0.0%</text:p>
          </table:table-cell>
          <table:table-cell table:number-columns-repeated="1018"/>
        </table:table-row>
        <table:table-row table:style-name="ro2">
          <table:table-cell table:style-name="ce279" table:formula="of:=[.B5]" office:value-type="string" office:string-value="Architecture" calcext:value-type="string">
            <text:p>Architecture</text:p>
          </table:table-cell>
          <table:table-cell/>
          <table:table-cell table:style-name="ce439" table:content-validation-name="val2" table:formula="of:=IF([.$F$1]=&quot;CA01&quot;;&quot;&quot;;[.$C$72]*[$'Historical Data'.F66])" office:value-type="float" office:value="0" calcext:value-type="float">
            <text:p>0</text:p>
          </table:table-cell>
          <table:table-cell table:style-name="ce439" table:content-validation-name="val3" table:formula="of:=SUMIF([$'Time Log'.$F$48:.$F$137];[.A62];[$'Time Log'.$E$48:.$E$137])" office:value-type="float" office:value="0" calcext:value-type="float">
            <text:p>0</text:p>
          </table:table-cell>
          <table:table-cell table:style-name="ce423" table:formula="of:=[.D62]+[$'Historical Data'.E66]" office:value-type="float" office:value="0" calcext:value-type="float">
            <text:p>0</text:p>
          </table:table-cell>
          <table:table-cell table:style-name="ce309" table:formula="of:=IF([.$E$72]=0;0;[.E62]/[.$E$72])" office:value-type="percentage" office:value="0" calcext:value-type="percentage">
            <text:p>0.0%</text:p>
          </table:table-cell>
          <table:table-cell table:number-columns-repeated="1018"/>
        </table:table-row>
        <table:table-row table:style-name="ro2">
          <table:table-cell table:style-name="ce279" table:formula="of:=[.B6]" office:value-type="string" office:string-value="Project planning" calcext:value-type="string">
            <text:p>Project planning</text:p>
          </table:table-cell>
          <table:table-cell/>
          <table:table-cell table:style-name="ce439" table:content-validation-name="val2" table:formula="of:=IF([.$F$1]=&quot;CA01&quot;;&quot;&quot;;[.$C$72]*[$'Historical Data'.F67])" office:value-type="float" office:value="0" calcext:value-type="float">
            <text:p>0</text:p>
          </table:table-cell>
          <table:table-cell table:style-name="ce439" table:content-validation-name="val3" table:formula="of:=SUMIF([$'Time Log'.$F$48:.$F$137];[.A63];[$'Time Log'.$E$48:.$E$137])" office:value-type="float" office:value="25.0000000000001" calcext:value-type="float">
            <text:p>25</text:p>
          </table:table-cell>
          <table:table-cell table:style-name="ce423" table:formula="of:=[.D63]+[$'Historical Data'.E67]" office:value-type="float" office:value="25.0000000000001" calcext:value-type="float">
            <text:p>25</text:p>
          </table:table-cell>
          <table:table-cell table:style-name="ce309" table:formula="of:=IF([.$E$72]=0;0;[.E63]/[.$E$72])" office:value-type="percentage" office:value="0.312499999999999" calcext:value-type="percentage">
            <text:p>31.2%</text:p>
          </table:table-cell>
          <table:table-cell table:number-columns-repeated="1018"/>
        </table:table-row>
        <table:table-row table:style-name="ro2">
          <table:table-cell table:style-name="ce279" table:formula="of:=[.B7]" office:value-type="string" office:string-value="Interation planning" calcext:value-type="string">
            <text:p>Interation planning</text:p>
          </table:table-cell>
          <table:table-cell/>
          <table:table-cell table:style-name="ce439" table:content-validation-name="val2" table:formula="of:=IF([.$F$1]=&quot;CA01&quot;;&quot;&quot;;[.$C$72]*[$'Historical Data'.F68])" office:value-type="float" office:value="0" calcext:value-type="float">
            <text:p>0</text:p>
          </table:table-cell>
          <table:table-cell table:style-name="ce439" table:content-validation-name="val3" table:formula="of:=SUMIF([$'Time Log'.$F$48:.$F$137];[.A64];[$'Time Log'.$E$48:.$E$137])" office:value-type="float" office:value="0" calcext:value-type="float">
            <text:p>0</text:p>
          </table:table-cell>
          <table:table-cell table:style-name="ce423" table:formula="of:=[.D64]+[$'Historical Data'.E68]" office:value-type="float" office:value="0" calcext:value-type="float">
            <text:p>0</text:p>
          </table:table-cell>
          <table:table-cell table:style-name="ce309" table:formula="of:=IF([.$E$72]=0;0;[.E64]/[.$E$72])" office:value-type="percentage" office:value="0" calcext:value-type="percentage">
            <text:p>0.0%</text:p>
          </table:table-cell>
          <table:table-cell table:number-columns-repeated="1018"/>
        </table:table-row>
        <table:table-row table:style-name="ro2">
          <table:table-cell table:style-name="ce279" table:formula="of:=[.B8]" office:value-type="string" office:string-value="Construction" calcext:value-type="string">
            <text:p>Construction</text:p>
          </table:table-cell>
          <table:table-cell/>
          <table:table-cell table:style-name="ce439" table:content-validation-name="val2" table:formula="of:=IF([.$F$1]=&quot;CA01&quot;;&quot;&quot;;[.$C$72]*[$'Historical Data'.F69])" office:value-type="float" office:value="0" calcext:value-type="float">
            <text:p>0</text:p>
          </table:table-cell>
          <table:table-cell table:style-name="ce439" table:content-validation-name="val3" table:formula="of:=SUMIF([$'Time Log'.$F$48:.$F$137];[.A65];[$'Time Log'.$E$48:.$E$137])" office:value-type="float" office:value="55.0000000000004" calcext:value-type="float">
            <text:p>55</text:p>
          </table:table-cell>
          <table:table-cell table:style-name="ce423" table:formula="of:=[.D65]+[$'Historical Data'.E69]" office:value-type="float" office:value="55.0000000000004" calcext:value-type="float">
            <text:p>55</text:p>
          </table:table-cell>
          <table:table-cell table:style-name="ce309" table:formula="of:=IF([.$E$72]=0;0;[.E65]/[.$E$72])" office:value-type="percentage" office:value="0.687500000000001" calcext:value-type="percentage">
            <text:p>68.8%</text:p>
          </table:table-cell>
          <table:table-cell table:number-columns-repeated="1018"/>
        </table:table-row>
        <table:table-row table:style-name="ro2">
          <table:table-cell table:style-name="ce279" table:formula="of:=[.B9]" office:value-type="string" office:string-value="Refactoring" calcext:value-type="string">
            <text:p>Refactoring</text:p>
          </table:table-cell>
          <table:table-cell/>
          <table:table-cell table:style-name="ce439" table:content-validation-name="val2" table:formula="of:=IF([.$F$1]=&quot;CA01&quot;;&quot;&quot;;[.$C$72]*[$'Historical Data'.F70])" office:value-type="float" office:value="0" calcext:value-type="float">
            <text:p>0</text:p>
          </table:table-cell>
          <table:table-cell table:style-name="ce439" table:content-validation-name="val3" table:formula="of:=SUMIF([$'Time Log'.$F$48:.$F$137];[.A66];[$'Time Log'.$E$48:.$E$137])" office:value-type="float" office:value="0" calcext:value-type="float">
            <text:p>0</text:p>
          </table:table-cell>
          <table:table-cell table:style-name="ce423" table:formula="of:=[.D66]+[$'Historical Data'.E70]" office:value-type="float" office:value="0" calcext:value-type="float">
            <text:p>0</text:p>
          </table:table-cell>
          <table:table-cell table:style-name="ce309" table:formula="of:=IF([.$E$72]=0;0;[.E66]/[.$E$72])" office:value-type="percentage" office:value="0" calcext:value-type="percentage">
            <text:p>0.0%</text:p>
          </table:table-cell>
          <table:table-cell table:number-columns-repeated="1018"/>
        </table:table-row>
        <table:table-row table:style-name="ro2">
          <table:table-cell table:style-name="ce279" table:formula="of:=[.B10]" office:value-type="string" office:string-value="Review" calcext:value-type="string">
            <text:p>Review</text:p>
          </table:table-cell>
          <table:table-cell/>
          <table:table-cell table:style-name="ce439" table:content-validation-name="val2" table:formula="of:=IF([.$F$1]=&quot;CA01&quot;;&quot;&quot;;[.$C$72]*[$'Historical Data'.F71])" office:value-type="float" office:value="0" calcext:value-type="float">
            <text:p>0</text:p>
          </table:table-cell>
          <table:table-cell table:style-name="ce439" table:content-validation-name="val3" table:formula="of:=SUMIF([$'Time Log'.$F$48:.$F$137];[.A67];[$'Time Log'.$E$48:.$E$137])" office:value-type="float" office:value="0" calcext:value-type="float">
            <text:p>0</text:p>
          </table:table-cell>
          <table:table-cell table:style-name="ce423" table:formula="of:=[.D67]+[$'Historical Data'.E71]" office:value-type="float" office:value="0" calcext:value-type="float">
            <text:p>0</text:p>
          </table:table-cell>
          <table:table-cell table:style-name="ce309" table:formula="of:=IF([.$E$72]=0;0;[.E67]/[.$E$72])" office:value-type="percentage" office:value="0" calcext:value-type="percentage">
            <text:p>0.0%</text:p>
          </table:table-cell>
          <table:table-cell table:number-columns-repeated="1018"/>
        </table:table-row>
        <table:table-row table:style-name="ro2">
          <table:table-cell table:style-name="ce279" table:formula="of:=[.B11]" office:value-type="string" office:string-value="Integration test" calcext:value-type="string">
            <text:p>Integration test</text:p>
          </table:table-cell>
          <table:table-cell/>
          <table:table-cell table:style-name="ce439" table:content-validation-name="val2" table:formula="of:=IF([.$F$1]=&quot;CA01&quot;;&quot;&quot;;[.$C$72]*[$'Historical Data'.F72])" office:value-type="float" office:value="0" calcext:value-type="float">
            <text:p>0</text:p>
          </table:table-cell>
          <table:table-cell table:style-name="ce439" table:content-validation-name="val3" table:formula="of:=SUMIF([$'Time Log'.$F$48:.$F$137];[.A68];[$'Time Log'.$E$48:.$E$137])" office:value-type="float" office:value="0" calcext:value-type="float">
            <text:p>0</text:p>
          </table:table-cell>
          <table:table-cell table:style-name="ce423" table:formula="of:=[.D68]+[$'Historical Data'.E72]" office:value-type="float" office:value="0" calcext:value-type="float">
            <text:p>0</text:p>
          </table:table-cell>
          <table:table-cell table:style-name="ce309" table:formula="of:=IF([.$E$72]=0;0;[.E68]/[.$E$72])" office:value-type="percentage" office:value="0" calcext:value-type="percentage">
            <text:p>0.0%</text:p>
          </table:table-cell>
          <table:table-cell table:number-columns-repeated="1018"/>
        </table:table-row>
        <table:table-row table:style-name="ro2">
          <table:table-cell table:style-name="ce279" table:formula="of:=[.B12]" office:value-type="string" office:string-value="Repatterning" calcext:value-type="string">
            <text:p>Repatterning</text:p>
          </table:table-cell>
          <table:table-cell/>
          <table:table-cell table:style-name="ce439" table:content-validation-name="val2" table:formula="of:=IF([.$F$1]=&quot;CA01&quot;;&quot;&quot;;[.$C$72]*[$'Historical Data'.F73])" office:value-type="float" office:value="0" calcext:value-type="float">
            <text:p>0</text:p>
          </table:table-cell>
          <table:table-cell table:style-name="ce439" table:content-validation-name="val3" table:formula="of:=SUMIF([$'Time Log'.$F$48:.$F$137];[.A69];[$'Time Log'.$E$48:.$E$137])" office:value-type="float" office:value="0" calcext:value-type="float">
            <text:p>0</text:p>
          </table:table-cell>
          <table:table-cell table:style-name="ce423" table:formula="of:=[.D69]+[$'Historical Data'.E73]" office:value-type="float" office:value="0" calcext:value-type="float">
            <text:p>0</text:p>
          </table:table-cell>
          <table:table-cell table:style-name="ce309" table:formula="of:=IF([.$E$72]=0;0;[.E69]/[.$E$72])" office:value-type="percentage" office:value="0" calcext:value-type="percentage">
            <text:p>0.0%</text:p>
          </table:table-cell>
          <table:table-cell table:number-columns-repeated="1018"/>
        </table:table-row>
        <table:table-row table:style-name="ro2">
          <table:table-cell table:style-name="ce279" table:formula="of:=[.B13]" office:value-type="string" office:string-value="Postmortem" calcext:value-type="string">
            <text:p>Postmortem</text:p>
          </table:table-cell>
          <table:table-cell/>
          <table:table-cell table:style-name="ce439" table:content-validation-name="val2" table:formula="of:=IF([.$F$1]=&quot;CA01&quot;;&quot;&quot;;[.$C$72]*[$'Historical Data'.F74])" office:value-type="float" office:value="0" calcext:value-type="float">
            <text:p>0</text:p>
          </table:table-cell>
          <table:table-cell table:style-name="ce439" table:content-validation-name="val3" table:formula="of:=SUMIF([$'Time Log'.$F$48:.$F$137];[.A70];[$'Time Log'.$E$48:.$E$137])" office:value-type="float" office:value="0" calcext:value-type="float">
            <text:p>0</text:p>
          </table:table-cell>
          <table:table-cell table:style-name="ce423" table:formula="of:=[.D70]+[$'Historical Data'.E74]" office:value-type="float" office:value="0" calcext:value-type="float">
            <text:p>0</text:p>
          </table:table-cell>
          <table:table-cell table:style-name="ce309" table:formula="of:=IF([.$E$72]=0;0;[.E70]/[.$E$72])" office:value-type="percentage" office:value="0" calcext:value-type="percentage">
            <text:p>0.0%</text:p>
          </table:table-cell>
          <table:table-cell table:number-columns-repeated="1018"/>
        </table:table-row>
        <table:table-row table:style-name="ro2">
          <table:table-cell table:style-name="ce279" table:formula="of:=[.B14]" office:value-type="string" office:string-value="Sandbox" calcext:value-type="string">
            <text:p>Sandbox</text:p>
          </table:table-cell>
          <table:table-cell/>
          <table:table-cell table:style-name="ce439" table:content-validation-name="val2" table:formula="of:=IF([.$F$1]=&quot;CA01&quot;;&quot;&quot;;[.$C$72]*[$'Historical Data'.F75])" office:value-type="float" office:value="0" calcext:value-type="float">
            <text:p>0</text:p>
          </table:table-cell>
          <table:table-cell table:style-name="ce439" table:content-validation-name="val3" table:formula="of:=SUMIF([$'Time Log'.$F$48:.$F$137];[.A71];[$'Time Log'.$E$48:.$E$137])" office:value-type="float" office:value="0" calcext:value-type="float">
            <text:p>0</text:p>
          </table:table-cell>
          <table:table-cell table:style-name="ce423" table:formula="of:=[.D71]+[$'Historical Data'.E75]" office:value-type="float" office:value="0" calcext:value-type="float">
            <text:p>0</text:p>
          </table:table-cell>
          <table:table-cell table:style-name="ce309"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298">
            <office:annotation draw:style-name="gr36" draw:text-style-name="P9" svg:width="114.92pt" svg:height="58pt" svg:x="339.56pt" svg:y="549.98pt" draw:caption-point-x="-160.41pt" draw:caption-point-y="-261.69pt">
              <dc:date>2017-02-12T00:00:00</dc:date>
              <text:p text:style-name="P7"><text:span text:style-name="T32">Estimate in minutes how much time you plan to expend on this assignment.</text:span></text:p>
              <text:p text:style-name="P7"><text:span text:style-name="T32"/></text:p>
            </office:annotation>
          </table:table-cell>
          <table:table-cell table:style-name="ce439" table:content-validation-name="val3" table:formula="of:=SUM([.D61:.D71])" office:value-type="float" office:value="80.0000000000005" calcext:value-type="float">
            <text:p>80</text:p>
          </table:table-cell>
          <table:table-cell table:style-name="ce423" table:formula="of:=[.D72]+[$'Historical Data'.E76]" office:value-type="float" office:value="80.0000000000005" calcext:value-type="float">
            <text:p>80</text:p>
          </table:table-cell>
          <table:table-cell table:style-name="ce309"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381"/>
          <table:table-cell table:style-name="ce381" table:content-validation-name="val3"/>
          <table:table-cell table:style-name="ce200"/>
          <table:table-cell table:number-columns-repeated="1019"/>
        </table:table-row>
        <table:table-row table:style-name="ro2" table:visibility="collapse">
          <table:table-cell table:style-name="ce282" office:value-type="string" calcext:value-type="string">
            <text:p>Changes Injected</text:p>
          </table:table-cell>
          <table:table-cell table:style-name="ce282"/>
          <table:table-cell table:style-name="ce440"/>
          <table:table-cell table:style-name="ce440" office:value-type="string" calcext:value-type="string">
            <text:p>Actual</text:p>
          </table:table-cell>
          <table:table-cell table:style-name="ce442" office:value-type="string" calcext:value-type="string">
            <text:p>Actual to Date</text:p>
          </table:table-cell>
          <table:table-cell table:style-name="ce282" office:value-type="string" calcext:value-type="string">
            <text:p>Actual to Date %</text:p>
          </table:table-cell>
          <table:table-cell/>
          <table:table-cell table:style-name="ce282"/>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307" table:content-validation-name="val3" table:formula="of:=COUNTIF([$'Change Log'.$D$60:.$D$134];[.A75])" office:value-type="float" office:value="0" calcext:value-type="float">
            <text:p>0</text:p>
          </table:table-cell>
          <table:table-cell table:style-name="ce307" table:formula="of:=[.D75]+[$'Historical Data'.E79]" office:value-type="float" office:value="0" calcext:value-type="float">
            <text:p>0</text:p>
          </table:table-cell>
          <table:table-cell table:style-name="ce309"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307" table:content-validation-name="val3" table:formula="of:=COUNTIF([$'Change Log'.$D$60:.$D$134];[.A76])" office:value-type="float" office:value="0" calcext:value-type="float">
            <text:p>0</text:p>
          </table:table-cell>
          <table:table-cell table:style-name="ce307" table:formula="of:=[.D76]+[$'Historical Data'.E80]" office:value-type="float" office:value="0" calcext:value-type="float">
            <text:p>0</text:p>
          </table:table-cell>
          <table:table-cell table:style-name="ce309"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307" table:content-validation-name="val3" table:formula="of:=COUNTIF([$'Change Log'.$D$60:.$D$134];[.A77])" office:value-type="float" office:value="0" calcext:value-type="float">
            <text:p>0</text:p>
          </table:table-cell>
          <table:table-cell table:style-name="ce307" table:formula="of:=[.D77]+[$'Historical Data'.E81]" office:value-type="float" office:value="0" calcext:value-type="float">
            <text:p>0</text:p>
          </table:table-cell>
          <table:table-cell table:style-name="ce309" table:formula="of:=IF([.E77]=0;0;[.E77]/[.$E$86])" office:value-type="percentage" office:value="0" calcext:value-type="percentage">
            <text:p>0.0%</text:p>
          </table:table-cell>
          <table:table-cell/>
          <table:table-cell table:style-name="ce188"/>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307" table:content-validation-name="val3" table:formula="of:=COUNTIF([$'Change Log'.$D$60:.$D$134];[.A78])" office:value-type="float" office:value="0" calcext:value-type="float">
            <text:p>0</text:p>
          </table:table-cell>
          <table:table-cell table:style-name="ce307" table:formula="of:=[.D78]+[$'Historical Data'.E82]" office:value-type="float" office:value="0" calcext:value-type="float">
            <text:p>0</text:p>
          </table:table-cell>
          <table:table-cell table:style-name="ce309" table:formula="of:=IF([.E78]=0;0;[.E78]/[.$E$86])" office:value-type="percentage" office:value="0" calcext:value-type="percentage">
            <text:p>0.0%</text:p>
          </table:table-cell>
          <table:table-cell/>
          <table:table-cell table:style-name="ce188"/>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307" table:content-validation-name="val3" table:formula="of:=COUNTIF([$'Change Log'.$D$60:.$D$134];[.A79])" office:value-type="float" office:value="0" calcext:value-type="float">
            <text:p>0</text:p>
          </table:table-cell>
          <table:table-cell table:style-name="ce307" table:formula="of:=[.D79]+[$'Historical Data'.E83]" office:value-type="float" office:value="0" calcext:value-type="float">
            <text:p>0</text:p>
          </table:table-cell>
          <table:table-cell table:style-name="ce309"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307" table:content-validation-name="val3" table:formula="of:=COUNTIF([$'Change Log'.$D$60:.$D$134];[.A80])" office:value-type="float" office:value="0" calcext:value-type="float">
            <text:p>0</text:p>
          </table:table-cell>
          <table:table-cell table:style-name="ce307" table:formula="of:=[.D80]+[$'Historical Data'.E84]" office:value-type="float" office:value="0" calcext:value-type="float">
            <text:p>0</text:p>
          </table:table-cell>
          <table:table-cell table:style-name="ce309"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307" table:content-validation-name="val3" table:formula="of:=COUNTIF([$'Change Log'.$D$60:.$D$134];[.A81])" office:value-type="float" office:value="0" calcext:value-type="float">
            <text:p>0</text:p>
          </table:table-cell>
          <table:table-cell table:style-name="ce307" table:formula="of:=[.D81]+[$'Historical Data'.E85]" office:value-type="float" office:value="0" calcext:value-type="float">
            <text:p>0</text:p>
          </table:table-cell>
          <table:table-cell table:style-name="ce309"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307" table:content-validation-name="val3" table:formula="of:=COUNTIF([$'Change Log'.$D$60:.$D$134];[.A82])" office:value-type="float" office:value="0" calcext:value-type="float">
            <text:p>0</text:p>
          </table:table-cell>
          <table:table-cell table:style-name="ce307" table:formula="of:=[.D82]+[$'Historical Data'.E86]" office:value-type="float" office:value="0" calcext:value-type="float">
            <text:p>0</text:p>
          </table:table-cell>
          <table:table-cell table:style-name="ce309"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307" table:content-validation-name="val3" table:formula="of:=COUNTIF([$'Change Log'.$D$60:.$D$134];[.A83])" office:value-type="float" office:value="0" calcext:value-type="float">
            <text:p>0</text:p>
          </table:table-cell>
          <table:table-cell table:style-name="ce307" table:formula="of:=[.D83]+[$'Historical Data'.E87]" office:value-type="float" office:value="0" calcext:value-type="float">
            <text:p>0</text:p>
          </table:table-cell>
          <table:table-cell table:style-name="ce309"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307" table:content-validation-name="val3" table:formula="of:=COUNTIF([$'Change Log'.$D$60:.$D$134];[.A84])" office:value-type="float" office:value="0" calcext:value-type="float">
            <text:p>0</text:p>
          </table:table-cell>
          <table:table-cell table:style-name="ce307" table:formula="of:=[.D84]+[$'Historical Data'.E88]" office:value-type="float" office:value="0" calcext:value-type="float">
            <text:p>0</text:p>
          </table:table-cell>
          <table:table-cell table:style-name="ce309"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307" table:content-validation-name="val3" table:formula="of:=COUNTIF([$'Change Log'.$D$60:.$D$134];[.A85])" office:value-type="float" office:value="0" calcext:value-type="float">
            <text:p>0</text:p>
          </table:table-cell>
          <table:table-cell table:style-name="ce307" table:formula="of:=[.D85]+[$'Historical Data'.E89]" office:value-type="float" office:value="0" calcext:value-type="float">
            <text:p>0</text:p>
          </table:table-cell>
          <table:table-cell table:style-name="ce309"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307" table:content-validation-name="val3" table:formula="of:=SUM([.D75:.D85])" office:value-type="float" office:value="0" calcext:value-type="float">
            <text:p>0</text:p>
          </table:table-cell>
          <table:table-cell table:style-name="ce307" table:formula="of:=[.D86]+[$'Historical Data'.E90]" office:value-type="float" office:value="0" calcext:value-type="float">
            <text:p>0</text:p>
          </table:table-cell>
          <table:table-cell table:style-name="ce309"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307"/>
          <table:table-cell table:number-columns-repeated="1019"/>
        </table:table-row>
        <table:table-row table:style-name="ro2" table:visibility="collapse">
          <table:table-cell table:style-name="ce282" office:value-type="string" calcext:value-type="string">
            <text:p>Changes Implemented</text:p>
          </table:table-cell>
          <table:table-cell table:style-name="ce282"/>
          <table:table-cell table:style-name="ce440"/>
          <table:table-cell table:style-name="ce440" office:value-type="string" calcext:value-type="string">
            <text:p>Actual</text:p>
          </table:table-cell>
          <table:table-cell table:style-name="ce442" office:value-type="string" calcext:value-type="string">
            <text:p>Actual to Date</text:p>
          </table:table-cell>
          <table:table-cell table:style-name="ce282" office:value-type="string" calcext:value-type="string">
            <text:p>Actual to Date %</text:p>
          </table:table-cell>
          <table:table-cell/>
          <table:table-cell table:style-name="ce282"/>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307" table:content-validation-name="val3" table:formula="of:=COUNTIF([$'Change Log'.$F$60:.$F$134];[.A89])" office:value-type="float" office:value="0" calcext:value-type="float">
            <text:p>0</text:p>
          </table:table-cell>
          <table:table-cell table:style-name="ce307" table:formula="of:=[.D89]+[$'Historical Data'.E93]" office:value-type="float" office:value="0" calcext:value-type="float">
            <text:p>0</text:p>
          </table:table-cell>
          <table:table-cell table:style-name="ce443"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307" table:content-validation-name="val3" table:formula="of:=COUNTIF([$'Change Log'.$F$60:.$F$134];[.A90])" office:value-type="float" office:value="0" calcext:value-type="float">
            <text:p>0</text:p>
          </table:table-cell>
          <table:table-cell table:style-name="ce307" table:formula="of:=[.D90]+[$'Historical Data'.E94]" office:value-type="float" office:value="0" calcext:value-type="float">
            <text:p>0</text:p>
          </table:table-cell>
          <table:table-cell table:style-name="ce443"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307" table:content-validation-name="val3" table:formula="of:=COUNTIF([$'Change Log'.$F$60:.$F$134];[.A91])" office:value-type="float" office:value="0" calcext:value-type="float">
            <text:p>0</text:p>
          </table:table-cell>
          <table:table-cell table:style-name="ce307" table:formula="of:=[.D91]+[$'Historical Data'.E95]" office:value-type="float" office:value="0" calcext:value-type="float">
            <text:p>0</text:p>
          </table:table-cell>
          <table:table-cell table:style-name="ce443"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307" table:content-validation-name="val3" table:formula="of:=COUNTIF([$'Change Log'.$F$60:.$F$134];[.A92])" office:value-type="float" office:value="0" calcext:value-type="float">
            <text:p>0</text:p>
          </table:table-cell>
          <table:table-cell table:style-name="ce307" table:formula="of:=[.D92]+[$'Historical Data'.E96]" office:value-type="float" office:value="0" calcext:value-type="float">
            <text:p>0</text:p>
          </table:table-cell>
          <table:table-cell table:style-name="ce443"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307" table:content-validation-name="val3" table:formula="of:=COUNTIF([$'Change Log'.$F$60:.$F$134];[.A93])" office:value-type="float" office:value="0" calcext:value-type="float">
            <text:p>0</text:p>
          </table:table-cell>
          <table:table-cell table:style-name="ce307" table:formula="of:=[.D93]+[$'Historical Data'.E97]" office:value-type="float" office:value="0" calcext:value-type="float">
            <text:p>0</text:p>
          </table:table-cell>
          <table:table-cell table:style-name="ce443"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307" table:content-validation-name="val3" table:formula="of:=COUNTIF([$'Change Log'.$F$60:.$F$134];[.A94])" office:value-type="float" office:value="0" calcext:value-type="float">
            <text:p>0</text:p>
          </table:table-cell>
          <table:table-cell table:style-name="ce307" table:formula="of:=[.D94]+[$'Historical Data'.E98]" office:value-type="float" office:value="0" calcext:value-type="float">
            <text:p>0</text:p>
          </table:table-cell>
          <table:table-cell table:style-name="ce443"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307" table:content-validation-name="val3" table:formula="of:=COUNTIF([$'Change Log'.$F$60:.$F$134];[.A95])" office:value-type="float" office:value="0" calcext:value-type="float">
            <text:p>0</text:p>
          </table:table-cell>
          <table:table-cell table:style-name="ce307" table:formula="of:=[.D95]+[$'Historical Data'.E99]" office:value-type="float" office:value="0" calcext:value-type="float">
            <text:p>0</text:p>
          </table:table-cell>
          <table:table-cell table:style-name="ce443"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307" table:content-validation-name="val3" table:formula="of:=COUNTIF([$'Change Log'.$F$60:.$F$134];[.A96])" office:value-type="float" office:value="0" calcext:value-type="float">
            <text:p>0</text:p>
          </table:table-cell>
          <table:table-cell table:style-name="ce307" table:formula="of:=[.D96]+[$'Historical Data'.E100]" office:value-type="float" office:value="0" calcext:value-type="float">
            <text:p>0</text:p>
          </table:table-cell>
          <table:table-cell table:style-name="ce443"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307" table:content-validation-name="val3" table:formula="of:=COUNTIF([$'Change Log'.$F$60:.$F$134];[.A97])" office:value-type="float" office:value="0" calcext:value-type="float">
            <text:p>0</text:p>
          </table:table-cell>
          <table:table-cell table:style-name="ce307" table:formula="of:=[.D97]+[$'Historical Data'.E101]" office:value-type="float" office:value="0" calcext:value-type="float">
            <text:p>0</text:p>
          </table:table-cell>
          <table:table-cell table:style-name="ce443"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307" table:content-validation-name="val3" table:formula="of:=COUNTIF([$'Change Log'.$F$60:.$F$134];[.A98])" office:value-type="float" office:value="0" calcext:value-type="float">
            <text:p>0</text:p>
          </table:table-cell>
          <table:table-cell table:style-name="ce307" table:formula="of:=[.D98]+[$'Historical Data'.E102]" office:value-type="float" office:value="0" calcext:value-type="float">
            <text:p>0</text:p>
          </table:table-cell>
          <table:table-cell table:style-name="ce443"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307" table:content-validation-name="val3" table:formula="of:=COUNTIF([$'Change Log'.$F$60:.$F$134];[.A99])" office:value-type="float" office:value="0" calcext:value-type="float">
            <text:p>0</text:p>
          </table:table-cell>
          <table:table-cell table:style-name="ce307" table:formula="of:=[.D99]+[$'Historical Data'.E103]" office:value-type="float" office:value="0" calcext:value-type="float">
            <text:p>0</text:p>
          </table:table-cell>
          <table:table-cell table:style-name="ce443"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307" table:formula="of:=SUM([.D89:.D99])" office:value-type="float" office:value="0" calcext:value-type="float">
            <text:p>0</text:p>
          </table:table-cell>
          <table:table-cell table:style-name="ce307" table:formula="of:=[.D100]+[$'Historical Data'.E104]" office:value-type="float" office:value="0" calcext:value-type="float">
            <text:p>0</text:p>
          </table:table-cell>
          <table:table-cell table:style-name="ce443"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plan.$#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plan.$#REF!$#REF!"/>
          <table:named-expression table:name="HistoricalData4A" table:base-cell-address="$Description.$A$1" table:expression="$plan.$#REF!$#REF!"/>
          <table:named-expression table:name="InstructorAssessment4A" table:base-cell-address="$Description.$A$1" table:expression="$plan.$#REF!$#REF!"/>
          <table:named-expression table:name="l" table:base-cell-address="$Description.$A$1" table:expression="#REF!"/>
          <table:named-expression table:name="LessonLearned4A" table:base-cell-address="$Description.$A$1" table:expression="$plan.$#REF!$#REF!"/>
          <table:named-expression table:name="OperationalSpecification" table:base-cell-address="$Description.$A$1" table:expression="#REF!"/>
          <table:named-expression table:name="OperationalSpecification6A" table:base-cell-address="$Description.$A$1" table:expression="$plan.$#REF!$#REF!"/>
          <table:named-range table:name="ProjectPlanSummary4A" table:base-cell-address="$Description.$A$1" table:cell-range-address="$Plan.$A$45"/>
          <table:named-expression table:name="Schedule6A" table:base-cell-address="$Description.$A$1" table:expression="$plan.$#REF!$#REF!"/>
          <table:named-expression table:name="SizeEstimate4A" table:base-cell-address="$Description.$A$1" table:expression="$plan.$#REF!$#REF!"/>
          <table:named-expression table:name="SourceCode4A" table:base-cell-address="$Description.$A$1" table:expression="$plan.$#REF!$#REF!"/>
          <table:named-expression table:name="TaskPlan" table:base-cell-address="$Description.$A$1" table:expression="#REF!"/>
          <table:named-expression table:name="TaskPlan6A" table:base-cell-address="$Description.$A$1" table:expression="$plan.$#REF!$#REF!"/>
          <table:named-expression table:name="TestReport4A" table:base-cell-address="$Description.$A$1" table:expression="$plan.$#REF!$#REF!"/>
          <table:named-expression table:name="TimeLog4A" table:base-cell-address="$Description.$A$1" table:expression="$plan.$#REF!$#REF!"/>
          <table:named-expression table:name="toc6A" table:base-cell-address="$Description.$A$1" table:expression="$plan.$#REF!$#REF!"/>
        </table:named-expressions>
      </table:table>
      <table:table table:name="Iterations" table:style-name="ta20" table:protected="true">
        <loext:table-protection loext:select-protected-cells="true" loext:select-unprotected-cells="true"/>
        <table:table-column table:style-name="co75" table:default-cell-style-name="ce249"/>
        <table:table-column table:style-name="co76" table:number-columns-repeated="256" table:default-cell-style-name="ce249"/>
        <table:table-column table:style-name="co76" table:number-columns-repeated="767" table:default-cell-style-name="Default"/>
        <table:table-row table:style-name="ro1">
          <table:table-cell table:style-name="ce256" office:value-type="string" calcext:value-type="string">
            <text:p>Iterations</text:p>
          </table:table-cell>
          <table:table-cell table:style-name="ce256" table:number-columns-repeated="5"/>
          <table:table-cell table:style-name="ce199" table:number-columns-repeated="1018"/>
        </table:table-row>
        <table:table-row table:style-name="ro32" table:visibility="collapse">
          <table:table-cell table:style-name="ce328" table:number-columns-repeated="6"/>
          <table:table-cell table:style-name="ce199" table:number-columns-repeated="1018"/>
        </table:table-row>
        <table:table-row table:style-name="ro1" table:visibility="collapse">
          <table:table-cell table:style-name="ce387" office:value-type="string" calcext:value-type="string">
            <text:p>Standards</text:p>
          </table:table-cell>
          <table:table-cell table:style-name="ce335" table:number-columns-repeated="5"/>
          <table:table-cell table:style-name="ce199" table:number-columns-repeated="1018"/>
        </table:table-row>
        <table:table-row table:style-name="ro2" table:visibility="collapse">
          <table:table-cell table:style-name="ce335" office:value-type="string" calcext:value-type="string">
            <text:p>Start date:</text:p>
          </table:table-cell>
          <table:table-cell table:style-name="ce388" office:value-type="date" office:date-value="2000-01-01" calcext:value-type="date">
            <text:p>1/1/2000</text:p>
          </table:table-cell>
          <table:table-cell table:style-name="ce335" table:number-columns-repeated="4"/>
          <table:table-cell table:style-name="ce199" table:number-columns-repeated="1018"/>
        </table:table-row>
        <table:table-row table:style-name="ro2" table:visibility="collapse">
          <table:table-cell table:style-name="ce335" office:value-type="string" calcext:value-type="string">
            <text:p>End date:</text:p>
          </table:table-cell>
          <table:table-cell table:style-name="ce388" office:value-type="date" office:date-value="2025-01-01" calcext:value-type="date">
            <text:p>1/1/2025</text:p>
          </table:table-cell>
          <table:table-cell table:style-name="ce335" table:number-columns-repeated="4"/>
          <table:table-cell table:style-name="ce199" table:number-columns-repeated="1018"/>
        </table:table-row>
        <table:table-row table:style-name="ro2" table:visibility="collapse">
          <table:table-cell table:style-name="ce351" office:value-type="string" calcext:value-type="string">
            <text:p>Phases:</text:p>
          </table:table-cell>
          <table:table-cell table:style-name="ce389" office:value-type="string" calcext:value-type="string">
            <text:p>Planning</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89" office:value-type="string" calcext:value-type="string">
            <text:p>Design</text:p>
          </table:table-cell>
          <table:table-cell table:style-name="ce335" table:number-columns-repeated="2"/>
          <table:table-cell table:style-name="ce389"/>
          <table:table-cell table:style-name="ce335"/>
          <table:table-cell table:style-name="ce199" table:number-columns-repeated="1018"/>
        </table:table-row>
        <table:table-row table:style-name="ro2" table:visibility="collapse">
          <table:table-cell table:style-name="ce335"/>
          <table:table-cell table:style-name="ce389" office:value-type="string" calcext:value-type="string">
            <text:p>Design Review</text:p>
          </table:table-cell>
          <table:table-cell table:style-name="ce335" table:number-columns-repeated="2"/>
          <table:table-cell table:style-name="ce389"/>
          <table:table-cell table:style-name="ce335"/>
          <table:table-cell table:style-name="ce199" table:number-columns-repeated="1018"/>
        </table:table-row>
        <table:table-row table:style-name="ro2" table:visibility="collapse">
          <table:table-cell table:style-name="ce335"/>
          <table:table-cell table:style-name="ce389" office:value-type="string" calcext:value-type="string">
            <text:p>Code</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89" office:value-type="string" calcext:value-type="string">
            <text:p>Code Review</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89" office:value-type="string" calcext:value-type="string">
            <text:p>Compile</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89" office:value-type="string" calcext:value-type="string">
            <text:p>Test</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89" office:value-type="string" calcext:value-type="string">
            <text:p>Postmortem</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Documentation</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Syntax</text:p>
          </table:table-cell>
          <table:table-cell table:style-name="ce335" table:number-columns-repeated="4"/>
          <table:table-cell table:style-name="ce199" table:number-columns-repeated="1018"/>
        </table:table-row>
        <table:table-row table:style-name="ro2" table:visibility="collapse">
          <table:table-cell table:style-name="ce335" office:value-type="string" calcext:value-type="string">
            <text:p>Defect Types:</text:p>
          </table:table-cell>
          <table:table-cell table:style-name="ce335" office:value-type="string" calcext:value-type="string">
            <text:p>Build, Package</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Assignment</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Interface</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Checking</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Data</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Function</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System</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35" office:value-type="string" calcext:value-type="string">
            <text:p>Environment</text:p>
          </table:table-cell>
          <table:table-cell table:style-name="ce335" table:number-columns-repeated="4"/>
          <table:table-cell table:style-name="ce199" table:number-columns-repeated="1018"/>
        </table:table-row>
        <table:table-row table:style-name="ro2" table:visibility="collapse">
          <table:table-cell table:style-name="ce335" office:value-type="string" calcext:value-type="string">
            <text:p>Y/N:</text:p>
          </table:table-cell>
          <table:table-cell table:style-name="ce335" office:value-type="string" calcext:value-type="string">
            <text:p>Yes</text:p>
          </table:table-cell>
          <table:table-cell table:style-name="ce335" table:number-columns-repeated="4"/>
          <table:table-cell table:style-name="ce199" table:number-columns-repeated="1018"/>
        </table:table-row>
        <table:table-row table:style-name="ro2" table:visibility="collapse">
          <table:table-cell table:style-name="ce335"/>
          <table:table-cell table:style-name="ce351" office:value-type="string" calcext:value-type="string">
            <text:p>No</text:p>
          </table:table-cell>
          <table:table-cell table:style-name="ce351" table:number-columns-repeated="4"/>
          <table:table-cell table:style-name="ce200" table:number-columns-repeated="1018"/>
        </table:table-row>
        <table:table-row table:style-name="ro2" table:visibility="collapse">
          <table:table-cell table:style-name="ce351" office:value-type="string" calcext:value-type="string">
            <text:p>Proxy Types:</text:p>
          </table:table-cell>
          <table:table-cell table:style-name="ce351" office:value-type="string" calcext:value-type="string">
            <text:p>Calculation</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Data</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I/O</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Logic</text:p>
          </table:table-cell>
          <table:table-cell table:style-name="ce351" table:number-columns-repeated="4"/>
          <table:table-cell table:style-name="ce199" table:number-columns-repeated="1018"/>
        </table:table-row>
        <table:table-row table:style-name="ro2" table:visibility="collapse">
          <table:table-cell table:style-name="ce351" table:number-columns-repeated="6"/>
          <table:table-cell table:style-name="ce199" table:number-columns-repeated="1018"/>
        </table:table-row>
        <table:table-row table:style-name="ro2" table:visibility="collapse">
          <table:table-cell table:style-name="ce351" table:number-columns-repeated="3"/>
          <table:table-cell table:style-name="ce351" office:value-type="string" calcext:value-type="string">
            <text:p>estimation methods</text:p>
          </table:table-cell>
          <table:table-cell table:style-name="ce351" office:value-type="string" calcext:value-type="string">
            <text:p>A</text:p>
          </table:table-cell>
          <table:table-cell table:style-name="ce351"/>
          <table:table-cell table:style-name="ce199" table:number-columns-repeated="1018"/>
        </table:table-row>
        <table:table-row table:style-name="ro2" table:visibility="collapse">
          <table:table-cell table:style-name="ce351" office:value-type="string" calcext:value-type="string">
            <text:p>Sizes:</text:p>
          </table:table-cell>
          <table:table-cell table:style-name="ce351" office:value-type="string" calcext:value-type="string">
            <text:p>VS</text:p>
          </table:table-cell>
          <table:table-cell table:style-name="ce351" table:number-columns-repeated="2"/>
          <table:table-cell table:style-name="ce351" office:value-type="string" calcext:value-type="string">
            <text:p>B</text:p>
          </table:table-cell>
          <table:table-cell table:style-name="ce351"/>
          <table:table-cell table:style-name="ce199" table:number-columns-repeated="1018"/>
        </table:table-row>
        <table:table-row table:style-name="ro2" table:visibility="collapse">
          <table:table-cell table:style-name="ce351"/>
          <table:table-cell table:style-name="ce351" office:value-type="string" calcext:value-type="string">
            <text:p>S</text:p>
          </table:table-cell>
          <table:table-cell table:style-name="ce351" table:number-columns-repeated="2"/>
          <table:table-cell table:style-name="ce351" office:value-type="string" calcext:value-type="string">
            <text:p>C</text:p>
          </table:table-cell>
          <table:table-cell table:style-name="ce351"/>
          <table:table-cell table:style-name="ce199" table:number-columns-repeated="1018"/>
        </table:table-row>
        <table:table-row table:style-name="ro2" table:visibility="collapse">
          <table:table-cell table:style-name="ce351"/>
          <table:table-cell table:style-name="ce351" office:value-type="string" calcext:value-type="string">
            <text:p>M</text:p>
          </table:table-cell>
          <table:table-cell table:style-name="ce351" table:number-columns-repeated="2"/>
          <table:table-cell table:style-name="ce351" office:value-type="string" calcext:value-type="string">
            <text:p>D</text:p>
          </table:table-cell>
          <table:table-cell table:style-name="ce351"/>
          <table:table-cell table:style-name="ce199" table:number-columns-repeated="1018"/>
        </table:table-row>
        <table:table-row table:style-name="ro2" table:visibility="collapse">
          <table:table-cell table:style-name="ce351"/>
          <table:table-cell table:style-name="ce351" office:value-type="string" calcext:value-type="string">
            <text:p>L</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VL</text:p>
          </table:table-cell>
          <table:table-cell table:style-name="ce351" table:number-columns-repeated="4"/>
          <table:table-cell table:style-name="ce199" table:number-columns-repeated="1018"/>
        </table:table-row>
        <table:table-row table:style-name="ro2" table:visibility="collapse">
          <table:table-cell table:style-name="ce351" office:value-type="string" calcext:value-type="string">
            <text:p>Duration:</text:p>
          </table:table-cell>
          <table:table-cell table:style-name="ce351" office:value-type="string" calcext:value-type="string">
            <text:p>LOCe x T</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LOCa x T</text:p>
          </table:table-cell>
          <table:table-cell table:style-name="ce351" table:number-columns-repeated="4"/>
          <table:table-cell table:style-name="ce199" table:number-columns-repeated="1018"/>
        </table:table-row>
        <table:table-row table:style-name="ro2" table:visibility="collapse">
          <table:table-cell table:style-name="ce351"/>
          <table:table-cell table:style-name="ce351" office:value-type="string" calcext:value-type="string">
            <text:p>Productivity</text:p>
          </table:table-cell>
          <table:table-cell table:style-name="ce351" table:number-columns-repeated="4"/>
          <table:table-cell table:style-name="ce199" table:number-columns-repeated="1018"/>
        </table:table-row>
        <table:table-row table:style-name="ro2" table:visibility="collapse">
          <table:table-cell table:style-name="ce351" table:number-columns-repeated="6"/>
          <table:table-cell table:style-name="ce199" table:number-columns-repeated="1018"/>
        </table:table-row>
        <table:table-row table:style-name="ro32" table:visibility="collapse">
          <table:table-cell table:style-name="ce328" table:number-columns-repeated="6"/>
          <table:table-cell table:style-name="ce199" table:number-columns-repeated="1018"/>
        </table:table-row>
        <table:table-row table:style-name="ro2">
          <table:table-cell table:style-name="ce188" table:number-columns-repeated="6"/>
          <table:table-cell table:style-name="ce187" table:number-columns-repeated="1018"/>
        </table:table-row>
        <table:table-row table:style-name="ro1">
          <table:table-cell table:style-name="ce256" office:value-type="string" calcext:value-type="string">
            <text:p>Component-Iteration Map</text:p>
          </table:table-cell>
          <table:table-cell table:style-name="ce256" table:number-columns-repeated="2"/>
          <table:table-cell table:style-name="ce381" table:number-columns-repeated="3"/>
          <table:table-cell table:style-name="ce378" table:number-columns-repeated="1018"/>
        </table:table-row>
        <table:table-row table:style-name="ro32">
          <table:table-cell table:style-name="ce378"/>
          <table:table-cell table:style-name="ce381" office:value-type="string" calcext:value-type="string">
            <text:p>Component</text:p>
          </table:table-cell>
          <table:table-cell table:style-name="ce460" office:value-type="string" calcext:value-type="string">
            <text:p>Iteration 1</text:p>
          </table:table-cell>
          <table:table-cell table:style-name="ce460" office:value-type="string" calcext:value-type="string">
            <text:p>Iteration 2</text:p>
          </table:table-cell>
          <table:table-cell table:style-name="ce460" office:value-type="string" calcext:value-type="string">
            <text:p>Iteration 3</text:p>
          </table:table-cell>
          <table:table-cell table:style-name="ce460" office:value-type="string" calcext:value-type="string">
            <text:p>Iteration 4</text:p>
          </table:table-cell>
          <table:table-cell table:style-name="ce460" office:value-type="string" calcext:value-type="string">
            <text:p>Iteration 5</text:p>
          </table:table-cell>
          <table:table-cell table:style-name="ce487" office:value-type="string" calcext:value-type="string">
            <text:p>Iteration 6</text:p>
          </table:table-cell>
          <table:table-cell table:style-name="ce487" office:value-type="string" calcext:value-type="string">
            <text:p>Iteration 7</text:p>
          </table:table-cell>
          <table:table-cell table:style-name="ce487" office:value-type="string" calcext:value-type="string">
            <text:p>Iteration 8</text:p>
          </table:table-cell>
          <table:table-cell table:style-name="ce487" office:value-type="string" calcext:value-type="string">
            <text:p>Iteration 9</text:p>
          </table:table-cell>
          <table:table-cell table:style-name="ce487" office:value-type="string" calcext:value-type="string">
            <text:p>Iteration 10</text:p>
          </table:table-cell>
          <table:table-cell table:style-name="ce378" table:number-columns-repeated="1012"/>
        </table:table-row>
        <table:table-row table:style-name="ro5">
          <table:table-cell table:style-name="ce445" office:value-type="string" calcext:value-type="string" table:number-columns-spanned="1" table:number-rows-spanned="10">
            <text:p>Base Components</text:p>
          </table:table-cell>
          <table:table-cell table:style-name="ce449" table:formula="of:=IF(ISBLANK([$Estimation.A44]);&quot;&quot;;[$Estimation.A44])">
            <text:p/>
          </table:table-cell>
          <table:table-cell table:style-name="ce461"/>
          <table:table-cell table:style-name="ce464" table:number-columns-repeated="8"/>
          <table:table-cell table:style-name="ce488"/>
          <table:table-cell table:style-name="ce378" table:formula="of:=SUM([.C45:.L45])"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45]);&quot;&quot;;[$Estimation.A45])">
            <text:p/>
          </table:table-cell>
          <table:table-cell table:style-name="ce462"/>
          <table:table-cell table:style-name="ce465" table:number-columns-repeated="8"/>
          <table:table-cell table:style-name="ce489"/>
          <table:table-cell table:style-name="ce378" table:formula="of:=SUM([.C46:.L46])"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46]);&quot;&quot;;[$Estimation.A46])">
            <text:p/>
          </table:table-cell>
          <table:table-cell table:style-name="ce462"/>
          <table:table-cell table:style-name="ce465" table:number-columns-repeated="8"/>
          <table:table-cell table:style-name="ce489"/>
          <table:table-cell table:style-name="ce378" table:formula="of:=SUM([.C47:.L47])"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47]);&quot;&quot;;[$Estimation.A47])">
            <text:p/>
          </table:table-cell>
          <table:table-cell table:style-name="ce462"/>
          <table:table-cell table:style-name="ce465" table:number-columns-repeated="8"/>
          <table:table-cell table:style-name="ce489"/>
          <table:table-cell table:style-name="ce378" table:formula="of:=SUM([.C48:.L48])"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48]);&quot;&quot;;[$Estimation.A48])">
            <text:p/>
          </table:table-cell>
          <table:table-cell table:style-name="ce462"/>
          <table:table-cell table:style-name="ce465" table:number-columns-repeated="8"/>
          <table:table-cell table:style-name="ce489"/>
          <table:table-cell table:style-name="ce378" table:formula="of:=SUM([.C49:.L49])"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49]);&quot;&quot;;[$Estimation.A49])">
            <text:p/>
          </table:table-cell>
          <table:table-cell table:style-name="ce462"/>
          <table:table-cell table:style-name="ce465" table:number-columns-repeated="8"/>
          <table:table-cell table:style-name="ce489"/>
          <table:table-cell table:style-name="ce378" table:formula="of:=SUM([.C50:.L50])"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50]);&quot;&quot;;[$Estimation.A50])">
            <text:p/>
          </table:table-cell>
          <table:table-cell table:style-name="ce462"/>
          <table:table-cell table:style-name="ce465" table:number-columns-repeated="8"/>
          <table:table-cell table:style-name="ce489"/>
          <table:table-cell table:style-name="ce378" table:formula="of:=SUM([.C51:.L51])"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51]);&quot;&quot;;[$Estimation.A51])">
            <text:p/>
          </table:table-cell>
          <table:table-cell table:style-name="ce462"/>
          <table:table-cell table:style-name="ce465" table:number-columns-repeated="8"/>
          <table:table-cell table:style-name="ce489"/>
          <table:table-cell table:style-name="ce378" table:formula="of:=SUM([.C52:.L52])"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52]);&quot;&quot;;[$Estimation.A52])">
            <text:p/>
          </table:table-cell>
          <table:table-cell table:style-name="ce462"/>
          <table:table-cell table:style-name="ce465" table:number-columns-repeated="8"/>
          <table:table-cell table:style-name="ce489"/>
          <table:table-cell table:style-name="ce378" table:formula="of:=SUM([.C53:.L53])" office:value-type="float" office:value="0" calcext:value-type="float">
            <text:p>0</text:p>
          </table:table-cell>
          <table:table-cell table:style-name="ce378" table:number-columns-repeated="1011"/>
        </table:table-row>
        <table:table-row table:style-name="ro5">
          <table:covered-table-cell table:style-name="ce445"/>
          <table:table-cell table:style-name="ce451" table:formula="of:=IF(ISBLANK([$Estimation.A53]);&quot;&quot;;[$Estimation.A53])">
            <text:p/>
          </table:table-cell>
          <table:table-cell table:style-name="ce463"/>
          <table:table-cell table:style-name="ce466" table:number-columns-repeated="8"/>
          <table:table-cell table:style-name="ce490"/>
          <table:table-cell table:style-name="ce378" table:formula="of:=SUM([.C54:.L54])" office:value-type="float" office:value="0" calcext:value-type="float">
            <text:p>0</text:p>
          </table:table-cell>
          <table:table-cell table:style-name="ce378" table:number-columns-repeated="1011"/>
        </table:table-row>
        <table:table-row table:style-name="ro32">
          <table:table-cell table:style-name="ce446"/>
          <table:table-cell table:style-name="ce452"/>
          <table:table-cell table:style-name="ce382" table:number-columns-repeated="10"/>
          <table:table-cell table:style-name="ce378"/>
          <table:table-cell table:style-name="ce187" table:number-columns-repeated="2"/>
          <table:table-cell table:style-name="ce378" table:number-columns-repeated="1009"/>
        </table:table-row>
        <table:table-row table:style-name="ro5">
          <table:table-cell table:style-name="ce445" office:value-type="string" calcext:value-type="string" table:number-columns-spanned="1" table:number-rows-spanned="20">
            <text:p>New Components</text:p>
          </table:table-cell>
          <table:table-cell table:style-name="ce449" table:formula="of:=IF(ISBLANK([$Estimation.A68]);&quot;&quot;;[$Estimation.A68])">
            <text:p/>
          </table:table-cell>
          <table:table-cell table:style-name="ce464" table:number-columns-repeated="9"/>
          <table:table-cell table:style-name="ce488"/>
          <table:table-cell table:style-name="ce378" table:formula="of:=SUM([.C56:.L56])"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69]);&quot;&quot;;[$Estimation.A69])">
            <text:p/>
          </table:table-cell>
          <table:table-cell table:style-name="ce465" table:number-columns-repeated="9"/>
          <table:table-cell table:style-name="ce489"/>
          <table:table-cell table:style-name="ce378" table:formula="of:=SUM([.C57:.L57])"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0]);&quot;&quot;;[$Estimation.A70])">
            <text:p/>
          </table:table-cell>
          <table:table-cell table:style-name="ce465" table:number-columns-repeated="9"/>
          <table:table-cell table:style-name="ce489"/>
          <table:table-cell table:style-name="ce378" table:formula="of:=SUM([.C58:.L58])"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1]);&quot;&quot;;[$Estimation.A71])">
            <text:p/>
          </table:table-cell>
          <table:table-cell table:style-name="ce465" table:number-columns-repeated="9"/>
          <table:table-cell table:style-name="ce489"/>
          <table:table-cell table:style-name="ce378" table:formula="of:=SUM([.C59:.L59])"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2]);&quot;&quot;;[$Estimation.A72])">
            <text:p/>
          </table:table-cell>
          <table:table-cell table:style-name="ce465" table:number-columns-repeated="9"/>
          <table:table-cell table:style-name="ce489"/>
          <table:table-cell table:style-name="ce378" table:formula="of:=SUM([.C60:.L60])"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3]);&quot;&quot;;[$Estimation.A73])">
            <text:p/>
          </table:table-cell>
          <table:table-cell table:style-name="ce465" table:number-columns-repeated="9"/>
          <table:table-cell table:style-name="ce489"/>
          <table:table-cell table:style-name="ce378" table:formula="of:=SUM([.C61:.L61])"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4]);&quot;&quot;;[$Estimation.A74])">
            <text:p/>
          </table:table-cell>
          <table:table-cell table:style-name="ce465" table:number-columns-repeated="9"/>
          <table:table-cell table:style-name="ce489"/>
          <table:table-cell table:style-name="ce378" table:formula="of:=SUM([.C62:.L62])"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5]);&quot;&quot;;[$Estimation.A75])">
            <text:p/>
          </table:table-cell>
          <table:table-cell table:style-name="ce465" table:number-columns-repeated="9"/>
          <table:table-cell table:style-name="ce489"/>
          <table:table-cell table:style-name="ce378" table:formula="of:=SUM([.C63:.L63])"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6]);&quot;&quot;;[$Estimation.A76])">
            <text:p/>
          </table:table-cell>
          <table:table-cell table:style-name="ce465" table:number-columns-repeated="9"/>
          <table:table-cell table:style-name="ce489"/>
          <table:table-cell table:style-name="ce378" table:formula="of:=SUM([.C64:.L64])"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7]);&quot;&quot;;[$Estimation.A77])">
            <text:p/>
          </table:table-cell>
          <table:table-cell table:style-name="ce465" table:number-columns-repeated="9"/>
          <table:table-cell table:style-name="ce489"/>
          <table:table-cell table:style-name="ce378" table:formula="of:=SUM([.C65:.L65])"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8]);&quot;&quot;;[$Estimation.A78])">
            <text:p/>
          </table:table-cell>
          <table:table-cell table:style-name="ce465" table:number-columns-repeated="9"/>
          <table:table-cell table:style-name="ce489"/>
          <table:table-cell table:style-name="ce378" table:formula="of:=SUM([.C66:.L66])"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79]);&quot;&quot;;[$Estimation.A79])">
            <text:p/>
          </table:table-cell>
          <table:table-cell table:style-name="ce465" table:number-columns-repeated="9"/>
          <table:table-cell table:style-name="ce489"/>
          <table:table-cell table:style-name="ce378" table:formula="of:=SUM([.C67:.L67])"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0]);&quot;&quot;;[$Estimation.A80])">
            <text:p/>
          </table:table-cell>
          <table:table-cell table:style-name="ce465" table:number-columns-repeated="9"/>
          <table:table-cell table:style-name="ce489"/>
          <table:table-cell table:style-name="ce378" table:formula="of:=SUM([.C68:.L68])"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1]);&quot;&quot;;[$Estimation.A81])">
            <text:p/>
          </table:table-cell>
          <table:table-cell table:style-name="ce465" table:number-columns-repeated="9"/>
          <table:table-cell table:style-name="ce489"/>
          <table:table-cell table:style-name="ce378" table:formula="of:=SUM([.C69:.L69])"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2]);&quot;&quot;;[$Estimation.A82])">
            <text:p/>
          </table:table-cell>
          <table:table-cell table:style-name="ce465" table:number-columns-repeated="9"/>
          <table:table-cell table:style-name="ce489"/>
          <table:table-cell table:style-name="ce378" table:formula="of:=SUM([.C70:.L70])"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3]);&quot;&quot;;[$Estimation.A83])">
            <text:p/>
          </table:table-cell>
          <table:table-cell table:style-name="ce465" table:number-columns-repeated="9"/>
          <table:table-cell table:style-name="ce489"/>
          <table:table-cell table:style-name="ce378" table:formula="of:=SUM([.C71:.L71])"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4]);&quot;&quot;;[$Estimation.A84])">
            <text:p/>
          </table:table-cell>
          <table:table-cell table:style-name="ce465" table:number-columns-repeated="9"/>
          <table:table-cell table:style-name="ce489"/>
          <table:table-cell table:style-name="ce378" table:formula="of:=SUM([.C72:.L72])"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5]);&quot;&quot;;[$Estimation.A85])">
            <text:p/>
          </table:table-cell>
          <table:table-cell table:style-name="ce465" table:number-columns-repeated="9"/>
          <table:table-cell table:style-name="ce489"/>
          <table:table-cell table:style-name="ce378" table:formula="of:=SUM([.C73:.L73])" office:value-type="float" office:value="0" calcext:value-type="float">
            <text:p>0</text:p>
          </table:table-cell>
          <table:table-cell table:style-name="ce378" table:number-columns-repeated="1011"/>
        </table:table-row>
        <table:table-row table:style-name="ro5">
          <table:covered-table-cell table:style-name="ce445"/>
          <table:table-cell table:style-name="ce450" table:formula="of:=IF(ISBLANK([$Estimation.A86]);&quot;&quot;;[$Estimation.A86])">
            <text:p/>
          </table:table-cell>
          <table:table-cell table:style-name="ce465" table:number-columns-repeated="9"/>
          <table:table-cell table:style-name="ce489"/>
          <table:table-cell table:style-name="ce378" table:formula="of:=SUM([.C74:.L74])" office:value-type="float" office:value="0" calcext:value-type="float">
            <text:p>0</text:p>
          </table:table-cell>
          <table:table-cell table:style-name="ce378" table:number-columns-repeated="1011"/>
        </table:table-row>
        <table:table-row table:style-name="ro5">
          <table:covered-table-cell table:style-name="ce445"/>
          <table:table-cell table:style-name="ce451" table:formula="of:=IF(ISBLANK([$Estimation.A87]);&quot;&quot;;[$Estimation.A87])">
            <text:p/>
          </table:table-cell>
          <table:table-cell table:style-name="ce466" table:number-columns-repeated="9"/>
          <table:table-cell table:style-name="ce490"/>
          <table:table-cell table:style-name="ce378" table:formula="of:=SUM([.C75:.L75])" office:value-type="float" office:value="0" calcext:value-type="float">
            <text:p>0</text:p>
          </table:table-cell>
          <table:table-cell table:style-name="ce378" table:number-columns-repeated="1011"/>
        </table:table-row>
        <table:table-row table:style-name="ro2">
          <table:table-cell table:style-name="ce378"/>
          <table:table-cell table:style-name="ce453" office:value-type="string" calcext:value-type="string">
            <text:p>Number of tasks:</text:p>
          </table:table-cell>
          <table:table-cell table:style-name="ce439" table:formula="of:=SUM([.C45:.C75])" office:value-type="float" office:value="0" calcext:value-type="float">
            <text:p>0</text:p>
          </table:table-cell>
          <table:table-cell table:style-name="ce439" table:formula="of:=SUM([.D45:.D75])" office:value-type="float" office:value="0" calcext:value-type="float">
            <text:p>0</text:p>
          </table:table-cell>
          <table:table-cell table:style-name="ce439" table:formula="of:=SUM([.E45:.E75])" office:value-type="float" office:value="0" calcext:value-type="float">
            <text:p>0</text:p>
          </table:table-cell>
          <table:table-cell table:style-name="ce439" table:formula="of:=SUM([.F45:.F75])" office:value-type="float" office:value="0" calcext:value-type="float">
            <text:p>0</text:p>
          </table:table-cell>
          <table:table-cell table:style-name="ce439" table:formula="of:=SUM([.G45:.G75])" office:value-type="float" office:value="0" calcext:value-type="float">
            <text:p>0</text:p>
          </table:table-cell>
          <table:table-cell table:style-name="ce439" table:formula="of:=SUM([.H45:.H75])" office:value-type="float" office:value="0" calcext:value-type="float">
            <text:p>0</text:p>
          </table:table-cell>
          <table:table-cell table:style-name="ce439" table:formula="of:=SUM([.I45:.I75])" office:value-type="float" office:value="0" calcext:value-type="float">
            <text:p>0</text:p>
          </table:table-cell>
          <table:table-cell table:style-name="ce439" table:formula="of:=SUM([.J45:.J75])" office:value-type="float" office:value="0" calcext:value-type="float">
            <text:p>0</text:p>
          </table:table-cell>
          <table:table-cell table:style-name="ce439" table:formula="of:=SUM([.K45:.K75])" office:value-type="float" office:value="0" calcext:value-type="float">
            <text:p>0</text:p>
          </table:table-cell>
          <table:table-cell table:style-name="ce439" table:formula="of:=SUM([.L45:.L75])" office:value-type="float" office:value="0" calcext:value-type="float">
            <text:p>0</text:p>
          </table:table-cell>
          <table:table-cell table:style-name="ce491" table:formula="of:=SUM([.C76:.L76])" office:value-type="float" office:value="0" calcext:value-type="float">
            <text:p>0</text:p>
          </table:table-cell>
          <table:table-cell table:style-name="ce378" table:number-columns-repeated="1011"/>
        </table:table-row>
        <table:table-row table:style-name="ro2">
          <table:table-cell table:style-name="ce200"/>
          <table:table-cell table:style-name="ce285" office:value-type="string" calcext:value-type="string">
            <text:p>Effort:</text:p>
          </table:table-cell>
          <table:table-cell table:style-name="ce297" table:formula="of:=IF(SUM([.$C76:.$L76])=0;0;([.C76]/SUM([.$C76:.$L76])*[$Estimation.$D$115]))" office:value-type="float" office:value="0" calcext:value-type="float">
            <text:p>0</text:p>
          </table:table-cell>
          <table:table-cell table:style-name="ce297" table:formula="of:=IF(SUM([.$C76:.$L76])=0;0;([.D76]/SUM([.$C76:.$L76])*[$Estimation.$D$115]))" office:value-type="float" office:value="0" calcext:value-type="float">
            <text:p>0</text:p>
          </table:table-cell>
          <table:table-cell table:style-name="ce297" table:formula="of:=IF(SUM([.$C76:.$L76])=0;0;([.E76]/SUM([.$C76:.$L76])*[$Estimation.$D$115]))" office:value-type="float" office:value="0" calcext:value-type="float">
            <text:p>0</text:p>
          </table:table-cell>
          <table:table-cell table:style-name="ce297" table:formula="of:=IF(SUM([.$C76:.$L76])=0;0;([.F76]/SUM([.$C76:.$L76])*[$Estimation.$D$115]))" office:value-type="float" office:value="0" calcext:value-type="float">
            <text:p>0</text:p>
          </table:table-cell>
          <table:table-cell table:style-name="ce297" table:formula="of:=IF(SUM([.$C76:.$L76])=0;0;([.G76]/SUM([.$C76:.$L76])*[$Estimation.$D$115]))" office:value-type="float" office:value="0" calcext:value-type="float">
            <text:p>0</text:p>
          </table:table-cell>
          <table:table-cell table:style-name="ce297" table:formula="of:=IF(SUM([.$C76:.$L76])=0;0;([.H76]/SUM([.$C76:.$L76])*[$Estimation.$D$115]))" office:value-type="float" office:value="0" calcext:value-type="float">
            <text:p>0</text:p>
          </table:table-cell>
          <table:table-cell table:style-name="ce297" table:formula="of:=IF(SUM([.$C76:.$L76])=0;0;([.I76]/SUM([.$C76:.$L76])*[$Estimation.$D$115]))" office:value-type="float" office:value="0" calcext:value-type="float">
            <text:p>0</text:p>
          </table:table-cell>
          <table:table-cell table:style-name="ce297" table:formula="of:=IF(SUM([.$C76:.$L76])=0;0;([.J76]/SUM([.$C76:.$L76])*[$Estimation.$D$115]))" office:value-type="float" office:value="0" calcext:value-type="float">
            <text:p>0</text:p>
          </table:table-cell>
          <table:table-cell table:style-name="ce297" table:formula="of:=IF(SUM([.$C76:.$L76])=0;0;([.K76]/SUM([.$C76:.$L76])*[$Estimation.$D$115]))" office:value-type="float" office:value="0" calcext:value-type="float">
            <text:p>0</text:p>
          </table:table-cell>
          <table:table-cell table:style-name="ce297" table:formula="of:=IF(SUM([.$C76:.$L76])=0;0;([.L76]/SUM([.$C76:.$L76])*[$Estimation.$D$115]))" office:value-type="float" office:value="0" calcext:value-type="float">
            <text:p>0</text:p>
          </table:table-cell>
          <table:table-cell table:style-name="ce423" table:formula="of:=SUM([.C77:.L77])" office:value-type="float" office:value="0" calcext:value-type="float">
            <text:p>0</text:p>
          </table:table-cell>
          <table:table-cell table:style-name="ce200" table:number-columns-repeated="1011"/>
        </table:table-row>
        <table:table-row table:style-name="ro2">
          <table:table-cell table:number-columns-repeated="1024"/>
        </table:table-row>
        <table:table-row table:style-name="ro6">
          <table:table-cell table:style-name="ce256" office:value-type="string" calcext:value-type="string">
            <text:p>WBS</text:p>
          </table:table-cell>
          <table:table-cell table:style-name="ce381" table:number-columns-repeated="5"/>
          <table:table-cell table:style-name="ce378" table:number-columns-repeated="1018"/>
        </table:table-row>
        <table:table-row table:style-name="ro48">
          <table:table-cell table:style-name="ce447"/>
          <table:table-cell table:style-name="ce454" office:value-type="string" calcext:value-type="string">
            <text:p>Iteration Number</text:p>
          </table:table-cell>
          <table:table-cell table:style-name="ce454" office:value-type="string" calcext:value-type="string">
            <text:p>Planned Effort (minutes)</text:p>
          </table:table-cell>
          <table:table-cell table:style-name="ce471" office:value-type="string" calcext:value-type="string">
            <text:p>Cumulative Planned Effort</text:p>
          </table:table-cell>
          <table:table-cell table:style-name="ce471" office:value-type="string" calcext:value-type="string">
            <text:p>Planned Velocity</text:p>
          </table:table-cell>
          <table:table-cell table:style-name="ce471" office:value-type="string" calcext:value-type="string">
            <text:p>Cumulative Planned Velocity</text:p>
          </table:table-cell>
          <table:table-cell table:style-name="ce482" office:value-type="string" calcext:value-type="string">
            <text:p>Planned Completion Date</text:p>
          </table:table-cell>
          <table:table-cell table:style-name="ce447" table:number-columns-repeated="1017"/>
        </table:table-row>
        <table:table-row table:style-name="ro2">
          <table:table-cell/>
          <table:table-cell table:style-name="ce455" office:value-type="float" office:value="1" calcext:value-type="float">
            <text:p>1</text:p>
          </table:table-cell>
          <table:table-cell table:style-name="ce467"/>
          <table:table-cell table:style-name="ce295" table:formula="of:=[.C81]" office:value-type="float" office:value="0" calcext:value-type="float">
            <text:p>0</text:p>
          </table:table-cell>
          <table:table-cell table:style-name="ce296"/>
          <table:table-cell table:style-name="ce478" table:formula="of:=[.E81]"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2" calcext:value-type="float">
            <text:p>2</text:p>
          </table:table-cell>
          <table:table-cell table:style-name="ce467"/>
          <table:table-cell table:style-name="ce295" table:formula="of:=[.C82]+[.D81]" office:value-type="float" office:value="0" calcext:value-type="float">
            <text:p>0</text:p>
          </table:table-cell>
          <table:table-cell table:style-name="ce296"/>
          <table:table-cell table:style-name="ce478" table:formula="of:=[.E82]+[.F81]"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3" calcext:value-type="float">
            <text:p>3</text:p>
          </table:table-cell>
          <table:table-cell table:style-name="ce467"/>
          <table:table-cell table:style-name="ce295" table:formula="of:=[.C83]+[.D82]" office:value-type="float" office:value="0" calcext:value-type="float">
            <text:p>0</text:p>
          </table:table-cell>
          <table:table-cell table:style-name="ce296"/>
          <table:table-cell table:style-name="ce478" table:formula="of:=[.E83]+[.F82]"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4" calcext:value-type="float">
            <text:p>4</text:p>
          </table:table-cell>
          <table:table-cell table:style-name="ce467"/>
          <table:table-cell table:style-name="ce295" table:formula="of:=[.C84]+[.D83]" office:value-type="float" office:value="0" calcext:value-type="float">
            <text:p>0</text:p>
          </table:table-cell>
          <table:table-cell table:style-name="ce296"/>
          <table:table-cell table:style-name="ce478" table:formula="of:=[.E84]+[.F83]"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5" calcext:value-type="float">
            <text:p>5</text:p>
          </table:table-cell>
          <table:table-cell table:style-name="ce467"/>
          <table:table-cell table:style-name="ce295" table:formula="of:=[.C85]+[.D84]" office:value-type="float" office:value="0" calcext:value-type="float">
            <text:p>0</text:p>
          </table:table-cell>
          <table:table-cell table:style-name="ce296"/>
          <table:table-cell table:style-name="ce478" table:formula="of:=[.E85]+[.F84]"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6" calcext:value-type="float">
            <text:p>6</text:p>
          </table:table-cell>
          <table:table-cell table:style-name="ce467"/>
          <table:table-cell table:style-name="ce295" table:formula="of:=[.C86]+[.D85]" office:value-type="float" office:value="0" calcext:value-type="float">
            <text:p>0</text:p>
          </table:table-cell>
          <table:table-cell table:style-name="ce296"/>
          <table:table-cell table:style-name="ce478" table:formula="of:=[.E86]+[.F85]"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7" calcext:value-type="float">
            <text:p>7</text:p>
          </table:table-cell>
          <table:table-cell table:style-name="ce467"/>
          <table:table-cell table:style-name="ce295" table:formula="of:=[.C87]+[.D86]" office:value-type="float" office:value="0" calcext:value-type="float">
            <text:p>0</text:p>
          </table:table-cell>
          <table:table-cell table:style-name="ce296"/>
          <table:table-cell table:style-name="ce478" table:formula="of:=[.E87]+[.F86]"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8" calcext:value-type="float">
            <text:p>8</text:p>
          </table:table-cell>
          <table:table-cell table:style-name="ce467"/>
          <table:table-cell table:style-name="ce295" table:formula="of:=[.C88]+[.D87]" office:value-type="float" office:value="0" calcext:value-type="float">
            <text:p>0</text:p>
          </table:table-cell>
          <table:table-cell table:style-name="ce296"/>
          <table:table-cell table:style-name="ce478" table:formula="of:=[.E88]+[.F87]" office:value-type="float" office:value="0" calcext:value-type="float">
            <text:p>0</text:p>
          </table:table-cell>
          <table:table-cell table:style-name="ce483" table:content-validation-name="val13"/>
          <table:table-cell table:number-columns-repeated="1017"/>
        </table:table-row>
        <table:table-row table:style-name="ro2">
          <table:table-cell/>
          <table:table-cell table:style-name="ce455" office:value-type="float" office:value="9" calcext:value-type="float">
            <text:p>9</text:p>
          </table:table-cell>
          <table:table-cell table:style-name="ce467"/>
          <table:table-cell table:style-name="ce295" table:formula="of:=[.C89]+[.D88]" office:value-type="float" office:value="0" calcext:value-type="float">
            <text:p>0</text:p>
          </table:table-cell>
          <table:table-cell table:style-name="ce296"/>
          <table:table-cell table:style-name="ce478" table:formula="of:=[.E89]+[.F88]" office:value-type="float" office:value="0" calcext:value-type="float">
            <text:p>0</text:p>
          </table:table-cell>
          <table:table-cell table:style-name="ce483" table:content-validation-name="val13"/>
          <table:table-cell table:number-columns-repeated="1017"/>
        </table:table-row>
        <table:table-row table:style-name="ro32">
          <table:table-cell/>
          <table:table-cell table:style-name="ce456" office:value-type="float" office:value="10" calcext:value-type="float">
            <text:p>10</text:p>
          </table:table-cell>
          <table:table-cell table:style-name="ce468"/>
          <table:table-cell table:style-name="ce472" table:formula="of:=[.C90]+[.D89]" office:value-type="float" office:value="0" calcext:value-type="float">
            <text:p>0</text:p>
          </table:table-cell>
          <table:table-cell table:style-name="ce475"/>
          <table:table-cell table:style-name="ce479" table:formula="of:=[.E90]+[.F89]" office:value-type="float" office:value="0" calcext:value-type="float">
            <text:p>0</text:p>
          </table:table-cell>
          <table:table-cell table:style-name="ce484" table:content-validation-name="val13"/>
          <table:table-cell table:number-columns-repeated="1017"/>
        </table:table-row>
        <table:table-row table:style-name="ro2">
          <table:table-cell table:style-name="ce200"/>
          <table:table-cell table:style-name="ce457"/>
          <table:table-cell table:style-name="ce200" table:number-columns-repeated="1022"/>
        </table:table-row>
        <table:table-row table:style-name="ro6">
          <table:table-cell table:style-name="ce253" office:value-type="string" calcext:value-type="string">
            <text:p>Calendar</text:p>
          </table:table-cell>
          <table:table-cell table:style-name="ce253" table:number-columns-repeated="5"/>
          <table:table-cell table:style-name="ce200" table:number-columns-repeated="1018"/>
        </table:table-row>
        <table:table-row table:style-name="ro41">
          <table:table-cell table:style-name="ce448"/>
          <table:table-cell table:style-name="ce454" office:value-type="string" calcext:value-type="string">
            <text:p>Day #</text:p>
          </table:table-cell>
          <table:table-cell table:style-name="ce469" office:value-type="string" calcext:value-type="string">
            <text:p>Date</text:p>
          </table:table-cell>
          <table:table-cell table:style-name="ce454" office:value-type="string" calcext:value-type="string">
            <text:p>Available Minutes</text:p>
          </table:table-cell>
          <table:table-cell table:style-name="ce471" office:value-type="string" calcext:value-type="string">
            <text:p>Cumulative Minutes</text:p>
          </table:table-cell>
          <table:table-cell table:style-name="ce471" office:value-type="string" calcext:value-type="string">
            <text:p>Planned Velocity</text:p>
          </table:table-cell>
          <table:table-cell table:style-name="ce482" office:value-type="string" calcext:value-type="string">
            <text:p>Cumulative Planned Velocity</text:p>
          </table:table-cell>
          <table:table-cell table:style-name="ce448" table:number-columns-repeated="1017"/>
        </table:table-row>
        <table:table-row table:style-name="ro2">
          <table:table-cell table:style-name="ce420"/>
          <table:table-cell table:style-name="ce458" office:value-type="float" office:value="1" calcext:value-type="float">
            <text:p>1</text:p>
          </table:table-cell>
          <table:table-cell table:style-name="ce470" table:content-validation-name="val12" office:value-type="string" calcext:value-type="string">
            <text:p>due date - 24</text:p>
          </table:table-cell>
          <table:table-cell table:style-name="ce473"/>
          <table:table-cell table:style-name="ce476" table:formula="of:=[.D94]" office:value-type="float" office:value="0" calcext:value-type="float">
            <text:p>0</text:p>
          </table:table-cell>
          <table:table-cell table:style-name="ce480"/>
          <table:table-cell table:style-name="ce485" table:formula="of:=[.F94]"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 calcext:value-type="float">
            <text:p>2</text:p>
          </table:table-cell>
          <table:table-cell table:style-name="ce470" table:content-validation-name="val12" office:value-type="string" calcext:value-type="string">
            <text:p>due date - 23</text:p>
          </table:table-cell>
          <table:table-cell table:style-name="ce473"/>
          <table:table-cell table:style-name="ce476" table:formula="of:=[.D95]+[.E94]" office:value-type="float" office:value="0" calcext:value-type="float">
            <text:p>0</text:p>
          </table:table-cell>
          <table:table-cell table:style-name="ce480"/>
          <table:table-cell table:style-name="ce485" table:formula="of:=[.F95]+[.G94]"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 calcext:value-type="float">
            <text:p>3</text:p>
          </table:table-cell>
          <table:table-cell table:style-name="ce470" table:content-validation-name="val12" office:value-type="string" calcext:value-type="string">
            <text:p>due date - 22</text:p>
          </table:table-cell>
          <table:table-cell table:style-name="ce473"/>
          <table:table-cell table:style-name="ce476" table:formula="of:=[.D96]+[.E95]" office:value-type="float" office:value="0" calcext:value-type="float">
            <text:p>0</text:p>
          </table:table-cell>
          <table:table-cell table:style-name="ce480"/>
          <table:table-cell table:style-name="ce485" table:formula="of:=[.F96]+[.G95]"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4" calcext:value-type="float">
            <text:p>4</text:p>
          </table:table-cell>
          <table:table-cell table:style-name="ce470" table:content-validation-name="val12" office:value-type="string" calcext:value-type="string">
            <text:p>due date - 21</text:p>
          </table:table-cell>
          <table:table-cell table:style-name="ce473"/>
          <table:table-cell table:style-name="ce476" table:formula="of:=[.D97]+[.E96]" office:value-type="float" office:value="0" calcext:value-type="float">
            <text:p>0</text:p>
          </table:table-cell>
          <table:table-cell table:style-name="ce480"/>
          <table:table-cell table:style-name="ce485" table:formula="of:=[.F97]+[.G96]"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5" calcext:value-type="float">
            <text:p>5</text:p>
          </table:table-cell>
          <table:table-cell table:style-name="ce470" table:content-validation-name="val12" office:value-type="string" calcext:value-type="string">
            <text:p>due date - 20</text:p>
          </table:table-cell>
          <table:table-cell table:style-name="ce473"/>
          <table:table-cell table:style-name="ce476" table:formula="of:=[.D98]+[.E97]" office:value-type="float" office:value="0" calcext:value-type="float">
            <text:p>0</text:p>
          </table:table-cell>
          <table:table-cell table:style-name="ce480"/>
          <table:table-cell table:style-name="ce485" table:formula="of:=[.F98]+[.G97]"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6" calcext:value-type="float">
            <text:p>6</text:p>
          </table:table-cell>
          <table:table-cell table:style-name="ce470" table:content-validation-name="val12" office:value-type="string" calcext:value-type="string">
            <text:p>due date - 19</text:p>
          </table:table-cell>
          <table:table-cell table:style-name="ce473"/>
          <table:table-cell table:style-name="ce476" table:formula="of:=[.D99]+[.E98]" office:value-type="float" office:value="0" calcext:value-type="float">
            <text:p>0</text:p>
          </table:table-cell>
          <table:table-cell table:style-name="ce480"/>
          <table:table-cell table:style-name="ce485" table:formula="of:=[.F99]+[.G98]"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7" calcext:value-type="float">
            <text:p>7</text:p>
          </table:table-cell>
          <table:table-cell table:style-name="ce470" table:content-validation-name="val12" office:value-type="string" calcext:value-type="string">
            <text:p>due date - 18</text:p>
          </table:table-cell>
          <table:table-cell table:style-name="ce473"/>
          <table:table-cell table:style-name="ce476" table:formula="of:=[.D100]+[.E99]" office:value-type="float" office:value="0" calcext:value-type="float">
            <text:p>0</text:p>
          </table:table-cell>
          <table:table-cell table:style-name="ce480"/>
          <table:table-cell table:style-name="ce485" table:formula="of:=[.F100]+[.G99]"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8" calcext:value-type="float">
            <text:p>8</text:p>
          </table:table-cell>
          <table:table-cell table:style-name="ce470" table:content-validation-name="val12" office:value-type="string" calcext:value-type="string">
            <text:p>due date - 17</text:p>
          </table:table-cell>
          <table:table-cell table:style-name="ce473"/>
          <table:table-cell table:style-name="ce476" table:formula="of:=[.D101]+[.E100]" office:value-type="float" office:value="0" calcext:value-type="float">
            <text:p>0</text:p>
          </table:table-cell>
          <table:table-cell table:style-name="ce480"/>
          <table:table-cell table:style-name="ce485" table:formula="of:=[.F101]+[.G100]"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9" calcext:value-type="float">
            <text:p>9</text:p>
          </table:table-cell>
          <table:table-cell table:style-name="ce470" table:content-validation-name="val12" office:value-type="string" calcext:value-type="string">
            <text:p>due date - 16</text:p>
          </table:table-cell>
          <table:table-cell table:style-name="ce473"/>
          <table:table-cell table:style-name="ce476" table:formula="of:=[.D102]+[.E101]" office:value-type="float" office:value="0" calcext:value-type="float">
            <text:p>0</text:p>
          </table:table-cell>
          <table:table-cell table:style-name="ce480"/>
          <table:table-cell table:style-name="ce485" table:formula="of:=[.F102]+[.G101]"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0" calcext:value-type="float">
            <text:p>10</text:p>
          </table:table-cell>
          <table:table-cell table:style-name="ce470" table:content-validation-name="val12" office:value-type="string" calcext:value-type="string">
            <text:p>due date - 15</text:p>
          </table:table-cell>
          <table:table-cell table:style-name="ce473"/>
          <table:table-cell table:style-name="ce476" table:formula="of:=[.D103]+[.E102]" office:value-type="float" office:value="0" calcext:value-type="float">
            <text:p>0</text:p>
          </table:table-cell>
          <table:table-cell table:style-name="ce480"/>
          <table:table-cell table:style-name="ce485" table:formula="of:=[.F103]+[.G102]"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1" calcext:value-type="float">
            <text:p>11</text:p>
          </table:table-cell>
          <table:table-cell table:style-name="ce470" table:content-validation-name="val12" office:value-type="string" calcext:value-type="string">
            <text:p>due date - 14</text:p>
          </table:table-cell>
          <table:table-cell table:style-name="ce473"/>
          <table:table-cell table:style-name="ce476" table:formula="of:=[.D104]+[.E103]" office:value-type="float" office:value="0" calcext:value-type="float">
            <text:p>0</text:p>
          </table:table-cell>
          <table:table-cell table:style-name="ce480"/>
          <table:table-cell table:style-name="ce485" table:formula="of:=[.F104]+[.G103]"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2" calcext:value-type="float">
            <text:p>12</text:p>
          </table:table-cell>
          <table:table-cell table:style-name="ce470" table:content-validation-name="val12" office:value-type="string" calcext:value-type="string">
            <text:p>due date - 13</text:p>
          </table:table-cell>
          <table:table-cell table:style-name="ce473"/>
          <table:table-cell table:style-name="ce476" table:formula="of:=[.D105]+[.E104]" office:value-type="float" office:value="0" calcext:value-type="float">
            <text:p>0</text:p>
          </table:table-cell>
          <table:table-cell table:style-name="ce480"/>
          <table:table-cell table:style-name="ce485" table:formula="of:=[.F105]+[.G104]"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3" calcext:value-type="float">
            <text:p>13</text:p>
          </table:table-cell>
          <table:table-cell table:style-name="ce470" table:content-validation-name="val12" office:value-type="string" calcext:value-type="string">
            <text:p>due date - 12</text:p>
          </table:table-cell>
          <table:table-cell table:style-name="ce473"/>
          <table:table-cell table:style-name="ce476" table:formula="of:=[.D106]+[.E105]" office:value-type="float" office:value="0" calcext:value-type="float">
            <text:p>0</text:p>
          </table:table-cell>
          <table:table-cell table:style-name="ce480"/>
          <table:table-cell table:style-name="ce485" table:formula="of:=[.F106]+[.G105]"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4" calcext:value-type="float">
            <text:p>14</text:p>
          </table:table-cell>
          <table:table-cell table:style-name="ce470" table:content-validation-name="val12" office:value-type="string" calcext:value-type="string">
            <text:p>due date - 11</text:p>
          </table:table-cell>
          <table:table-cell table:style-name="ce473"/>
          <table:table-cell table:style-name="ce476" table:formula="of:=[.D107]+[.E106]" office:value-type="float" office:value="0" calcext:value-type="float">
            <text:p>0</text:p>
          </table:table-cell>
          <table:table-cell table:style-name="ce480"/>
          <table:table-cell table:style-name="ce485" table:formula="of:=[.F107]+[.G106]"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5" calcext:value-type="float">
            <text:p>15</text:p>
          </table:table-cell>
          <table:table-cell table:style-name="ce470" table:content-validation-name="val12" office:value-type="string" calcext:value-type="string">
            <text:p>due date - 10</text:p>
          </table:table-cell>
          <table:table-cell table:style-name="ce473"/>
          <table:table-cell table:style-name="ce476" table:formula="of:=[.D108]+[.E107]" office:value-type="float" office:value="0" calcext:value-type="float">
            <text:p>0</text:p>
          </table:table-cell>
          <table:table-cell table:style-name="ce480"/>
          <table:table-cell table:style-name="ce485" table:formula="of:=[.F108]+[.G107]"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6" calcext:value-type="float">
            <text:p>16</text:p>
          </table:table-cell>
          <table:table-cell table:style-name="ce470" table:content-validation-name="val12" office:value-type="string" calcext:value-type="string">
            <text:p>due date - 9</text:p>
          </table:table-cell>
          <table:table-cell table:style-name="ce473"/>
          <table:table-cell table:style-name="ce476" table:formula="of:=[.D109]+[.E108]" office:value-type="float" office:value="0" calcext:value-type="float">
            <text:p>0</text:p>
          </table:table-cell>
          <table:table-cell table:style-name="ce480"/>
          <table:table-cell table:style-name="ce485" table:formula="of:=[.F109]+[.G108]"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7" calcext:value-type="float">
            <text:p>17</text:p>
          </table:table-cell>
          <table:table-cell table:style-name="ce470" table:content-validation-name="val12" office:value-type="string" calcext:value-type="string">
            <text:p>due date - 8</text:p>
          </table:table-cell>
          <table:table-cell table:style-name="ce473"/>
          <table:table-cell table:style-name="ce476" table:formula="of:=[.D110]+[.E109]" office:value-type="float" office:value="0" calcext:value-type="float">
            <text:p>0</text:p>
          </table:table-cell>
          <table:table-cell table:style-name="ce480"/>
          <table:table-cell table:style-name="ce485" table:formula="of:=[.F110]+[.G109]"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8" calcext:value-type="float">
            <text:p>18</text:p>
          </table:table-cell>
          <table:table-cell table:style-name="ce470" table:content-validation-name="val12" office:value-type="string" calcext:value-type="string">
            <text:p>due date - 7</text:p>
          </table:table-cell>
          <table:table-cell table:style-name="ce473"/>
          <table:table-cell table:style-name="ce476" table:formula="of:=[.D111]+[.E110]" office:value-type="float" office:value="0" calcext:value-type="float">
            <text:p>0</text:p>
          </table:table-cell>
          <table:table-cell table:style-name="ce480"/>
          <table:table-cell table:style-name="ce485" table:formula="of:=[.F111]+[.G110]"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19" calcext:value-type="float">
            <text:p>19</text:p>
          </table:table-cell>
          <table:table-cell table:style-name="ce470" table:content-validation-name="val12" office:value-type="string" calcext:value-type="string">
            <text:p>due date - 6</text:p>
          </table:table-cell>
          <table:table-cell table:style-name="ce473"/>
          <table:table-cell table:style-name="ce476" table:formula="of:=[.D112]+[.E111]" office:value-type="float" office:value="0" calcext:value-type="float">
            <text:p>0</text:p>
          </table:table-cell>
          <table:table-cell table:style-name="ce480"/>
          <table:table-cell table:style-name="ce485" table:formula="of:=[.F112]+[.G111]"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0" calcext:value-type="float">
            <text:p>20</text:p>
          </table:table-cell>
          <table:table-cell table:style-name="ce470" table:content-validation-name="val12" office:value-type="string" calcext:value-type="string">
            <text:p>due date - 5</text:p>
          </table:table-cell>
          <table:table-cell table:style-name="ce473"/>
          <table:table-cell table:style-name="ce476" table:formula="of:=[.D113]+[.E112]" office:value-type="float" office:value="0" calcext:value-type="float">
            <text:p>0</text:p>
          </table:table-cell>
          <table:table-cell table:style-name="ce480"/>
          <table:table-cell table:style-name="ce485" table:formula="of:=[.F113]+[.G112]"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1" calcext:value-type="float">
            <text:p>21</text:p>
          </table:table-cell>
          <table:table-cell table:style-name="ce470" table:content-validation-name="val12" office:value-type="string" calcext:value-type="string">
            <text:p>due date - 4</text:p>
          </table:table-cell>
          <table:table-cell table:style-name="ce473"/>
          <table:table-cell table:style-name="ce476" table:formula="of:=[.D114]+[.E113]" office:value-type="float" office:value="0" calcext:value-type="float">
            <text:p>0</text:p>
          </table:table-cell>
          <table:table-cell table:style-name="ce480"/>
          <table:table-cell table:style-name="ce485" table:formula="of:=[.F114]+[.G113]"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2" calcext:value-type="float">
            <text:p>22</text:p>
          </table:table-cell>
          <table:table-cell table:style-name="ce470" table:content-validation-name="val12" office:value-type="string" calcext:value-type="string">
            <text:p>due date - 3</text:p>
          </table:table-cell>
          <table:table-cell table:style-name="ce473"/>
          <table:table-cell table:style-name="ce476" table:formula="of:=[.D115]+[.E114]" office:value-type="float" office:value="0" calcext:value-type="float">
            <text:p>0</text:p>
          </table:table-cell>
          <table:table-cell table:style-name="ce480"/>
          <table:table-cell table:style-name="ce485" table:formula="of:=[.F115]+[.G114]"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3" calcext:value-type="float">
            <text:p>23</text:p>
          </table:table-cell>
          <table:table-cell table:style-name="ce470" table:content-validation-name="val12" office:value-type="string" calcext:value-type="string">
            <text:p>due date - 2</text:p>
          </table:table-cell>
          <table:table-cell table:style-name="ce473"/>
          <table:table-cell table:style-name="ce476" table:formula="of:=[.D116]+[.E115]" office:value-type="float" office:value="0" calcext:value-type="float">
            <text:p>0</text:p>
          </table:table-cell>
          <table:table-cell table:style-name="ce480"/>
          <table:table-cell table:style-name="ce485" table:formula="of:=[.F116]+[.G115]"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4" calcext:value-type="float">
            <text:p>24</text:p>
          </table:table-cell>
          <table:table-cell table:style-name="ce470" table:content-validation-name="val12" office:value-type="string" calcext:value-type="string">
            <text:p>due date - 1</text:p>
          </table:table-cell>
          <table:table-cell table:style-name="ce473"/>
          <table:table-cell table:style-name="ce476" table:formula="of:=[.D117]+[.E116]" office:value-type="float" office:value="0" calcext:value-type="float">
            <text:p>0</text:p>
          </table:table-cell>
          <table:table-cell table:style-name="ce480"/>
          <table:table-cell table:style-name="ce485" table:formula="of:=[.F117]+[.G116]"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5" calcext:value-type="float">
            <text:p>25</text:p>
          </table:table-cell>
          <table:table-cell table:style-name="ce470" table:content-validation-name="val12" office:value-type="string" calcext:value-type="string">
            <text:p>due date</text:p>
          </table:table-cell>
          <table:table-cell table:style-name="ce473"/>
          <table:table-cell table:style-name="ce476" table:formula="of:=[.D118]+[.E117]" office:value-type="float" office:value="0" calcext:value-type="float">
            <text:p>0</text:p>
          </table:table-cell>
          <table:table-cell table:style-name="ce480"/>
          <table:table-cell table:style-name="ce485" table:formula="of:=[.F118]+[.G117]"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6" calcext:value-type="float">
            <text:p>26</text:p>
          </table:table-cell>
          <table:table-cell table:style-name="ce470" table:content-validation-name="val12" office:value-type="string" calcext:value-type="string">
            <text:p>due date + 1</text:p>
          </table:table-cell>
          <table:table-cell table:style-name="ce473"/>
          <table:table-cell table:style-name="ce476" table:formula="of:=[.D119]+[.E118]" office:value-type="float" office:value="0" calcext:value-type="float">
            <text:p>0</text:p>
          </table:table-cell>
          <table:table-cell table:style-name="ce480"/>
          <table:table-cell table:style-name="ce485" table:formula="of:=[.F119]+[.G118]"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7" calcext:value-type="float">
            <text:p>27</text:p>
          </table:table-cell>
          <table:table-cell table:style-name="ce470" table:content-validation-name="val12" office:value-type="string" calcext:value-type="string">
            <text:p>due date + 2</text:p>
          </table:table-cell>
          <table:table-cell table:style-name="ce473"/>
          <table:table-cell table:style-name="ce476" table:formula="of:=[.D120]+[.E119]" office:value-type="float" office:value="0" calcext:value-type="float">
            <text:p>0</text:p>
          </table:table-cell>
          <table:table-cell table:style-name="ce480"/>
          <table:table-cell table:style-name="ce485" table:formula="of:=[.F120]+[.G119]"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8" calcext:value-type="float">
            <text:p>28</text:p>
          </table:table-cell>
          <table:table-cell table:style-name="ce470" table:content-validation-name="val12" office:value-type="string" calcext:value-type="string">
            <text:p>due date + 3</text:p>
          </table:table-cell>
          <table:table-cell table:style-name="ce473"/>
          <table:table-cell table:style-name="ce476" table:formula="of:=[.D121]+[.E120]" office:value-type="float" office:value="0" calcext:value-type="float">
            <text:p>0</text:p>
          </table:table-cell>
          <table:table-cell table:style-name="ce480"/>
          <table:table-cell table:style-name="ce485" table:formula="of:=[.F121]+[.G120]"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29" calcext:value-type="float">
            <text:p>29</text:p>
          </table:table-cell>
          <table:table-cell table:style-name="ce470" table:content-validation-name="val12" office:value-type="string" calcext:value-type="string">
            <text:p>due date + 4</text:p>
          </table:table-cell>
          <table:table-cell table:style-name="ce473"/>
          <table:table-cell table:style-name="ce476" table:formula="of:=[.D122]+[.E121]" office:value-type="float" office:value="0" calcext:value-type="float">
            <text:p>0</text:p>
          </table:table-cell>
          <table:table-cell table:style-name="ce480"/>
          <table:table-cell table:style-name="ce485" table:formula="of:=[.F122]+[.G121]"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0" calcext:value-type="float">
            <text:p>30</text:p>
          </table:table-cell>
          <table:table-cell table:style-name="ce470" table:content-validation-name="val12" office:value-type="string" calcext:value-type="string">
            <text:p>due date + 5</text:p>
          </table:table-cell>
          <table:table-cell table:style-name="ce473"/>
          <table:table-cell table:style-name="ce476" table:formula="of:=[.D123]+[.E122]" office:value-type="float" office:value="0" calcext:value-type="float">
            <text:p>0</text:p>
          </table:table-cell>
          <table:table-cell table:style-name="ce480"/>
          <table:table-cell table:style-name="ce485" table:formula="of:=[.F123]+[.G122]"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1" calcext:value-type="float">
            <text:p>31</text:p>
          </table:table-cell>
          <table:table-cell table:style-name="ce470" table:content-validation-name="val12" office:value-type="string" calcext:value-type="string">
            <text:p>due date + 6</text:p>
          </table:table-cell>
          <table:table-cell table:style-name="ce473"/>
          <table:table-cell table:style-name="ce476" table:formula="of:=[.D124]+[.E123]" office:value-type="float" office:value="0" calcext:value-type="float">
            <text:p>0</text:p>
          </table:table-cell>
          <table:table-cell table:style-name="ce480"/>
          <table:table-cell table:style-name="ce485" table:formula="of:=[.F124]+[.G123]"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2" calcext:value-type="float">
            <text:p>32</text:p>
          </table:table-cell>
          <table:table-cell table:style-name="ce470" table:content-validation-name="val12" office:value-type="string" calcext:value-type="string">
            <text:p>due date + 7</text:p>
          </table:table-cell>
          <table:table-cell table:style-name="ce473"/>
          <table:table-cell table:style-name="ce476" table:formula="of:=[.D125]+[.E124]" office:value-type="float" office:value="0" calcext:value-type="float">
            <text:p>0</text:p>
          </table:table-cell>
          <table:table-cell table:style-name="ce480"/>
          <table:table-cell table:style-name="ce485" table:formula="of:=[.F125]+[.G124]"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3" calcext:value-type="float">
            <text:p>33</text:p>
          </table:table-cell>
          <table:table-cell table:style-name="ce470" table:content-validation-name="val12" office:value-type="string" calcext:value-type="string">
            <text:p>due date + 8</text:p>
          </table:table-cell>
          <table:table-cell table:style-name="ce473"/>
          <table:table-cell table:style-name="ce476" table:formula="of:=[.D126]+[.E125]" office:value-type="float" office:value="0" calcext:value-type="float">
            <text:p>0</text:p>
          </table:table-cell>
          <table:table-cell table:style-name="ce480"/>
          <table:table-cell table:style-name="ce485" table:formula="of:=[.F126]+[.G125]"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4" calcext:value-type="float">
            <text:p>34</text:p>
          </table:table-cell>
          <table:table-cell table:style-name="ce470" table:content-validation-name="val12" office:value-type="string" calcext:value-type="string">
            <text:p>due date + 9</text:p>
          </table:table-cell>
          <table:table-cell table:style-name="ce473"/>
          <table:table-cell table:style-name="ce476" table:formula="of:=[.D127]+[.E126]" office:value-type="float" office:value="0" calcext:value-type="float">
            <text:p>0</text:p>
          </table:table-cell>
          <table:table-cell table:style-name="ce480"/>
          <table:table-cell table:style-name="ce485" table:formula="of:=[.F127]+[.G126]"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5" calcext:value-type="float">
            <text:p>35</text:p>
          </table:table-cell>
          <table:table-cell table:style-name="ce470" table:content-validation-name="val12" office:value-type="string" calcext:value-type="string">
            <text:p>due date + 10</text:p>
          </table:table-cell>
          <table:table-cell table:style-name="ce473"/>
          <table:table-cell table:style-name="ce476" table:formula="of:=[.D128]+[.E127]" office:value-type="float" office:value="0" calcext:value-type="float">
            <text:p>0</text:p>
          </table:table-cell>
          <table:table-cell table:style-name="ce480"/>
          <table:table-cell table:style-name="ce485" table:formula="of:=[.F128]+[.G127]"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6" calcext:value-type="float">
            <text:p>36</text:p>
          </table:table-cell>
          <table:table-cell table:style-name="ce470" table:content-validation-name="val12" office:value-type="string" calcext:value-type="string">
            <text:p>due date + 11</text:p>
          </table:table-cell>
          <table:table-cell table:style-name="ce473"/>
          <table:table-cell table:style-name="ce476" table:formula="of:=[.D129]+[.E128]" office:value-type="float" office:value="0" calcext:value-type="float">
            <text:p>0</text:p>
          </table:table-cell>
          <table:table-cell table:style-name="ce480"/>
          <table:table-cell table:style-name="ce485" table:formula="of:=[.F129]+[.G128]"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7" calcext:value-type="float">
            <text:p>37</text:p>
          </table:table-cell>
          <table:table-cell table:style-name="ce470" table:content-validation-name="val12" office:value-type="string" calcext:value-type="string">
            <text:p>due date + 12</text:p>
          </table:table-cell>
          <table:table-cell table:style-name="ce473"/>
          <table:table-cell table:style-name="ce476" table:formula="of:=[.D130]+[.E129]" office:value-type="float" office:value="0" calcext:value-type="float">
            <text:p>0</text:p>
          </table:table-cell>
          <table:table-cell table:style-name="ce480"/>
          <table:table-cell table:style-name="ce485" table:formula="of:=[.F130]+[.G129]"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8" calcext:value-type="float">
            <text:p>38</text:p>
          </table:table-cell>
          <table:table-cell table:style-name="ce470" table:content-validation-name="val12" office:value-type="string" calcext:value-type="string">
            <text:p>due date + 13</text:p>
          </table:table-cell>
          <table:table-cell table:style-name="ce473"/>
          <table:table-cell table:style-name="ce476" table:formula="of:=[.D131]+[.E130]" office:value-type="float" office:value="0" calcext:value-type="float">
            <text:p>0</text:p>
          </table:table-cell>
          <table:table-cell table:style-name="ce480"/>
          <table:table-cell table:style-name="ce485" table:formula="of:=[.F131]+[.G130]"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39" calcext:value-type="float">
            <text:p>39</text:p>
          </table:table-cell>
          <table:table-cell table:style-name="ce470" table:content-validation-name="val12" office:value-type="string" calcext:value-type="string">
            <text:p>due date + 14</text:p>
          </table:table-cell>
          <table:table-cell table:style-name="ce473"/>
          <table:table-cell table:style-name="ce476" table:formula="of:=[.D132]+[.E131]" office:value-type="float" office:value="0" calcext:value-type="float">
            <text:p>0</text:p>
          </table:table-cell>
          <table:table-cell table:style-name="ce480"/>
          <table:table-cell table:style-name="ce485" table:formula="of:=[.F132]+[.G131]"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40" calcext:value-type="float">
            <text:p>40</text:p>
          </table:table-cell>
          <table:table-cell table:style-name="ce470" table:content-validation-name="val12" office:value-type="string" calcext:value-type="string">
            <text:p>due date + 15</text:p>
          </table:table-cell>
          <table:table-cell table:style-name="ce473"/>
          <table:table-cell table:style-name="ce476" table:formula="of:=[.D133]+[.E132]" office:value-type="float" office:value="0" calcext:value-type="float">
            <text:p>0</text:p>
          </table:table-cell>
          <table:table-cell table:style-name="ce480"/>
          <table:table-cell table:style-name="ce485" table:formula="of:=[.F133]+[.G132]" office:value-type="float" office:value="0" calcext:value-type="float">
            <text:p>0</text:p>
          </table:table-cell>
          <table:table-cell table:style-name="ce420" table:number-columns-repeated="1017"/>
        </table:table-row>
        <table:table-row table:style-name="ro2">
          <table:table-cell table:style-name="ce420"/>
          <table:table-cell table:style-name="ce458" office:value-type="float" office:value="41" calcext:value-type="float">
            <text:p>41</text:p>
          </table:table-cell>
          <table:table-cell table:style-name="ce470" table:content-validation-name="val12" office:value-type="string" calcext:value-type="string">
            <text:p>due date + 16</text:p>
          </table:table-cell>
          <table:table-cell table:style-name="ce473"/>
          <table:table-cell table:style-name="ce476" table:formula="of:=[.D134]+[.E133]" office:value-type="float" office:value="0" calcext:value-type="float">
            <text:p>0</text:p>
          </table:table-cell>
          <table:table-cell table:style-name="ce480"/>
          <table:table-cell table:style-name="ce485" table:formula="of:=[.F134]+[.G133]" office:value-type="float" office:value="0" calcext:value-type="float">
            <text:p>0</text:p>
          </table:table-cell>
          <table:table-cell table:style-name="ce420" table:number-columns-repeated="1017"/>
        </table:table-row>
        <table:table-row table:style-name="ro32">
          <table:table-cell table:style-name="ce420"/>
          <table:table-cell table:style-name="ce459" office:value-type="float" office:value="42" calcext:value-type="float">
            <text:p>42</text:p>
          </table:table-cell>
          <table:table-cell table:style-name="ce470" table:content-validation-name="val12" office:value-type="string" calcext:value-type="string">
            <text:p>due date + 17</text:p>
          </table:table-cell>
          <table:table-cell table:style-name="ce474"/>
          <table:table-cell table:style-name="ce477" table:formula="of:=[.D135]+[.E134]" office:value-type="float" office:value="0" calcext:value-type="float">
            <text:p>0</text:p>
          </table:table-cell>
          <table:table-cell table:style-name="ce481"/>
          <table:table-cell table:style-name="ce486" table:formula="of:=[.F135]+[.G134]" office:value-type="float" office:value="0" calcext:value-type="float">
            <text:p>0</text:p>
          </table:table-cell>
          <table:table-cell table:style-name="ce420"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21" table:protected="true">
        <loext:table-protection loext:select-protected-cells="true" loext:select-unprotected-cells="true"/>
        <table:table-column table:style-name="co23" table:number-columns-repeated="5" table:default-cell-style-name="ce199"/>
        <table:table-column table:style-name="co15" table:default-cell-style-name="ce199"/>
        <table:table-column table:style-name="co23" table:number-columns-repeated="2" table:default-cell-style-name="ce199"/>
        <table:table-column table:style-name="co36" table:number-columns-repeated="249" table:default-cell-style-name="ce199"/>
        <table:table-column table:style-name="co36" table:number-columns-repeated="767" table:default-cell-style-name="Default"/>
        <table:table-row table:style-name="ro1">
          <table:table-cell table:style-name="ce253" office:value-type="string" calcext:value-type="string" table:number-columns-spanned="3" table:number-rows-spanned="1">
            <text:p>Project Plan Summary</text:p>
          </table:table-cell>
          <table:covered-table-cell table:number-columns-repeated="2" table:style-name="ce253"/>
          <table:table-cell table:style-name="ce256" table:number-columns-repeated="5"/>
          <table:table-cell table:number-columns-repeated="1016"/>
        </table:table-row>
        <table:table-row table:style-name="ro32" table:visibility="collapse">
          <table:table-cell table:style-name="ce328" table:number-columns-repeated="8"/>
          <table:table-cell table:number-columns-repeated="1016"/>
        </table:table-row>
        <table:table-row table:style-name="ro1" table:visibility="collapse">
          <table:table-cell table:style-name="ce492" office:value-type="string" calcext:value-type="string" table:number-columns-spanned="2" table:number-rows-spanned="1">
            <text:p>Standards</text:p>
          </table:table-cell>
          <table:covered-table-cell table:style-name="ce492"/>
          <table:table-cell table:style-name="ce493" table:number-columns-repeated="3"/>
          <table:table-cell table:style-name="ce335" table:number-columns-repeated="3"/>
          <table:table-cell table:number-columns-repeated="1016"/>
        </table:table-row>
        <table:table-row table:style-name="ro2" table:visibility="collapse">
          <table:table-cell table:style-name="ce493" office:value-type="string" calcext:value-type="string">
            <text:p>Start date:</text:p>
          </table:table-cell>
          <table:table-cell table:style-name="ce494" office:value-type="date" office:date-value="2000-01-01" calcext:value-type="date">
            <text:p>1/1/2000</text:p>
          </table:table-cell>
          <table:table-cell table:style-name="ce493"/>
          <table:table-cell table:style-name="ce493" office:value-type="string" calcext:value-type="string">
            <text:p>Grades:</text:p>
          </table:table-cell>
          <table:table-cell table:style-name="ce493" office:value-type="string" calcext:value-type="string">
            <text:p>AA</text:p>
          </table:table-cell>
          <table:table-cell table:style-name="ce335" table:number-columns-repeated="3"/>
          <table:table-cell table:number-columns-repeated="1016"/>
        </table:table-row>
        <table:table-row table:style-name="ro2" table:visibility="collapse">
          <table:table-cell table:style-name="ce493" office:value-type="string" calcext:value-type="string">
            <text:p>End date:</text:p>
          </table:table-cell>
          <table:table-cell table:style-name="ce335" office:value-type="float" office:value="40179" calcext:value-type="float">
            <text:p>40179</text:p>
          </table:table-cell>
          <table:table-cell table:style-name="ce493" table:number-columns-repeated="2"/>
          <table:table-cell table:style-name="ce493" office:value-type="string" calcext:value-type="string">
            <text:p>A</text:p>
          </table:table-cell>
          <table:table-cell table:style-name="ce335" table:number-columns-repeated="3"/>
          <table:table-cell table:number-columns-repeated="1016"/>
        </table:table-row>
        <table:table-row table:style-name="ro2" table:visibility="collapse">
          <table:table-cell table:style-name="ce493" office:value-type="string" calcext:value-type="string">
            <text:p>Phases:</text:p>
          </table:table-cell>
          <table:table-cell table:style-name="ce493" office:value-type="string" calcext:value-type="string">
            <text:p>Analysis</text:p>
          </table:table-cell>
          <table:table-cell table:style-name="ce493" table:number-columns-repeated="2"/>
          <table:table-cell table:style-name="ce493" office:value-type="string" calcext:value-type="string">
            <text:p>AB</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Architecture</text:p>
          </table:table-cell>
          <table:table-cell table:style-name="ce493" table:number-columns-repeated="2"/>
          <table:table-cell table:style-name="ce493" office:value-type="string" calcext:value-type="string">
            <text:p>B</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lanning</text:p>
          </table:table-cell>
          <table:table-cell table:style-name="ce493" table:number-columns-repeated="2"/>
          <table:table-cell table:style-name="ce493" office:value-type="string" calcext:value-type="string">
            <text:p>BC</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Construction</text:p>
          </table:table-cell>
          <table:table-cell table:style-name="ce493" table:number-columns-repeated="2"/>
          <table:table-cell table:style-name="ce493" office:value-type="string" calcext:value-type="string">
            <text:p>C</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Refactoring</text:p>
          </table:table-cell>
          <table:table-cell table:style-name="ce493" table:number-columns-repeated="2"/>
          <table:table-cell table:style-name="ce493" office:value-type="string" calcext:value-type="string">
            <text:p>CD</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Review</text:p>
          </table:table-cell>
          <table:table-cell table:style-name="ce493" table:number-columns-repeated="2"/>
          <table:table-cell table:style-name="ce493" office:value-type="string" calcext:value-type="string">
            <text:p>D</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Integration Test</text:p>
          </table:table-cell>
          <table:table-cell table:style-name="ce493" table:number-columns-repeated="2"/>
          <table:table-cell table:style-name="ce493" office:value-type="string" calcext:value-type="string">
            <text:p>F</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ostmortem</text:p>
          </table:table-cell>
          <table:table-cell table:style-name="ce493" table:number-columns-repeated="3"/>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Sandbox</text:p>
          </table:table-cell>
          <table:table-cell table:style-name="ce493" table:number-columns-repeated="3"/>
          <table:table-cell table:style-name="ce335" table:number-columns-repeated="3"/>
          <table:table-cell table:number-columns-repeated="1016"/>
        </table:table-row>
        <table:table-row table:style-name="ro2" table:visibility="collapse">
          <table:table-cell table:style-name="ce493" office:value-type="string" calcext:value-type="string">
            <text:p>Defect Types:</text:p>
          </table:table-cell>
          <table:table-cell table:style-name="ce493" office:value-type="string" calcext:value-type="string">
            <text:p>Documentation</text:p>
          </table:table-cell>
          <table:table-cell table:style-name="ce493"/>
          <table:table-cell table:style-name="ce493" office:value-type="string" calcext:value-type="string">
            <text:p>Iteration</text:p>
          </table:table-cell>
          <table:table-cell table:style-name="ce493" office:value-type="string" calcext:value-type="string">
            <text:p>NA</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Build</text:p>
          </table:table-cell>
          <table:table-cell table:style-name="ce493" table:number-columns-repeated="2"/>
          <table:table-cell table:style-name="ce493" office:value-type="float" office:value="1" calcext:value-type="float">
            <text:p>1</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roduct syntax</text:p>
          </table:table-cell>
          <table:table-cell table:style-name="ce493" table:number-columns-repeated="2"/>
          <table:table-cell table:style-name="ce493" office:value-type="float" office:value="2" calcext:value-type="float">
            <text:p>2</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roduct logic</text:p>
          </table:table-cell>
          <table:table-cell table:style-name="ce493" table:number-columns-repeated="2"/>
          <table:table-cell table:style-name="ce493" office:value-type="float" office:value="3" calcext:value-type="float">
            <text:p>3</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roduct interface</text:p>
          </table:table-cell>
          <table:table-cell table:style-name="ce493" table:number-columns-repeated="2"/>
          <table:table-cell table:style-name="ce493" office:value-type="float" office:value="4" calcext:value-type="float">
            <text:p>4</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Product checking</text:p>
          </table:table-cell>
          <table:table-cell table:style-name="ce493" table:number-columns-repeated="2"/>
          <table:table-cell table:style-name="ce493" office:value-type="float" office:value="5" calcext:value-type="float">
            <text:p>5</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Test syntax</text:p>
          </table:table-cell>
          <table:table-cell table:style-name="ce493" table:number-columns-repeated="2"/>
          <table:table-cell table:style-name="ce493" office:value-type="float" office:value="6" calcext:value-type="float">
            <text:p>6</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Test logic</text:p>
          </table:table-cell>
          <table:table-cell table:style-name="ce493" table:number-columns-repeated="2"/>
          <table:table-cell table:style-name="ce493" office:value-type="float" office:value="7" calcext:value-type="float">
            <text:p>7</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Test interface</text:p>
          </table:table-cell>
          <table:table-cell table:style-name="ce493" table:number-columns-repeated="2"/>
          <table:table-cell table:style-name="ce493" office:value-type="float" office:value="8" calcext:value-type="float">
            <text:p>8</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Test checking</text:p>
          </table:table-cell>
          <table:table-cell table:style-name="ce493" table:number-columns-repeated="2"/>
          <table:table-cell table:style-name="ce493" office:value-type="float" office:value="9" calcext:value-type="float">
            <text:p>9</text:p>
          </table:table-cell>
          <table:table-cell table:style-name="ce335" table:number-columns-repeated="3"/>
          <table:table-cell table:number-columns-repeated="1016"/>
        </table:table-row>
        <table:table-row table:style-name="ro2" table:visibility="collapse">
          <table:table-cell table:style-name="ce493"/>
          <table:table-cell table:style-name="ce493" office:value-type="string" calcext:value-type="string">
            <text:p>Bad Smell</text:p>
          </table:table-cell>
          <table:table-cell table:style-name="ce493" table:number-columns-repeated="2"/>
          <table:table-cell table:style-name="ce493" office:value-type="float" office:value="10" calcext:value-type="float">
            <text:p>10</text:p>
          </table:table-cell>
          <table:table-cell table:style-name="ce335" table:number-columns-repeated="3"/>
          <table:table-cell table:number-columns-repeated="1016"/>
        </table:table-row>
        <table:table-row table:style-name="ro2" table:visibility="collapse">
          <table:table-cell table:style-name="ce493" office:value-type="string" calcext:value-type="string">
            <text:p>Y/N:</text:p>
          </table:table-cell>
          <table:table-cell table:style-name="ce493" office:value-type="string" calcext:value-type="string">
            <text:p>Yes</text:p>
          </table:table-cell>
          <table:table-cell table:style-name="ce493" table:number-columns-repeated="3"/>
          <table:table-cell table:style-name="ce335" table:number-columns-repeated="3"/>
          <table:table-cell table:number-columns-repeated="1016"/>
        </table:table-row>
        <table:table-row table:style-name="ro2" table:visibility="collapse">
          <table:table-cell table:style-name="ce493"/>
          <table:table-cell table:style-name="ce335" office:value-type="string" calcext:value-type="string">
            <text:p>No</text:p>
          </table:table-cell>
          <table:table-cell table:style-name="ce493" table:number-columns-repeated="3"/>
          <table:table-cell table:style-name="ce351" table:number-columns-repeated="3"/>
          <table:table-cell table:style-name="ce200" table:number-columns-repeated="1016"/>
        </table:table-row>
        <table:table-row table:style-name="ro2" table:visibility="collapse">
          <table:table-cell table:style-name="ce493" office:value-type="string" calcext:value-type="string">
            <text:p>Proxy Types:</text:p>
          </table:table-cell>
          <table:table-cell table:style-name="ce493" office:value-type="string" calcext:value-type="string">
            <text:p>Calculation</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Data</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I/O</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Logic</text:p>
          </table:table-cell>
          <table:table-cell table:style-name="ce493" table:number-columns-repeated="3"/>
          <table:table-cell table:style-name="ce351" table:number-columns-repeated="3"/>
          <table:table-cell table:number-columns-repeated="1016"/>
        </table:table-row>
        <table:table-row table:style-name="ro2" table:visibility="collapse" table:number-rows-repeated="2">
          <table:table-cell table:style-name="ce493" table:number-columns-repeated="5"/>
          <table:table-cell table:style-name="ce351" table:number-columns-repeated="3"/>
          <table:table-cell table:number-columns-repeated="1016"/>
        </table:table-row>
        <table:table-row table:style-name="ro2" table:visibility="collapse">
          <table:table-cell table:style-name="ce493" office:value-type="string" calcext:value-type="string">
            <text:p>Sizes:</text:p>
          </table:table-cell>
          <table:table-cell table:style-name="ce493" office:value-type="string" calcext:value-type="string">
            <text:p>VS</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S</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M</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L</text:p>
          </table:table-cell>
          <table:table-cell table:style-name="ce493" table:number-columns-repeated="3"/>
          <table:table-cell table:style-name="ce351" table:number-columns-repeated="3"/>
          <table:table-cell table:number-columns-repeated="1016"/>
        </table:table-row>
        <table:table-row table:style-name="ro2" table:visibility="collapse">
          <table:table-cell table:style-name="ce493"/>
          <table:table-cell table:style-name="ce493" office:value-type="string" calcext:value-type="string">
            <text:p>VL</text:p>
          </table:table-cell>
          <table:table-cell table:style-name="ce493" table:number-columns-repeated="3"/>
          <table:table-cell table:style-name="ce351" table:number-columns-repeated="3"/>
          <table:table-cell table:number-columns-repeated="1016"/>
        </table:table-row>
        <table:table-row table:style-name="ro2">
          <table:table-cell table:number-columns-repeated="2"/>
          <table:table-cell table:style-name="ce495" office:value-type="string" calcext:value-type="string">
            <text:p>Plan</text:p>
          </table:table-cell>
          <table:table-cell table:style-name="ce495" office:value-type="string" calcext:value-type="string">
            <text:p>Actual</text:p>
          </table:table-cell>
          <table:table-cell table:style-name="ce495" office:value-type="string" calcext:value-type="string">
            <text:p>To Date</text:p>
          </table:table-cell>
          <table:table-cell table:number-columns-repeated="1019"/>
        </table:table-row>
        <table:table-row table:style-name="ro2">
          <table:table-cell table:style-name="ce282" table:formula="of:=[$'Historical Data'.A51]" office:value-type="string" office:string-value="Program Size (LOC)" calcext:value-type="string">
            <text:p>Program Size (LOC)</text:p>
          </table:table-cell>
          <table:table-cell table:style-name="ce282"/>
          <table:table-cell table:style-name="ce442" table:number-columns-repeated="3"/>
          <table:table-cell/>
          <table:table-cell table:style-name="ce282" table:number-columns-repeated="2"/>
          <table:table-cell table:number-columns-repeated="1016"/>
        </table:table-row>
        <table:table-row table:style-name="ro2">
          <table:table-cell table:style-name="ce283" table:formula="of:=[$'Historical Data'.A52]" office:value-type="string" office:string-value="Base code LOC count" calcext:value-type="string">
            <text:p>Base code LOC count</text:p>
          </table:table-cell>
          <table:table-cell table:style-name="ce325"/>
          <table:table-cell table:style-name="ce496" table:formula="of:=[$Estimation.B64]" office:value-type="float" office:value="0" calcext:value-type="float">
            <text:p>0</text:p>
          </table:table-cell>
          <table:table-cell table:style-name="ce496" table:formula="of:=[$Estimation.G64]" office:value-type="float" office:value="0" calcext:value-type="float">
            <text:p>0</text:p>
          </table:table-cell>
          <table:table-cell table:style-name="ce496" table:formula="of:=[.D41]+[$'Historical Data'.E52]"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style-name="ce283" table:formula="of:=[$'Historical Data'.A53]" office:value-type="string" office:string-value="   Lines deleted from Base" calcext:value-type="string">
            <text:p><text:s text:c="3"/>Lines deleted from Base</text:p>
          </table:table-cell>
          <table:table-cell table:style-name="ce325"/>
          <table:table-cell table:style-name="ce496" table:formula="of:=[$Estimation.C64]" office:value-type="float" office:value="0" calcext:value-type="float">
            <text:p>0</text:p>
          </table:table-cell>
          <table:table-cell table:style-name="ce496" table:formula="of:=[$Estimation.H64]" office:value-type="float" office:value="0" calcext:value-type="float">
            <text:p>0</text:p>
          </table:table-cell>
          <table:table-cell table:style-name="ce496" table:formula="of:=[.D42]+[$'Historical Data'.E53]"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style-name="ce283" table:formula="of:=[$'Historical Data'.A54]" office:value-type="string" office:string-value="   Lines modified from Base" calcext:value-type="string">
            <text:p><text:s text:c="3"/>Lines modified from Base</text:p>
          </table:table-cell>
          <table:table-cell table:style-name="ce325"/>
          <table:table-cell table:style-name="ce496" table:formula="of:=[$Estimation.D64]" office:value-type="float" office:value="0" calcext:value-type="float">
            <text:p>0</text:p>
          </table:table-cell>
          <table:table-cell table:style-name="ce496" table:formula="of:=[$Estimation.I64]" office:value-type="float" office:value="0" calcext:value-type="float">
            <text:p>0</text:p>
          </table:table-cell>
          <table:table-cell table:style-name="ce496" table:formula="of:=[.D43]+[$'Historical Data'.E54]"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style-name="ce283" table:formula="of:=[$'Historical Data'.A55]" office:value-type="string" office:string-value="   Lines added to Base" calcext:value-type="string">
            <text:p><text:s text:c="3"/>Lines added to Base</text:p>
          </table:table-cell>
          <table:table-cell table:style-name="ce325"/>
          <table:table-cell table:style-name="ce496" table:formula="of:=[$Estimation.E64]" office:value-type="float" office:value="0" calcext:value-type="float">
            <text:p>0</text:p>
          </table:table-cell>
          <table:table-cell table:style-name="ce496" table:formula="of:=[$Estimation.J64]" office:value-type="float" office:value="0" calcext:value-type="float">
            <text:p>0</text:p>
          </table:table-cell>
          <table:table-cell table:style-name="ce496" table:formula="of:=[.D44]+[$'Historical Data'.E55]"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style-name="ce283" table:formula="of:=[$'Historical Data'.A56]" office:value-type="string" office:string-value="Reused lines" calcext:value-type="string">
            <text:p>Reused lines</text:p>
          </table:table-cell>
          <table:table-cell table:style-name="ce325"/>
          <table:table-cell table:style-name="ce496" table:formula="of:=[$Estimation.B97]" office:value-type="float" office:value="0" calcext:value-type="float">
            <text:p>0</text:p>
          </table:table-cell>
          <table:table-cell table:style-name="ce496" table:formula="of:=[$Estimation.C97]" office:value-type="float" office:value="0" calcext:value-type="float">
            <text:p>0</text:p>
          </table:table-cell>
          <table:table-cell table:style-name="ce496" table:formula="of:=[.D45]+[$'Historical Data'.E56]"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style-name="ce283" table:formula="of:=[$'Historical Data'.A57]" office:value-type="string" office:string-value="New component lines of code" calcext:value-type="string">
            <text:p>New component lines of code</text:p>
          </table:table-cell>
          <table:table-cell table:style-name="ce325"/>
          <table:table-cell table:style-name="ce496" table:formula="of:=[$Estimation.D88]" office:value-type="float" office:value="0" calcext:value-type="float">
            <text:p>0</text:p>
          </table:table-cell>
          <table:table-cell table:style-name="ce496" table:formula="of:=[$Estimation.H88]" office:value-type="float" office:value="0" calcext:value-type="float">
            <text:p>0</text:p>
          </table:table-cell>
          <table:table-cell table:style-name="ce496" table:formula="of:=[.D46]+[$'Historical Data'.E57]" office:value-type="float" office:value="0" calcext:value-type="float">
            <text:p>0</text:p>
          </table:table-cell>
          <table:table-cell table:style-name="ce188"/>
          <table:table-cell table:style-name="ce283" table:number-columns-repeated="2"/>
          <table:table-cell table:number-columns-repeated="1016"/>
        </table:table-row>
        <table:table-row table:style-name="ro2">
          <table:table-cell table:number-columns-repeated="2"/>
          <table:table-cell table:style-name="ce438" table:number-columns-repeated="2"/>
          <table:table-cell table:style-name="ce442"/>
          <table:table-cell table:number-columns-repeated="1019"/>
        </table:table-row>
        <table:table-row table:style-name="ro2">
          <table:table-cell table:style-name="ce282" table:number-columns-repeated="2"/>
          <table:table-cell table:style-name="ce497" office:value-type="string" calcext:value-type="string">
            <text:p>Plan</text:p>
          </table:table-cell>
          <table:table-cell table:style-name="ce497" office:value-type="string" calcext:value-type="string">
            <text:p>Actual</text:p>
          </table:table-cell>
          <table:table-cell table:style-name="ce498" office:value-type="string" calcext:value-type="string">
            <text:p>To Date</text:p>
          </table:table-cell>
          <table:table-cell table:style-name="ce495" office:value-type="string" calcext:value-type="string">
            <text:p>To Date %</text:p>
          </table:table-cell>
          <table:table-cell table:style-name="ce282" table:number-columns-repeated="1018"/>
        </table:table-row>
        <table:table-row table:style-name="ro2">
          <table:table-cell table:style-name="ce282" table:formula="of:=[$'Historical Data'.A64]" office:value-type="string" office:string-value="Time In Phase (minutes)" calcext:value-type="string">
            <text:p>Time In Phase (minutes)</text:p>
          </table:table-cell>
          <table:table-cell table:style-name="ce282"/>
          <table:table-cell table:style-name="ce438" table:number-columns-repeated="2"/>
          <table:table-cell table:style-name="ce442"/>
          <table:table-cell table:style-name="ce282"/>
          <table:table-cell/>
          <table:table-cell table:style-name="ce282"/>
          <table:table-cell table:number-columns-repeated="1016"/>
        </table:table-row>
        <table:table-row table:style-name="ro2">
          <table:table-cell table:style-name="ce283" table:formula="of:=[$'Historical Data'.A65]" office:value-type="string" office:string-value="Analysis" calcext:value-type="string">
            <text:p>Analysis</text:p>
          </table:table-cell>
          <table:table-cell/>
          <table:table-cell table:style-name="ce439" table:content-validation-name="val2" table:formula="of:=[.$C$61]*[$'Historical Data'.F65]" office:value-type="float" office:value="0" calcext:value-type="float">
            <text:p>0</text:p>
          </table:table-cell>
          <table:table-cell table:style-name="ce439" table:content-validation-name="val3" table:formula="of:=SUMIF([$'Time Log'.$F$48:.$F$137];[.A50];[$'Time Log'.$E$48:.$E$137])" office:value-type="float" office:value="0" calcext:value-type="float">
            <text:p>0</text:p>
          </table:table-cell>
          <table:table-cell table:style-name="ce423" table:formula="of:=[.D50]+[$'Historical Data'.E65]" office:value-type="float" office:value="0" calcext:value-type="float">
            <text:p>0</text:p>
          </table:table-cell>
          <table:table-cell table:style-name="ce309" table:formula="of:=IF([.$E$59]=0;0;[.E50]/[.$E$59])" office:value-type="percentage" office:value="0" calcext:value-type="percentage">
            <text:p>0.0%</text:p>
          </table:table-cell>
          <table:table-cell table:number-columns-repeated="1018"/>
        </table:table-row>
        <table:table-row table:style-name="ro2">
          <table:table-cell table:style-name="ce283" table:formula="of:=[$'Historical Data'.A66]" office:value-type="string" office:string-value="Architecture" calcext:value-type="string">
            <text:p>Architecture</text:p>
          </table:table-cell>
          <table:table-cell/>
          <table:table-cell table:style-name="ce439" table:content-validation-name="val2" table:formula="of:=[.$C$61]*[$'Historical Data'.F66]" office:value-type="float" office:value="0" calcext:value-type="float">
            <text:p>0</text:p>
          </table:table-cell>
          <table:table-cell table:style-name="ce439" table:content-validation-name="val3" table:formula="of:=SUMIF([$'Time Log'.$F$48:.$F$137];[.A51];[$'Time Log'.$E$48:.$E$137])" office:value-type="float" office:value="0" calcext:value-type="float">
            <text:p>0</text:p>
          </table:table-cell>
          <table:table-cell table:style-name="ce423" table:formula="of:=[.D51]+[$'Historical Data'.E66]" office:value-type="float" office:value="0" calcext:value-type="float">
            <text:p>0</text:p>
          </table:table-cell>
          <table:table-cell table:style-name="ce309" table:formula="of:=IF([.$E$59]=0;0;[.E51]/[.$E$59])" office:value-type="percentage" office:value="0" calcext:value-type="percentage">
            <text:p>0.0%</text:p>
          </table:table-cell>
          <table:table-cell table:number-columns-repeated="1018"/>
        </table:table-row>
        <table:table-row table:style-name="ro2">
          <table:table-cell table:style-name="ce283" table:formula="of:=[$'Historical Data'.A67]" office:value-type="string" office:string-value="Project planning" calcext:value-type="string">
            <text:p>Project planning</text:p>
          </table:table-cell>
          <table:table-cell/>
          <table:table-cell table:style-name="ce439" table:content-validation-name="val2" table:formula="of:=[.$C$61]*[$'Historical Data'.F67]" office:value-type="float" office:value="0" calcext:value-type="float">
            <text:p>0</text:p>
          </table:table-cell>
          <table:table-cell table:style-name="ce439" table:content-validation-name="val3" table:formula="of:=SUMIF([$'Time Log'.$F$48:.$F$137];[.A52];[$'Time Log'.$E$48:.$E$137])" office:value-type="float" office:value="25.0000000000001" calcext:value-type="float">
            <text:p>25</text:p>
          </table:table-cell>
          <table:table-cell table:style-name="ce423" table:formula="of:=[.D52]+[$'Historical Data'.E67]" office:value-type="float" office:value="25.0000000000001" calcext:value-type="float">
            <text:p>25</text:p>
          </table:table-cell>
          <table:table-cell table:style-name="ce309" table:formula="of:=IF([.$E$59]=0;0;[.E52]/[.$E$59])" office:value-type="percentage" office:value="0" calcext:value-type="percentage">
            <text:p>0.0%</text:p>
          </table:table-cell>
          <table:table-cell table:number-columns-repeated="1018"/>
        </table:table-row>
        <table:table-row table:style-name="ro2">
          <table:table-cell table:style-name="ce283" table:formula="of:=[$'Historical Data'.A68]" office:value-type="string" office:string-value="Interation planning" calcext:value-type="string">
            <text:p>Interation planning</text:p>
          </table:table-cell>
          <table:table-cell/>
          <table:table-cell table:style-name="ce439" table:content-validation-name="val2" table:formula="of:=[.$C$61]*[$'Historical Data'.F68]" office:value-type="float" office:value="0" calcext:value-type="float">
            <text:p>0</text:p>
          </table:table-cell>
          <table:table-cell table:style-name="ce439" table:content-validation-name="val3" table:formula="of:=SUMIF([$'Time Log'.$F$48:.$F$137];[.A53];[$'Time Log'.$E$48:.$E$137])" office:value-type="float" office:value="0" calcext:value-type="float">
            <text:p>0</text:p>
          </table:table-cell>
          <table:table-cell table:style-name="ce423" table:formula="of:=[.D53]+[$'Historical Data'.E68]" office:value-type="float" office:value="0" calcext:value-type="float">
            <text:p>0</text:p>
          </table:table-cell>
          <table:table-cell table:style-name="ce309" table:formula="of:=IF([.$E$59]=0;0;[.E53]/[.$E$59])" office:value-type="percentage" office:value="0" calcext:value-type="percentage">
            <text:p>0.0%</text:p>
          </table:table-cell>
          <table:table-cell table:number-columns-repeated="1018"/>
        </table:table-row>
        <table:table-row table:style-name="ro2">
          <table:table-cell table:style-name="ce283" table:formula="of:=[$'Historical Data'.A69]" office:value-type="string" office:string-value="Construction" calcext:value-type="string">
            <text:p>Construction</text:p>
          </table:table-cell>
          <table:table-cell/>
          <table:table-cell table:style-name="ce439" table:content-validation-name="val2" table:formula="of:=[.$C$61]*[$'Historical Data'.F69]" office:value-type="float" office:value="0" calcext:value-type="float">
            <text:p>0</text:p>
          </table:table-cell>
          <table:table-cell table:style-name="ce439" table:content-validation-name="val3" table:formula="of:=SUMIF([$'Time Log'.$F$48:.$F$137];[.A54];[$'Time Log'.$E$48:.$E$137])" office:value-type="float" office:value="55.0000000000004" calcext:value-type="float">
            <text:p>55</text:p>
          </table:table-cell>
          <table:table-cell table:style-name="ce423" table:formula="of:=[.D54]+[$'Historical Data'.E69]" office:value-type="float" office:value="55.0000000000004" calcext:value-type="float">
            <text:p>55</text:p>
          </table:table-cell>
          <table:table-cell table:style-name="ce309" table:formula="of:=IF([.$E$59]=0;0;[.E54]/[.$E$59])" office:value-type="percentage" office:value="0" calcext:value-type="percentage">
            <text:p>0.0%</text:p>
          </table:table-cell>
          <table:table-cell table:number-columns-repeated="1018"/>
        </table:table-row>
        <table:table-row table:style-name="ro2">
          <table:table-cell table:style-name="ce283" table:formula="of:=[$'Historical Data'.A70]" office:value-type="string" office:string-value="Refactoring" calcext:value-type="string">
            <text:p>Refactoring</text:p>
          </table:table-cell>
          <table:table-cell/>
          <table:table-cell table:style-name="ce439" table:content-validation-name="val2" table:formula="of:=[.$C$61]*[$'Historical Data'.F70]" office:value-type="float" office:value="0" calcext:value-type="float">
            <text:p>0</text:p>
          </table:table-cell>
          <table:table-cell table:style-name="ce439" table:content-validation-name="val3" table:formula="of:=SUMIF([$'Time Log'.$F$48:.$F$137];[.A55];[$'Time Log'.$E$48:.$E$137])" office:value-type="float" office:value="0" calcext:value-type="float">
            <text:p>0</text:p>
          </table:table-cell>
          <table:table-cell table:style-name="ce423" table:formula="of:=[.D55]+[$'Historical Data'.E70]" office:value-type="float" office:value="0" calcext:value-type="float">
            <text:p>0</text:p>
          </table:table-cell>
          <table:table-cell table:style-name="ce309" table:formula="of:=IF([.$E$59]=0;0;[.E55]/[.$E$59])" office:value-type="percentage" office:value="0" calcext:value-type="percentage">
            <text:p>0.0%</text:p>
          </table:table-cell>
          <table:table-cell table:number-columns-repeated="1018"/>
        </table:table-row>
        <table:table-row table:style-name="ro2">
          <table:table-cell table:style-name="ce283" table:formula="of:=[$'Historical Data'.A71]" office:value-type="string" office:string-value="Review" calcext:value-type="string">
            <text:p>Review</text:p>
          </table:table-cell>
          <table:table-cell/>
          <table:table-cell table:style-name="ce439" table:content-validation-name="val2" table:formula="of:=[.$C$61]*[$'Historical Data'.F71]" office:value-type="float" office:value="0" calcext:value-type="float">
            <text:p>0</text:p>
          </table:table-cell>
          <table:table-cell table:style-name="ce439" table:content-validation-name="val3" table:formula="of:=SUMIF([$'Time Log'.$F$48:.$F$137];[.A56];[$'Time Log'.$E$48:.$E$137])" office:value-type="float" office:value="0" calcext:value-type="float">
            <text:p>0</text:p>
          </table:table-cell>
          <table:table-cell table:style-name="ce423" table:formula="of:=[.D56]+[$'Historical Data'.E71]" office:value-type="float" office:value="0" calcext:value-type="float">
            <text:p>0</text:p>
          </table:table-cell>
          <table:table-cell table:style-name="ce309" table:formula="of:=IF([.$E$59]=0;0;[.E56]/[.$E$59])" office:value-type="percentage" office:value="0" calcext:value-type="percentage">
            <text:p>0.0%</text:p>
          </table:table-cell>
          <table:table-cell table:number-columns-repeated="1018"/>
        </table:table-row>
        <table:table-row table:style-name="ro2">
          <table:table-cell table:style-name="ce283" table:formula="of:=[$'Historical Data'.A72]" office:value-type="string" office:string-value="Integration test" calcext:value-type="string">
            <text:p>Integration test</text:p>
          </table:table-cell>
          <table:table-cell/>
          <table:table-cell table:style-name="ce439" table:content-validation-name="val2" table:formula="of:=[.$C$61]*[$'Historical Data'.F72]" office:value-type="float" office:value="0" calcext:value-type="float">
            <text:p>0</text:p>
          </table:table-cell>
          <table:table-cell table:style-name="ce439" table:content-validation-name="val3" table:formula="of:=SUMIF([$'Time Log'.$F$48:.$F$137];[.A57];[$'Time Log'.$E$48:.$E$137])" office:value-type="float" office:value="0" calcext:value-type="float">
            <text:p>0</text:p>
          </table:table-cell>
          <table:table-cell table:style-name="ce423" table:formula="of:=[.D57]+[$'Historical Data'.E72]" office:value-type="float" office:value="0" calcext:value-type="float">
            <text:p>0</text:p>
          </table:table-cell>
          <table:table-cell table:style-name="ce309" table:formula="of:=IF([.$E$59]=0;0;[.E57]/[.$E$59])" office:value-type="percentage" office:value="0" calcext:value-type="percentage">
            <text:p>0.0%</text:p>
          </table:table-cell>
          <table:table-cell table:number-columns-repeated="1018"/>
        </table:table-row>
        <table:table-row table:style-name="ro2">
          <table:table-cell table:style-name="ce283" table:formula="of:=[$'Historical Data'.A73]" office:value-type="string" office:string-value="Repatterning" calcext:value-type="string">
            <text:p>Repatterning</text:p>
          </table:table-cell>
          <table:table-cell/>
          <table:table-cell table:style-name="ce439" table:content-validation-name="val2" table:formula="of:=[.$C$61]*[$'Historical Data'.F73]" office:value-type="float" office:value="0" calcext:value-type="float">
            <text:p>0</text:p>
          </table:table-cell>
          <table:table-cell table:style-name="ce439" table:content-validation-name="val3" table:formula="of:=SUMIF([$'Time Log'.$F$48:.$F$137];[.A58];[$'Time Log'.$E$48:.$E$137])" office:value-type="float" office:value="0" calcext:value-type="float">
            <text:p>0</text:p>
          </table:table-cell>
          <table:table-cell table:style-name="ce423" table:formula="of:=[.D58]+[$'Historical Data'.E73]" office:value-type="float" office:value="0" calcext:value-type="float">
            <text:p>0</text:p>
          </table:table-cell>
          <table:table-cell table:style-name="ce309" table:formula="of:=IF([.$E$59]=0;0;[.E58]/[.$E$59])" office:value-type="percentage" office:value="0" calcext:value-type="percentage">
            <text:p>0.0%</text:p>
          </table:table-cell>
          <table:table-cell table:number-columns-repeated="1018"/>
        </table:table-row>
        <table:table-row table:style-name="ro2">
          <table:table-cell table:style-name="ce283" table:formula="of:=[$'Historical Data'.A74]" office:value-type="string" office:string-value="Postmortem" calcext:value-type="string">
            <text:p>Postmortem</text:p>
          </table:table-cell>
          <table:table-cell/>
          <table:table-cell table:style-name="ce439" table:content-validation-name="val2" table:formula="of:=[.$C$61]*[$'Historical Data'.F74]" office:value-type="float" office:value="0" calcext:value-type="float">
            <text:p>0</text:p>
          </table:table-cell>
          <table:table-cell table:style-name="ce439" table:content-validation-name="val3" table:formula="of:=SUMIF([$'Time Log'.$F$48:.$F$137];[.A59];[$'Time Log'.$E$48:.$E$137])" office:value-type="float" office:value="0" calcext:value-type="float">
            <text:p>0</text:p>
          </table:table-cell>
          <table:table-cell table:style-name="ce423" table:formula="of:=[.D59]+[$'Historical Data'.E74]" office:value-type="float" office:value="0" calcext:value-type="float">
            <text:p>0</text:p>
          </table:table-cell>
          <table:table-cell table:style-name="ce309" table:formula="of:=IF([.$E$59]=0;0;[.E59]/[.$E$59])" office:value-type="percentage" office:value="0" calcext:value-type="percentage">
            <text:p>0.0%</text:p>
          </table:table-cell>
          <table:table-cell table:number-columns-repeated="1018"/>
        </table:table-row>
        <table:table-row table:style-name="ro2">
          <table:table-cell table:style-name="ce283" table:formula="of:=[$'Historical Data'.A75]" office:value-type="string" office:string-value="Sandbox" calcext:value-type="string">
            <text:p>Sandbox</text:p>
          </table:table-cell>
          <table:table-cell/>
          <table:table-cell table:style-name="ce439" table:content-validation-name="val2" table:formula="of:=[.$C$61]*[$'Historical Data'.F75]" office:value-type="float" office:value="0" calcext:value-type="float">
            <text:p>0</text:p>
          </table:table-cell>
          <table:table-cell table:style-name="ce439" table:content-validation-name="val3" table:formula="of:=SUMIF([$'Time Log'.$F$48:.$F$137];[.A60];[$'Time Log'.$E$48:.$E$137])" office:value-type="float" office:value="0" calcext:value-type="float">
            <text:p>0</text:p>
          </table:table-cell>
          <table:table-cell table:style-name="ce423" table:formula="of:=[.D60]+[$'Historical Data'.E75]" office:value-type="float" office:value="0" calcext:value-type="float">
            <text:p>0</text:p>
          </table:table-cell>
          <table:table-cell table:style-name="ce309" table:formula="of:=IF([.$E$59]=0;0;[.E60]/[.$E$59])" office:value-type="percentage" office:value="0" calcext:value-type="percentage">
            <text:p>0.0%</text:p>
          </table:table-cell>
          <table:table-cell table:number-columns-repeated="1018"/>
        </table:table-row>
        <table:table-row table:style-name="ro2">
          <table:table-cell table:style-name="ce283" table:formula="of:=[$'Historical Data'.A76]" office:value-type="string" office:string-value="TOTAL" calcext:value-type="string">
            <text:p>TOTAL</text:p>
          </table:table-cell>
          <table:table-cell/>
          <table:table-cell table:style-name="ce439" table:formula="of:=[$Estimation.D115]" office:value-type="float" office:value="0" calcext:value-type="float">
            <text:p>0</text:p>
          </table:table-cell>
          <table:table-cell table:style-name="ce439" table:formula="of:=SUM([.D50:.D60])" office:value-type="float" office:value="80.0000000000005" calcext:value-type="float">
            <text:p>80</text:p>
          </table:table-cell>
          <table:table-cell table:style-name="ce439" table:formula="of:=[.D61]+[$'Historical Data'.E76]" office:value-type="float" office:value="80.0000000000005" calcext:value-type="float">
            <text:p>80</text:p>
          </table:table-cell>
          <table:table-cell table:style-name="ce309" table:formula="of:=IF([.$E$59]=0;0;[.E61]/[.$E$59])" office:value-type="percentage" office:value="0" calcext:value-type="percentage">
            <text:p>0.0%</text:p>
          </table:table-cell>
          <table:table-cell table:number-columns-repeated="1018"/>
        </table:table-row>
        <table:table-row table:style-name="ro2">
          <table:table-cell table:number-columns-repeated="2"/>
          <table:table-cell table:style-name="ce381" table:number-columns-repeated="2"/>
          <table:table-cell table:style-name="ce200"/>
          <table:table-cell table:number-columns-repeated="1019"/>
        </table:table-row>
        <table:table-row table:style-name="ro2">
          <table:table-cell table:style-name="ce282" table:formula="of:=[$'Historical Data'.A78]" office:value-type="string" office:string-value="Changes traced to" calcext:value-type="string">
            <text:p>Changes traced to</text:p>
          </table:table-cell>
          <table:table-cell table:style-name="ce282" table:number-columns-repeated="3"/>
          <table:table-cell/>
          <table:table-cell table:style-name="ce282"/>
          <table:table-cell/>
          <table:table-cell table:style-name="ce282"/>
          <table:table-cell table:number-columns-repeated="1016"/>
        </table:table-row>
        <table:table-row table:style-name="ro2">
          <table:table-cell table:style-name="ce283" table:formula="of:=[$'Historical Data'.A79]" office:value-type="string" office:string-value="Analysis" calcext:value-type="string">
            <text:p>Analysis</text:p>
          </table:table-cell>
          <table:table-cell table:number-columns-repeated="2"/>
          <table:table-cell table:style-name="ce307" table:content-validation-name="val3" table:formula="of:=COUNTIF([$'Change Log'.$D$60:.$D$60];[.A64])" office:value-type="float" office:value="0" calcext:value-type="float">
            <text:p>0</text:p>
          </table:table-cell>
          <table:table-cell table:style-name="ce307" table:formula="of:=[.D64]+[$'Historical Data'.E79]" office:value-type="float" office:value="0" calcext:value-type="float">
            <text:p>0</text:p>
          </table:table-cell>
          <table:table-cell table:number-columns-repeated="1019"/>
        </table:table-row>
        <table:table-row table:style-name="ro2">
          <table:table-cell table:style-name="ce283" table:formula="of:=[$'Historical Data'.A80]" office:value-type="string" office:string-value="Architecture" calcext:value-type="string">
            <text:p>Architecture</text:p>
          </table:table-cell>
          <table:table-cell table:number-columns-repeated="2"/>
          <table:table-cell table:style-name="ce307" table:content-validation-name="val3" table:formula="of:=COUNTIF([$'Change Log'.$D$60:.$D$60];[.A65])" office:value-type="float" office:value="0" calcext:value-type="float">
            <text:p>0</text:p>
          </table:table-cell>
          <table:table-cell table:style-name="ce307" table:formula="of:=[.D65]+[$'Historical Data'.E80]" office:value-type="float" office:value="0" calcext:value-type="float">
            <text:p>0</text:p>
          </table:table-cell>
          <table:table-cell table:number-columns-repeated="1019"/>
        </table:table-row>
        <table:table-row table:style-name="ro2">
          <table:table-cell table:style-name="ce283" table:formula="of:=[$'Historical Data'.A81]" office:value-type="string" office:string-value="Project planning" calcext:value-type="string">
            <text:p>Project planning</text:p>
          </table:table-cell>
          <table:table-cell table:style-name="ce188" table:number-columns-repeated="2"/>
          <table:table-cell table:style-name="ce307" table:content-validation-name="val3" table:formula="of:=COUNTIF([$'Change Log'.$D$60:.$D$60];[.A66])" office:value-type="float" office:value="0" calcext:value-type="float">
            <text:p>0</text:p>
          </table:table-cell>
          <table:table-cell table:style-name="ce307" table:formula="of:=[.D66]+[$'Historical Data'.E81]" office:value-type="float" office:value="0" calcext:value-type="float">
            <text:p>0</text:p>
          </table:table-cell>
          <table:table-cell table:style-name="ce188"/>
          <table:table-cell/>
          <table:table-cell table:style-name="ce188"/>
          <table:table-cell table:number-columns-repeated="1016"/>
        </table:table-row>
        <table:table-row table:style-name="ro2">
          <table:table-cell table:style-name="ce283" table:formula="of:=[$'Historical Data'.A82]" office:value-type="string" office:string-value="Interation planning" calcext:value-type="string">
            <text:p>Interation planning</text:p>
          </table:table-cell>
          <table:table-cell table:number-columns-repeated="2"/>
          <table:table-cell table:style-name="ce307" table:content-validation-name="val3" table:formula="of:=COUNTIF([$'Change Log'.$D$60:.$D$60];[.A67])" office:value-type="float" office:value="0" calcext:value-type="float">
            <text:p>0</text:p>
          </table:table-cell>
          <table:table-cell table:style-name="ce307" table:formula="of:=[.D67]+[$'Historical Data'.E82]" office:value-type="float" office:value="0" calcext:value-type="float">
            <text:p>0</text:p>
          </table:table-cell>
          <table:table-cell table:number-columns-repeated="1019"/>
        </table:table-row>
        <table:table-row table:style-name="ro2">
          <table:table-cell table:style-name="ce283" table:formula="of:=[$'Historical Data'.A83]" office:value-type="string" office:string-value="Construction" calcext:value-type="string">
            <text:p>Construction</text:p>
          </table:table-cell>
          <table:table-cell table:number-columns-repeated="2"/>
          <table:table-cell table:style-name="ce307" table:content-validation-name="val3" table:formula="of:=COUNTIF([$'Change Log'.$D$60:.$D$60];[.A68])" office:value-type="float" office:value="0" calcext:value-type="float">
            <text:p>0</text:p>
          </table:table-cell>
          <table:table-cell table:style-name="ce307" table:formula="of:=[.D68]+[$'Historical Data'.E83]" office:value-type="float" office:value="0" calcext:value-type="float">
            <text:p>0</text:p>
          </table:table-cell>
          <table:table-cell table:number-columns-repeated="1019"/>
        </table:table-row>
        <table:table-row table:style-name="ro2">
          <table:table-cell table:style-name="ce283" table:formula="of:=[$'Historical Data'.A84]" office:value-type="string" office:string-value="Refactoring" calcext:value-type="string">
            <text:p>Refactoring</text:p>
          </table:table-cell>
          <table:table-cell table:number-columns-repeated="2"/>
          <table:table-cell table:style-name="ce307" table:content-validation-name="val3" table:formula="of:=COUNTIF([$'Change Log'.$D$60:.$D$60];[.A69])" office:value-type="float" office:value="0" calcext:value-type="float">
            <text:p>0</text:p>
          </table:table-cell>
          <table:table-cell table:style-name="ce307" table:formula="of:=[.D69]+[$'Historical Data'.E84]" office:value-type="float" office:value="0" calcext:value-type="float">
            <text:p>0</text:p>
          </table:table-cell>
          <table:table-cell table:number-columns-repeated="1019"/>
        </table:table-row>
        <table:table-row table:style-name="ro2">
          <table:table-cell table:style-name="ce283" table:formula="of:=[$'Historical Data'.A85]" office:value-type="string" office:string-value="Review" calcext:value-type="string">
            <text:p>Review</text:p>
          </table:table-cell>
          <table:table-cell table:number-columns-repeated="2"/>
          <table:table-cell table:style-name="ce307" table:content-validation-name="val3" table:formula="of:=COUNTIF([$'Change Log'.$D$60:.$D$60];[.A70])" office:value-type="float" office:value="0" calcext:value-type="float">
            <text:p>0</text:p>
          </table:table-cell>
          <table:table-cell table:style-name="ce307" table:formula="of:=[.D70]+[$'Historical Data'.E85]" office:value-type="float" office:value="0" calcext:value-type="float">
            <text:p>0</text:p>
          </table:table-cell>
          <table:table-cell table:number-columns-repeated="1019"/>
        </table:table-row>
        <table:table-row table:style-name="ro2">
          <table:table-cell table:style-name="ce283" table:formula="of:=[$'Historical Data'.A86]" office:value-type="string" office:string-value="Integration test" calcext:value-type="string">
            <text:p>Integration test</text:p>
          </table:table-cell>
          <table:table-cell table:number-columns-repeated="2"/>
          <table:table-cell table:style-name="ce307" table:content-validation-name="val3" table:formula="of:=COUNTIF([$'Change Log'.$D$60:.$D$60];[.A71])" office:value-type="float" office:value="0" calcext:value-type="float">
            <text:p>0</text:p>
          </table:table-cell>
          <table:table-cell table:style-name="ce307" table:formula="of:=[.D71]+[$'Historical Data'.E86]" office:value-type="float" office:value="0" calcext:value-type="float">
            <text:p>0</text:p>
          </table:table-cell>
          <table:table-cell table:number-columns-repeated="1019"/>
        </table:table-row>
        <table:table-row table:style-name="ro2">
          <table:table-cell table:style-name="ce283" table:formula="of:=[$'Historical Data'.A87]" office:value-type="string" office:string-value="Repatterning" calcext:value-type="string">
            <text:p>Repatterning</text:p>
          </table:table-cell>
          <table:table-cell table:number-columns-repeated="2"/>
          <table:table-cell table:style-name="ce307" table:content-validation-name="val3" table:formula="of:=COUNTIF([$'Change Log'.$D$60:.$D$60];[.A72])" office:value-type="float" office:value="0" calcext:value-type="float">
            <text:p>0</text:p>
          </table:table-cell>
          <table:table-cell table:style-name="ce307" table:formula="of:=[.D72]+[$'Historical Data'.E87]" office:value-type="float" office:value="0" calcext:value-type="float">
            <text:p>0</text:p>
          </table:table-cell>
          <table:table-cell table:number-columns-repeated="1019"/>
        </table:table-row>
        <table:table-row table:style-name="ro2">
          <table:table-cell table:style-name="ce283" table:formula="of:=[$'Historical Data'.A88]" office:value-type="string" office:string-value="Postmortem" calcext:value-type="string">
            <text:p>Postmortem</text:p>
          </table:table-cell>
          <table:table-cell table:number-columns-repeated="2"/>
          <table:table-cell table:style-name="ce307" table:content-validation-name="val3" table:formula="of:=COUNTIF([$'Change Log'.$D$60:.$D$60];[.A73])" office:value-type="float" office:value="0" calcext:value-type="float">
            <text:p>0</text:p>
          </table:table-cell>
          <table:table-cell table:style-name="ce307" table:formula="of:=[.D73]+[$'Historical Data'.E88]" office:value-type="float" office:value="0" calcext:value-type="float">
            <text:p>0</text:p>
          </table:table-cell>
          <table:table-cell table:number-columns-repeated="1019"/>
        </table:table-row>
        <table:table-row table:style-name="ro2">
          <table:table-cell table:style-name="ce283" table:formula="of:=[$'Historical Data'.A89]" office:value-type="string" office:string-value="Sandbox" calcext:value-type="string">
            <text:p>Sandbox</text:p>
          </table:table-cell>
          <table:table-cell table:style-name="ce282" table:number-columns-repeated="2"/>
          <table:table-cell table:style-name="ce307" table:content-validation-name="val3" table:formula="of:=COUNTIF([$'Change Log'.$D$60:.$D$60];[.A74])" office:value-type="float" office:value="0" calcext:value-type="float">
            <text:p>0</text:p>
          </table:table-cell>
          <table:table-cell table:style-name="ce307" table:formula="of:=[.D74]+[$'Historical Data'.E89]" office:value-type="float" office:value="0" calcext:value-type="float">
            <text:p>0</text:p>
          </table:table-cell>
          <table:table-cell table:style-name="ce282"/>
          <table:table-cell/>
          <table:table-cell table:style-name="ce282"/>
          <table:table-cell table:number-columns-repeated="1016"/>
        </table:table-row>
        <table:table-row table:style-name="ro2">
          <table:table-cell table:style-name="ce283" table:formula="of:=[$'Historical Data'.A90]" office:value-type="string" office:string-value="TOTAL" calcext:value-type="string">
            <text:p>TOTAL</text:p>
          </table:table-cell>
          <table:table-cell table:style-name="ce282" table:number-columns-repeated="2"/>
          <table:table-cell table:style-name="ce307" table:content-validation-name="val3" table:formula="of:=SUM([.D64:.D74])" office:value-type="float" office:value="0" calcext:value-type="float">
            <text:p>0</text:p>
          </table:table-cell>
          <table:table-cell table:style-name="ce307" table:formula="of:=[.D75]+[$'Historical Data'.E90]" office:value-type="float" office:value="0" calcext:value-type="float">
            <text:p>0</text:p>
          </table:table-cell>
          <table:table-cell table:style-name="ce282"/>
          <table:table-cell/>
          <table:table-cell table:style-name="ce282"/>
          <table:table-cell table:number-columns-repeated="1016"/>
        </table:table-row>
        <table:table-row table:style-name="ro2">
          <table:table-cell table:style-name="ce282" table:number-columns-repeated="4"/>
          <table:table-cell table:style-name="ce307"/>
          <table:table-cell table:style-name="ce282"/>
          <table:table-cell/>
          <table:table-cell table:style-name="ce282"/>
          <table:table-cell table:number-columns-repeated="1016"/>
        </table:table-row>
        <table:table-row table:style-name="ro2">
          <table:table-cell table:style-name="ce282" table:formula="of:=[$'Historical Data'.A92]" office:value-type="string" office:string-value="Changes implemented in" calcext:value-type="string">
            <text:p>Changes implemented in</text:p>
          </table:table-cell>
          <table:table-cell table:style-name="ce282" table:number-columns-repeated="3"/>
          <table:table-cell table:style-name="ce307"/>
          <table:table-cell table:style-name="ce282"/>
          <table:table-cell/>
          <table:table-cell table:style-name="ce282"/>
          <table:table-cell table:number-columns-repeated="1016"/>
        </table:table-row>
        <table:table-row table:style-name="ro2">
          <table:table-cell table:style-name="ce283" table:formula="of:=[$'Historical Data'.A93]" office:value-type="string" office:string-value="Analysis" calcext:value-type="string">
            <text:p>Analysis</text:p>
          </table:table-cell>
          <table:table-cell table:number-columns-repeated="2"/>
          <table:table-cell table:style-name="ce307" table:content-validation-name="val3" table:formula="of:=COUNTIF([$'Change Log'.$F$60:.$F$60];[.A78])" office:value-type="float" office:value="0" calcext:value-type="float">
            <text:p>0</text:p>
          </table:table-cell>
          <table:table-cell table:style-name="ce307" table:formula="of:=[.D78]+[$'Historical Data'.E93]" office:value-type="float" office:value="0" calcext:value-type="float">
            <text:p>0</text:p>
          </table:table-cell>
          <table:table-cell table:number-columns-repeated="1019"/>
        </table:table-row>
        <table:table-row table:style-name="ro2">
          <table:table-cell table:style-name="ce283" table:formula="of:=[$'Historical Data'.A94]" office:value-type="string" office:string-value="Architecture" calcext:value-type="string">
            <text:p>Architecture</text:p>
          </table:table-cell>
          <table:table-cell table:number-columns-repeated="2"/>
          <table:table-cell table:style-name="ce307" table:content-validation-name="val3" table:formula="of:=COUNTIF([$'Change Log'.$F$60:.$F$60];[.A79])" office:value-type="float" office:value="0" calcext:value-type="float">
            <text:p>0</text:p>
          </table:table-cell>
          <table:table-cell table:style-name="ce307" table:formula="of:=[.D79]+[$'Historical Data'.E94]" office:value-type="float" office:value="0" calcext:value-type="float">
            <text:p>0</text:p>
          </table:table-cell>
          <table:table-cell table:number-columns-repeated="1019"/>
        </table:table-row>
        <table:table-row table:style-name="ro2">
          <table:table-cell table:style-name="ce283" table:formula="of:=[$'Historical Data'.A95]" office:value-type="string" office:string-value="Project planning" calcext:value-type="string">
            <text:p>Project planning</text:p>
          </table:table-cell>
          <table:table-cell table:number-columns-repeated="2"/>
          <table:table-cell table:style-name="ce307" table:content-validation-name="val3" table:formula="of:=COUNTIF([$'Change Log'.$F$60:.$F$60];[.A80])" office:value-type="float" office:value="0" calcext:value-type="float">
            <text:p>0</text:p>
          </table:table-cell>
          <table:table-cell table:style-name="ce307" table:formula="of:=[.D80]+[$'Historical Data'.E95]" office:value-type="float" office:value="0" calcext:value-type="float">
            <text:p>0</text:p>
          </table:table-cell>
          <table:table-cell table:number-columns-repeated="1019"/>
        </table:table-row>
        <table:table-row table:style-name="ro2">
          <table:table-cell table:style-name="ce283" table:formula="of:=[$'Historical Data'.A96]" office:value-type="string" office:string-value="Interation planning" calcext:value-type="string">
            <text:p>Interation planning</text:p>
          </table:table-cell>
          <table:table-cell table:number-columns-repeated="2"/>
          <table:table-cell table:style-name="ce307" table:content-validation-name="val3" table:formula="of:=COUNTIF([$'Change Log'.$F$60:.$F$60];[.A81])" office:value-type="float" office:value="0" calcext:value-type="float">
            <text:p>0</text:p>
          </table:table-cell>
          <table:table-cell table:style-name="ce307" table:formula="of:=[.D81]+[$'Historical Data'.E96]" office:value-type="float" office:value="0" calcext:value-type="float">
            <text:p>0</text:p>
          </table:table-cell>
          <table:table-cell table:number-columns-repeated="1019"/>
        </table:table-row>
        <table:table-row table:style-name="ro2">
          <table:table-cell table:style-name="ce283" table:formula="of:=[$'Historical Data'.A97]" office:value-type="string" office:string-value="Construction" calcext:value-type="string">
            <text:p>Construction</text:p>
          </table:table-cell>
          <table:table-cell table:number-columns-repeated="2"/>
          <table:table-cell table:style-name="ce307" table:content-validation-name="val3" table:formula="of:=COUNTIF([$'Change Log'.$F$60:.$F$60];[.A82])" office:value-type="float" office:value="0" calcext:value-type="float">
            <text:p>0</text:p>
          </table:table-cell>
          <table:table-cell table:style-name="ce307" table:formula="of:=[.D82]+[$'Historical Data'.E97]" office:value-type="float" office:value="0" calcext:value-type="float">
            <text:p>0</text:p>
          </table:table-cell>
          <table:table-cell table:number-columns-repeated="1019"/>
        </table:table-row>
        <table:table-row table:style-name="ro2">
          <table:table-cell table:style-name="ce283" table:formula="of:=[$'Historical Data'.A98]" office:value-type="string" office:string-value="Refactoring" calcext:value-type="string">
            <text:p>Refactoring</text:p>
          </table:table-cell>
          <table:table-cell table:number-columns-repeated="2"/>
          <table:table-cell table:style-name="ce307" table:content-validation-name="val3" table:formula="of:=COUNTIF([$'Change Log'.$F$60:.$F$60];[.A83])" office:value-type="float" office:value="0" calcext:value-type="float">
            <text:p>0</text:p>
          </table:table-cell>
          <table:table-cell table:style-name="ce307" table:formula="of:=[.D83]+[$'Historical Data'.E98]" office:value-type="float" office:value="0" calcext:value-type="float">
            <text:p>0</text:p>
          </table:table-cell>
          <table:table-cell table:number-columns-repeated="1019"/>
        </table:table-row>
        <table:table-row table:style-name="ro2">
          <table:table-cell table:style-name="ce283" table:formula="of:=[$'Historical Data'.A99]" office:value-type="string" office:string-value="Review" calcext:value-type="string">
            <text:p>Review</text:p>
          </table:table-cell>
          <table:table-cell table:number-columns-repeated="2"/>
          <table:table-cell table:style-name="ce307" table:content-validation-name="val3" table:formula="of:=COUNTIF([$'Change Log'.$F$60:.$F$60];[.A84])" office:value-type="float" office:value="0" calcext:value-type="float">
            <text:p>0</text:p>
          </table:table-cell>
          <table:table-cell table:style-name="ce307" table:formula="of:=[.D84]+[$'Historical Data'.E99]" office:value-type="float" office:value="0" calcext:value-type="float">
            <text:p>0</text:p>
          </table:table-cell>
          <table:table-cell table:number-columns-repeated="1019"/>
        </table:table-row>
        <table:table-row table:style-name="ro2">
          <table:table-cell table:style-name="ce283" table:formula="of:=[$'Historical Data'.A100]" office:value-type="string" office:string-value="Integration test" calcext:value-type="string">
            <text:p>Integration test</text:p>
          </table:table-cell>
          <table:table-cell table:number-columns-repeated="2"/>
          <table:table-cell table:style-name="ce307" table:content-validation-name="val3" table:formula="of:=COUNTIF([$'Change Log'.$F$60:.$F$60];[.A85])" office:value-type="float" office:value="0" calcext:value-type="float">
            <text:p>0</text:p>
          </table:table-cell>
          <table:table-cell table:style-name="ce307" table:formula="of:=[.D85]+[$'Historical Data'.E100]" office:value-type="float" office:value="0" calcext:value-type="float">
            <text:p>0</text:p>
          </table:table-cell>
          <table:table-cell table:number-columns-repeated="1019"/>
        </table:table-row>
        <table:table-row table:style-name="ro2">
          <table:table-cell table:style-name="ce283" table:formula="of:=[$'Historical Data'.A101]" office:value-type="string" office:string-value="Repatterning" calcext:value-type="string">
            <text:p>Repatterning</text:p>
          </table:table-cell>
          <table:table-cell table:number-columns-repeated="2"/>
          <table:table-cell table:style-name="ce307" table:content-validation-name="val3" table:formula="of:=COUNTIF([$'Change Log'.$F$60:.$F$60];[.A86])" office:value-type="float" office:value="0" calcext:value-type="float">
            <text:p>0</text:p>
          </table:table-cell>
          <table:table-cell table:style-name="ce307" table:formula="of:=[.D86]+[$'Historical Data'.E101]" office:value-type="float" office:value="0" calcext:value-type="float">
            <text:p>0</text:p>
          </table:table-cell>
          <table:table-cell table:number-columns-repeated="1019"/>
        </table:table-row>
        <table:table-row table:style-name="ro2">
          <table:table-cell table:style-name="ce283" table:formula="of:=[$'Historical Data'.A102]" office:value-type="string" office:string-value="Postmortem" calcext:value-type="string">
            <text:p>Postmortem</text:p>
          </table:table-cell>
          <table:table-cell table:number-columns-repeated="2"/>
          <table:table-cell table:style-name="ce307" table:content-validation-name="val3" table:formula="of:=COUNTIF([$'Change Log'.$F$60:.$F$60];[.A87])" office:value-type="float" office:value="0" calcext:value-type="float">
            <text:p>0</text:p>
          </table:table-cell>
          <table:table-cell table:style-name="ce307" table:formula="of:=[.D87]+[$'Historical Data'.E102]" office:value-type="float" office:value="0" calcext:value-type="float">
            <text:p>0</text:p>
          </table:table-cell>
          <table:table-cell table:number-columns-repeated="1019"/>
        </table:table-row>
        <table:table-row table:style-name="ro2">
          <table:table-cell table:style-name="ce283" table:formula="of:=[$'Historical Data'.A103]" office:value-type="string" office:string-value="Sandbox" calcext:value-type="string">
            <text:p>Sandbox</text:p>
          </table:table-cell>
          <table:table-cell table:number-columns-repeated="2"/>
          <table:table-cell table:style-name="ce307" table:content-validation-name="val3" table:formula="of:=COUNTIF([$'Change Log'.$F$60:.$F$60];[.A88])" office:value-type="float" office:value="0" calcext:value-type="float">
            <text:p>0</text:p>
          </table:table-cell>
          <table:table-cell table:style-name="ce307" table:formula="of:=[.D88]+[$'Historical Data'.E103]" office:value-type="float" office:value="0" calcext:value-type="float">
            <text:p>0</text:p>
          </table:table-cell>
          <table:table-cell table:number-columns-repeated="1019"/>
        </table:table-row>
        <table:table-row table:style-name="ro2">
          <table:table-cell table:style-name="ce283" table:formula="of:=[$'Historical Data'.A104]" office:value-type="string" office:string-value="TOTAL" calcext:value-type="string">
            <text:p>TOTAL</text:p>
          </table:table-cell>
          <table:table-cell table:number-columns-repeated="2"/>
          <table:table-cell table:style-name="ce307" table:content-validation-name="val3" table:formula="of:=SUM([.D78:.D88])" office:value-type="float" office:value="0" calcext:value-type="float">
            <text:p>0</text:p>
          </table:table-cell>
          <table:table-cell table:style-name="ce307" table:formula="of:=[.D89]+[$'Historical Data'.E104]" office:value-type="float" office:value="0" calcext:value-type="float">
            <text:p>0</text:p>
          </table:table-cell>
          <table:table-cell table:number-columns-repeated="1019"/>
        </table:table-row>
        <table:table-row table:style-name="ro2" table:number-rows-repeated="1048486">
          <table:table-cell table:number-columns-repeated="1024"/>
        </table:table-row>
        <table:table-row table:style-name="ro2">
          <table:table-cell table:number-columns-repeated="1024"/>
        </table:table-row>
        <table:named-expressions>
          <table:named-expression table:name="DefectLog4A" table:base-cell-address="$Description.$A$1" table:expression="$plansummary.$#REF!$#REF!"/>
          <table:named-expression table:name="FunctionalSpecification6A" table:base-cell-address="$Description.$A$1" table:expression="$plansummary.$#REF!$#REF!"/>
          <table:named-expression table:name="HistoricalData4A" table:base-cell-address="$Description.$A$1" table:expression="$plansummary.$#REF!$#REF!"/>
          <table:named-expression table:name="InstructorAssessment4A" table:base-cell-address="$Description.$A$1" table:expression="$plansummary.$#REF!$#REF!"/>
          <table:named-expression table:name="LessonLearned4A" table:base-cell-address="$Description.$A$1" table:expression="$plansummary.$#REF!$#REF!"/>
          <table:named-expression table:name="OperationalSpecification6A" table:base-cell-address="$Description.$A$1" table:expression="$plansummary.$#REF!$#REF!"/>
          <table:named-range table:name="ProjectPlanSummary4A" table:base-cell-address="$Description.$A$1" table:cell-range-address="$PlanSummary.$A$1"/>
          <table:named-expression table:name="Schedule6A" table:base-cell-address="$Description.$A$1" table:expression="$plansummary.$#REF!$#REF!"/>
          <table:named-expression table:name="SizeEstimate4A" table:base-cell-address="$Description.$A$1" table:expression="$plansummary.$#REF!$#REF!"/>
          <table:named-expression table:name="SourceCode4A" table:base-cell-address="$Description.$A$1" table:expression="$plansummary.$#REF!$#REF!"/>
          <table:named-expression table:name="TaskPlan6A" table:base-cell-address="$Description.$A$1" table:expression="$plansummary.$#REF!$#REF!"/>
          <table:named-expression table:name="TestReport4A" table:base-cell-address="$Description.$A$1" table:expression="$plansummary.$#REF!$#REF!"/>
          <table:named-expression table:name="TimeLog4A" table:base-cell-address="$Description.$A$1" table:expression="$plansummary.$#REF!$#REF!"/>
          <table:named-expression table:name="toc6A" table:base-cell-address="$Description.$A$1" table:expression="$plansummary.$#REF!$#REF!"/>
        </table:named-expressions>
      </table:table>
      <table:table table:name="Change Log" table:style-name="ta22" table:protected="true">
        <loext:table-protection loext:select-protected-cells="true" loext:select-unprotected-cells="true"/>
        <table:table-column table:style-name="co23" table:number-columns-repeated="2" table:default-cell-style-name="ce199"/>
        <table:table-column table:style-name="co77" table:default-cell-style-name="ce199"/>
        <table:table-column table:style-name="co78" table:default-cell-style-name="ce199"/>
        <table:table-column table:style-name="co69" table:visibility="collapse" table:default-cell-style-name="ce199"/>
        <table:table-column table:style-name="co79" table:default-cell-style-name="ce199"/>
        <table:table-column table:style-name="co69" table:visibility="collapse" table:default-cell-style-name="ce199"/>
        <table:table-column table:style-name="co15" table:default-cell-style-name="ce199"/>
        <table:table-column table:style-name="co32" table:default-cell-style-name="ce199"/>
        <table:table-column table:style-name="co80" table:default-cell-style-name="ce199"/>
        <table:table-column table:style-name="co81" table:default-cell-style-name="ce199"/>
        <table:table-column table:style-name="co36" table:number-columns-repeated="246" table:default-cell-style-name="ce199"/>
        <table:table-column table:style-name="co36" table:number-columns-repeated="767" table:default-cell-style-name="Default"/>
        <table:table-row table:style-name="ro49"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49" table:visibility="collapse">
          <table:table-cell table:formula="of:=[$Constants.A2]" office:value-type="string" office:string-value="Start date:" calcext:value-type="string">
            <text:p>Start date:</text:p>
          </table:table-cell>
          <table:table-cell table:formula="of:=[$Constants.B2]" office:value-type="float" office:value="36526" calcext:value-type="float">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formula="of:=[$Constants.F2]" office:value-type="float" office:value="1" calcext:value-type="float">
            <text:p>100%</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49" table:visibility="collapse">
          <table:table-cell table:formula="of:=[$Constants.A3]" office:value-type="string" office:string-value="End date:" calcext:value-type="string">
            <text:p>End date:</text:p>
          </table:table-cell>
          <table:table-cell table:formula="of:=[$Constants.B3]" office:value-type="float" office:value="73051" calcext:value-type="float">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formula="of:=[$Constants.F3]" office:value-type="float" office:value="0.95" calcext:value-type="float">
            <text:p>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49"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formula="of:=[$Constants.F4]" office:value-type="float" office:value="0.9" calcext:value-type="float">
            <text:p>90%</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49"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formula="of:=[$Constants.F5]" office:value-type="float" office:value="0.85" calcext:value-type="float">
            <text:p>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49"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formula="of:=[$Constants.F6]" office:value-type="float" office:value="0.8" calcext:value-type="float">
            <text:p>80%</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49"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formula="of:=[$Constants.F7]" office:value-type="float" office:value="0.75" calcext:value-type="float">
            <text:p>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49"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formula="of:=[$Constants.F8]" office:value-type="float" office:value="0.7" calcext:value-type="float">
            <text:p>70%</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49"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formula="of:=[$Constants.F9]" office:value-type="float" office:value="0.65" calcext:value-type="float">
            <text:p>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49"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formula="of:=[$Constants.F10]" office:value-type="float" office:value="0.5" calcext:value-type="float">
            <text:p>50%</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49"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49"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49"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49"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49"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49"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49"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49"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49"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49"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49"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49"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49"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49"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49"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49"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49"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49"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49"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formula="of:=[$Constants.F29]" office:value-type="float" office:value="0" calcext:value-type="float">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49"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formula="of:=[$Constants.F30]" office:value-type="float" office:value="0" calcext:value-type="float">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49"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formula="of:=[$Constants.F31]" office:value-type="float" office:value="0" calcext:value-type="float">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200" table:number-columns-repeated="1015"/>
        </table:table-row>
        <table:table-row table:style-name="ro49"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49"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49"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49"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49"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49"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49"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49" table:visibility="collapse">
          <table:table-cell table:formula="of:=[$Constants.A39]" office:value-type="string" office:string-value="upper" calcext:value-type="string">
            <text:p>upper</text:p>
          </table:table-cell>
          <table:table-cell table:formula="of:=[$Constants.B39]" office:value-type="float" office:value="-1.5" calcext:value-type="float">
            <text:p>-1.5</text:p>
          </table:table-cell>
          <table:table-cell table:formula="of:=[$Constants.C39]" office:value-type="float" office:value="-0.5" calcext:value-type="float">
            <text:p>-0.5</text:p>
          </table:table-cell>
          <table:table-cell table:formula="of:=[$Constants.D39]" office:value-type="float" office:value="0.5" calcext:value-type="float">
            <text:p>0.5</text:p>
          </table:table-cell>
          <table:table-cell table:formula="of:=[$Constants.E39]" office:value-type="float" office:value="1.5" calcext:value-type="float">
            <text:p>1.5</text:p>
          </table:table-cell>
          <table:table-cell table:formula="of:=[$Constants.F39]" office:value-type="float" office:value="99999" calcext:value-type="float">
            <text:p>99999.0</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49" table:visibility="collapse">
          <table:table-cell table:formula="of:=[$Constants.A40]" office:value-type="string" office:string-value="mid" calcext:value-type="string">
            <text:p>mid</text:p>
          </table:table-cell>
          <table:table-cell table:formula="of:=[$Constants.B40]" office:value-type="float" office:value="-2" calcext:value-type="float">
            <text:p>-2.0</text:p>
          </table:table-cell>
          <table:table-cell table:formula="of:=[$Constants.C40]" office:value-type="float" office:value="-1" calcext:value-type="float">
            <text:p>-1.0</text:p>
          </table:table-cell>
          <table:table-cell table:formula="of:=[$Constants.D40]" office:value-type="float" office:value="0" calcext:value-type="float">
            <text:p>0.0</text:p>
          </table:table-cell>
          <table:table-cell table:formula="of:=[$Constants.E40]" office:value-type="float" office:value="1" calcext:value-type="float">
            <text:p>1.0</text:p>
          </table:table-cell>
          <table:table-cell table:formula="of:=[$Constants.F40]" office:value-type="float" office:value="2" calcext:value-type="float">
            <text:p>2.0</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49" table:visibility="collapse">
          <table:table-cell table:formula="of:=[$Constants.A41]" office:value-type="string" office:string-value="lower" calcext:value-type="string">
            <text:p>lower</text:p>
          </table:table-cell>
          <table:table-cell table:formula="of:=[$Constants.B41]" office:value-type="float" office:value="0" calcext:value-type="float">
            <text:p>0.0</text:p>
          </table:table-cell>
          <table:table-cell table:formula="of:=[$Constants.C41]" office:value-type="float" office:value="-1.5" calcext:value-type="float">
            <text:p>-1.5</text:p>
          </table:table-cell>
          <table:table-cell table:formula="of:=[$Constants.D41]" office:value-type="float" office:value="-0.5" calcext:value-type="float">
            <text:p>-0.5</text:p>
          </table:table-cell>
          <table:table-cell table:formula="of:=[$Constants.E41]" office:value-type="float" office:value="0.5" calcext:value-type="float">
            <text:p>0.5</text:p>
          </table:table-cell>
          <table:table-cell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49"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49"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149" table:number-columns-repeated="247"/>
          <table:table-cell table:number-columns-repeated="768"/>
        </table:table-row>
        <table:table-row table:style-name="ro50"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190" table:number-columns-repeated="2"/>
          <table:table-cell table:style-name="ce198" table:number-columns-repeated="1013"/>
        </table:table-row>
        <table:table-row table:style-name="ro1">
          <table:table-cell table:style-name="ce253" office:value-type="string" calcext:value-type="string" table:number-columns-spanned="3" table:number-rows-spanned="1">
            <text:p>Change Log</text:p>
          </table:table-cell>
          <table:covered-table-cell table:number-columns-repeated="2" table:style-name="ce253"/>
          <table:table-cell table:number-columns-repeated="1021"/>
        </table:table-row>
        <table:table-row table:style-name="ro34">
          <table:table-cell table:style-name="ce369"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369"/>
          <table:table-cell table:number-columns-repeated="1014"/>
        </table:table-row>
        <table:table-row table:style-name="ro2">
          <table:table-cell table:style-name="ce370"/>
          <table:table-cell table:style-name="ce501"/>
          <table:table-cell table:style-name="ce503" office:value-type="string" calcext:value-type="string">
            <text:p>Change Designation</text:p>
          </table:table-cell>
          <table:table-cell table:style-name="ce505" office:value-type="string" calcext:value-type="string" table:number-columns-spanned="7" table:number-rows-spanned="1">
            <text:p>Description</text:p>
          </table:table-cell>
          <table:covered-table-cell table:number-columns-repeated="6" table:style-name="ce505"/>
          <table:table-cell table:number-columns-repeated="1014"/>
        </table:table-row>
        <table:table-row table:style-name="ro7">
          <table:table-cell table:style-name="ce370"/>
          <table:table-cell table:style-name="ce444"/>
          <table:table-cell table:style-name="ce444" table:formula="of:=[.B19]" office:value-type="string" office:string-value="Requirements Change" calcext:value-type="string">
            <text:p>Requirements Change</text:p>
          </table:table-cell>
          <table:table-cell table:style-name="ce369" table:formula="of:=[.C19]" office:value-type="string" office:string-value="Changes to requirements" calcext:value-type="string" table:number-columns-spanned="7" table:number-rows-spanned="1">
            <text:p>Changes to requirements</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0]" office:value-type="string" office:string-value="Requirements Clarification" calcext:value-type="string">
            <text:p>Requirements Clarification</text:p>
          </table:table-cell>
          <table:table-cell table:style-name="ce369"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1]" office:value-type="string" office:string-value="Product syntax" calcext:value-type="string">
            <text:p>Product syntax</text:p>
          </table:table-cell>
          <table:table-cell table:style-name="ce369"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2]" office:value-type="string" office:string-value="Product logic" calcext:value-type="string">
            <text:p>Product logic</text:p>
          </table:table-cell>
          <table:table-cell table:style-name="ce369"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3]" office:value-type="string" office:string-value="Product interface" calcext:value-type="string">
            <text:p>Product interface</text:p>
          </table:table-cell>
          <table:table-cell table:style-name="ce369"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4]" office:value-type="string" office:string-value="Product checking" calcext:value-type="string">
            <text:p>Product checking</text:p>
          </table:table-cell>
          <table:table-cell table:style-name="ce369"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5]" office:value-type="string" office:string-value="Test syntax" calcext:value-type="string">
            <text:p>Test syntax</text:p>
          </table:table-cell>
          <table:table-cell table:style-name="ce369"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6]" office:value-type="string" office:string-value="Test logic" calcext:value-type="string">
            <text:p>Test logic</text:p>
          </table:table-cell>
          <table:table-cell table:style-name="ce369"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7]" office:value-type="string" office:string-value="Test interface" calcext:value-type="string">
            <text:p>Test interface</text:p>
          </table:table-cell>
          <table:table-cell table:style-name="ce369"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8]" office:value-type="string" office:string-value="Test checking" calcext:value-type="string">
            <text:p>Test checking</text:p>
          </table:table-cell>
          <table:table-cell table:style-name="ce369"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369"/>
          <table:table-cell table:number-columns-repeated="1014"/>
        </table:table-row>
        <table:table-row table:style-name="ro49">
          <table:table-cell/>
          <table:table-cell table:style-name="ce444"/>
          <table:table-cell table:style-name="ce444" table:formula="of:=[.B29]" office:value-type="string" office:string-value="Bad Smell" calcext:value-type="string">
            <text:p>Bad Smell</text:p>
          </table:table-cell>
          <table:table-cell table:style-name="ce369"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369"/>
          <table:table-cell table:number-columns-repeated="1014"/>
        </table:table-row>
        <table:table-row table:style-name="ro17">
          <table:table-cell table:style-name="ce499" office:value-type="string" calcext:value-type="string">
            <text:p>Number</text:p>
          </table:table-cell>
          <table:table-cell table:style-name="ce499" office:value-type="string" calcext:value-type="string">
            <text:p>Date</text:p>
          </table:table-cell>
          <table:table-cell table:style-name="ce499" office:value-type="string" calcext:value-type="string">
            <text:p>Type</text:p>
          </table:table-cell>
          <table:table-cell table:style-name="ce499" office:value-type="string" calcext:value-type="string">
            <text:p>Where Injected</text:p>
          </table:table-cell>
          <table:table-cell table:style-name="ce506" office:value-type="string" calcext:value-type="string">
            <text:p>Inject Iteration</text:p>
          </table:table-cell>
          <table:table-cell table:style-name="ce506" office:value-type="string" calcext:value-type="string">
            <text:p>Where Removed</text:p>
          </table:table-cell>
          <table:table-cell table:style-name="ce506" office:value-type="string" calcext:value-type="string">
            <text:p>Remove Iteration</text:p>
          </table:table-cell>
          <table:table-cell table:style-name="ce506" office:value-type="string" calcext:value-type="string">
            <text:p>Fix Time</text:p>
          </table:table-cell>
          <table:table-cell table:style-name="ce506" office:value-type="string" calcext:value-type="string">
            <text:p>Fix Reference</text:p>
          </table:table-cell>
          <table:table-cell table:style-name="ce299" office:value-type="string" calcext:value-type="string">
            <text:p>Description</text:p>
          </table:table-cell>
          <table:table-cell table:style-name="ce325" table:number-columns-repeated="3"/>
          <table:table-cell table:style-name="ce283" table:number-columns-repeated="1011"/>
        </table:table-row>
        <table:table-row table:style-name="ro2">
          <table:table-cell table:style-name="ce500" table:content-validation-name="val14" table:formula="of:=1" office:value-type="float" office:value="1" calcext:value-type="float">
            <text:p>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0]);&quot;&quot;;IF([.I60]=[.A60];&quot;&lt;-- Circular reference&quot;;IF(ISBLANK(OFFSET([.$C$59];[.I6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0]+1" office:value-type="float" office:value="2" calcext:value-type="float">
            <text:p>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1]);&quot;&quot;;IF([.I61]=[.A61];&quot;&lt;-- Circular reference&quot;;IF(ISBLANK(OFFSET([.$C$59];[.I6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1]+1" office:value-type="float" office:value="3" calcext:value-type="float">
            <text:p>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2]);&quot;&quot;;IF([.I62]=[.A62];&quot;&lt;-- Circular reference&quot;;IF(ISBLANK(OFFSET([.$C$59];[.I6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2]+1" office:value-type="float" office:value="4" calcext:value-type="float">
            <text:p>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3]);&quot;&quot;;IF([.I63]=[.A63];&quot;&lt;-- Circular reference&quot;;IF(ISBLANK(OFFSET([.$C$59];[.I6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3]+1" office:value-type="float" office:value="5" calcext:value-type="float">
            <text:p>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4]);&quot;&quot;;IF([.I64]=[.A64];&quot;&lt;-- Circular reference&quot;;IF(ISBLANK(OFFSET([.$C$59];[.I6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4]+1" office:value-type="float" office:value="6" calcext:value-type="float">
            <text:p>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5]);&quot;&quot;;IF([.I65]=[.A65];&quot;&lt;-- Circular reference&quot;;IF(ISBLANK(OFFSET([.$C$59];[.I6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5]+1" office:value-type="float" office:value="7" calcext:value-type="float">
            <text:p>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6]);&quot;&quot;;IF([.I66]=[.A66];&quot;&lt;-- Circular reference&quot;;IF(ISBLANK(OFFSET([.$C$59];[.I6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6]+1" office:value-type="float" office:value="8" calcext:value-type="float">
            <text:p>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7]);&quot;&quot;;IF([.I67]=[.A67];&quot;&lt;-- Circular reference&quot;;IF(ISBLANK(OFFSET([.$C$59];[.I6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7]+1" office:value-type="float" office:value="9" calcext:value-type="float">
            <text:p>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8]);&quot;&quot;;IF([.I68]=[.A68];&quot;&lt;-- Circular reference&quot;;IF(ISBLANK(OFFSET([.$C$59];[.I6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8]+1" office:value-type="float" office:value="10" calcext:value-type="float">
            <text:p>1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69]);&quot;&quot;;IF([.I69]=[.A69];&quot;&lt;-- Circular reference&quot;;IF(ISBLANK(OFFSET([.$C$59];[.I6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69]+1" office:value-type="float" office:value="11" calcext:value-type="float">
            <text:p>1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0]);&quot;&quot;;IF([.I70]=[.A70];&quot;&lt;-- Circular reference&quot;;IF(ISBLANK(OFFSET([.$C$59];[.I7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0]+1" office:value-type="float" office:value="12" calcext:value-type="float">
            <text:p>1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1]);&quot;&quot;;IF([.I71]=[.A71];&quot;&lt;-- Circular reference&quot;;IF(ISBLANK(OFFSET([.$C$59];[.I7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1]+1" office:value-type="float" office:value="13" calcext:value-type="float">
            <text:p>1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2]);&quot;&quot;;IF([.I72]=[.A72];&quot;&lt;-- Circular reference&quot;;IF(ISBLANK(OFFSET([.$C$59];[.I7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2]+1" office:value-type="float" office:value="14" calcext:value-type="float">
            <text:p>1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3]);&quot;&quot;;IF([.I73]=[.A73];&quot;&lt;-- Circular reference&quot;;IF(ISBLANK(OFFSET([.$C$59];[.I7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3]+1" office:value-type="float" office:value="15" calcext:value-type="float">
            <text:p>1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4]);&quot;&quot;;IF([.I74]=[.A74];&quot;&lt;-- Circular reference&quot;;IF(ISBLANK(OFFSET([.$C$59];[.I7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4]+1" office:value-type="float" office:value="16" calcext:value-type="float">
            <text:p>1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5]);&quot;&quot;;IF([.I75]=[.A75];&quot;&lt;-- Circular reference&quot;;IF(ISBLANK(OFFSET([.$C$59];[.I7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5]+1" office:value-type="float" office:value="17" calcext:value-type="float">
            <text:p>1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6]);&quot;&quot;;IF([.I76]=[.A76];&quot;&lt;-- Circular reference&quot;;IF(ISBLANK(OFFSET([.$C$59];[.I7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6]+1" office:value-type="float" office:value="18" calcext:value-type="float">
            <text:p>1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7]);&quot;&quot;;IF([.I77]=[.A77];&quot;&lt;-- Circular reference&quot;;IF(ISBLANK(OFFSET([.$C$59];[.I7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7]+1" office:value-type="float" office:value="19" calcext:value-type="float">
            <text:p>1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8]);&quot;&quot;;IF([.I78]=[.A78];&quot;&lt;-- Circular reference&quot;;IF(ISBLANK(OFFSET([.$C$59];[.I7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8]+1" office:value-type="float" office:value="20" calcext:value-type="float">
            <text:p>2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79]);&quot;&quot;;IF([.I79]=[.A79];&quot;&lt;-- Circular reference&quot;;IF(ISBLANK(OFFSET([.$C$59];[.I7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79]+1" office:value-type="float" office:value="21" calcext:value-type="float">
            <text:p>2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0]);&quot;&quot;;IF([.I80]=[.A80];&quot;&lt;-- Circular reference&quot;;IF(ISBLANK(OFFSET([.$C$59];[.I8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0]+1" office:value-type="float" office:value="22" calcext:value-type="float">
            <text:p>2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1]);&quot;&quot;;IF([.I81]=[.A81];&quot;&lt;-- Circular reference&quot;;IF(ISBLANK(OFFSET([.$C$59];[.I8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1]+1" office:value-type="float" office:value="23" calcext:value-type="float">
            <text:p>2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2]);&quot;&quot;;IF([.I82]=[.A82];&quot;&lt;-- Circular reference&quot;;IF(ISBLANK(OFFSET([.$C$59];[.I8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2]+1" office:value-type="float" office:value="24" calcext:value-type="float">
            <text:p>2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3]);&quot;&quot;;IF([.I83]=[.A83];&quot;&lt;-- Circular reference&quot;;IF(ISBLANK(OFFSET([.$C$59];[.I8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3]+1" office:value-type="float" office:value="25" calcext:value-type="float">
            <text:p>2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4]);&quot;&quot;;IF([.I84]=[.A84];&quot;&lt;-- Circular reference&quot;;IF(ISBLANK(OFFSET([.$C$59];[.I8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4]+1" office:value-type="float" office:value="26" calcext:value-type="float">
            <text:p>2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5]);&quot;&quot;;IF([.I85]=[.A85];&quot;&lt;-- Circular reference&quot;;IF(ISBLANK(OFFSET([.$C$59];[.I8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5]+1" office:value-type="float" office:value="27" calcext:value-type="float">
            <text:p>2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6]);&quot;&quot;;IF([.I86]=[.A86];&quot;&lt;-- Circular reference&quot;;IF(ISBLANK(OFFSET([.$C$59];[.I8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6]+1" office:value-type="float" office:value="28" calcext:value-type="float">
            <text:p>2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7]);&quot;&quot;;IF([.I87]=[.A87];&quot;&lt;-- Circular reference&quot;;IF(ISBLANK(OFFSET([.$C$59];[.I8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7]+1" office:value-type="float" office:value="29" calcext:value-type="float">
            <text:p>2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8]);&quot;&quot;;IF([.I88]=[.A88];&quot;&lt;-- Circular reference&quot;;IF(ISBLANK(OFFSET([.$C$59];[.I8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8]+1" office:value-type="float" office:value="30" calcext:value-type="float">
            <text:p>3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89]);&quot;&quot;;IF([.I89]=[.A89];&quot;&lt;-- Circular reference&quot;;IF(ISBLANK(OFFSET([.$C$59];[.I8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89]+1" office:value-type="float" office:value="31" calcext:value-type="float">
            <text:p>3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0]);&quot;&quot;;IF([.I90]=[.A90];&quot;&lt;-- Circular reference&quot;;IF(ISBLANK(OFFSET([.$C$59];[.I9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0]+1" office:value-type="float" office:value="32" calcext:value-type="float">
            <text:p>3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1]);&quot;&quot;;IF([.I91]=[.A91];&quot;&lt;-- Circular reference&quot;;IF(ISBLANK(OFFSET([.$C$59];[.I9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1]+1" office:value-type="float" office:value="33" calcext:value-type="float">
            <text:p>3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2]);&quot;&quot;;IF([.I92]=[.A92];&quot;&lt;-- Circular reference&quot;;IF(ISBLANK(OFFSET([.$C$59];[.I9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2]+1" office:value-type="float" office:value="34" calcext:value-type="float">
            <text:p>3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3]);&quot;&quot;;IF([.I93]=[.A93];&quot;&lt;-- Circular reference&quot;;IF(ISBLANK(OFFSET([.$C$59];[.I9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3]+1" office:value-type="float" office:value="35" calcext:value-type="float">
            <text:p>3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4]);&quot;&quot;;IF([.I94]=[.A94];&quot;&lt;-- Circular reference&quot;;IF(ISBLANK(OFFSET([.$C$59];[.I9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4]+1" office:value-type="float" office:value="36" calcext:value-type="float">
            <text:p>3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5]);&quot;&quot;;IF([.I95]=[.A95];&quot;&lt;-- Circular reference&quot;;IF(ISBLANK(OFFSET([.$C$59];[.I9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5]+1" office:value-type="float" office:value="37" calcext:value-type="float">
            <text:p>3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6]);&quot;&quot;;IF([.I96]=[.A96];&quot;&lt;-- Circular reference&quot;;IF(ISBLANK(OFFSET([.$C$59];[.I9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6]+1" office:value-type="float" office:value="38" calcext:value-type="float">
            <text:p>3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7]);&quot;&quot;;IF([.I97]=[.A97];&quot;&lt;-- Circular reference&quot;;IF(ISBLANK(OFFSET([.$C$59];[.I9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7]+1" office:value-type="float" office:value="39" calcext:value-type="float">
            <text:p>3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8]);&quot;&quot;;IF([.I98]=[.A98];&quot;&lt;-- Circular reference&quot;;IF(ISBLANK(OFFSET([.$C$59];[.I9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8]+1" office:value-type="float" office:value="40" calcext:value-type="float">
            <text:p>4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99]);&quot;&quot;;IF([.I99]=[.A99];&quot;&lt;-- Circular reference&quot;;IF(ISBLANK(OFFSET([.$C$59];[.I9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99]+1" office:value-type="float" office:value="41" calcext:value-type="float">
            <text:p>4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0]);&quot;&quot;;IF([.I100]=[.A100];&quot;&lt;-- Circular reference&quot;;IF(ISBLANK(OFFSET([.$C$59];[.I10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0]+1" office:value-type="float" office:value="42" calcext:value-type="float">
            <text:p>4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1]);&quot;&quot;;IF([.I101]=[.A101];&quot;&lt;-- Circular reference&quot;;IF(ISBLANK(OFFSET([.$C$59];[.I10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1]+1" office:value-type="float" office:value="43" calcext:value-type="float">
            <text:p>4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2]);&quot;&quot;;IF([.I102]=[.A102];&quot;&lt;-- Circular reference&quot;;IF(ISBLANK(OFFSET([.$C$59];[.I10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2]+1" office:value-type="float" office:value="44" calcext:value-type="float">
            <text:p>4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3]);&quot;&quot;;IF([.I103]=[.A103];&quot;&lt;-- Circular reference&quot;;IF(ISBLANK(OFFSET([.$C$59];[.I10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3]+1" office:value-type="float" office:value="45" calcext:value-type="float">
            <text:p>4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4]);&quot;&quot;;IF([.I104]=[.A104];&quot;&lt;-- Circular reference&quot;;IF(ISBLANK(OFFSET([.$C$59];[.I10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4]+1" office:value-type="float" office:value="46" calcext:value-type="float">
            <text:p>4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5]);&quot;&quot;;IF([.I105]=[.A105];&quot;&lt;-- Circular reference&quot;;IF(ISBLANK(OFFSET([.$C$59];[.I10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5]+1" office:value-type="float" office:value="47" calcext:value-type="float">
            <text:p>4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6]);&quot;&quot;;IF([.I106]=[.A106];&quot;&lt;-- Circular reference&quot;;IF(ISBLANK(OFFSET([.$C$59];[.I10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6]+1" office:value-type="float" office:value="48" calcext:value-type="float">
            <text:p>4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7]);&quot;&quot;;IF([.I107]=[.A107];&quot;&lt;-- Circular reference&quot;;IF(ISBLANK(OFFSET([.$C$59];[.I10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7]+1" office:value-type="float" office:value="49" calcext:value-type="float">
            <text:p>4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8]);&quot;&quot;;IF([.I108]=[.A108];&quot;&lt;-- Circular reference&quot;;IF(ISBLANK(OFFSET([.$C$59];[.I10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8]+1" office:value-type="float" office:value="50" calcext:value-type="float">
            <text:p>5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09]);&quot;&quot;;IF([.I109]=[.A109];&quot;&lt;-- Circular reference&quot;;IF(ISBLANK(OFFSET([.$C$59];[.I10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09]+1" office:value-type="float" office:value="51" calcext:value-type="float">
            <text:p>5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0]);&quot;&quot;;IF([.I110]=[.A110];&quot;&lt;-- Circular reference&quot;;IF(ISBLANK(OFFSET([.$C$59];[.I11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0]+1" office:value-type="float" office:value="52" calcext:value-type="float">
            <text:p>5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1]);&quot;&quot;;IF([.I111]=[.A111];&quot;&lt;-- Circular reference&quot;;IF(ISBLANK(OFFSET([.$C$59];[.I11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1]+1" office:value-type="float" office:value="53" calcext:value-type="float">
            <text:p>5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2]);&quot;&quot;;IF([.I112]=[.A112];&quot;&lt;-- Circular reference&quot;;IF(ISBLANK(OFFSET([.$C$59];[.I11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2]+1" office:value-type="float" office:value="54" calcext:value-type="float">
            <text:p>5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3]);&quot;&quot;;IF([.I113]=[.A113];&quot;&lt;-- Circular reference&quot;;IF(ISBLANK(OFFSET([.$C$59];[.I11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3]+1" office:value-type="float" office:value="55" calcext:value-type="float">
            <text:p>5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4]);&quot;&quot;;IF([.I114]=[.A114];&quot;&lt;-- Circular reference&quot;;IF(ISBLANK(OFFSET([.$C$59];[.I11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4]+1" office:value-type="float" office:value="56" calcext:value-type="float">
            <text:p>5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5]);&quot;&quot;;IF([.I115]=[.A115];&quot;&lt;-- Circular reference&quot;;IF(ISBLANK(OFFSET([.$C$59];[.I11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5]+1" office:value-type="float" office:value="57" calcext:value-type="float">
            <text:p>5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6]);&quot;&quot;;IF([.I116]=[.A116];&quot;&lt;-- Circular reference&quot;;IF(ISBLANK(OFFSET([.$C$59];[.I11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6]+1" office:value-type="float" office:value="58" calcext:value-type="float">
            <text:p>5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7]);&quot;&quot;;IF([.I117]=[.A117];&quot;&lt;-- Circular reference&quot;;IF(ISBLANK(OFFSET([.$C$59];[.I11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7]+1" office:value-type="float" office:value="59" calcext:value-type="float">
            <text:p>5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8]);&quot;&quot;;IF([.I118]=[.A118];&quot;&lt;-- Circular reference&quot;;IF(ISBLANK(OFFSET([.$C$59];[.I11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8]+1" office:value-type="float" office:value="60" calcext:value-type="float">
            <text:p>6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19]);&quot;&quot;;IF([.I119]=[.A119];&quot;&lt;-- Circular reference&quot;;IF(ISBLANK(OFFSET([.$C$59];[.I11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19]+1" office:value-type="float" office:value="61" calcext:value-type="float">
            <text:p>6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0]);&quot;&quot;;IF([.I120]=[.A120];&quot;&lt;-- Circular reference&quot;;IF(ISBLANK(OFFSET([.$C$59];[.I12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0]+1" office:value-type="float" office:value="62" calcext:value-type="float">
            <text:p>6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1]);&quot;&quot;;IF([.I121]=[.A121];&quot;&lt;-- Circular reference&quot;;IF(ISBLANK(OFFSET([.$C$59];[.I12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1]+1" office:value-type="float" office:value="63" calcext:value-type="float">
            <text:p>6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2]);&quot;&quot;;IF([.I122]=[.A122];&quot;&lt;-- Circular reference&quot;;IF(ISBLANK(OFFSET([.$C$59];[.I12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2]+1" office:value-type="float" office:value="64" calcext:value-type="float">
            <text:p>6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3]);&quot;&quot;;IF([.I123]=[.A123];&quot;&lt;-- Circular reference&quot;;IF(ISBLANK(OFFSET([.$C$59];[.I12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3]+1" office:value-type="float" office:value="65" calcext:value-type="float">
            <text:p>6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4]);&quot;&quot;;IF([.I124]=[.A124];&quot;&lt;-- Circular reference&quot;;IF(ISBLANK(OFFSET([.$C$59];[.I124];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4]+1" office:value-type="float" office:value="66" calcext:value-type="float">
            <text:p>66</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5]);&quot;&quot;;IF([.I125]=[.A125];&quot;&lt;-- Circular reference&quot;;IF(ISBLANK(OFFSET([.$C$59];[.I125];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5]+1" office:value-type="float" office:value="67" calcext:value-type="float">
            <text:p>67</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6]);&quot;&quot;;IF([.I126]=[.A126];&quot;&lt;-- Circular reference&quot;;IF(ISBLANK(OFFSET([.$C$59];[.I126];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6]+1" office:value-type="float" office:value="68" calcext:value-type="float">
            <text:p>68</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7]);&quot;&quot;;IF([.I127]=[.A127];&quot;&lt;-- Circular reference&quot;;IF(ISBLANK(OFFSET([.$C$59];[.I127];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7]+1" office:value-type="float" office:value="69" calcext:value-type="float">
            <text:p>69</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8]);&quot;&quot;;IF([.I128]=[.A128];&quot;&lt;-- Circular reference&quot;;IF(ISBLANK(OFFSET([.$C$59];[.I128];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8]+1" office:value-type="float" office:value="70" calcext:value-type="float">
            <text:p>70</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29]);&quot;&quot;;IF([.I129]=[.A129];&quot;&lt;-- Circular reference&quot;;IF(ISBLANK(OFFSET([.$C$59];[.I129];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29]+1" office:value-type="float" office:value="71" calcext:value-type="float">
            <text:p>71</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30]);&quot;&quot;;IF([.I130]=[.A130];&quot;&lt;-- Circular reference&quot;;IF(ISBLANK(OFFSET([.$C$59];[.I130];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30]+1" office:value-type="float" office:value="72" calcext:value-type="float">
            <text:p>72</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31]);&quot;&quot;;IF([.I131]=[.A131];&quot;&lt;-- Circular reference&quot;;IF(ISBLANK(OFFSET([.$C$59];[.I131];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31]+1" office:value-type="float" office:value="73" calcext:value-type="float">
            <text:p>73</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32]);&quot;&quot;;IF([.I132]=[.A132];&quot;&lt;-- Circular reference&quot;;IF(ISBLANK(OFFSET([.$C$59];[.I132];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32]+1" office:value-type="float" office:value="74" calcext:value-type="float">
            <text:p>74</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33]);&quot;&quot;;IF([.I133]=[.A133];&quot;&lt;-- Circular reference&quot;;IF(ISBLANK(OFFSET([.$C$59];[.I133];0));&quot;&lt;-- Invalid reference&quot;;&quot;&quot;)))">
            <text:p/>
          </table:table-cell>
          <table:table-cell table:style-name="ce508" table:number-columns-repeated="2"/>
          <table:table-cell table:style-name="ce283" table:number-columns-repeated="1011"/>
        </table:table-row>
        <table:table-row table:style-name="ro2">
          <table:table-cell table:style-name="ce500" table:content-validation-name="val14" table:formula="of:=[.A133]+1" office:value-type="float" office:value="75" calcext:value-type="float">
            <text:p>75</text:p>
          </table:table-cell>
          <table:table-cell table:style-name="ce502" table:content-validation-name="val12"/>
          <table:table-cell table:style-name="ce504" table:content-validation-name="val15"/>
          <table:table-cell table:style-name="ce504" table:content-validation-name="val16"/>
          <table:table-cell table:style-name="ce504" table:content-validation-name="val17"/>
          <table:table-cell table:style-name="ce504" table:content-validation-name="val16"/>
          <table:table-cell table:style-name="ce504" table:content-validation-name="val17"/>
          <table:table-cell table:style-name="ce301" table:content-validation-name="val14" table:number-columns-repeated="2"/>
          <table:table-cell table:style-name="ce507"/>
          <table:table-cell table:style-name="ce508" table:formula="of:=IF(ISBLANK([.I134]);&quot;&quot;;IF([.I134]=[.A134];&quot;&lt;-- Circular reference&quot;;IF(ISBLANK(OFFSET([.$C$59];[.I134];0));&quot;&lt;-- Invalid reference&quot;;&quot;&quot;)))">
            <text:p/>
          </table:table-cell>
          <table:table-cell table:style-name="ce508" table:number-columns-repeated="2"/>
          <table:table-cell table:style-name="ce283"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expression table:name="FunctionalSpecification6A" table:base-cell-address="$Description.$A$1" table:expression="$'change log'.$#ref!$#REF!"/>
          <table:named-expression table:name="HistoricalData4A" table:base-cell-address="$Description.$A$1" table:expression="$'change log'.$#ref!$#REF!"/>
          <table:named-expression table:name="InstructorAssessment4A" table:base-cell-address="$Description.$A$1" table:expression="$'change log'.$#ref!$#REF!"/>
          <table:named-expression table:name="LessonLearned4A" table:base-cell-address="$Description.$A$1" table:expression="$'change log'.$#ref!$#REF!"/>
          <table:named-expression table:name="OperationalSpecification6A" table:base-cell-address="$Description.$A$1" table:expression="$'change log'.$#ref!$#REF!"/>
          <table:named-expression table:name="ProjectPlanSummary4A" table:base-cell-address="$Description.$A$1" table:expression="$'change log'.$#ref!$#REF!"/>
          <table:named-expression table:name="Schedule6A" table:base-cell-address="$Description.$A$1" table:expression="$'change log'.$#ref!$#REF!"/>
          <table:named-expression table:name="SizeEstimate4A" table:base-cell-address="$Description.$A$1" table:expression="$'change log'.$#ref!$#REF!"/>
          <table:named-expression table:name="SourceCode4A" table:base-cell-address="$Description.$A$1" table:expression="$'change log'.$#ref!$#REF!"/>
          <table:named-expression table:name="TaskPlan6A" table:base-cell-address="$Description.$A$1" table:expression="$'change log'.$#ref!$#REF!"/>
          <table:named-expression table:name="TestReport4A" table:base-cell-address="$Description.$A$1" table:expression="$'change log'.$#ref!$#REF!"/>
          <table:named-expression table:name="TimeLog4A" table:base-cell-address="$Description.$A$1" table:expression="$'change log'.$#ref!$#REF!"/>
          <table:named-expression table:name="toc6A" table:base-cell-address="$Description.$A$1" table:expression="$'change log'.$#ref!$#REF!"/>
        </table:named-expressions>
      </table:table>
      <table:table table:name="Lessons" table:style-name="ta16" table:protected="true">
        <loext:table-protection loext:select-protected-cells="true" loext:select-unprotected-cells="true"/>
        <office:forms form:automatic-focus="false" form:apply-design-mode="false"/>
        <table:table-column table:style-name="co23" table:default-cell-style-name="ce55"/>
        <table:table-column table:style-name="co61" table:default-cell-style-name="ce55"/>
        <table:table-column table:style-name="co36" table:number-columns-repeated="255"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Lessons Learned</text:p>
          </table:table-cell>
          <table:covered-table-cell table:number-columns-repeated="2" table:style-name="ce109"/>
          <table:table-cell table:style-name="ce139" table:number-columns-repeated="1021"/>
        </table:table-row>
        <table:table-row table:style-name="ro1">
          <table:table-cell table:style-name="ce346" table:number-columns-repeated="2"/>
          <table:table-cell table:style-name="ce139" table:number-columns-repeated="1022"/>
        </table:table-row>
        <table:table-row table:style-name="ro2">
          <table:table-cell table:style-name="ce347" office:value-type="string" calcext:value-type="string">
            <text:p>Problems of Importance</text:p>
          </table:table-cell>
          <table:table-cell table:style-name="ce138"/>
          <table:table-cell table:style-name="ce139" table:number-columns-repeated="1022"/>
        </table:table-row>
        <table:table-row table:style-name="ro44">
          <table:table-cell table:style-name="ce141" office:value-type="float" office:value="1" calcext:value-type="float">
            <text:p>1</text:p>
          </table:table-cell>
          <table:table-cell table:style-name="ce348"/>
          <table:table-cell table:style-name="ce139" table:number-columns-repeated="1022"/>
        </table:table-row>
        <table:table-row table:style-name="ro44">
          <table:table-cell table:style-name="ce141" office:value-type="float" office:value="2" calcext:value-type="float">
            <text:p>2</text:p>
          </table:table-cell>
          <table:table-cell table:style-name="ce348"/>
          <table:table-cell table:style-name="ce139" table:number-columns-repeated="1022"/>
        </table:table-row>
        <table:table-row table:style-name="ro44">
          <table:table-cell table:style-name="ce141" office:value-type="float" office:value="3" calcext:value-type="float">
            <text:p>3</text:p>
          </table:table-cell>
          <table:table-cell table:style-name="ce348"/>
          <table:table-cell table:style-name="ce139" table:number-columns-repeated="1022"/>
        </table:table-row>
        <table:table-row table:style-name="ro44">
          <table:table-cell table:style-name="ce141" office:value-type="float" office:value="4" calcext:value-type="float">
            <text:p>4</text:p>
          </table:table-cell>
          <table:table-cell table:style-name="ce348"/>
          <table:table-cell table:style-name="ce139" table:number-columns-repeated="1022"/>
        </table:table-row>
        <table:table-row table:style-name="ro44">
          <table:table-cell table:style-name="ce141" office:value-type="float" office:value="5" calcext:value-type="float">
            <text:p>5</text:p>
          </table:table-cell>
          <table:table-cell table:style-name="ce348"/>
          <table:table-cell table:style-name="ce139" table:number-columns-repeated="1022"/>
        </table:table-row>
        <table:table-row table:style-name="ro45">
          <table:table-cell table:style-name="ce347" office:value-type="string" calcext:value-type="string">
            <text:p>Proposal for Improvements</text:p>
          </table:table-cell>
          <table:table-cell table:style-name="ce138"/>
          <table:table-cell table:style-name="ce139" table:number-columns-repeated="1022"/>
        </table:table-row>
        <table:table-row table:style-name="ro44">
          <table:table-cell table:style-name="ce141" office:value-type="float" office:value="1" calcext:value-type="float">
            <text:p>1</text:p>
          </table:table-cell>
          <table:table-cell table:style-name="ce348"/>
          <table:table-cell table:style-name="ce139" table:number-columns-repeated="1022"/>
        </table:table-row>
        <table:table-row table:style-name="ro44">
          <table:table-cell table:style-name="ce141" office:value-type="float" office:value="2" calcext:value-type="float">
            <text:p>2</text:p>
          </table:table-cell>
          <table:table-cell table:style-name="ce348"/>
          <table:table-cell table:style-name="ce139" table:number-columns-repeated="1022"/>
        </table:table-row>
        <table:table-row table:style-name="ro44">
          <table:table-cell table:style-name="ce141" office:value-type="float" office:value="3" calcext:value-type="float">
            <text:p>3</text:p>
          </table:table-cell>
          <table:table-cell table:style-name="ce348"/>
          <table:table-cell table:style-name="ce139" table:number-columns-repeated="1022"/>
        </table:table-row>
        <table:table-row table:style-name="ro44">
          <table:table-cell table:style-name="ce141" office:value-type="float" office:value="4" calcext:value-type="float">
            <text:p>4</text:p>
          </table:table-cell>
          <table:table-cell table:style-name="ce348"/>
          <table:table-cell table:style-name="ce139" table:number-columns-repeated="1022"/>
        </table:table-row>
        <table:table-row table:style-name="ro44">
          <table:table-cell table:style-name="ce141" office:value-type="float" office:value="5" calcext:value-type="float">
            <text:p>5</text:p>
          </table:table-cell>
          <table:table-cell table:style-name="ce348"/>
          <table:table-cell table:style-name="ce139" table:number-columns-repeated="1022"/>
        </table:table-row>
        <table:table-row table:style-name="ro45">
          <table:table-cell table:style-name="ce347" office:value-type="string" calcext:value-type="string">
            <text:p>Notes and Comments</text:p>
          </table:table-cell>
          <table:table-cell table:style-name="ce138"/>
          <table:table-cell table:style-name="ce139" table:number-columns-repeated="1022"/>
        </table:table-row>
        <table:table-row table:style-name="ro44">
          <table:table-cell table:style-name="ce141" office:value-type="float" office:value="1" calcext:value-type="float">
            <text:p>1</text:p>
          </table:table-cell>
          <table:table-cell table:style-name="ce348"/>
          <table:table-cell table:style-name="ce139" table:number-columns-repeated="1022"/>
        </table:table-row>
        <table:table-row table:style-name="ro44">
          <table:table-cell table:style-name="ce141" office:value-type="float" office:value="2" calcext:value-type="float">
            <text:p>2</text:p>
          </table:table-cell>
          <table:table-cell table:style-name="ce348"/>
          <table:table-cell table:style-name="ce139" table:number-columns-repeated="1022"/>
        </table:table-row>
        <table:table-row table:style-name="ro44">
          <table:table-cell table:style-name="ce141" office:value-type="float" office:value="3" calcext:value-type="float">
            <text:p>3</text:p>
          </table:table-cell>
          <table:table-cell table:style-name="ce348"/>
          <table:table-cell table:style-name="ce139" table:number-columns-repeated="1022"/>
        </table:table-row>
        <table:table-row table:style-name="ro44">
          <table:table-cell table:style-name="ce141" office:value-type="float" office:value="4" calcext:value-type="float">
            <text:p>4</text:p>
          </table:table-cell>
          <table:table-cell table:style-name="ce348"/>
          <table:table-cell table:style-name="ce139" table:number-columns-repeated="1022"/>
        </table:table-row>
        <table:table-row table:style-name="ro44">
          <table:table-cell table:style-name="ce141" office:value-type="float" office:value="5" calcext:value-type="float">
            <text:p>5</text:p>
          </table:table-cell>
          <table:table-cell table:style-name="ce348"/>
          <table:table-cell table:style-name="ce139"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range table:name="DefectLog4A" table:base-cell-address="$Description.$A$1" table:cell-range-address="$Lessons.$#REF!$#REF!"/>
          <table:named-range table:name="FunctionalSpecification6A" table:base-cell-address="$Description.$A$1" table:cell-range-address="$Lessons.$#REF!$#REF!"/>
          <table:named-range table:name="HistoricalData4A" table:base-cell-address="$Description.$A$1" table:cell-range-address="$Lessons.$#REF!$#REF!"/>
          <table:named-range table:name="InstructorAssessment4A" table:base-cell-address="$Description.$A$1" table:cell-range-address="$Lessons.$#REF!$#REF!"/>
          <table:named-range table:name="LessonLearned4A" table:base-cell-address="$Description.$A$1" table:cell-range-address="$Lessons.$A$1"/>
          <table:named-range table:name="OperationalSpecification6A" table:base-cell-address="$Description.$A$1" table:cell-range-address="$Lessons.$#REF!$#REF!"/>
          <table:named-range table:name="ProjectPlanSummary4A" table:base-cell-address="$Description.$A$1" table:cell-range-address="$Lessons.$#REF!$#REF!"/>
          <table:named-range table:name="Schedule6A" table:base-cell-address="$Description.$A$1" table:cell-range-address="$Lessons.$#REF!$#REF!"/>
          <table:named-range table:name="SizeEstimate4A" table:base-cell-address="$Description.$A$1" table:cell-range-address="$Lessons.$#REF!$#REF!"/>
          <table:named-range table:name="SourceCode4A" table:base-cell-address="$Description.$A$1" table:cell-range-address="$Lessons.$#REF!$#REF!"/>
          <table:named-range table:name="TaskPlan6A" table:base-cell-address="$Description.$A$1" table:cell-range-address="$Lessons.$#REF!$#REF!"/>
          <table:named-range table:name="TestReport4A" table:base-cell-address="$Description.$A$1" table:cell-range-address="$Lessons.$#REF!$#REF!"/>
          <table:named-range table:name="TimeLog4A" table:base-cell-address="$Description.$A$1" table:cell-range-address="$Lessons.$#REF!$#REF!"/>
          <table:named-range table:name="toc6A" table:base-cell-address="$Description.$A$1" table:cell-range-address="$Lessons.$#REF!$#REF!"/>
        </table:named-expressions>
      </table:table>
      <table:table table:name="Time Log" table:style-name="ta23" table:protected="true">
        <loext:table-protection loext:select-protected-cells="true" loext:select-unprotected-cells="true"/>
        <office:forms form:automatic-focus="false" form:apply-design-mode="false"/>
        <table:table-column table:style-name="co23" table:number-columns-repeated="5" table:default-cell-style-name="ce199"/>
        <table:table-column table:style-name="co82" table:default-cell-style-name="ce199"/>
        <table:table-column table:style-name="co69" table:visibility="collapse" table:default-cell-style-name="ce199"/>
        <table:table-column table:style-name="co83" table:default-cell-style-name="ce199"/>
        <table:table-column table:style-name="co84" table:default-cell-style-name="ce199"/>
        <table:table-column table:style-name="co36" table:number-columns-repeated="248" table:default-cell-style-name="ce199"/>
        <table:table-column table:style-name="co36" table:number-columns-repeated="767" table:default-cell-style-name="Default"/>
        <table:table-row table:style-name="ro2" table:visibility="collapse">
          <table:table-cell table:style-name="ce279" table:formula="of:=[$Constants.A1]" office:value-type="string" office:string-value="Constants" calcext:value-type="string">
            <text:p>Constants</text:p>
          </table:table-cell>
          <table:table-cell table:style-name="ce279" table:formula="of:=[$Constants.B1]" office:value-type="string" office:string-value=" " calcext:value-type="string">
            <text:p><text:s/></text:p>
          </table:table-cell>
          <table:table-cell table:style-name="ce279" table:formula="of:=[$Constants.C1]" office:value-type="string" office:string-value=" " calcext:value-type="string">
            <text:p><text:s/></text:p>
          </table:table-cell>
          <table:table-cell table:style-name="ce279" table:formula="of:=[$Constants.D1]" office:value-type="string" office:string-value=" " calcext:value-type="string">
            <text:p><text:s/></text:p>
          </table:table-cell>
          <table:table-cell table:style-name="ce279" table:formula="of:=[$Constants.E1]" office:value-type="string" office:string-value=" " calcext:value-type="string">
            <text:p><text:s/></text:p>
          </table:table-cell>
          <table:table-cell table:style-name="ce279" table:formula="of:=[$Constants.F1]" office:value-type="string" office:string-value="Assignment 2" calcext:value-type="string">
            <text:p>Assignment 2</text:p>
          </table:table-cell>
          <table:table-cell table:style-name="ce187" table:number-columns-repeated="2"/>
          <table:table-cell table:number-columns-repeated="1016"/>
        </table:table-row>
        <table:table-row table:style-name="ro2" table:visibility="collapse">
          <table:table-cell table:style-name="ce279" table:formula="of:=[$Constants.A2]" office:value-type="string" office:string-value="Start date:" calcext:value-type="string">
            <text:p>Start date:</text:p>
          </table:table-cell>
          <table:table-cell table:style-name="ce279" table:formula="of:=[$Constants.B2]" office:value-type="float" office:value="36526" calcext:value-type="float">
            <text:p>36526</text:p>
          </table:table-cell>
          <table:table-cell table:style-name="ce279" table:formula="of:=[$Constants.C2]" office:value-type="string" office:string-value=" " calcext:value-type="string">
            <text:p><text:s/></text:p>
          </table:table-cell>
          <table:table-cell table:style-name="ce279" table:formula="of:=[$Constants.D2]" office:value-type="string" office:string-value="Grades:" calcext:value-type="string">
            <text:p>Grades:</text:p>
          </table:table-cell>
          <table:table-cell table:style-name="ce279" table:formula="of:=[$Constants.E2]" office:value-type="string" office:string-value="AA" calcext:value-type="string">
            <text:p>AA</text:p>
          </table:table-cell>
          <table:table-cell table:style-name="ce279" table:formula="of:=[$Constants.F2]" office:value-type="float" office:value="1" calcext:value-type="float">
            <text:p>1</text:p>
          </table:table-cell>
          <table:table-cell table:style-name="ce187" table:number-columns-repeated="2"/>
          <table:table-cell table:number-columns-repeated="1016"/>
        </table:table-row>
        <table:table-row table:style-name="ro2" table:visibility="collapse">
          <table:table-cell table:style-name="ce279" table:formula="of:=[$Constants.A3]" office:value-type="string" office:string-value="End date:" calcext:value-type="string">
            <text:p>End date:</text:p>
          </table:table-cell>
          <table:table-cell table:style-name="ce279" table:formula="of:=[$Constants.B3]" office:value-type="float" office:value="73051" calcext:value-type="float">
            <text:p>73051</text:p>
          </table:table-cell>
          <table:table-cell table:style-name="ce279" table:formula="of:=[$Constants.C3]" office:value-type="string" office:string-value=" " calcext:value-type="string">
            <text:p><text:s/></text:p>
          </table:table-cell>
          <table:table-cell table:style-name="ce279" table:formula="of:=[$Constants.D3]" office:value-type="string" office:string-value=" " calcext:value-type="string">
            <text:p><text:s/></text:p>
          </table:table-cell>
          <table:table-cell table:style-name="ce279" table:formula="of:=[$Constants.E3]" office:value-type="string" office:string-value="A" calcext:value-type="string">
            <text:p>A</text:p>
          </table:table-cell>
          <table:table-cell table:style-name="ce279" table:formula="of:=[$Constants.F3]" office:value-type="float" office:value="0.95" calcext:value-type="float">
            <text:p>0.95</text:p>
          </table:table-cell>
          <table:table-cell table:style-name="ce187" table:number-columns-repeated="2"/>
          <table:table-cell table:number-columns-repeated="1016"/>
        </table:table-row>
        <table:table-row table:style-name="ro2" table:visibility="collapse">
          <table:table-cell table:style-name="ce279" table:formula="of:=[$Constants.A4]" office:value-type="string" office:string-value="Phases:" calcext:value-type="string">
            <text:p>Phases:</text:p>
          </table:table-cell>
          <table:table-cell table:style-name="ce279" table:formula="of:=[$Constants.B4]" office:value-type="string" office:string-value="Analysis" calcext:value-type="string">
            <text:p>Analysis</text:p>
          </table:table-cell>
          <table:table-cell table:style-name="ce279" table:formula="of:=[$Constants.C4]" office:value-type="string" office:string-value=" " calcext:value-type="string">
            <text:p><text:s/></text:p>
          </table:table-cell>
          <table:table-cell table:style-name="ce279" table:formula="of:=[$Constants.D4]" office:value-type="string" office:string-value=" " calcext:value-type="string">
            <text:p><text:s/></text:p>
          </table:table-cell>
          <table:table-cell table:style-name="ce279" table:formula="of:=[$Constants.E4]" office:value-type="string" office:string-value="AB" calcext:value-type="string">
            <text:p>AB</text:p>
          </table:table-cell>
          <table:table-cell table:style-name="ce279" table:formula="of:=[$Constants.F4]" office:value-type="float" office:value="0.9" calcext:value-type="float">
            <text:p>0.9</text:p>
          </table:table-cell>
          <table:table-cell table:style-name="ce187" table:number-columns-repeated="2"/>
          <table:table-cell table:number-columns-repeated="1016"/>
        </table:table-row>
        <table:table-row table:style-name="ro2" table:visibility="collapse">
          <table:table-cell table:style-name="ce279" table:formula="of:=[$Constants.A5]" office:value-type="string" office:string-value=" " calcext:value-type="string">
            <text:p><text:s/></text:p>
          </table:table-cell>
          <table:table-cell table:style-name="ce279" table:formula="of:=[$Constants.B5]" office:value-type="string" office:string-value="Architecture" calcext:value-type="string">
            <text:p>Architecture</text:p>
          </table:table-cell>
          <table:table-cell table:style-name="ce279" table:formula="of:=[$Constants.C5]" office:value-type="string" office:string-value=" " calcext:value-type="string">
            <text:p><text:s/></text:p>
          </table:table-cell>
          <table:table-cell table:style-name="ce279" table:formula="of:=[$Constants.D5]" office:value-type="string" office:string-value=" " calcext:value-type="string">
            <text:p><text:s/></text:p>
          </table:table-cell>
          <table:table-cell table:style-name="ce279" table:formula="of:=[$Constants.E5]" office:value-type="string" office:string-value="B" calcext:value-type="string">
            <text:p>B</text:p>
          </table:table-cell>
          <table:table-cell table:style-name="ce279" table:formula="of:=[$Constants.F5]" office:value-type="float" office:value="0.85" calcext:value-type="float">
            <text:p>0.85</text:p>
          </table:table-cell>
          <table:table-cell table:style-name="ce187" table:number-columns-repeated="2"/>
          <table:table-cell table:number-columns-repeated="1016"/>
        </table:table-row>
        <table:table-row table:style-name="ro2" table:visibility="collapse">
          <table:table-cell table:style-name="ce279" table:formula="of:=[$Constants.A6]" office:value-type="string" office:string-value=" " calcext:value-type="string">
            <text:p><text:s/></text:p>
          </table:table-cell>
          <table:table-cell table:style-name="ce279" table:formula="of:=[$Constants.B6]" office:value-type="string" office:string-value="Project planning" calcext:value-type="string">
            <text:p>Project planning</text:p>
          </table:table-cell>
          <table:table-cell table:style-name="ce279" table:formula="of:=[$Constants.C6]" office:value-type="string" office:string-value=" " calcext:value-type="string">
            <text:p><text:s/></text:p>
          </table:table-cell>
          <table:table-cell table:style-name="ce279" table:formula="of:=[$Constants.D6]" office:value-type="string" office:string-value=" " calcext:value-type="string">
            <text:p><text:s/></text:p>
          </table:table-cell>
          <table:table-cell table:style-name="ce279" table:formula="of:=[$Constants.E6]" office:value-type="string" office:string-value="BC" calcext:value-type="string">
            <text:p>BC</text:p>
          </table:table-cell>
          <table:table-cell table:style-name="ce279" table:formula="of:=[$Constants.F6]" office:value-type="float" office:value="0.8" calcext:value-type="float">
            <text:p>0.8</text:p>
          </table:table-cell>
          <table:table-cell table:style-name="ce187" table:number-columns-repeated="2"/>
          <table:table-cell table:number-columns-repeated="1016"/>
        </table:table-row>
        <table:table-row table:style-name="ro2" table:visibility="collapse">
          <table:table-cell table:style-name="ce279" table:formula="of:=[$Constants.A7]" office:value-type="string" office:string-value=" " calcext:value-type="string">
            <text:p><text:s/></text:p>
          </table:table-cell>
          <table:table-cell table:style-name="ce279" table:formula="of:=[$Constants.B7]" office:value-type="string" office:string-value="Interation planning" calcext:value-type="string">
            <text:p>Interation planning</text:p>
          </table:table-cell>
          <table:table-cell table:style-name="ce279" table:formula="of:=[$Constants.C7]" office:value-type="string" office:string-value=" " calcext:value-type="string">
            <text:p><text:s/></text:p>
          </table:table-cell>
          <table:table-cell table:style-name="ce279" table:formula="of:=[$Constants.D7]" office:value-type="string" office:string-value=" " calcext:value-type="string">
            <text:p><text:s/></text:p>
          </table:table-cell>
          <table:table-cell table:style-name="ce279" table:formula="of:=[$Constants.E7]" office:value-type="string" office:string-value="C" calcext:value-type="string">
            <text:p>C</text:p>
          </table:table-cell>
          <table:table-cell table:style-name="ce279" table:formula="of:=[$Constants.F7]" office:value-type="float" office:value="0.75" calcext:value-type="float">
            <text:p>0.75</text:p>
          </table:table-cell>
          <table:table-cell table:style-name="ce187" table:number-columns-repeated="2"/>
          <table:table-cell table:number-columns-repeated="1016"/>
        </table:table-row>
        <table:table-row table:style-name="ro2" table:visibility="collapse">
          <table:table-cell table:style-name="ce279" table:formula="of:=[$Constants.A8]" office:value-type="string" office:string-value=" " calcext:value-type="string">
            <text:p><text:s/></text:p>
          </table:table-cell>
          <table:table-cell table:style-name="ce279" table:formula="of:=[$Constants.B8]" office:value-type="string" office:string-value="Construction" calcext:value-type="string">
            <text:p>Construction</text:p>
          </table:table-cell>
          <table:table-cell table:style-name="ce279" table:formula="of:=[$Constants.C8]" office:value-type="string" office:string-value=" " calcext:value-type="string">
            <text:p><text:s/></text:p>
          </table:table-cell>
          <table:table-cell table:style-name="ce279" table:formula="of:=[$Constants.D8]" office:value-type="string" office:string-value=" " calcext:value-type="string">
            <text:p><text:s/></text:p>
          </table:table-cell>
          <table:table-cell table:style-name="ce279" table:formula="of:=[$Constants.E8]" office:value-type="string" office:string-value="CD" calcext:value-type="string">
            <text:p>CD</text:p>
          </table:table-cell>
          <table:table-cell table:style-name="ce279" table:formula="of:=[$Constants.F8]" office:value-type="float" office:value="0.7" calcext:value-type="float">
            <text:p>0.7</text:p>
          </table:table-cell>
          <table:table-cell table:style-name="ce187" table:number-columns-repeated="2"/>
          <table:table-cell table:number-columns-repeated="1016"/>
        </table:table-row>
        <table:table-row table:style-name="ro2" table:visibility="collapse">
          <table:table-cell table:style-name="ce279" table:formula="of:=[$Constants.A9]" office:value-type="string" office:string-value=" " calcext:value-type="string">
            <text:p><text:s/></text:p>
          </table:table-cell>
          <table:table-cell table:style-name="ce279" table:formula="of:=[$Constants.B9]" office:value-type="string" office:string-value="Refactoring" calcext:value-type="string">
            <text:p>Refactoring</text:p>
          </table:table-cell>
          <table:table-cell table:style-name="ce279" table:formula="of:=[$Constants.C9]" office:value-type="string" office:string-value=" " calcext:value-type="string">
            <text:p><text:s/></text:p>
          </table:table-cell>
          <table:table-cell table:style-name="ce279" table:formula="of:=[$Constants.D9]" office:value-type="string" office:string-value=" " calcext:value-type="string">
            <text:p><text:s/></text:p>
          </table:table-cell>
          <table:table-cell table:style-name="ce279" table:formula="of:=[$Constants.E9]" office:value-type="string" office:string-value="D" calcext:value-type="string">
            <text:p>D</text:p>
          </table:table-cell>
          <table:table-cell table:style-name="ce279" table:formula="of:=[$Constants.F9]" office:value-type="float" office:value="0.65" calcext:value-type="float">
            <text:p>0.65</text:p>
          </table:table-cell>
          <table:table-cell table:style-name="ce187" table:number-columns-repeated="2"/>
          <table:table-cell table:number-columns-repeated="1016"/>
        </table:table-row>
        <table:table-row table:style-name="ro2" table:visibility="collapse">
          <table:table-cell table:style-name="ce279" table:formula="of:=[$Constants.A10]" office:value-type="string" office:string-value=" " calcext:value-type="string">
            <text:p><text:s/></text:p>
          </table:table-cell>
          <table:table-cell table:style-name="ce279" table:formula="of:=[$Constants.B10]" office:value-type="string" office:string-value="Review" calcext:value-type="string">
            <text:p>Review</text:p>
          </table:table-cell>
          <table:table-cell table:style-name="ce279" table:formula="of:=[$Constants.C10]" office:value-type="string" office:string-value=" " calcext:value-type="string">
            <text:p><text:s/></text:p>
          </table:table-cell>
          <table:table-cell table:style-name="ce279" table:formula="of:=[$Constants.D10]" office:value-type="string" office:string-value=" " calcext:value-type="string">
            <text:p><text:s/></text:p>
          </table:table-cell>
          <table:table-cell table:style-name="ce279" table:formula="of:=[$Constants.E10]" office:value-type="string" office:string-value="F" calcext:value-type="string">
            <text:p>F</text:p>
          </table:table-cell>
          <table:table-cell table:style-name="ce279" table:formula="of:=[$Constants.F10]" office:value-type="float" office:value="0.5" calcext:value-type="float">
            <text:p>0.5</text:p>
          </table:table-cell>
          <table:table-cell table:style-name="ce187" table:number-columns-repeated="2"/>
          <table:table-cell table:number-columns-repeated="1016"/>
        </table:table-row>
        <table:table-row table:style-name="ro2" table:visibility="collapse">
          <table:table-cell table:style-name="ce279" table:formula="of:=[$Constants.A11]" office:value-type="string" office:string-value=" " calcext:value-type="string">
            <text:p><text:s/></text:p>
          </table:table-cell>
          <table:table-cell table:style-name="ce279" table:formula="of:=[$Constants.B11]" office:value-type="string" office:string-value="Integration test" calcext:value-type="string">
            <text:p>Integration test</text:p>
          </table:table-cell>
          <table:table-cell table:style-name="ce279" table:formula="of:=[$Constants.C11]" office:value-type="string" office:string-value=" " calcext:value-type="string">
            <text:p><text:s/></text:p>
          </table:table-cell>
          <table:table-cell table:style-name="ce279" table:formula="of:=[$Constants.D11]" office:value-type="string" office:string-value=" " calcext:value-type="string">
            <text:p><text:s/></text:p>
          </table:table-cell>
          <table:table-cell table:style-name="ce279" table:formula="of:=[$Constants.E11]" office:value-type="string" office:string-value=" " calcext:value-type="string">
            <text:p><text:s/></text:p>
          </table:table-cell>
          <table:table-cell table:style-name="ce279" table:formula="of:=[$Constants.F11]"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2]" office:value-type="string" office:string-value=" " calcext:value-type="string">
            <text:p><text:s/></text:p>
          </table:table-cell>
          <table:table-cell table:style-name="ce279" table:formula="of:=[$Constants.B12]" office:value-type="string" office:string-value="Repatterning" calcext:value-type="string">
            <text:p>Repatterning</text:p>
          </table:table-cell>
          <table:table-cell table:style-name="ce279" table:formula="of:=[$Constants.C12]" office:value-type="string" office:string-value=" " calcext:value-type="string">
            <text:p><text:s/></text:p>
          </table:table-cell>
          <table:table-cell table:style-name="ce279" table:formula="of:=[$Constants.D12]" office:value-type="string" office:string-value=" " calcext:value-type="string">
            <text:p><text:s/></text:p>
          </table:table-cell>
          <table:table-cell table:style-name="ce279" table:formula="of:=[$Constants.E12]" office:value-type="string" office:string-value=" " calcext:value-type="string">
            <text:p><text:s/></text:p>
          </table:table-cell>
          <table:table-cell table:style-name="ce279" table:formula="of:=[$Constants.F12]"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3]" office:value-type="string" office:string-value=" " calcext:value-type="string">
            <text:p><text:s/></text:p>
          </table:table-cell>
          <table:table-cell table:style-name="ce279" table:formula="of:=[$Constants.B13]" office:value-type="string" office:string-value="Postmortem" calcext:value-type="string">
            <text:p>Postmortem</text:p>
          </table:table-cell>
          <table:table-cell table:style-name="ce279" table:formula="of:=[$Constants.C13]" office:value-type="string" office:string-value=" " calcext:value-type="string">
            <text:p><text:s/></text:p>
          </table:table-cell>
          <table:table-cell table:style-name="ce279" table:formula="of:=[$Constants.D13]" office:value-type="string" office:string-value=" " calcext:value-type="string">
            <text:p><text:s/></text:p>
          </table:table-cell>
          <table:table-cell table:style-name="ce279" table:formula="of:=[$Constants.E13]" office:value-type="string" office:string-value=" " calcext:value-type="string">
            <text:p><text:s/></text:p>
          </table:table-cell>
          <table:table-cell table:style-name="ce279" table:formula="of:=[$Constants.F13]"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4]" office:value-type="string" office:string-value=" " calcext:value-type="string">
            <text:p><text:s/></text:p>
          </table:table-cell>
          <table:table-cell table:style-name="ce279" table:formula="of:=[$Constants.B14]" office:value-type="string" office:string-value="Sandbox" calcext:value-type="string">
            <text:p>Sandbox</text:p>
          </table:table-cell>
          <table:table-cell table:style-name="ce279" table:formula="of:=[$Constants.C14]" office:value-type="string" office:string-value=" " calcext:value-type="string">
            <text:p><text:s/></text:p>
          </table:table-cell>
          <table:table-cell table:style-name="ce279" table:formula="of:=[$Constants.D14]" office:value-type="string" office:string-value=" " calcext:value-type="string">
            <text:p><text:s/></text:p>
          </table:table-cell>
          <table:table-cell table:style-name="ce279" table:formula="of:=[$Constants.E14]" office:value-type="string" office:string-value=" " calcext:value-type="string">
            <text:p><text:s/></text:p>
          </table:table-cell>
          <table:table-cell table:style-name="ce279" table:formula="of:=[$Constants.F14]"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5]" office:value-type="string" office:string-value=" " calcext:value-type="string">
            <text:p><text:s/></text:p>
          </table:table-cell>
          <table:table-cell table:style-name="ce279" table:formula="of:=[$Constants.B15]" office:value-type="string" office:string-value=" " calcext:value-type="string">
            <text:p><text:s/></text:p>
          </table:table-cell>
          <table:table-cell table:style-name="ce279" table:formula="of:=[$Constants.C15]" office:value-type="string" office:string-value=" " calcext:value-type="string">
            <text:p><text:s/></text:p>
          </table:table-cell>
          <table:table-cell table:style-name="ce279" table:formula="of:=[$Constants.D15]" office:value-type="string" office:string-value=" " calcext:value-type="string">
            <text:p><text:s/></text:p>
          </table:table-cell>
          <table:table-cell table:style-name="ce279" table:formula="of:=[$Constants.E15]" office:value-type="string" office:string-value=" " calcext:value-type="string">
            <text:p><text:s/></text:p>
          </table:table-cell>
          <table:table-cell table:style-name="ce279" table:formula="of:=[$Constants.F1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6]" office:value-type="string" office:string-value=" " calcext:value-type="string">
            <text:p><text:s/></text:p>
          </table:table-cell>
          <table:table-cell table:style-name="ce279" table:formula="of:=[$Constants.B16]" office:value-type="string" office:string-value=" " calcext:value-type="string">
            <text:p><text:s/></text:p>
          </table:table-cell>
          <table:table-cell table:style-name="ce279" table:formula="of:=[$Constants.C16]" office:value-type="string" office:string-value=" " calcext:value-type="string">
            <text:p><text:s/></text:p>
          </table:table-cell>
          <table:table-cell table:style-name="ce279" table:formula="of:=[$Constants.D16]" office:value-type="string" office:string-value=" " calcext:value-type="string">
            <text:p><text:s/></text:p>
          </table:table-cell>
          <table:table-cell table:style-name="ce279" table:formula="of:=[$Constants.E16]" office:value-type="string" office:string-value=" " calcext:value-type="string">
            <text:p><text:s/></text:p>
          </table:table-cell>
          <table:table-cell table:style-name="ce279" table:formula="of:=[$Constants.F1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7]" office:value-type="string" office:string-value=" " calcext:value-type="string">
            <text:p><text:s/></text:p>
          </table:table-cell>
          <table:table-cell table:style-name="ce279" table:formula="of:=[$Constants.B17]" office:value-type="string" office:string-value=" " calcext:value-type="string">
            <text:p><text:s/></text:p>
          </table:table-cell>
          <table:table-cell table:style-name="ce279" table:formula="of:=[$Constants.C17]" office:value-type="string" office:string-value=" " calcext:value-type="string">
            <text:p><text:s/></text:p>
          </table:table-cell>
          <table:table-cell table:style-name="ce279" table:formula="of:=[$Constants.D17]" office:value-type="string" office:string-value=" " calcext:value-type="string">
            <text:p><text:s/></text:p>
          </table:table-cell>
          <table:table-cell table:style-name="ce279" table:formula="of:=[$Constants.E17]" office:value-type="string" office:string-value=" " calcext:value-type="string">
            <text:p><text:s/></text:p>
          </table:table-cell>
          <table:table-cell table:style-name="ce279" table:formula="of:=[$Constants.F1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8]" office:value-type="string" office:string-value=" " calcext:value-type="string">
            <text:p><text:s/></text:p>
          </table:table-cell>
          <table:table-cell table:style-name="ce279" table:formula="of:=[$Constants.B18]" office:value-type="string" office:string-value=" " calcext:value-type="string">
            <text:p><text:s/></text:p>
          </table:table-cell>
          <table:table-cell table:style-name="ce279" table:formula="of:=[$Constants.C18]" office:value-type="string" office:string-value=" " calcext:value-type="string">
            <text:p><text:s/></text:p>
          </table:table-cell>
          <table:table-cell table:style-name="ce279" table:formula="of:=[$Constants.D18]" office:value-type="string" office:string-value=" " calcext:value-type="string">
            <text:p><text:s/></text:p>
          </table:table-cell>
          <table:table-cell table:style-name="ce279" table:formula="of:=[$Constants.E18]" office:value-type="string" office:string-value=" " calcext:value-type="string">
            <text:p><text:s/></text:p>
          </table:table-cell>
          <table:table-cell table:style-name="ce279" table:formula="of:=[$Constants.F1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19]" office:value-type="string" office:string-value="Defect Types:" calcext:value-type="string">
            <text:p>Defect Types:</text:p>
          </table:table-cell>
          <table:table-cell table:style-name="ce279" table:formula="of:=[$Constants.B19]" office:value-type="string" office:string-value="Requirements Change" calcext:value-type="string">
            <text:p>Requirements Change</text:p>
          </table:table-cell>
          <table:table-cell table:style-name="ce279" table:formula="of:=[$Constants.C19]" office:value-type="string" office:string-value="Changes to requirements" calcext:value-type="string">
            <text:p>Changes to requirements</text:p>
          </table:table-cell>
          <table:table-cell table:style-name="ce279" table:formula="of:=[$Constants.D19]" office:value-type="string" office:string-value="Iteration" calcext:value-type="string">
            <text:p>Iteration</text:p>
          </table:table-cell>
          <table:table-cell table:style-name="ce279" table:formula="of:=[$Constants.E19]" office:value-type="string" office:string-value="NA" calcext:value-type="string">
            <text:p>NA</text:p>
          </table:table-cell>
          <table:table-cell table:style-name="ce279" table:formula="of:=[$Constants.F19]" office:value-type="string" office:string-value="did not follow " calcext:value-type="string">
            <text:p>did not follow </text:p>
          </table:table-cell>
          <table:table-cell table:style-name="ce187" table:number-columns-repeated="2"/>
          <table:table-cell table:number-columns-repeated="1016"/>
        </table:table-row>
        <table:table-row table:style-name="ro2" table:visibility="collapse">
          <table:table-cell table:style-name="ce279" table:formula="of:=[$Constants.A20]" office:value-type="string" office:string-value=" " calcext:value-type="string">
            <text:p><text:s/></text:p>
          </table:table-cell>
          <table:table-cell table:style-name="ce279" table:formula="of:=[$Constants.B20]" office:value-type="string" office:string-value="Requirements Clarification" calcext:value-type="string">
            <text:p>Requirements Clarification</text:p>
          </table:table-cell>
          <table:table-cell table:style-name="ce279" table:formula="of:=[$Constants.C20]" office:value-type="string" office:string-value="Clarifications to requirements" calcext:value-type="string">
            <text:p>Clarifications to requirements</text:p>
          </table:table-cell>
          <table:table-cell table:style-name="ce279" table:formula="of:=[$Constants.D20]" office:value-type="string" office:string-value=" " calcext:value-type="string">
            <text:p><text:s/></text:p>
          </table:table-cell>
          <table:table-cell table:style-name="ce279" table:formula="of:=[$Constants.E20]" office:value-type="float" office:value="1" calcext:value-type="float">
            <text:p>1</text:p>
          </table:table-cell>
          <table:table-cell table:style-name="ce279" table:formula="of:=[$Constants.F20]" office:value-type="string" office:string-value="very painful" calcext:value-type="string">
            <text:p>very painful</text:p>
          </table:table-cell>
          <table:table-cell table:style-name="ce187" table:number-columns-repeated="2"/>
          <table:table-cell table:number-columns-repeated="1016"/>
        </table:table-row>
        <table:table-row table:style-name="ro2" table:visibility="collapse">
          <table:table-cell table:style-name="ce279" table:formula="of:=[$Constants.A21]" office:value-type="string" office:string-value=" " calcext:value-type="string">
            <text:p><text:s/></text:p>
          </table:table-cell>
          <table:table-cell table:style-name="ce279" table:formula="of:=[$Constants.B21]" office:value-type="string" office:string-value="Product syntax" calcext:value-type="string">
            <text:p>Product syntax</text:p>
          </table:table-cell>
          <table:table-cell table:style-name="ce279" table:formula="of:=[$Constants.C21]" office:value-type="string" office:string-value="Syntax flaws in the deliverable product" calcext:value-type="string">
            <text:p>Syntax flaws in the deliverable product</text:p>
          </table:table-cell>
          <table:table-cell table:style-name="ce279" table:formula="of:=[$Constants.D21]" office:value-type="string" office:string-value=" " calcext:value-type="string">
            <text:p><text:s/></text:p>
          </table:table-cell>
          <table:table-cell table:style-name="ce279" table:formula="of:=[$Constants.E21]" office:value-type="float" office:value="2" calcext:value-type="float">
            <text:p>2</text:p>
          </table:table-cell>
          <table:table-cell table:style-name="ce279" table:formula="of:=[$Constants.F21]" office:value-type="string" office:string-value="painful" calcext:value-type="string">
            <text:p>painful</text:p>
          </table:table-cell>
          <table:table-cell table:style-name="ce187" table:number-columns-repeated="2"/>
          <table:table-cell table:number-columns-repeated="1016"/>
        </table:table-row>
        <table:table-row table:style-name="ro2" table:visibility="collapse">
          <table:table-cell table:style-name="ce279" table:formula="of:=[$Constants.A22]" office:value-type="string" office:string-value=" " calcext:value-type="string">
            <text:p><text:s/></text:p>
          </table:table-cell>
          <table:table-cell table:style-name="ce279" table:formula="of:=[$Constants.B22]" office:value-type="string" office:string-value="Product logic" calcext:value-type="string">
            <text:p>Product logic</text:p>
          </table:table-cell>
          <table:table-cell table:style-name="ce279" table:formula="of:=[$Constants.C22]" office:value-type="string" office:string-value="Logic flaws in the deliverable product" calcext:value-type="string">
            <text:p>Logic flaws in the deliverable product</text:p>
          </table:table-cell>
          <table:table-cell table:style-name="ce279" table:formula="of:=[$Constants.D22]" office:value-type="string" office:string-value=" " calcext:value-type="string">
            <text:p><text:s/></text:p>
          </table:table-cell>
          <table:table-cell table:style-name="ce279" table:formula="of:=[$Constants.E22]" office:value-type="float" office:value="3" calcext:value-type="float">
            <text:p>3</text:p>
          </table:table-cell>
          <table:table-cell table:style-name="ce279" table:formula="of:=[$Constants.F22]" office:value-type="string" office:string-value="neutral" calcext:value-type="string">
            <text:p>neutral</text:p>
          </table:table-cell>
          <table:table-cell table:style-name="ce187" table:number-columns-repeated="2"/>
          <table:table-cell table:number-columns-repeated="1016"/>
        </table:table-row>
        <table:table-row table:style-name="ro2" table:visibility="collapse">
          <table:table-cell table:style-name="ce279" table:formula="of:=[$Constants.A23]" office:value-type="string" office:string-value=" " calcext:value-type="string">
            <text:p><text:s/></text:p>
          </table:table-cell>
          <table:table-cell table:style-name="ce279" table:formula="of:=[$Constants.B23]" office:value-type="string" office:string-value="Product interface" calcext:value-type="string">
            <text:p>Product interface</text:p>
          </table:table-cell>
          <table:table-cell table:style-name="ce279" table:formula="of:=[$Constants.C23]" office:value-type="string" office:string-value="Flaws in the interface of a component of the deliverable product" calcext:value-type="string">
            <text:p>Flaws in the interface of a component of the deliverable product</text:p>
          </table:table-cell>
          <table:table-cell table:style-name="ce279" table:formula="of:=[$Constants.D23]" office:value-type="string" office:string-value=" " calcext:value-type="string">
            <text:p><text:s/></text:p>
          </table:table-cell>
          <table:table-cell table:style-name="ce279" table:formula="of:=[$Constants.E23]" office:value-type="float" office:value="4" calcext:value-type="float">
            <text:p>4</text:p>
          </table:table-cell>
          <table:table-cell table:style-name="ce279" table:formula="of:=[$Constants.F23]" office:value-type="string" office:string-value="helpful" calcext:value-type="string">
            <text:p>helpful</text:p>
          </table:table-cell>
          <table:table-cell table:style-name="ce187" table:number-columns-repeated="2"/>
          <table:table-cell table:number-columns-repeated="1016"/>
        </table:table-row>
        <table:table-row table:style-name="ro2" table:visibility="collapse">
          <table:table-cell table:style-name="ce279" table:formula="of:=[$Constants.A24]" office:value-type="string" office:string-value=" " calcext:value-type="string">
            <text:p><text:s/></text:p>
          </table:table-cell>
          <table:table-cell table:style-name="ce279" table:formula="of:=[$Constants.B24]" office:value-type="string" office:string-value="Product checking" calcext:value-type="string">
            <text:p>Product checking</text:p>
          </table:table-cell>
          <table:table-cell table:style-name="ce279"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79" table:formula="of:=[$Constants.D24]" office:value-type="string" office:string-value=" " calcext:value-type="string">
            <text:p><text:s/></text:p>
          </table:table-cell>
          <table:table-cell table:style-name="ce279" table:formula="of:=[$Constants.E24]" office:value-type="float" office:value="5" calcext:value-type="float">
            <text:p>5</text:p>
          </table:table-cell>
          <table:table-cell table:style-name="ce279" table:formula="of:=[$Constants.F24]" office:value-type="string" office:string-value="very helpful" calcext:value-type="string">
            <text:p>very helpful</text:p>
          </table:table-cell>
          <table:table-cell table:style-name="ce187" table:number-columns-repeated="2"/>
          <table:table-cell table:number-columns-repeated="1016"/>
        </table:table-row>
        <table:table-row table:style-name="ro2" table:visibility="collapse">
          <table:table-cell table:style-name="ce279" table:formula="of:=[$Constants.A25]" office:value-type="string" office:string-value=" " calcext:value-type="string">
            <text:p><text:s/></text:p>
          </table:table-cell>
          <table:table-cell table:style-name="ce279" table:formula="of:=[$Constants.B25]" office:value-type="string" office:string-value="Test syntax" calcext:value-type="string">
            <text:p>Test syntax</text:p>
          </table:table-cell>
          <table:table-cell table:style-name="ce279" table:formula="of:=[$Constants.C25]" office:value-type="string" office:string-value="Syntax flaws in the test code " calcext:value-type="string">
            <text:p>Syntax flaws in the test code </text:p>
          </table:table-cell>
          <table:table-cell table:style-name="ce279" table:formula="of:=[$Constants.D25]" office:value-type="string" office:string-value=" " calcext:value-type="string">
            <text:p><text:s/></text:p>
          </table:table-cell>
          <table:table-cell table:style-name="ce279" table:formula="of:=[$Constants.E25]" office:value-type="float" office:value="6" calcext:value-type="float">
            <text:p>6</text:p>
          </table:table-cell>
          <table:table-cell table:style-name="ce279" table:formula="of:=[$Constants.F25]"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6]" office:value-type="string" office:string-value=" " calcext:value-type="string">
            <text:p><text:s/></text:p>
          </table:table-cell>
          <table:table-cell table:style-name="ce279" table:formula="of:=[$Constants.B26]" office:value-type="string" office:string-value="Test logic" calcext:value-type="string">
            <text:p>Test logic</text:p>
          </table:table-cell>
          <table:table-cell table:style-name="ce279" table:formula="of:=[$Constants.C26]" office:value-type="string" office:string-value="Logic flaws in the test code" calcext:value-type="string">
            <text:p>Logic flaws in the test code</text:p>
          </table:table-cell>
          <table:table-cell table:style-name="ce279" table:formula="of:=[$Constants.D26]" office:value-type="string" office:string-value=" " calcext:value-type="string">
            <text:p><text:s/></text:p>
          </table:table-cell>
          <table:table-cell table:style-name="ce279" table:formula="of:=[$Constants.E26]" office:value-type="float" office:value="7" calcext:value-type="float">
            <text:p>7</text:p>
          </table:table-cell>
          <table:table-cell table:style-name="ce279" table:formula="of:=[$Constants.F26]"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7]" office:value-type="string" office:string-value=" " calcext:value-type="string">
            <text:p><text:s/></text:p>
          </table:table-cell>
          <table:table-cell table:style-name="ce279" table:formula="of:=[$Constants.B27]" office:value-type="string" office:string-value="Test interface" calcext:value-type="string">
            <text:p>Test interface</text:p>
          </table:table-cell>
          <table:table-cell table:style-name="ce279" table:formula="of:=[$Constants.C27]" office:value-type="string" office:string-value="Flaws in the interface of a component of the test code" calcext:value-type="string">
            <text:p>Flaws in the interface of a component of the test code</text:p>
          </table:table-cell>
          <table:table-cell table:style-name="ce279" table:formula="of:=[$Constants.D27]" office:value-type="string" office:string-value=" " calcext:value-type="string">
            <text:p><text:s/></text:p>
          </table:table-cell>
          <table:table-cell table:style-name="ce279" table:formula="of:=[$Constants.E27]" office:value-type="float" office:value="8" calcext:value-type="float">
            <text:p>8</text:p>
          </table:table-cell>
          <table:table-cell table:style-name="ce279" table:formula="of:=[$Constants.F27]"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8]" office:value-type="string" office:string-value=" " calcext:value-type="string">
            <text:p><text:s/></text:p>
          </table:table-cell>
          <table:table-cell table:style-name="ce279" table:formula="of:=[$Constants.B28]" office:value-type="string" office:string-value="Test checking" calcext:value-type="string">
            <text:p>Test checking</text:p>
          </table:table-cell>
          <table:table-cell table:style-name="ce279"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79" table:formula="of:=[$Constants.D28]" office:value-type="string" office:string-value=" " calcext:value-type="string">
            <text:p><text:s/></text:p>
          </table:table-cell>
          <table:table-cell table:style-name="ce279" table:formula="of:=[$Constants.E28]" office:value-type="float" office:value="9" calcext:value-type="float">
            <text:p>9</text:p>
          </table:table-cell>
          <table:table-cell table:style-name="ce279" table:formula="of:=[$Constants.F28]" office:value-type="string" office:string-value=" " calcext:value-type="string">
            <text:p><text:s/></text:p>
          </table:table-cell>
          <table:table-cell table:style-name="ce187" table:number-columns-repeated="2"/>
          <table:table-cell table:number-columns-repeated="1016"/>
        </table:table-row>
        <table:table-row table:style-name="ro2" table:visibility="collapse">
          <table:table-cell table:style-name="ce279" table:formula="of:=[$Constants.A29]" office:value-type="string" office:string-value=" " calcext:value-type="string">
            <text:p><text:s/></text:p>
          </table:table-cell>
          <table:table-cell table:style-name="ce279" table:formula="of:=[$Constants.B29]" office:value-type="string" office:string-value="Bad Smell" calcext:value-type="string">
            <text:p>Bad Smell</text:p>
          </table:table-cell>
          <table:table-cell table:style-name="ce279"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79" table:formula="of:=[$Constants.D29]" office:value-type="string" office:string-value=" " calcext:value-type="string">
            <text:p><text:s/></text:p>
          </table:table-cell>
          <table:table-cell table:style-name="ce279" table:formula="of:=[$Constants.E29]" office:value-type="float" office:value="10" calcext:value-type="float">
            <text:p>10</text:p>
          </table:table-cell>
          <table:table-cell table:style-name="ce279" table:formula="of:=[$Constants.F29]" office:value-type="float" office:value="0" calcext:value-type="float">
            <text:p>0</text:p>
          </table:table-cell>
          <table:table-cell table:style-name="ce187" table:number-columns-repeated="2"/>
          <table:table-cell table:number-columns-repeated="1016"/>
        </table:table-row>
        <table:table-row table:style-name="ro2" table:visibility="collapse">
          <table:table-cell table:style-name="ce279" table:formula="of:=[$Constants.A30]" office:value-type="string" office:string-value="Y/N:" calcext:value-type="string">
            <text:p>Y/N:</text:p>
          </table:table-cell>
          <table:table-cell table:style-name="ce279" table:formula="of:=[$Constants.B30]" office:value-type="string" office:string-value="Yes" calcext:value-type="string">
            <text:p>Yes</text:p>
          </table:table-cell>
          <table:table-cell table:style-name="ce279" table:formula="of:=[$Constants.C30]" office:value-type="string" office:string-value=" " calcext:value-type="string">
            <text:p><text:s/></text:p>
          </table:table-cell>
          <table:table-cell table:style-name="ce279" table:formula="of:=[$Constants.D30]" office:value-type="string" office:string-value=" " calcext:value-type="string">
            <text:p><text:s/></text:p>
          </table:table-cell>
          <table:table-cell table:style-name="ce279" table:formula="of:=[$Constants.E30]" office:value-type="string" office:string-value="Passed" calcext:value-type="string">
            <text:p>Passed</text:p>
          </table:table-cell>
          <table:table-cell table:style-name="ce279" table:formula="of:=[$Constants.F30]" office:value-type="float" office:value="0" calcext:value-type="float">
            <text:p>0</text:p>
          </table:table-cell>
          <table:table-cell table:style-name="ce188" table:number-columns-repeated="2"/>
          <table:table-cell/>
          <table:table-cell table:style-name="ce200" table:number-columns-repeated="1015"/>
        </table:table-row>
        <table:table-row table:style-name="ro2" table:visibility="collapse">
          <table:table-cell table:style-name="ce279" table:formula="of:=[$Constants.A31]" office:value-type="string" office:string-value=" " calcext:value-type="string">
            <text:p><text:s/></text:p>
          </table:table-cell>
          <table:table-cell table:style-name="ce279" table:formula="of:=[$Constants.B31]" office:value-type="string" office:string-value="No" calcext:value-type="string">
            <text:p>No</text:p>
          </table:table-cell>
          <table:table-cell table:style-name="ce279" table:formula="of:=[$Constants.C31]" office:value-type="string" office:string-value=" " calcext:value-type="string">
            <text:p><text:s/></text:p>
          </table:table-cell>
          <table:table-cell table:style-name="ce279" table:formula="of:=[$Constants.D31]" office:value-type="string" office:string-value=" " calcext:value-type="string">
            <text:p><text:s/></text:p>
          </table:table-cell>
          <table:table-cell table:style-name="ce279" table:formula="of:=[$Constants.E31]" office:value-type="string" office:string-value="Passed with issues" calcext:value-type="string">
            <text:p>Passed with issues</text:p>
          </table:table-cell>
          <table:table-cell table:style-name="ce279" table:formula="of:=[$Constants.F31]" office:value-type="float" office:value="0" calcext:value-type="float">
            <text:p>0</text:p>
          </table:table-cell>
          <table:table-cell table:style-name="ce188"/>
          <table:table-cell table:style-name="ce187"/>
          <table:table-cell table:number-columns-repeated="1016"/>
        </table:table-row>
        <table:table-row table:style-name="ro2" table:visibility="collapse">
          <table:table-cell table:style-name="ce279" table:formula="of:=[$Constants.A32]" office:value-type="string" office:string-value="Proxy Types:" calcext:value-type="string">
            <text:p>Proxy Types:</text:p>
          </table:table-cell>
          <table:table-cell table:style-name="ce279" table:formula="of:=[$Constants.B32]" office:value-type="string" office:string-value="-" calcext:value-type="string">
            <text:p>-</text:p>
          </table:table-cell>
          <table:table-cell table:style-name="ce279" table:formula="of:=[$Constants.C32]" office:value-type="string" office:string-value=" " calcext:value-type="string">
            <text:p><text:s/></text:p>
          </table:table-cell>
          <table:table-cell table:style-name="ce279" table:formula="of:=[$Constants.D32]" office:value-type="string" office:string-value=" " calcext:value-type="string">
            <text:p><text:s/></text:p>
          </table:table-cell>
          <table:table-cell table:style-name="ce279" table:formula="of:=[$Constants.E32]" office:value-type="string" office:string-value="Failed" calcext:value-type="string">
            <text:p>Failed</text:p>
          </table:table-cell>
          <table:table-cell table:style-name="ce279" table:formula="of:=[$Constants.F32]"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3]" office:value-type="string" office:string-value=" " calcext:value-type="string">
            <text:p><text:s/></text:p>
          </table:table-cell>
          <table:table-cell table:style-name="ce279" table:formula="of:=[$Constants.B33]" office:value-type="string" office:string-value="Calculation" calcext:value-type="string">
            <text:p>Calculation</text:p>
          </table:table-cell>
          <table:table-cell table:style-name="ce279" table:formula="of:=[$Constants.C33]" office:value-type="string" office:string-value=" " calcext:value-type="string">
            <text:p><text:s/></text:p>
          </table:table-cell>
          <table:table-cell table:style-name="ce279" table:formula="of:=[$Constants.D33]" office:value-type="string" office:string-value=" " calcext:value-type="string">
            <text:p><text:s/></text:p>
          </table:table-cell>
          <table:table-cell table:style-name="ce279" table:formula="of:=[$Constants.E33]" office:value-type="string" office:string-value="Not tested" calcext:value-type="string">
            <text:p>Not tested</text:p>
          </table:table-cell>
          <table:table-cell table:style-name="ce279" table:formula="of:=[$Constants.F33]"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4]" office:value-type="string" office:string-value=" " calcext:value-type="string">
            <text:p><text:s/></text:p>
          </table:table-cell>
          <table:table-cell table:style-name="ce279" table:formula="of:=[$Constants.B34]" office:value-type="string" office:string-value="Data" calcext:value-type="string">
            <text:p>Data</text:p>
          </table:table-cell>
          <table:table-cell table:style-name="ce279" table:formula="of:=[$Constants.C34]" office:value-type="string" office:string-value=" " calcext:value-type="string">
            <text:p><text:s/></text:p>
          </table:table-cell>
          <table:table-cell table:style-name="ce279" table:formula="of:=[$Constants.D34]" office:value-type="string" office:string-value=" " calcext:value-type="string">
            <text:p><text:s/></text:p>
          </table:table-cell>
          <table:table-cell table:style-name="ce279" table:formula="of:=[$Constants.E34]" office:value-type="string" office:string-value="Not applicable" calcext:value-type="string">
            <text:p>Not applicable</text:p>
          </table:table-cell>
          <table:table-cell table:style-name="ce279" table:formula="of:=[$Constants.F34]"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5]" office:value-type="string" office:string-value=" " calcext:value-type="string">
            <text:p><text:s/></text:p>
          </table:table-cell>
          <table:table-cell table:style-name="ce279" table:formula="of:=[$Constants.B35]" office:value-type="string" office:string-value="I/O" calcext:value-type="string">
            <text:p>I/O</text:p>
          </table:table-cell>
          <table:table-cell table:style-name="ce279" table:formula="of:=[$Constants.C35]" office:value-type="string" office:string-value=" " calcext:value-type="string">
            <text:p><text:s/></text:p>
          </table:table-cell>
          <table:table-cell table:style-name="ce279" table:formula="of:=[$Constants.D35]" office:value-type="string" office:string-value=" " calcext:value-type="string">
            <text:p><text:s/></text:p>
          </table:table-cell>
          <table:table-cell table:style-name="ce279" table:formula="of:=[$Constants.E35]" office:value-type="string" office:string-value=" " calcext:value-type="string">
            <text:p><text:s/></text:p>
          </table:table-cell>
          <table:table-cell table:style-name="ce279" table:formula="of:=[$Constants.F35]"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6]" office:value-type="string" office:string-value=" " calcext:value-type="string">
            <text:p><text:s/></text:p>
          </table:table-cell>
          <table:table-cell table:style-name="ce279" table:formula="of:=[$Constants.B36]" office:value-type="string" office:string-value="Logic" calcext:value-type="string">
            <text:p>Logic</text:p>
          </table:table-cell>
          <table:table-cell table:style-name="ce279" table:formula="of:=[$Constants.C36]" office:value-type="string" office:string-value=" " calcext:value-type="string">
            <text:p><text:s/></text:p>
          </table:table-cell>
          <table:table-cell table:style-name="ce279" table:formula="of:=[$Constants.D36]" office:value-type="string" office:string-value=" " calcext:value-type="string">
            <text:p><text:s/></text:p>
          </table:table-cell>
          <table:table-cell table:style-name="ce279" table:formula="of:=[$Constants.E36]" office:value-type="string" office:string-value=" " calcext:value-type="string">
            <text:p><text:s/></text:p>
          </table:table-cell>
          <table:table-cell table:style-name="ce279" table:formula="of:=[$Constants.F36]"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7]" office:value-type="string" office:string-value=" " calcext:value-type="string">
            <text:p><text:s/></text:p>
          </table:table-cell>
          <table:table-cell table:style-name="ce279" table:formula="of:=[$Constants.B37]" office:value-type="string" office:string-value=" " calcext:value-type="string">
            <text:p><text:s/></text:p>
          </table:table-cell>
          <table:table-cell table:style-name="ce279" table:formula="of:=[$Constants.C37]" office:value-type="string" office:string-value=" " calcext:value-type="string">
            <text:p><text:s/></text:p>
          </table:table-cell>
          <table:table-cell table:style-name="ce279" table:formula="of:=[$Constants.D37]" office:value-type="string" office:string-value=" " calcext:value-type="string">
            <text:p><text:s/></text:p>
          </table:table-cell>
          <table:table-cell table:style-name="ce279" table:formula="of:=[$Constants.E37]" office:value-type="string" office:string-value=" " calcext:value-type="string">
            <text:p><text:s/></text:p>
          </table:table-cell>
          <table:table-cell table:style-name="ce279" table:formula="of:=[$Constants.F37]" office:value-type="string" office:string-value=" " calcext:value-type="string">
            <text:p><text:s/></text:p>
          </table:table-cell>
          <table:table-cell table:style-name="ce188"/>
          <table:table-cell table:style-name="ce187"/>
          <table:table-cell table:number-columns-repeated="1016"/>
        </table:table-row>
        <table:table-row table:style-name="ro2" table:visibility="collapse">
          <table:table-cell table:style-name="ce279" table:formula="of:=[$Constants.A38]" office:value-type="string" office:string-value="Sizes:" calcext:value-type="string">
            <text:p>Sizes:</text:p>
          </table:table-cell>
          <table:table-cell table:style-name="ce279" table:formula="of:=[$Constants.B38]" office:value-type="string" office:string-value="VS" calcext:value-type="string">
            <text:p>VS</text:p>
          </table:table-cell>
          <table:table-cell table:style-name="ce279" table:formula="of:=[$Constants.C38]" office:value-type="string" office:string-value="S" calcext:value-type="string">
            <text:p>S</text:p>
          </table:table-cell>
          <table:table-cell table:style-name="ce279" table:formula="of:=[$Constants.D38]" office:value-type="string" office:string-value="M" calcext:value-type="string">
            <text:p>M</text:p>
          </table:table-cell>
          <table:table-cell table:style-name="ce279" table:formula="of:=[$Constants.E38]" office:value-type="string" office:string-value="L" calcext:value-type="string">
            <text:p>L</text:p>
          </table:table-cell>
          <table:table-cell table:style-name="ce279" table:formula="of:=[$Constants.F38]" office:value-type="string" office:string-value="VL" calcext:value-type="string">
            <text:p>VL</text:p>
          </table:table-cell>
          <table:table-cell table:style-name="ce188"/>
          <table:table-cell table:style-name="ce187"/>
          <table:table-cell table:number-columns-repeated="1016"/>
        </table:table-row>
        <table:table-row table:style-name="ro2" table:visibility="collapse">
          <table:table-cell table:style-name="ce279" table:formula="of:=[$Constants.A39]" office:value-type="string" office:string-value="upper" calcext:value-type="string">
            <text:p>upper</text:p>
          </table:table-cell>
          <table:table-cell table:style-name="ce279" table:formula="of:=[$Constants.B39]" office:value-type="float" office:value="-1.5" calcext:value-type="float">
            <text:p>-1.5</text:p>
          </table:table-cell>
          <table:table-cell table:style-name="ce279" table:formula="of:=[$Constants.C39]" office:value-type="float" office:value="-0.5" calcext:value-type="float">
            <text:p>-0.5</text:p>
          </table:table-cell>
          <table:table-cell table:style-name="ce279" table:formula="of:=[$Constants.D39]" office:value-type="float" office:value="0.5" calcext:value-type="float">
            <text:p>0.5</text:p>
          </table:table-cell>
          <table:table-cell table:style-name="ce279" table:formula="of:=[$Constants.E39]" office:value-type="float" office:value="1.5" calcext:value-type="float">
            <text:p>1.5</text:p>
          </table:table-cell>
          <table:table-cell table:style-name="ce279" table:formula="of:=[$Constants.F39]" office:value-type="float" office:value="99999" calcext:value-type="float">
            <text:p>99999</text:p>
          </table:table-cell>
          <table:table-cell table:style-name="ce188"/>
          <table:table-cell table:style-name="ce187"/>
          <table:table-cell table:number-columns-repeated="1016"/>
        </table:table-row>
        <table:table-row table:style-name="ro2" table:visibility="collapse">
          <table:table-cell table:style-name="ce279" table:formula="of:=[$Constants.A40]" office:value-type="string" office:string-value="mid" calcext:value-type="string">
            <text:p>mid</text:p>
          </table:table-cell>
          <table:table-cell table:style-name="ce279" table:formula="of:=[$Constants.B40]" office:value-type="float" office:value="-2" calcext:value-type="float">
            <text:p>-2</text:p>
          </table:table-cell>
          <table:table-cell table:style-name="ce279" table:formula="of:=[$Constants.C40]" office:value-type="float" office:value="-1" calcext:value-type="float">
            <text:p>-1</text:p>
          </table:table-cell>
          <table:table-cell table:style-name="ce279" table:formula="of:=[$Constants.D40]" office:value-type="float" office:value="0" calcext:value-type="float">
            <text:p>0</text:p>
          </table:table-cell>
          <table:table-cell table:style-name="ce279" table:formula="of:=[$Constants.E40]" office:value-type="float" office:value="1" calcext:value-type="float">
            <text:p>1</text:p>
          </table:table-cell>
          <table:table-cell table:style-name="ce279" table:formula="of:=[$Constants.F40]" office:value-type="float" office:value="2" calcext:value-type="float">
            <text:p>2</text:p>
          </table:table-cell>
          <table:table-cell table:style-name="ce188"/>
          <table:table-cell table:style-name="ce187"/>
          <table:table-cell table:number-columns-repeated="1016"/>
        </table:table-row>
        <table:table-row table:style-name="ro2" table:visibility="collapse">
          <table:table-cell table:style-name="ce279" table:formula="of:=[$Constants.A41]" office:value-type="string" office:string-value="lower" calcext:value-type="string">
            <text:p>lower</text:p>
          </table:table-cell>
          <table:table-cell table:style-name="ce279" table:formula="of:=[$Constants.B41]" office:value-type="float" office:value="0" calcext:value-type="float">
            <text:p>0</text:p>
          </table:table-cell>
          <table:table-cell table:style-name="ce279" table:formula="of:=[$Constants.C41]" office:value-type="float" office:value="-1.5" calcext:value-type="float">
            <text:p>-1.5</text:p>
          </table:table-cell>
          <table:table-cell table:style-name="ce279" table:formula="of:=[$Constants.D41]" office:value-type="float" office:value="-0.5" calcext:value-type="float">
            <text:p>-0.5</text:p>
          </table:table-cell>
          <table:table-cell table:style-name="ce279" table:formula="of:=[$Constants.E41]" office:value-type="float" office:value="0.5" calcext:value-type="float">
            <text:p>0.5</text:p>
          </table:table-cell>
          <table:table-cell table:style-name="ce279" table:formula="of:=[$Constants.F41]" office:value-type="float" office:value="1.5" calcext:value-type="float">
            <text:p>1.5</text:p>
          </table:table-cell>
          <table:table-cell table:style-name="ce188"/>
          <table:table-cell table:style-name="ce187"/>
          <table:table-cell table:number-columns-repeated="1016"/>
        </table:table-row>
        <table:table-row table:style-name="ro2" table:visibility="collapse">
          <table:table-cell table:style-name="ce279" table:formula="of:=[$Constants.A42]" office:value-type="string" office:string-value=" " calcext:value-type="string">
            <text:p><text:s/></text:p>
          </table:table-cell>
          <table:table-cell table:style-name="ce279" table:formula="of:=[$Constants.B42]" office:value-type="float" office:value="0" calcext:value-type="float">
            <text:p>0</text:p>
          </table:table-cell>
          <table:table-cell table:style-name="ce279" table:formula="of:=[$Constants.C42]" office:value-type="float" office:value="0" calcext:value-type="float">
            <text:p>0</text:p>
          </table:table-cell>
          <table:table-cell table:style-name="ce279" table:formula="of:=[$Constants.D42]" office:value-type="float" office:value="0" calcext:value-type="float">
            <text:p>0</text:p>
          </table:table-cell>
          <table:table-cell table:style-name="ce279" table:formula="of:=[$Constants.E42]" office:value-type="float" office:value="0" calcext:value-type="float">
            <text:p>0</text:p>
          </table:table-cell>
          <table:table-cell table:style-name="ce279" table:formula="of:=[$Constants.F42]" office:value-type="string" office:string-value=" " calcext:value-type="string">
            <text:p><text:s/></text:p>
          </table:table-cell>
          <table:table-cell table:style-name="ce189" table:number-columns-repeated="2"/>
          <table:table-cell table:style-name="ce149" table:number-columns-repeated="248"/>
          <table:table-cell table:number-columns-repeated="768"/>
        </table:table-row>
        <table:table-row table:style-name="ro2" table:visibility="collapse">
          <table:table-cell table:style-name="ce279" table:formula="of:=[$Constants.A43]" office:value-type="string" office:string-value=" " calcext:value-type="string">
            <text:p><text:s/></text:p>
          </table:table-cell>
          <table:table-cell table:style-name="ce279" table:formula="of:=[$Constants.B43]" office:value-type="string" office:string-value=" " calcext:value-type="string">
            <text:p><text:s/></text:p>
          </table:table-cell>
          <table:table-cell table:style-name="ce279" table:formula="of:=[$Constants.C43]" office:value-type="string" office:string-value=" " calcext:value-type="string">
            <text:p><text:s/></text:p>
          </table:table-cell>
          <table:table-cell table:style-name="ce279" table:formula="of:=[$Constants.D43]" office:value-type="string" office:string-value=" " calcext:value-type="string">
            <text:p><text:s/></text:p>
          </table:table-cell>
          <table:table-cell table:style-name="ce279" table:formula="of:=[$Constants.E43]" office:value-type="string" office:string-value=" " calcext:value-type="string">
            <text:p><text:s/></text:p>
          </table:table-cell>
          <table:table-cell table:style-name="ce279" table:formula="of:=[$Constants.F43]" office:value-type="string" office:string-value=" " calcext:value-type="string">
            <text:p><text:s/></text:p>
          </table:table-cell>
          <table:table-cell table:style-name="ce190" table:number-columns-repeated="5"/>
          <table:table-cell table:style-name="ce198" table:number-columns-repeated="1013"/>
        </table:table-row>
        <table:table-row table:style-name="ro51" table:visibility="collapse">
          <table:table-cell table:style-name="ce279" table:formula="of:=[$Constants.A44]" office:value-type="string" office:string-value="&lt;-- Mandatory" calcext:value-type="string">
            <text:p>&lt;-- Mandatory</text:p>
          </table:table-cell>
          <table:table-cell table:style-name="ce279" table:formula="of:=[$Constants.B44]" office:value-type="string" office:string-value=" " calcext:value-type="string">
            <text:p><text:s/></text:p>
          </table:table-cell>
          <table:table-cell table:style-name="ce279" table:formula="of:=[$Constants.C44]" office:value-type="string" office:string-value="✔" calcext:value-type="string">
            <text:p>✔</text:p>
          </table:table-cell>
          <table:table-cell table:style-name="ce279" table:formula="of:=[$Constants.D44]" office:value-type="string" office:string-value=" " calcext:value-type="string">
            <text:p><text:s/></text:p>
          </table:table-cell>
          <table:table-cell table:style-name="ce279" table:formula="of:=[$Constants.E44]" office:value-type="string" office:string-value=" " calcext:value-type="string">
            <text:p><text:s/></text:p>
          </table:table-cell>
          <table:table-cell table:style-name="ce279" table:formula="of:=[$Constants.F44]" office:value-type="string" office:string-value=" " calcext:value-type="string">
            <text:p><text:s/></text:p>
          </table:table-cell>
          <table:table-cell table:number-columns-repeated="1018"/>
        </table:table-row>
        <table:table-row table:style-name="ro1">
          <table:table-cell table:style-name="ce253" office:value-type="string" calcext:value-type="string" table:number-columns-spanned="3" table:number-rows-spanned="1">
            <text:p>Time Recording Log</text:p>
          </table:table-cell>
          <table:covered-table-cell table:number-columns-repeated="2" table:style-name="ce253"/>
          <table:table-cell table:style-name="ce256" table:number-columns-repeated="4"/>
          <table:table-cell table:style-name="ce514"/>
          <table:table-cell table:number-columns-repeated="1016"/>
        </table:table-row>
        <table:table-row table:style-name="ro26">
          <table:table-cell table:style-name="ce369"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369"/>
          <table:table-cell table:style-name="ce444" table:number-columns-repeated="2"/>
          <table:table-cell table:number-columns-repeated="1014"/>
        </table:table-row>
        <table:table-row table:style-name="ro2">
          <table:table-cell table:style-name="ce437" office:value-type="string" calcext:value-type="string">
            <text:p>Date</text:p>
          </table:table-cell>
          <table:table-cell table:style-name="ce437" office:value-type="string" calcext:value-type="string">
            <text:p>Start Time</text:p>
          </table:table-cell>
          <table:table-cell table:style-name="ce437" office:value-type="string" calcext:value-type="string">
            <text:p>Stop Time</text:p>
          </table:table-cell>
          <table:table-cell table:style-name="ce437" office:value-type="string" calcext:value-type="string">
            <text:p>Interrupt</text:p>
          </table:table-cell>
          <table:table-cell table:style-name="ce437" office:value-type="string" calcext:value-type="string">
            <text:p>Delta</text:p>
          </table:table-cell>
          <table:table-cell table:style-name="ce437" office:value-type="string" calcext:value-type="string">
            <text:p>Activity</text:p>
          </table:table-cell>
          <table:table-cell table:style-name="ce437" office:value-type="string" calcext:value-type="string">
            <text:p>Iteration</text:p>
          </table:table-cell>
          <table:table-cell table:style-name="ce282" office:value-type="string" calcext:value-type="string">
            <text:p>Comments</text:p>
          </table:table-cell>
          <table:table-cell table:number-columns-repeated="1016"/>
        </table:table-row>
        <table:table-row table:style-name="ro52">
          <table:table-cell table:style-name="ce502" table:content-validation-name="val18" office:value-type="date" office:date-value="2017-02-03" calcext:value-type="date">
            <text:p>2/3/2017</text:p>
          </table:table-cell>
          <table:table-cell table:style-name="ce512" table:content-validation-name="val19" office:value-type="time" office:time-value="PT08H00M00S" calcext:value-type="time">
            <text:p>8:00 AM</text:p>
          </table:table-cell>
          <table:table-cell table:style-name="ce512" table:content-validation-name="val19" office:value-type="time" office:time-value="PT08H30M00S" calcext:value-type="time">
            <text:p>8:30 AM</text:p>
          </table:table-cell>
          <table:table-cell table:style-name="ce301" table:content-validation-name="val14" office:value-type="float" office:value="5" calcext:value-type="float">
            <text:p>5</text:p>
          </table:table-cell>
          <table:table-cell table:style-name="ce513" table:formula="of:=IF(OR(ISBLANK([.B48]);ISBLANK([.C48]));&quot;&quot;;([.C48]-[.B48])*24*60-[.D48])" office:value-type="float" office:value="25.0000000000001" calcext:value-type="float">
            <text:p>25</text:p>
          </table:table-cell>
          <table:table-cell table:style-name="ce504" table:content-validation-name="val20" office:value-type="string" calcext:value-type="string">
            <text:p>Project planning</text:p>
          </table:table-cell>
          <table:table-cell table:style-name="ce390" table:content-validation-name="val21"/>
          <table:table-cell table:style-name="ce345"/>
          <table:table-cell table:formula="of:=IF([.E48]&lt;0;&quot;&lt;-- Invalid stop time&quot;;&quot;&quot;)">
            <text:p/>
          </table:table-cell>
          <table:table-cell table:number-columns-repeated="1015"/>
        </table:table-row>
        <table:table-row table:style-name="ro52">
          <table:table-cell table:style-name="ce502" table:content-validation-name="val18" office:value-type="date" office:date-value="2017-02-13" calcext:value-type="date">
            <text:p>2/13/2017</text:p>
          </table:table-cell>
          <table:table-cell table:style-name="ce512" table:content-validation-name="val19" office:value-type="time" office:time-value="PT40H00M00S" calcext:value-type="time">
            <text:p>4:00 PM</text:p>
          </table:table-cell>
          <table:table-cell table:style-name="ce512" table:content-validation-name="val19" office:value-type="time" office:time-value="PT41H00M00S" calcext:value-type="time">
            <text:p>5:00 PM</text:p>
          </table:table-cell>
          <table:table-cell table:style-name="ce301" table:content-validation-name="val14" office:value-type="float" office:value="5" calcext:value-type="float">
            <text:p>5</text:p>
          </table:table-cell>
          <table:table-cell table:style-name="ce513" table:formula="of:=IF(OR(ISBLANK([.B49]);ISBLANK([.C49]));&quot;&quot;;([.C49]-[.B49])*24*60-[.D49])" office:value-type="float" office:value="55.0000000000004" calcext:value-type="float">
            <text:p>55</text:p>
          </table:table-cell>
          <table:table-cell table:style-name="ce504" table:content-validation-name="val20" office:value-type="string" calcext:value-type="string">
            <text:p>Construction</text:p>
          </table:table-cell>
          <table:table-cell table:style-name="ce390" table:content-validation-name="val21"/>
          <table:table-cell table:style-name="ce345"/>
          <table:table-cell table:formula="of:=IF([.E4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0]);ISBLANK([.C50]));&quot;&quot;;([.C50]-[.B50])*24*60-[.D50])">
            <text:p/>
          </table:table-cell>
          <table:table-cell table:style-name="ce504" table:content-validation-name="val20"/>
          <table:table-cell table:style-name="ce390" table:content-validation-name="val21"/>
          <table:table-cell table:style-name="ce345"/>
          <table:table-cell table:formula="of:=IF([.E5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1]);ISBLANK([.C51]));&quot;&quot;;([.C51]-[.B51])*24*60-[.D51])">
            <text:p/>
          </table:table-cell>
          <table:table-cell table:style-name="ce504" table:content-validation-name="val20"/>
          <table:table-cell table:style-name="ce390" table:content-validation-name="val21"/>
          <table:table-cell table:style-name="ce345"/>
          <table:table-cell table:formula="of:=IF([.E5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2]);ISBLANK([.C52]));&quot;&quot;;([.C52]-[.B52])*24*60-[.D52])">
            <text:p/>
          </table:table-cell>
          <table:table-cell table:style-name="ce504" table:content-validation-name="val20"/>
          <table:table-cell table:style-name="ce390" table:content-validation-name="val21"/>
          <table:table-cell table:style-name="ce345"/>
          <table:table-cell table:formula="of:=IF([.E5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3]);ISBLANK([.C53]));&quot;&quot;;([.C53]-[.B53])*24*60-[.D53])">
            <text:p/>
          </table:table-cell>
          <table:table-cell table:style-name="ce504" table:content-validation-name="val20"/>
          <table:table-cell table:style-name="ce390" table:content-validation-name="val21"/>
          <table:table-cell table:style-name="ce345"/>
          <table:table-cell table:formula="of:=IF([.E5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4]);ISBLANK([.C54]));&quot;&quot;;([.C54]-[.B54])*24*60-[.D54])">
            <text:p/>
          </table:table-cell>
          <table:table-cell table:style-name="ce504" table:content-validation-name="val20"/>
          <table:table-cell table:style-name="ce390" table:content-validation-name="val21"/>
          <table:table-cell table:style-name="ce345"/>
          <table:table-cell table:formula="of:=IF([.E5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5]);ISBLANK([.C55]));&quot;&quot;;([.C55]-[.B55])*24*60-[.D55])">
            <text:p/>
          </table:table-cell>
          <table:table-cell table:style-name="ce504" table:content-validation-name="val20"/>
          <table:table-cell table:style-name="ce390" table:content-validation-name="val21"/>
          <table:table-cell table:style-name="ce345"/>
          <table:table-cell table:formula="of:=IF([.E5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6]);ISBLANK([.C56]));&quot;&quot;;([.C56]-[.B56])*24*60-[.D56])">
            <text:p/>
          </table:table-cell>
          <table:table-cell table:style-name="ce504" table:content-validation-name="val20"/>
          <table:table-cell table:style-name="ce390" table:content-validation-name="val21"/>
          <table:table-cell table:style-name="ce345"/>
          <table:table-cell table:formula="of:=IF([.E5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7]);ISBLANK([.C57]));&quot;&quot;;([.C57]-[.B57])*24*60-[.D57])">
            <text:p/>
          </table:table-cell>
          <table:table-cell table:style-name="ce504" table:content-validation-name="val20"/>
          <table:table-cell table:style-name="ce390" table:content-validation-name="val21"/>
          <table:table-cell table:style-name="ce345"/>
          <table:table-cell table:formula="of:=IF([.E5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8]);ISBLANK([.C58]));&quot;&quot;;([.C58]-[.B58])*24*60-[.D58])">
            <text:p/>
          </table:table-cell>
          <table:table-cell table:style-name="ce504" table:content-validation-name="val20"/>
          <table:table-cell table:style-name="ce390" table:content-validation-name="val21"/>
          <table:table-cell table:style-name="ce345"/>
          <table:table-cell table:formula="of:=IF([.E5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59]);ISBLANK([.C59]));&quot;&quot;;([.C59]-[.B59])*24*60-[.D59])">
            <text:p/>
          </table:table-cell>
          <table:table-cell table:style-name="ce504" table:content-validation-name="val20"/>
          <table:table-cell table:style-name="ce390" table:content-validation-name="val21"/>
          <table:table-cell table:style-name="ce345"/>
          <table:table-cell table:formula="of:=IF([.E5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0]);ISBLANK([.C60]));&quot;&quot;;([.C60]-[.B60])*24*60-[.D60])">
            <text:p/>
          </table:table-cell>
          <table:table-cell table:style-name="ce504" table:content-validation-name="val20"/>
          <table:table-cell table:style-name="ce390" table:content-validation-name="val21"/>
          <table:table-cell table:style-name="ce345"/>
          <table:table-cell table:formula="of:=IF([.E6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1]);ISBLANK([.C61]));&quot;&quot;;([.C61]-[.B61])*24*60-[.D61])">
            <text:p/>
          </table:table-cell>
          <table:table-cell table:style-name="ce504" table:content-validation-name="val20"/>
          <table:table-cell table:style-name="ce390" table:content-validation-name="val21"/>
          <table:table-cell table:style-name="ce345"/>
          <table:table-cell table:formula="of:=IF([.E6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2]);ISBLANK([.C62]));&quot;&quot;;([.C62]-[.B62])*24*60-[.D62])">
            <text:p/>
          </table:table-cell>
          <table:table-cell table:style-name="ce504" table:content-validation-name="val20"/>
          <table:table-cell table:style-name="ce390" table:content-validation-name="val21"/>
          <table:table-cell table:style-name="ce345"/>
          <table:table-cell table:formula="of:=IF([.E6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3]);ISBLANK([.C63]));&quot;&quot;;([.C63]-[.B63])*24*60-[.D63])">
            <text:p/>
          </table:table-cell>
          <table:table-cell table:style-name="ce504" table:content-validation-name="val20"/>
          <table:table-cell table:style-name="ce390" table:content-validation-name="val21"/>
          <table:table-cell table:style-name="ce345"/>
          <table:table-cell table:formula="of:=IF([.E6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4]);ISBLANK([.C64]));&quot;&quot;;([.C64]-[.B64])*24*60-[.D64])">
            <text:p/>
          </table:table-cell>
          <table:table-cell table:style-name="ce504" table:content-validation-name="val20"/>
          <table:table-cell table:style-name="ce390" table:content-validation-name="val21"/>
          <table:table-cell table:style-name="ce345"/>
          <table:table-cell table:formula="of:=IF([.E6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5]);ISBLANK([.C65]));&quot;&quot;;([.C65]-[.B65])*24*60-[.D65])">
            <text:p/>
          </table:table-cell>
          <table:table-cell table:style-name="ce504" table:content-validation-name="val20"/>
          <table:table-cell table:style-name="ce390" table:content-validation-name="val21"/>
          <table:table-cell table:style-name="ce345"/>
          <table:table-cell table:formula="of:=IF([.E6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6]);ISBLANK([.C66]));&quot;&quot;;([.C66]-[.B66])*24*60-[.D66])">
            <text:p/>
          </table:table-cell>
          <table:table-cell table:style-name="ce504" table:content-validation-name="val20"/>
          <table:table-cell table:style-name="ce390" table:content-validation-name="val21"/>
          <table:table-cell table:style-name="ce345"/>
          <table:table-cell table:formula="of:=IF([.E6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7]);ISBLANK([.C67]));&quot;&quot;;([.C67]-[.B67])*24*60-[.D67])">
            <text:p/>
          </table:table-cell>
          <table:table-cell table:style-name="ce504" table:content-validation-name="val20"/>
          <table:table-cell table:style-name="ce390" table:content-validation-name="val21"/>
          <table:table-cell table:style-name="ce345"/>
          <table:table-cell table:formula="of:=IF([.E6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8]);ISBLANK([.C68]));&quot;&quot;;([.C68]-[.B68])*24*60-[.D68])">
            <text:p/>
          </table:table-cell>
          <table:table-cell table:style-name="ce504" table:content-validation-name="val20"/>
          <table:table-cell table:style-name="ce390" table:content-validation-name="val21"/>
          <table:table-cell table:style-name="ce345"/>
          <table:table-cell table:formula="of:=IF([.E6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69]);ISBLANK([.C69]));&quot;&quot;;([.C69]-[.B69])*24*60-[.D69])">
            <text:p/>
          </table:table-cell>
          <table:table-cell table:style-name="ce504" table:content-validation-name="val20"/>
          <table:table-cell table:style-name="ce390" table:content-validation-name="val21"/>
          <table:table-cell table:style-name="ce345"/>
          <table:table-cell table:formula="of:=IF([.E6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0]);ISBLANK([.C70]));&quot;&quot;;([.C70]-[.B70])*24*60-[.D70])">
            <text:p/>
          </table:table-cell>
          <table:table-cell table:style-name="ce504" table:content-validation-name="val20"/>
          <table:table-cell table:style-name="ce390" table:content-validation-name="val21"/>
          <table:table-cell table:style-name="ce345"/>
          <table:table-cell table:formula="of:=IF([.E7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1]);ISBLANK([.C71]));&quot;&quot;;([.C71]-[.B71])*24*60-[.D71])">
            <text:p/>
          </table:table-cell>
          <table:table-cell table:style-name="ce504" table:content-validation-name="val20"/>
          <table:table-cell table:style-name="ce390" table:content-validation-name="val21"/>
          <table:table-cell table:style-name="ce345"/>
          <table:table-cell table:formula="of:=IF([.E7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2]);ISBLANK([.C72]));&quot;&quot;;([.C72]-[.B72])*24*60-[.D72])">
            <text:p/>
          </table:table-cell>
          <table:table-cell table:style-name="ce504" table:content-validation-name="val20"/>
          <table:table-cell table:style-name="ce390" table:content-validation-name="val21"/>
          <table:table-cell table:style-name="ce345"/>
          <table:table-cell table:formula="of:=IF([.E7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3]);ISBLANK([.C73]));&quot;&quot;;([.C73]-[.B73])*24*60-[.D73])">
            <text:p/>
          </table:table-cell>
          <table:table-cell table:style-name="ce504" table:content-validation-name="val20"/>
          <table:table-cell table:style-name="ce390" table:content-validation-name="val21"/>
          <table:table-cell table:style-name="ce345"/>
          <table:table-cell table:formula="of:=IF([.E7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4]);ISBLANK([.C74]));&quot;&quot;;([.C74]-[.B74])*24*60-[.D74])">
            <text:p/>
          </table:table-cell>
          <table:table-cell table:style-name="ce504" table:content-validation-name="val20"/>
          <table:table-cell table:style-name="ce390" table:content-validation-name="val21"/>
          <table:table-cell table:style-name="ce345"/>
          <table:table-cell table:formula="of:=IF([.E7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5]);ISBLANK([.C75]));&quot;&quot;;([.C75]-[.B75])*24*60-[.D75])">
            <text:p/>
          </table:table-cell>
          <table:table-cell table:style-name="ce504" table:content-validation-name="val20"/>
          <table:table-cell table:style-name="ce390" table:content-validation-name="val21"/>
          <table:table-cell table:style-name="ce345"/>
          <table:table-cell table:formula="of:=IF([.E7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6]);ISBLANK([.C76]));&quot;&quot;;([.C76]-[.B76])*24*60-[.D76])">
            <text:p/>
          </table:table-cell>
          <table:table-cell table:style-name="ce504" table:content-validation-name="val20"/>
          <table:table-cell table:style-name="ce390" table:content-validation-name="val21"/>
          <table:table-cell table:style-name="ce345"/>
          <table:table-cell table:formula="of:=IF([.E7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7]);ISBLANK([.C77]));&quot;&quot;;([.C77]-[.B77])*24*60-[.D77])">
            <text:p/>
          </table:table-cell>
          <table:table-cell table:style-name="ce504" table:content-validation-name="val20"/>
          <table:table-cell table:style-name="ce390" table:content-validation-name="val21"/>
          <table:table-cell table:style-name="ce345"/>
          <table:table-cell table:formula="of:=IF([.E7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8]);ISBLANK([.C78]));&quot;&quot;;([.C78]-[.B78])*24*60-[.D78])">
            <text:p/>
          </table:table-cell>
          <table:table-cell table:style-name="ce504" table:content-validation-name="val20"/>
          <table:table-cell table:style-name="ce390" table:content-validation-name="val21"/>
          <table:table-cell table:style-name="ce345"/>
          <table:table-cell table:formula="of:=IF([.E7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79]);ISBLANK([.C79]));&quot;&quot;;([.C79]-[.B79])*24*60-[.D79])">
            <text:p/>
          </table:table-cell>
          <table:table-cell table:style-name="ce504" table:content-validation-name="val20"/>
          <table:table-cell table:style-name="ce390" table:content-validation-name="val21"/>
          <table:table-cell table:style-name="ce345"/>
          <table:table-cell table:formula="of:=IF([.E7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0]);ISBLANK([.C80]));&quot;&quot;;([.C80]-[.B80])*24*60-[.D80])">
            <text:p/>
          </table:table-cell>
          <table:table-cell table:style-name="ce504" table:content-validation-name="val20"/>
          <table:table-cell table:style-name="ce390" table:content-validation-name="val21"/>
          <table:table-cell table:style-name="ce345"/>
          <table:table-cell table:formula="of:=IF([.E8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1]);ISBLANK([.C81]));&quot;&quot;;([.C81]-[.B81])*24*60-[.D81])">
            <text:p/>
          </table:table-cell>
          <table:table-cell table:style-name="ce504" table:content-validation-name="val20"/>
          <table:table-cell table:style-name="ce390" table:content-validation-name="val21"/>
          <table:table-cell table:style-name="ce345"/>
          <table:table-cell table:formula="of:=IF([.E8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2]);ISBLANK([.C82]));&quot;&quot;;([.C82]-[.B82])*24*60-[.D82])">
            <text:p/>
          </table:table-cell>
          <table:table-cell table:style-name="ce504" table:content-validation-name="val20"/>
          <table:table-cell table:style-name="ce390" table:content-validation-name="val21"/>
          <table:table-cell table:style-name="ce345"/>
          <table:table-cell table:formula="of:=IF([.E8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3]);ISBLANK([.C83]));&quot;&quot;;([.C83]-[.B83])*24*60-[.D83])">
            <text:p/>
          </table:table-cell>
          <table:table-cell table:style-name="ce504" table:content-validation-name="val20"/>
          <table:table-cell table:style-name="ce390" table:content-validation-name="val21"/>
          <table:table-cell table:style-name="ce345"/>
          <table:table-cell table:formula="of:=IF([.E8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4]);ISBLANK([.C84]));&quot;&quot;;([.C84]-[.B84])*24*60-[.D84])">
            <text:p/>
          </table:table-cell>
          <table:table-cell table:style-name="ce504" table:content-validation-name="val20"/>
          <table:table-cell table:style-name="ce390" table:content-validation-name="val21"/>
          <table:table-cell table:style-name="ce345"/>
          <table:table-cell table:formula="of:=IF([.E8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5]);ISBLANK([.C85]));&quot;&quot;;([.C85]-[.B85])*24*60-[.D85])">
            <text:p/>
          </table:table-cell>
          <table:table-cell table:style-name="ce504" table:content-validation-name="val20"/>
          <table:table-cell table:style-name="ce390" table:content-validation-name="val21"/>
          <table:table-cell table:style-name="ce345"/>
          <table:table-cell table:formula="of:=IF([.E8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6]);ISBLANK([.C86]));&quot;&quot;;([.C86]-[.B86])*24*60-[.D86])">
            <text:p/>
          </table:table-cell>
          <table:table-cell table:style-name="ce504" table:content-validation-name="val20"/>
          <table:table-cell table:style-name="ce390" table:content-validation-name="val21"/>
          <table:table-cell table:style-name="ce345"/>
          <table:table-cell table:formula="of:=IF([.E8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7]);ISBLANK([.C87]));&quot;&quot;;([.C87]-[.B87])*24*60-[.D87])">
            <text:p/>
          </table:table-cell>
          <table:table-cell table:style-name="ce504" table:content-validation-name="val20"/>
          <table:table-cell table:style-name="ce390" table:content-validation-name="val21"/>
          <table:table-cell table:style-name="ce345"/>
          <table:table-cell table:formula="of:=IF([.E8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8]);ISBLANK([.C88]));&quot;&quot;;([.C88]-[.B88])*24*60-[.D88])">
            <text:p/>
          </table:table-cell>
          <table:table-cell table:style-name="ce504" table:content-validation-name="val20"/>
          <table:table-cell table:style-name="ce390" table:content-validation-name="val21"/>
          <table:table-cell table:style-name="ce345"/>
          <table:table-cell table:formula="of:=IF([.E8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89]);ISBLANK([.C89]));&quot;&quot;;([.C89]-[.B89])*24*60-[.D89])">
            <text:p/>
          </table:table-cell>
          <table:table-cell table:style-name="ce504" table:content-validation-name="val20"/>
          <table:table-cell table:style-name="ce390" table:content-validation-name="val21"/>
          <table:table-cell table:style-name="ce345"/>
          <table:table-cell table:formula="of:=IF([.E8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0]);ISBLANK([.C90]));&quot;&quot;;([.C90]-[.B90])*24*60-[.D90])">
            <text:p/>
          </table:table-cell>
          <table:table-cell table:style-name="ce504" table:content-validation-name="val20"/>
          <table:table-cell table:style-name="ce390" table:content-validation-name="val21"/>
          <table:table-cell table:style-name="ce345"/>
          <table:table-cell table:formula="of:=IF([.E9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1]);ISBLANK([.C91]));&quot;&quot;;([.C91]-[.B91])*24*60-[.D91])">
            <text:p/>
          </table:table-cell>
          <table:table-cell table:style-name="ce504" table:content-validation-name="val20"/>
          <table:table-cell table:style-name="ce390" table:content-validation-name="val21"/>
          <table:table-cell table:style-name="ce345"/>
          <table:table-cell table:formula="of:=IF([.E9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2]);ISBLANK([.C92]));&quot;&quot;;([.C92]-[.B92])*24*60-[.D92])">
            <text:p/>
          </table:table-cell>
          <table:table-cell table:style-name="ce504" table:content-validation-name="val20"/>
          <table:table-cell table:style-name="ce390" table:content-validation-name="val21"/>
          <table:table-cell table:style-name="ce345"/>
          <table:table-cell table:formula="of:=IF([.E9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3]);ISBLANK([.C93]));&quot;&quot;;([.C93]-[.B93])*24*60-[.D93])">
            <text:p/>
          </table:table-cell>
          <table:table-cell table:style-name="ce504" table:content-validation-name="val20"/>
          <table:table-cell table:style-name="ce390" table:content-validation-name="val21"/>
          <table:table-cell table:style-name="ce345"/>
          <table:table-cell table:formula="of:=IF([.E9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4]);ISBLANK([.C94]));&quot;&quot;;([.C94]-[.B94])*24*60-[.D94])">
            <text:p/>
          </table:table-cell>
          <table:table-cell table:style-name="ce504" table:content-validation-name="val20"/>
          <table:table-cell table:style-name="ce390" table:content-validation-name="val21"/>
          <table:table-cell table:style-name="ce345"/>
          <table:table-cell table:formula="of:=IF([.E9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5]);ISBLANK([.C95]));&quot;&quot;;([.C95]-[.B95])*24*60-[.D95])">
            <text:p/>
          </table:table-cell>
          <table:table-cell table:style-name="ce504" table:content-validation-name="val20"/>
          <table:table-cell table:style-name="ce390" table:content-validation-name="val21"/>
          <table:table-cell table:style-name="ce345"/>
          <table:table-cell table:formula="of:=IF([.E9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6]);ISBLANK([.C96]));&quot;&quot;;([.C96]-[.B96])*24*60-[.D96])">
            <text:p/>
          </table:table-cell>
          <table:table-cell table:style-name="ce504" table:content-validation-name="val20"/>
          <table:table-cell table:style-name="ce390" table:content-validation-name="val21"/>
          <table:table-cell table:style-name="ce345"/>
          <table:table-cell table:formula="of:=IF([.E9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7]);ISBLANK([.C97]));&quot;&quot;;([.C97]-[.B97])*24*60-[.D97])">
            <text:p/>
          </table:table-cell>
          <table:table-cell table:style-name="ce504" table:content-validation-name="val20"/>
          <table:table-cell table:style-name="ce390" table:content-validation-name="val21"/>
          <table:table-cell table:style-name="ce345"/>
          <table:table-cell table:formula="of:=IF([.E9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8]);ISBLANK([.C98]));&quot;&quot;;([.C98]-[.B98])*24*60-[.D98])">
            <text:p/>
          </table:table-cell>
          <table:table-cell table:style-name="ce504" table:content-validation-name="val20"/>
          <table:table-cell table:style-name="ce390" table:content-validation-name="val21"/>
          <table:table-cell table:style-name="ce345"/>
          <table:table-cell table:formula="of:=IF([.E9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99]);ISBLANK([.C99]));&quot;&quot;;([.C99]-[.B99])*24*60-[.D99])">
            <text:p/>
          </table:table-cell>
          <table:table-cell table:style-name="ce504" table:content-validation-name="val20"/>
          <table:table-cell table:style-name="ce390" table:content-validation-name="val21"/>
          <table:table-cell table:style-name="ce345"/>
          <table:table-cell table:formula="of:=IF([.E9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0]);ISBLANK([.C100]));&quot;&quot;;([.C100]-[.B100])*24*60-[.D100])">
            <text:p/>
          </table:table-cell>
          <table:table-cell table:style-name="ce504" table:content-validation-name="val20"/>
          <table:table-cell table:style-name="ce390" table:content-validation-name="val21"/>
          <table:table-cell table:style-name="ce345"/>
          <table:table-cell table:formula="of:=IF([.E10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1]);ISBLANK([.C101]));&quot;&quot;;([.C101]-[.B101])*24*60-[.D101])">
            <text:p/>
          </table:table-cell>
          <table:table-cell table:style-name="ce504" table:content-validation-name="val20"/>
          <table:table-cell table:style-name="ce390" table:content-validation-name="val21"/>
          <table:table-cell table:style-name="ce345"/>
          <table:table-cell table:formula="of:=IF([.E10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2]);ISBLANK([.C102]));&quot;&quot;;([.C102]-[.B102])*24*60-[.D102])">
            <text:p/>
          </table:table-cell>
          <table:table-cell table:style-name="ce504" table:content-validation-name="val20"/>
          <table:table-cell table:style-name="ce390" table:content-validation-name="val21"/>
          <table:table-cell table:style-name="ce345"/>
          <table:table-cell table:formula="of:=IF([.E10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3]);ISBLANK([.C103]));&quot;&quot;;([.C103]-[.B103])*24*60-[.D103])">
            <text:p/>
          </table:table-cell>
          <table:table-cell table:style-name="ce504" table:content-validation-name="val20"/>
          <table:table-cell table:style-name="ce390" table:content-validation-name="val21"/>
          <table:table-cell table:style-name="ce345"/>
          <table:table-cell table:formula="of:=IF([.E10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4]);ISBLANK([.C104]));&quot;&quot;;([.C104]-[.B104])*24*60-[.D104])">
            <text:p/>
          </table:table-cell>
          <table:table-cell table:style-name="ce504" table:content-validation-name="val20"/>
          <table:table-cell table:style-name="ce390" table:content-validation-name="val21"/>
          <table:table-cell table:style-name="ce345"/>
          <table:table-cell table:formula="of:=IF([.E10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5]);ISBLANK([.C105]));&quot;&quot;;([.C105]-[.B105])*24*60-[.D105])">
            <text:p/>
          </table:table-cell>
          <table:table-cell table:style-name="ce504" table:content-validation-name="val20"/>
          <table:table-cell table:style-name="ce390" table:content-validation-name="val21"/>
          <table:table-cell table:style-name="ce345"/>
          <table:table-cell table:formula="of:=IF([.E10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6]);ISBLANK([.C106]));&quot;&quot;;([.C106]-[.B106])*24*60-[.D106])">
            <text:p/>
          </table:table-cell>
          <table:table-cell table:style-name="ce504" table:content-validation-name="val20"/>
          <table:table-cell table:style-name="ce390" table:content-validation-name="val21"/>
          <table:table-cell table:style-name="ce345"/>
          <table:table-cell table:formula="of:=IF([.E10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7]);ISBLANK([.C107]));&quot;&quot;;([.C107]-[.B107])*24*60-[.D107])">
            <text:p/>
          </table:table-cell>
          <table:table-cell table:style-name="ce504" table:content-validation-name="val20"/>
          <table:table-cell table:style-name="ce390" table:content-validation-name="val21"/>
          <table:table-cell table:style-name="ce345"/>
          <table:table-cell table:formula="of:=IF([.E10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8]);ISBLANK([.C108]));&quot;&quot;;([.C108]-[.B108])*24*60-[.D108])">
            <text:p/>
          </table:table-cell>
          <table:table-cell table:style-name="ce504" table:content-validation-name="val20"/>
          <table:table-cell table:style-name="ce390" table:content-validation-name="val21"/>
          <table:table-cell table:style-name="ce345"/>
          <table:table-cell table:formula="of:=IF([.E10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09]);ISBLANK([.C109]));&quot;&quot;;([.C109]-[.B109])*24*60-[.D109])">
            <text:p/>
          </table:table-cell>
          <table:table-cell table:style-name="ce504" table:content-validation-name="val20"/>
          <table:table-cell table:style-name="ce390" table:content-validation-name="val21"/>
          <table:table-cell table:style-name="ce345"/>
          <table:table-cell table:formula="of:=IF([.E10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0]);ISBLANK([.C110]));&quot;&quot;;([.C110]-[.B110])*24*60-[.D110])">
            <text:p/>
          </table:table-cell>
          <table:table-cell table:style-name="ce504" table:content-validation-name="val20"/>
          <table:table-cell table:style-name="ce390" table:content-validation-name="val21"/>
          <table:table-cell table:style-name="ce345"/>
          <table:table-cell table:formula="of:=IF([.E11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1]);ISBLANK([.C111]));&quot;&quot;;([.C111]-[.B111])*24*60-[.D111])">
            <text:p/>
          </table:table-cell>
          <table:table-cell table:style-name="ce504" table:content-validation-name="val20"/>
          <table:table-cell table:style-name="ce390" table:content-validation-name="val21"/>
          <table:table-cell table:style-name="ce345"/>
          <table:table-cell table:formula="of:=IF([.E11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2]);ISBLANK([.C112]));&quot;&quot;;([.C112]-[.B112])*24*60-[.D112])">
            <text:p/>
          </table:table-cell>
          <table:table-cell table:style-name="ce504" table:content-validation-name="val20"/>
          <table:table-cell table:style-name="ce390" table:content-validation-name="val21"/>
          <table:table-cell table:style-name="ce345"/>
          <table:table-cell table:formula="of:=IF([.E11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3]);ISBLANK([.C113]));&quot;&quot;;([.C113]-[.B113])*24*60-[.D113])">
            <text:p/>
          </table:table-cell>
          <table:table-cell table:style-name="ce504" table:content-validation-name="val20"/>
          <table:table-cell table:style-name="ce390" table:content-validation-name="val21"/>
          <table:table-cell table:style-name="ce345"/>
          <table:table-cell table:formula="of:=IF([.E11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4]);ISBLANK([.C114]));&quot;&quot;;([.C114]-[.B114])*24*60-[.D114])">
            <text:p/>
          </table:table-cell>
          <table:table-cell table:style-name="ce504" table:content-validation-name="val20"/>
          <table:table-cell table:style-name="ce390" table:content-validation-name="val21"/>
          <table:table-cell table:style-name="ce345"/>
          <table:table-cell table:formula="of:=IF([.E11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5]);ISBLANK([.C115]));&quot;&quot;;([.C115]-[.B115])*24*60-[.D115])">
            <text:p/>
          </table:table-cell>
          <table:table-cell table:style-name="ce504" table:content-validation-name="val20"/>
          <table:table-cell table:style-name="ce390" table:content-validation-name="val21"/>
          <table:table-cell table:style-name="ce345"/>
          <table:table-cell table:formula="of:=IF([.E11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6]);ISBLANK([.C116]));&quot;&quot;;([.C116]-[.B116])*24*60-[.D116])">
            <text:p/>
          </table:table-cell>
          <table:table-cell table:style-name="ce504" table:content-validation-name="val20"/>
          <table:table-cell table:style-name="ce390" table:content-validation-name="val21"/>
          <table:table-cell table:style-name="ce345"/>
          <table:table-cell table:formula="of:=IF([.E11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7]);ISBLANK([.C117]));&quot;&quot;;([.C117]-[.B117])*24*60-[.D117])">
            <text:p/>
          </table:table-cell>
          <table:table-cell table:style-name="ce504" table:content-validation-name="val20"/>
          <table:table-cell table:style-name="ce390" table:content-validation-name="val21"/>
          <table:table-cell table:style-name="ce345"/>
          <table:table-cell table:formula="of:=IF([.E11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8]);ISBLANK([.C118]));&quot;&quot;;([.C118]-[.B118])*24*60-[.D118])">
            <text:p/>
          </table:table-cell>
          <table:table-cell table:style-name="ce504" table:content-validation-name="val20"/>
          <table:table-cell table:style-name="ce390" table:content-validation-name="val21"/>
          <table:table-cell table:style-name="ce345"/>
          <table:table-cell table:formula="of:=IF([.E11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19]);ISBLANK([.C119]));&quot;&quot;;([.C119]-[.B119])*24*60-[.D119])">
            <text:p/>
          </table:table-cell>
          <table:table-cell table:style-name="ce504" table:content-validation-name="val20"/>
          <table:table-cell table:style-name="ce390" table:content-validation-name="val21"/>
          <table:table-cell table:style-name="ce345"/>
          <table:table-cell table:formula="of:=IF([.E11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0]);ISBLANK([.C120]));&quot;&quot;;([.C120]-[.B120])*24*60-[.D120])">
            <text:p/>
          </table:table-cell>
          <table:table-cell table:style-name="ce504" table:content-validation-name="val20"/>
          <table:table-cell table:style-name="ce390" table:content-validation-name="val21"/>
          <table:table-cell table:style-name="ce345"/>
          <table:table-cell table:formula="of:=IF([.E12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1]);ISBLANK([.C121]));&quot;&quot;;([.C121]-[.B121])*24*60-[.D121])">
            <text:p/>
          </table:table-cell>
          <table:table-cell table:style-name="ce504" table:content-validation-name="val20"/>
          <table:table-cell table:style-name="ce390" table:content-validation-name="val21"/>
          <table:table-cell table:style-name="ce345"/>
          <table:table-cell table:formula="of:=IF([.E12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2]);ISBLANK([.C122]));&quot;&quot;;([.C122]-[.B122])*24*60-[.D122])">
            <text:p/>
          </table:table-cell>
          <table:table-cell table:style-name="ce504" table:content-validation-name="val20"/>
          <table:table-cell table:style-name="ce390" table:content-validation-name="val21"/>
          <table:table-cell table:style-name="ce345"/>
          <table:table-cell table:formula="of:=IF([.E12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3]);ISBLANK([.C123]));&quot;&quot;;([.C123]-[.B123])*24*60-[.D123])">
            <text:p/>
          </table:table-cell>
          <table:table-cell table:style-name="ce504" table:content-validation-name="val20"/>
          <table:table-cell table:style-name="ce390" table:content-validation-name="val21"/>
          <table:table-cell table:style-name="ce345"/>
          <table:table-cell table:formula="of:=IF([.E12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4]);ISBLANK([.C124]));&quot;&quot;;([.C124]-[.B124])*24*60-[.D124])">
            <text:p/>
          </table:table-cell>
          <table:table-cell table:style-name="ce504" table:content-validation-name="val20"/>
          <table:table-cell table:style-name="ce390" table:content-validation-name="val21"/>
          <table:table-cell table:style-name="ce345"/>
          <table:table-cell table:formula="of:=IF([.E12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5]);ISBLANK([.C125]));&quot;&quot;;([.C125]-[.B125])*24*60-[.D125])">
            <text:p/>
          </table:table-cell>
          <table:table-cell table:style-name="ce504" table:content-validation-name="val20"/>
          <table:table-cell table:style-name="ce390" table:content-validation-name="val21"/>
          <table:table-cell table:style-name="ce345"/>
          <table:table-cell table:formula="of:=IF([.E12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6]);ISBLANK([.C126]));&quot;&quot;;([.C126]-[.B126])*24*60-[.D126])">
            <text:p/>
          </table:table-cell>
          <table:table-cell table:style-name="ce504" table:content-validation-name="val20"/>
          <table:table-cell table:style-name="ce390" table:content-validation-name="val21"/>
          <table:table-cell table:style-name="ce345"/>
          <table:table-cell table:formula="of:=IF([.E12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7]);ISBLANK([.C127]));&quot;&quot;;([.C127]-[.B127])*24*60-[.D127])">
            <text:p/>
          </table:table-cell>
          <table:table-cell table:style-name="ce504" table:content-validation-name="val20"/>
          <table:table-cell table:style-name="ce390" table:content-validation-name="val21"/>
          <table:table-cell table:style-name="ce345"/>
          <table:table-cell table:formula="of:=IF([.E127]&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8]);ISBLANK([.C128]));&quot;&quot;;([.C128]-[.B128])*24*60-[.D128])">
            <text:p/>
          </table:table-cell>
          <table:table-cell table:style-name="ce504" table:content-validation-name="val20"/>
          <table:table-cell table:style-name="ce390" table:content-validation-name="val21"/>
          <table:table-cell table:style-name="ce345"/>
          <table:table-cell table:formula="of:=IF([.E128]&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29]);ISBLANK([.C129]));&quot;&quot;;([.C129]-[.B129])*24*60-[.D129])">
            <text:p/>
          </table:table-cell>
          <table:table-cell table:style-name="ce504" table:content-validation-name="val20"/>
          <table:table-cell table:style-name="ce390" table:content-validation-name="val21"/>
          <table:table-cell table:style-name="ce345"/>
          <table:table-cell table:formula="of:=IF([.E129]&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0]);ISBLANK([.C130]));&quot;&quot;;([.C130]-[.B130])*24*60-[.D130])">
            <text:p/>
          </table:table-cell>
          <table:table-cell table:style-name="ce504" table:content-validation-name="val20"/>
          <table:table-cell table:style-name="ce390" table:content-validation-name="val21"/>
          <table:table-cell table:style-name="ce345"/>
          <table:table-cell table:formula="of:=IF([.E130]&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1]);ISBLANK([.C131]));&quot;&quot;;([.C131]-[.B131])*24*60-[.D131])">
            <text:p/>
          </table:table-cell>
          <table:table-cell table:style-name="ce504" table:content-validation-name="val20"/>
          <table:table-cell table:style-name="ce390" table:content-validation-name="val21"/>
          <table:table-cell table:style-name="ce345"/>
          <table:table-cell table:formula="of:=IF([.E131]&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2]);ISBLANK([.C132]));&quot;&quot;;([.C132]-[.B132])*24*60-[.D132])">
            <text:p/>
          </table:table-cell>
          <table:table-cell table:style-name="ce504" table:content-validation-name="val20"/>
          <table:table-cell table:style-name="ce390" table:content-validation-name="val21"/>
          <table:table-cell table:style-name="ce345"/>
          <table:table-cell table:formula="of:=IF([.E132]&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3]);ISBLANK([.C133]));&quot;&quot;;([.C133]-[.B133])*24*60-[.D133])">
            <text:p/>
          </table:table-cell>
          <table:table-cell table:style-name="ce504" table:content-validation-name="val20"/>
          <table:table-cell table:style-name="ce390" table:content-validation-name="val21"/>
          <table:table-cell table:style-name="ce345"/>
          <table:table-cell table:formula="of:=IF([.E133]&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4]);ISBLANK([.C134]));&quot;&quot;;([.C134]-[.B134])*24*60-[.D134])">
            <text:p/>
          </table:table-cell>
          <table:table-cell table:style-name="ce504" table:content-validation-name="val20"/>
          <table:table-cell table:style-name="ce390" table:content-validation-name="val21"/>
          <table:table-cell table:style-name="ce345"/>
          <table:table-cell table:formula="of:=IF([.E134]&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5]);ISBLANK([.C135]));&quot;&quot;;([.C135]-[.B135])*24*60-[.D135])">
            <text:p/>
          </table:table-cell>
          <table:table-cell table:style-name="ce504" table:content-validation-name="val20"/>
          <table:table-cell table:style-name="ce390" table:content-validation-name="val21"/>
          <table:table-cell table:style-name="ce345"/>
          <table:table-cell table:formula="of:=IF([.E135]&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6]);ISBLANK([.C136]));&quot;&quot;;([.C136]-[.B136])*24*60-[.D136])">
            <text:p/>
          </table:table-cell>
          <table:table-cell table:style-name="ce504" table:content-validation-name="val20"/>
          <table:table-cell table:style-name="ce390" table:content-validation-name="val21"/>
          <table:table-cell table:style-name="ce345"/>
          <table:table-cell table:formula="of:=IF([.E136]&lt;0;&quot;&lt;-- Invalid stop time&quot;;&quot;&quot;)">
            <text:p/>
          </table:table-cell>
          <table:table-cell table:number-columns-repeated="1015"/>
        </table:table-row>
        <table:table-row table:style-name="ro2">
          <table:table-cell table:style-name="ce502" table:content-validation-name="val18"/>
          <table:table-cell table:style-name="ce512" table:content-validation-name="val19" table:number-columns-repeated="2"/>
          <table:table-cell table:style-name="ce301" table:content-validation-name="val14"/>
          <table:table-cell table:style-name="ce513" table:formula="of:=IF(OR(ISBLANK([.B137]);ISBLANK([.C137]));&quot;&quot;;([.C137]-[.B137])*24*60-[.D137])">
            <text:p/>
          </table:table-cell>
          <table:table-cell table:style-name="ce504" table:content-validation-name="val20"/>
          <table:table-cell table:style-name="ce390" table:content-validation-name="val21"/>
          <table:table-cell table:style-name="ce345"/>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expression table:name="DefectLog4A" table:base-cell-address="$Description.$A$1" table:expression="$'time log'.$#ref!$#REF!"/>
          <table:named-expression table:name="FunctionalSpecification6A" table:base-cell-address="$Description.$A$1" table:expression="$'time log'.$#ref!$#REF!"/>
          <table:named-expression table:name="HistoricalData4A" table:base-cell-address="$Description.$A$1" table:expression="$'time log'.$#ref!$#REF!"/>
          <table:named-expression table:name="InstructorAssessment4A" table:base-cell-address="$Description.$A$1" table:expression="$'time log'.$#ref!$#REF!"/>
          <table:named-expression table:name="LessonLearned4A" table:base-cell-address="$Description.$A$1" table:expression="$'time log'.$#ref!$#REF!"/>
          <table:named-expression table:name="OperationalSpecification6A" table:base-cell-address="$Description.$A$1" table:expression="$'time log'.$#ref!$#REF!"/>
          <table:named-expression table:name="ProjectPlanSummary4A" table:base-cell-address="$Description.$A$1" table:expression="$'time log'.$#ref!$#REF!"/>
          <table:named-expression table:name="Schedule6A" table:base-cell-address="$Description.$A$1" table:expression="$'time log'.$#ref!$#REF!"/>
          <table:named-expression table:name="SizeEstimate4A" table:base-cell-address="$Description.$A$1" table:expression="$'time log'.$#ref!$#REF!"/>
          <table:named-expression table:name="SourceCode4A" table:base-cell-address="$Description.$A$1" table:expression="$'time log'.$#ref!$#REF!"/>
          <table:named-expression table:name="TaskPlan6A" table:base-cell-address="$Description.$A$1" table:expression="$'time log'.$#ref!$#REF!"/>
          <table:named-expression table:name="TestReport4A" table:base-cell-address="$Description.$A$1" table:expression="$'time log'.$#ref!$#REF!"/>
          <table:named-range table:name="TimeLog4A" table:base-cell-address="$Description.$A$1" table:cell-range-address="$'Time Log'.$A$45"/>
          <table:named-expression table:name="toc6A" table:base-cell-address="$Description.$A$1" table:expression="$'time log'.$#ref!$#REF!"/>
        </table:named-expressions>
      </table:table>
      <table:table table:name="Source" table:style-name="ta18">
        <table:table-column table:style-name="co23" table:number-columns-repeated="5" table:default-cell-style-name="ce354"/>
        <table:table-column table:style-name="co15" table:default-cell-style-name="ce354"/>
        <table:table-column table:style-name="co23" table:number-columns-repeated="2" table:default-cell-style-name="ce354"/>
        <table:table-column table:style-name="co36" table:number-columns-repeated="249" table:default-cell-style-name="ce354"/>
        <table:table-column table:style-name="co36" table:number-columns-repeated="767" table:default-cell-style-name="Default"/>
        <table:table-row table:style-name="ro1">
          <table:table-cell table:style-name="ce109" office:value-type="string" calcext:value-type="string" table:number-columns-spanned="3" table:number-rows-spanned="1">
            <text:p>Source Code</text:p>
          </table:table-cell>
          <table:covered-table-cell table:number-columns-repeated="2" table:style-name="ce109"/>
          <table:table-cell table:style-name="ce55" table:number-columns-repeated="1021"/>
        </table:table-row>
        <table:table-row table:style-name="ro41">
          <table:table-cell table:style-name="ce352"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52"/>
          <table:table-cell table:style-name="ce55" table:number-columns-repeated="1016"/>
        </table:table-row>
        <table:table-row table:style-name="ro2">
          <table:table-cell table:style-name="ce353"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range table:name="DefectLog4A" table:base-cell-address="$Description.$A$1" table:cell-range-address="$Source.$#REF!$#REF!"/>
          <table:named-range table:name="FunctionalSpecification6A" table:base-cell-address="$Description.$A$1" table:cell-range-address="$Source.$#REF!$#REF!"/>
          <table:named-range table:name="HistoricalData4A" table:base-cell-address="$Description.$A$1" table:cell-range-address="$Source.$#REF!$#REF!"/>
          <table:named-range table:name="InstructorAssessment4A" table:base-cell-address="$Description.$A$1" table:cell-range-address="$Source.$#REF!$#REF!"/>
          <table:named-range table:name="LessonLearned4A" table:base-cell-address="$Description.$A$1" table:cell-range-address="$Source.$#REF!$#REF!"/>
          <table:named-range table:name="OperationalSpecification6A" table:base-cell-address="$Description.$A$1" table:cell-range-address="$Source.$#REF!$#REF!"/>
          <table:named-range table:name="ProjectPlanSummary4A" table:base-cell-address="$Description.$A$1" table:cell-range-address="$Source.$#REF!$#REF!"/>
          <table:named-range table:name="Schedule6A" table:base-cell-address="$Description.$A$1" table:cell-range-address="$Source.$#REF!$#REF!"/>
          <table:named-range table:name="SizeEstimate4A" table:base-cell-address="$Description.$A$1" table:cell-range-address="$Source.$#REF!$#REF!"/>
          <table:named-range table:name="SourceCode4A" table:base-cell-address="$Description.$A$1" table:cell-range-address="$Source.$A$1"/>
          <table:named-range table:name="TaskPlan6A" table:base-cell-address="$Description.$A$1" table:cell-range-address="$Source.$#REF!$#REF!"/>
          <table:named-range table:name="TestReport4A" table:base-cell-address="$Description.$A$1" table:cell-range-address="$Source.$#REF!$#REF!"/>
          <table:named-range table:name="TimeLog4A" table:base-cell-address="$Description.$A$1" table:cell-range-address="$Source.$#REF!$#REF!"/>
          <table:named-range table:name="toc6A" table:base-cell-address="$Description.$A$1" table:cell-range-address="$Source.$#REF!$#REF!"/>
        </table:named-expressions>
      </table:table>
      <table:table table:name="Constants" table:style-name="ta19" table:protected="true">
        <loext:table-protection loext:select-protected-cells="true" loext:select-unprotected-cells="true"/>
        <table:table-column table:style-name="co65" table:default-cell-style-name="ce6"/>
        <table:table-column table:style-name="co3" table:default-cell-style-name="ce6"/>
        <table:table-column table:style-name="co29" table:default-cell-style-name="Default"/>
        <table:table-column table:style-name="co66" table:default-cell-style-name="ce6"/>
        <table:table-column table:style-name="co67" table:default-cell-style-name="ce6"/>
        <table:table-column table:style-name="co68" table:default-cell-style-name="ce6"/>
        <table:table-column table:style-name="co29" table:number-columns-repeated="1018" table:default-cell-style-name="Default"/>
        <table:table-row table:style-name="ro1">
          <table:table-cell table:style-name="ce355" office:value-type="string" calcext:value-type="string">
            <text:p>Constants</text:p>
          </table:table-cell>
          <table:table-cell table:style-name="ce355" office:value-type="string" calcext:value-type="string">
            <text:p><text:s/></text:p>
          </table:table-cell>
          <table:table-cell table:number-columns-repeated="3" table:style-name="ce135" office:value-type="string" calcext:value-type="string">
            <text:p><text:s/></text:p>
          </table:table-cell>
          <table:table-cell table:style-name="ce44" table:formula="of:=[$Description.B3]" office:value-type="string" office:string-value="Assignment 2" calcext:value-type="string">
            <text:p>Assignment 2</text:p>
          </table:table-cell>
          <table:table-cell table:number-columns-repeated="3" table:style-name="ce44" office:value-type="string" calcext:value-type="string">
            <text:p><text:s/></text:p>
          </table:table-cell>
          <table:table-cell table:style-name="ce55" table:number-columns-repeated="1015"/>
        </table:table-row>
        <table:table-row table:style-name="ro2">
          <table:table-cell table:style-name="ce135" office:value-type="string" calcext:value-type="string">
            <text:p>Start date:</text:p>
          </table:table-cell>
          <table:table-cell table:style-name="ce358" office:value-type="date" office:date-value="2000-01-01" calcext:value-type="date">
            <text:p>1/1/2000</text:p>
          </table:table-cell>
          <table:table-cell table:style-name="ce135" office:value-type="string" calcext:value-type="string">
            <text:p><text:s/></text:p>
          </table:table-cell>
          <table:table-cell table:style-name="ce135" office:value-type="string" calcext:value-type="string">
            <text:p>Grades:</text:p>
          </table:table-cell>
          <table:table-cell table:style-name="ce135" office:value-type="string" calcext:value-type="string">
            <text:p>AA</text:p>
          </table:table-cell>
          <table:table-cell table:style-name="ce364" office:value-type="percentage" office:value="1" calcext:value-type="percentage">
            <text:p>10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End date:</text:p>
          </table:table-cell>
          <table:table-cell table:style-name="ce358" office:value-type="date" office:date-value="2100-01-01" calcext:value-type="date">
            <text:p>1/1/2100</text:p>
          </table:table-cell>
          <table:table-cell table:number-columns-repeated="2" table:style-name="ce135" office:value-type="string" calcext:value-type="string">
            <text:p><text:s/></text:p>
          </table:table-cell>
          <table:table-cell table:style-name="ce135" office:value-type="string" calcext:value-type="string">
            <text:p>A</text:p>
          </table:table-cell>
          <table:table-cell table:style-name="ce364" office:value-type="percentage" office:value="0.95" calcext:value-type="percentage">
            <text:p>9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Phases:</text:p>
          </table:table-cell>
          <table:table-cell table:style-name="ce135" office:value-type="string" calcext:value-type="string">
            <text:p>Analysis</text:p>
          </table:table-cell>
          <table:table-cell table:number-columns-repeated="2" table:style-name="ce135" office:value-type="string" calcext:value-type="string">
            <text:p><text:s/></text:p>
          </table:table-cell>
          <table:table-cell table:style-name="ce135" office:value-type="string" calcext:value-type="string">
            <text:p>AB</text:p>
          </table:table-cell>
          <table:table-cell table:style-name="ce364" office:value-type="percentage" office:value="0.9" calcext:value-type="percentage">
            <text:p>9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Architecture</text:p>
          </table:table-cell>
          <table:table-cell table:number-columns-repeated="2" table:style-name="ce135" office:value-type="string" calcext:value-type="string">
            <text:p><text:s/></text:p>
          </table:table-cell>
          <table:table-cell table:style-name="ce135" office:value-type="string" calcext:value-type="string">
            <text:p>B</text:p>
          </table:table-cell>
          <table:table-cell table:style-name="ce364" office:value-type="percentage" office:value="0.85" calcext:value-type="percentage">
            <text:p>8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roject planning</text:p>
          </table:table-cell>
          <table:table-cell table:number-columns-repeated="2" table:style-name="ce135" office:value-type="string" calcext:value-type="string">
            <text:p><text:s/></text:p>
          </table:table-cell>
          <table:table-cell table:style-name="ce135" office:value-type="string" calcext:value-type="string">
            <text:p>BC</text:p>
          </table:table-cell>
          <table:table-cell table:style-name="ce364" office:value-type="percentage" office:value="0.8" calcext:value-type="percentage">
            <text:p>8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ration planning</text:p>
          </table:table-cell>
          <table:table-cell table:number-columns-repeated="2" table:style-name="ce135" office:value-type="string" calcext:value-type="string">
            <text:p><text:s/></text:p>
          </table:table-cell>
          <table:table-cell table:style-name="ce135" office:value-type="string" calcext:value-type="string">
            <text:p>C</text:p>
          </table:table-cell>
          <table:table-cell table:style-name="ce364" office:value-type="percentage" office:value="0.75" calcext:value-type="percentage">
            <text:p>7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onstruction</text:p>
          </table:table-cell>
          <table:table-cell table:number-columns-repeated="2" table:style-name="ce135" office:value-type="string" calcext:value-type="string">
            <text:p><text:s/></text:p>
          </table:table-cell>
          <table:table-cell table:style-name="ce135" office:value-type="string" calcext:value-type="string">
            <text:p>CD</text:p>
          </table:table-cell>
          <table:table-cell table:style-name="ce364" office:value-type="percentage" office:value="0.7" calcext:value-type="percentage">
            <text:p>7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factoring</text:p>
          </table:table-cell>
          <table:table-cell table:number-columns-repeated="2" table:style-name="ce135" office:value-type="string" calcext:value-type="string">
            <text:p><text:s/></text:p>
          </table:table-cell>
          <table:table-cell table:style-name="ce135" office:value-type="string" calcext:value-type="string">
            <text:p>D</text:p>
          </table:table-cell>
          <table:table-cell table:style-name="ce364" office:value-type="percentage" office:value="0.65" calcext:value-type="percentage">
            <text:p>6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view</text:p>
          </table:table-cell>
          <table:table-cell table:number-columns-repeated="2" table:style-name="ce135" office:value-type="string" calcext:value-type="string">
            <text:p><text:s/></text:p>
          </table:table-cell>
          <table:table-cell table:style-name="ce135" office:value-type="string" calcext:value-type="string">
            <text:p>F</text:p>
          </table:table-cell>
          <table:table-cell table:style-name="ce364" office:value-type="percentage" office:value="0.5" calcext:value-type="percentage">
            <text:p>5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gration test</text:p>
          </table:table-cell>
          <table:table-cell table:number-columns-repeated="3" table:style-name="ce135" office:value-type="string" calcext:value-type="string">
            <text:p><text:s/></text:p>
          </table:table-cell>
          <table:table-cell table:style-name="ce36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patterning</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ostmortem</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Sandbox</text:p>
          </table:table-cell>
          <table:table-cell table:number-columns-repeated="3" table:style-name="ce135" office:value-type="string" calcext:value-type="string">
            <text:p><text:s/></text:p>
          </table:table-cell>
          <table:table-cell table:style-name="ce364"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4"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4"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4"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4" office:value-type="string" calcext:value-type="string">
            <text:p><text:s/></text:p>
          </table:table-cell>
          <table:table-cell table:style-name="ce55" table:number-columns-repeated="1018"/>
        </table:table-row>
        <table:table-row table:style-name="ro2">
          <table:table-cell table:style-name="ce135" office:value-type="string" calcext:value-type="string">
            <text:p>Defect Types:</text:p>
          </table:table-cell>
          <table:table-cell table:style-name="ce135" office:value-type="string" calcext:value-type="string">
            <text:p>Requirements Change</text:p>
          </table:table-cell>
          <table:table-cell table:style-name="ce361" office:value-type="string" calcext:value-type="string">
            <text:p>Changes to requirements</text:p>
          </table:table-cell>
          <table:table-cell table:style-name="ce135" office:value-type="string" calcext:value-type="string">
            <text:p>Iteration</text:p>
          </table:table-cell>
          <table:table-cell table:style-name="ce135" office:value-type="string" calcext:value-type="string">
            <text:p>NA</text:p>
          </table:table-cell>
          <table:table-cell table:style-name="ce364" office:value-type="string" calcext:value-type="string">
            <text:p>did not follow </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Requirements Clarification</text:p>
          </table:table-cell>
          <table:table-cell table:style-name="ce361" office:value-type="string" calcext:value-type="string">
            <text:p>Clarifications to requirements</text:p>
          </table:table-cell>
          <table:table-cell table:style-name="ce135" office:value-type="string" calcext:value-type="string">
            <text:p><text:s/></text:p>
          </table:table-cell>
          <table:table-cell table:style-name="ce135" office:value-type="float" office:value="1" calcext:value-type="float">
            <text:p>1</text:p>
          </table:table-cell>
          <table:table-cell table:style-name="ce364" office:value-type="string" calcext:value-type="string">
            <text:p>very 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syntax</text:p>
          </table:table-cell>
          <table:table-cell table:style-name="ce361" office:value-type="string" calcext:value-type="string">
            <text:p>Syntax flaws in the deliverable product</text:p>
          </table:table-cell>
          <table:table-cell table:style-name="ce135" office:value-type="string" calcext:value-type="string">
            <text:p><text:s/></text:p>
          </table:table-cell>
          <table:table-cell table:style-name="ce135" office:value-type="float" office:value="2" calcext:value-type="float">
            <text:p>2</text:p>
          </table:table-cell>
          <table:table-cell table:style-name="ce364" office:value-type="string" calcext:value-type="string">
            <text:p>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logic</text:p>
          </table:table-cell>
          <table:table-cell table:style-name="ce361" office:value-type="string" calcext:value-type="string">
            <text:p>Logic flaws in the deliverable product</text:p>
          </table:table-cell>
          <table:table-cell table:style-name="ce135" office:value-type="string" calcext:value-type="string">
            <text:p><text:s/></text:p>
          </table:table-cell>
          <table:table-cell table:style-name="ce135" office:value-type="float" office:value="3" calcext:value-type="float">
            <text:p>3</text:p>
          </table:table-cell>
          <table:table-cell table:style-name="ce364" office:value-type="string" calcext:value-type="string">
            <text:p>neutra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interface</text:p>
          </table:table-cell>
          <table:table-cell table:style-name="ce361" office:value-type="string" calcext:value-type="string">
            <text:p>Flaws in the interface of a component of the deliverable product</text:p>
          </table:table-cell>
          <table:table-cell table:style-name="ce135" office:value-type="string" calcext:value-type="string">
            <text:p><text:s/></text:p>
          </table:table-cell>
          <table:table-cell table:style-name="ce135" office:value-type="float" office:value="4" calcext:value-type="float">
            <text:p>4</text:p>
          </table:table-cell>
          <table:table-cell table:style-name="ce364" office:value-type="string" calcext:value-type="string">
            <text:p>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checking</text:p>
          </table:table-cell>
          <table:table-cell table:style-name="ce361" office:value-type="string" calcext:value-type="string">
            <text:p>Flaws with boundary/type checking within a component of the deliverable product</text:p>
          </table:table-cell>
          <table:table-cell table:style-name="ce135" office:value-type="string" calcext:value-type="string">
            <text:p><text:s/></text:p>
          </table:table-cell>
          <table:table-cell table:style-name="ce135" office:value-type="float" office:value="5" calcext:value-type="float">
            <text:p>5</text:p>
          </table:table-cell>
          <table:table-cell table:style-name="ce364" office:value-type="string" calcext:value-type="string">
            <text:p>very 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syntax</text:p>
          </table:table-cell>
          <table:table-cell table:style-name="ce361" office:value-type="string" calcext:value-type="string">
            <text:p>Syntax flaws in the test code </text:p>
          </table:table-cell>
          <table:table-cell table:style-name="ce135" office:value-type="string" calcext:value-type="string">
            <text:p><text:s/></text:p>
          </table:table-cell>
          <table:table-cell table:style-name="ce135" office:value-type="float" office:value="6" calcext:value-type="float">
            <text:p>6</text:p>
          </table:table-cell>
          <table:table-cell table:style-name="ce364"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logic</text:p>
          </table:table-cell>
          <table:table-cell table:style-name="ce361" office:value-type="string" calcext:value-type="string">
            <text:p>Logic flaws in the test code</text:p>
          </table:table-cell>
          <table:table-cell table:style-name="ce135" office:value-type="string" calcext:value-type="string">
            <text:p><text:s/></text:p>
          </table:table-cell>
          <table:table-cell table:style-name="ce135" office:value-type="float" office:value="7" calcext:value-type="float">
            <text:p>7</text:p>
          </table:table-cell>
          <table:table-cell table:style-name="ce364"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interface</text:p>
          </table:table-cell>
          <table:table-cell table:style-name="ce361" office:value-type="string" calcext:value-type="string">
            <text:p>Flaws in the interface of a component of the test code</text:p>
          </table:table-cell>
          <table:table-cell table:style-name="ce135" office:value-type="string" calcext:value-type="string">
            <text:p><text:s/></text:p>
          </table:table-cell>
          <table:table-cell table:style-name="ce135" office:value-type="float" office:value="8" calcext:value-type="float">
            <text:p>8</text:p>
          </table:table-cell>
          <table:table-cell table:style-name="ce364"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checking</text:p>
          </table:table-cell>
          <table:table-cell table:style-name="ce361" office:value-type="string" calcext:value-type="string">
            <text:p>Flaws with boundary/type checking within a component of the test code</text:p>
          </table:table-cell>
          <table:table-cell table:style-name="ce135" office:value-type="string" calcext:value-type="string">
            <text:p><text:s/></text:p>
          </table:table-cell>
          <table:table-cell table:style-name="ce135" office:value-type="float" office:value="9" calcext:value-type="float">
            <text:p>9</text:p>
          </table:table-cell>
          <table:table-cell table:style-name="ce364"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Bad Smell</text:p>
          </table:table-cell>
          <table:table-cell table:style-name="ce196" office:value-type="string" calcext:value-type="string">
            <text:p>Refactoring changes (please note the bad smell in the defect description)</text:p>
          </table:table-cell>
          <table:table-cell table:style-name="ce135" office:value-type="string" calcext:value-type="string">
            <text:p><text:s/></text:p>
          </table:table-cell>
          <table:table-cell table:style-name="ce135" office:value-type="float" office:value="10" calcext:value-type="float">
            <text:p>10</text:p>
          </table:table-cell>
          <table:table-cell table:style-name="ce364"/>
          <table:table-cell table:style-name="ce55" table:number-columns-repeated="1018"/>
        </table:table-row>
        <table:table-row table:style-name="ro2">
          <table:table-cell table:style-name="ce135" office:value-type="string" calcext:value-type="string">
            <text:p>Y/N:</text:p>
          </table:table-cell>
          <table:table-cell table:style-name="ce135" office:value-type="string" calcext:value-type="string">
            <text:p>Yes</text:p>
          </table:table-cell>
          <table:table-cell table:number-columns-repeated="2" table:style-name="ce135" office:value-type="string" calcext:value-type="string">
            <text:p><text:s/></text:p>
          </table:table-cell>
          <table:table-cell table:style-name="ce135" office:value-type="string" calcext:value-type="string">
            <text:p>Passed</text:p>
          </table:table-cell>
          <table:table-cell table:style-name="ce364"/>
          <table:table-cell table:style-name="ce55" table:number-columns-repeated="1018"/>
        </table:table-row>
        <table:table-row table:style-name="ro2">
          <table:table-cell table:style-name="ce135" office:value-type="string" calcext:value-type="string">
            <text:p><text:s/></text:p>
          </table:table-cell>
          <table:table-cell table:style-name="ce44" office:value-type="string" calcext:value-type="string">
            <text:p>No</text:p>
          </table:table-cell>
          <table:table-cell table:number-columns-repeated="2" table:style-name="ce135" office:value-type="string" calcext:value-type="string">
            <text:p><text:s/></text:p>
          </table:table-cell>
          <table:table-cell table:style-name="ce135" office:value-type="string" calcext:value-type="string">
            <text:p>Passed with issues</text:p>
          </table:table-cell>
          <table:table-cell table:style-name="ce365"/>
          <table:table-cell table:style-name="ce45" table:number-columns-repeated="2"/>
          <table:table-cell table:style-name="ce55"/>
          <table:table-cell table:style-name="ce56" table:number-columns-repeated="1015"/>
        </table:table-row>
        <table:table-row table:style-name="ro2">
          <table:table-cell table:style-name="ce135" office:value-type="string" calcext:value-type="string">
            <text:p>Proxy Types:</text:p>
          </table:table-cell>
          <table:table-cell table:style-name="ce135" office:value-type="string" calcext:value-type="string">
            <text:p>-</text:p>
          </table:table-cell>
          <table:table-cell table:number-columns-repeated="2" table:style-name="ce135" office:value-type="string" calcext:value-type="string">
            <text:p><text:s/></text:p>
          </table:table-cell>
          <table:table-cell table:style-name="ce135" office:value-type="string" calcext:value-type="string">
            <text:p>Failed</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alculation</text:p>
          </table:table-cell>
          <table:table-cell table:number-columns-repeated="2" table:style-name="ce135" office:value-type="string" calcext:value-type="string">
            <text:p><text:s/></text:p>
          </table:table-cell>
          <table:table-cell table:style-name="ce135" office:value-type="string" calcext:value-type="string">
            <text:p>Not tested</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Data</text:p>
          </table:table-cell>
          <table:table-cell table:number-columns-repeated="2" table:style-name="ce135" office:value-type="string" calcext:value-type="string">
            <text:p><text:s/></text:p>
          </table:table-cell>
          <table:table-cell table:style-name="ce135" office:value-type="string" calcext:value-type="string">
            <text:p>Not applicable</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O</text:p>
          </table:table-cell>
          <table:table-cell table:number-columns-repeated="3" table:style-name="ce135" office:value-type="string" calcext:value-type="string">
            <text:p><text:s/></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Logic</text:p>
          </table:table-cell>
          <table:table-cell table:number-columns-repeated="3" table:style-name="ce135" office:value-type="string" calcext:value-type="string">
            <text:p><text:s/></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5"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Sizes:</text:p>
          </table:table-cell>
          <table:table-cell table:style-name="ce135" office:value-type="string" calcext:value-type="string">
            <text:p>VS</text:p>
          </table:table-cell>
          <table:table-cell table:style-name="ce135" office:value-type="string" calcext:value-type="string">
            <text:p>S</text:p>
          </table:table-cell>
          <table:table-cell table:style-name="ce135" office:value-type="string" calcext:value-type="string">
            <text:p>M</text:p>
          </table:table-cell>
          <table:table-cell table:style-name="ce135" office:value-type="string" calcext:value-type="string">
            <text:p>L</text:p>
          </table:table-cell>
          <table:table-cell table:style-name="ce365" office:value-type="string" calcext:value-type="string">
            <text:p>VL</text:p>
          </table:table-cell>
          <table:table-cell table:style-name="ce45"/>
          <table:table-cell table:style-name="ce44"/>
          <table:table-cell table:style-name="ce55" table:number-columns-repeated="1016"/>
        </table:table-row>
        <table:table-row table:style-name="ro2">
          <table:table-cell table:style-name="ce356" office:value-type="string" calcext:value-type="string">
            <text:p>upper</text:p>
          </table:table-cell>
          <table:table-cell table:style-name="ce359" table:formula="of:=[.C39]-1" office:value-type="float" office:value="-1.5" calcext:value-type="float">
            <text:p>-1.5</text:p>
          </table:table-cell>
          <table:table-cell table:style-name="ce359" table:formula="of:=[.D39]-1" office:value-type="float" office:value="-0.5" calcext:value-type="float">
            <text:p>-0.5</text:p>
          </table:table-cell>
          <table:table-cell table:style-name="ce359" table:formula="of:=[.E39]-1" office:value-type="float" office:value="0.5" calcext:value-type="float">
            <text:p>0.5</text:p>
          </table:table-cell>
          <table:table-cell table:style-name="ce359" table:formula="of:=[.F41]" office:value-type="float" office:value="1.5" calcext:value-type="float">
            <text:p>1.5</text:p>
          </table:table-cell>
          <table:table-cell table:style-name="ce366" office:value-type="float" office:value="99999" calcext:value-type="float">
            <text:p>99999.0</text:p>
          </table:table-cell>
          <table:table-cell table:style-name="ce45"/>
          <table:table-cell table:style-name="ce44"/>
          <table:table-cell table:style-name="ce55" table:number-columns-repeated="1016"/>
        </table:table-row>
        <table:table-row table:style-name="ro2">
          <table:table-cell table:style-name="ce356" office:value-type="string" calcext:value-type="string">
            <text:p>mid</text:p>
          </table:table-cell>
          <table:table-cell table:style-name="ce359" table:formula="of:=[.C40]-1" office:value-type="float" office:value="-2" calcext:value-type="float">
            <text:p>-2.0</text:p>
          </table:table-cell>
          <table:table-cell table:style-name="ce359" table:formula="of:=[.D40]-1" office:value-type="float" office:value="-1" calcext:value-type="float">
            <text:p>-1.0</text:p>
          </table:table-cell>
          <table:table-cell table:style-name="ce359" table:formula="of:=[.E40]-1" office:value-type="float" office:value="0" calcext:value-type="float">
            <text:p>0.0</text:p>
          </table:table-cell>
          <table:table-cell table:style-name="ce359" table:formula="of:=[.F40]-1" office:value-type="float" office:value="1" calcext:value-type="float">
            <text:p>1.0</text:p>
          </table:table-cell>
          <table:table-cell table:style-name="ce366" office:value-type="float" office:value="2" calcext:value-type="float">
            <text:p>2.0</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356" office:value-type="string" calcext:value-type="string">
            <text:p>lower</text:p>
          </table:table-cell>
          <table:table-cell table:style-name="ce359" office:value-type="float" office:value="0" calcext:value-type="float">
            <text:p>0.0</text:p>
          </table:table-cell>
          <table:table-cell table:style-name="ce359" table:formula="of:=[.D41]-1" office:value-type="float" office:value="-1.5" calcext:value-type="float">
            <text:p>-1.5</text:p>
          </table:table-cell>
          <table:table-cell table:style-name="ce359" table:formula="of:=[.E41]-1" office:value-type="float" office:value="-0.5" calcext:value-type="float">
            <text:p>-0.5</text:p>
          </table:table-cell>
          <table:table-cell table:style-name="ce359" table:formula="of:=[.F41]-1" office:value-type="float" office:value="0.5" calcext:value-type="float">
            <text:p>0.5</text:p>
          </table:table-cell>
          <table:table-cell table:style-name="ce366" table:formula="of:=[.F40]-0.5" office:value-type="float" office:value="1.5" calcext:value-type="float">
            <text:p>1.5</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135" office:value-type="string" calcext:value-type="string">
            <text:p><text:s/></text:p>
          </table:table-cell>
          <table:table-cell table:style-name="ce135" table:number-columns-repeated="4"/>
          <table:table-cell table:style-name="ce365" office:value-type="string" calcext:value-type="string">
            <text:p><text:s/></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number-columns-repeated="5" table:style-name="ce135" office:value-type="string" calcext:value-type="string">
            <text:p><text:s/></text:p>
          </table:table-cell>
          <table:table-cell table:style-name="ce365" office:value-type="string" calcext:value-type="string">
            <text:p><text:s/></text:p>
          </table:table-cell>
          <table:table-cell table:style-name="ce46" table:number-columns-repeated="2"/>
          <table:table-cell table:number-columns-repeated="7"/>
          <table:table-cell table:style-name="ce135" table:number-columns-repeated="3"/>
          <table:table-cell table:number-columns-repeated="1006"/>
        </table:table-row>
        <table:table-row table:style-name="ro21">
          <table:table-cell table:style-name="ce357" office:value-type="string" calcext:value-type="string">
            <text:p>&lt;-- Mandatory</text:p>
          </table:table-cell>
          <table:table-cell table:style-name="ce360" office:value-type="string" calcext:value-type="string">
            <text:p><text:s/></text:p>
          </table:table-cell>
          <table:table-cell table:style-name="ce362" office:value-type="string" calcext:value-type="string">
            <text:p>✔</text:p>
          </table:table-cell>
          <table:table-cell table:number-columns-repeated="2" table:style-name="ce363" office:value-type="string" calcext:value-type="string">
            <text:p><text:s/></text:p>
          </table:table-cell>
          <table:table-cell table:style-name="ce367" office:value-type="string" calcext:value-type="string">
            <text:p><text:s/></text:p>
          </table:table-cell>
          <table:table-cell table:style-name="ce47" table:number-columns-repeated="5"/>
          <table:table-cell table:style-name="ce54" table:number-columns-repeated="4"/>
          <table:table-cell table:style-name="ce135" table:number-columns-repeated="3"/>
          <table:table-cell table:style-name="ce54" table:number-columns-repeated="1006"/>
        </table:table-row>
        <table:table-row table:style-name="ro2">
          <table:table-cell table:number-columns-repeated="5"/>
          <table:table-cell table:style-name="ce365" office:value-type="string" calcext:value-type="string">
            <text:p><text:s/></text:p>
          </table:table-cell>
          <table:table-cell table:number-columns-repeated="1018"/>
        </table:table-row>
        <table:table-row table:style-name="ro2">
          <table:table-cell table:number-columns-repeated="5"/>
          <table:table-cell table:style-name="ce365" office:value-type="string" calcext:value-type="string">
            <text:p><text:s/></text:p>
          </table:table-cell>
          <table:table-cell table:number-columns-repeated="1018"/>
        </table:table-row>
        <table:table-row table:style-name="ro2">
          <table:table-cell table:number-columns-repeated="5"/>
          <table:table-cell table:style-name="ce365"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Estimate_and_record_planned_effort_and" table:base-cell-address="$Description.$A$1" table:expression="$process.$#REF!$#REF!"/>
        <table:named-expression table:name="FunctionalSpecification" table:base-cell-address="$Description.$A$1" table:expression="#REF!"/>
        <table:named-expression table:name="FunctionalSpecification6A" table:base-cell-address="$Description.$A$1" table:expression="$assessment.$#REF!$#REF!"/>
        <table:named-expression table:name="go_to" table:base-cell-address="$Description.$A$1" table:expression="#REF!"/>
        <table:named-expression table:name="HistoricalData4A" table:base-cell-address="$Description.$A$1" table:expression="$assessment.$#REF!$#REF!"/>
        <table:named-expression table:name="InstructorAssessment1A" table:base-cell-address="$Description.$A$1" table:expression="#REF!"/>
        <table:named-expression table:name="InstructorAssessment2A" table:base-cell-address="$Description.$A$1" table:expression="#REF!"/>
        <table:named-range table:name="InstructorAssessment4A" table:base-cell-address="$Description.$A$1" table:cell-range-address="$Assessment.$A$52"/>
        <table:named-expression table:name="l" table:base-cell-address="$Description.$A$1" table:expression="#REF!"/>
        <table:named-expression table:name="LessonLearned4A" table:base-cell-address="$Description.$A$1" table:expression="$assessment.$#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assessment.$#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assessment.$#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assessment.$#REF!$#REF!"/>
        <table:named-expression table:name="TestReport1A" table:base-cell-address="$Description.$A$1" table:expression="#REF!"/>
        <table:named-expression table:name="TestReport2A" table:base-cell-address="$Description.$A$1" table:expression="#REF!"/>
        <table:named-expression table:name="TestReport4A" table:base-cell-address="$Description.$A$1" table:expression="$assessment.$#REF!$#REF!"/>
        <table:named-expression table:name="TimeLog1A" table:base-cell-address="$Description.$A$1" table:expression="#REF!"/>
        <table:named-expression table:name="TimeLog4A" table:base-cell-address="$Description.$A$1" table:expression="$assessment.$#REF!$#REF!"/>
        <table:named-expression table:name="TimeRecordingLog2A" table:base-cell-address="$Description.$A$1" table:expression="#REF!"/>
        <table:named-expression table:name="toc6A" table:base-cell-address="$Description.$A$1" table:expression="$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1" loext:min-decimal-places="1" number:min-integer-digits="1"/>
    </number:number-style>
    <number:number-style style:name="N128">
      <number:number number:decimal-places="3" loext:min-decimal-places="3" number:min-integer-digits="1"/>
    </number:number-style>
    <number:date-style style:name="N129">
      <number:month/>
      <number:text>/</number:text>
      <number:day/>
      <number:text>/</number:text>
      <number:year number:style="long"/>
    </number:date-style>
    <number:time-style style:name="N130">
      <number:hours/>
      <number:text>:</number:text>
      <number:minutes number:style="long"/>
      <number:text> </number:text>
      <number:am-pm/>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family-generic="swiss"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213 213" svg:d="M107 0l106 213h-213z"/>
    <draw:stroke-dash draw:name="Dashed_20__28_var_29__20_4" draw:display-name="Dashed (var) 4" draw:style="rect" draw:dots1="1" draw:dots1-length="2.01pt" draw:distance="2.01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2">00/00/0000</text:date>, <text:time style:data-style-name="N2" text:time-value="21:52:32.630655117">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12T21:52:02.626063349</dc:date>
    <meta:print-date>2017-01-30T08:16:03.800000000</meta:print-date>
    <meta:editing-cycles>2</meta:editing-cycles>
    <meta:editing-duration>PT32M12S</meta:editing-duration>
    <meta:generator>LibreOffice/5.1.2.2$Linux_X86_64 LibreOffice_project/10m0$Build-2</meta:generator>
    <meta:document-statistic meta:table-count="19" meta:cell-count="4636" meta:object-count="16"/>
  </office:meta>
</office:document-meta>
</file>